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37cm"/>
    </style:style>
    <style:style style:name="co16" style:family="table-column">
      <style:table-column-properties fo:break-before="auto" style:column-width="2.575cm"/>
    </style:style>
    <style:style style:name="co17" style:family="table-column">
      <style:table-column-properties fo:break-before="auto" style:column-width="17.052cm"/>
    </style:style>
    <style:style style:name="co18" style:family="table-column">
      <style:table-column-properties fo:break-before="auto" style:column-width="12.264cm"/>
    </style:style>
    <style:style style:name="co5" style:family="table-column">
      <style:table-column-properties fo:break-before="auto" style:column-width="2.828cm"/>
    </style:style>
    <style:style style:name="co6" style:family="table-column">
      <style:table-column-properties fo:break-before="auto" style:column-width="1.203cm"/>
    </style:style>
    <style:style style:name="co7" style:family="table-column">
      <style:table-column-properties fo:break-before="auto" style:column-width="1.316cm"/>
    </style:style>
    <style:style style:name="co8" style:family="table-column">
      <style:table-column-properties fo:break-before="auto" style:column-width="22.105cm"/>
    </style:style>
    <style:style style:name="co9" style:family="table-column">
      <style:table-column-properties fo:break-before="auto" style:column-width="6.944cm"/>
    </style:style>
    <style:style style:name="co10" style:family="table-column">
      <style:table-column-properties fo:break-before="auto" style:column-width="17.697cm"/>
    </style:style>
    <style:style style:name="co11" style:family="table-column">
      <style:table-column-properties fo:break-before="auto" style:column-width="1.568cm"/>
    </style:style>
    <style:style style:name="co12" style:family="table-column">
      <style:table-column-properties fo:break-before="auto" style:column-width="23.021cm"/>
    </style:style>
    <style:style style:name="co13" style:family="table-column">
      <style:table-column-properties fo:break-before="auto" style:column-width="5.683cm"/>
    </style:style>
    <style:style style:name="co14" style:family="table-column">
      <style:table-column-properties fo:break-before="auto" style:column-width="6.228cm"/>
    </style:style>
    <style:style style:name="ro4" style:family="table-row">
      <style:table-row-properties style:row-height="0.4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87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452cm" fo:break-before="auto" style:use-optimal-row-height="false"/>
    </style:style>
    <style:style style:name="ta4" style:family="table" style:master-page-name="PageStyle_5f_Refs_20_Tree">
      <style:table-properties table:display="true" style:writing-mode="lr-tb"/>
    </style:style>
    <style:style style:name="ta2" style:family="table" style:master-page-name="PageStyle_5f_Not_20_available">
      <style:table-properties table:display="true" style:writing-mode="lr-tb" tableooo:tab-color="#ff0000"/>
    </style:style>
    <style:style style:name="ta3" style:family="table" style:master-page-name="PageStyle_5f_Withdrawn">
      <style:table-properties table:display="true" style:writing-mode="lr-tb" tableooo:tab-color="#ff9900"/>
    </style:style>
    <style:style style:name="ta5" style:family="table" style:master-page-name="PageStyle_5f_Legend">
      <style:table-properties table:display="true" style:writing-mode="lr-tb"/>
    </style:style>
    <number:text-style style:name="N100">
      <number:text-content/>
    </number:text-style>
    <style:style style:name="ce100"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transparent"/>
    </style:style>
    <style:style style:name="ce113"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data-style-name="N100">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0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transparent" style:rotation-align="non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11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transparent"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transparent" style:rotation-align="non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ackground-color="transparent" style:rotation-align="non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data-style-name="N100">
      <style:table-cell-properties fo:background-color="transparent"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4" style:family="table-cell" style:parent-style-name="Default">
      <style:table-cell-properties fo:background-color="transparent" style:rotation-align="non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order-bottom="none" style:diagonal-bl-tr="none" style:diagonal-tl-br="none" fo:background-color="transparent" fo:border-left="none" fo:border-right="none" style:rotation-align="none" fo:border-top="0.74pt solid #000000"/>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transparent" style:rotation-align="non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transparent" style:rotation-align="non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transparent"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table-cell-properties fo:background-color="transparent"/>
      <style:text-properties style:use-window-font-color="true"/>
    </style:style>
    <style:style style:name="ce53"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transparent"/>
    </style:style>
    <style:style style:name="ce67"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00">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0"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10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transparent" style:rotation-align="non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1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ackground-color="transparent"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transparent" style:rotation-align="non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transparent" style:rotation-align="non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data-style-name="N100">
      <style:table-cell-properties fo:background-color="transparent"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0" style:family="table-cell" style:parent-style-name="Default">
      <style:table-cell-properties fo:background-color="transparent" style:rotation-align="non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none" style:diagonal-bl-tr="none" style:diagonal-tl-br="none" fo:background-color="transparent" fo:border-left="none" fo:border-right="none" style:rotation-align="none" fo:border-top="0.74pt solid #000000"/>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transparent" style:rotation-align="non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ackground-color="transparent" style:rotation-align="non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ackground-color="transparent"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9" style:family="table-cell" style:parent-style-name="Default">
      <style:table-cell-properties fo:background-color="transparent"/>
      <style:text-properties style:use-window-font-color="true"/>
    </style:style>
    <style:style style:name="ce15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100">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100">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52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53cm" fo:min-width="2.9cm" fo:padding-top="0.1cm" fo:padding-bottom="0.1cm" fo:padding-left="0.1cm" fo:padding-right="0.1cm" draw:shadow="hidden" draw:shadow-offset-x="0.1cm" draw:shadow-offset-y="0.1cm" draw:caption-escape-direction="auto"/>
      <style:paragraph-properties style:writing-mode="lr-tb"/>
    </style:style>
    <style:style style:name="gr18"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91cm" fo:min-width="2.9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4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5cm" fo:min-width="2.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hidden" draw:shadow-offset-x="0.1cm" draw:shadow-offset-y="0.1cm" draw:caption-escape-direction="auto"/>
      <style:paragraph-properties style:writing-mode="lr-tb"/>
    </style:style>
    <style:style style:name="gr1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7cm" fo:min-width="2.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cm" fo:min-width="2.9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086cm" fo:min-width="2.9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699cm" fo:min-width="2.9cm" fo:padding-top="0.1cm" fo:padding-bottom="0.1cm" fo:padding-left="0.1cm" fo:padding-right="0.1cm" draw:shadow="hidden" draw:shadow-offset-x="0.1cm" draw:shadow-offset-y="0.1cm" draw:caption-escape-direction="auto"/>
      <style:paragraph-properties style:writing-mode="lr-tb"/>
    </style:style>
    <style:style style:name="gr16"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cm" fo:min-width="2.9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28cm" fo:min-width="2.9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fs Tree" table:style-name="ta4">
        <office:forms form:automatic-focus="false" form:apply-design-mode="false"/>
        <table:table-column table:style-name="co1" table:default-cell-style-name="ce66"/>
        <table:table-column table:style-name="co16" table:default-cell-style-name="ce66"/>
        <table:table-column table:style-name="co17" table:default-cell-style-name="ce66"/>
        <table:table-column table:style-name="co18" table:number-columns-repeated="6" table:default-cell-style-name="ce66"/>
        <table:table-column table:style-name="co5" table:number-columns-repeated="55" table:default-cell-style-name="ce66"/>
        <table:table-column table:style-name="co5" table:number-columns-repeated="960" table:default-cell-style-name="Default"/>
        <table:table-row table:style-name="ro4">
          <table:table-cell table:style-name="ce53" office:value-type="string" calcext:value-type="string" table:number-columns-spanned="16" table:number-rows-spanned="1">
            <text:p>This material is based upon work supported by the Defense Advanced Research Projects Agency (DARPA) under Contract No. HR001119C0079. Any opinions, findings and conclusions or recommendations expressed in this material are those of the author(s) and do not necessarily reflect the views of the Defense Advanced Research Projects Agency (DARPA). Approved for public release.</text:p>
          </table:table-cell>
          <table:covered-table-cell table:number-columns-repeated="15"/>
          <table:table-cell table:style-name="ce178"/>
          <table:table-cell table:number-columns-repeated="1007"/>
        </table:table-row>
        <table:table-row table:style-name="ro4">
          <table:table-cell table:style-name="ce54" office:value-type="float" office:value="0" calcext:value-type="float">
            <text:p>0</text:p>
          </table:table-cell>
          <table:table-cell table:style-name="ce67" office:value-type="string" calcext:value-type="string">
            <text:p>ISO 32000-2:202x Document management — Portable Document Format — Part 2: PDF 2.0, https://www.iso.org/standard/75839.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0.1</text:p>
            </table:table-cell>
            <table:table-cell table:style-name="ce80"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text:p>
            </table:table-cell>
            <table:table-cell table:style-name="ce80"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text:p>
            </table:table-cell>
            <table:table-cell table:style-name="ce80"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text:p>
            </table:table-cell>
            <table:table-cell table:style-name="ce80" table:formula="of:=[.B115]" office:value-type="string" office:string-value="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 calcext:value-type="string">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text:p>
            </table:table-cell>
            <table:table-cell table:style-name="ce80" table:formula="of:=[.B126]" office:value-type="string" office:string-value="ISO/IEC 14492:2019(en) Information technology — Lossy/lossless coding of bi-level images, https://www.iso.org/standard/75396.html" calcext:value-type="string">
              <text:p>ISO/IEC 14492:2019(en) Information technology — Lossy/lossless coding of bi-level images, https://www.iso.org/standard/75396.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text:p>
            </table:table-cell>
            <table:table-cell table:style-name="ce81" table:formula="of:=[.B127]" office:value-type="string" office:string-value="ISO/IEC 14492:2001/Amd 1:2004, Information technology – Lossy/lossless coding of bi-level images — Amendment 1: Encoder, https://www.iso.org/ru/standard/75396.html" calcext:value-type="string">
              <text:p>ISO/IEC 14492:2001/Amd 1:2004, Information technology – Lossy/lossless coding of bi-level images — Amendment 1: Encoder, https://www.iso.org/ru/standard/75396.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text:p>
            </table:table-cell>
            <table:table-cell table:style-name="ce81" table:formula="of:=[.B128]" office:value-type="string" office:string-value="ISO/IEC 14492:2001/Amd 2:2003, Information technology – Lossy/lossless coding of bi-level images — Amendment 2: Extension of adaptive templates for halftone coding, https://www.iso.org/ru/standard/75396.html" calcext:value-type="string">
              <text:p>ISO/IEC 14492:2001/Amd 2:2003, Information technology – Lossy/lossless coding of bi-level images — Amendment 2: Extension of adaptive templates for halftone coding, https://www.iso.org/ru/standard/75396.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text:p>
            </table:table-cell>
            <table:table-cell table:style-name="ce80" table:formula="of:=[.B129]" office:value-type="string" office:string-value="ISO/IEC 14496-22:2019(en) Information technology — Coding of audio-visual objects — Part 22: Open Font Format, https://www.iso.org/standard/74461.html" calcext:value-type="string">
              <office:annotation draw:style-name="gr1" draw:text-style-name="P2" svg:width="20.747cm" svg:height="0.952cm" svg:x="21.761cm" svg:y="5.234cm" draw:caption-point-x="-0.407cm" draw:caption-point-y="-0.811cm">
                <dc:date>2020-05-07T00:00:00</dc:date>
                <text:p text:style-name="P1"><text:span text:style-name="T1">The ISO/IEC 14496-22 dated reference was updated in the 2020 dated revision of this document.</text:span></text:p>
              </office:annotation>
              <text:p>ISO/IEC 14496-22:2019(en) Information technology — Coding of audio-visual objects — Part 22: Open Font Format, https://www.iso.org/standard/74461.html</text:p>
            </table:table-cell>
            <table:table-cell table:style-name="ce80" table:number-columns-repeated="5"/>
            <table:table-cell table:style-name="ce92" office:value-type="string" calcext:value-type="string">
              <text:p>The ISO/IEC 14496-22 dated reference was updated in the 2020 dated revision of this docu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0.9</text:p>
            </table:table-cell>
            <table:table-cell table:style-name="ce80" table:formula="of:=[.B147]" office:value-type="string" office:string-value="ISO/DIS 14739-1.3, Document management — 3D use of Product Representation Compact (PRC) format — Part 1: PRC 10001 " calcext:value-type="string">
              <text:p>ISO/DIS 14739-1.3, Document management — 3D use of Product Representation Compact (PRC) format — Part 1: PRC 10001 </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0</text:p>
            </table:table-cell>
            <table:table-cell table:style-name="ce80" table:formula="of:=[.B159]" office:value-type="string" office:string-value="ISO 15076-1:2010, Image technology colour management – Architecture, profile format and data structure — Part 1: Based on ICC.1:2010, https://www.iso.org/standard/54754.html" calcext:value-type="string">
              <text:p>ISO 15076-1:2010, Image technology colour management – Architecture, profile format and data structure — Part 1: Based on ICC.1:2010, https://www.iso.org/standard/54754.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1</text:p>
            </table:table-cell>
            <table:table-cell table:style-name="ce80" table:formula="of:=[.B172]" office:value-type="string" office:string-value="ISO/IEC 15444-1:2019, Information technology — JPEG 2000 image coding system: Core coding system, https://www.iso.org/standard/37674.html" calcext:value-type="string">
              <office:annotation draw:style-name="gr1" draw:text-style-name="P2" svg:width="20.747cm" svg:height="0.952cm" svg:x="21.761cm" svg:y="6.705cm" draw:caption-point-x="-0.407cm" draw:caption-point-y="-0.811cm">
                <dc:date>2020-05-07T00:00:00</dc:date>
                <text:p text:style-name="P1"><text:span text:style-name="T1">The ISO/IEC 15444-1 dated reference was updated in the 2020 dated revision of this document</text:span></text:p>
              </office:annotation>
              <text:p>ISO/IEC 15444-1:2019, Information technology — JPEG 2000 image coding system: Core coding system, https://www.iso.org/standard/37674.html</text:p>
            </table:table-cell>
            <table:table-cell table:style-name="ce80" table:number-columns-repeated="5"/>
            <table:table-cell table:style-name="ce92" office:value-type="string" calcext:value-type="string">
              <text:p>The ISO/IEC 15444-1 dated reference was updated in the 2020 dated revision of this docu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0.12</text:p>
            </table:table-cell>
            <table:table-cell table:style-name="ce80" table:formula="of:=[.B182]" office:value-type="string" office:string-value="ISO/IEC 15444-2:2004, Information technology — JPEG 2000 image coding system: Extensions, https://www.iso.org/standard/33160.html" calcext:value-type="string">
              <text:p>ISO/IEC 15444-2:2004, Information technology — JPEG 2000 image coding system: Extensions, https://www.iso.org/standard/33160.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3</text:p>
            </table:table-cell>
            <table:table-cell table:style-name="ce80" table:formula="of:=[.B192]" office:value-type="string" office:string-value="ISO 15930 (all parts), Graphic technology — Prepress digital data exchange — Use of PDF (informally known as the PDF/X standards), https://www.iso.org/standard/55843.html" calcext:value-type="string">
              <text:p>ISO 15930 (all parts), Graphic technology — Prepress digital data exchange — Use of PDF (informally known as the PDF/X standards), https://www.iso.org/standard/55843.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4</text:p>
            </table:table-cell>
            <table:table-cell table:style-name="ce80" table:formula="of:=[.B207]" office:value-type="string" office:string-value="ISO/IEC 16262:2011, Information technology — Programming languages, their environments and system software interfaces — ECMAScript language specification. (Also known as JavaScript. Also available as ECMA-262 Edition 5.1 from ECMA), https://www.iso.org/standard/55755.html" calcext:value-type="string">
              <text:p>ISO/IEC 16262:2011, Information technology — Programming languages, their environments and system software interfaces — ECMAScript language specification. (Also known as JavaScript. Also available as ECMA-262 Edition 5.1 from ECMA), https://www.iso.org/standard/55755.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5</text:p>
            </table:table-cell>
            <table:table-cell table:style-name="ce80" table:formula="of:=[.B211]" office:value-type="string" office:string-value="ISO 16684-1, Extensible metadata platform (XMP) specification — Part 1: Data model, serialization and core properties, https://www.iso.org/standard/57421.html" calcext:value-type="string">
              <text:p>ISO 16684-1, Extensible metadata platform (XMP) specification — Part 1: Data model, serialization and core properties, https://www.iso.org/standard/57421.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7</text:p>
            </table:table-cell>
            <table:table-cell table:style-name="ce80" table:formula="of:=[.B218]" office:value-type="string" office:string-value="ISO 17972-4, Graphic technology — Colour data exchange format (CxF/X) — Part 4: Spot colour characterisation data (CxF/X-4), https://www.iso.org/standard/71110.html" calcext:value-type="string">
              <text:p>ISO 17972-4, Graphic technology — Colour data exchange format (CxF/X) — Part 4: Spot colour characterisation data (CxF/X-4), https://www.iso.org/standard/71110.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8</text:p>
            </table:table-cell>
            <table:table-cell table:style-name="ce80" table:formula="of:=[.B220]" office:value-type="string" office:string-value="ISO 18619, Image technology colour management – Black point compensation, https://www.iso.org/standard/63033.html" calcext:value-type="string">
              <text:p>ISO 18619, Image technology colour management – Black point compensation, https://www.iso.org/standard/63033.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19</text:p>
            </table:table-cell>
            <table:table-cell table:style-name="ce80" table:formula="of:=[.B222]" office:value-type="string" office:string-value="ISO 19162, Geographic information – Well known text representation of coordinate reference systems, https://www.iso.org/standard/63094.html" calcext:value-type="string">
              <text:p>ISO 19162, Geographic information – Well known text representation of coordinate reference systems, https://www.iso.org/standard/63094.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0</text:p>
            </table:table-cell>
            <table:table-cell table:style-name="ce80" table:formula="of:=[.B226]" office:value-type="string" office:string-value="ISO 19444-1:2019, Document management – XML Forms Data Format – Part 1: Use of ISO 32000-2 (XFDF 3.0), https://www.iso.org/standard/64911.html" calcext:value-type="string">
              <office:annotation draw:style-name="gr1" draw:text-style-name="P2" svg:width="20.747cm" svg:height="0.952cm" svg:x="21.761cm" svg:y="10.628cm" draw:caption-point-x="-0.407cm" draw:caption-point-y="-0.811cm">
                <dc:date>2020-05-07T00:00:00</dc:date>
                <text:p text:style-name="P1"><text:span text:style-name="T1">The ISO/IEC 19444-1 dated reference was updated in the 2020 dated revision of this document.</text:span></text:p>
              </office:annotation>
              <text:p>ISO 19444-1:2019, Document management – XML Forms Data Format – Part 1: Use of ISO 32000-2 (XFDF 3.0), https://www.iso.org/standard/64911.html</text:p>
            </table:table-cell>
            <table:table-cell table:style-name="ce80" table:number-columns-repeated="5"/>
            <table:table-cell table:style-name="ce92" office:value-type="string" calcext:value-type="string">
              <text:p>The ISO/IEC 19444-1 dated reference was updated in the 2020 dated revision of this docu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0.21</text:p>
            </table:table-cell>
            <table:table-cell table:style-name="ce80" table:formula="of:=[.B229]" office:value-type="string" office:string-value="ISO/IEC 22537:2006, Information technology – ECMAScript for XML (E4X) specification, https://www.iso.org/standard/41002.html" calcext:value-type="string">
              <text:p>ISO/IEC 22537:2006, Information technology – ECMAScript for XML (E4X) specification, https://www.iso.org/standard/41002.htm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2</text:p>
            </table:table-cell>
            <table:table-cell table:style-name="ce80" table:formula="of:=[.B242]" office:value-type="string" office:string-value="IEC 61966-2-1 ed1.0 (1999-10), Multimedia systems and equipment — Colour measurement and management — Part 2-1: Colour management — Default RGB colour space — sRGB (with Amendment 1 IEC 61966-2-1-am1 ed1.0 (2003-01)), https://webstore.iec.ch/publication/6169" calcext:value-type="string">
              <text:p>IEC 61966-2-1 ed1.0 (1999-10), Multimedia systems and equipment — Colour measurement and management — Part 2-1: Colour management — Default RGB colour space — sRGB (with Amendment 1 IEC 61966-2-1-am1 ed1.0 (2003-01)), https://webstore.iec.ch/publication/6169</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3</text:p>
            </table:table-cell>
            <table:table-cell table:style-name="ce80" table:formula="of:=[.B249]" office:value-type="string" office:string-value="ANSI X3.4-1986, Information Systems -Coded Sets 7-Bit American National Standard Code for Information Interchange (7-bit ASCII), American National Standards Institute, http://unicode.org/L2/L2006/06388-review-incits4.pdf" calcext:value-type="string">
              <text:p>ANSI X3.4-1986, Information Systems -Coded Sets 7-Bit American National Standard Code for Information Interchange (7-bit ASCII), American National Standards Institute, http://unicode.org/L2/L2006/06388-review-incits4.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4</text:p>
            </table:table-cell>
            <table:table-cell table:style-name="ce80" table:formula="of:=[.B250]" office:value-type="string" office:string-value="ANSI X9.62-2005, Public Key Cryptography For The Financial Services Industry: The Elliptic Curve Digital Signature Algorithm (ECDSA), American National Standards Institute, https://infostore.saiglobal.com/en-us/Standards/ANSI-X9-62-2005-2085_SAIG_ABA_ABA_5340/" calcext:value-type="string">
              <text:p>ANSI X9.62-2005, Public Key Cryptography For The Financial Services Industry: The Elliptic Curve Digital Signature Algorithm (ECDSA), American National Standards Institute, https://infostore.saiglobal.com/en-us/Standards/ANSI-X9-62-2005-2085_SAIG_ABA_ABA_534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5</text:p>
            </table:table-cell>
            <table:table-cell table:style-name="ce80"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6</text:p>
            </table:table-cell>
            <table:table-cell table:style-name="ce80" table:formula="of:=[.B266]" office:value-type="string" office:string-value="Adobe Acrobat 3D JavaScript Reference, Adobe Acrobat DC (May 2015), Adobe Systems Incorporated" calcext:value-type="string">
              <text:p>Adobe Acrobat 3D JavaScript Reference, Adobe Acrobat DC (May 2015),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7</text:p>
            </table:table-cell>
            <table:table-cell table:style-name="ce80" table:formula="of:=[.B267]" office:value-type="string" office:string-value="Adobe Glyph List, Adobe Systems Incorporated, https://github.com/adobe-type-tools/agl-aglfn" calcext:value-type="string">
              <text:p>Adobe Glyph List, Adobe Systems Incorporated, https://github.com/adobe-type-tools/agl-aglf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8</text:p>
            </table:table-cell>
            <table:table-cell table:style-name="ce80" table:formula="of:=[.B269]" office:value-type="string" office:string-value="Adobe Glyph List for New Fonts, Adobe Systems Incorporated, https://github.com/adobe-type-tools/agl-aglfn" calcext:value-type="string">
              <text:p>Adobe Glyph List for New Fonts, Adobe Systems Incorporated, https://github.com/adobe-type-tools/agl-aglf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29</text:p>
            </table:table-cell>
            <table:table-cell table:style-name="ce80" table:formula="of:=[.B271]" office:value-type="string" office:string-value="Adobe JavaScript for Acrobat API Reference, Adobe Acrobat DC, (May 2015), Adobe Systems Incorporated" calcext:value-type="string">
              <text:p>Adobe JavaScript for Acrobat API Reference, Adobe Acrobat DC, (May 2015),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0</text:p>
            </table:table-cell>
            <table:table-cell table:style-name="ce80" table:formula="of:=[.B272]" office:value-type="string" office:string-value="Adobe PDF Signature Build Dictionary Specification v.1.4, (March 2008), Adobe Systems Incorporated, https://www.adobe.com/content/dam/acom/en/devnet/acrobat/pdfs/Acrobat_Signature_BuildDict.pdf" calcext:value-type="string">
              <text:p>Adobe PDF Signature Build Dictionary Specification v.1.4, (March 2008), Adobe Systems Incorporated, https://www.adobe.com/content/dam/acom/en/devnet/acrobat/pdfs/Acrobat_Signature_BuildDict.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1</text:p>
            </table:table-cell>
            <table:table-cell table:style-name="ce80" table:formula="of:=[.B274]" office:value-type="string" office:string-value="Adobe TIFF Revision 6.0, Final, (June 1992), Adobe Systems Incorporated" calcext:value-type="string">
              <text:p>Adobe TIFF Revision 6.0, Final, (June 1992),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2</text:p>
            </table:table-cell>
            <table:table-cell table:style-name="ce80" table:formula="of:=[.B275]" office:value-type="string" office:string-value="Adobe Type 1 Font Format, Version 1.1, (February 1993), Addison-Wesley, ISBN 0-201-57044-0" calcext:value-type="string">
              <text:p>Adobe Type 1 Font Format, Version 1.1, (February 1993), Addison-Wesley, ISBN 0-201-57044-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3</text:p>
            </table:table-cell>
            <table:table-cell table:style-name="ce80" table:formula="of:=[.B277]" office:value-type="string" office:string-value="Adobe XML Architecture, XML Forms Architecture (XFA) Specification, version 3.3, (January 2012), Adobe Systems Incorporated. https://reference.pdfa.org/iso/32000/wp-content/uploads/2017/04/XFA-3_3.pdf" calcext:value-type="string">
              <text:p>Adobe XML Architecture, XML Forms Architecture (XFA) Specification, version 3.3, (January 2012), Adobe Systems Incorporated. https://reference.pdfa.org/iso/32000/wp-content/uploads/2017/04/XFA-3_3.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4</text:p>
            </table:table-cell>
            <table:table-cell table:style-name="ce80" table:formula="of:=[.B278]" office:value-type="string" office:string-value="Adobe Technical Note #5014, Adobe CMap and CID Font Files Specification, Version 1.0, (8 October 1996), Adobe Systems Incorporated" calcext:value-type="string">
              <text:p>Adobe Technical Note #5014, Adobe CMap and CID Font Files Specification, Version 1.0, (8 October 1996),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5</text:p>
            </table:table-cell>
            <table:table-cell table:style-name="ce80" table:formula="of:=[.B1764]" office:value-type="string" office:string-value="Adobe Technical Note #5015, Type 1 Font Format Supplement (May 1994), Adobe Systems Incorporated, https://reference.pdfa.org/iso/32000/wp-content/uploads/2020/01/5015.Type1_Supp.pdf" calcext:value-type="string">
              <text:p>Adobe Technical Note #5015, Type 1 Font Format Supplement (May 1994), Adobe Systems Incorporated, https://reference.pdfa.org/iso/32000/wp-content/uploads/2020/01/5015.Type1_Supp.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6</text:p>
            </table:table-cell>
            <table:table-cell table:style-name="ce80" table:formula="of:=[.B282]" office:value-type="string" office:string-value="Adobe-Japan1-7 Character Collection for CID-Keyed Fonts, https://github.com/adobe-type-tools/cmap-resources" calcext:value-type="string">
              <text:p>Adobe-Japan1-7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7</text:p>
            </table:table-cell>
            <table:table-cell table:style-name="ce80" table:formula="of:=[.B283]" office:value-type="string" office:string-value="Adobe-GB1-5 Character Collection for CID-Keyed Fonts, https://github.com/adobe-type-tools/cmap-resources" calcext:value-type="string">
              <text:p>Adobe-GB1-5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8</text:p>
            </table:table-cell>
            <table:table-cell table:style-name="ce80" table:formula="of:=[.B284]" office:value-type="string" office:string-value="Adobe-CNS1-7 Character Collection for CID-Keyed Fonts, https://github.com/adobe-type-tools/cmap-resources" calcext:value-type="string">
              <text:p>Adobe-CNS1-7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39</text:p>
            </table:table-cell>
            <table:table-cell table:style-name="ce80" table:formula="of:=[.B285]" office:value-type="string" office:string-value="Adobe-Korea1-2 Character Collection for CID-Keyed Fonts, https://github.com/adobe-type-tools/cmap-resources" calcext:value-type="string">
              <text:p>Adobe-Korea1-2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0</text:p>
            </table:table-cell>
            <table:table-cell table:style-name="ce80" table:formula="of:=[.B286]" office:value-type="string" office:string-value="Adobe-Japan2-0 Character Collection for CID-Keyed Fonts, https://github.com/adobe-type-tools/cmap-resources" calcext:value-type="string">
              <text:p>Adobe-Japan2-0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1</text:p>
            </table:table-cell>
            <table:table-cell table:style-name="ce80" table:formula="of:=[.B287]" office:value-type="string" office:string-value="Adobe-KR-9 Character Collection for CID-Keyed Fonts, https://github.com/adobe-type-tools/cmap-resources" calcext:value-type="string">
              <text:p>Adobe-KR-9 Character Collection for CID-Keyed Fonts, https://github.com/adobe-type-tools/cmap-resources</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2</text:p>
            </table:table-cell>
            <table:table-cell table:style-name="ce80" table:formula="of:=[.B289]" office:value-type="string" office:string-value="Adobe Technical Note #5116, Supporting the DCT Filters in PostScript Level 2, (November 1992), Adobe Systems Incorporated" calcext:value-type="string">
              <text:p>Adobe Technical Note #5116, Supporting the DCT Filters in PostScript Level 2, (November 1992),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3</text:p>
            </table:table-cell>
            <table:table-cell table:style-name="ce80" table:formula="of:=[.B291]" office:value-type="string" office:string-value="Adobe Technical Note #5176, The Compact Font Format Specification, version 1.0, (December 2003), Adobe Systems Incorporated" calcext:value-type="string">
              <text:p>Adobe Technical Note #5176, The Compact Font Format Specification, version 1.0, (December 2003),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4</text:p>
            </table:table-cell>
            <table:table-cell table:style-name="ce80" table:formula="of:=[.B298]" office:value-type="string" office:string-value="Adobe Technical Note #5177, The Type 2 Charstring Format, (March 2000), Adobe Systems Incorporated" calcext:value-type="string">
              <text:p>Adobe Technical Note #5177, The Type 2 Charstring Format, (March 2000),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5</text:p>
            </table:table-cell>
            <table:table-cell table:style-name="ce80" table:formula="of:=[.B302]" office:value-type="string" office:string-value="Adobe Technical Note #5620, Portable Job Ticket Format, Version 1.1, (April 1999), Adobe Systems Incorporated" calcext:value-type="string">
              <text:p>Adobe Technical Note #5620, Portable Job Ticket Format, Version 1.1, (April 1999),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6</text:p>
            </table:table-cell>
            <table:table-cell table:style-name="ce80" table:formula="of:=[.B306]" office:value-type="string" office:string-value="Adobe Technical Note #5660, Open Prepress Interface (OPI) Specification, Version 2.0, (January 2000), Adobe Systems Incorporated" calcext:value-type="string">
              <text:p>Adobe Technical Note #5660, Open Prepress Interface (OPI) Specification, Version 2.0, (January 2000), Adobe Systems Incorporated</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7</text:p>
            </table:table-cell>
            <table:table-cell table:style-name="ce80" table:formula="of:=[.B916]" office:value-type="string" office:string-value="FIPS 180-4 Secure Hash Standard (SHS), https://nvlpubs.nist.gov/nistpubs/FIPS/NIST.FIPS.180-4.pdf" calcext:value-type="string">
              <office:annotation draw:style-name="gr1" draw:text-style-name="P2" svg:width="20.747cm" svg:height="0.952cm" svg:x="21.761cm" svg:y="23.867cm" draw:caption-point-x="-0.407cm" draw:caption-point-y="-0.811cm">
                <dc:date>2020-05-07T00:00:00</dc:date>
                <text:p text:style-name="P1"><text:span text:style-name="T1">The FIPS PUB 180-4 reference replaced RFC 6234 in the 2020 dated revision of this document.</text:span></text:p>
              </office:annotation>
              <text:p>FIPS 180-4 Secure Hash Standard (SHS), https://nvlpubs.nist.gov/nistpubs/FIPS/NIST.FIPS.180-4.pdf</text:p>
            </table:table-cell>
            <table:table-cell table:style-name="ce80" table:number-columns-repeated="5"/>
            <table:table-cell table:style-name="ce92" office:value-type="string" calcext:value-type="string">
              <text:p>The FIPS PUB 180-4 reference replaced RFC 6234 in the 2020 dated revision of this docu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0.48</text:p>
            </table:table-cell>
            <table:table-cell table:style-name="ce80" table:formula="of:=[.B313]" office:value-type="string" office:string-value="FIPS PUB 186-4, Digital Signature Standard, describes DSA signatures, (July 2013), Federal Information Processing Standards, https://doi.org/10.6028/NIST.FIPS.186-4б, https://nvlpubs.nist.gov/nistpubs/FIPS/NIST.FIPS.186-4.pdf" calcext:value-type="string">
              <text:p>FIPS PUB 186-4, Digital Signature Standard, describes DSA signatures, (July 2013), Federal Information Processing Standards, https://doi.org/10.6028/NIST.FIPS.186-4б, https://nvlpubs.nist.gov/nistpubs/FIPS/NIST.FIPS.186-4.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49</text:p>
            </table:table-cell>
            <table:table-cell table:style-name="ce80" table:formula="of:=[.B326]" office:value-type="string" office:string-value="FIPS PUB 197, Advanced Encryption Standard (AES), (November 2001), Federal Information Processing Standards, https://doi.org/10.6028/NIST.FIPS.197, https://nvlpubs.nist.gov/nistpubs/fips/NIST.FIPS.197.pdf" calcext:value-type="string">
              <text:p>FIPS PUB 197, Advanced Encryption Standard (AES), (November 2001), Federal Information Processing Standards, https://doi.org/10.6028/NIST.FIPS.197, https://nvlpubs.nist.gov/nistpubs/fips/NIST.FIPS.197.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0</text:p>
            </table:table-cell>
            <table:table-cell table:style-name="ce80"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1</text:p>
            </table:table-cell>
            <table:table-cell table:style-name="ce80" table:formula="of:=[.B328]" office:value-type="string" office:string-value="IETF RFC 1808 (1995): Relative Uniform Resource Locators, https://dx.doi.org/10.17487/rfc1808" calcext:value-type="string">
              <text:p>IETF RFC 1808 (1995): Relative Uniform Resource Locators, https://dx.doi.org/10.17487/rfc1808</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2</text:p>
            </table:table-cell>
            <table:table-cell table:style-name="ce80" table:formula="of:=[.B335]" office:value-type="string" office:string-value="IETF RFC 1950 (1996): ZLIB Compressed Data Format Specification, Version 3.3, https://dx.doi.org/10.17487/rfc1950" calcext:value-type="string">
              <text:p>IETF RFC 1950 (1996): ZLIB Compressed Data Format Specification, Version 3.3, https://dx.doi.org/10.17487/rfc195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3</text:p>
            </table:table-cell>
            <table:table-cell table:style-name="ce80" table:formula="of:=[.B336]" office:value-type="string" office:string-value="IETF RFC 1951 (1996): DEFLATE Compressed Data Format Specification, Version 1.3, https://dx.doi.org/10.17487/rfc1951" calcext:value-type="string">
              <text:p>IETF RFC 1951 (1996): DEFLATE Compressed Data Format Specification, Version 1.3, https://dx.doi.org/10.17487/rfc1951</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4</text:p>
            </table:table-cell>
            <table:table-cell table:style-name="ce80"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5</text:p>
            </table:table-cell>
            <table:table-cell table:style-name="ce80" table:formula="of:=[.B338]" office:value-type="string" office:string-value="IETF RFC 2046 (1996): Multipurpose Internet Mail Extensions (MIME) Part Two: Media Types, https://dx.doi.org/10.17487/rfc2046" calcext:value-type="string">
              <text:p>IETF RFC 2046 (1996): Multipurpose Internet Mail Extensions (MIME) Part Two: Media Types, https://dx.doi.org/10.17487/rfc204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6</text:p>
            </table:table-cell>
            <table:table-cell table:style-name="ce80" table:formula="of:=[.B339]" office:value-type="string" office:string-value="ISO/IEC 15948:2003, Information technology — Computer graphics and image processing — Portable Network Graphics (PNG): Functional specification, https://www.w3.org/TR/2003/REC-PNG-20031110/#2NormRefs" calcext:value-type="string">
              <office:annotation draw:style-name="gr1" draw:text-style-name="P2" svg:width="20.747cm" svg:height="0.952cm" svg:x="21.761cm" svg:y="28.28cm" draw:caption-point-x="-0.407cm" draw:caption-point-y="-0.81cm">
                <dc:date>2020-05-07T00:00:00</dc:date>
                <text:p text:style-name="P1"><text:span text:style-name="T1">The original reference is RFC 2083 (1997)</text:span></text:p>
              </office:annotation>
              <text:p>ISO/IEC 15948:2003, Information technology — Computer graphics and image processing — Portable Network Graphics (PNG): Functional specification, https://www.w3.org/TR/2003/REC-PNG-20031110/#2NormRefs</text:p>
            </table:table-cell>
            <table:table-cell table:style-name="ce80" table:number-columns-repeated="5"/>
            <table:table-cell table:style-name="ce92" office:value-type="string" calcext:value-type="string">
              <text:p>The original reference is RFC 2083 (1997)</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0.57</text:p>
            </table:table-cell>
            <table:table-cell table:style-name="ce80" table:formula="of:=[.B355]" office:value-type="string" office:string-value="IETF RFC 2315 (1998): PKCS: #7 Cryptographic Message Syntax Version 1.5, https://dx.doi.org/10.17487/rfc2315" calcext:value-type="string">
              <text:p>IETF RFC 2315 (1998): PKCS: #7 Cryptographic Message Syntax Version 1.5, https://dx.doi.org/10.17487/rfc2315</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8</text:p>
            </table:table-cell>
            <table:table-cell table:style-name="ce80" table:formula="of:=[.B356]" office:value-type="string" office:string-value="IETF RFC 2616 (1999): Hypertext Transfer Protocol – HTTP/1.1, https://dx.doi.org/10.17487/rfc2616" calcext:value-type="string">
              <text:p>IETF RFC 2616 (1999): Hypertext Transfer Protocol – HTTP/1.1, https://dx.doi.org/10.17487/rfc261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59</text:p>
            </table:table-cell>
            <table:table-cell table:style-name="ce80" table:formula="of:=[.B371]" office:value-type="string" office:string-value="IETF RFC 2898 (2000): PKCS #5: Password-Based Cryptography Specification Version 2.0, https://dx.doi.org/10.17487/rfc2898" calcext:value-type="string">
              <text:p>IETF RFC 2898 (2000): PKCS #5: Password-Based Cryptography Specification Version 2.0, https://dx.doi.org/10.17487/rfc2898</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0</text:p>
            </table:table-cell>
            <table:table-cell table:style-name="ce80"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1</text:p>
            </table:table-cell>
            <table:table-cell table:style-name="ce80" table:formula="of:=[.B395]" office:value-type="string" office:string-value="IETF RFC 3280 (2002): Internet X.509 Public Key Infrastructure Certificate and Certificate Revocation List (CRL) Profile, https://dx.doi.org/10.17487/rfc3280" calcext:value-type="string">
              <text:p>IETF RFC 3280 (2002): Internet X.509 Public Key Infrastructure Certificate and Certificate Revocation List (CRL) Profile, https://dx.doi.org/10.17487/rfc328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2</text:p>
            </table:table-cell>
            <table:table-cell table:style-name="ce80" table:formula="of:=[.B404]" office:value-type="string" office:string-value="IETF RFC 3454 (2002): Preparation of International Strings (&quot;stringprep&quot;), https://dx.doi.org/10.17487/rfc3454" calcext:value-type="string">
              <text:p>IETF RFC 3454 (2002): Preparation of International Strings ("stringprep"), https://dx.doi.org/10.17487/rfc3454</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3</text:p>
            </table:table-cell>
            <table:table-cell table:style-name="ce80"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4</text:p>
            </table:table-cell>
            <table:table-cell table:style-name="ce80" table:formula="of:=[.B413]" office:value-type="string" office:string-value="IETF RFC 4013 (2005): SASLprep: Stringprep Profile for User Names and Passwords, https://dx.doi.org/10.17487/rfc4013" calcext:value-type="string">
              <text:p>IETF RFC 4013 (2005): SASLprep: Stringprep Profile for User Names and Passwords, https://dx.doi.org/10.17487/rfc4013</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5</text:p>
            </table:table-cell>
            <table:table-cell table:style-name="ce80"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6</text:p>
            </table:table-cell>
            <table:table-cell table:style-name="ce80"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7</text:p>
            </table:table-cell>
            <table:table-cell table:style-name="ce80" table:formula="of:=[.B440]" office:value-type="string" office:string-value="IETF RFC 5480 (2009): Elliptic Curve Cryptography Subject Public Key Information, https://dx.doi.org/10.17487/rfc5480" calcext:value-type="string">
              <text:p>IETF RFC 5480 (2009): Elliptic Curve Cryptography Subject Public Key Information, https://dx.doi.org/10.17487/rfc548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8</text:p>
            </table:table-cell>
            <table:table-cell table:style-name="ce80"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69</text:p>
            </table:table-cell>
            <table:table-cell table:style-name="ce80"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0</text:p>
            </table:table-cell>
            <table:table-cell table:style-name="ce80" table:formula="of:=[.B479]" office:value-type="string" office:string-value="IETF RFC 5755 (2010): An Internet Attribute Certificate Profile for Authorization, https://dx.doi.org/10.17487/rfc5755" calcext:value-type="string">
              <text:p>IETF RFC 5755 (2010): An Internet Attribute Certificate Profile for Authorization, https://dx.doi.org/10.17487/rfc5755</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1</text:p>
            </table:table-cell>
            <table:table-cell table:style-name="ce80" table:formula="of:=[.B493]" office:value-type="string" office:string-value="IETF RFC 5816 (2010): ESSCertIDv2 Update for RFC 3161, https://dx.doi.org/10.17487/rfc5816" calcext:value-type="string">
              <text:p>IETF RFC 5816 (2010): ESSCertIDv2 Update for RFC 3161, https://dx.doi.org/10.17487/rfc581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2</text:p>
            </table:table-cell>
            <table:table-cell table:style-name="ce80" table:formula="of:=[.B504]" office:value-type="string" office:string-value="IETF RFC 6960 (2013): X.509 Internet Public Key Infrastructure Online Certificate Status Protocol – OCSP, https://dx.doi.org/10.17487/rfc6960" calcext:value-type="string">
              <text:p>IETF RFC 6960 (2013): X.509 Internet Public Key Infrastructure Online Certificate Status Protocol – OCSP, https://dx.doi.org/10.17487/rfc696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3</text:p>
            </table:table-cell>
            <table:table-cell table:style-name="ce80" table:formula="of:=[.B513]" office:value-type="string" office:string-value="IETF RFC 8118 (2017): The application/pdf Media Type, https://dx.doi.org/10.17487/rfc8118" calcext:value-type="string">
              <text:p>IETF RFC 8118 (2017): The application/pdf Media Type, https://dx.doi.org/10.17487/rfc8118</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4</text:p>
            </table:table-cell>
            <table:table-cell table:style-name="ce80" table:formula="of:=[.B516]" office:value-type="string" office:string-value="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 calcext:value-type="string">
              <text:p>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5</text:p>
            </table:table-cell>
            <table:table-cell table:style-name="ce80" table:formula="of:=[.B534]" office:value-type="string" office:string-value="ETSI EN 319 122-2 V1.1.1 (2016-04) Electronic Signatures and Infrastructures (ESI); CAdES digital signatures; Part 2: Extended CAdES signatures, European Telecommunications Standards Institute, https://www.etsi.org/deliver/etsi_en/319100_319199/31912202/01.00.00_20/en_31912202v010000a.pdf" calcext:value-type="string">
              <text:p>ETSI EN 319 122-2 V1.1.1 (2016-04) Electronic Signatures and Infrastructures (ESI); CAdES digital signatures; Part 2: Extended CAdES signatures, European Telecommunications Standards Institute, https://www.etsi.org/deliver/etsi_en/319100_319199/31912202/01.00.00_20/en_31912202v010000a.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6</text:p>
            </table:table-cell>
            <table:table-cell table:style-name="ce80" table:formula="of:=[.B536]" office:value-type="string" office:string-value="ETSI EN 319 142-1 V1.1.1 (2016-04) Electronic Signatures and Infrastructures (ESI); PAdES digital signatures; Part 1: Building blocks and PAdES baseline signature, European Telecommunications Standards Institute, https://www.etsi.org/deliver/etsi_en/319100_319199/31914201/01.01.00_30/en_31914201v010100v.pdf" calcext:value-type="string">
              <text:p>ETSI EN 319 142-1 V1.1.1 (2016-04) Electronic Signatures and Infrastructures (ESI); PAdES digital signatures; Part 1: Building blocks and PAdES baseline signature, European Telecommunications Standards Institute, https://www.etsi.org/deliver/etsi_en/319100_319199/31914201/01.01.00_30/en_31914201v010100v.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7</text:p>
            </table:table-cell>
            <table:table-cell table:style-name="ce80" table:formula="of:=[.B545]" office:value-type="string" office:string-value="ETSI EN 319 142-2 V1.1.1 (2016-04) Electronic Signatures and Infrastructures (ESI); PAdES digital signatures; Part 2: Additional PAdES signatures profiles, European Telecommunications Standards Institute, https://www.etsi.org/deliver/etsi_en/319100_319199/31914202/01.01.01_60/en_31914202v010101p.pdf" calcext:value-type="string">
              <text:p>ETSI EN 319 142-2 V1.1.1 (2016-04) Electronic Signatures and Infrastructures (ESI); PAdES digital signatures; Part 2: Additional PAdES signatures profiles, European Telecommunications Standards Institute, https://www.etsi.org/deliver/etsi_en/319100_319199/31914202/01.01.01_60/en_31914202v010101p.pdf</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8</text:p>
            </table:table-cell>
            <table:table-cell table:style-name="ce80" table:formula="of:=[.B558]" office:value-type="string" office:string-value="EPSG Geospatial Coordinate System Reference Codes, administered by the International Association of Oil and Gas Producers (OGP), http://www.epsg.org" calcext:value-type="string">
              <text:p>EPSG Geospatial Coordinate System Reference Codes, administered by the International Association of Oil and Gas Producers (OGP), http://www.epsg.org</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79</text:p>
            </table:table-cell>
            <table:table-cell table:style-name="ce80"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0</text:p>
            </table:table-cell>
            <table:table-cell table:style-name="ce80" table:formula="of:=[.B568]" office:value-type="string" office:string-value="Accessible Rich Internet Applications (ARIA) 1.1, https://www.w3.org/TR/2017/REC-wai-aria-1.1-20171214/" calcext:value-type="string">
              <text:p>Accessible Rich Internet Applications (ARIA) 1.1, https://www.w3.org/TR/2017/REC-wai-aria-1.1-20171214/</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1</text:p>
            </table:table-cell>
            <table:table-cell table:style-name="ce80" table:formula="of:=[.B571]" office:value-type="string" office:string-value="Mathematical Markup Language (MathML) Version 3.0, 2nd Revision, (April 2014), World Wide Web Consortium (W3C), https://www.w3.org/TR/2014/REC-MathML3-20140410/" calcext:value-type="string">
              <text:p>Mathematical Markup Language (MathML) Version 3.0, 2nd Revision, (April 2014), World Wide Web Consortium (W3C), https://www.w3.org/TR/2014/REC-MathML3-20140410/</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2</text:p>
            </table:table-cell>
            <table:table-cell table:style-name="ce80" table:formula="of:=[.B590]" office:value-type="string" office:string-value="ICC Characterization Data Registry, International Color Consortium (ICC), http://www.color.org/registry2.xalter" calcext:value-type="string">
              <text:p>ICC Characterization Data Registry, International Color Consortium (ICC), http://www.color.org/registry2.xalter</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3</text:p>
            </table:table-cell>
            <table:table-cell table:style-name="ce80" table:formula="of:=[.B591]" office:value-type="string" office:string-value="Japanese Industrial Standard (JIS) X 4051-2004, https://standards.globalspec.com/std/1206038/JIS%20X%204051" calcext:value-type="string">
              <text:p>Japanese Industrial Standard (JIS) X 4051-2004, https://standards.globalspec.com/std/1206038/JIS%20X%204051</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4</text:p>
            </table:table-cell>
            <table:table-cell table:style-name="ce80" table:formula="of:=[.B592]" office:value-type="string" office:string-value="PANOSE Classification Metrics Guide, (February 1997), Hewlett-Packard Corporation, https://monotype.github.io/panose/pan1.htm" calcext:value-type="string">
              <text:p>PANOSE Classification Metrics Guide, (February 1997), Hewlett-Packard Corporation, https://monotype.github.io/panose/pan1.htm</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5</text:p>
            </table:table-cell>
            <table:table-cell table:style-name="ce80" table:formula="of:=[.B593]" office:value-type="string" office:string-value="Pronunciation Lexicon Specification (PLS) Version 1.0, (October 2008), World Wide Web Consortium (W3C), https://www.w3.org/TR/pronunciation-lexicon/" calcext:value-type="string">
              <text:p>Pronunciation Lexicon Specification (PLS) Version 1.0, (October 2008), World Wide Web Consortium (W3C), https://www.w3.org/TR/pronunciation-lexico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6</text:p>
            </table:table-cell>
            <table:table-cell table:style-name="ce80" table:formula="of:=[.B609]" office:value-type="string" office:string-value="ITU Recommendation T.4: Standardization of Group 3 facsimile terminals for document transmission, International Telecommunication Union (ITU). https://www.itu.int/rec/T-REC-T.4/en" calcext:value-type="string">
              <text:p>ITU Recommendation T.4: Standardization of Group 3 facsimile terminals for document transmission, International Telecommunication Union (ITU). https://www.itu.int/rec/T-REC-T.4/e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7</text:p>
            </table:table-cell>
            <table:table-cell table:style-name="ce80" table:formula="of:=[.B613]" office:value-type="string" office:string-value="ITU Recommendation T.6: Facsimile coding schemes and coding control functions for Group 4 facsimile apparatus, International Telecommunication Union (ITU). https://www.itu.int/rec/T-REC-T.6/en" calcext:value-type="string">
              <text:p>ITU Recommendation T.6: Facsimile coding schemes and coding control functions for Group 4 facsimile apparatus, International Telecommunication Union (ITU). https://www.itu.int/rec/T-REC-T.6/e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8</text:p>
            </table:table-cell>
            <table:table-cell table:style-name="ce80" table:formula="of:=[.B614]" office:value-type="string" office:string-value="Standard ECMA-363, Universal 3D File Format, 3rd Edition (U3D), (June 2006), Ecma International, https://www.ecma-international.org/publications/standards/Ecma-363.htm" calcext:value-type="string">
              <text:p>Standard ECMA-363, Universal 3D File Format, 3rd Edition (U3D), (June 2006), Ecma International, https://www.ecma-international.org/publications/standards/Ecma-363.htm</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89</text:p>
            </table:table-cell>
            <table:table-cell table:style-name="ce80" table:formula="of:=[.B620]" office:value-type="string" office:string-value="Synchronized Multimedia Integration Language (SMIL 3.0), (December 2008), World Wide Web Consortium (W3C), http://www.w3.org/TR/SMIL3/" calcext:value-type="string">
              <text:p>Synchronized Multimedia Integration Language (SMIL 3.0), (December 2008), World Wide Web Consortium (W3C), http://www.w3.org/TR/SMIL3/</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0.90</text:p>
            </table:table-cell>
            <table:table-cell table:style-name="ce80" table:formula="of:=[.B636]" office:value-type="string" office:string-value="TrueType Reference Manual, (December 2002), Apple Inc, https://developer.apple.com/fonts/TrueType-Reference-Manual/" calcext:value-type="string">
              <text:p>TrueType Reference Manual, (December 2002), Apple Inc, https://developer.apple.com/fonts/TrueType-Reference-Manual/</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 calcext:value-type="float">
            <text:p>1</text:p>
          </table:table-cell>
          <table:table-cell table:style-name="ce67" office:value-type="string" calcext:value-type="string">
            <office:annotation draw:style-name="gr2" draw:text-style-name="P2" svg:width="34.971cm" svg:height="1.508cm" svg:x="4.709cm" svg:y="45.443cm" draw:caption-point-x="-0.407cm" draw:caption-point-y="-0.811cm">
              <dc:date>2020-05-07T00:00:00</dc:date>
              <text:p text:style-name="P1"><text:span text:style-name="T1">ISO/FDIS 3166-1: https://www.iso.org/standard/72482.html</text:span></text:p>
              <text:p text:style-name="P1"><text:span text:style-name="T1"/></text:p>
            </office:annotation>
            <text:p>ISO 3166-1:2013, Codes for the representation of names of countries and their subdivisions – Part 1: Country codes, https://www.iso.org/standard/63545.html</text:p>
          </table:table-cell>
          <table:table-cell table:style-name="ce82" table:number-columns-repeated="6"/>
          <table:table-cell table:style-name="ce96" office:value-type="string" calcext:value-type="string">
            <text:p>ISO/FDIS 3166-1: https://www.iso.org/standard/72482.html</text:p>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text:p>
            </table:table-cell>
            <table:table-cell table:style-name="ce81" table:formula="of:=[.B673]" office:value-type="string" office:string-value="ISO 639-1, Codes for the representation of names of languages - Part 1: Alpha-2 code, https://www.iso.org/standard/22109.html " calcext:value-type="string">
              <text:p>ISO 639-1, Codes for the representation of names of languages - Part 1: Alpha-2 code, https://www.iso.org/standard/22109.html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text:p>
            </table:table-cell>
            <table:table-cell table:style-name="ce81" table:formula="of:=[.B1302]" office:value-type="string" office:string-value="ISO 639-3, Codes for the representation of names of languages — Part 3: Alpha-3 code for comprehensive coverage of languages, https://www.iso.org/obp/ui/#iso:std:iso:639:-3:ed-1:v1:en:term:3.9" calcext:value-type="string">
              <text:p>ISO 639-3, Codes for the representation of names of languages — Part 3: Alpha-3 code for comprehensive coverage of languages, https://www.iso.org/obp/ui/#iso:std:iso:639:-3:ed-1:v1:en:term:3.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 calcext:value-type="float">
            <text:p>2</text:p>
          </table:table-cell>
          <table:table-cell table:style-name="ce67" office:value-type="string" calcext:value-type="string">
            <office:annotation draw:style-name="gr1" draw:text-style-name="P2" svg:width="34.971cm" svg:height="0.952cm" svg:x="4.709cm" svg:y="47.894cm" draw:caption-point-x="-0.407cm" draw:caption-point-y="-0.81cm">
              <dc:date>2020-05-07T00:00:00</dc:date>
              <text:p text:style-name="P1"><text:span text:style-name="T1">ISO/IEC 8824-1:2015 (E)</text:span></text:p>
            </office:annotation>
            <text:p>ISO/IEC 8824-1, Information technology – Abstract Syntax Notation One (ASN.1): Specification of basic notation, https://www.iso.org/standard/54012.html</text:p>
          </table:table-cell>
          <table:table-cell table:style-name="ce82" table:number-columns-repeated="6"/>
          <table:table-cell table:style-name="ce96" office:value-type="string" calcext:value-type="string">
            <text:p>ISO/IEC 8824-1:2015 (E)</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1</text:p>
            </table:table-cell>
            <table:table-cell table:style-name="ce81" table:formula="of:=[.B1305]" office:value-type="string" office:string-value="ITU-T Recommendation X.660 (2011) | ISO/IEC 9834-1:2012, Information technology – Open Systems Interconnection – Procedures for the operation of OSI Registration Authorities: General procedures and top arcs of the ASN.1 International Object Identifier tree, https://www.itu.int/rec/T-REC-X.660-201107-I/en" calcext:value-type="string">
              <text:p>ITU-T Recommendation X.660 (2011) | ISO/IEC 9834-1:2012, Information technology – Open Systems Interconnection – Procedures for the operation of OSI Registration Authorities: General procedures and top arcs of the ASN.1 International Object Identifier tree, https://www.itu.int/rec/T-REC-X.660-201107-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2</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4</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5</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text:p>
            </table:table-cell>
            <table:table-cell table:style-name="ce81" table:formula="of:=[.B1322]" office:value-type="string" office:string-value="ITU-T Recommendation X.691 (2015) | ISO/IEC 8825-2:2015, Information technology – ASN.1 encoding rules: Specification of Packed Encoding Rules (PER), https://www.itu.int/rec/T-REC-X.691-201508-I/en" calcext:value-type="string">
              <text:p>ITU-T Recommendation X.691 (2015) | ISO/IEC 8825-2:2015, Information technology – ASN.1 encoding rules: Specification of Packed Encoding Rules (PER), https://www.itu.int/rec/T-REC-X.69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text:p>
            </table:table-cell>
            <table:table-cell table:style-name="ce81" table:formula="of:=[.B1329]" office:value-type="string" office:string-value="ITU-T Recommendation X.692 (2015) | ISO/IEC 8825-3:2015, Information technology – ASN.1 encoding rules: Specification of Encoding Control Notation (ECN), https://www.itu.int/rec/T-REC-X.692-201508-I/en" calcext:value-type="string">
              <text:p>ITU-T Recommendation X.692 (2015) | ISO/IEC 8825-3:2015, Information technology – ASN.1 encoding rules: Specification of Encoding Control Notation (ECN), https://www.itu.int/rec/T-REC-X.69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8</text:p>
            </table:table-cell>
            <table:table-cell table:style-name="ce81" table:formula="of:=[.B1337]" office:value-type="string" office:string-value="ITU-T Recommendation X.693 (2015) | ISO/IEC 8825-4:2015, Information technology – ASN.1 encoding rules: XML Encoding Rules (XER), https://www.itu.int/rec/T-REC-X.693-201508-I/en" calcext:value-type="string">
              <text:p>ITU-T Recommendation X.693 (2015) | ISO/IEC 8825-4:2015, Information technology – ASN.1 encoding rules: XML Encoding Rules (XER), https://www.itu.int/rec/T-REC-X.69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9</text:p>
            </table:table-cell>
            <table:table-cell table:style-name="ce81" table:formula="of:=[.B1345]" office:value-type="string" office:string-value="ITU-T Recommendation X.695 (2015) | ISO/IEC 8825-6:2015, Information technology – ASN.1 encoding rules: Registration and application of PER encoding instructions, https://www.itu.int/itu-t/recommendations/rec.aspx?rec=X.695" calcext:value-type="string">
              <text:p>ITU-T Recommendation X.695 (2015) | ISO/IEC 8825-6:2015, Information technology – ASN.1 encoding rules: Registration and application of PER encoding instructions, https://www.itu.int/itu-t/recommendations/rec.aspx?rec=X.69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3" calcext:value-type="float">
            <text:p>3</text:p>
          </table:table-cell>
          <table:table-cell table:style-name="ce67" office:value-type="string" calcext:value-type="string">
            <office:annotation draw:style-name="gr2" draw:text-style-name="P2" svg:width="34.971cm" svg:height="1.508cm" svg:x="4.709cm" svg:y="52.798cm" draw:caption-point-x="-0.407cm" draw:caption-point-y="-0.81cm">
              <dc:date>2020-05-07T00:00:00</dc:date>
              <text:p text:style-name="P1"><text:span text:style-name="T1">Now under review</text:span></text:p>
              <text:p text:style-name="P1"><text:span text:style-name="T1">ISO/IEC DIS 10646: https://www.iso.org/standard/76835.html </text:span></text:p>
            </office:annotation>
            <text:p>ISO/IEC 10646, Information technology – Universal Coded Character Set (UCS), https://www.iso.org/standard/69119.html</text:p>
          </table:table-cell>
          <table:table-cell table:style-name="ce82" table:number-columns-repeated="6"/>
          <table:table-cell table:style-name="ce96" office:value-type="string" calcext:value-type="string">
            <text:p>Now under review</text:p>
            <text:p>ISO/IEC DIS 10646: https://www.iso.org/standard/76835.html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6"/>
            <table:table-cell table:style-name="ce68" office:value-type="string" calcext:value-type="string">
              <text:p>3.1</text:p>
            </table:table-cell>
            <table:table-cell table:style-name="ce83"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3"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2</text:p>
            </table:table-cell>
            <table:table-cell table:style-name="ce80" table:formula="of:=[.B642]" office:value-type="string" office:string-value="ISO/IEC 6429:1992 Information technology - Control functions for coded character sets, https://www.iso.org/standard/12782.html" calcext:value-type="string">
              <text:p>ISO/IEC 6429:1992 Information technology - Control functions for coded character sets, https://www.iso.org/standard/12782.html</text:p>
            </table:table-cell>
            <table:table-cell table:style-name="ce80"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3</text:p>
            </table:table-cell>
            <table:table-cell table:style-name="ce80" table:formula="of:=[.B647]" office:value-type="string" office:string-value="Unicode Standard Annex, UAX #9, The Unicode Bidirectional Algorithm: http://www.unicode.org/reports/tr9/tr9-35.html" calcext:value-type="string">
              <text:p>Unicode Standard Annex, UAX #9, The Unicode Bidirectional Algorithm: http://www.unicode.org/reports/tr9/tr9-35.html</text:p>
            </table:table-cell>
            <table:table-cell table:style-name="ce80"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4</text:p>
            </table:table-cell>
            <table:table-cell table:style-name="ce80" table:formula="of:=[.B649]" office:value-type="string" office:string-value="Unicode Standard Annex, UAX #15, Unicode Normalization Forms: http://www.unicode.org/reports/tr15/tr15-44.html" calcext:value-type="string">
              <text:p>Unicode Standard Annex, UAX #15, Unicode Normalization Forms: http://www.unicode.org/reports/tr15/tr15-44.html</text:p>
            </table:table-cell>
            <table:table-cell table:style-name="ce80"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5</text:p>
            </table:table-cell>
            <table:table-cell table:style-name="ce81" table:formula="of:=[.B651]" office:value-type="string" office:string-value="Unicode Technical Standard, UTS #37, Ideographic Variation Database: http://www.unicode.org/reports/tr37/tr37-8.html" calcext:value-type="string">
              <text:p>Unicode Technical Standard, UTS #37, Ideographic Variation Database: http://www.unicode.org/reports/tr37/tr37-8.html</text:p>
            </table:table-cell>
            <table:table-cell table:style-name="ce81"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6</text:p>
            </table:table-cell>
            <table:table-cell table:style-name="ce80" table:formula="of:=[.B656]" office:value-type="string" office:string-value="Unicode Standard Version 9.0, Charter 4, Character Properties, http://www.unicode.org/versions/Unicode9.0.0/ch04.pdf (Section 4.3, Combining Classes - Normative; Section 4.5, General Category - Normative; Section 4.7, Bidi Mirrored - Normative)" calcext:value-type="string">
              <text:p>Unicode Standard Version 9.0, Charter 4, Character Properties, http://www.unicode.org/versions/Unicode9.0.0/ch04.pdf (Section 4.3, Combining Classes - Normative; Section 4.5, General Category - Normative; Section 4.7, Bidi Mirrored - Normative)</text:p>
            </table:table-cell>
            <table:table-cell table:style-name="ce80" table:number-columns-repeated="5"/>
            <table:table-cell table:style-name="ce92" table:number-columns-repeated="2"/>
            <table:table-cell table:number-columns-repeated="1014"/>
          </table:table-row>
          <table:table-row table:style-name="ro4">
            <table:table-cell table:style-name="ce56"/>
            <table:table-cell table:style-name="ce68" office:value-type="string" calcext:value-type="string">
              <text:p>3.7</text:p>
            </table:table-cell>
            <table:table-cell table:style-name="ce80" table:formula="of:=[.B657]" office:value-type="string" office:string-value="Unicode Standard Version 9.0, Age Property: http://www.unicode.org/Public/9.0.0/ucd/DerivedAge.txt" calcext:value-type="string">
              <text:p>Unicode Standard Version 9.0, Age Property: http://www.unicode.org/Public/9.0.0/ucd/DerivedAge.txt</text:p>
            </table:table-cell>
            <table:table-cell table:style-name="ce80" table:number-columns-repeated="5"/>
            <table:table-cell table:style-name="ce92" table:number-columns-repeated="2"/>
            <table:table-cell table:number-columns-repeated="1014"/>
          </table:table-row>
        </table:table-row-group>
        <table:table-row table:style-name="ro4">
          <table:table-cell table:style-name="ce54" office:value-type="float" office:value="4" calcext:value-type="float">
            <text:p>4</text:p>
          </table:table-cell>
          <table:table-cell table:style-name="ce67" office:value-type="string" calcext:value-type="string">
            <office:annotation draw:style-name="gr3" draw:text-style-name="P2" svg:width="34.971cm" svg:height="0.953cm" svg:x="4.709cm" svg:y="56.721cm" draw:caption-point-x="-0.407cm" draw:caption-point-y="-0.81cm">
              <dc:date>2020-05-07T00:00:00</dc:date>
              <text:p text:style-name="P1"><text:span text:style-name="T1">Part 7 (Reference Software) is not analysed - assume no further references there</text:span></text:p>
            </office:annotation>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82" table:number-columns-repeated="6"/>
          <table:table-cell table:style-name="ce96" office:value-type="string" calcext:value-type="string">
            <text:p>Part 7 (Reference Software) is not analysed - assume no further references there</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1</text:p>
            </table:table-cell>
            <table:table-cell table:style-name="ce81" table:formula="of:=[.B658]" office:value-type="string" office:string-value="CCITT Recommendation T.80 (1992), Common components for image compression and communication — Basic principles, https://www.itu.int/rec/dologin_pub.asp?lang=e&amp;id=T-REC-T.80-199209-I!!PDF-E&amp;type=items" calcext:value-type="string">
              <text:p>CCITT Recommendation T.80 (1992), Common components for image compression and communication — Basic principles, https://www.itu.int/rec/dologin_pub.asp?lang=e&amp;id=T-REC-T.80-199209-I!!PDF-E&amp;type=item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text:p>
            </table:table-cell>
            <table:table-cell table:style-name="ce81" table:formula="of:=[.B1361]" office:value-type="string" office:string-value="ISO 5807:1985, Information processing — Documentation symbols and conventions for data, program and system flowcharts, program network charts and system resources charts, https://www.iso.org/standard/11955.html" calcext:value-type="string">
              <text:p>ISO 5807:1985, Information processing — Documentation symbols and conventions for data, program and system flowcharts, program network charts and system resources charts, https://www.iso.org/standard/1195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3</text:p>
            </table:table-cell>
            <table:table-cell table:style-name="ce81" table:formula="of:=[.B1363]" office:value-type="string" office:string-value="ITU-T Recommendation H.262 (2012) | ISO/IEC 13818-2:2013, Information technology - Generic coding of moving pictures and associated audio information: Video, https://www.iso.org/standard/61152.html" calcext:value-type="string">
              <text:p>ITU-T Recommendation H.262 (2012) | ISO/IEC 13818-2:2013, Information technology - Generic coding of moving pictures and associated audio information: Video, https://www.iso.org/standard/6115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4</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5</text:p>
            </table:table-cell>
            <table:table-cell table:style-name="ce81" table:formula="of:=[.B1349]" office:value-type="string" office:string-value="ITU-T Recommendation T.83 (1994) | ISO/IEC 10918-2:1995, Information technology – Digital compression and coding of continuous-tone still images: Compliance testing, https://www.iso.org/standard/20689.html" calcext:value-type="string">
              <text:p>ITU-T Recommendation T.83 (1994) | ISO/IEC 10918-2:1995, Information technology – Digital compression and coding of continuous-tone still images: Compliance testing, https://www.iso.org/standard/2068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7</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8</text:p>
            </table:table-cell>
            <table:table-cell table:style-name="ce81" table:formula="of:=[.B1370]" office:value-type="string" office:string-value="ITU-T Recommendation T.871 (2011) | ISO/IEC 10918-5:2011, Information technology – Digital compression and coding of continuous-tone still images – JPEG File Interchange Format (JFIF), https://www.itu.int/rec/T-REC-T.871/en" calcext:value-type="string">
              <text:p>ITU-T Recommendation T.871 (2011) | ISO/IEC 10918-5:2011, Information technology – Digital compression and coding of continuous-tone still images – JPEG File Interchange Format (JFIF), https://www.itu.int/rec/T-REC-T.871/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9</text:p>
            </table:table-cell>
            <table:table-cell table:style-name="ce81" table:formula="of:=[.B1372]" office:value-type="string" office:string-value="ITU-R Recommendation BT.601-6 (2007), Studio encoding parameters of digital television for standard 4:3 and wide screen 16:9 aspect ratios, https://www.itu.int/rec/R-REC-BT.601-6-200701-S/en" calcext:value-type="string">
              <text:p>ITU-R Recommendation BT.601-6 (2007), Studio encoding parameters of digital television for standard 4:3 and wide screen 16:9 aspect ratios, https://www.itu.int/rec/R-REC-BT.601-6-200701-S/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10</text:p>
            </table:table-cell>
            <table:table-cell table:style-name="ce81" table:formula="of:=[.B159]" office:value-type="string" office:string-value="ISO 15076-1:2010, Image technology colour management – Architecture, profile format and data structure — Part 1: Based on ICC.1:2010, https://www.iso.org/standard/54754.html" calcext:value-type="string">
              <text:p>ISO 15076-1:2010, Image technology colour management – Architecture, profile format and data structure — Part 1: Based on ICC.1:2010, https://www.iso.org/standard/54754.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7" office:value-type="float" office:value="5" calcext:value-type="float">
            <text:p>5</text:p>
          </table:table-cell>
          <table:table-cell table:style-name="ce70" office:value-type="string" calcext:value-type="string">
            <office:annotation draw:style-name="gr3" draw:text-style-name="P2" svg:width="34.971cm" svg:height="0.953cm" svg:x="4.709cm" svg:y="62.115cm" draw:caption-point-x="-0.407cm" draw:caption-point-y="-0.81cm">
              <dc:date>2020-05-07T00:00:00</dc:date>
              <text:p text:style-name="P1"><text:span text:style-name="T1">initially: ISO/IEC 14492:2001</text:span></text:p>
            </office:annotation>
            <text:p>ISO/IEC 14492:2019(en) Information technology — Lossy/lossless coding of bi-level images, https://www.iso.org/standard/75396.html</text:p>
          </table:table-cell>
          <table:table-cell table:style-name="ce84" table:number-columns-repeated="6"/>
          <table:table-cell table:style-name="ce97" office:value-type="string" calcext:value-type="string">
            <text:p>initially: ISO/IEC 14492:2001</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7" office:value-type="float" office:value="6" calcext:value-type="float">
            <text:p>6</text:p>
          </table:table-cell>
          <table:table-cell table:style-name="ce70" office:value-type="string" calcext:value-type="string">
            <office:annotation draw:style-name="gr1" draw:text-style-name="P2" svg:width="34.971cm" svg:height="0.952cm" svg:x="4.709cm" svg:y="62.606cm" draw:caption-point-x="-0.407cm" draw:caption-point-y="-0.811cm">
              <dc:date>2020-05-07T00:00:00</dc:date>
              <text:p text:style-name="P1"><text:span text:style-name="T1">Normative references not available in the preview at the ISO site (withdrawn and not available)</text:span></text:p>
            </office:annotation>
            <text:p>ISO/IEC 14492:2001/Amd 1:2004, Information technology – Lossy/lossless coding of bi-level images — Amendment 1: Encoder, https://www.iso.org/ru/standard/75396.html</text:p>
          </table:table-cell>
          <table:table-cell table:style-name="ce84" table:number-columns-repeated="6"/>
          <table:table-cell table:style-name="ce97" office:value-type="string" calcext:value-type="string">
            <text:p>Normative references not available in the preview at the ISO site (withdrawn and not available)</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7" office:value-type="float" office:value="7" calcext:value-type="float">
            <text:p>7</text:p>
          </table:table-cell>
          <table:table-cell table:style-name="ce70" office:value-type="string" calcext:value-type="string">
            <office:annotation draw:style-name="gr1" draw:text-style-name="P2" svg:width="34.971cm" svg:height="0.952cm" svg:x="4.709cm" svg:y="63.096cm" draw:caption-point-x="-0.407cm" draw:caption-point-y="-0.811cm">
              <dc:date>2020-05-07T00:00:00</dc:date>
              <text:p text:style-name="P1"><text:span text:style-name="T1">Normative references not available in the preview at the ISO site (withdrawn and not available)</text:span></text:p>
            </office:annotation>
            <text:p>ISO/IEC 14492:2001/Amd 2:2003, Information technology – Lossy/lossless coding of bi-level images — Amendment 2: Extension of adaptive templates for halftone coding, https://www.iso.org/ru/standard/75396.html</text:p>
          </table:table-cell>
          <table:table-cell table:style-name="ce84" table:number-columns-repeated="6"/>
          <table:table-cell table:style-name="ce97" office:value-type="string" calcext:value-type="string">
            <text:p>Normative references not available in the preview at the ISO site (withdrawn and not available)</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8" calcext:value-type="float">
            <text:p>8</text:p>
          </table:table-cell>
          <table:table-cell table:style-name="ce71" office:value-type="string" calcext:value-type="string">
            <office:annotation draw:style-name="gr18" draw:text-style-name="P2" svg:width="34.971cm" svg:height="0.991cm" svg:x="4.709cm" svg:y="63.567cm" draw:caption-point-x="-0.407cm" draw:caption-point-y="-0.791cm">
              <dc:date>2020-05-07T00:00:00</dc:date>
              <text:p text:style-name="P1"><text:span text:style-name="T1">initially: ISO/IEC 14496-22:2015, Information technology – Coding of audio-visual objects — Part 22: Open Font Format, https://www.iso.org/standard/66391.html &amp; ISO/IEC 14496-22:2015/Amd 1:2017, Updates for font collections functionality,https://www.iso.org/standard/69450.html </text:span></text:p>
            </office:annotation>
            <text:p>ISO/IEC 14496-22:2019(en) Information technology — Coding of audio-visual objects — Part 22: Open Font Format, https://www.iso.org/standard/74461.html</text:p>
          </table:table-cell>
          <table:table-cell table:style-name="ce82" table:number-columns-repeated="6"/>
          <table:table-cell table:style-name="ce96" office:value-type="string" calcext:value-type="string">
            <text:p>initially: ISO/IEC 14496-22:2015, Information technology – Coding of audio-visual objects — Part 22: Open Font Format, https://www.iso.org/standard/66391.html &amp; ISO/IEC 14496-22:2015/Amd 1:2017, Updates for font collections functionality,https://www.iso.org/standard/69450.html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2</text:p>
          </table:table-cell>
          <table:table-cell table:style-name="ce81" table:formula="of:=[.B1406]" office:value-type="string" office:string-value="ISO/IEC 14496-18:2004, Information technology — Coding of audio-visual objects — Part 18: Font compression and streaming, https://www.iso.org/standard/40151.html" calcext:value-type="string">
            <text:p>ISO/IEC 14496-18:2004, Information technology — Coding of audio-visual objects — Part 18: Font compression and streaming, https://www.iso.org/standard/4015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3</text:p>
          </table:table-cell>
          <table:table-cell table:style-name="ce81" table:formula="of:=[.B339]" office:value-type="string" office:string-value="ISO/IEC 15948:2003, Information technology — Computer graphics and image processing — Portable Network Graphics (PNG): Functional specification, https://www.w3.org/TR/2003/REC-PNG-20031110/#2NormRefs" calcext:value-type="string">
            <text:p>ISO/IEC 15948:2003, Information technology — Computer graphics and image processing — Portable Network Graphics (PNG): Functional specification, https://www.w3.org/TR/2003/REC-PNG-20031110/#2NormRef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4</text:p>
          </table:table-cell>
          <table:table-cell table:style-name="ce81" table:formula="of:=[.B242]" office:value-type="string" office:string-value="IEC 61966-2-1 ed1.0 (1999-10), Multimedia systems and equipment — Colour measurement and management — Part 2-1: Colour management — Default RGB colour space — sRGB (with Amendment 1 IEC 61966-2-1-am1 ed1.0 (2003-01)), https://webstore.iec.ch/publication/6169" calcext:value-type="string">
            <text:p>IEC 61966-2-1 ed1.0 (1999-10), Multimedia systems and equipment — Colour measurement and management — Part 2-1: Colour management — Default RGB colour space — sRGB (with Amendment 1 IEC 61966-2-1-am1 ed1.0 (2003-01)), https://webstore.iec.ch/publication/61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5</text:p>
          </table:table-cell>
          <table:table-cell table:style-name="ce81" table:formula="of:=[.B1409]" office:value-type="string" office:string-value="TrueType Instruction Set, https://docs.microsoft.com/en-us/typography/opentype/spec/tt_instructions" calcext:value-type="string">
            <text:p>TrueType Instruction Set, https://docs.microsoft.com/en-us/typography/opentype/spec/tt_instruction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6</text:p>
          </table:table-cell>
          <table:table-cell table:style-name="ce81" table:formula="of:=[.B1410]" office:value-type="string" office:string-value="Unicode 11.0, http://www.unicode.org/versions/Unicode11.0.0/" calcext:value-type="string">
            <text:p>Unicode 11.0, http://www.unicode.org/versions/Unicode11.0.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7</text:p>
          </table:table-cell>
          <table:table-cell table:style-name="ce81" table:formula="of:=[.B1411]" office:value-type="string" office:string-value="W3C Recommendation (16 August 2011): &quot;Scalable Vector Graphics (SVG) 1.1 (2nd edition)&quot;, http://www.w3.org/TR/SVG11/" calcext:value-type="string">
            <text:p>W3C Recommendation (16 August 2011): "Scalable Vector Graphics (SVG) 1.1 (2nd edition)", http://www.w3.org/TR/SVG1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8</text:p>
          </table:table-cell>
          <table:table-cell table:style-name="ce81"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4" office:value-type="float" office:value="9" calcext:value-type="float">
            <text:p>9</text:p>
          </table:table-cell>
          <table:table-cell table:style-name="ce67" office:value-type="string" calcext:value-type="string">
            <text:p>ISO/IEC 14496-22:2015/Amd 1:2017, Updates for font collections functionality,https://www.iso.org/standard/69450.html </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9.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2</text:p>
            </table:table-cell>
            <table:table-cell table:style-name="ce81" table:formula="of:=[.B1406]" office:value-type="string" office:string-value="ISO/IEC 14496-18:2004, Information technology — Coding of audio-visual objects — Part 18: Font compression and streaming, https://www.iso.org/standard/40151.html" calcext:value-type="string">
              <text:p>ISO/IEC 14496-18:2004, Information technology — Coding of audio-visual objects — Part 18: Font compression and streaming, https://www.iso.org/standard/4015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3</text:p>
            </table:table-cell>
            <table:table-cell table:style-name="ce81" table:formula="of:=[.B339]" office:value-type="string" office:string-value="ISO/IEC 15948:2003, Information technology — Computer graphics and image processing — Portable Network Graphics (PNG): Functional specification, https://www.w3.org/TR/2003/REC-PNG-20031110/#2NormRefs" calcext:value-type="string">
              <text:p>ISO/IEC 15948:2003, Information technology — Computer graphics and image processing — Portable Network Graphics (PNG): Functional specification, https://www.w3.org/TR/2003/REC-PNG-20031110/#2NormRef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4</text:p>
            </table:table-cell>
            <table:table-cell table:style-name="ce81" table:formula="of:=[.B242]" office:value-type="string" office:string-value="IEC 61966-2-1 ed1.0 (1999-10), Multimedia systems and equipment — Colour measurement and management — Part 2-1: Colour management — Default RGB colour space — sRGB (with Amendment 1 IEC 61966-2-1-am1 ed1.0 (2003-01)), https://webstore.iec.ch/publication/6169" calcext:value-type="string">
              <text:p>IEC 61966-2-1 ed1.0 (1999-10), Multimedia systems and equipment — Colour measurement and management — Part 2-1: Colour management — Default RGB colour space — sRGB (with Amendment 1 IEC 61966-2-1-am1 ed1.0 (2003-01)), https://webstore.iec.ch/publication/61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5</text:p>
            </table:table-cell>
            <table:table-cell table:style-name="ce81" table:formula="of:=[.B1409]" office:value-type="string" office:string-value="TrueType Instruction Set, https://docs.microsoft.com/en-us/typography/opentype/spec/tt_instructions" calcext:value-type="string">
              <text:p>TrueType Instruction Set, https://docs.microsoft.com/en-us/typography/opentype/spec/tt_instruction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6</text:p>
            </table:table-cell>
            <table:table-cell table:style-name="ce81" table:formula="of:=[.B1410]" office:value-type="string" office:string-value="Unicode 11.0, http://www.unicode.org/versions/Unicode11.0.0/" calcext:value-type="string">
              <text:p>Unicode 11.0, http://www.unicode.org/versions/Unicode11.0.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7</text:p>
            </table:table-cell>
            <table:table-cell table:style-name="ce81" table:formula="of:=[.B1411]" office:value-type="string" office:string-value="W3C Recommendation (16 August 2011): &quot;Scalable Vector Graphics (SVG) 1.1 (2nd edition)&quot;, http://www.w3.org/TR/SVG11/" calcext:value-type="string">
              <text:p>W3C Recommendation (16 August 2011): "Scalable Vector Graphics (SVG) 1.1 (2nd edition)", http://www.w3.org/TR/SVG1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9.8</text:p>
            </table:table-cell>
            <table:table-cell table:style-name="ce81"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0" calcext:value-type="float">
            <text:p>10</text:p>
          </table:table-cell>
          <table:table-cell table:style-name="ce67" office:value-type="string" calcext:value-type="string">
            <office:annotation draw:style-name="gr3" draw:text-style-name="P2" svg:width="34.971cm" svg:height="0.953cm" svg:x="4.709cm" svg:y="72.412cm" draw:caption-point-x="-0.407cm" draw:caption-point-y="-0.81cm">
              <dc:date>2020-05-07T00:00:00</dc:date>
              <text:p text:style-name="P1"><text:span text:style-name="T1">links taken from the latest version to be published this year</text:span></text:p>
            </office:annotation>
            <text:p>ISO/DIS 14739-1.3, Document management — 3D use of Product Representation Compact (PRC) format — Part 1: PRC 10001 </text:p>
          </table:table-cell>
          <table:table-cell table:style-name="ce82" table:number-columns-repeated="6"/>
          <table:table-cell table:style-name="ce96" office:value-type="string" calcext:value-type="string">
            <text:p>links taken from the latest version to be published this year</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1</text:p>
            </table:table-cell>
            <table:table-cell table:style-name="ce81" table:formula="of:=[.B1417]" office:value-type="string" office:string-value="ISO 12651-1, Electronic document management — Vocabulary – Part 1: Electronic document imaging, https://www.iso.org/standard/54755.html" calcext:value-type="string">
              <text:p>ISO 12651-1, Electronic document management — Vocabulary – Part 1: Electronic document imaging, https://www.iso.org/standard/54755.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2</text:p>
            </table:table-cell>
            <table:table-cell table:style-name="ce81" table:formula="of:=[.B1421]" office:value-type="string" office:string-value="ISO 24517-1:2008, Document management — Engineering document format using PDF — Part 1: Use of PDF 1.6 (PDF/E-1), https://www.iso.org/standard/42274.html" calcext:value-type="string">
              <text:p>ISO 24517-1:2008, Document management — Engineering document format using PDF — Part 1: Use of PDF 1.6 (PDF/E-1), https://www.iso.org/standard/42274.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3</text:p>
            </table:table-cell>
            <table:table-cell table:style-name="ce81" table:formula="of:=[.B1042]" office:value-type="string" office:string-value="ISO 32000-1: &quot;Document management - Portable document format - Part 1: PDF 1.7&quot;, https://www.iso.org/standard/51502.html" calcext:value-type="string">
              <text:p>ISO 32000-1: "Document management - Portable document format - Part 1: PDF 1.7", https://www.iso.org/standard/515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4</text:p>
            </table:table-cell>
            <table:table-cell table:style-name="ce81" table:formula="of:=[.B2]" office:value-type="string" office:string-value="ISO 32000-2:202x Document management — Portable Document Format — Part 2: PDF 2.0, https://www.iso.org/standard/75839.html" calcext:value-type="string">
              <text:p>ISO 32000-2:202x Document management — Portable Document Format — Part 2: PDF 2.0, https://www.iso.org/standard/7583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5</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6</text:p>
            </table:table-cell>
            <table:table-cell table:style-name="ce81" table:formula="of:=[.B1428]" office:value-type="string" office:string-value="The OpenGL Graphics System, A Specification, Version 4.1 (Core Profile), July 25, 2010, https://www.khronos.org/registry/OpenGL/specs/gl/glspec41.core.pdf" calcext:value-type="string">
              <text:p>The OpenGL Graphics System, A Specification, Version 4.1 (Core Profile), July 25, 2010, https://www.khronos.org/registry/OpenGL/specs/gl/glspec41.core.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7</text:p>
            </table:table-cell>
            <table:table-cell table:style-name="ce81" table:formula="of:=[.B1429]" office:value-type="string" office:string-value="ISO 12651: 1999, Electronic imaging – Vocabulary " calcext:value-type="string">
              <text:p>ISO 12651: 1999, Electronic imaging – Vocabulary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text:p>
            </table:table-cell>
            <table:table-cell table:style-name="ce81" table:formula="of:=[.B335]" office:value-type="string" office:string-value="IETF RFC 1950 (1996): ZLIB Compressed Data Format Specification, Version 3.3, https://dx.doi.org/10.17487/rfc1950" calcext:value-type="string">
              <text:p>IETF RFC 1950 (1996): ZLIB Compressed Data Format Specification, Version 3.3, https://dx.doi.org/10.17487/rfc195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9</text:p>
            </table:table-cell>
            <table:table-cell table:style-name="ce81" table:formula="of:=[.B336]" office:value-type="string" office:string-value="IETF RFC 1951 (1996): DEFLATE Compressed Data Format Specification, Version 1.3, https://dx.doi.org/10.17487/rfc1951" calcext:value-type="string">
              <text:p>IETF RFC 1951 (1996): DEFLATE Compressed Data Format Specification, Version 1.3, https://dx.doi.org/10.17487/rfc195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10</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11</text:p>
            </table:table-cell>
            <table:table-cell table:style-name="ce81" table:formula="of:=[.B1430]" office:value-type="string" office:string-value="IETF RFC 4122 (2005): A Universally Unique IDentifier (UUID) URN Namespace, https://www.rfc-editor.org/info/rfc4122" calcext:value-type="string">
              <text:p>IETF RFC 4122 (2005): A Universally Unique IDentifier (UUID) URN Namespace, https://www.rfc-editor.org/info/rfc412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1" calcext:value-type="float">
            <text:p>11</text:p>
          </table:table-cell>
          <table:table-cell table:style-name="ce67" office:value-type="string" calcext:value-type="string">
            <text:p>ISO 15076-1:2010, Image technology colour management – Architecture, profile format and data structure — Part 1: Based on ICC.1:2010, https://www.iso.org/standard/54754.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1</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2</text:p>
            </table:table-cell>
            <table:table-cell table:style-name="ce81" table:formula="of:=[.B673]" office:value-type="string" office:string-value="ISO 639-1, Codes for the representation of names of languages - Part 1: Alpha-2 code, https://www.iso.org/standard/22109.html " calcext:value-type="string">
              <text:p>ISO 639-1, Codes for the representation of names of languages - Part 1: Alpha-2 code, https://www.iso.org/standard/22109.html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4</text:p>
            </table:table-cell>
            <table:table-cell table:style-name="ce81"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5</text:p>
            </table:table-cell>
            <table:table-cell table:style-name="ce81" table:formula="of:=[.B680]" office:value-type="string" office:string-value="ISO 3664, Graphic technology and photography - Viewing conditions, https://www.iso.org/standard/43234.html" calcext:value-type="string">
              <text:p>ISO 3664, Graphic technology and photography - Viewing conditions, https://www.iso.org/standard/4323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6</text:p>
            </table:table-cell>
            <table:table-cell table:style-name="ce81" table:formula="of:=[.B688]" office:value-type="string" office:string-value="ISO 13655, Graphic technology - Spectral measurement and colorimetric computation for graphic arts images, https://www.iso.org/standard/65430.html" calcext:value-type="string">
              <text:p>ISO 13655, Graphic technology - Spectral measurement and colorimetric computation for graphic arts images, https://www.iso.org/standard/6543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text:p>
            </table:table-cell>
            <table:table-cell table:style-name="ce81" table:formula="of:=[.B699]" office:value-type="string" office:string-value="DIN 16536-2, Testing of prints and printing inks in graphic technology - Colour density measurements on on-press or off-pressprints - Part 2: Instrument specifications for reflection densitometers and their calibration" calcext:value-type="string">
              <text:p>DIN 16536-2, Testing of prints and printing inks in graphic technology - Colour density measurements on on-press or off-pressprints - Part 2: Instrument specifications for reflection densitometers and their calibr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8</text:p>
            </table:table-cell>
            <table:table-cell table:style-name="ce81" table:formula="of:=[.B700]" office:value-type="string" office:string-value="EBU Tech. 3213-E, EBU standard for chromaticity tolerances for studio monitors, https://tech.ebu.ch/docs/tech/tech3213.pdf" calcext:value-type="string">
              <text:p>EBU Tech. 3213-E, EBU standard for chromaticity tolerances for studio monitors, https://tech.ebu.ch/docs/tech/tech3213.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9</text:p>
            </table:table-cell>
            <table:table-cell table:style-name="ce81" table:formula="of:=[.B701]" office:value-type="string" office:string-value="ITU-R BT.709-2, Parameter values for the HDTV standards for production and international programme exchange, https://www.itu.int/rec/R-REC-BT.709-2-199510-S/en" calcext:value-type="string">
              <text:p>ITU-R BT.709-2, Parameter values for the HDTV standards for production and international programme exchange, https://www.itu.int/rec/R-REC-BT.709-2-199510-S/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10</text:p>
            </table:table-cell>
            <table:table-cell table:style-name="ce81" table:formula="of:=[.B702]" office:value-type="string" office:string-value="SMPTE RP 145, SMPTE C Color Monitor Colorimetry. Available from: &lt;http://store.smpte.org/category-s/22.htm&gt;, https://standards.globalspec.com/std/1284848/smpte-rp-145" calcext:value-type="string">
              <text:p>SMPTE RP 145, SMPTE C Color Monitor Colorimetry. Available from: &lt;http://store.smpte.org/category-s/22.htm&gt;, https://standards.globalspec.com/std/1284848/smpte-rp-1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11</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12</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2" calcext:value-type="float">
            <text:p>12</text:p>
          </table:table-cell>
          <table:table-cell table:style-name="ce67" office:value-type="string" calcext:value-type="string">
            <office:annotation draw:style-name="gr1" draw:text-style-name="P2" svg:width="34.971cm" svg:height="0.952cm" svg:x="4.709cm" svg:y="84.672cm" draw:caption-point-x="-0.407cm" draw:caption-point-y="-0.811cm">
              <dc:date>2020-05-07T00:00:00</dc:date>
              <text:p text:style-name="P1"><text:span text:style-name="T1">originally link: ISO/IEC 15444-1:2004</text:span></text:p>
            </office:annotation>
            <text:p>ISO/IEC 15444-1:2019, Information technology — JPEG 2000 image coding system: Core coding system, https://www.iso.org/standard/37674.html</text:p>
          </table:table-cell>
          <table:table-cell table:style-name="ce82" table:number-columns-repeated="6"/>
          <table:table-cell table:style-name="ce96" office:value-type="string" calcext:value-type="string">
            <text:p>originally link: ISO/IEC 15444-1:2004</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2</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3</text:p>
            </table:table-cell>
            <table:table-cell table:style-name="ce81" table:formula="of:=[.B717]" office:value-type="string" office:string-value="ITU-T Recommendation T.84 (1996)/Amd.1 (1999) I ISO/IEC 10918-3:1997/Amd.1:1999, Information technology – Digital compression and coding of continuous-tone still images: Extensions – Amendment 1: Provisions to allow registration of new compression types and versions in the SPIFF header." calcext:value-type="string">
              <text:p>ITU-T Recommendation T.84 (1996)/Amd.1 (1999) I ISO/IEC 10918-3:1997/Amd.1:1999, Information technology – Digital compression and coding of continuous-tone still images: Extensions – Amendment 1: Provisions to allow registration of new compression types and versions in the SPIFF header.</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4</text:p>
            </table:table-cell>
            <table:table-cell table:style-name="ce81" table:formula="of:=[.B718]" office:value-type="string" office:string-value="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 calcext:value-type="string">
              <text:p>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5</text:p>
            </table:table-cell>
            <table:table-cell table:style-name="ce81" table:formula="of:=[.B723]" office:value-type="string" office:string-value="ITU-T Recommendation T.87 (1998) | ISO/IEC 14495-1:2000, Lossless and near-lossless compression of continuous-tone still images – Baseline." calcext:value-type="string">
              <text:p>ITU-T Recommendation T.87 (1998) | ISO/IEC 14495-1:2000, Lossless and near-lossless compression of continuous-tone still images – Baselin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6</text:p>
            </table:table-cell>
            <table:table-cell table:style-name="ce81" table:formula="of:=[.B728]" office:value-type="string" office:string-value="ITU-T Recommendation T.88 (2000) I ISO/IEC 14492:2001, Information technology – Lossy/lossless coding of bi-level images, https://www.itu.int/rec/T-REC-T.88-200002-S" calcext:value-type="string">
              <text:p>ITU-T Recommendation T.88 (2000) I ISO/IEC 14492:2001, Information technology – Lossy/lossless coding of bi-level images, https://www.itu.int/rec/T-REC-T.88-200002-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7</text:p>
            </table:table-cell>
            <table:table-cell table:style-name="ce81" table:formula="of:=[.B732]" office:value-type="string" office:string-value="ITU-T Recommendation T.810 (2006) I ISO/IEC 15444-11:2007, Information technology – JPEG 2000 image coding system: Wireless." calcext:value-type="string">
              <text:p>ITU-T Recommendation T.810 (2006) I ISO/IEC 15444-11:2007, Information technology – JPEG 2000 image coding system: Wireles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8</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9</text:p>
            </table:table-cell>
            <table:table-cell table:style-name="ce81" table:formula="of:=[.B734]" office:value-type="string" office:string-value="ISO 8859-15:1999, Information technology – 8-bit single-byte coded graphic character sets – Part 15: Latin alphabet No. 9, https://www.iso.org/standard/29505.html" calcext:value-type="string">
              <text:p>ISO 8859-15:1999, Information technology – 8-bit single-byte coded graphic character sets – Part 15: Latin alphabet No. 9, https://www.iso.org/standard/29505.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 calcext:value-type="float">
            <text:p>13</text:p>
          </table:table-cell>
          <table:table-cell table:style-name="ce67" office:value-type="string" calcext:value-type="string">
            <office:annotation draw:style-name="gr3" draw:text-style-name="P2" svg:width="34.971cm" svg:height="0.953cm" svg:x="4.709cm" svg:y="89.575cm" draw:caption-point-x="-0.407cm" draw:caption-point-y="-0.81cm">
              <dc:date>2020-05-07T00:00:00</dc:date>
              <text:p text:style-name="P1"><text:span text:style-name="T1">ISO/IEC 15444-2:2004 (E)</text:span></text:p>
            </office:annotation>
            <text:p>ISO/IEC 15444-2:2004, Information technology — JPEG 2000 image coding system: Extensions, https://www.iso.org/standard/33160.html</text:p>
          </table:table-cell>
          <table:table-cell table:style-name="ce82" table:number-columns-repeated="6"/>
          <table:table-cell table:style-name="ce96" office:value-type="string" calcext:value-type="string">
            <text:p>ISO/IEC 15444-2:2004 (E)</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2</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3</text:p>
            </table:table-cell>
            <table:table-cell table:style-name="ce81" table:formula="of:=[.B1349]" office:value-type="string" office:string-value="ITU-T Recommendation T.83 (1994) | ISO/IEC 10918-2:1995, Information technology – Digital compression and coding of continuous-tone still images: Compliance testing, https://www.iso.org/standard/20689.html" calcext:value-type="string">
              <text:p>ITU-T Recommendation T.83 (1994) | ISO/IEC 10918-2:1995, Information technology – Digital compression and coding of continuous-tone still images: Compliance testing, https://www.iso.org/standard/2068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4</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5</text:p>
            </table:table-cell>
            <table:table-cell table:style-name="ce81" table:formula="of:=[.B717]" office:value-type="string" office:string-value="ITU-T Recommendation T.84 (1996)/Amd.1 (1999) I ISO/IEC 10918-3:1997/Amd.1:1999, Information technology – Digital compression and coding of continuous-tone still images: Extensions – Amendment 1: Provisions to allow registration of new compression types and versions in the SPIFF header." calcext:value-type="string">
              <text:p>ITU-T Recommendation T.84 (1996)/Amd.1 (1999) I ISO/IEC 10918-3:1997/Amd.1:1999, Information technology – Digital compression and coding of continuous-tone still images: Extensions – Amendment 1: Provisions to allow registration of new compression types and versions in the SPIFF header.</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text:p>
            </table:table-cell>
            <table:table-cell table:style-name="ce81" table:formula="of:=[.B718]" office:value-type="string" office:string-value="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 calcext:value-type="string">
              <text:p>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7</text:p>
            </table:table-cell>
            <table:table-cell table:style-name="ce81" table:formula="of:=[.B723]" office:value-type="string" office:string-value="ITU-T Recommendation T.87 (1998) | ISO/IEC 14495-1:2000, Lossless and near-lossless compression of continuous-tone still images – Baseline." calcext:value-type="string">
              <text:p>ITU-T Recommendation T.87 (1998) | ISO/IEC 14495-1:2000, Lossless and near-lossless compression of continuous-tone still images – Baselin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8</text:p>
            </table:table-cell>
            <table:table-cell table:style-name="ce81" table:formula="of:=[.B728]" office:value-type="string" office:string-value="ITU-T Recommendation T.88 (2000) I ISO/IEC 14492:2001, Information technology – Lossy/lossless coding of bi-level images, https://www.itu.int/rec/T-REC-T.88-200002-S" calcext:value-type="string">
              <text:p>ITU-T Recommendation T.88 (2000) I ISO/IEC 14492:2001, Information technology – Lossy/lossless coding of bi-level images, https://www.itu.int/rec/T-REC-T.88-200002-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9</text:p>
            </table:table-cell>
            <table:table-cell table:style-name="ce81" table:formula="of:=[.B1351]" office:value-type="string" office:string-value="ITU-T Recommendation T.800 (2019) | ISO/IEC 15444-1:2019, Information technology – JPEG 2000 image coding system: Core coding system, https://www.iso.org/standard/78321.html" calcext:value-type="string">
              <text:p>ITU-T Recommendation T.800 (2019) | ISO/IEC 15444-1:2019, Information technology – JPEG 2000 image coding system: Core coding system, https://www.iso.org/standard/7832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4" calcext:value-type="float">
            <text:p>14</text:p>
          </table:table-cell>
          <table:table-cell table:style-name="ce67" office:value-type="string" calcext:value-type="string">
            <text:p>ISO 15930 (all parts), Graphic technology — Prepress digital data exchange — Use of PDF (informally known as the PDF/X standards), https://www.iso.org/standard/55843.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2</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3</text:p>
            </table:table-cell>
            <table:table-cell table:style-name="ce81" table:formula="of:=[.B126]" office:value-type="string" office:string-value="ISO/IEC 14492:2019(en) Information technology — Lossy/lossless coding of bi-level images, https://www.iso.org/standard/75396.html" calcext:value-type="string">
              <text:p>ISO/IEC 14492:2019(en) Information technology — Lossy/lossless coding of bi-level images, https://www.iso.org/standard/7539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4</text:p>
            </table:table-cell>
            <table:table-cell table:style-name="ce81" table:formula="of:=[.B159]" office:value-type="string" office:string-value="ISO 15076-1:2010, Image technology colour management – Architecture, profile format and data structure — Part 1: Based on ICC.1:2010, https://www.iso.org/standard/54754.html" calcext:value-type="string">
              <office:annotation draw:style-name="gr1" draw:text-style-name="P2" svg:width="20.747cm" svg:height="0.952cm" svg:x="21.761cm" svg:y="96.441cm" draw:caption-point-x="-0.407cm" draw:caption-point-y="-0.811cm">
                <dc:date>2020-05-07T00:00:00</dc:date>
                <text:p text:style-name="P1"><text:span text:style-name="T1">The original reference is ISO 15076-1:2010, ICC .1:2001-12 &amp; ICC.1:2003-09</text:span></text:p>
              </office:annotation>
              <text:p>ISO 15076-1:2010, Image technology colour management – Architecture, profile format and data structure — Part 1: Based on ICC.1:2010, https://www.iso.org/standard/54754.html</text:p>
            </table:table-cell>
            <table:table-cell table:style-name="ce81" table:number-columns-repeated="5"/>
            <table:table-cell table:style-name="ce92" office:value-type="string" calcext:value-type="string">
              <text:p>The original reference is ISO 15076-1:2010, ICC .1:2001-12 &amp; ICC.1:2003-09</text:p>
            </table:table-cell>
            <table:table-cell table:style-name="ce92"/>
            <table:table-cell table:number-columns-repeated="1014"/>
          </table:table-row>
          <table:table-row table:style-name="ro4">
            <table:table-cell table:style-name="ce55"/>
            <table:table-cell table:style-name="ce68" office:value-type="string" calcext:value-type="string">
              <text:p>14.5</text:p>
            </table:table-cell>
            <table:table-cell table:style-name="ce81" table:formula="of:=[.B182]" office:value-type="string" office:string-value="ISO/IEC 15444-2:2004, Information technology — JPEG 2000 image coding system: Extensions, https://www.iso.org/standard/33160.html" calcext:value-type="string">
              <text:p>ISO/IEC 15444-2:2004, Information technology — JPEG 2000 image coding system: Extensions, https://www.iso.org/standard/3316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text:p>
            </table:table-cell>
            <table:table-cell table:style-name="ce81" table:formula="of:=[.B738]" office:value-type="string" office:string-value="ICC.1:2001-04, File Format for Color Profiles, International Color Consortium, http://www.color.org/ICC_Minor_Revision_for_Web.pdf" calcext:value-type="string">
              <office:annotation draw:style-name="gr3" draw:text-style-name="P2" svg:width="20.747cm" svg:height="0.953cm" svg:x="21.761cm" svg:y="97.421cm" draw:caption-point-x="-0.407cm" draw:caption-point-y="-0.81cm">
                <dc:date>2020-05-07T00:00:00</dc:date>
                <text:p text:style-name="P1"><text:span text:style-name="T1">The original reference is ICC.1:1998-09</text:span></text:p>
              </office:annotation>
              <text:p>ICC.1:2001-04, File Format for Color Profiles, International Color Consortium, http://www.color.org/ICC_Minor_Revision_for_Web.pdf</text:p>
            </table:table-cell>
            <table:table-cell table:style-name="ce81" table:number-columns-repeated="5"/>
            <table:table-cell table:style-name="ce92" office:value-type="string" calcext:value-type="string">
              <text:p>The original reference is ICC.1:1998-09</text:p>
            </table:table-cell>
            <table:table-cell table:style-name="ce92"/>
            <table:table-cell table:number-columns-repeated="1014"/>
          </table:table-row>
          <table:table-row table:style-name="ro4">
            <table:table-cell table:style-name="ce55"/>
            <table:table-cell table:style-name="ce68" office:value-type="string" calcext:value-type="string">
              <text:p>14.9</text:p>
            </table:table-cell>
            <table:table-cell table:style-name="ce81" table:formula="of:=[.B755]" office:value-type="string" office:string-value="Adobe PDF Reference Guide, fifth edition, version 1.6, ISBN 0-321-30474-8 (available from &lt;http://www.npes.org/standards/toolspdfx.html&gt;), http://www.npes.org/LinkClick.aspx?fileticket=zXY66XCWVKo%3d&amp;tabid=158&amp;mid=669" calcext:value-type="string">
              <text:p>Adobe PDF Reference Guide, fifth edition, version 1.6, ISBN 0-321-30474-8 (available from &lt;http://www.npes.org/standards/toolspdfx.html&gt;), http://www.npes.org/LinkClick.aspx?fileticket=zXY66XCWVKo%3d&amp;tabid=158&amp;mid=66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0</text:p>
            </table:table-cell>
            <table:table-cell table:style-name="ce81" table:formula="of:=[.B756]" office:value-type="string" office:string-value="Adobe Supplement to ISO 32000-1, BaseVersion 1.7, ExtensionLevel 5, Adobe Systems Incorporated, http://www.adobe.com/devnet/acrobat/pdfs/adobe_supplement_iso32000_1.pdf" calcext:value-type="string">
              <text:p>Adobe Supplement to ISO 32000-1, BaseVersion 1.7, ExtensionLevel 5, Adobe Systems Incorporated, http://www.adobe.com/devnet/acrobat/pdfs/adobe_supplement_iso32000_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1</text:p>
            </table:table-cell>
            <table:table-cell table:style-name="ce81" table:formula="of:=[.B758]" office:value-type="string" office:string-value="Errata for Adobe PDF Reference, fifth edition, version 1.6, 31 August 2005 (available from &lt;http://www.npes.org/standards/toolspdfx.html&gt;), http://www.npes.org/LinkClick.aspx?fileticket=zXY66XCWVKo%3d&amp;tabid=158&amp;mid=669" calcext:value-type="string">
              <text:p>Errata for Adobe PDF Reference, fifth edition, version 1.6, 31 August 2005 (available from &lt;http://www.npes.org/standards/toolspdfx.html&gt;), http://www.npes.org/LinkClick.aspx?fileticket=zXY66XCWVKo%3d&amp;tabid=158&amp;mid=66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2</text:p>
            </table:table-cell>
            <table:table-cell table:style-name="ce81" table:formula="of:=[.B759]" office:value-type="string" office:string-value="PDF Blend Modes: Addendum. Adobe Systems Incorporated, January 23, 2006 (available from &lt;http://www.npes.org/standards/toolspdfx.html&gt;)&#10;" calcext:value-type="string">
              <text:p>PDF Blend Modes: Addendum. Adobe Systems Incorporated, January 23, 2006 (available from &lt;http://www.npes.org/standards/toolspdfx.html&gt;)</text:p>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3</text:p>
            </table:table-cell>
            <table:table-cell table:style-name="ce81" table:formula="of:=[.B1677]" office:value-type="string" office:string-value="XMP Specification (September 2005): Adding Intelligence to Media, Adobe Systems Incorporated, http://partners.adobe.com/public/developer/en/xmp/sdk/xmpspecification.pdf" calcext:value-type="string">
              <office:annotation draw:style-name="gr3" draw:text-style-name="P2" svg:width="20.747cm" svg:height="0.953cm" svg:x="21.761cm" svg:y="99.872cm" draw:caption-point-x="-0.407cm" draw:caption-point-y="-0.81cm">
                <dc:date>2020-05-07T00:00:00</dc:date>
                <text:p text:style-name="P1"><text:span text:style-name="T1">Original reference goes to XMP Specification (June 2005), which differs with version from September 2005 by minor clarifications.</text:span></text:p>
              </office:annotation>
              <text:p>XMP Specification (September 2005): Adding Intelligence to Media, Adobe Systems Incorporated, http://partners.adobe.com/public/developer/en/xmp/sdk/xmpspecification.pdf</text:p>
            </table:table-cell>
            <table:table-cell table:style-name="ce81" table:number-columns-repeated="5"/>
            <table:table-cell table:style-name="ce92" office:value-type="string" calcext:value-type="string">
              <text:p>Original reference goes to XMP Specification (June 2005), which differs with version from September 2005 by minor clarifications.</text:p>
            </table:table-cell>
            <table:table-cell table:style-name="ce92"/>
            <table:table-cell table:number-columns-repeated="1014"/>
          </table:table-row>
          <table:table-row table:style-name="ro4">
            <table:table-cell table:style-name="ce55"/>
            <table:table-cell table:style-name="ce68" office:value-type="string" calcext:value-type="string">
              <text:p>14.14</text:p>
            </table:table-cell>
            <table:table-cell table:style-name="ce81" table:formula="of:=[.B761]" office:value-type="string" office:string-value="Extensible Markup Language (XML), version 1.0. W3C Recommendation, 3rd edn., 4 February 2004, http://www.w3.org/TR/2004/REC-xml-20040204" calcext:value-type="string">
              <text:p>Extensible Markup Language (XML), version 1.0. W3C Recommendation, 3rd edn., 4 February 2004, http://www.w3.org/TR/2004/REC-xml-2004020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5</text:p>
            </table:table-cell>
            <table:table-cell table:style-name="ce81" table:formula="of:=[.B770]" office:value-type="string" office:string-value="RDF/XML Syntax Specification (Revised), W3C Recommendation, 10 February 2004, http://www.w3.org/TR/2004/REC-rdf-syntax-grammar-20040210/" calcext:value-type="string">
              <text:p>RDF/XML Syntax Specification (Revised), W3C Recommendation, 10 February 2004, http://www.w3.org/TR/2004/REC-rdf-syntax-grammar-200402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16</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5" calcext:value-type="float">
            <text:p>15</text:p>
          </table:table-cell>
          <table:table-cell table:style-name="ce67" office:value-type="string" calcext:value-type="string">
            <office:annotation draw:style-name="gr2" draw:text-style-name="P2" svg:width="34.971cm" svg:height="1.508cm" svg:x="4.709cm" svg:y="101.835cm" draw:caption-point-x="-0.407cm" draw:caption-point-y="-0.811cm">
              <dc:date>2020-05-07T00:00:00</dc:date>
              <text:p text:style-name="P1"><text:span text:style-name="T1">Now withdrawn, Revised by</text:span></text:p>
              <text:p text:style-name="P1"><text:span text:style-name="T1">ISO/IEC 22275:2018</text:span></text:p>
            </office:annotation>
            <text:p>ISO/IEC 16262:2011, Information technology — Programming languages, their environments and system software interfaces — ECMAScript language specification. (Also known as JavaScript. Also available as ECMA-262 Edition 5.1 from ECMA), https://www.iso.org/standard/55755.html</text:p>
          </table:table-cell>
          <table:table-cell table:style-name="ce82" table:number-columns-repeated="6"/>
          <table:table-cell table:style-name="ce96" office:value-type="string" calcext:value-type="string">
            <text:p>Now withdrawn, Revised by</text:p>
            <text:p>ISO/IEC 22275:201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1</text:p>
            </table:table-cell>
            <table:table-cell table:style-name="ce81" table:formula="of:=[.B789]" office:value-type="string" office:string-value="ECMA-262, ECMAScript® Language Specification, https://www.ecma-international.org/publications/files/ECMA-ST/ECMA-262.pdf" calcext:value-type="string">
              <text:p>ECMA-262, ECMAScript® Language Specification, https://www.ecma-international.org/publications/files/ECMA-ST/ECMA-262.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2</text:p>
            </table:table-cell>
            <table:table-cell table:style-name="ce81" table:formula="of:=[.B793]" office:value-type="string" office:string-value="ECMA-402, ECMAScript® Internationalization API Specification, https://www.ecma-international.org/ecma-402/1.0/" calcext:value-type="string">
              <text:p>ECMA-402, ECMAScript® Internationalization API Specification, https://www.ecma-international.org/ecma-402/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text:p>
            </table:table-cell>
            <table:table-cell table:style-name="ce81" table:formula="of:=[.B803]" office:value-type="string" office:string-value="ISO/IEC 21778, Information technology - The JSON data interchange syntax [Adoption of ECMA-404], https://www.iso.org/standard/71616.html" calcext:value-type="string">
              <text:p>ISO/IEC 21778, Information technology - The JSON data interchange syntax [Adoption of ECMA-404], https://www.iso.org/standard/71616.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6" calcext:value-type="float">
            <text:p>16</text:p>
          </table:table-cell>
          <table:table-cell table:style-name="ce67" office:value-type="string" calcext:value-type="string">
            <office:annotation draw:style-name="gr3" draw:text-style-name="P2" svg:width="34.971cm" svg:height="0.953cm" svg:x="4.709cm" svg:y="103.795cm" draw:caption-point-x="-0.407cm" draw:caption-point-y="-0.81cm">
              <dc:date>2020-05-07T00:00:00</dc:date>
              <text:p text:style-name="P1"><text:span text:style-name="T1">ISO 16684-1:2019</text:span></text:p>
            </office:annotation>
            <text:p>ISO 16684-1, Extensible metadata platform (XMP) specification — Part 1: Data model, serialization and core properties, https://www.iso.org/standard/57421.html</text:p>
          </table:table-cell>
          <table:table-cell table:style-name="ce82" table:number-columns-repeated="6"/>
          <table:table-cell table:style-name="ce96" office:value-type="string" calcext:value-type="string">
            <text:p>ISO 16684-1:2019</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1</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2</text:p>
            </table:table-cell>
            <table:table-cell table:style-name="ce81" table:formula="of:=[.B807]" office:value-type="string" office:string-value="IETF RFC 3066 (2001): Tags for the Identification of Languages, https://www.rfc-editor.org/info/rfc3066" calcext:value-type="string">
              <text:p>IETF RFC 3066 (2001): Tags for the Identification of Languages, https://www.rfc-editor.org/info/rfc306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3</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4</text:p>
            </table:table-cell>
            <table:table-cell table:style-name="ce81" table:formula="of:=[.B819]" office:value-type="string" office:string-value="Dublin Core™ Metadata Element Set, Version 1.1: Reference Description, Octor 2010, http://dublincore.org/documents/dces/" calcext:value-type="string">
              <text:p>Dublin Core™ Metadata Element Set, Version 1.1: Reference Description, Octor 2010, http://dublincore.org/documents/dc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5</text:p>
            </table:table-cell>
            <table:table-cell table:style-name="ce81" table:formula="of:=[.B825]" office:value-type="string" office:string-value="The Unicode Standard, http://www.unicode.org/versions/Unicode13.0.0/" calcext:value-type="string">
              <text:p>The Unicode Standard, http://www.unicode.org/versions/Unicode13.0.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6</text:p>
            </table:table-cell>
            <table:table-cell table:style-name="ce81" table:formula="of:=[.B826]" office:value-type="string" office:string-value="URIs URLs, and URNs: Clarifications and Recommendations 1.0, W3C Note 21 September 2001 http://www.w3.org/TR/2001/NOTE-&#10;uri-clarification-20010921/" calcext:value-type="string">
              <text:p>URIs URLs, and URNs: Clarifications and Recommendations 1.0, W3C Note 21 September 2001 http://www.w3.org/TR/2001/NOTE-</text:p>
              <text:p>uri-clarification-20010921/</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 calcext:value-type="float">
            <text:p>17</text:p>
          </table:table-cell>
          <table:table-cell table:style-name="ce67" office:value-type="string" calcext:value-type="string">
            <office:annotation draw:style-name="gr1" draw:text-style-name="P2" svg:width="34.971cm" svg:height="0.952cm" svg:x="4.709cm" svg:y="107.229cm" draw:caption-point-x="-0.407cm" draw:caption-point-y="-0.811cm">
              <dc:date>2020-05-07T00:00:00</dc:date>
              <text:p text:style-name="P1"><text:span text:style-name="T1">ISO 17972-4:2018</text:span></text:p>
            </office:annotation>
            <text:p>ISO 17972-4, Graphic technology — Colour data exchange format (CxF/X) — Part 4: Spot colour characterisation data (CxF/X-4), https://www.iso.org/standard/71110.html</text:p>
          </table:table-cell>
          <table:table-cell table:style-name="ce82" table:number-columns-repeated="6"/>
          <table:table-cell table:style-name="ce96" office:value-type="string" calcext:value-type="string">
            <text:p>ISO 17972-4:201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1</text:p>
            </table:table-cell>
            <table:table-cell table:style-name="ce81" table:formula="of:=[.B841]" office:value-type="string" office:string-value="ISO 17972-1:2015, Graphic technology — Colour data exchange format — Part 1: Relationship to CxF3 (CxF/X), https://www.iso.org/standard/61500.html" calcext:value-type="string">
              <text:p>ISO 17972-1:2015, Graphic technology — Colour data exchange format — Part 1: Relationship to CxF3 (CxF/X), https://www.iso.org/standard/61500.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8" calcext:value-type="float">
            <text:p>18</text:p>
          </table:table-cell>
          <table:table-cell table:style-name="ce67" office:value-type="string" calcext:value-type="string">
            <office:annotation draw:style-name="gr1" draw:text-style-name="P2" svg:width="34.971cm" svg:height="0.952cm" svg:x="4.709cm" svg:y="108.21cm" draw:caption-point-x="-0.407cm" draw:caption-point-y="-0.811cm">
              <dc:date>2020-05-07T00:00:00</dc:date>
              <text:p text:style-name="P1"><text:span text:style-name="T1">ISO 18619:2015</text:span></text:p>
            </office:annotation>
            <text:p>ISO 18619, Image technology colour management – Black point compensation, https://www.iso.org/standard/63033.html</text:p>
          </table:table-cell>
          <table:table-cell table:style-name="ce82" table:number-columns-repeated="6"/>
          <table:table-cell table:style-name="ce96" office:value-type="string" calcext:value-type="string">
            <text:p>ISO 18619:2015</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1</text:p>
            </table:table-cell>
            <table:table-cell table:style-name="ce81" table:formula="of:=[.B159]" office:value-type="string" office:string-value="ISO 15076-1:2010, Image technology colour management – Architecture, profile format and data structure — Part 1: Based on ICC.1:2010, https://www.iso.org/standard/54754.html" calcext:value-type="string">
              <office:annotation draw:style-name="gr1" draw:text-style-name="P2" svg:width="20.747cm" svg:height="0.952cm" svg:x="21.761cm" svg:y="108.7cm" draw:caption-point-x="-0.407cm" draw:caption-point-y="-0.811cm">
                <dc:date>2020-05-07T00:00:00</dc:date>
                <text:p text:style-name="P1"><text:span text:style-name="T1">The original reference is ISO 15076-1:2010 &amp; ICC.1:2001-04</text:span></text:p>
              </office:annotation>
              <text:p>ISO 15076-1:2010, Image technology colour management – Architecture, profile format and data structure — Part 1: Based on ICC.1:2010, https://www.iso.org/standard/54754.html</text:p>
            </table:table-cell>
            <table:table-cell table:style-name="ce81" table:number-columns-repeated="5"/>
            <table:table-cell table:style-name="ce92" office:value-type="string" calcext:value-type="string">
              <text:p>The original reference is ISO 15076-1:2010 &amp; ICC.1:2001-04</text:p>
            </table:table-cell>
            <table:table-cell table:style-name="ce92"/>
            <table:table-cell table:number-columns-repeated="1014"/>
          </table:table-row>
        </table:table-row-group>
        <table:table-row table:style-name="ro4">
          <table:table-cell table:style-name="ce54" office:value-type="float" office:value="19" calcext:value-type="float">
            <text:p>19</text:p>
          </table:table-cell>
          <table:table-cell table:style-name="ce67" office:value-type="string" calcext:value-type="string">
            <office:annotation draw:style-name="gr2" draw:text-style-name="P2" svg:width="34.971cm" svg:height="1.508cm" svg:x="4.709cm" svg:y="109.189cm" draw:caption-point-x="-0.407cm" draw:caption-point-y="-0.81cm">
              <dc:date>2020-05-07T00:00:00</dc:date>
              <text:p text:style-name="P1"><text:span text:style-name="T1">ISO 19162:2019</text:span></text:p>
              <text:p text:style-name="P1"><text:span text:style-name="T1"/></text:p>
            </office:annotation>
            <text:p>ISO 19162, Geographic information – Well known text representation of coordinate reference systems, https://www.iso.org/standard/63094.html</text:p>
          </table:table-cell>
          <table:table-cell table:style-name="ce82" table:number-columns-repeated="6"/>
          <table:table-cell table:style-name="ce96" office:value-type="string" calcext:value-type="string">
            <text:p>ISO 19162:2019</text:p>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9.1</text:p>
            </table:table-cell>
            <table:table-cell table:style-name="ce81" table:formula="of:=[.B843]" office:value-type="string" office:string-value="ISO 8601-1, Date and time — Representations for information interchange — Part 1: Basic rules, https://www.iso.org/iso-8601-date-and-time-format.html" calcext:value-type="string">
              <text:p>ISO 8601-1, Date and time — Representations for information interchange — Part 1: Basic rul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2</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3</text:p>
            </table:table-cell>
            <table:table-cell table:style-name="ce81" table:formula="of:=[.B844]" office:value-type="string" office:string-value="ISO 19111:2019, Geographic information — Referencing by coordinates, https://www.iso.org/standard/74039.html" calcext:value-type="string">
              <text:p>ISO 19111:2019, Geographic information — Referencing by coordinates, https://www.iso.org/standard/74039.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0" calcext:value-type="float">
            <text:p>20</text:p>
          </table:table-cell>
          <table:table-cell table:style-name="ce67" office:value-type="string" calcext:value-type="string">
            <text:p>ISO 19444-1:2019, Document management – XML Forms Data Format – Part 1: Use of ISO 32000-2 (XFDF 3.0), https://www.iso.org/standard/64911.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1</text:p>
            </table:table-cell>
            <table:table-cell table:style-name="ce81" table:formula="of:=[.B2]" office:value-type="string" office:string-value="ISO 32000-2:202x Document management — Portable Document Format — Part 2: PDF 2.0, https://www.iso.org/standard/75839.html" calcext:value-type="string">
              <text:p>ISO 32000-2:202x Document management — Portable Document Format — Part 2: PDF 2.0, https://www.iso.org/standard/7583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2</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1" calcext:value-type="float">
            <text:p>21</text:p>
          </table:table-cell>
          <table:table-cell table:style-name="ce67" office:value-type="string" calcext:value-type="string">
            <text:p>ISO/IEC 22537:2006, Information technology – ECMAScript for XML (E4X) specification, https://www.iso.org/standard/4100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1.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2</text:p>
            </table:table-cell>
            <table:table-cell table:style-name="ce81" table:formula="of:=[.B848]" office:value-type="string" office:string-value="ISO/EC 16262:2001, ECMAScript Language Specification — 2nd edition" calcext:value-type="string">
              <text:p>ISO/EC 16262:2001, ECMAScript Language Specification — 2nd edi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3</text:p>
            </table:table-cell>
            <table:table-cell table:style-name="ce81" table:formula="of:=[.B852]" office:value-type="string" office:string-value="Document Object Model (DOM) Level 2 Specifications, W3C Recommendation, 13 November 2000, https://www.w3.org/TR/2000/REC-DOM-Level-2-Core-20001113/" calcext:value-type="string">
              <text:p>Document Object Model (DOM) Level 2 Specifications, W3C Recommendation, 13 November 2000, https://www.w3.org/TR/2000/REC-DOM-Level-2-Core-2000111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4</text:p>
            </table:table-cell>
            <table:table-cell table:style-name="ce81" table:formula="of:=[.B863]" office:value-type="string" office:string-value="Extensible Markup Language 1.0 (Second Edition), W3C Recommendation 6 October 2000, https://www.w3.org/TR/2000/REC-xml-20001006" calcext:value-type="string">
              <text:p>Extensible Markup Language 1.0 (Second Edition), W3C Recommendation 6 October 2000, https://www.w3.org/TR/2000/REC-xml-2000100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5</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6</text:p>
            </table:table-cell>
            <table:table-cell table:style-name="ce81" table:formula="of:=[.B873]" office:value-type="string" office:string-value="The Unicode Standard: Version 2.0, 1996" calcext:value-type="string">
              <text:p>The Unicode Standard: Version 2.0, 19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7</text:p>
            </table:table-cell>
            <table:table-cell table:style-name="ce81" table:formula="of:=[.B874]" office:value-type="string" office:string-value="UTR #8: The Unicode Standard, Version 2.1, 1998, https://www.unicode.org/reports/tr8/tr8-2.html" calcext:value-type="string">
              <text:p>UTR #8: The Unicode Standard, Version 2.1, 1998, https://www.unicode.org/reports/tr8/tr8-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text:p>
            </table:table-cell>
            <table:table-cell table:style-name="ce81" table:formula="of:=[.B1661]" office:value-type="string" office:string-value="UTR #15: Unicode Normalization Forms, 1998, https://www.unicode.org/reports/tr15/tr15-18.html" calcext:value-type="string">
              <text:p>UTR #15: Unicode Normalization Forms, 1998, https://www.unicode.org/reports/tr15/tr15-18.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9</text:p>
            </table:table-cell>
            <table:table-cell table:style-name="ce81" table:formula="of:=[.B875]" office:value-type="string" office:string-value="XML Information Set, W3C Recommendation 24 October 2001, https://www.w3.org/TR/2001/REC-xml-infoset-20011024/" calcext:value-type="string">
              <text:p>XML Information Set, W3C Recommendation 24 October 2001, https://www.w3.org/TR/2001/REC-xml-infoset-2001102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10</text:p>
            </table:table-cell>
            <table:table-cell table:style-name="ce81" table:formula="of:=[.B881]" office:value-type="string" office:string-value="XML Path Language (XPath) Version 1.0, W3C Recommendation 16 November 1999, https://www.w3.org/TR/1999/REC-xpath-19991116/" calcext:value-type="string">
              <text:p>XML Path Language (XPath) Version 1.0, W3C Recommendation 16 November 1999, https://www.w3.org/TR/1999/REC-xpath-199911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11</text:p>
            </table:table-cell>
            <table:table-cell table:style-name="ce81" table:formula="of:=[.B886]" office:value-type="string" office:string-value="XML Schema Part 1: Structures, W3C Recommendation, 2 May 2001, https://www.w3.org/TR/2001/REC-xmlschema-1-20010502/" calcext:value-type="string">
              <text:p>XML Schema Part 1: Structures, W3C Recommendation, 2 May 2001, https://www.w3.org/TR/2001/REC-xmlschema-1-2001050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12</text:p>
            </table:table-cell>
            <table:table-cell table:style-name="ce81" table:formula="of:=[.B894]" office:value-type="string" office:string-value="XML Schema Part 2: Datatypes, W3C Recommendation, 2 May 2001, https://www.w3.org/TR/2001/REC-xmlschema-2-20010502/" calcext:value-type="string">
              <text:p>XML Schema Part 2: Datatypes, W3C Recommendation, 2 May 2001, https://www.w3.org/TR/2001/REC-xmlschema-2-20010502/</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2" calcext:value-type="float">
            <text:p>22</text:p>
          </table:table-cell>
          <table:table-cell table:style-name="ce67" office:value-type="string" calcext:value-type="string">
            <text:p>IEC 61966-2-1 ed1.0 (1999-10), Multimedia systems and equipment — Colour measurement and management — Part 2-1: Colour management — Default RGB colour space — sRGB (with Amendment 1 IEC 61966-2-1-am1 ed1.0 (2003-01)), https://webstore.iec.ch/publication/6169</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2.1</text:p>
            </table:table-cell>
            <table:table-cell table:style-name="ce81" table:formula="of:=[.B907]" office:value-type="string" office:string-value="IEC 60050-845:1987 International Electrotechnical Vocabulary (IEV) - Part 845: Lighting, https://standards.globalspec.com/std/830296/iec-60050-845" calcext:value-type="string">
              <text:p>IEC 60050-845:1987 International Electrotechnical Vocabulary (IEV) - Part 845: Lighting, https://standards.globalspec.com/std/830296/iec-60050-8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text:p>
            </table:table-cell>
            <table:table-cell table:style-name="ce81" table:formula="of:=[.B680]" office:value-type="string" office:string-value="ISO 3664, Graphic technology and photography - Viewing conditions, https://www.iso.org/standard/43234.html" calcext:value-type="string">
              <text:p>ISO 3664, Graphic technology and photography - Viewing conditions, https://www.iso.org/standard/4323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3</text:p>
            </table:table-cell>
            <table:table-cell table:style-name="ce81" table:formula="of:=[.B908]" office:value-type="string" office:string-value="ISO/CIE 10527:1991, CIE standard colorimetric observers, https://www.iso.org/standard/18596.html" calcext:value-type="string">
              <text:p>ISO/CIE 10527:1991, CIE standard colorimetric observers, https://www.iso.org/standard/1859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4</text:p>
            </table:table-cell>
            <table:table-cell table:style-name="ce81" table:formula="of:=[.B910]" office:value-type="string" office:string-value="CIE 15.2:1986, Colorimetry " calcext:value-type="string">
              <text:p>CIE 15.2:1986, Colorimetry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5</text:p>
            </table:table-cell>
            <table:table-cell table:style-name="ce81" table:formula="of:=[.B911]" office:value-type="string" office:string-value="CIE 122:1996, The relationship between digital and colorimetric data for computer-controlled CRT displays " calcext:value-type="string">
              <text:p>CIE 122:1996, The relationship between digital and colorimetric data for computer-controlled CRT displays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6</text:p>
            </table:table-cell>
            <table:table-cell table:style-name="ce81" table:formula="of:=[.B912]" office:value-type="string" office:string-value="ITU-R BT.709-3:1998, Parameter values for the HDTV standards for production and international programme exchange" calcext:value-type="string">
              <text:p>ITU-R BT.709-3:1998, Parameter values for the HDTV standards for production and international programme exchange</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 calcext:value-type="float">
            <text:p>23</text:p>
          </table:table-cell>
          <table:table-cell table:style-name="ce67" office:value-type="string" calcext:value-type="string">
            <office:annotation draw:style-name="gr18" draw:text-style-name="P2" svg:width="34.971cm" svg:height="0.991cm" svg:x="4.709cm" svg:y="122.41cm" draw:caption-point-x="-0.407cm" draw:caption-point-y="-0.791cm">
              <dc:date>2020-05-07T00:00:00</dc:date>
              <text:p text:style-name="P1"><text:span text:style-name="T1">This document is referenced by ISO 32000-2 for definition of 7-bit ASCII set including character names and the notion of graphical characters. It contains a number of further references, but they are irrelevant for PDF 2.0 syntax. </text:span></text:p>
            </office:annotation>
            <text:p>ANSI X3.4-1986, Information Systems -Coded Sets 7-Bit American National Standard Code for Information Interchange (7-bit ASCII), American National Standards Institute, http://unicode.org/L2/L2006/06388-review-incits4.pdf</text:p>
          </table:table-cell>
          <table:table-cell table:style-name="ce82" table:number-columns-repeated="6"/>
          <table:table-cell table:style-name="ce96" office:value-type="string" calcext:value-type="string">
            <text:p>This document is referenced by ISO 32000-2 for definition of 7-bit ASCII set including character names and the notion of graphical characters. It contains a number of further references, but they are irrelevant for PDF 2.0 syntax.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7" office:value-type="float" office:value="24" calcext:value-type="float">
            <text:p>24</text:p>
          </table:table-cell>
          <table:table-cell table:style-name="ce70" office:value-type="string" calcext:value-type="string">
            <office:annotation draw:style-name="gr1" draw:text-style-name="P2" svg:width="34.971cm" svg:height="0.952cm" svg:x="4.709cm" svg:y="122.92cm" draw:caption-point-x="-0.407cm" draw:caption-point-y="-0.811cm">
              <dc:date>2020-05-07T00:00:00</dc:date>
              <text:p text:style-name="P1"><text:span text:style-name="T1">many links, not clear which of them are normative. The specification is not openly available.</text:span></text:p>
            </office:annotation>
            <text:p>ANSI X9.62-2005, Public Key Cryptography For The Financial Services Industry: The Elliptic Curve Digital Signature Algorithm (ECDSA), American National Standards Institute, https://infostore.saiglobal.com/en-us/Standards/ANSI-X9-62-2005-2085_SAIG_ABA_ABA_5340/</text:p>
          </table:table-cell>
          <table:table-cell table:style-name="ce84" table:number-columns-repeated="6"/>
          <table:table-cell table:style-name="ce97" office:value-type="string" calcext:value-type="string">
            <text:p>many links, not clear which of them are normative. The specification is not openly available.</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25" calcext:value-type="float">
            <text:p>25</text:p>
          </table:table-cell>
          <table:table-cell table:style-name="ce67" office:value-type="string" calcext:value-type="string">
            <text:p>PostScript Language Third Edition, (February, 1999),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5.1</text:p>
            </table:table-cell>
            <table:table-cell table:style-name="ce81" table:formula="of:=[.B275]" office:value-type="string" office:string-value="Adobe Type 1 Font Format, Version 1.1, (February 1993), Addison-Wesley, ISBN 0-201-57044-0" calcext:value-type="string">
              <office:annotation draw:style-name="gr14" draw:text-style-name="P2" svg:width="20.747cm" svg:height="1.781cm" svg:x="21.761cm" svg:y="123.487cm" draw:caption-point-x="-0.407cm" draw:caption-point-y="-0.397cm">
                <dc:date>2020-05-07T00:00:00</dc:date>
                <text:p text:style-name="P1"><text:span text:style-name="T1">The reference is actually dated 1990, which seems to be wrong. As explained in Adobe TN #5015, Appendix E: "The Type 1 font format was originally published as version 1.0 by Adobe Systems, in 1990. Version 1.1 was subsequently published by Addison Wesley in 1991. Initial additions to the specification were published as Adobe Technical Specification #5047, “Updates to the Type 1 Font Format,” which is superseded by this document."</text:span></text:p>
              </office:annotation>
              <text:p>Adobe Type 1 Font Format, Version 1.1, (February 1993), Addison-Wesley, ISBN 0-201-57044-0</text:p>
            </table:table-cell>
            <table:table-cell table:style-name="ce81" table:number-columns-repeated="5"/>
            <table:table-cell table:style-name="ce92" office:value-type="string" calcext:value-type="string">
              <text:p>The reference is actually dated 1990, which seems to be wrong. As explained in Adobe TN #5015, Appendix E: "The Type 1 font format was originally published as version 1.0 by Adobe Systems, in 1990. Version 1.1 was subsequently published by Addison Wesley in 1991. Initial additions to the specification were published as Adobe Technical Specification #5047, “Updates to the Type 1 Font Format,” which is superseded by this document."</text:p>
            </table:table-cell>
            <table:table-cell table:style-name="ce92"/>
            <table:table-cell table:number-columns-repeated="1014"/>
          </table:table-row>
          <table:table-row table:style-name="ro4">
            <table:table-cell table:style-name="ce55"/>
            <table:table-cell table:style-name="ce68" office:value-type="string" calcext:value-type="string">
              <text:p>25.2</text:p>
            </table:table-cell>
            <table:table-cell table:style-name="ce80" table:formula="of:=[.B289]" office:value-type="string" office:string-value="Adobe Technical Note #5116, Supporting the DCT Filters in PostScript Level 2, (November 1992), Adobe Systems Incorporated" calcext:value-type="string">
              <text:p>Adobe Technical Note #5116, Supporting the DCT Filters in PostScript Level 2, (November 1992), Adobe Systems Incorporated</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3</text:p>
            </table:table-cell>
            <table:table-cell table:style-name="ce81" table:formula="of:=[.B274]" office:value-type="string" office:string-value="Adobe TIFF Revision 6.0, Final, (June 1992), Adobe Systems Incorporated" calcext:value-type="string">
              <text:p>Adobe TIFF Revision 6.0, Final, (June 1992),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4</text:p>
            </table:table-cell>
            <table:table-cell table:style-name="ce81" table:formula="of:=[.B278]" office:value-type="string" office:string-value="Adobe Technical Note #5014, Adobe CMap and CID Font Files Specification, Version 1.0, (8 October 1996), Adobe Systems Incorporated" calcext:value-type="string">
              <text:p>Adobe Technical Note #5014, Adobe CMap and CID Font Files Specification, Version 1.0, (8 October 1996),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5</text:p>
            </table:table-cell>
            <table:table-cell table:style-name="ce81" table:formula="of:=[.B1766]" office:value-type="string" office:string-value="Adobe Font Metrics File Format Specification Version 4.1, Technical Note #5004 (October, 1998), Adobe Systems Incorporated, https://www.adobe.com/content/dam/acom/en/devnet/font/pdfs/5004.AFM_Spec.pdf" calcext:value-type="string">
              <text:p>Adobe Font Metrics File Format Specification Version 4.1, Technical Note #5004 (October, 1998), Adobe Systems Incorporated, https://www.adobe.com/content/dam/acom/en/devnet/font/pdfs/5004.AFM_Spec.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6</text:p>
            </table:table-cell>
            <table:table-cell table:style-name="ce81" table:formula="of:=[.B291]" office:value-type="string" office:string-value="Adobe Technical Note #5176, The Compact Font Format Specification, version 1.0, (December 2003), Adobe Systems Incorporated" calcext:value-type="string">
              <text:p>Adobe Technical Note #5176, The Compact Font Format Specification, version 1.0, (December 2003),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7</text:p>
            </table:table-cell>
            <table:table-cell table:style-name="ce81" table:formula="of:=[.B298]" office:value-type="string" office:string-value="Adobe Technical Note #5177, The Type 2 Charstring Format, (March 2000), Adobe Systems Incorporated" calcext:value-type="string">
              <text:p>Adobe Technical Note #5177, The Type 2 Charstring Format, (March 2000),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8</text:p>
            </table:table-cell>
            <table:table-cell table:style-name="ce81" table:formula="of:=[.B1768]" office:value-type="string" office:string-value="The Type 42 Font Format Specification, Technical Note #5012 (July 1998), Adobe Systems Incorporated." calcext:value-type="string">
              <text:p>The Type 42 Font Format Specification, Technical Note #5012 (July 1998),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9</text:p>
            </table:table-cell>
            <table:table-cell table:style-name="ce81" table:formula="of:=[.B709]" office:value-type="string" office:string-value="IEEE 754, Standard for Binary Floating-Point Arithmetic, https://ieeexplore.ieee.org/document/8766229" calcext:value-type="string">
              <office:annotation draw:style-name="gr1" draw:text-style-name="P2" svg:width="20.747cm" svg:height="0.952cm" svg:x="21.761cm" svg:y="127.824cm" draw:caption-point-x="-0.407cm" draw:caption-point-y="-0.811cm">
                <dc:date>2020-05-07T00:00:00</dc:date>
                <text:p text:style-name="P1"><text:span text:style-name="T1">The original reference goes to IEEE 754-1985</text:span></text:p>
              </office:annotation>
              <text:p>IEEE 754, Standard for Binary Floating-Point Arithmetic, https://ieeexplore.ieee.org/document/8766229</text:p>
            </table:table-cell>
            <table:table-cell table:style-name="ce81" table:number-columns-repeated="5"/>
            <table:table-cell table:style-name="ce92" office:value-type="string" calcext:value-type="string">
              <text:p>The original reference goes to IEEE 754-1985</text:p>
            </table:table-cell>
            <table:table-cell table:style-name="ce92"/>
            <table:table-cell table:number-columns-repeated="1014"/>
          </table:table-row>
          <table:table-row table:style-name="ro4">
            <table:table-cell table:style-name="ce55"/>
            <table:table-cell table:style-name="ce68" office:value-type="string" calcext:value-type="string">
              <text:p>25.10</text:p>
            </table:table-cell>
            <table:table-cell table:style-name="ce81" table:formula="of:=[.B115]" office:value-type="string" office:string-value="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 calcext:value-type="string">
              <office:annotation draw:style-name="gr1" draw:text-style-name="P2" svg:width="20.747cm" svg:height="0.952cm" svg:x="21.761cm" svg:y="128.314cm" draw:caption-point-x="-0.407cm" draw:caption-point-y="-0.811cm">
                <dc:date>2020-05-07T00:00:00</dc:date>
                <text:p text:style-name="P1"><text:span text:style-name="T1">PLRM actually references only 10918-1 (undated).</text:span></text:p>
              </office:annotation>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81" table:number-columns-repeated="5"/>
            <table:table-cell table:style-name="ce92" office:value-type="string" calcext:value-type="string">
              <text:p>PLRM actually references only 10918-1 (undated).</text:p>
            </table:table-cell>
            <table:table-cell table:style-name="ce92"/>
            <table:table-cell table:number-columns-repeated="1014"/>
          </table:table-row>
          <table:table-row table:style-name="ro4">
            <table:table-cell table:style-name="ce55"/>
            <table:table-cell table:style-name="ce68" office:value-type="string" calcext:value-type="string">
              <text:p>25.11</text:p>
            </table:table-cell>
            <table:table-cell table:style-name="ce81" table:formula="of:=[.B609]" office:value-type="string" office:string-value="ITU Recommendation T.4: Standardization of Group 3 facsimile terminals for document transmission, International Telecommunication Union (ITU). https://www.itu.int/rec/T-REC-T.4/en" calcext:value-type="string">
              <text:p>ITU Recommendation T.4: Standardization of Group 3 facsimile terminals for document transmission, International Telecommunication Union (ITU). https://www.itu.int/rec/T-REC-T.4/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12</text:p>
            </table:table-cell>
            <table:table-cell table:style-name="ce81" table:formula="of:=[.B335]" office:value-type="string" office:string-value="IETF RFC 1950 (1996): ZLIB Compressed Data Format Specification, Version 3.3, https://dx.doi.org/10.17487/rfc1950" calcext:value-type="string">
              <text:p>IETF RFC 1950 (1996): ZLIB Compressed Data Format Specification, Version 3.3, https://dx.doi.org/10.17487/rfc195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13</text:p>
            </table:table-cell>
            <table:table-cell table:style-name="ce81" table:formula="of:=[.B336]" office:value-type="string" office:string-value="IETF RFC 1951 (1996): DEFLATE Compressed Data Format Specification, Version 1.3, https://dx.doi.org/10.17487/rfc1951" calcext:value-type="string">
              <text:p>IETF RFC 1951 (1996): DEFLATE Compressed Data Format Specification, Version 1.3, https://dx.doi.org/10.17487/rfc195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5.14</text:p>
            </table:table-cell>
            <table:table-cell table:style-name="ce81" table:formula="of:=[.B339]" office:value-type="string" office:string-value="ISO/IEC 15948:2003, Information technology — Computer graphics and image processing — Portable Network Graphics (PNG): Functional specification, https://www.w3.org/TR/2003/REC-PNG-20031110/#2NormRefs" calcext:value-type="string">
              <office:annotation draw:style-name="gr1" draw:text-style-name="P2" svg:width="20.747cm" svg:height="0.952cm" svg:x="21.761cm" svg:y="130.275cm" draw:caption-point-x="-0.407cm" draw:caption-point-y="-0.81cm">
                <dc:date>2020-05-07T00:00:00</dc:date>
                <text:p text:style-name="P1"><text:span text:style-name="T1">The original reference is RFC 2083 (1997)</text:span></text:p>
              </office:annotation>
              <text:p>ISO/IEC 15948:2003, Information technology — Computer graphics and image processing — Portable Network Graphics (PNG): Functional specification, https://www.w3.org/TR/2003/REC-PNG-20031110/#2NormRefs</text:p>
            </table:table-cell>
            <table:table-cell table:style-name="ce81" table:number-columns-repeated="5"/>
            <table:table-cell table:style-name="ce92" office:value-type="string" calcext:value-type="string">
              <text:p>The original reference is RFC 2083 (1997)</text:p>
            </table:table-cell>
            <table:table-cell table:style-name="ce92"/>
            <table:table-cell table:number-columns-repeated="1014"/>
          </table:table-row>
        </table:table-row-group>
        <table:table-row table:style-name="ro4">
          <table:table-cell table:style-name="ce58" office:value-type="float" office:value="26" calcext:value-type="float">
            <text:p>26</text:p>
          </table:table-cell>
          <table:table-cell table:style-name="ce72" office:value-type="string" calcext:value-type="string">
            <office:annotation draw:style-name="gr1" draw:text-style-name="P2" svg:width="34.971cm" svg:height="0.952cm" svg:x="4.709cm" svg:y="130.766cm" draw:caption-point-x="-0.407cm" draw:caption-point-y="-0.811cm">
              <dc:date>2020-05-07T00:00:00</dc:date>
              <text:p text:style-name="P1"><text:span text:style-name="T1">JavaScript is excluded from the scope of DARPA project</text:span></text:p>
            </office:annotation>
            <text:p>Adobe Acrobat 3D JavaScript Reference, Adobe Acrobat DC (May 2015), Adobe Systems Incorporated</text:p>
          </table:table-cell>
          <table:table-cell table:style-name="ce85" table:number-columns-repeated="6"/>
          <table:table-cell table:style-name="ce98" office:value-type="string" calcext:value-type="string">
            <text:p>JavaScript is excluded from the scope of DARPA project</text:p>
          </table:table-cell>
          <table:table-cell table:style-name="ce98"/>
          <table:table-cell table:style-name="ce85" table:number-columns-repeated="22"/>
          <table:table-cell table:number-columns-repeated="992"/>
        </table:table-row>
        <table:table-row table:style-name="ro4">
          <table:table-cell table:style-name="ce54" office:value-type="float" office:value="27" calcext:value-type="float">
            <text:p>27</text:p>
          </table:table-cell>
          <table:table-cell table:style-name="ce67" office:value-type="string" calcext:value-type="string">
            <text:p>Adobe Glyph List, Adobe Systems Incorporated, https://github.com/adobe-type-tools/agl-aglf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1</text:p>
            </table:table-cell>
            <table:table-cell table:style-name="ce81" table:formula="of:=[.B1771]" office:value-type="string" office:string-value="Adobe Glyph List Specification, Adobe, https://github.com/adobe-type-tools/agl-specification" calcext:value-type="string">
              <text:p>Adobe Glyph List Specification, Adobe, https://github.com/adobe-type-tools/agl-specificatio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8" calcext:value-type="float">
            <text:p>28</text:p>
          </table:table-cell>
          <table:table-cell table:style-name="ce67" office:value-type="string" calcext:value-type="string">
            <text:p>Adobe Glyph List for New Fonts, Adobe Systems Incorporated, https://github.com/adobe-type-tools/agl-aglf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8.1</text:p>
            </table:table-cell>
            <table:table-cell table:style-name="ce81" table:formula="of:=[.B1771]" office:value-type="string" office:string-value="Adobe Glyph List Specification, Adobe, https://github.com/adobe-type-tools/agl-specification" calcext:value-type="string">
              <text:p>Adobe Glyph List Specification, Adobe, https://github.com/adobe-type-tools/agl-specificatio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9" office:value-type="float" office:value="29" calcext:value-type="float">
            <text:p>29</text:p>
          </table:table-cell>
          <table:table-cell table:style-name="ce74" office:value-type="string" calcext:value-type="string">
            <office:annotation draw:style-name="gr1" draw:text-style-name="P2" svg:width="34.971cm" svg:height="0.952cm" svg:x="4.709cm" svg:y="133.218cm" draw:caption-point-x="-0.407cm" draw:caption-point-y="-0.811cm">
              <dc:date>2020-05-07T00:00:00</dc:date>
              <text:p text:style-name="P1"><text:span text:style-name="T1">JavaScript is excluded from the scope of DARPA project</text:span></text:p>
            </office:annotation>
            <text:p>Adobe JavaScript for Acrobat API Reference, Adobe Acrobat DC, (May 2015), Adobe Systems Incorporated</text:p>
          </table:table-cell>
          <table:table-cell table:style-name="ce86" table:number-columns-repeated="6"/>
          <table:table-cell table:style-name="ce99" office:value-type="string" calcext:value-type="string">
            <text:p>JavaScript is excluded from the scope of DARPA project</text:p>
          </table:table-cell>
          <table:table-cell table:style-name="ce99"/>
          <table:table-cell table:style-name="ce86" table:number-columns-repeated="22"/>
          <table:table-cell table:number-columns-repeated="992"/>
        </table:table-row>
        <table:table-row table:style-name="ro4">
          <table:table-cell table:style-name="ce54" office:value-type="float" office:value="30" calcext:value-type="float">
            <text:p>30</text:p>
          </table:table-cell>
          <table:table-cell table:style-name="ce67" office:value-type="string" calcext:value-type="string">
            <text:p>Adobe PDF Signature Build Dictionary Specification v.1.4, (March 2008), Adobe Systems Incorporated, https://www.adobe.com/content/dam/acom/en/devnet/acrobat/pdfs/Acrobat_Signature_BuildDict.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0"/>
          <table:table-cell table:style-name="ce75" office:value-type="string" calcext:value-type="string">
            <text:p>30.1</text:p>
          </table:table-cell>
          <table:table-cell table:style-name="ce87" table:formula="of:=[.B1042]" office:value-type="string" office:string-value="ISO 32000-1: &quot;Document management - Portable document format - Part 1: PDF 1.7&quot;, https://www.iso.org/standard/51502.html" calcext:value-type="string">
            <office:annotation draw:style-name="gr1" draw:text-style-name="P2" svg:width="20.747cm" svg:height="0.952cm" svg:x="21.761cm" svg:y="134.198cm" draw:caption-point-x="-0.407cm" draw:caption-point-y="-0.81cm">
              <dc:date>2020-05-07T00:00:00</dc:date>
              <text:p text:style-name="P1"><text:span text:style-name="T1">Not clear if this reference can be safely replaced by ISO 32000-2</text:span></text:p>
            </office:annotation>
            <text:p>ISO 32000-1: "Document management - Portable document format - Part 1: PDF 1.7", https://www.iso.org/standard/51502.html</text:p>
          </table:table-cell>
          <table:table-cell table:style-name="ce87" table:number-columns-repeated="5"/>
          <table:table-cell table:style-name="ce172" office:value-type="string" calcext:value-type="string">
            <text:p>Not clear if this reference can be safely replaced by ISO 32000-2</text:p>
          </table:table-cell>
          <table:table-cell table:style-name="ce172" office:value-type="string" calcext:value-type="string">
            <text:p>Not available</text:p>
          </table:table-cell>
          <table:table-cell table:style-name="ce177" table:number-columns-repeated="22"/>
          <table:table-cell table:style-name="ce179" table:number-columns-repeated="32"/>
          <table:table-cell table:number-columns-repeated="960"/>
        </table:table-row>
        <table:table-row table:style-name="ro4">
          <table:table-cell table:style-name="ce54" office:value-type="float" office:value="31" calcext:value-type="float">
            <text:p>31</text:p>
          </table:table-cell>
          <table:table-cell table:style-name="ce67" office:value-type="string" calcext:value-type="string">
            <office:annotation draw:style-name="gr18" draw:text-style-name="P2" svg:width="34.971cm" svg:height="0.991cm" svg:x="4.709cm" svg:y="134.67cm" draw:caption-point-x="-0.407cm" draw:caption-point-y="-0.792cm">
              <dc:date>2020-05-07T00:00:00</dc:date>
              <text:p text:style-name="P1"><text:span text:style-name="T1">TIFF specification covers LZW and DIFF predictor, which are sued in the PDF stream compression schemes. In case of LZW it further references the patrent: Welch Licensing Department, Office of the General Counsel, M/S C1SW19, Unisys Corporation, Blue Bell, Pennsylvania, 19424, but says the specification is self-contained.</text:span></text:p>
            </office:annotation>
            <text:p>Adobe TIFF Revision 6.0, Final, (June 1992), Adobe Systems Incorporated</text:p>
          </table:table-cell>
          <table:table-cell table:style-name="ce82" table:number-columns-repeated="6"/>
          <table:table-cell table:style-name="ce96" office:value-type="string" calcext:value-type="string">
            <text:p>TIFF specification covers LZW and DIFF predictor, which are sued in the PDF stream compression schemes. In case of LZW it further references the patrent: Welch Licensing Department, Office of the General Counsel, M/S C1SW19, Unisys Corporation, Blue Bell, Pennsylvania, 19424, but says the specification is self-containe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32" calcext:value-type="float">
            <text:p>32</text:p>
          </table:table-cell>
          <table:table-cell table:style-name="ce67" office:value-type="string" calcext:value-type="string">
            <text:p>Adobe Type 1 Font Format, Version 1.1, (February 1993), Addison-Wesley, ISBN 0-201-57044-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0"/>
          <table:table-cell table:style-name="ce75" office:value-type="string" calcext:value-type="string">
            <text:p>32.1</text:p>
          </table:table-cell>
          <table:table-cell table:style-name="ce88" table:formula="of:=[.B251]" office:value-type="string" office:string-value="PostScript Language Third Edition, (February, 1999), Adobe Systems Incorporated" calcext:value-type="string">
            <office:annotation draw:style-name="gr14" draw:text-style-name="P2" svg:width="20.747cm" svg:height="1.781cm" svg:x="21.761cm" svg:y="135.534cm" draw:caption-point-x="-0.407cm" draw:caption-point-y="-0.675cm">
              <dc:date>2020-05-07T00:00:00</dc:date>
              <text:p text:style-name="P1"><text:span text:style-name="T1">The specification references an undated version of PLRM. In addition, it says: "The PostScript interpreter has undergone continual enhancement since its debut in late 1984. During this time, Adobe</text:span></text:p>
              <text:p text:style-name="P1"><text:span text:style-name="T1">Systems has changed both the PostScript interpreter implementation and the features of the Type 1 font format. These changes are generally compatible with all versions of the PostScript interpreter".</text:span></text:p>
            </office:annotation>
            <text:p>PostScript Language Third Edition, (February, 1999), Adobe Systems Incorporated</text:p>
          </table:table-cell>
          <table:table-cell table:style-name="ce88" table:number-columns-repeated="5"/>
          <table:table-cell table:style-name="ce172" office:value-type="string" calcext:value-type="string">
            <text:p>The specification references an undated version of PLRM. In addition, it says: "The PostScript interpreter has undergone continual enhancement since its debut in late 1984. During this time, Adobe</text:p>
            <text:p>Systems has changed both the PostScript interpreter implementation and the features of the Type 1 font format. These changes are generally compatible with all versions of the PostScript interpreter".</text:p>
          </table:table-cell>
          <table:table-cell table:style-name="ce172" office:value-type="string" calcext:value-type="string">
            <text:p>Not available</text:p>
          </table:table-cell>
          <table:table-cell table:style-name="ce177" table:number-columns-repeated="22"/>
          <table:table-cell table:style-name="ce179" table:number-columns-repeated="32"/>
          <table:table-cell table:number-columns-repeated="960"/>
        </table:table-row>
        <table:table-row table:style-name="ro4">
          <table:table-cell table:style-name="ce59" office:value-type="float" office:value="33" calcext:value-type="float">
            <text:p>33</text:p>
          </table:table-cell>
          <table:table-cell table:style-name="ce74" office:value-type="string" calcext:value-type="string">
            <office:annotation draw:style-name="gr1" draw:text-style-name="P2" svg:width="34.971cm" svg:height="0.952cm" svg:x="4.709cm" svg:y="136.16cm" draw:caption-point-x="-0.407cm" draw:caption-point-y="-0.811cm">
              <dc:date>2020-05-07T00:00:00</dc:date>
              <text:p text:style-name="P1"><text:span text:style-name="T1">XFA is excluded from the scope of DARPA project</text:span></text:p>
            </office:annotation>
            <text:p>Adobe XML Architecture, XML Forms Architecture (XFA) Specification, version 3.3, (January 2012), Adobe Systems Incorporated. https://reference.pdfa.org/iso/32000/wp-content/uploads/2017/04/XFA-3_3.pdf</text:p>
          </table:table-cell>
          <table:table-cell table:style-name="ce86" table:number-columns-repeated="6"/>
          <table:table-cell table:style-name="ce99" office:value-type="string" calcext:value-type="string">
            <text:p>XFA is excluded from the scope of DARPA project</text:p>
          </table:table-cell>
          <table:table-cell table:style-name="ce99"/>
          <table:table-cell table:style-name="ce86" table:number-columns-repeated="22"/>
          <table:table-cell table:number-columns-repeated="992"/>
        </table:table-row>
        <table:table-row table:style-name="ro4">
          <table:table-cell table:style-name="ce54" office:value-type="float" office:value="34" calcext:value-type="float">
            <text:p>34</text:p>
          </table:table-cell>
          <table:table-cell table:style-name="ce67" office:value-type="string" calcext:value-type="string">
            <text:p>Adobe Technical Note #5014, Adobe CMap and CID Font Files Specification, Version 1.0, (8 October 1996),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34.1</text:p>
          </table:table-cell>
          <table:table-cell table:style-name="ce80" table:formula="of:=[.B251]" office:value-type="string" office:string-value="PostScript Language Third Edition, (February, 1999), Adobe Systems Incorporated" calcext:value-type="string">
            <office:annotation draw:style-name="gr18" draw:text-style-name="P2" svg:width="20.747cm" svg:height="0.991cm" svg:x="21.761cm" svg:y="137.122cm" draw:caption-point-x="-0.407cm" draw:caption-point-y="-0.792cm">
              <dc:date>2020-05-07T00:00:00</dc:date>
              <text:p text:style-name="P1"><text:span text:style-name="T1">Original reference goes to PLRM Level 1. But it looks like it can be safely replaced by PLRM Level 3, as only basic PostScript syntax is used.</text:span></text:p>
            </office:annotation>
            <text:p>PostScript Language Third Edition, (February, 1999), Adobe Systems Incorporated</text:p>
          </table:table-cell>
          <table:table-cell table:style-name="ce80" table:number-columns-repeated="5"/>
          <table:table-cell table:style-name="ce92" office:value-type="string" calcext:value-type="string">
            <text:p>Original reference goes to PLRM Level 1. But it looks like it can be safely replaced by PLRM Level 3, as only basic PostScript syntax is used.</text:p>
          </table:table-cell>
          <table:table-cell table:style-name="ce92"/>
          <table:table-cell table:number-columns-repeated="1014"/>
        </table:table-row>
        <table:table-row table:style-name="ro4">
          <table:table-cell table:style-name="ce55"/>
          <table:table-cell table:style-name="ce68" office:value-type="string" calcext:value-type="string">
            <text:p>34.2</text:p>
          </table:table-cell>
          <table:table-cell table:style-name="ce81" table:formula="of:=[.B275]" office:value-type="string" office:string-value="Adobe Type 1 Font Format, Version 1.1, (February 1993), Addison-Wesley, ISBN 0-201-57044-0" calcext:value-type="string">
            <text:p>Adobe Type 1 Font Format, Version 1.1, (February 1993), Addison-Wesley, ISBN 0-201-5704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3</text:p>
          </table:table-cell>
          <table:table-cell table:style-name="ce81" table:formula="of:=[.B1773]" office:value-type="string" office:string-value="Adobe Technical Note #5088, Font Naming Issue (April 1993), Adobe Systems Incorporated, https://www.adobe.com/content/dam/acom/en/devnet/font/pdfs/5088.FontNames.pdf" calcext:value-type="string">
            <text:p>Adobe Technical Note #5088, Font Naming Issue (April 1993), Adobe Systems Incorporated, https://www.adobe.com/content/dam/acom/en/devnet/font/pdfs/5088.FontNames.pdf</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35" calcext:value-type="float">
            <text:p>35</text:p>
          </table:table-cell>
          <table:table-cell table:style-name="ce67" office:value-type="string" calcext:value-type="string">
            <text:p>Adobe-Japan1-7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36" calcext:value-type="float">
            <text:p>36</text:p>
          </table:table-cell>
          <table:table-cell table:style-name="ce67" office:value-type="string" calcext:value-type="string">
            <text:p>Adobe-GB1-5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37" calcext:value-type="float">
            <text:p>37</text:p>
          </table:table-cell>
          <table:table-cell table:style-name="ce67" office:value-type="string" calcext:value-type="string">
            <text:p>Adobe-CNS1-7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38" calcext:value-type="float">
            <text:p>38</text:p>
          </table:table-cell>
          <table:table-cell table:style-name="ce67" office:value-type="string" calcext:value-type="string">
            <text:p>Adobe-Korea1-2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39" calcext:value-type="float">
            <text:p>39</text:p>
          </table:table-cell>
          <table:table-cell table:style-name="ce67" office:value-type="string" calcext:value-type="string">
            <text:p>Adobe-Japan2-0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40" calcext:value-type="float">
            <text:p>40</text:p>
          </table:table-cell>
          <table:table-cell table:style-name="ce67" office:value-type="string" calcext:value-type="string">
            <text:p>Adobe-KR-9 Character Collection for CID-Keyed Fonts, https://github.com/adobe-type-tools/cmap-resource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40.1</text:p>
          </table:table-cell>
          <table:table-cell table:style-name="ce80" table:formula="of:=[.B251]" office:value-type="string" office:string-value="PostScript Language Third Edition, (February, 1999), Adobe Systems Incorporated" calcext:value-type="string">
            <office:annotation draw:style-name="gr18" draw:text-style-name="P2" svg:width="20.747cm" svg:height="0.991cm" svg:x="21.761cm" svg:y="141.535cm" draw:caption-point-x="-0.407cm" draw:caption-point-y="-0.792cm">
              <dc:date>2020-05-07T00:00:00</dc:date>
              <text:p text:style-name="P1"><text:span text:style-name="T1">Original reference goes to PostScript Level 2. But it looks like it can be safely replaced by PLRM Level 3, as only basic PostScript syntax is used.</text:span></text:p>
            </office:annotation>
            <text:p>PostScript Language Third Edition, (February, 1999), Adobe Systems Incorporated</text:p>
          </table:table-cell>
          <table:table-cell table:style-name="ce80" table:number-columns-repeated="5"/>
          <table:table-cell table:style-name="ce92" office:value-type="string" calcext:value-type="string">
            <text:p>Original reference goes to PostScript Level 2. But it looks like it can be safely replaced by PLRM Level 3, as only basic PostScript syntax is used.</text:p>
          </table:table-cell>
          <table:table-cell table:style-name="ce92"/>
          <table:table-cell table:number-columns-repeated="1014"/>
        </table:table-row>
        <table:table-row table:style-name="ro4">
          <table:table-cell table:style-name="ce54" office:value-type="float" office:value="41" calcext:value-type="float">
            <text:p>41</text:p>
          </table:table-cell>
          <table:table-cell table:style-name="ce67" office:value-type="string" calcext:value-type="string">
            <text:p>Adobe Technical Note #5116, Supporting the DCT Filters in PostScript Level 2, (November 1992),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0"/>
          <table:table-cell table:style-name="ce75" office:value-type="string" calcext:value-type="string">
            <text:p>41.1</text:p>
          </table:table-cell>
          <table:table-cell table:style-name="ce89" table:formula="of:=[.B115]" office:value-type="string" office:string-value="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 calcext:value-type="string">
            <office:annotation draw:style-name="gr1" draw:text-style-name="P2" svg:width="20.747cm" svg:height="0.952cm" svg:x="21.761cm" svg:y="142.535cm" draw:caption-point-x="-0.407cm" draw:caption-point-y="-0.811cm">
              <dc:date>2020-05-07T00:00:00</dc:date>
              <text:p text:style-name="P1"><text:span text:style-name="T1">The original reference goes to a very early JPEG spec: JPEG File Interchange Format Version 1.02 specification, 27 August 1992.</text:span></text:p>
            </office:annotation>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89" table:number-columns-repeated="5"/>
          <table:table-cell table:style-name="ce172" office:value-type="string" calcext:value-type="string">
            <text:p>The original reference goes to a very early JPEG spec: JPEG File Interchange Format Version 1.02 specification, 27 August 1992.</text:p>
          </table:table-cell>
          <table:table-cell table:style-name="ce172" office:value-type="string" calcext:value-type="string">
            <text:p>Not available</text:p>
          </table:table-cell>
          <table:table-cell table:style-name="ce177" table:number-columns-repeated="22"/>
          <table:table-cell table:style-name="ce179" table:number-columns-repeated="32"/>
          <table:table-cell table:number-columns-repeated="960"/>
        </table:table-row>
        <table:table-row table:style-name="ro4">
          <table:table-cell table:style-name="ce54" office:value-type="float" office:value="42" calcext:value-type="float">
            <text:p>42</text:p>
          </table:table-cell>
          <table:table-cell table:style-name="ce67" office:value-type="string" calcext:value-type="string">
            <text:p>Adobe Technical Note #5176, The Compact Font Format Specification, version 1.0, (December 2003),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2.1</text:p>
            </table:table-cell>
            <table:table-cell table:style-name="ce81" table:formula="of:=[.B298]" office:value-type="string" office:string-value="Adobe Technical Note #5177, The Type 2 Charstring Format, (March 2000), Adobe Systems Incorporated" calcext:value-type="string">
              <text:p>Adobe Technical Note #5177, The Type 2 Charstring Format, (March 2000),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2</text:p>
            </table:table-cell>
            <table:table-cell table:style-name="ce81" table:formula="of:=[.B275]" office:value-type="string" office:string-value="Adobe Type 1 Font Format, Version 1.1, (February 1993), Addison-Wesley, ISBN 0-201-57044-0" calcext:value-type="string">
              <text:p>Adobe Type 1 Font Format, Version 1.1, (February 1993), Addison-Wesley, ISBN 0-201-5704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3</text:p>
            </table:table-cell>
            <table:table-cell table:style-name="ce81"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4</text:p>
            </table:table-cell>
            <table:table-cell table:style-name="ce81" table:formula="of:=[.B278]" office:value-type="string" office:string-value="Adobe Technical Note #5014, Adobe CMap and CID Font Files Specification, Version 1.0, (8 October 1996), Adobe Systems Incorporated" calcext:value-type="string">
              <text:p>Adobe Technical Note #5014, Adobe CMap and CID Font Files Specification, Version 1.0, (8 October 1996),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5</text:p>
            </table:table-cell>
            <table:table-cell table:style-name="ce81" table:formula="of:=[.B1773]" office:value-type="string" office:string-value="Adobe Technical Note #5088, Font Naming Issue (April 1993), Adobe Systems Incorporated, https://www.adobe.com/content/dam/acom/en/devnet/font/pdfs/5088.FontNames.pdf" calcext:value-type="string">
              <text:p>Adobe Technical Note #5088, Font Naming Issue (April 1993), Adobe Systems Incorporated, https://www.adobe.com/content/dam/acom/en/devnet/font/pdfs/5088.FontNames.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2.6</text:p>
            </table:table-cell>
            <table:table-cell table:style-name="ce81" table:formula="of:=[.B1764]" office:value-type="string" office:string-value="Adobe Technical Note #5015, Type 1 Font Format Supplement (May 1994), Adobe Systems Incorporated, https://reference.pdfa.org/iso/32000/wp-content/uploads/2020/01/5015.Type1_Supp.pdf" calcext:value-type="string">
              <text:p>Adobe Technical Note #5015, Type 1 Font Format Supplement (May 1994), Adobe Systems Incorporated, https://reference.pdfa.org/iso/32000/wp-content/uploads/2020/01/5015.Type1_Supp.pdf</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43" calcext:value-type="float">
            <text:p>43</text:p>
          </table:table-cell>
          <table:table-cell table:style-name="ce67" office:value-type="string" calcext:value-type="string">
            <text:p>Adobe Technical Note #5177, The Type 2 Charstring Format, (March 2000),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3.1</text:p>
            </table:table-cell>
            <table:table-cell table:style-name="ce81" table:formula="of:=[.B275]" office:value-type="string" office:string-value="Adobe Type 1 Font Format, Version 1.1, (February 1993), Addison-Wesley, ISBN 0-201-57044-0" calcext:value-type="string">
              <text:p>Adobe Type 1 Font Format, Version 1.1, (February 1993), Addison-Wesley, ISBN 0-201-5704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3.2</text:p>
            </table:table-cell>
            <table:table-cell table:style-name="ce81" table:formula="of:=[.B291]" office:value-type="string" office:string-value="Adobe Technical Note #5176, The Compact Font Format Specification, version 1.0, (December 2003), Adobe Systems Incorporated" calcext:value-type="string">
              <text:p>Adobe Technical Note #5176, The Compact Font Format Specification, version 1.0, (December 2003),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3.3</text:p>
            </table:table-cell>
            <table:table-cell table:style-name="ce81"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44" calcext:value-type="float">
            <text:p>44</text:p>
          </table:table-cell>
          <table:table-cell table:style-name="ce67" office:value-type="string" calcext:value-type="string">
            <text:p>Adobe Technical Note #5620, Portable Job Ticket Format, Version 1.1, (April 1999),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44.1</text:p>
          </table:table-cell>
          <table:table-cell table:style-name="ce81"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4.2</text:p>
          </table:table-cell>
          <table:table-cell table:style-name="ce81" table:formula="of:=[.B1774]" office:value-type="string" office:string-value="IETF RFC 2303 (1998): Minimal PSTN address format in Internet Mail, https://www.rfc-editor.org/info/rfc2303" calcext:value-type="string">
            <text:p>IETF RFC 2303 (1998): Minimal PSTN address format in Internet Mail, https://www.rfc-editor.org/info/rfc2303</text:p>
          </table:table-cell>
          <table:table-cell table:style-name="ce81" table:number-columns-repeated="5"/>
          <table:table-cell table:style-name="ce92" table:number-columns-repeated="2"/>
          <table:table-cell table:number-columns-repeated="1014"/>
        </table:table-row>
        <table:table-row table:style-name="ro4">
          <table:table-cell table:style-name="ce60"/>
          <table:table-cell table:style-name="ce75" office:value-type="string" calcext:value-type="string">
            <text:p>44.3</text:p>
          </table:table-cell>
          <table:table-cell table:style-name="ce88" table:formula="of:=[.B1042]" office:value-type="string" office:string-value="ISO 32000-1: &quot;Document management - Portable document format - Part 1: PDF 1.7&quot;, https://www.iso.org/standard/51502.html" calcext:value-type="string">
            <office:annotation draw:style-name="gr1" draw:text-style-name="P2" svg:width="20.747cm" svg:height="0.952cm" svg:x="21.761cm" svg:y="149.889cm" draw:caption-point-x="-0.407cm" draw:caption-point-y="-0.81cm">
              <dc:date>2020-05-07T00:00:00</dc:date>
              <text:p text:style-name="P1"><text:span text:style-name="T1">Original reference goes to PDF 1.2. Not clear if this is a safe substitution.</text:span></text:p>
            </office:annotation>
            <text:p>ISO 32000-1: "Document management - Portable document format - Part 1: PDF 1.7", https://www.iso.org/standard/51502.html</text:p>
          </table:table-cell>
          <table:table-cell table:style-name="ce88" table:number-columns-repeated="5"/>
          <table:table-cell table:style-name="ce172" office:value-type="string" calcext:value-type="string">
            <text:p>Original reference goes to PDF 1.2. Not clear if this is a safe substitution.</text:p>
          </table:table-cell>
          <table:table-cell table:style-name="ce172" office:value-type="string" calcext:value-type="string">
            <text:p>Not available</text:p>
          </table:table-cell>
          <table:table-cell table:style-name="ce177" table:number-columns-repeated="22"/>
          <table:table-cell table:style-name="ce179" table:number-columns-repeated="32"/>
          <table:table-cell table:number-columns-repeated="960"/>
        </table:table-row>
        <table:table-row table:style-name="ro4">
          <table:table-cell table:style-name="ce54" office:value-type="float" office:value="45" calcext:value-type="float">
            <text:p>45</text:p>
          </table:table-cell>
          <table:table-cell table:style-name="ce67" office:value-type="string" calcext:value-type="string">
            <text:p>Adobe Technical Note #5660, Open Prepress Interface (OPI) Specification, Version 2.0, (January 2000),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60"/>
            <table:table-cell table:style-name="ce75" office:value-type="string" calcext:value-type="string">
              <text:p>45.1</text:p>
            </table:table-cell>
            <table:table-cell table:style-name="ce88" table:formula="of:=[.B1042]" office:value-type="string" office:string-value="ISO 32000-1: &quot;Document management - Portable document format - Part 1: PDF 1.7&quot;, https://www.iso.org/standard/51502.html" calcext:value-type="string">
              <office:annotation draw:style-name="gr3" draw:text-style-name="P2" svg:width="20.747cm" svg:height="0.953cm" svg:x="21.761cm" svg:y="150.87cm" draw:caption-point-x="-0.407cm" draw:caption-point-y="-0.81cm">
                <dc:date>2020-05-07T00:00:00</dc:date>
                <text:p text:style-name="P1"><text:span text:style-name="T1">Original reference goes to PDF 1.3. Not clear if this is a safe substitution.</text:span></text:p>
              </office:annotation>
              <text:p>ISO 32000-1: "Document management - Portable document format - Part 1: PDF 1.7", https://www.iso.org/standard/51502.html</text:p>
            </table:table-cell>
            <table:table-cell table:style-name="ce88" table:number-columns-repeated="5"/>
            <table:table-cell table:style-name="ce172" office:value-type="string" calcext:value-type="string">
              <text:p>Original reference goes to PDF 1.3. Not clear if this is a safe substitution.</text:p>
            </table:table-cell>
            <table:table-cell table:style-name="ce172" office:value-type="string" calcext:value-type="string">
              <text:p>Not available</text:p>
            </table:table-cell>
            <table:table-cell table:style-name="ce177" table:number-columns-repeated="22"/>
            <table:table-cell table:style-name="ce179" table:number-columns-repeated="32"/>
            <table:table-cell table:number-columns-repeated="960"/>
          </table:table-row>
          <table:table-row table:style-name="ro4">
            <table:table-cell table:style-name="ce55"/>
            <table:table-cell table:style-name="ce68" office:value-type="string" calcext:value-type="string">
              <text:p>45.2</text:p>
            </table:table-cell>
            <table:table-cell table:style-name="ce80"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5.3</text:p>
            </table:table-cell>
            <table:table-cell table:style-name="ce80" table:formula="of:=[.B1775]" office:value-type="string" office:string-value="Adobe Technical Note #5001, PostScript Language Document Structuring Conventions Specification, Version 3.0, (September 1992), Adobe Systems Incorporatedб https://www-cdf.fnal.gov/offline/PostScript/5001.PDF" calcext:value-type="string">
              <text:p>Adobe Technical Note #5001, PostScript Language Document Structuring Conventions Specification, Version 3.0, (September 1992), Adobe Systems Incorporatedб https://www-cdf.fnal.gov/offline/PostScript/5001.PDF</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5.4</text:p>
            </table:table-cell>
            <table:table-cell table:style-name="ce80" table:formula="of:=[.B302]" office:value-type="string" office:string-value="Adobe Technical Note #5620, Portable Job Ticket Format, Version 1.1, (April 1999), Adobe Systems Incorporated" calcext:value-type="string">
              <text:p>Adobe Technical Note #5620, Portable Job Ticket Format, Version 1.1, (April 1999), Adobe Systems Incorporated</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5.5</text:p>
            </table:table-cell>
            <table:table-cell table:style-name="ce80" table:formula="of:=[.B1777]" office:value-type="string" office:string-value="Adobe Technical Note #5044, Color Separation Conventions for PostScript Language Programs (May 1996), Adobe Systems Incorporated,  http://www.npes.org/pdf/TechNote5044.pdf" calcext:value-type="string">
              <text:p>Adobe Technical Note #5044, Color Separation Conventions for PostScript Language Programs (May 1996), Adobe Systems Incorporated, <text:s/>http://www.npes.org/pdf/TechNote5044.pdf</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5.6</text:p>
            </table:table-cell>
            <table:table-cell table:style-name="ce80" table:formula="of:=[.B274]" office:value-type="string" office:string-value="Adobe TIFF Revision 6.0, Final, (June 1992), Adobe Systems Incorporated" calcext:value-type="string">
              <text:p>Adobe TIFF Revision 6.0, Final, (June 1992), Adobe Systems Incorporated</text:p>
            </table:table-cell>
            <table:table-cell table:style-name="ce80" table:number-columns-repeated="5"/>
            <table:table-cell table:style-name="ce92" table:number-columns-repeated="2"/>
            <table:table-cell table:number-columns-repeated="1014"/>
          </table:table-row>
        </table:table-row-group>
        <table:table-row table:style-name="ro4">
          <table:table-cell table:style-name="ce54" office:value-type="float" office:value="46" calcext:value-type="float">
            <text:p>46</text:p>
          </table:table-cell>
          <table:table-cell table:style-name="ce67" office:value-type="string" calcext:value-type="string">
            <text:p>FIPS PUB 186-4, Digital Signature Standard, describes DSA signatures, (July 2013), Federal Information Processing Standards, https://doi.org/10.6028/NIST.FIPS.186-4б, https://nvlpubs.nist.gov/nistpubs/FIPS/NIST.FIPS.186-4.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1</text:p>
            </table:table-cell>
            <table:table-cell table:style-name="ce81" table:formula="of:=[.B913]" office:value-type="string" office:string-value="FIPS 140-3 Security Requirements for Cryptographic Modules, https://nvlpubs.nist.gov/nistpubs/FIPS/NIST.FIPS.140-3.pdf" calcext:value-type="string">
              <text:p>FIPS 140-3 Security Requirements for Cryptographic Modules, https://nvlpubs.nist.gov/nistpubs/FIPS/NIST.FIPS.140-3.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2</text:p>
            </table:table-cell>
            <table:table-cell table:style-name="ce81" table:formula="of:=[.B916]" office:value-type="string" office:string-value="FIPS 180-4 Secure Hash Standard (SHS), https://nvlpubs.nist.gov/nistpubs/FIPS/NIST.FIPS.180-4.pdf" calcext:value-type="string">
              <text:p>FIPS 180-4 Secure Hash Standard (SHS), https://nvlpubs.nist.gov/nistpubs/FIPS/NIST.FIPS.180-4.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3</text:p>
            </table:table-cell>
            <table:table-cell table:style-name="ce81" table:formula="of:=[.B919]" office:value-type="string" office:string-value="ANSI X9.31-1998, Digital Signatures Using Reversible Public Key Cryptography for the Financial Services Industry (rDSA)" calcext:value-type="string">
              <text:p>ANSI X9.31-1998, Digital Signatures Using Reversible Public Key Cryptography for the Financial Services Industry (rDSA)</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4</text:p>
            </table:table-cell>
            <table:table-cell table:style-name="ce81" table:formula="of:=[.B250]" office:value-type="string" office:string-value="ANSI X9.62-2005, Public Key Cryptography For The Financial Services Industry: The Elliptic Curve Digital Signature Algorithm (ECDSA), American National Standards Institute, https://infostore.saiglobal.com/en-us/Standards/ANSI-X9-62-2005-2085_SAIG_ABA_ABA_5340/" calcext:value-type="string">
              <text:p>ANSI X9.62-2005, Public Key Cryptography For The Financial Services Industry: The Elliptic Curve Digital Signature Algorithm (ECDSA), American National Standards Institute, https://infostore.saiglobal.com/en-us/Standards/ANSI-X9-62-2005-2085_SAIG_ABA_ABA_53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5</text:p>
            </table:table-cell>
            <table:table-cell table:style-name="ce81" table:formula="of:=[.B920]" office:value-type="string" office:string-value="ANSI X9.80, Prime Number Generation, Primality Testing and Primality Certificates" calcext:value-type="string">
              <text:p>ANSI X9.80, Prime Number Generation, Primality Testing and Primality Certificat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6</text:p>
            </table:table-cell>
            <table:table-cell table:style-name="ce81" table:formula="of:=[.B921]" office:value-type="string" office:string-value="Public Key Cryptography Standard (PKCS) #1, RSA Encryption Standard, https://tools.ietf.org/html/rfc3447" calcext:value-type="string">
              <text:p>Public Key Cryptography Standard (PKCS) #1, RSA Encryption Standard, https://tools.ietf.org/html/rfc344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7</text:p>
            </table:table-cell>
            <table:table-cell table:style-name="ce81" table:formula="of:=[.B922]" office:value-type="string" office:string-value="NIST SP 800-57, Recommendation for Key Management, https://nvlpubs.nist.gov/nistpubs/SpecialPublications/NIST.SP.800-57pt1r4.pdf, https://nvlpubs.nist.gov/nistpubs/SpecialPublications/NIST.SP.800-57pt2r1.pdf, https://nvlpubs.nist.gov/nistpubs/SpecialPublications/NIST.SP.800-57Pt3r1.pdf" calcext:value-type="string">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8</text:p>
            </table:table-cell>
            <table:table-cell table:style-name="ce81" table:formula="of:=[.B923]" office:value-type="string" office:string-value="NIST SP 800-89, Recommendation for Obtaining Assurances for Digital Signature Applications, https://nvlpubs.nist.gov/nistpubs/Legacy/SP/nistspecialpublication800-89.pdf" calcext:value-type="string">
              <text:p>NIST SP 800-89, Recommendation for Obtaining Assurances for Digital Signature Applications, https://nvlpubs.nist.gov/nistpubs/Legacy/SP/nistspecialpublication800-89.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9</text:p>
            </table:table-cell>
            <table:table-cell table:style-name="ce81" table:formula="of:=[.B928]" office:value-type="string" office:string-value="SP 800-90A Rev. 1 Recommendation for Random Number Generation Using Deterministic Random Bit Generators, https://nvlpubs.nist.gov/nistpubs/SpecialPublications/NIST.SP.800-90Ar1.pdf" calcext:value-type="string">
              <text:p>SP 800-90A Rev. 1 Recommendation for Random Number Generation Using Deterministic Random Bit Generators, https://nvlpubs.nist.gov/nistpubs/SpecialPublications/NIST.SP.800-90A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10</text:p>
            </table:table-cell>
            <table:table-cell table:style-name="ce81" table:formula="of:=[.B941]" office:value-type="string" office:string-value="NIST SP 800-102, Recommendation for Digital Signature Timeliness, https://nvlpubs.nist.gov/nistpubs/Legacy/SP/nistspecialpublication800-102.pdf" calcext:value-type="string">
              <text:p>NIST SP 800-102, Recommendation for Digital Signature Timeliness, https://nvlpubs.nist.gov/nistpubs/Legacy/SP/nistspecialpublication800-102.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11</text:p>
            </table:table-cell>
            <table:table-cell table:style-name="ce81" table:formula="of:=[.B947]" office:value-type="string" office:string-value="NIST SP 800-131A Rev. 2 Transitioning the Use of Cryptographic Algorithms and Key Lengths, https://nvlpubs.nist.gov/nistpubs/SpecialPublications/NIST.SP.800-131Ar2.pdf" calcext:value-type="string">
              <text:p>NIST SP 800-131A Rev. 2 Transitioning the Use of Cryptographic Algorithms and Key Lengths, https://nvlpubs.nist.gov/nistpubs/SpecialPublications/NIST.SP.800-131Ar2.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46.12</text:p>
            </table:table-cell>
            <table:table-cell table:style-name="ce81" table:formula="of:=[.B948]" office:value-type="string" office:string-value="IEEE 1363-2000, Standard Specifications for Public Key Cryptography, https://ieeexplore.ieee.org/document/891000/references" calcext:value-type="string">
              <text:p>IEEE 1363-2000, Standard Specifications for Public Key Cryptography, https://ieeexplore.ieee.org/document/891000/reference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47" calcext:value-type="float">
            <text:p>47</text:p>
          </table:table-cell>
          <table:table-cell table:style-name="ce67" office:value-type="string" calcext:value-type="string">
            <text:p>FIPS PUB 197, Advanced Encryption Standard (AES), (November 2001), Federal Information Processing Standards, https://doi.org/10.6028/NIST.FIPS.197, https://nvlpubs.nist.gov/nistpubs/fips/NIST.FIPS.197.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48" calcext:value-type="float">
            <text:p>48</text:p>
          </table:table-cell>
          <table:table-cell table:style-name="ce67" office:value-type="string" calcext:value-type="string">
            <office:annotation draw:style-name="gr1" draw:text-style-name="P2" svg:width="34.971cm" svg:height="0.952cm" svg:x="4.709cm" svg:y="160.678cm" draw:caption-point-x="-0.407cm" draw:caption-point-y="-0.811cm">
              <dc:date>2020-05-07T00:00:00</dc:date>
              <text:p text:style-name="P1"><text:span text:style-name="T1">Updated by: RFC 6151</text:span></text:p>
            </office:annotation>
            <text:p>IETF RFC 1321 (1992), The MD5 Message-Digest Algorithm, April 1992, Internet Engineering Task Force (IETF), https://dx.doi.org/10.17487/rfc1321</text:p>
          </table:table-cell>
          <table:table-cell table:style-name="ce82" table:number-columns-repeated="6"/>
          <table:table-cell table:style-name="ce96" office:value-type="string" calcext:value-type="string">
            <text:p>Updated by: RFC 6151</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1" office:value-type="float" office:value="49" calcext:value-type="float">
            <text:p>49</text:p>
          </table:table-cell>
          <table:table-cell table:style-name="ce76" office:value-type="string" calcext:value-type="string">
            <office:annotation draw:style-name="gr1" draw:text-style-name="P2" svg:width="34.971cm" svg:height="0.952cm" svg:x="4.709cm" svg:y="161.169cm" draw:caption-point-x="-0.407cm" draw:caption-point-y="-0.811cm">
              <dc:date>2020-05-07T00:00:00</dc:date>
              <text:p text:style-name="P1"><text:span text:style-name="T1">Obsoleted by RFC 3986</text:span></text:p>
            </office:annotation>
            <text:p>IETF RFC 1808 (1995): Relative Uniform Resource Locators, https://dx.doi.org/10.17487/rfc1808</text:p>
          </table:table-cell>
          <table:table-cell table:style-name="ce90" table:number-columns-repeated="6"/>
          <table:table-cell table:style-name="ce173" office:value-type="string" calcext:value-type="string">
            <text:p>Obsoleted by RFC 398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49.1</text:p>
            </table:table-cell>
            <table:table-cell table:style-name="ce81" table:formula="of:=[.B1583]" office:value-type="string" office:string-value="IETF RFC 1630 (1994): Universal Resource Identifiers in WWW: A Unifying Syntax for the Expression of Names and Addresses of Objects on the Network as used in the World-Wide Web, https://www.rfc-editor.org/info/rfc1630" calcext:value-type="string">
              <text:p>IETF RFC 1630 (1994): Universal Resource Identifiers in WWW: A Unifying Syntax for the Expression of Names and Addresses of Objects on the Network as used in the World-Wide Web, https://www.rfc-editor.org/info/rfc163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9.2</text:p>
            </table:table-cell>
            <table:table-cell table:style-name="ce81" table:formula="of:=[.B1584]" office:value-type="string" office:string-value="IETF RFC 1738 (1994): Uniform Resource Locators (URL), https://www.rfc-editor.org/info/rfc1738" calcext:value-type="string">
              <text:p>IETF RFC 1738 (1994): Uniform Resource Locators (URL), https://www.rfc-editor.org/info/rfc173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9.3</text:p>
            </table:table-cell>
            <table:table-cell table:style-name="ce81" table:formula="of:=[.B1585]" office:value-type="string" office:string-value="IETF RFC 1866 (1995): Hypertext Markup Language - 2.0, https://www.rfc-editor.org/info/rfc1866" calcext:value-type="string">
              <text:p>IETF RFC 1866 (1995): Hypertext Markup Language - 2.0, https://www.rfc-editor.org/info/rfc186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9.4</text:p>
            </table:table-cell>
            <table:table-cell table:style-name="ce81" table:formula="of:=[.B1485]" office:value-type="string" office:string-value="IETF RFC 2048 (1996): Multipurpose Internet Mail Extensions (MIME) Part Four: Registration Procedures, https://www.rfc-editor.org/info/rfc2048" calcext:value-type="string">
              <office:annotation draw:style-name="gr1" draw:text-style-name="P2" svg:width="20.747cm" svg:height="0.952cm" svg:x="21.761cm" svg:y="163.13cm" draw:caption-point-x="-0.407cm" draw:caption-point-y="-0.811cm">
                <dc:date>2020-05-07T00:00:00</dc:date>
                <text:p text:style-name="P1"><text:span text:style-name="T1">The original reference is RFC 1521 (1993)</text:span></text:p>
              </office:annotation>
              <text:p>IETF RFC 2048 (1996): Multipurpose Internet Mail Extensions (MIME) Part Four: Registration Procedures, https://www.rfc-editor.org/info/rfc2048</text:p>
            </table:table-cell>
            <table:table-cell table:style-name="ce81" table:number-columns-repeated="5"/>
            <table:table-cell table:style-name="ce92" office:value-type="string" calcext:value-type="string">
              <text:p>The original reference is RFC 1521 (1993)</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49.5</text:p>
            </table:table-cell>
            <table:table-cell table:style-name="ce81" table:formula="of:=[.B1599]" office:value-type="string" office:string-value="IETF STD 11 RFC 822 (1982): Standard for the Format of ARPA Internet Text Messages, https://www.rfc-editor.org/info/rfc822" calcext:value-type="string">
              <text:p>IETF STD 11 RFC 822 (1982): Standard for the Format of ARPA Internet Text Messages, https://www.rfc-editor.org/info/rfc82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9.6</text:p>
            </table:table-cell>
            <table:table-cell table:style-name="ce81" table:formula="of:=[.B1600]" office:value-type="string" office:string-value="IETF RFC 1736 (1995): Functional Recommendations for Internet Resource Locators, https://www.rfc-editor.org/info/rfc1736" calcext:value-type="string">
              <text:p>IETF RFC 1736 (1995): Functional Recommendations for Internet Resource Locators, https://www.rfc-editor.org/info/rfc173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50" calcext:value-type="float">
            <text:p>50</text:p>
          </table:table-cell>
          <table:table-cell table:style-name="ce67" office:value-type="string" calcext:value-type="string">
            <text:p>IETF RFC 1950 (1996): ZLIB Compressed Data Format Specification, Version 3.3, https://dx.doi.org/10.17487/rfc195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51" calcext:value-type="float">
            <text:p>51</text:p>
          </table:table-cell>
          <table:table-cell table:style-name="ce67" office:value-type="string" calcext:value-type="string">
            <text:p>IETF RFC 1951 (1996): DEFLATE Compressed Data Format Specification, Version 1.3, https://dx.doi.org/10.17487/rfc1951</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52" calcext:value-type="float">
            <text:p>52</text:p>
          </table:table-cell>
          <table:table-cell table:style-name="ce67" office:value-type="string" calcext:value-type="string">
            <office:annotation draw:style-name="gr4" draw:text-style-name="P2" svg:width="34.971cm" svg:height="2.064cm" svg:x="4.709cm" svg:y="165.581cm" draw:caption-point-x="-0.407cm" draw:caption-point-y="-0.81cm">
              <dc:date>2020-05-07T00:00:00</dc:date>
              <text:p text:style-name="P1"><text:span text:style-name="T1">Updated by RFC 2184, RFC 2231, RFC 5335, RFC 6532</text:span></text:p>
              <text:p text:style-name="P1"><text:span text:style-name="T1">Obsoletes:</text:span></text:p>
              <text:p text:style-name="P1"><text:span text:style-name="T1">RFC 1521, RFC 1522, RFC 1590</text:span></text:p>
            </office:annotation>
            <text:p>IETF RFC 2045 (1996): Multipurpose Internet Mail Extensions (MIME) Part One: Format of Internet Message Bodies, https://dx.doi.org/10.17487/rfc2045</text:p>
          </table:table-cell>
          <table:table-cell table:style-name="ce82" table:number-columns-repeated="6"/>
          <table:table-cell table:style-name="ce96" office:value-type="string" calcext:value-type="string">
            <text:p>Updated by RFC 2184, RFC 2231, RFC 5335, RFC 6532</text:p>
            <text:p>Obsoletes:</text:p>
            <text:p>RFC 1521, RFC 1522, RFC 1590</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53" calcext:value-type="float">
            <text:p>53</text:p>
          </table:table-cell>
          <table:table-cell table:style-name="ce67" office:value-type="string" calcext:value-type="string">
            <office:annotation draw:style-name="gr5" draw:text-style-name="P2" svg:width="34.971cm" svg:height="2.619cm" svg:x="4.709cm" svg:y="166.072cm" draw:caption-point-x="-0.407cm" draw:caption-point-y="-0.811cm">
              <dc:date>2020-05-07T00:00:00</dc:date>
              <text:p text:style-name="P1"><text:span text:style-name="T1">Updated by RFC 2646, RFC 3798, RFC 5147, RFC 6657, RFC 8098</text:span></text:p>
              <text:p text:style-name="P1"><text:span text:style-name="T1"/></text:p>
              <text:p text:style-name="P1"><text:span text:style-name="T1">Obsoletes:</text:span></text:p>
              <text:p text:style-name="P1"><text:span text:style-name="T1">RFC 1521, RFC 1522, RFC 1590</text:span></text:p>
            </office:annotation>
            <text:p>IETF RFC 2046 (1996): Multipurpose Internet Mail Extensions (MIME) Part Two: Media Types, https://dx.doi.org/10.17487/rfc2046</text:p>
          </table:table-cell>
          <table:table-cell table:style-name="ce82" table:number-columns-repeated="6"/>
          <table:table-cell table:style-name="ce96" office:value-type="string" calcext:value-type="string">
            <text:p>Updated by RFC 2646, RFC 3798, RFC 5147, RFC 6657, RFC 8098</text:p>
            <text:p/>
            <text:p>Obsoletes:</text:p>
            <text:p>RFC 1521, RFC 1522, RFC 1590</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54" calcext:value-type="float">
            <text:p>54</text:p>
          </table:table-cell>
          <table:table-cell table:style-name="ce67" office:value-type="string" calcext:value-type="string">
            <office:annotation draw:style-name="gr3" draw:text-style-name="P2" svg:width="34.971cm" svg:height="0.953cm" svg:x="4.709cm" svg:y="166.562cm" draw:caption-point-x="-0.407cm" draw:caption-point-y="-0.81cm">
              <dc:date>2020-05-07T00:00:00</dc:date>
              <text:p text:style-name="P1"><text:span text:style-name="T1">The original reference is RFC 2083 (1997)</text:span></text:p>
            </office:annotation>
            <text:p>ISO/IEC 15948:2003, Information technology — Computer graphics and image processing — Portable Network Graphics (PNG): Functional specification, https://www.w3.org/TR/2003/REC-PNG-20031110/#2NormRefs</text:p>
          </table:table-cell>
          <table:table-cell table:style-name="ce82" table:number-columns-repeated="6"/>
          <table:table-cell table:style-name="ce96" office:value-type="string" calcext:value-type="string">
            <text:p>The original reference is RFC 2083 (1997)</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54.1</text:p>
            </table:table-cell>
            <table:table-cell table:style-name="ce81" table:formula="of:=[.B1175]" office:value-type="string" office:string-value="ISO 639 (all parts), Codes for the representation of names and languages, https://www.iso.org/iso-639-language-codes.html" calcext:value-type="string">
              <office:annotation draw:style-name="gr1" draw:text-style-name="P2" svg:width="20.747cm" svg:height="0.952cm" svg:x="21.761cm" svg:y="167.053cm" draw:caption-point-x="-0.407cm" draw:caption-point-y="-0.811cm">
                <dc:date>2020-05-07T00:00:00</dc:date>
                <text:p text:style-name="P1"><text:span text:style-name="T1">The original reference is ISO 639:1988</text:span></text:p>
              </office:annotation>
              <text:p>ISO 639 (all parts), Codes for the representation of names and languages, https://www.iso.org/iso-639-language-codes.html</text:p>
            </table:table-cell>
            <table:table-cell table:style-name="ce81" table:number-columns-repeated="5"/>
            <table:table-cell table:style-name="ce92" office:value-type="string" calcext:value-type="string">
              <text:p>The original reference is ISO 639:1988</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4.2</text:p>
            </table:table-cell>
            <table:table-cell table:style-name="ce81" table:formula="of:=[.B677]" office:value-type="string" office:string-value="ISO/IEC 646, Information technology - ISO 7-bit coded character set for information interchange, https://www.iso.org/standard/4777.html" calcext:value-type="string">
              <office:annotation draw:style-name="gr1" draw:text-style-name="P2" svg:width="20.747cm" svg:height="0.952cm" svg:x="21.761cm" svg:y="167.543cm" draw:caption-point-x="-0.407cm" draw:caption-point-y="-0.811cm">
                <dc:date>2020-05-07T00:00:00</dc:date>
                <text:p text:style-name="P1"><text:span text:style-name="T1">The original reference is ISO/IEC 646:1991</text:span></text:p>
              </office:annotation>
              <text:p>ISO/IEC 646, Information technology - ISO 7-bit coded character set for information interchange, https://www.iso.org/standard/4777.html</text:p>
            </table:table-cell>
            <table:table-cell table:style-name="ce81" table:number-columns-repeated="5"/>
            <table:table-cell table:style-name="ce92" office:value-type="string" calcext:value-type="string">
              <text:p>The original reference is ISO/IEC 646:1991</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4.3</text:p>
            </table:table-cell>
            <table:table-cell table:style-name="ce81" table:formula="of:=[.B1721]" office:value-type="string" office:string-value="ISO/IEC 13239:2002 Information technology — Telecommunications and information exchange between systems — High-level data link control (HDLC) procedures, https://www.iso.org/standard/37010.html" calcext:value-type="string">
              <office:annotation draw:style-name="gr3" draw:text-style-name="P2" svg:width="20.747cm" svg:height="0.953cm" svg:x="21.761cm" svg:y="168.033cm" draw:caption-point-x="-0.407cm" draw:caption-point-y="-0.81cm">
                <dc:date>2020-05-07T00:00:00</dc:date>
                <text:p text:style-name="P1"><text:span text:style-name="T1"><text:s/></text:span><text:span text:style-name="T1">The original reference is ISO/IEC 3309 (1993)</text:span></text:p>
              </office:annotation>
              <text:p>ISO/IEC 13239:2002 Information technology — Telecommunications and information exchange between systems — High-level data link control (HDLC) procedures, https://www.iso.org/standard/37010.html</text:p>
            </table:table-cell>
            <table:table-cell table:style-name="ce81" table:number-columns-repeated="5"/>
            <table:table-cell table:style-name="ce92" office:value-type="string" calcext:value-type="string">
              <text:p><text:s/>The original reference is ISO/IEC 3309 (1993)</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4.4</text:p>
            </table:table-cell>
            <table:table-cell table:style-name="ce81" table:formula="of:=[.B1389]" office:value-type="string" office:string-value="ISO/IEC 8859-1:1998, Information technology - 8-bit single-byte coded graphic character sets - Part 1: Latin alphabet No. 1, https://www.iso.org/standard/28245.html" calcext:value-type="string">
              <text:p>ISO/IEC 8859-1:1998, Information technology - 8-bit single-byte coded graphic character sets - Part 1: Latin alphabet No. 1, https://www.iso.org/standard/28245.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5</text:p>
            </table:table-cell>
            <table:table-cell table:style-name="ce81" table:formula="of:=[.B1728]" office:value-type="string" office:string-value="ISO/IEC 9899:2018 Information technology — Programming languages — C, https://www.iso.org/standard/74528.html" calcext:value-type="string">
              <office:annotation draw:style-name="gr1" draw:text-style-name="P2" svg:width="20.747cm" svg:height="0.952cm" svg:x="21.761cm" svg:y="169.014cm" draw:caption-point-x="-0.407cm" draw:caption-point-y="-0.811cm">
                <dc:date>2020-05-07T00:00:00</dc:date>
                <text:p text:style-name="P1"><text:span text:style-name="T1">The original reference is ISO/IEC 9899:1990</text:span></text:p>
              </office:annotation>
              <text:p>ISO/IEC 9899:2018 Information technology — Programming languages — C, https://www.iso.org/standard/74528.html</text:p>
            </table:table-cell>
            <table:table-cell table:style-name="ce81" table:number-columns-repeated="5"/>
            <table:table-cell table:style-name="ce92" office:value-type="string" calcext:value-type="string">
              <text:p>The original reference is ISO/IEC 9899:1990</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4.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7</text:p>
            </table:table-cell>
            <table:table-cell table:style-name="ce81" table:formula="of:=[.B242]" office:value-type="string" office:string-value="IEC 61966-2-1 ed1.0 (1999-10), Multimedia systems and equipment — Colour measurement and management — Part 2-1: Colour management — Default RGB colour space — sRGB (with Amendment 1 IEC 61966-2-1-am1 ed1.0 (2003-01)), https://webstore.iec.ch/publication/6169" calcext:value-type="string">
              <text:p>IEC 61966-2-1 ed1.0 (1999-10), Multimedia systems and equipment — Colour measurement and management — Part 2-1: Colour management — Default RGB colour space — sRGB (with Amendment 1 IEC 61966-2-1-am1 ed1.0 (2003-01)), https://webstore.iec.ch/publication/61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8</text:p>
            </table:table-cell>
            <table:table-cell table:style-name="ce81" table:formula="of:=[.B910]" office:value-type="string" office:string-value="CIE 15.2:1986, Colorimetry " calcext:value-type="string">
              <text:p>CIE 15.2:1986, Colorimetry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9</text:p>
            </table:table-cell>
            <table:table-cell table:style-name="ce81" table:formula="of:=[.B738]" office:value-type="string" office:string-value="ICC.1:2001-04, File Format for Color Profiles, International Color Consortium, http://www.color.org/ICC_Minor_Revision_for_Web.pdf" calcext:value-type="string">
              <office:annotation draw:style-name="gr1" draw:text-style-name="P2" svg:width="20.747cm" svg:height="0.952cm" svg:x="21.761cm" svg:y="170.976cm" draw:caption-point-x="-0.407cm" draw:caption-point-y="-0.811cm">
                <dc:date>2020-05-07T00:00:00</dc:date>
                <text:p text:style-name="P1"><text:span text:style-name="T1">The original reference is ICC.1:1998-09 &amp; ICC.1A:1999-04</text:span></text:p>
              </office:annotation>
              <text:p>ICC.1:2001-04, File Format for Color Profiles, International Color Consortium, http://www.color.org/ICC_Minor_Revision_for_Web.pdf</text:p>
            </table:table-cell>
            <table:table-cell table:style-name="ce81" table:number-columns-repeated="5"/>
            <table:table-cell table:style-name="ce92" office:value-type="string" calcext:value-type="string">
              <text:p>The original reference is ICC.1:1998-09 &amp; ICC.1A:1999-04</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4.10</text:p>
            </table:table-cell>
            <table:table-cell table:style-name="ce81" table:formula="of:=[.B1790]" office:value-type="string" office:string-value="IETF STD 3 RFC 1123 (1989): Requirements for Internet Hosts - Application and Support, https://www.rfc-editor.org/info/rfc1123" calcext:value-type="string">
              <text:p>IETF STD 3 RFC 1123 (1989): Requirements for Internet Hosts - Application and Support, https://www.rfc-editor.org/info/rfc1123</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11</text:p>
            </table:table-cell>
            <table:table-cell table:style-name="ce81" table:formula="of:=[.B335]" office:value-type="string" office:string-value="IETF RFC 1950 (1996): ZLIB Compressed Data Format Specification, Version 3.3, https://dx.doi.org/10.17487/rfc1950" calcext:value-type="string">
              <text:p>IETF RFC 1950 (1996): ZLIB Compressed Data Format Specification, Version 3.3, https://dx.doi.org/10.17487/rfc195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12</text:p>
            </table:table-cell>
            <table:table-cell table:style-name="ce81" table:formula="of:=[.B336]" office:value-type="string" office:string-value="IETF RFC 1951 (1996): DEFLATE Compressed Data Format Specification, Version 1.3, https://dx.doi.org/10.17487/rfc1951" calcext:value-type="string">
              <text:p>IETF RFC 1951 (1996): DEFLATE Compressed Data Format Specification, Version 1.3, https://dx.doi.org/10.17487/rfc195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13</text:p>
            </table:table-cell>
            <table:table-cell table:style-name="ce81"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14</text:p>
            </table:table-cell>
            <table:table-cell table:style-name="ce81" table:formula="of:=[.B1485]" office:value-type="string" office:string-value="IETF RFC 2048 (1996): Multipurpose Internet Mail Extensions (MIME) Part Four: Registration Procedures, https://www.rfc-editor.org/info/rfc2048" calcext:value-type="string">
              <text:p>IETF RFC 2048 (1996): Multipurpose Internet Mail Extensions (MIME) Part Four: Registration Procedures, https://www.rfc-editor.org/info/rfc204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4.15</text:p>
            </table:table-cell>
            <table:table-cell table:style-name="ce81" table:formula="of:=[.B807]" office:value-type="string" office:string-value="IETF RFC 3066 (2001): Tags for the Identification of Languages, https://www.rfc-editor.org/info/rfc3066" calcext:value-type="string">
              <text:p>IETF RFC 3066 (2001): Tags for the Identification of Languages, https://www.rfc-editor.org/info/rfc306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55" calcext:value-type="float">
            <text:p>55</text:p>
          </table:table-cell>
          <table:table-cell table:style-name="ce67" office:value-type="string" calcext:value-type="string">
            <text:p>IETF RFC 2315 (1998): PKCS: #7 Cryptographic Message Syntax Version 1.5, https://dx.doi.org/10.17487/rfc231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1" office:value-type="float" office:value="56" calcext:value-type="float">
            <text:p>56</text:p>
          </table:table-cell>
          <table:table-cell table:style-name="ce76" office:value-type="string" calcext:value-type="string">
            <office:annotation draw:style-name="gr6" draw:text-style-name="P2" svg:width="34.971cm" svg:height="3.175cm" svg:x="4.709cm" svg:y="174.899cm" draw:caption-point-x="-0.407cm" draw:caption-point-y="-0.811cm">
              <dc:date>2020-05-07T00:00:00</dc:date>
              <text:p text:style-name="P1"><text:span text:style-name="T1">HTTP specification is referenced by ISO 32000-1 only once in relationship with Web capture command dictionary. However, it is also referenced from a number of other encryption-related standards like PKCS#5.</text:span></text:p>
              <text:p text:style-name="P1"><text:span text:style-name="T1"/></text:p>
              <text:p text:style-name="P1"><text:span text:style-name="T1">Obsoleted by RFC 7230, RFC 7231, RFC 7232, RFC 7233, RFC 7234, RFC 7235</text:span></text:p>
              <text:p text:style-name="P1"><text:span text:style-name="T1"/></text:p>
              <text:p text:style-name="P1"><text:span text:style-name="T1">Updated by RFC 2817, RFC 5785, RFC 6266, RFC 6585</text:span></text:p>
            </office:annotation>
            <text:p>IETF RFC 2616 (1999): Hypertext Transfer Protocol – HTTP/1.1, https://dx.doi.org/10.17487/rfc2616</text:p>
          </table:table-cell>
          <table:table-cell table:style-name="ce90" table:number-columns-repeated="6"/>
          <table:table-cell table:style-name="ce173" office:value-type="string" calcext:value-type="string">
            <text:p>HTTP specification is referenced by ISO 32000-1 only once in relationship with Web capture command dictionary. However, it is also referenced from a number of other encryption-related standards like PKCS#5.</text:p>
            <text:p/>
            <text:p>Obsoleted by RFC 7230, RFC 7231, RFC 7232, RFC 7233, RFC 7234, RFC 7235</text:p>
            <text:p/>
            <text:p>Updated by RFC 2817, RFC 5785, RFC 6266, RFC 658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table:table-cell table:style-name="ce68" office:value-type="string" calcext:value-type="string">
            <text:p>56.1</text:p>
          </table:table-cell>
          <table:table-cell table:style-name="ce81" table:formula="of:=[.B249]" office:value-type="string" office:string-value="ANSI X3.4-1986, Information Systems -Coded Sets 7-Bit American National Standard Code for Information Interchange (7-bit ASCII), American National Standards Institute, http://unicode.org/L2/L2006/06388-review-incits4.pdf" calcext:value-type="string">
            <text:p>ANSI X3.4-1986, Information Systems -Coded Sets 7-Bit American National Standard Code for Information Interchange (7-bit ASCII), American National Standards Institute, http://unicode.org/L2/L2006/06388-review-incits4.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2</text:p>
          </table:table-cell>
          <table:table-cell table:style-name="ce81" table:formula="of:=[.B1389]" office:value-type="string" office:string-value="ISO/IEC 8859-1:1998, Information technology - 8-bit single-byte coded graphic character sets - Part 1: Latin alphabet No. 1, https://www.iso.org/standard/28245.html" calcext:value-type="string">
            <text:p>ISO/IEC 8859-1:1998, Information technology - 8-bit single-byte coded graphic character sets - Part 1: Latin alphabet No. 1, https://www.iso.org/standard/282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3</text:p>
          </table:table-cell>
          <table:table-cell table:style-name="ce81" table:formula="of:=[.B1789]" office:value-type="string" office:string-value="IETF RFC 2047 (1996): MIME (Multipurpose Internet Mail Extensions) Part Three: Message Header Extensions for Non-ASCII Text, https://www.rfc-editor.org/info/rfc2047" calcext:value-type="string">
            <text:p>IETF RFC 2047 (1996): MIME (Multipurpose Internet Mail Extensions) Part Three: Message Header Extensions for Non-ASCII Text, https://www.rfc-editor.org/info/rfc204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4</text:p>
          </table:table-cell>
          <table:table-cell table:style-name="ce81" table:formula="of:=[.B328]" office:value-type="string" office:string-value="IETF RFC 1808 (1995): Relative Uniform Resource Locators, https://dx.doi.org/10.17487/rfc1808" calcext:value-type="string">
            <text:p>IETF RFC 1808 (1995): Relative Uniform Resource Locators, https://dx.doi.org/10.17487/rfc180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5</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6</text:p>
          </table:table-cell>
          <table:table-cell table:style-name="ce81" table:formula="of:=[.B1599]" office:value-type="string" office:string-value="IETF STD 11 RFC 822 (1982): Standard for the Format of ARPA Internet Text Messages, https://www.rfc-editor.org/info/rfc822" calcext:value-type="string">
            <text:p>IETF STD 11 RFC 822 (1982): Standard for the Format of ARPA Internet Text Messages, https://www.rfc-editor.org/info/rfc82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7</text:p>
          </table:table-cell>
          <table:table-cell table:style-name="ce81" table:formula="of:=[.B1790]" office:value-type="string" office:string-value="IETF STD 3 RFC 1123 (1989): Requirements for Internet Hosts - Application and Support, https://www.rfc-editor.org/info/rfc1123" calcext:value-type="string">
            <text:p>IETF STD 3 RFC 1123 (1989): Requirements for Internet Hosts - Application and Support, https://www.rfc-editor.org/info/rfc112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8</text:p>
          </table:table-cell>
          <table:table-cell table:style-name="ce81" table:formula="of:=[.B1791]" office:value-type="string" office:string-value="IETF RFC 1036 (1987): Standard for interchange of USENET messages, https://www.rfc-editor.org/info/rfc1036" calcext:value-type="string">
            <text:p>IETF RFC 1036 (1987): Standard for interchange of USENET messages, https://www.rfc-editor.org/info/rfc103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9</text:p>
          </table:table-cell>
          <table:table-cell table:style-name="ce81" table:formula="of:=[.B1691]" office:value-type="string" office:string-value="IETF RFC 1700 (1994): Assigned Numbers, https://www.rfc-editor.org/info/rfc1700" calcext:value-type="string">
            <text:p>IETF RFC 1700 (1994): Assigned Numbers, https://www.rfc-editor.org/info/rfc170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10</text:p>
          </table:table-cell>
          <table:table-cell table:style-name="ce81" table:formula="of:=[.B1552]" office:value-type="string" office:string-value="IETF RFC 2279 (1998): UTF-8, a transformation format of ISO 10646, https://www.rfc-editor.org/info/rfc2279" calcext:value-type="string">
            <text:p>IETF RFC 2279 (1998): UTF-8, a transformation format of ISO 10646, https://www.rfc-editor.org/info/rfc227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11</text:p>
          </table:table-cell>
          <table:table-cell table:style-name="ce81" table:formula="of:=[.B1681]" office:value-type="string" office:string-value="IETF BCP 18 RFC 2277 (1998): IETF Policy on Character Sets and Languages, https://www.rfc-editor.org/info/rfc2277" calcext:value-type="string">
            <text:p>IETF BCP 18 RFC 2277 (1998): IETF Policy on Character Sets and Languages, https://www.rfc-editor.org/info/rfc227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12</text:p>
          </table:table-cell>
          <table:table-cell table:style-name="ce81" table:formula="of:=[.B1792]" office:value-type="string" office:string-value="IETF RFC 1952 (1996): GZIP file format specification version 4.3, https://www.rfc-editor.org/info/rfc1952" calcext:value-type="string">
            <text:p>IETF RFC 1952 (1996): GZIP file format specification version 4.3, https://www.rfc-editor.org/info/rfc19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13</text:p>
          </table:table-cell>
          <table:table-cell table:style-name="ce81" table:formula="of:=[.B338]" office:value-type="string" office:string-value="IETF RFC 2046 (1996): Multipurpose Internet Mail Extensions (MIME) Part Two: Media Types, https://dx.doi.org/10.17487/rfc2046" calcext:value-type="string">
            <text:p>IETF RFC 2046 (1996): Multipurpose Internet Mail Extensions (MIME) Part Two: Media Types, https://dx.doi.org/10.17487/rfc204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6.14</text:p>
          </table:table-cell>
          <table:table-cell table:style-name="ce81" table:formula="of:=[.B1515]" office:value-type="string" office:string-value="IETF RFC 1766 (1995): Tags for the Identification of Languages, https://www.rfc-editor.org/info/rfc1766" calcext:value-type="string">
            <text:p>IETF RFC 1766 (1995): Tags for the Identification of Languages, https://www.rfc-editor.org/info/rfc1766</text:p>
          </table:table-cell>
          <table:table-cell table:style-name="ce81" table:number-columns-repeated="5"/>
          <table:table-cell table:style-name="ce92" table:number-columns-repeated="2"/>
          <table:table-cell table:number-columns-repeated="1014"/>
        </table:table-row>
        <table:table-row table:style-name="ro4">
          <table:table-cell table:style-name="ce61" office:value-type="float" office:value="57" calcext:value-type="float">
            <text:p>57</text:p>
          </table:table-cell>
          <table:table-cell table:style-name="ce76" office:value-type="string" calcext:value-type="string">
            <office:annotation draw:style-name="gr4" draw:text-style-name="P2" svg:width="34.971cm" svg:height="2.064cm" svg:x="4.709cm" svg:y="182.253cm" draw:caption-point-x="-0.407cm" draw:caption-point-y="-0.81cm">
              <dc:date>2020-05-07T00:00:00</dc:date>
              <text:p text:style-name="P1"><text:span text:style-name="T1">References to the ASN.1 standard as well as other informative references are ignored. </text:span></text:p>
              <text:p text:style-name="P1"><text:span text:style-name="T1"/></text:p>
              <text:p text:style-name="P1"><text:span text:style-name="T1">Obsoleted by RFC 8018</text:span></text:p>
            </office:annotation>
            <text:p>IETF RFC 2898 (2000): PKCS #5: Password-Based Cryptography Specification Version 2.0, https://dx.doi.org/10.17487/rfc2898</text:p>
          </table:table-cell>
          <table:table-cell table:style-name="ce90" table:number-columns-repeated="6"/>
          <table:table-cell table:style-name="ce173" office:value-type="string" calcext:value-type="string">
            <text:p>References to the ASN.1 standard as well as other informative references are ignored. </text:p>
            <text:p/>
            <text:p>Obsoleted by RFC 8018</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table:table-cell table:style-name="ce68" office:value-type="string" calcext:value-type="string">
            <text:p>57.1</text:p>
          </table:table-cell>
          <table:table-cell table:style-name="ce80" table:formula="of:=[.B1780]" office:value-type="string" office:string-value="ANSI X9.52 - 1998, Triple Data Encryption  Algorithm Modes of Operation. Working draft, Accredited Standards Committee X9, July 27, 1998, http://read.pudn.com/downloads279/doc/fileformat/1266286/ANSI%20X9.52-1998%20.pdf" calcext:value-type="string">
            <text:p>ANSI X9.52 - 1998, Triple Data Encryption <text:s/>Algorithm Modes of Operation. Working draft, Accredited Standards Committee X9, July 27, 1998, http://read.pudn.com/downloads279/doc/fileformat/1266286/ANSI%20X9.52-1998%20.pdf</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2</text:p>
          </table:table-cell>
          <table:table-cell table:style-name="ce81" table:formula="of:=[.B1781]" office:value-type="string" office:string-value="IETF RFC 2040 (1996): The RC5, RC5-CBC, RC5-CBC-Pad, and RC5-CTS Algorithms, https://www.rfc-editor.org/info/rfc2040" calcext:value-type="string">
            <text:p>IETF RFC 2040 (1996): The RC5, RC5-CBC, RC5-CBC-Pad, and RC5-CTS Algorithms, https://www.rfc-editor.org/info/rfc20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3</text:p>
          </table:table-cell>
          <table:table-cell table:style-name="ce80" table:formula="of:=[.B1782]" office:value-type="string" office:string-value="IETF RFC 1319 (1992): The MD2 Message-Digest Algorithm, https://www.rfc-editor.org/info/rfc1319" calcext:value-type="string">
            <text:p>IETF RFC 1319 (1992): The MD2 Message-Digest Algorithm, https://www.rfc-editor.org/info/rfc1319</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4</text:p>
          </table:table-cell>
          <table:table-cell table:style-name="ce9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9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5</text:p>
          </table:table-cell>
          <table:table-cell table:style-name="ce80" table:formula="of:=[.B1783]" office:value-type="string" office:string-value="IETF RFC 1423 (1993): Privacy Enhancement for Internet Electronic Mail: Part III: Algorithms, Modes, and Identifiers, https://www.rfc-editor.org/info/rfc1423" calcext:value-type="string">
            <text:p>IETF RFC 1423 (1993): Privacy Enhancement for Internet Electronic Mail: Part III: Algorithms, Modes, and Identifiers, https://www.rfc-editor.org/info/rfc1423</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55" office:value-type="string" calcext:value-type="string">
            <text:p>57.6</text:p>
          </table:table-cell>
          <table:table-cell table:style-name="ce80" table:formula="of:=[.B1784]" office:value-type="string" office:string-value="NIST FIPS PUB 46-2: Data Encryption Standard. December 30, 1993, https://csrc.nist.gov/publications/detail/fips/46/2/archive/1993-12-30" calcext:value-type="string">
            <text:p>NIST FIPS PUB 46-2: Data Encryption Standard. December 30, 1993, https://csrc.nist.gov/publications/detail/fips/46/2/archive/1993-12-30</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55" office:value-type="string" calcext:value-type="string">
            <text:p>57.7</text:p>
          </table:table-cell>
          <table:table-cell table:style-name="ce80" table:formula="of:=[.B1785]" office:value-type="string" office:string-value="NIST FIPS PUB 81: DES Modes of Operation. December 2, 1980, https://csrc.nist.gov/publications/detail/fips/81/archive/1980-12-02" calcext:value-type="string">
            <text:p>NIST FIPS PUB 81: DES Modes of Operation. December 2, 1980, https://csrc.nist.gov/publications/detail/fips/81/archive/1980-12-02</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8</text:p>
          </table:table-cell>
          <table:table-cell table:style-name="ce80" table:formula="of:=[.B1621]" office:value-type="string" office:string-value="NIST FIPS PUB 180-4  Secure Hash Standard (SHS), August 2015, https://csrc.nist.gov/publications/detail/fips/180/4/final" calcext:value-type="string">
            <text:p>NIST FIPS PUB 180-4 <text:s/>Secure Hash Standard (SHS), August 2015, https://csrc.nist.gov/publications/detail/fips/180/4/final</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9</text:p>
          </table:table-cell>
          <table:table-cell table:style-name="ce80"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10</text:p>
          </table:table-cell>
          <table:table-cell table:style-name="ce80" table:formula="of:=[.B1786]" office:value-type="string" office:string-value="IETF RFC 2268 (1998): A Description of the RC2(r) Encryption Algorithm, https://www.rfc-editor.org/info/rfc2268" calcext:value-type="string">
            <text:p>IETF RFC 2268 (1998): A Description of the RC2(r) Encryption Algorithm, https://www.rfc-editor.org/info/rfc2268</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11</text:p>
          </table:table-cell>
          <table:table-cell table:style-name="ce80" table:formula="of:=[.B335]" office:value-type="string" office:string-value="IETF RFC 1950 (1996): ZLIB Compressed Data Format Specification, Version 3.3, https://dx.doi.org/10.17487/rfc1950" calcext:value-type="string">
            <text:p>IETF RFC 1950 (1996): ZLIB Compressed Data Format Specification, Version 3.3, https://dx.doi.org/10.17487/rfc1950</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57.12</text:p>
          </table:table-cell>
          <table:table-cell table:style-name="ce80" table:formula="of:=[.B336]" office:value-type="string" office:string-value="IETF RFC 1951 (1996): DEFLATE Compressed Data Format Specification, Version 1.3, https://dx.doi.org/10.17487/rfc1951" calcext:value-type="string">
            <text:p>IETF RFC 1951 (1996): DEFLATE Compressed Data Format Specification, Version 1.3, https://dx.doi.org/10.17487/rfc1951</text:p>
          </table:table-cell>
          <table:table-cell table:style-name="ce80" table:number-columns-repeated="5"/>
          <table:table-cell table:style-name="ce92" table:number-columns-repeated="2"/>
          <table:table-cell table:number-columns-repeated="1014"/>
        </table:table-row>
        <table:table-row table:style-name="ro4">
          <table:table-cell table:style-name="ce54" office:value-type="float" office:value="58" calcext:value-type="float">
            <text:p>58</text:p>
          </table:table-cell>
          <table:table-cell table:style-name="ce67" office:value-type="string" calcext:value-type="string">
            <office:annotation draw:style-name="gr1" draw:text-style-name="P2" svg:width="34.971cm" svg:height="0.952cm" svg:x="4.709cm" svg:y="188.629cm" draw:caption-point-x="-0.407cm" draw:caption-point-y="-0.811cm">
              <dc:date>2020-05-07T00:00:00</dc:date>
              <text:p text:style-name="P1"><text:span text:style-name="T1">Updated by RFC 5816</text:span></text:p>
            </office:annotation>
            <text:p>IETF RFC 3161 (2001): Internet X.509 Public Key Infrastructure Time-Stamp Protocol (TSP), https://dx.doi.org/10.17487/rfc3161</text:p>
          </table:table-cell>
          <table:table-cell table:style-name="ce82" table:number-columns-repeated="6"/>
          <table:table-cell table:style-name="ce96" office:value-type="string" calcext:value-type="string">
            <text:p>Updated by RFC 5816</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58.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2</text:p>
            </table:table-cell>
            <table:table-cell table:style-name="ce81" table:formula="of:=[.B1601]" office:value-type="string" office:string-value="IETF RFC 2246 (1999): The TLS Protocol Version 1.0, https://www.rfc-editor.org/info/rfc2246" calcext:value-type="string">
              <text:p>IETF RFC 2246 (1999): The TLS Protocol Version 1.0, https://www.rfc-editor.org/info/rfc224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3</text:p>
            </table:table-cell>
            <table:table-cell table:style-name="ce81" table:formula="of:=[.B1602]" office:value-type="string" office:string-value="IETF RFC 2510 (1999): Internet X.509 Public Key Infrastructure Certificate Management Protocols, https://www.rfc-editor.org/info/rfc2510" calcext:value-type="string">
              <text:p>IETF RFC 2510 (1999): Internet X.509 Public Key Infrastructure Certificate Management Protocols, https://www.rfc-editor.org/info/rfc251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4</text:p>
            </table:table-cell>
            <table:table-cell table:style-name="ce81" table:formula="of:=[.B395]" office:value-type="string" office:string-value="IETF RFC 3280 (2002): Internet X.509 Public Key Infrastructure Certificate and Certificate Revocation List (CRL) Profile, https://dx.doi.org/10.17487/rfc3280" calcext:value-type="string">
              <office:annotation draw:style-name="gr3" draw:text-style-name="P2" svg:width="20.747cm" svg:height="0.953cm" svg:x="21.761cm" svg:y="190.589cm" draw:caption-point-x="-0.407cm" draw:caption-point-y="-0.81cm">
                <dc:date>2020-05-07T00:00:00</dc:date>
                <text:p text:style-name="P1"><text:span text:style-name="T1">The original reference is RFC 2459 (1999)</text:span></text:p>
              </office:annotation>
              <text:p>IETF RFC 3280 (2002): Internet X.509 Public Key Infrastructure Certificate and Certificate Revocation List (CRL) Profile, https://dx.doi.org/10.17487/rfc3280</text:p>
            </table:table-cell>
            <table:table-cell table:style-name="ce81" table:number-columns-repeated="5"/>
            <table:table-cell table:style-name="ce92" office:value-type="string" calcext:value-type="string">
              <text:p>The original reference is RFC 2459 (1999)</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8.5</text:p>
            </table:table-cell>
            <table:table-cell table:style-name="ce81" table:formula="of:=[.B1546]" office:value-type="string" office:string-value="IETF RFC 2630 (1999): Cryptographic Message Syntax, https://www.rfc-editor.org/info/rfc2630" calcext:value-type="string">
              <text:p>IETF RFC 2630 (1999): Cryptographic Message Syntax, https://www.rfc-editor.org/info/rfc263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6</text:p>
            </table:table-cell>
            <table:table-cell table:style-name="ce81" table:formula="of:=[.B1613]" office:value-type="string" office:string-value="NIST FIPS 186-4 DSS, 06/25/2009, https://csrc.nist.gov/publications/detail/fips/186/4/final" calcext:value-type="string">
              <text:p>NIST FIPS 186-4 DSS, 06/25/2009, https://csrc.nist.gov/publications/detail/fips/186/4/fina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7</text:p>
            </table:table-cell>
            <table:table-cell table:style-name="ce81" table:formula="of:=[.B966]" office:value-type="string" office:string-value="IETF RFC 2634 (1999): Enhanced Security Services for S/MIME, https://www.rfc-editor.org/info/rfc2634" calcext:value-type="string">
              <text:p>IETF RFC 2634 (1999): Enhanced Security Services for S/MIME, https://www.rfc-editor.org/info/rfc26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8</text:p>
            </table:table-cell>
            <table:table-cell table:style-name="ce81" table:formula="of:=[.B1614]" office:value-type="string" office:string-value="ISO/IEC 10181-5:1996, Security Frameworks in Open Systems. Non-Repudiation Framework, https://www.iso.org/standard/24329.html" calcext:value-type="string">
              <text:p>ISO/IEC 10181-5:1996, Security Frameworks in Open Systems. Non-Repudiation Framework, https://www.iso.org/standard/2432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9</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8.10</text:p>
            </table:table-cell>
            <table:table-cell table:style-name="ce81" table:formula="of:=[.B1621]" office:value-type="string" office:string-value="NIST FIPS PUB 180-4  Secure Hash Standard (SHS), August 2015, https://csrc.nist.gov/publications/detail/fips/180/4/final" calcext:value-type="string">
              <text:p>NIST FIPS PUB 180-4 <text:s/>Secure Hash Standard (SHS), August 2015, https://csrc.nist.gov/publications/detail/fips/180/4/fina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1" office:value-type="float" office:value="59" calcext:value-type="float">
            <text:p>59</text:p>
          </table:table-cell>
          <table:table-cell table:style-name="ce76" office:value-type="string" calcext:value-type="string">
            <office:annotation draw:style-name="gr1" draw:text-style-name="P2" svg:width="34.971cm" svg:height="0.952cm" svg:x="4.709cm" svg:y="194.023cm" draw:caption-point-x="-0.407cm" draw:caption-point-y="-0.811cm">
              <dc:date>2020-05-07T00:00:00</dc:date>
              <text:p text:style-name="P1"><text:span text:style-name="T1">Obsoleted by RFC 5280</text:span></text:p>
            </office:annotation>
            <text:p>IETF RFC 3280 (2002): Internet X.509 Public Key Infrastructure Certificate and Certificate Revocation List (CRL) Profile, https://dx.doi.org/10.17487/rfc3280</text:p>
          </table:table-cell>
          <table:table-cell table:style-name="ce90" table:number-columns-repeated="6"/>
          <table:table-cell table:style-name="ce173" office:value-type="string" calcext:value-type="string">
            <text:p>Obsoleted by RFC 5280</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table:table-cell table:style-name="ce55" office:value-type="string" calcext:value-type="string">
            <text:p>59.1</text:p>
          </table:table-cell>
          <table:table-cell table:style-name="ce80" table:formula="of:=[.B1559]" office:value-type="string" office:string-value="IETF RFC 3279 (2002): Algorithms and Identifiers for the Internet X.509 Public Key Infrastructure Certificate and Certificate Revocation List (CRL) Profile, https://www.rfc-editor.org/info/rfc3279" calcext:value-type="string">
            <text:p>IETF RFC 3279 (2002): Algorithms and Identifiers for the Internet X.509 Public Key Infrastructure Certificate and Certificate Revocation List (CRL) Profile, https://www.rfc-editor.org/info/rfc3279</text:p>
          </table:table-cell>
          <table:table-cell table:style-name="ce80" table:number-columns-repeated="5"/>
          <table:table-cell table:style-name="ce55"/>
          <table:table-cell table:style-name="ce92"/>
          <table:table-cell table:number-columns-repeated="1014"/>
        </table:table-row>
        <table:table-row table:style-name="ro4">
          <table:table-cell table:style-name="ce55"/>
          <table:table-cell table:style-name="ce55" office:value-type="string" calcext:value-type="string">
            <text:p>59.2</text:p>
          </table:table-cell>
          <table:table-cell table:style-name="ce80" table:formula="of:=[.B1584]" office:value-type="string" office:string-value="IETF RFC 1738 (1994): Uniform Resource Locators (URL), https://www.rfc-editor.org/info/rfc1738" calcext:value-type="string">
            <text:p>IETF RFC 1738 (1994): Uniform Resource Locators (URL), https://www.rfc-editor.org/info/rfc1738</text:p>
          </table:table-cell>
          <table:table-cell table:style-name="ce80" table:number-columns-repeated="5"/>
          <table:table-cell table:style-name="ce55"/>
          <table:table-cell table:style-name="ce92"/>
          <table:table-cell table:number-columns-repeated="1014"/>
        </table:table-row>
        <table:table-row table:style-name="ro4">
          <table:table-cell table:style-name="ce55"/>
          <table:table-cell table:style-name="ce55" office:value-type="string" calcext:value-type="string">
            <text:p>59.3</text:p>
          </table:table-cell>
          <table:table-cell table:style-name="ce80" table:formula="of:=[.B1787]" office:value-type="string" office:string-value="IETF RFC 1778 (1995): The String Representation of Standard Attribute Syntaxes, https://www.rfc-editor.org/info/rfc1778" calcext:value-type="string">
            <text:p>IETF RFC 1778 (1995): The String Representation of Standard Attribute Syntaxes, https://www.rfc-editor.org/info/rfc1778</text:p>
          </table:table-cell>
          <table:table-cell table:style-name="ce80" table:number-columns-repeated="5"/>
          <table:table-cell table:style-name="ce55"/>
          <table:table-cell table:style-name="ce92"/>
          <table:table-cell table:number-columns-repeated="1014"/>
        </table:table-row>
        <table:table-row table:style-name="ro4">
          <table:table-cell table:style-name="ce55"/>
          <table:table-cell table:style-name="ce55" office:value-type="string" calcext:value-type="string">
            <text:p>59.4</text:p>
          </table:table-cell>
          <table:table-cell table:style-name="ce80"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office:annotation draw:style-name="gr3" draw:text-style-name="P2" svg:width="20.747cm" svg:height="0.953cm" svg:x="21.761cm" svg:y="195.983cm" draw:caption-point-x="-0.407cm" draw:caption-point-y="-0.81cm">
              <dc:date>2020-05-07T00:00:00</dc:date>
              <text:p text:style-name="P1"><text:span text:style-name="T1">The original reference goes to X.690 (1992) as a specification of DER encoding</text:span></text:p>
            </office:annotation>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0" table:number-columns-repeated="5"/>
          <table:table-cell table:style-name="ce55" office:value-type="string" calcext:value-type="string">
            <text:p>The original reference goes to X.690 (1992) as a specification of DER encoding</text:p>
          </table:table-cell>
          <table:table-cell table:style-name="ce92"/>
          <table:table-cell table:number-columns-repeated="1014"/>
        </table:table-row>
        <table:table-row table:style-name="ro4">
          <table:table-cell table:style-name="ce55"/>
          <table:table-cell table:style-name="ce55" office:value-type="string" calcext:value-type="string">
            <text:p>59.5</text:p>
          </table:table-cell>
          <table:table-cell table:style-name="ce80" table:formula="of:=[.B1538]" office:value-type="string" office:string-value="ITU-T Recommendation X.501 (2019) | ISO/IEC 9594-2:2017, Information technology – Open Systems Interconnection – The Directory: Models, https://www.iso.org/standard/72551.html" calcext:value-type="string">
            <office:annotation draw:style-name="gr1" draw:text-style-name="P2" svg:width="20.747cm" svg:height="0.952cm" svg:x="21.761cm" svg:y="196.475cm" draw:caption-point-x="-0.407cm" draw:caption-point-y="-0.811cm">
              <dc:date>2020-05-07T00:00:00</dc:date>
              <text:p text:style-name="P1"><text:span text:style-name="T1">The original reference goes to X.501 (1993) as a specification of Name entity</text:span></text:p>
            </office:annotation>
            <text:p>ITU-T Recommendation X.501 (2019) | ISO/IEC 9594-2:2017, Information technology – Open Systems Interconnection – The Directory: Models, https://www.iso.org/standard/72551.html</text:p>
          </table:table-cell>
          <table:table-cell table:style-name="ce80" table:number-columns-repeated="5"/>
          <table:table-cell table:style-name="ce55" office:value-type="string" calcext:value-type="string">
            <text:p>The original reference goes to X.501 (1993) as a specification of Name entity</text:p>
          </table:table-cell>
          <table:table-cell table:style-name="ce92"/>
          <table:table-cell table:number-columns-repeated="1014"/>
        </table:table-row>
        <table:table-row table:style-name="ro4">
          <table:table-cell table:style-name="ce55"/>
          <table:table-cell table:style-name="ce55" office:value-type="string" calcext:value-type="string">
            <text:p>59.6</text:p>
          </table:table-cell>
          <table:table-cell table:style-name="ce80" table:formula="of:=[.B1018]" office:value-type="string" office:string-value="ITU-T Recommendation X.520 (2008) | ISO/IEC 9594-6:2008: Information technology - Open Systems Interconnection - The Directory: Selected attribute types, https://www.itu.int/rec/T-REC-X.520-200811-S/en" calcext:value-type="string">
            <office:annotation draw:style-name="gr1" draw:text-style-name="P2" svg:width="20.747cm" svg:height="0.952cm" svg:x="21.761cm" svg:y="196.965cm" draw:caption-point-x="-0.407cm" draw:caption-point-y="-0.811cm">
              <dc:date>2020-05-07T00:00:00</dc:date>
              <text:p text:style-name="P1"><text:span text:style-name="T1">The original reference goes to X.520 (1993) as a specification of standard sets of attributes</text:span></text:p>
            </office:annotation>
            <text:p>ITU-T Recommendation X.520 (2008) | ISO/IEC 9594-6:2008: Information technology - Open Systems Interconnection - The Directory: Selected attribute types, https://www.itu.int/rec/T-REC-X.520-200811-S/en</text:p>
          </table:table-cell>
          <table:table-cell table:style-name="ce80" table:number-columns-repeated="5"/>
          <table:table-cell table:style-name="ce55" office:value-type="string" calcext:value-type="string">
            <text:p>The original reference goes to X.520 (1993) as a specification of standard sets of attributes</text:p>
          </table:table-cell>
          <table:table-cell table:style-name="ce92"/>
          <table:table-cell table:number-columns-repeated="1014"/>
        </table:table-row>
        <table:table-row table:style-name="ro4">
          <table:table-cell table:style-name="ce55"/>
          <table:table-cell table:style-name="ce55" office:value-type="string" calcext:value-type="string">
            <text:p>59.7</text:p>
          </table:table-cell>
          <table:table-cell table:style-name="ce80" table:formula="of:=[.B1305]" office:value-type="string" office:string-value="ITU-T Recommendation X.660 (2011) | ISO/IEC 9834-1:2012, Information technology – Open Systems Interconnection – Procedures for the operation of OSI Registration Authorities: General procedures and top arcs of the ASN.1 International Object Identifier tree, https://www.itu.int/rec/T-REC-X.660-201107-I/en" calcext:value-type="string">
            <office:annotation draw:style-name="gr1" draw:text-style-name="P2" svg:width="20.747cm" svg:height="0.952cm" svg:x="21.761cm" svg:y="197.454cm" draw:caption-point-x="-0.407cm" draw:caption-point-y="-0.81cm">
              <dc:date>2020-05-07T00:00:00</dc:date>
              <text:p text:style-name="P1"><text:span text:style-name="T1">The original reference goes to X.660 (1997) to specify object identifiers</text:span></text:p>
            </office:annotation>
            <text:p>ITU-T Recommendation X.660 (2011) | ISO/IEC 9834-1:2012, Information technology – Open Systems Interconnection – Procedures for the operation of OSI Registration Authorities: General procedures and top arcs of the ASN.1 International Object Identifier tree, https://www.itu.int/rec/T-REC-X.660-201107-I/en</text:p>
          </table:table-cell>
          <table:table-cell table:style-name="ce80" table:number-columns-repeated="5"/>
          <table:table-cell table:style-name="ce55" office:value-type="string" calcext:value-type="string">
            <text:p>The original reference goes to X.660 (1997) to specify object identifiers</text:p>
          </table:table-cell>
          <table:table-cell table:style-name="ce92"/>
          <table:table-cell table:number-columns-repeated="1014"/>
        </table:table-row>
        <table:table-row table:style-name="ro4">
          <table:table-cell table:style-name="ce55"/>
          <table:table-cell table:style-name="ce55" office:value-type="string" calcext:value-type="string">
            <text:p>59.8</text:p>
          </table:table-cell>
          <table:table-cell table:style-name="ce80" table:formula="of:=[.B1788]" office:value-type="string" office:string-value="ANSI X9.55-1995, Public Key Cryptography For The Financial Services Industry: Extensions To Public Key Certificates And Certificate Revocation Lists, 8 December, 1995, https://standards.globalspec.com/std/758010/X9.55" calcext:value-type="string">
            <text:p>ANSI X9.55-1995, Public Key Cryptography For The Financial Services Industry: Extensions To Public Key Certificates And Certificate Revocation Lists, 8 December, 1995, https://standards.globalspec.com/std/758010/X9.55</text:p>
          </table:table-cell>
          <table:table-cell table:style-name="ce80" table:number-columns-repeated="5"/>
          <table:table-cell table:style-name="ce55"/>
          <table:table-cell table:style-name="ce92"/>
          <table:table-cell table:number-columns-repeated="1014"/>
        </table:table-row>
        <table:table-row table:style-name="ro4">
          <table:table-cell table:style-name="ce61" office:value-type="float" office:value="60" calcext:value-type="float">
            <text:p>60</text:p>
          </table:table-cell>
          <table:table-cell table:style-name="ce76" office:value-type="string" calcext:value-type="string">
            <office:annotation draw:style-name="gr3" draw:text-style-name="P2" svg:width="34.971cm" svg:height="0.953cm" svg:x="4.709cm" svg:y="198.435cm" draw:caption-point-x="-0.407cm" draw:caption-point-y="-0.81cm">
              <dc:date>2020-05-07T00:00:00</dc:date>
              <text:p text:style-name="P1"><text:span text:style-name="T1">Obsoleted by RFC 7564 and then by RFC 8264</text:span></text:p>
            </office:annotation>
            <text:p>IETF RFC 3454 (2002): Preparation of International Strings ("stringprep"), https://dx.doi.org/10.17487/rfc3454</text:p>
          </table:table-cell>
          <table:table-cell table:style-name="ce90" table:number-columns-repeated="6"/>
          <table:table-cell table:style-name="ce173" office:value-type="string" calcext:value-type="string">
            <text:p>Obsoleted by RFC 7564 and then by RFC 826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60.1</text:p>
            </table:table-cell>
            <table:table-cell table:style-name="ce81" table:formula="of:=[.B1662]" office:value-type="string" office:string-value="UAX #15: Unicode Normalization Forms, Version 3.2.0, 2002, http://www.unicode.org/unicode/reports/tr15/tr15-22.html" calcext:value-type="string">
              <text:p>UAX #15: Unicode Normalization Forms, Version 3.2.0, 2002, http://www.unicode.org/unicode/reports/tr15/tr15-2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0.2</text:p>
            </table:table-cell>
            <table:table-cell table:style-name="ce81" table:formula="of:=[.B1624]" office:value-type="string" office:string-value="The Unicode Standard, Version 3.2.0, http://www.unicode.org/reports/tr28/" calcext:value-type="string">
              <text:p>The Unicode Standard, Version 3.2.0, http://www.unicode.org/reports/tr2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0.3</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61" calcext:value-type="float">
            <text:p>61</text:p>
          </table:table-cell>
          <table:table-cell table:style-name="ce67" office:value-type="string" calcext:value-type="string">
            <office:annotation draw:style-name="gr1" draw:text-style-name="P2" svg:width="34.971cm" svg:height="0.952cm" svg:x="4.709cm" svg:y="200.397cm" draw:caption-point-x="-0.407cm" draw:caption-point-y="-0.811cm">
              <dc:date>2020-05-07T00:00:00</dc:date>
              <text:p text:style-name="P1"><text:span text:style-name="T1">Updated by RFC 6874, RFC 7320</text:span></text:p>
            </office:annotation>
            <text:p>IETF STD 66 RFC 3986 (2005): Uniform Resource Identifier (URI): Generic Syntax, https://dx.doi.org/10.17487/rfc3986</text:p>
          </table:table-cell>
          <table:table-cell table:style-name="ce82" table:number-columns-repeated="6"/>
          <table:table-cell table:style-name="ce96" office:value-type="string" calcext:value-type="string">
            <text:p>Updated by RFC 6874, RFC 7320</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1.1</text:p>
            </table:table-cell>
            <table:table-cell table:style-name="ce81" table:formula="of:=[.B249]" office:value-type="string" office:string-value="ANSI X3.4-1986, Information Systems -Coded Sets 7-Bit American National Standard Code for Information Interchange (7-bit ASCII), American National Standards Institute, http://unicode.org/L2/L2006/06388-review-incits4.pdf" calcext:value-type="string">
              <text:p>ANSI X3.4-1986, Information Systems -Coded Sets 7-Bit American National Standard Code for Information Interchange (7-bit ASCII), American National Standards Institute, http://unicode.org/L2/L2006/06388-review-incits4.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1.2</text:p>
            </table:table-cell>
            <table:table-cell table:style-name="ce81" table:formula="of:=[.B1488]" office:value-type="string" office:string-value="IETF RFC 2234 (1997): Augmented BNF for Syntax Specifications: ABNF, https://tools.ietf.org/html/rfc2234" calcext:value-type="string">
              <text:p>IETF RFC 2234 (1997): Augmented BNF for Syntax Specifications: ABNF, https://tools.ietf.org/html/rfc22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1.3</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1.4</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1" office:value-type="float" office:value="62" calcext:value-type="float">
            <text:p>62</text:p>
          </table:table-cell>
          <table:table-cell table:style-name="ce76" office:value-type="string" calcext:value-type="string">
            <office:annotation draw:style-name="gr1" draw:text-style-name="P2" svg:width="34.971cm" svg:height="0.952cm" svg:x="4.709cm" svg:y="202.849cm" draw:caption-point-x="-0.407cm" draw:caption-point-y="-0.811cm">
              <dc:date>2020-05-07T00:00:00</dc:date>
              <text:p text:style-name="P1"><text:span text:style-name="T1">Obsoleted by RFC 7613</text:span></text:p>
            </office:annotation>
            <text:p>IETF RFC 4013 (2005): SASLprep: Stringprep Profile for User Names and Passwords, https://dx.doi.org/10.17487/rfc4013</text:p>
          </table:table-cell>
          <table:table-cell table:style-name="ce90" table:number-columns-repeated="6"/>
          <table:table-cell table:style-name="ce173" office:value-type="string" calcext:value-type="string">
            <text:p>Obsoleted by RFC 7613</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62.1</text:p>
            </table:table-cell>
            <table:table-cell table:style-name="ce81" table:formula="of:=[.B404]" office:value-type="string" office:string-value="IETF RFC 3454 (2002): Preparation of International Strings (&quot;stringprep&quot;), https://dx.doi.org/10.17487/rfc3454" calcext:value-type="string">
              <text:p>IETF RFC 3454 (2002): Preparation of International Strings ("stringprep"), https://dx.doi.org/10.17487/rfc345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2.2</text:p>
            </table:table-cell>
            <table:table-cell table:style-name="ce81" table:formula="of:=[.B1624]" office:value-type="string" office:string-value="The Unicode Standard, Version 3.2.0, http://www.unicode.org/reports/tr28/" calcext:value-type="string">
              <text:p>The Unicode Standard, Version 3.2.0, http://www.unicode.org/reports/tr2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63" calcext:value-type="float">
            <text:p>63</text:p>
          </table:table-cell>
          <table:table-cell table:style-name="ce67" office:value-type="string" calcext:value-type="string">
            <text:p>IETF RFC 5035 (2007): Enhanced Security Services (ESS) Update: Adding CertID Algorithm Agility, https://dx.doi.org/10.17487/rfc503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3.1</text:p>
            </table:table-cell>
            <table:table-cell table:style-name="ce81" table:formula="of:=[.B966]" office:value-type="string" office:string-value="IETF RFC 2634 (1999): Enhanced Security Services for S/MIME, https://www.rfc-editor.org/info/rfc2634" calcext:value-type="string">
              <text:p>IETF RFC 2634 (1999): Enhanced Security Services for S/MIME, https://www.rfc-editor.org/info/rfc26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3.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3.3</text:p>
            </table:table-cell>
            <table:table-cell table:style-name="ce81" table:formula="of:=[.B395]" office:value-type="string" office:string-value="IETF RFC 3280 (2002): Internet X.509 Public Key Infrastructure Certificate and Certificate Revocation List (CRL) Profile, https://dx.doi.org/10.17487/rfc3280" calcext:value-type="string">
              <text:p>IETF RFC 3280 (2002): Internet X.509 Public Key Infrastructure Certificate and Certificate Revocation List (CRL) Profile, https://dx.doi.org/10.17487/rfc328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3.4</text:p>
            </table:table-cell>
            <table:table-cell table:style-name="ce81" table:formula="of:=[.B469]" office:value-type="string" office:string-value="IETF STD 70 RFC 5652 (2009): Cryptographic Message Syntax (CMS), https://dx.doi.org/10.17487/rfc5652" calcext:value-type="string">
              <office:annotation draw:style-name="gr3" draw:text-style-name="P2" svg:width="20.747cm" svg:height="0.953cm" svg:x="21.761cm" svg:y="206.281cm" draw:caption-point-x="-0.407cm" draw:caption-point-y="-0.81cm">
                <dc:date>2020-05-07T00:00:00</dc:date>
                <text:p text:style-name="P1"><text:span text:style-name="T1">Original: RFC 3852 (2004) (deprecated)</text:span></text:p>
              </office:annotation>
              <text:p>IETF STD 70 RFC 5652 (2009): Cryptographic Message Syntax (CMS), https://dx.doi.org/10.17487/rfc5652</text:p>
            </table:table-cell>
            <table:table-cell table:style-name="ce81" table:number-columns-repeated="5"/>
            <table:table-cell table:style-name="ce92" office:value-type="string" calcext:value-type="string">
              <text:p>Original: RFC 3852 (2004) (deprecated)</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63.5</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64" calcext:value-type="float">
            <text:p>64</text:p>
          </table:table-cell>
          <table:table-cell table:style-name="ce67" office:value-type="string" calcext:value-type="string">
            <office:annotation draw:style-name="gr1" draw:text-style-name="P2" svg:width="34.971cm" svg:height="0.952cm" svg:x="4.709cm" svg:y="207.263cm" draw:caption-point-x="-0.407cm" draw:caption-point-y="-0.811cm">
              <dc:date>2020-05-07T00:00:00</dc:date>
              <text:p text:style-name="P1"><text:span text:style-name="T1">Updated by RFC 6818, RFC 8398, RFC 8399</text:span></text:p>
            </office:annotation>
            <text:p>IETF RFC 5280 (2008): Internet X.509 Public Key Infrastructure Certificate and Certificate Revocation List (CRL) Profile, https://dx.doi.org/10.17487/rfc5280</text:p>
          </table:table-cell>
          <table:table-cell table:style-name="ce82" table:number-columns-repeated="6"/>
          <table:table-cell table:style-name="ce96" office:value-type="string" calcext:value-type="string">
            <text:p>Updated by RFC 6818, RFC 8398, RFC 8399</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4.1</text:p>
          </table:table-cell>
          <table:table-cell table:style-name="ce81" table:formula="of:=[.B1793]" office:value-type="string" office:string-value="IETF RFC 791 (1981): Internet Protocol, https://www.rfc-editor.org/info/rfc791" calcext:value-type="string">
            <text:p>IETF RFC 791 (1981): Internet Protocol, https://www.rfc-editor.org/info/rfc79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2</text:p>
          </table:table-cell>
          <table:table-cell table:style-name="ce81" table:formula="of:=[.B1794]" office:value-type="string" office:string-value="IETF STD 13 RFC 1034 (1987): Domain names - concepts and facilities, https://www.rfc-editor.org/info/rfc1034" calcext:value-type="string">
            <text:p>IETF STD 13 RFC 1034 (1987): Domain names - concepts and facilities, https://www.rfc-editor.org/info/rfc10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3</text:p>
          </table:table-cell>
          <table:table-cell table:style-name="ce81" table:formula="of:=[.B1790]" office:value-type="string" office:string-value="IETF STD 3 RFC 1123 (1989): Requirements for Internet Hosts - Application and Support, https://www.rfc-editor.org/info/rfc1123" calcext:value-type="string">
            <text:p>IETF STD 3 RFC 1123 (1989): Requirements for Internet Hosts - Application and Support, https://www.rfc-editor.org/info/rfc112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4</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5</text:p>
          </table:table-cell>
          <table:table-cell table:style-name="ce81" table:formula="of:=[.B1795]" office:value-type="string" office:string-value="IETF RFC 2460 (1998): Internet Protocol, Version 6 (IPv6) Specification, https://www.rfc-editor.org/info/rfc2460" calcext:value-type="string">
            <text:p>IETF RFC 2460 (1998): Internet Protocol, Version 6 (IPv6) Specification, https://www.rfc-editor.org/info/rfc246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6</text:p>
          </table:table-cell>
          <table:table-cell table:style-name="ce81" table:formula="of:=[.B1628]" office:value-type="string" office:string-value="IETF RFC 2585 (1999): Internet X.509 Public Key Infrastructure Operational Protocols: FTP and HTTP, https://www.rfc-editor.org/info/rfc2585   " calcext:value-type="string">
            <text:p>IETF RFC 2585 (1999): Internet X.509 Public Key Infrastructure Operational Protocols: FTP and HTTP, https://www.rfc-editor.org/info/rfc2585 <text:s text:c="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7</text:p>
          </table:table-cell>
          <table:table-cell table:style-name="ce81" table:formula="of:=[.B356]" office:value-type="string" office:string-value="IETF RFC 2616 (1999): Hypertext Transfer Protocol – HTTP/1.1, https://dx.doi.org/10.17487/rfc2616" calcext:value-type="string">
            <text:p>IETF RFC 2616 (1999): Hypertext Transfer Protocol – HTTP/1.1, https://dx.doi.org/10.17487/rfc26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8</text:p>
          </table:table-cell>
          <table:table-cell table:style-name="ce81" table:formula="of:=[.B1796]" office:value-type="string" office:string-value="IETF RFC 2797 (2000): Certificate Management Messages over CMS, https://www.rfc-editor.org/info/rfc2797" calcext:value-type="string">
            <text:p>IETF RFC 2797 (2000): Certificate Management Messages over CMS, https://www.rfc-editor.org/info/rfc279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9</text:p>
          </table:table-cell>
          <table:table-cell table:style-name="ce81" table:formula="of:=[.B1797]" office:value-type="string" office:string-value="IETF RFC 2821 (2001): Simple Mail Transfer Protocol, https://www.rfc-editor.org/info/rfc2821" calcext:value-type="string">
            <text:p>IETF RFC 2821 (2001): Simple Mail Transfer Protocol, https://www.rfc-editor.org/info/rfc282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0</text:p>
          </table:table-cell>
          <table:table-cell table:style-name="ce81" table:formula="of:=[.B404]" office:value-type="string" office:string-value="IETF RFC 3454 (2002): Preparation of International Strings (&quot;stringprep&quot;), https://dx.doi.org/10.17487/rfc3454" calcext:value-type="string">
            <text:p>IETF RFC 3454 (2002): Preparation of International Strings ("stringprep"), https://dx.doi.org/10.17487/rfc345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1</text:p>
          </table:table-cell>
          <table:table-cell table:style-name="ce81" table:formula="of:=[.B1798]" office:value-type="string" office:string-value="IETF RFC 3490 (2003): Internationalizing Domain Names in Applications (IDNA), https://www.rfc-editor.org/info/rfc3490" calcext:value-type="string">
            <text:p>IETF RFC 3490 (2003): Internationalizing Domain Names in Applications (IDNA), https://www.rfc-editor.org/info/rfc349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2</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3</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4</text:p>
          </table:table-cell>
          <table:table-cell table:style-name="ce81" table:formula="of:=[.B1799]" office:value-type="string" office:string-value="IETF RFC 4516 (2006): Lightweight Directory Access Protocol (LDAP): Uniform Resource Locator, https://www.rfc-editor.org/info/rfc4516" calcext:value-type="string">
            <text:p>IETF RFC 4516 (2006): Lightweight Directory Access Protocol (LDAP): Uniform Resource Locator, https://www.rfc-editor.org/info/rfc45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5</text:p>
          </table:table-cell>
          <table:table-cell table:style-name="ce81" table:formula="of:=[.B1800]" office:value-type="string" office:string-value="IETF RFC 4523 (2006): Lightweight Directory Access Protocol (LDAP) Schema Definitions for X.509 Certificates, https://www.rfc-editor.org/info/rfc4523" calcext:value-type="string">
            <text:p>IETF RFC 4523 (2006): Lightweight Directory Access Protocol (LDAP) Schema Definitions for X.509 Certificates, https://www.rfc-editor.org/info/rfc452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6</text:p>
          </table:table-cell>
          <table:table-cell table:style-name="ce81" table:formula="of:=[.B1801]" office:value-type="string" office:string-value="IETF BCP 122 RFC 4632 (2006): Classless Inter-domain Routing (CIDR): The Internet Address Assignment and Aggregation Plan, https://www.rfc-editor.org/info/rfc4632" calcext:value-type="string">
            <text:p>IETF BCP 122 RFC 4632 (2006): Classless Inter-domain Routing (CIDR): The Internet Address Assignment and Aggregation Plan, https://www.rfc-editor.org/info/rfc463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4.17</text:p>
          </table:table-cell>
          <table:table-cell table:style-name="ce81" table:formula="of:=[.B97]" office:value-type="string" office:string-value="ISO/IEC 8824-1, Information technology – Abstract Syntax Notation One (ASN.1): Specification of basic notation, https://www.iso.org/standard/54012.html" calcext:value-type="string">
            <office:annotation draw:style-name="gr3" draw:text-style-name="P2" svg:width="20.747cm" svg:height="0.953cm" svg:x="21.761cm" svg:y="215.598cm" draw:caption-point-x="-0.407cm" draw:caption-point-y="-0.81cm">
              <dc:date>2020-05-07T00:00:00</dc:date>
              <text:p text:style-name="P1"><text:span text:style-name="T1">The original reference is X.680 (2002)</text:span></text:p>
            </office:annotation>
            <text:p>ISO/IEC 8824-1, Information technology – Abstract Syntax Notation One (ASN.1): Specification of basic notation, https://www.iso.org/standard/54012.html</text:p>
          </table:table-cell>
          <table:table-cell table:style-name="ce81" table:number-columns-repeated="5"/>
          <table:table-cell table:style-name="ce92" office:value-type="string" calcext:value-type="string">
            <text:p>The original reference is X.680 (2002)</text:p>
          </table:table-cell>
          <table:table-cell table:style-name="ce92"/>
          <table:table-cell table:number-columns-repeated="1014"/>
        </table:table-row>
        <table:table-row table:style-name="ro4">
          <table:table-cell table:style-name="ce54" office:value-type="float" office:value="65" calcext:value-type="float">
            <text:p>65</text:p>
          </table:table-cell>
          <table:table-cell table:style-name="ce67" office:value-type="string" calcext:value-type="string">
            <text:p>IETF RFC 5480 (2009): Elliptic Curve Cryptography Subject Public Key Information, https://dx.doi.org/10.17487/rfc548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5.1</text:p>
            </table:table-cell>
            <table:table-cell table:style-name="ce81" table:formula="of:=[.B1621]" office:value-type="string" office:string-value="NIST FIPS PUB 180-4  Secure Hash Standard (SHS), August 2015, https://csrc.nist.gov/publications/detail/fips/180/4/final" calcext:value-type="string">
              <office:annotation draw:style-name="gr1" draw:text-style-name="P2" svg:width="20.747cm" svg:height="0.952cm" svg:x="21.761cm" svg:y="216.579cm" draw:caption-point-x="-0.407cm" draw:caption-point-y="-0.811cm">
                <dc:date>2020-05-07T00:00:00</dc:date>
                <text:p text:style-name="P1"><text:span text:style-name="T1">original version 180-3 (2008) - void, replacement</text:span></text:p>
              </office:annotation>
              <text:p>NIST FIPS PUB 180-4 <text:s/>Secure Hash Standard (SHS), August 2015, https://csrc.nist.gov/publications/detail/fips/180/4/final</text:p>
            </table:table-cell>
            <table:table-cell table:style-name="ce81" table:number-columns-repeated="5"/>
            <table:table-cell table:style-name="ce92" office:value-type="string" calcext:value-type="string">
              <text:p>original version 180-3 (2008) - void, replace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65.2</text:p>
            </table:table-cell>
            <table:table-cell table:style-name="ce81" table:formula="of:=[.B1613]" office:value-type="string" office:string-value="NIST FIPS 186-4 DSS, 06/25/2009, https://csrc.nist.gov/publications/detail/fips/186/4/final" calcext:value-type="string">
              <office:annotation draw:style-name="gr1" draw:text-style-name="P2" svg:width="20.747cm" svg:height="0.952cm" svg:x="21.761cm" svg:y="217.069cm" draw:caption-point-x="-0.407cm" draw:caption-point-y="-0.81cm">
                <dc:date>2020-05-07T00:00:00</dc:date>
                <text:p text:style-name="P1"><text:span text:style-name="T1">original version 186-3 (2008) - void, replacement</text:span></text:p>
              </office:annotation>
              <text:p>NIST FIPS 186-4 DSS, 06/25/2009, https://csrc.nist.gov/publications/detail/fips/186/4/final</text:p>
            </table:table-cell>
            <table:table-cell table:style-name="ce81" table:number-columns-repeated="5"/>
            <table:table-cell table:style-name="ce92" office:value-type="string" calcext:value-type="string">
              <text:p>original version 186-3 (2008) - void, replace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65.3</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5.4</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5.5</text:p>
            </table:table-cell>
            <table:table-cell table:style-name="ce81" table:formula="of:=[.B1559]" office:value-type="string" office:string-value="IETF RFC 3279 (2002): Algorithms and Identifiers for the Internet X.509 Public Key Infrastructure Certificate and Certificate Revocation List (CRL) Profile, https://www.rfc-editor.org/info/rfc3279" calcext:value-type="string">
              <text:p>IETF RFC 3279 (2002): Algorithms and Identifiers for the Internet X.509 Public Key Infrastructure Certificate and Certificate Revocation List (CRL) Profile, https://www.rfc-editor.org/info/rfc327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5.6</text:p>
            </table:table-cell>
            <table:table-cell table:style-name="ce81" table:formula="of:=[.B1643]" office:value-type="string" office:string-value="IETF RFC 5756 (2010): Updates for RSAES-OAEP and RSASSA-PSS Algorithm Parameters, https://www.rfc-editor.org/info/rfc5756" calcext:value-type="string">
              <office:annotation draw:style-name="gr1" draw:text-style-name="P2" svg:width="20.747cm" svg:height="0.952cm" svg:x="21.761cm" svg:y="219.031cm" draw:caption-point-x="-0.407cm" draw:caption-point-y="-0.811cm">
                <dc:date>2020-05-07T00:00:00</dc:date>
                <text:p text:style-name="P1"><text:span text:style-name="T1">The original reference is RFC 4055 (2005)</text:span></text:p>
              </office:annotation>
              <text:p>IETF RFC 5756 (2010): Updates for RSAES-OAEP and RSASSA-PSS Algorithm Parameters, https://www.rfc-editor.org/info/rfc5756</text:p>
            </table:table-cell>
            <table:table-cell table:style-name="ce81" table:number-columns-repeated="5"/>
            <table:table-cell table:style-name="ce92" office:value-type="string" calcext:value-type="string">
              <text:p>The original reference is RFC 4055 (2005)</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65.7</text:p>
            </table:table-cell>
            <table:table-cell table:style-name="ce81" table:formula="of:=[.B1626]" office:value-type="string" office:string-value="SECG SEC 1: Elliptic Curve Cryptography, Version 1.0, September 2000, https://www.secg.org/SEC1-Ver-1.0.pdf" calcext:value-type="string">
              <text:p>SECG SEC 1: Elliptic Curve Cryptography, Version 1.0, September 2000, https://www.secg.org/SEC1-Ver-1.0.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5.8</text:p>
            </table:table-cell>
            <table:table-cell table:style-name="ce81" table:formula="of:=[.B250]" office:value-type="string" office:string-value="ANSI X9.62-2005, Public Key Cryptography For The Financial Services Industry: The Elliptic Curve Digital Signature Algorithm (ECDSA), American National Standards Institute, https://infostore.saiglobal.com/en-us/Standards/ANSI-X9-62-2005-2085_SAIG_ABA_ABA_5340/" calcext:value-type="string">
              <text:p>ANSI X9.62-2005, Public Key Cryptography For The Financial Services Industry: The Elliptic Curve Digital Signature Algorithm (ECDSA), American National Standards Institute, https://infostore.saiglobal.com/en-us/Standards/ANSI-X9-62-2005-2085_SAIG_ABA_ABA_534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5.9</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66" calcext:value-type="float">
            <text:p>66</text:p>
          </table:table-cell>
          <table:table-cell table:style-name="ce67" office:value-type="string" calcext:value-type="string">
            <text:p>IETF BCP 47 RFC 5646 (2009): Tags for Identifying Languages, https://dx.doi.org/10.17487/rfc5646</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6.1</text:p>
          </table:table-cell>
          <table:table-cell table:style-name="ce81" table:formula="of:=[.B1244]" office:value-type="string" office:string-value="ISO 15924:2004 Information and documentation — Codes for the representation of names of scripts, https://www.iso.org/standard/29546.html" calcext:value-type="string">
            <text:p>ISO 15924:2004 Information and documentation — Codes for the representation of names of scripts, https://www.iso.org/standard/2954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2</text:p>
          </table:table-cell>
          <table:table-cell table:style-name="ce81"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3</text:p>
          </table:table-cell>
          <table:table-cell table:style-name="ce81" table:formula="of:=[.B673]" office:value-type="string" office:string-value="ISO 639-1, Codes for the representation of names of languages - Part 1: Alpha-2 code, https://www.iso.org/standard/22109.html " calcext:value-type="string">
            <text:p>ISO 639-1, Codes for the representation of names of languages - Part 1: Alpha-2 code, https://www.iso.org/standard/22109.html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4</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5</text:p>
          </table:table-cell>
          <table:table-cell table:style-name="ce81" table:formula="of:=[.B1302]" office:value-type="string" office:string-value="ISO 639-3, Codes for the representation of names of languages — Part 3: Alpha-3 code for comprehensive coverage of languages, https://www.iso.org/obp/ui/#iso:std:iso:639:-3:ed-1:v1:en:term:3.9" calcext:value-type="string">
            <text:p>ISO 639-3, Codes for the representation of names of languages — Part 3: Alpha-3 code for comprehensive coverage of languages, https://www.iso.org/obp/ui/#iso:std:iso:639:-3:ed-1:v1:en:term:3.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6</text:p>
          </table:table-cell>
          <table:table-cell table:style-name="ce81" table:formula="of:=[.B1805]" office:value-type="string" office:string-value="ISO 639-5:2008. Codes for the representation of names of languages -- Part 5: Alpha-3 code for language families and groups, May 2008, https://www.iso.org/standard/39536.html" calcext:value-type="string">
            <text:p>ISO 639-5:2008. Codes for the representation of names of languages -- Part 5: Alpha-3 code for language families and groups, May 2008, https://www.iso.org/standard/3953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7</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8</text:p>
          </table:table-cell>
          <table:table-cell table:style-name="ce81" table:formula="of:=[.B1486]" office:value-type="string" office:string-value="IETF BCP 9 RFC 2026 (1996): The Internet Standards Process -- Revision 3, https://www.rfc-editor.org/info/rfc2026" calcext:value-type="string">
            <text:p>IETF BCP 9 RFC 2026 (1996): The Internet Standards Process -- Revision 3, https://www.rfc-editor.org/info/rfc20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9</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0</text:p>
          </table:table-cell>
          <table:table-cell table:style-name="ce81" table:formula="of:=[.B1681]" office:value-type="string" office:string-value="IETF BCP 18 RFC 2277 (1998): IETF Policy on Character Sets and Languages, https://www.rfc-editor.org/info/rfc2277" calcext:value-type="string">
            <text:p>IETF BCP 18 RFC 2277 (1998): IETF Policy on Character Sets and Languages, https://www.rfc-editor.org/info/rfc227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1</text:p>
          </table:table-cell>
          <table:table-cell table:style-name="ce81" table:formula="of:=[.B1806]" office:value-type="string" office:string-value="IETF RFC 3339 (2002): Date and Time on the Internet: Timestamps, https://www.rfc-editor.org/info/rfc3339" calcext:value-type="string">
            <text:p>IETF RFC 3339 (2002): Date and Time on the Internet: Timestamps, https://www.rfc-editor.org/info/rfc333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2</text:p>
          </table:table-cell>
          <table:table-cell table:style-name="ce81" table:formula="of:=[.B1474]" office:value-type="string" office:string-value="IETF BCP 47 RFC 4647 (2006): Matching of Language Tags, http://tools.ietf.org/html/rfc4647" calcext:value-type="string">
            <text:p>IETF BCP 47 RFC 4647 (2006): Matching of Language Tags, http://tools.ietf.org/html/rfc464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3</text:p>
          </table:table-cell>
          <table:table-cell table:style-name="ce81" table:formula="of:=[.B1807]" office:value-type="string" office:string-value="IETF RFC 5226 (2008): Guidelines for Writing an IANA Considerations Section in RFCs, https://www.rfc-editor.org/info/rfc5226" calcext:value-type="string">
            <text:p>IETF RFC 5226 (2008): Guidelines for Writing an IANA Considerations Section in RFCs, https://www.rfc-editor.org/info/rfc52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4</text:p>
          </table:table-cell>
          <table:table-cell table:style-name="ce81" table:formula="of:=[.B1808]" office:value-type="string" office:string-value="IETF STD 68 RFC 5234 (2008): Augmented BNF for Syntax Specifications: ABNF, https://www.rfc-editor.org/info/rfc5234" calcext:value-type="string">
            <text:p>IETF STD 68 RFC 5234 (2008): Augmented BNF for Syntax Specifications: ABNF, https://www.rfc-editor.org/info/rfc52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5</text:p>
          </table:table-cell>
          <table:table-cell table:style-name="ce81" table:formula="of:=[.B1809]" office:value-type="string" office:string-value="The Unicode Consoritum, Unicode Character Database, Special Casing Properties, March 2008, http://unicode.org/Public/UNIDATA/SpecialCasing.txt" calcext:value-type="string">
            <text:p>The Unicode Consoritum, Unicode Character Database, Special Casing Properties, March 2008, http://unicode.org/Public/UNIDATA/SpecialCasing.txt</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6</text:p>
          </table:table-cell>
          <table:table-cell table:style-name="ce81" table:formula="of:=[.B1810]" office:value-type="string" office:string-value="Unicode Standard Annex #14: Line Breaking Properties, August 2006, http://www.unicode.org/reports/tr14/" calcext:value-type="string">
            <text:p>Unicode Standard Annex #14: Line Breaking Properties, August 2006, http://www.unicode.org/reports/tr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7</text:p>
          </table:table-cell>
          <table:table-cell table:style-name="ce81" table:formula="of:=[.B1811]" office:value-type="string" office:string-value="Statistics Division, United Nations, Standard Country or Area Codes for Statistical Use, Revision 4 (United Nations publication, Sales No. 98.XVII.9, June 1999." calcext:value-type="string">
            <text:p>Statistics Division, United Nations, Standard Country or Area Codes for Statistical Use, Revision 4 (United Nations publication, Sales No. 98.XVII.9, June 199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6.18</text:p>
          </table:table-cell>
          <table:table-cell table:style-name="ce81" table:formula="of:=[.B1657]" office:value-type="string" office:string-value="The Unicode Standard, Version 5.0.0, January 2007, https://www.unicode.org/versions/components-5.0.0.html" calcext:value-type="string">
            <text:p>The Unicode Standard, Version 5.0.0, January 2007, https://www.unicode.org/versions/components-5.0.0.html</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67" calcext:value-type="float">
            <text:p>67</text:p>
          </table:table-cell>
          <table:table-cell table:style-name="ce67" office:value-type="string" calcext:value-type="string">
            <text:p>IETF STD 70 RFC 5652 (2009): Cryptographic Message Syntax (CMS), https://dx.doi.org/10.17487/rfc5652</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7.1</text:p>
            </table:table-cell>
            <table:table-cell table:style-name="ce81" table:formula="of:=[.B1542]" office:value-type="string" office:string-value="IETF RFC 3281 (2002): An Internet Attribute Certificate Profile for Authorization, https://www.rfc-editor.org/info/rfc3281" calcext:value-type="string">
              <text:p>IETF RFC 3281 (2002): An Internet Attribute Certificate Profile for Authorization, https://www.rfc-editor.org/info/rfc328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2</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3</text:p>
            </table:table-cell>
            <table:table-cell table:style-name="ce81" table:formula="of:=[.B1487]" office:value-type="string" office:string-value="IETF BCP11 RFC 2028 (1996): The Organizations Involved in the IETF Standards Process, https://www.rfc-editor.org/info/rfc2028" calcext:value-type="string">
              <text:p>IETF BCP11 RFC 2028 (1996): The Organizations Involved in the IETF Standards Process, https://www.rfc-editor.org/info/rfc202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4</text:p>
            </table:table-cell>
            <table:table-cell table:style-name="ce81" table:formula="of:=[.B1543]" office:value-type="string" office:string-value="ITU-T X.208 Specification of Abstract Syntax Notation One (ASN.1), 1988" calcext:value-type="string">
              <text:p>ITU-T X.208 Specification of Abstract Syntax Notation One (ASN.1), 198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5</text:p>
            </table:table-cell>
            <table:table-cell table:style-name="ce81" table:formula="of:=[.B1684]" office:value-type="string" office:string-value="CCITT Recommendation X.209 (1988): Specification of Basic Encoding Rules for Abstract Syntax Notation One (ASN.1)" calcext:value-type="string">
              <text:p>CCITT Recommendation X.209 (1988): Specification of Basic Encoding Rules for Abstract Syntax Notation One (ASN.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6</text:p>
            </table:table-cell>
            <table:table-cell table:style-name="ce81" table:formula="of:=[.B1685]" office:value-type="string" office:string-value="CCITT Recommendation X.501 (1988): The Directory - Models" calcext:value-type="string">
              <office:annotation draw:style-name="gr1" draw:text-style-name="P2" svg:width="20.747cm" svg:height="0.952cm" svg:x="21.761cm" svg:y="233.252cm" draw:caption-point-x="-0.407cm" draw:caption-point-y="-0.811cm">
                <dc:date>2020-05-07T00:00:00</dc:date>
                <text:p text:style-name="P1"><text:span text:style-name="T1">The latest version of X.501 is dated 2019, but this document references 1988 version.</text:span></text:p>
              </office:annotation>
              <text:p>CCITT Recommendation X.501 (1988): The Directory - Models</text:p>
            </table:table-cell>
            <table:table-cell table:style-name="ce81" table:number-columns-repeated="5"/>
            <table:table-cell table:style-name="ce92" office:value-type="string" calcext:value-type="string">
              <text:p>The latest version of X.501 is dated 2019, but this document references 1988 version.</text:p>
            </table:table-cell>
            <table:table-cell table:style-name="ce92"/>
            <table:table-cell table:number-columns-repeated="1014"/>
          </table:table-row>
          <table:table-row table:style-name="ro4">
            <table:table-cell table:style-name="ce55"/>
            <table:table-cell table:style-name="ce68" office:value-type="string" calcext:value-type="string">
              <text:p>67.7</text:p>
            </table:table-cell>
            <table:table-cell table:style-name="ce81" table:formula="of:=[.B1450]" office:value-type="string" office:string-value="CCITT Recommendation X.509 (1988), The Directory - Authentication Framework" calcext:value-type="string">
              <text:p>CCITT Recommendation X.509 (1988), The Directory - Authentication Framework</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8</text:p>
            </table:table-cell>
            <table:table-cell table:style-name="ce81" table:formula="of:=[.B1686]" office:value-type="string" office:string-value="ITU-T Recommendation X.509 (1997): The Directory - Authentication Framework" calcext:value-type="string">
              <text:p>ITU-T Recommendation X.509 (1997): The Directory - Authentication Framework</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7.9</text:p>
            </table:table-cell>
            <table:table-cell table:style-name="ce81" table:formula="of:=[.B1687]" office:value-type="string" office:string-value="ITU-T Recommendation X.509 (2000): The Directory - Authentication Framework" calcext:value-type="string">
              <text:p>ITU-T Recommendation X.509 (2000): The Directory - Authentication Framework</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68" calcext:value-type="float">
            <text:p>68</text:p>
          </table:table-cell>
          <table:table-cell table:style-name="ce67" office:value-type="string" calcext:value-type="string">
            <text:p>IETF RFC 5755 (2010): An Internet Attribute Certificate Profile for Authorization, https://dx.doi.org/10.17487/rfc575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8.1</text:p>
            </table:table-cell>
            <table:table-cell table:style-name="ce81" table:formula="of:=[.B1627]" office:value-type="string" office:string-value="RFC 3281 Errata ID 302, https://www.rfc-editor.org/errata/rfc3281" calcext:value-type="string">
              <text:p>RFC 3281 Errata ID 302, https://www.rfc-editor.org/errata/rfc328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2</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3</text:p>
            </table:table-cell>
            <table:table-cell table:style-name="ce81" table:formula="of:=[.B1628]" office:value-type="string" office:string-value="IETF RFC 2585 (1999): Internet X.509 Public Key Infrastructure Operational Protocols: FTP and HTTP, https://www.rfc-editor.org/info/rfc2585   " calcext:value-type="string">
              <text:p>IETF RFC 2585 (1999): Internet X.509 Public Key Infrastructure Operational Protocols: FTP and HTTP, https://www.rfc-editor.org/info/rfc2585 <text:s text:c="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4</text:p>
            </table:table-cell>
            <table:table-cell table:style-name="ce81" table:formula="of:=[.B1632]" office:value-type="string" office:string-value="IETF RFC 4516 (2006): Lightweight Directory Access Protocol (LDAP): Uniform Resource Locator, https://www.rfc-editor.org/info/rfc4516" calcext:value-type="string">
              <text:p>IETF RFC 4516 (2006): Lightweight Directory Access Protocol (LDAP): Uniform Resource Locator, https://www.rfc-editor.org/info/rfc451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5</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6</text:p>
            </table:table-cell>
            <table:table-cell table:style-name="ce81" table:formula="of:=[.B1559]" office:value-type="string" office:string-value="IETF RFC 3279 (2002): Algorithms and Identifiers for the Internet X.509 Public Key Infrastructure Certificate and Certificate Revocation List (CRL) Profile, https://www.rfc-editor.org/info/rfc3279" calcext:value-type="string">
              <text:p>IETF RFC 3279 (2002): Algorithms and Identifiers for the Internet X.509 Public Key Infrastructure Certificate and Certificate Revocation List (CRL) Profile, https://www.rfc-editor.org/info/rfc327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7</text:p>
            </table:table-cell>
            <table:table-cell table:style-name="ce81" table:formula="of:=[.B1643]" office:value-type="string" office:string-value="IETF RFC 5756 (2010): Updates for RSAES-OAEP and RSASSA-PSS Algorithm Parameters, https://www.rfc-editor.org/info/rfc5756" calcext:value-type="string">
              <office:annotation draw:style-name="gr1" draw:text-style-name="P2" svg:width="20.747cm" svg:height="0.952cm" svg:x="21.761cm" svg:y="238.646cm" draw:caption-point-x="-0.407cm" draw:caption-point-y="-0.811cm">
                <dc:date>2020-05-07T00:00:00</dc:date>
                <text:p text:style-name="P1"><text:span text:style-name="T1">The original reference is RFC 4055 (2005)</text:span></text:p>
              </office:annotation>
              <text:p>IETF RFC 5756 (2010): Updates for RSAES-OAEP and RSASSA-PSS Algorithm Parameters, https://www.rfc-editor.org/info/rfc5756</text:p>
            </table:table-cell>
            <table:table-cell table:style-name="ce81" table:number-columns-repeated="5"/>
            <table:table-cell table:style-name="ce92" office:value-type="string" calcext:value-type="string">
              <text:p>The original reference is RFC 4055 (2005)</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68.8</text:p>
            </table:table-cell>
            <table:table-cell table:style-name="ce81" table:formula="of:=[.B440]" office:value-type="string" office:string-value="IETF RFC 5480 (2009): Elliptic Curve Cryptography Subject Public Key Information, https://dx.doi.org/10.17487/rfc5480" calcext:value-type="string">
              <text:p>IETF RFC 5480 (2009): Elliptic Curve Cryptography Subject Public Key Information, https://dx.doi.org/10.17487/rfc548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9</text:p>
            </table:table-cell>
            <table:table-cell table:style-name="ce81" table:formula="of:=[.B1643]" office:value-type="string" office:string-value="IETF RFC 5756 (2010): Updates for RSAES-OAEP and RSASSA-PSS Algorithm Parameters, https://www.rfc-editor.org/info/rfc5756" calcext:value-type="string">
              <text:p>IETF RFC 5756 (2010): Updates for RSAES-OAEP and RSASSA-PSS Algorithm Parameters, https://www.rfc-editor.org/info/rfc575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10</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11</text:p>
            </table:table-cell>
            <table:table-cell table:style-name="ce81" table:formula="of:=[.B1645]" office:value-type="string" office:string-value="IETF RFC 4985 (2007): Internet X.509 Public Key Infrastructure Subject Alternative Name for Expression of Service Name, https://www.rfc-editor.org/info/rfc4985" calcext:value-type="string">
              <text:p>IETF RFC 4985 (2007): Internet X.509 Public Key Infrastructure Subject Alternative Name for Expression of Service Name, https://www.rfc-editor.org/info/rfc498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12</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8.13</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69" calcext:value-type="float">
            <text:p>69</text:p>
          </table:table-cell>
          <table:table-cell table:style-name="ce67" office:value-type="string" calcext:value-type="string">
            <text:p>IETF RFC 5816 (2010): ESSCertIDv2 Update for RFC 3161, https://dx.doi.org/10.17487/rfc5816</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69.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9.2</text:p>
            </table:table-cell>
            <table:table-cell table:style-name="ce81" table:formula="of:=[.B966]" office:value-type="string" office:string-value="IETF RFC 2634 (1999): Enhanced Security Services for S/MIME, https://www.rfc-editor.org/info/rfc2634" calcext:value-type="string">
              <text:p>IETF RFC 2634 (1999): Enhanced Security Services for S/MIME, https://www.rfc-editor.org/info/rfc26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9.3</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9.4</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69.5</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70" calcext:value-type="float">
            <text:p>70</text:p>
          </table:table-cell>
          <table:table-cell table:style-name="ce67" office:value-type="string" calcext:value-type="string">
            <text:p>IETF RFC 6234 (2011): US Secure Hash Algorithms (SHA and SHA-based HMAC and HKDF), https://dx.doi.org/10.17487/rfc6234</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0.1</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0.2</text:p>
            </table:table-cell>
            <table:table-cell table:style-name="ce81" table:formula="of:=[.B1652]" office:value-type="string" office:string-value="IETF RFC 5869 (2010): HMAC-based Extract-and-Expand Key Derivation Function (HKDF), https://www.rfc-editor.org/info/rfc5869" calcext:value-type="string">
              <text:p>IETF RFC 5869 (2010): HMAC-based Extract-and-Expand Key Derivation Function (HKDF), https://www.rfc-editor.org/info/rfc58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0.3</text:p>
            </table:table-cell>
            <table:table-cell table:style-name="ce81" table:formula="of:=[.B1621]" office:value-type="string" office:string-value="NIST FIPS PUB 180-4  Secure Hash Standard (SHS), August 2015, https://csrc.nist.gov/publications/detail/fips/180/4/final" calcext:value-type="string">
              <office:annotation draw:style-name="gr1" draw:text-style-name="P2" svg:width="20.747cm" svg:height="0.952cm" svg:x="21.761cm" svg:y="246.491cm" draw:caption-point-x="-0.407cm" draw:caption-point-y="-0.811cm">
                <dc:date>2020-05-07T00:00:00</dc:date>
                <text:p text:style-name="P1"><text:span text:style-name="T1">original version 180-3 (2008) - void, replacement</text:span></text:p>
              </office:annotation>
              <text:p>NIST FIPS PUB 180-4 <text:s/>Secure Hash Standard (SHS), August 2015, https://csrc.nist.gov/publications/detail/fips/180/4/final</text:p>
            </table:table-cell>
            <table:table-cell table:style-name="ce81" table:number-columns-repeated="5"/>
            <table:table-cell table:style-name="ce92" office:value-type="string" calcext:value-type="string">
              <text:p>original version 180-3 (2008) - void, replacement</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70.4</text:p>
            </table:table-cell>
            <table:table-cell table:style-name="ce81" table:formula="of:=[.B249]" office:value-type="string" office:string-value="ANSI X3.4-1986, Information Systems -Coded Sets 7-Bit American National Standard Code for Information Interchange (7-bit ASCII), American National Standards Institute, http://unicode.org/L2/L2006/06388-review-incits4.pdf" calcext:value-type="string">
              <office:annotation draw:style-name="gr3" draw:text-style-name="P2" svg:width="20.747cm" svg:height="0.953cm" svg:x="21.761cm" svg:y="246.981cm" draw:caption-point-x="-0.407cm" draw:caption-point-y="-0.81cm">
                <dc:date>2020-05-07T00:00:00</dc:date>
                <text:p text:style-name="P1"><text:span text:style-name="T1">The original reference is ANSI X3.4-1968</text:span></text:p>
              </office:annotation>
              <text:p>ANSI X3.4-1986, Information Systems -Coded Sets 7-Bit American National Standard Code for Information Interchange (7-bit ASCII), American National Standards Institute, http://unicode.org/L2/L2006/06388-review-incits4.pdf</text:p>
            </table:table-cell>
            <table:table-cell table:style-name="ce81" table:number-columns-repeated="5"/>
            <table:table-cell table:style-name="ce92" office:value-type="string" calcext:value-type="string">
              <text:p>The original reference is ANSI X3.4-1968</text:p>
            </table:table-cell>
            <table:table-cell table:style-name="ce92"/>
            <table:table-cell table:style-name="ce56" table:number-columns-repeated="22"/>
            <table:table-cell table:number-columns-repeated="992"/>
          </table:table-row>
        </table:table-row-group>
        <table:table-row table:style-name="ro4">
          <table:table-cell table:style-name="ce54" office:value-type="float" office:value="71" calcext:value-type="float">
            <text:p>71</text:p>
          </table:table-cell>
          <table:table-cell table:style-name="ce67" office:value-type="string" calcext:value-type="string">
            <text:p>IETF RFC 6960 (2013): X.509 Internet Public Key Infrastructure Online Certificate Status Protocol – OCSP, https://dx.doi.org/10.17487/rfc696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1.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1.2</text:p>
            </table:table-cell>
            <table:table-cell table:style-name="ce81" table:formula="of:=[.B356]" office:value-type="string" office:string-value="IETF RFC 2616 (1999): Hypertext Transfer Protocol – HTTP/1.1, https://dx.doi.org/10.17487/rfc2616" calcext:value-type="string">
              <text:p>IETF RFC 2616 (1999): Hypertext Transfer Protocol – HTTP/1.1, https://dx.doi.org/10.17487/rfc261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1.3</text:p>
            </table:table-cell>
            <table:table-cell table:style-name="ce81" table:formula="of:=[.B1559]" office:value-type="string" office:string-value="IETF RFC 3279 (2002): Algorithms and Identifiers for the Internet X.509 Public Key Infrastructure Certificate and Certificate Revocation List (CRL) Profile, https://www.rfc-editor.org/info/rfc3279" calcext:value-type="string">
              <text:p>IETF RFC 3279 (2002): Algorithms and Identifiers for the Internet X.509 Public Key Infrastructure Certificate and Certificate Revocation List (CRL) Profile, https://www.rfc-editor.org/info/rfc327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1.4</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1.5</text:p>
            </table:table-cell>
            <table:table-cell table:style-name="ce81" table:formula="of:=[.B1643]" office:value-type="string" office:string-value="IETF RFC 5756 (2010): Updates for RSAES-OAEP and RSASSA-PSS Algorithm Parameters, https://www.rfc-editor.org/info/rfc5756" calcext:value-type="string">
              <office:annotation draw:style-name="gr1" draw:text-style-name="P2" svg:width="20.747cm" svg:height="0.952cm" svg:x="21.761cm" svg:y="249.924cm" draw:caption-point-x="-0.407cm" draw:caption-point-y="-0.811cm">
                <dc:date>2020-05-07T00:00:00</dc:date>
                <text:p text:style-name="P1"><text:span text:style-name="T1">The original reference is RFC 4055 (2005)</text:span></text:p>
              </office:annotation>
              <text:p>IETF RFC 5756 (2010): Updates for RSAES-OAEP and RSASSA-PSS Algorithm Parameters, https://www.rfc-editor.org/info/rfc5756</text:p>
            </table:table-cell>
            <table:table-cell table:style-name="ce81" table:number-columns-repeated="5"/>
            <table:table-cell table:style-name="ce92" office:value-type="string" calcext:value-type="string">
              <text:p>The original reference is RFC 4055 (2005)</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71.6</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1.7</text:p>
            </table:table-cell>
            <table:table-cell table:style-name="ce81" table:formula="of:=[.B1656]" office:value-type="string" office:string-value="IETF RFC 8551 (2019): Secure/Multipurpose Internet Mail Extensions (S/MIME) Version 4.0 Message Specification, https://www.rfc-editor.org/info/rfc8551" calcext:value-type="string">
              <office:annotation draw:style-name="gr3" draw:text-style-name="P2" svg:width="20.747cm" svg:height="0.953cm" svg:x="21.761cm" svg:y="250.904cm" draw:caption-point-x="-0.407cm" draw:caption-point-y="-0.81cm">
                <dc:date>2020-05-07T00:00:00</dc:date>
                <text:p text:style-name="P1"><text:span text:style-name="T1">The original reference is RFC 5751 (2010)</text:span></text:p>
              </office:annotation>
              <text:p>IETF RFC 8551 (2019): Secure/Multipurpose Internet Mail Extensions (S/MIME) Version 4.0 Message Specification, https://www.rfc-editor.org/info/rfc8551</text:p>
            </table:table-cell>
            <table:table-cell table:style-name="ce81" table:number-columns-repeated="5"/>
            <table:table-cell table:style-name="ce92" office:value-type="string" calcext:value-type="string">
              <text:p>The original reference is RFC 5751 (2010)</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71.8</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72" calcext:value-type="float">
            <text:p>72</text:p>
          </table:table-cell>
          <table:table-cell table:style-name="ce67" office:value-type="string" calcext:value-type="string">
            <text:p>IETF RFC 8118 (2017): The application/pdf Media Type, https://dx.doi.org/10.17487/rfc8118</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2.1</text:p>
            </table:table-cell>
            <table:table-cell table:style-name="ce81" table:formula="of:=[.B1042]" office:value-type="string" office:string-value="ISO 32000-1: &quot;Document management - Portable document format - Part 1: PDF 1.7&quot;, https://www.iso.org/standard/51502.html" calcext:value-type="string">
              <text:p>ISO 32000-1: "Document management - Portable document format - Part 1: PDF 1.7", https://www.iso.org/standard/515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2.2</text:p>
            </table:table-cell>
            <table:table-cell table:style-name="ce81" table:formula="of:=[.B2]" office:value-type="string" office:string-value="ISO 32000-2:202x Document management — Portable Document Format — Part 2: PDF 2.0, https://www.iso.org/standard/75839.html" calcext:value-type="string">
              <text:p>ISO 32000-2:202x Document management — Portable Document Format — Part 2: PDF 2.0, https://www.iso.org/standard/7583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73" calcext:value-type="float">
            <text:p>73</text:p>
          </table:table-cell>
          <table:table-cell table:style-name="ce67" office:value-type="string" calcext:value-type="string">
            <text:p>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3.1</text:p>
            </table:table-cell>
            <table:table-cell table:style-name="ce81" table:formula="of:=[.B949]" office:value-type="string" office:string-value="ETSI TS 101 733 (V2.2.1) Electronic Signatures and Infrastructures (ESI); CMS Advanced Electronic Signatures (CAdES), https://www.etsi.org/deliver/etsi_ts/101700_101799/101733/02.02.01_60/ts_101733v020201p.pdf" calcext:value-type="string">
              <text:p>ETSI TS 101 733 (V2.2.1) Electronic Signatures and Infrastructures (ESI); CMS Advanced Electronic Signatures (CAdES), https://www.etsi.org/deliver/etsi_ts/101700_101799/101733/02.02.01_60/ts_101733v020201p.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2</text:p>
            </table:table-cell>
            <table:table-cell table:style-name="ce81"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3</text:p>
            </table:table-cell>
            <table:table-cell table:style-name="ce81" table:formula="of:=[.B966]" office:value-type="string" office:string-value="IETF RFC 2634 (1999): Enhanced Security Services for S/MIME, https://www.rfc-editor.org/info/rfc2634" calcext:value-type="string">
              <text:p>IETF RFC 2634 (1999): Enhanced Security Services for S/MIME, https://www.rfc-editor.org/info/rfc26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4</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5</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6</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7</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8</text:p>
            </table:table-cell>
            <table:table-cell table:style-name="ce81" table:formula="of:=[.B479]" office:value-type="string" office:string-value="IETF RFC 5755 (2010): An Internet Attribute Certificate Profile for Authorization, https://dx.doi.org/10.17487/rfc5755" calcext:value-type="string">
              <text:p>IETF RFC 5755 (2010): An Internet Attribute Certificate Profile for Authorization, https://dx.doi.org/10.17487/rfc575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9</text:p>
            </table:table-cell>
            <table:table-cell table:style-name="ce81" table:formula="of:=[.B493]" office:value-type="string" office:string-value="IETF RFC 5816 (2010): ESSCertIDv2 Update for RFC 3161, https://dx.doi.org/10.17487/rfc5816" calcext:value-type="string">
              <text:p>IETF RFC 5816 (2010): ESSCertIDv2 Update for RFC 3161, https://dx.doi.org/10.17487/rfc58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0</text:p>
            </table:table-cell>
            <table:table-cell table:style-name="ce81" table:formula="of:=[.B979]" office:value-type="string" office:string-value="IETF RFC 5911 (2010): New ASN.1 Modules for Cryptographic Message Syntax (CMS) and S/MIME, https://www.rfc-editor.org/info/rfc5911" calcext:value-type="string">
              <text:p>IETF RFC 5911 (2010): New ASN.1 Modules for Cryptographic Message Syntax (CMS) and S/MIME, https://www.rfc-editor.org/info/rfc59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1</text:p>
            </table:table-cell>
            <table:table-cell table:style-name="ce81" table:formula="of:=[.B993]" office:value-type="string" office:string-value="IETF RFC 6268 (2011): Additional New ASN.1 Modules for the Cryptographic Message Syntax (CMS) and the Public Key Infrastructure Using X.509 (PKIX), https://www.rfc-editor.org/info/rfc6268" calcext:value-type="string">
              <text:p>IETF RFC 6268 (2011): Additional New ASN.1 Modules for the Cryptographic Message Syntax (CMS) and the Public Key Infrastructure Using X.509 (PKIX), https://www.rfc-editor.org/info/rfc626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2</text:p>
            </table:table-cell>
            <table:table-cell table:style-name="ce81" table:formula="of:=[.B1008]" office:value-type="string" office:string-value="IETF RFC 5940 (2010): Additional Cryptographic Message Syntax (CMS) Revocation Information Choices, https://tools.ietf.org/html/rfc5940" calcext:value-type="string">
              <text:p>IETF RFC 5940 (2010): Additional Cryptographic Message Syntax (CMS) Revocation Information Choices, https://tools.ietf.org/html/rfc594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3</text:p>
            </table:table-cell>
            <table:table-cell table:style-name="ce81" table:formula="of:=[.B504]" office:value-type="string" office:string-value="IETF RFC 6960 (2013): X.509 Internet Public Key Infrastructure Online Certificate Status Protocol – OCSP, https://dx.doi.org/10.17487/rfc6960" calcext:value-type="string">
              <text:p>IETF RFC 6960 (2013): X.509 Internet Public Key Infrastructure Online Certificate Status Protocol – OCSP, https://dx.doi.org/10.17487/rfc696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4</text:p>
            </table:table-cell>
            <table:table-cell table:style-name="ce81" table:formula="of:=[.B1018]" office:value-type="string" office:string-value="ITU-T Recommendation X.520 (2008) | ISO/IEC 9594-6:2008: Information technology - Open Systems Interconnection - The Directory: Selected attribute types, https://www.itu.int/rec/T-REC-X.520-200811-S/en" calcext:value-type="string">
              <text:p>ITU-T Recommendation X.520 (2008) | ISO/IEC 9594-6:2008: Information technology - Open Systems Interconnection - The Directory: Selected attribute types, https://www.itu.int/rec/T-REC-X.520-200811-S/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5</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6</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3.17</text:p>
            </table:table-cell>
            <table:table-cell table:style-name="ce81" table:formula="of:=[.B1041]" office:value-type="string" office:string-value="OASIS Standard &quot;Security Assertion Markup Language (SAML) V2.0&quot;, https://www.oasis-open.org/committees/download.php/27819/sstc-saml-tech-overview-2.0-cd-02.pdf" calcext:value-type="string">
              <text:p>OASIS Standard "Security Assertion Markup Language (SAML) V2.0", https://www.oasis-open.org/committees/download.php/27819/sstc-saml-tech-overview-2.0-cd-02.pdf</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74" calcext:value-type="float">
            <text:p>74</text:p>
          </table:table-cell>
          <table:table-cell table:style-name="ce67" office:value-type="string" calcext:value-type="string">
            <text:p>ETSI EN 319 122-2 V1.1.1 (2016-04) Electronic Signatures and Infrastructures (ESI); CAdES digital signatures; Part 2: Extended CAdES signatures, European Telecommunications Standards Institute, https://www.etsi.org/deliver/etsi_en/319100_319199/31912202/01.00.00_20/en_31912202v010000a.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4.1</text:p>
            </table:table-cell>
            <table:table-cell table:style-name="ce81" table:formula="of:=[.B516]" office:value-type="string" office:string-value="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 calcext:value-type="string">
              <text:p>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75" calcext:value-type="float">
            <text:p>75</text:p>
          </table:table-cell>
          <table:table-cell table:style-name="ce67" office:value-type="string" calcext:value-type="string">
            <text:p>ETSI EN 319 142-1 V1.1.1 (2016-04) Electronic Signatures and Infrastructures (ESI); PAdES digital signatures; Part 1: Building blocks and PAdES baseline signature, European Telecommunications Standards Institute, https://www.etsi.org/deliver/etsi_en/319100_319199/31914201/01.01.00_30/en_31914201v010100v.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5.1</text:p>
            </table:table-cell>
            <table:table-cell table:style-name="ce81" table:formula="of:=[.B1042]" office:value-type="string" office:string-value="ISO 32000-1: &quot;Document management - Portable document format - Part 1: PDF 1.7&quot;, https://www.iso.org/standard/51502.html" calcext:value-type="string">
              <text:p>ISO 32000-1: "Document management - Portable document format - Part 1: PDF 1.7", https://www.iso.org/standard/515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2</text:p>
            </table:table-cell>
            <table:table-cell table:style-name="ce81" table:formula="of:=[.B516]" office:value-type="string" office:string-value="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 calcext:value-type="string">
              <text:p>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3</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4</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5</text:p>
            </table:table-cell>
            <table:table-cell table:style-name="ce81" table:formula="of:=[.B688]" office:value-type="string" office:string-value="ISO 13655, Graphic technology - Spectral measurement and colorimetric computation for graphic arts images, https://www.iso.org/standard/65430.html" calcext:value-type="string">
              <text:p>ISO 13655, Graphic technology - Spectral measurement and colorimetric computation for graphic arts images, https://www.iso.org/standard/6543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6</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7</text:p>
            </table:table-cell>
            <table:table-cell table:style-name="ce81" table:formula="of:=[.B1043]" office:value-type="string" office:string-value="W3C Recommendation (May 2008): &quot;Canonical XML Version 1.1&quot;, https://www.w3.org/TR/xml-c14n11/" calcext:value-type="string">
              <text:p>W3C Recommendation (May 2008): "Canonical XML Version 1.1", https://www.w3.org/TR/xml-c14n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5.8</text:p>
            </table:table-cell>
            <table:table-cell table:style-name="ce81" table:formula="of:=[.B493]" office:value-type="string" office:string-value="IETF RFC 5816 (2010): ESSCertIDv2 Update for RFC 3161, https://dx.doi.org/10.17487/rfc5816" calcext:value-type="string">
              <text:p>IETF RFC 5816 (2010): ESSCertIDv2 Update for RFC 3161, https://dx.doi.org/10.17487/rfc581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76" calcext:value-type="float">
            <text:p>76</text:p>
          </table:table-cell>
          <table:table-cell table:style-name="ce67" office:value-type="string" calcext:value-type="string">
            <text:p>ETSI EN 319 142-2 V1.1.1 (2016-04) Electronic Signatures and Infrastructures (ESI); PAdES digital signatures; Part 2: Additional PAdES signatures profiles, European Telecommunications Standards Institute, https://www.etsi.org/deliver/etsi_en/319100_319199/31914202/01.01.01_60/en_31914202v010101p.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6.1</text:p>
            </table:table-cell>
            <table:table-cell table:style-name="ce81" table:formula="of:=[.B1042]" office:value-type="string" office:string-value="ISO 32000-1: &quot;Document management - Portable document format - Part 1: PDF 1.7&quot;, https://www.iso.org/standard/51502.html" calcext:value-type="string">
              <text:p>ISO 32000-1: "Document management - Portable document format - Part 1: PDF 1.7", https://www.iso.org/standard/515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2</text:p>
            </table:table-cell>
            <table:table-cell table:style-name="ce81" table:formula="of:=[.B355]" office:value-type="string" office:string-value="IETF RFC 2315 (1998): PKCS: #7 Cryptographic Message Syntax Version 1.5, https://dx.doi.org/10.17487/rfc2315" calcext:value-type="string">
              <text:p>IETF RFC 2315 (1998): PKCS: #7 Cryptographic Message Syntax Version 1.5, https://dx.doi.org/10.17487/rfc231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3</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4</text:p>
            </table:table-cell>
            <table:table-cell table:style-name="ce81" table:formula="of:=[.B536]" office:value-type="string" office:string-value="ETSI EN 319 142-1 V1.1.1 (2016-04) Electronic Signatures and Infrastructures (ESI); PAdES digital signatures; Part 1: Building blocks and PAdES baseline signature, European Telecommunications Standards Institute, https://www.etsi.org/deliver/etsi_en/319100_319199/31914201/01.01.00_30/en_31914201v010100v.pdf" calcext:value-type="string">
              <text:p>ETSI EN 319 142-1 V1.1.1 (2016-04) Electronic Signatures and Infrastructures (ESI); PAdES digital signatures; Part 1: Building blocks and PAdES baseline signature, European Telecommunications Standards Institute, https://www.etsi.org/deliver/etsi_en/319100_319199/31914201/01.01.00_30/en_31914201v010100v.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5</text:p>
            </table:table-cell>
            <table:table-cell table:style-name="ce81" table:formula="of:=[.B516]" office:value-type="string" office:string-value="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 calcext:value-type="string">
              <text:p>ETSI EN 319 122-1 V1.1.1 (2016-04) Electronic Signatures and Infrastructures (ESI); CAdES digital signatures; Part 1: Building blocks and CAdES baseline signatures, European Telecommunications Standards Institute, https://www.etsi.org/deliver/etsi_en%5C319100_319199%5C31912201%5C01.00.00_20%5Cen_31912201v010000a.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6</text:p>
            </table:table-cell>
            <table:table-cell table:style-name="ce81" table:formula="of:=[.B1044]" office:value-type="string" office:string-value="ETSI EN 319 132-1: &quot;Electronic Signatures and Infrastructures (ESI); XAdES digital signatures; Part 1: Building blocks and XAdES baseline signatures&quot;, https://www.etsi.org/deliver/etsi_en/319100_319199/31913201/01.00.00_20/en_31913201v010000a.pdf" calcext:value-type="string">
              <text:p>ETSI EN 319 132-1: "Electronic Signatures and Infrastructures (ESI); XAdES digital signatures; Part 1: Building blocks and XAdES baseline signatures", https://www.etsi.org/deliver/etsi_en/319100_319199/31913201/01.00.00_20/en_31913201v010000a.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7</text:p>
            </table:table-cell>
            <table:table-cell table:style-name="ce81" table:formula="of:=[.B1062]" office:value-type="string" office:string-value="ETSI EN 319 132-2: &quot;Electronic Signatures and Infrastructures (ESI); XAdES digital signatures; Part 2: Extended XAdES signatures&quot;, https://www.etsi.org/deliver/etsi_en/319100_319199/31913202/01.01.01_60/en_31913202v010101p.pdf" calcext:value-type="string">
              <text:p>ETSI EN 319 132-2: "Electronic Signatures and Infrastructures (ESI); XAdES digital signatures; Part 2: Extended XAdES signatures", https://www.etsi.org/deliver/etsi_en/319100_319199/31913202/01.01.01_60/en_31913202v010101p.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8</text:p>
            </table:table-cell>
            <table:table-cell table:style-name="ce81" table:formula="of:=[.B1064]" office:value-type="string" office:string-value="Adobe ® XFA: &quot;XML Forms Architecture (XFA) Specification&quot; version 2.5, (June 2007), Adobe Systems Incorporated&quot;, http://citeseerx.ist.psu.edu/viewdoc/download;jsessionid=81D41739A0504C26E04AD023C8DC8CC5?doi=10.1.1.364.2751&amp;rep=rep1&amp;type=pdf" calcext:value-type="string">
              <text:p>Adobe ® XFA: "XML Forms Architecture (XFA) Specification" version 2.5, (June 2007), Adobe Systems Incorporated", http://citeseerx.ist.psu.edu/viewdoc/download;jsessionid=81D41739A0504C26E04AD023C8DC8CC5?doi=10.1.1.364.2751&amp;rep=rep1&amp;type=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9</text:p>
            </table:table-cell>
            <table:table-cell table:style-name="ce81" table:formula="of:=[.B1065]" office:value-type="string" office:string-value="W3C Recommendation: &quot;XML-Signature Syntax and Processing. Version 1.1&quot;, https://www.w3.org/TR/xmldsig-core1/#normative-references" calcext:value-type="string">
              <text:p>W3C Recommendation: "XML-Signature Syntax and Processing. Version 1.1", https://www.w3.org/TR/xmldsig-core1/#normative-referenc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10</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11</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6.12</text:p>
            </table:table-cell>
            <table:table-cell table:style-name="ce81" table:formula="of:=[.B493]" office:value-type="string" office:string-value="IETF RFC 5816 (2010): ESSCertIDv2 Update for RFC 3161, https://dx.doi.org/10.17487/rfc5816" calcext:value-type="string">
              <text:p>IETF RFC 5816 (2010): ESSCertIDv2 Update for RFC 3161, https://dx.doi.org/10.17487/rfc581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77" calcext:value-type="float">
            <text:p>77</text:p>
          </table:table-cell>
          <table:table-cell table:style-name="ce67" office:value-type="string" calcext:value-type="string">
            <text:p>EPSG Geospatial Coordinate System Reference Codes, administered by the International Association of Oil and Gas Producers (OGP), http://www.epsg.org</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78" calcext:value-type="float">
            <text:p>78</text:p>
          </table:table-cell>
          <table:table-cell table:style-name="ce67" office:value-type="string" calcext:value-type="string">
            <text:p>Extensible Markup Language (XML) 1.0, Fifth Edition, November 2008, World Wide Web Consortium (W3C), https://www.w3.org/TR/2008/REC-xml-20081126/</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78.1</text:p>
            </table:table-cell>
            <table:table-cell table:style-name="ce81" table:formula="of:=[.B1451]" office:value-type="string" office:string-value="IANA-CHARSETS Official Names for Character Sets, http://www.iana.org/assignments/character-sets" calcext:value-type="string">
              <text:p>IANA-CHARSETS Official Names for Character Sets, http://www.iana.org/assignments/character-set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3</text:p>
            </table:table-cell>
            <table:table-cell table:style-name="ce81"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4</text:p>
            </table:table-cell>
            <table:table-cell table:style-name="ce81" table:formula="of:=[.B1474]" office:value-type="string" office:string-value="IETF BCP 47 RFC 4647 (2006): Matching of Language Tags, http://tools.ietf.org/html/rfc4647" calcext:value-type="string">
              <text:p>IETF BCP 47 RFC 4647 (2006): Matching of Language Tags, http://tools.ietf.org/html/rfc464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5</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7</text:p>
            </table:table-cell>
            <table:table-cell table:style-name="ce81" table:formula="of:=[.B1657]" office:value-type="string" office:string-value="The Unicode Standard, Version 5.0.0, January 2007, https://www.unicode.org/versions/components-5.0.0.html" calcext:value-type="string">
              <text:p>The Unicode Standard, Version 5.0.0, January 2007, https://www.unicode.org/versions/components-5.0.0.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78.8</text:p>
            </table:table-cell>
            <table:table-cell table:style-name="ce81" table:formula="of:=[.B1659]" office:value-type="string" office:string-value="UAX #15. Unicode normalization forms. Version 5.1.0, March 2008, http://www.unicode.org/reports/tr15/tr15-29.html" calcext:value-type="string">
              <text:p>UAX #15. Unicode normalization forms. Version 5.1.0, March 2008, http://www.unicode.org/reports/tr15/tr15-2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79" calcext:value-type="float">
            <text:p>79</text:p>
          </table:table-cell>
          <table:table-cell table:style-name="ce67" office:value-type="string" calcext:value-type="string">
            <text:p>Accessible Rich Internet Applications (ARIA) 1.1, https://www.w3.org/TR/2017/REC-wai-aria-1.1-20171214/</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79.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79.2</text:p>
          </table:table-cell>
          <table:table-cell table:style-name="ce81" table:formula="of:=[.B1802]" office:value-type="string" office:string-value="UI Events KeyboardEvent key Values, W3C Candidate Recommendation, 01 June 2017, https://www.w3.org/TR/2017/CR-uievents-key-20170601/" calcext:value-type="string">
            <text:p>UI Events KeyboardEvent key Values, W3C Candidate Recommendation, 01 June 2017, https://www.w3.org/TR/2017/CR-uievents-key-20170601/</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80" calcext:value-type="float">
            <text:p>80</text:p>
          </table:table-cell>
          <table:table-cell table:style-name="ce67" office:value-type="string" calcext:value-type="string">
            <text:p>Mathematical Markup Language (MathML) Version 3.0, 2nd Revision, (April 2014), World Wide Web Consortium (W3C), https://www.w3.org/TR/2014/REC-MathML3-2014041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0.1</text:p>
          </table:table-cell>
          <table:table-cell table:style-name="ce81" table:formula="of:=[.B647]" office:value-type="string" office:string-value="Unicode Standard Annex, UAX #9, The Unicode Bidirectional Algorithm: http://www.unicode.org/reports/tr9/tr9-35.html" calcext:value-type="string">
            <text:p>Unicode Standard Annex, UAX #9, The Unicode Bidirectional Algorithm: http://www.unicode.org/reports/tr9/tr9-3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2</text:p>
          </table:table-cell>
          <table:table-cell table:style-name="ce81" table:formula="of:=[.B1819]" office:value-type="string" office:string-value="XML Entity Definitions for Characters (2nd Edition), David Carlisle and Patrick Ion (editors); W3C Recommendation, 10 April 2014, http://www.w3.org/TR/xml-entity-names/" calcext:value-type="string">
            <text:p>XML Entity Definitions for Characters (2nd Edition), David Carlisle and Patrick Ion (editors); W3C Recommendation, 10 April 2014, http://www.w3.org/TR/xml-entity-nam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3</text:p>
          </table:table-cell>
          <table:table-cell table:style-name="ce81" table:formula="of:=[.B1512]" office:value-type="string" office:string-value="HTML 4.01 Specification, Dave Raggett, Arnaud Le Hors, and Ian Jacobs (editors), W3C (World Wide Web Consortium), 24 December 1999, http://www.w3.org/TR/html401" calcext:value-type="string">
            <text:p>HTML 4.01 Specification, Dave Raggett, Arnaud Le Hors, and Ian Jacobs (editors), W3C (World Wide Web Consortium), 24 December 1999, http://www.w3.org/TR/html40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4</text:p>
          </table:table-cell>
          <table:table-cell table:style-name="ce81" table:formula="of:=[.B1820]" office:value-type="string" office:string-value="HTML 5, A vocabulary and associated APIs for HTML and XHTML, Robin Berjon, Steve Faulkner, Travis Leithead, Erika Doyle Navara, Theresa O'Connor, Silvia Pfeiffer, Ian Hickson; W3C Candidate Recommendation 04 February 2014, http://www.w3.org/TR/html5/" calcext:value-type="string">
            <text:p>HTML 5, A vocabulary and associated APIs for HTML and XHTML, Robin Berjon, Steve Faulkner, Travis Leithead, Erika Doyle Navara, Theresa O'Connor, Silvia Pfeiffer, Ian Hickson; W3C Candidate Recommendation 04 February 2014, http://www.w3.org/TR/html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5</text:p>
          </table:table-cell>
          <table:table-cell table:style-name="ce81" table:formula="of:=[.B1821]" office:value-type="string" office:string-value="IETF RFC 3987 (2005): Internationalized Resource Identifiers (IRIs), https://www.rfc-editor.org/info/rfc3987" calcext:value-type="string">
            <text:p>IETF RFC 3987 (2005): Internationalized Resource Identifiers (IRIs), https://www.rfc-editor.org/info/rfc398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7</text:p>
          </table:table-cell>
          <table:table-cell table:style-name="ce81" table:formula="of:=[.B869]" office:value-type="string" office:string-value="Namespaces in XML 1.0, W3C Recommendation, 14 January 1999, https://www.w3.org/TR/1999/REC-xml-names-19990114/" calcext:value-type="string">
            <office:annotation draw:style-name="gr1" draw:text-style-name="P2" svg:width="20.747cm" svg:height="0.952cm" svg:x="21.761cm" svg:y="283.758cm" draw:caption-point-x="-0.407cm" draw:caption-point-y="-0.81cm">
              <dc:date>2020-05-07T00:00:00</dc:date>
              <text:p text:style-name="P1"><text:span text:style-name="T1">The original reference goes to the 3rd edition of XML 1.0 namespaces (Dec 2009)</text:span></text:p>
            </office:annotation>
            <text:p>Namespaces in XML 1.0, W3C Recommendation, 14 January 1999, https://www.w3.org/TR/1999/REC-xml-names-19990114/</text:p>
          </table:table-cell>
          <table:table-cell table:style-name="ce81" table:number-columns-repeated="5"/>
          <table:table-cell table:style-name="ce92" office:value-type="string" calcext:value-type="string">
            <text:p>The original reference goes to the 3rd edition of XML 1.0 namespaces (Dec 2009)</text:p>
          </table:table-cell>
          <table:table-cell table:style-name="ce92"/>
          <table:table-cell table:number-columns-repeated="1014"/>
        </table:table-row>
        <table:table-row table:style-name="ro4">
          <table:table-cell table:style-name="ce55"/>
          <table:table-cell table:style-name="ce68" office:value-type="string" calcext:value-type="string">
            <text:p>80.8</text:p>
          </table:table-cell>
          <table:table-cell table:style-name="ce81" table:formula="of:=[.B649]" office:value-type="string" office:string-value="Unicode Standard Annex, UAX #15, Unicode Normalization Forms: http://www.unicode.org/reports/tr15/tr15-44.html" calcext:value-type="string">
            <text:p>Unicode Standard Annex, UAX #15, Unicode Normalization Forms: http://www.unicode.org/reports/tr15/tr15-4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9</text:p>
          </table:table-cell>
          <table:table-cell table:style-name="ce81" table:formula="of:=[.B1822]" office:value-type="string" office:string-value="S. Buswell, O. Caprotti, D. P. Carlisle, M. C. Dewar, M. Gaëtano and M. Kohlhase (editors); The OpenMath Standard Version 2.0, The OpenMath Society, 30 June 2004, http://www.openmath.org/standard/om20-2004-06-30/" calcext:value-type="string">
            <text:p>S. Buswell, O. Caprotti, D. P. Carlisle, M. C. Dewar, M. Gaëtano and M. Kohlhase (editors); The OpenMath Standard Version 2.0, The OpenMath Society, 30 June 2004, http://www.openmath.org/standard/om20-2004-06-3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0</text:p>
          </table:table-cell>
          <table:table-cell table:style-name="ce81" table:formula="of:=[.B1823]" office:value-type="string" office:string-value="SO/IEC JTC 1/SC 34; Document Schema Definition Language (DSDL) -- Part 2: Regular-grammar-based validation -- RELAX NG 2008, International Organization for Standardization, 15 December 2008, http://relaxng.org/spec-20011203.html" calcext:value-type="string">
            <text:p>SO/IEC JTC 1/SC 34; Document Schema Definition Language (DSDL) -- Part 2: Regular-grammar-based validation -- RELAX NG 2008, International Organization for Standardization, 15 December 2008, http://relaxng.org/spec-2001120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1</text:p>
          </table:table-cell>
          <table:table-cell table:style-name="ce81"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2</text:p>
          </table:table-cell>
          <table:table-cell table:style-name="ce81" table:formula="of:=[.B338]" office:value-type="string" office:string-value="IETF RFC 2046 (1996): Multipurpose Internet Mail Extensions (MIME) Part Two: Media Types, https://dx.doi.org/10.17487/rfc2046" calcext:value-type="string">
            <text:p>IETF RFC 2046 (1996): Multipurpose Internet Mail Extensions (MIME) Part Two: Media Types, https://dx.doi.org/10.17487/rfc204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3</text:p>
          </table:table-cell>
          <table:table-cell table:style-name="ce81" table:formula="of:=[.B1459]" office:value-type="string" office:string-value="IETF RFC 3023 (2001): XML Media Types, https://www.rfc-editor.org/info/rfc3023" calcext:value-type="string">
            <text:p>IETF RFC 3023 (2001): XML Media Types, https://www.rfc-editor.org/info/rfc302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4</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5</text:p>
          </table:table-cell>
          <table:table-cell table:style-name="ce81" table:formula="of:=[.B1824]" office:value-type="string" office:string-value="IETF RFC 4288 (2005): Media Type Specifications and Registration Procedures, https://www.rfc-editor.org/info/rfc4288" calcext:value-type="string">
            <text:p>IETF RFC 4288 (2005): Media Type Specifications and Registration Procedures, https://www.rfc-editor.org/info/rfc428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6</text:p>
          </table:table-cell>
          <table:table-cell table:style-name="ce81" table:formula="of:=[.B1825]" office:value-type="string" office:string-value="The Unicode Standard, Version 6.3.0, The Unicode Consortium, 2012. ISBN 978-1-936213-07-8, http://www.unicode.org/versions/Unicode6.3.0/" calcext:value-type="string">
            <text:p>The Unicode Standard, Version 6.3.0, The Unicode Consortium, 2012. ISBN 978-1-936213-07-8, http://www.unicode.org/versions/Unicode6.3.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7</text:p>
          </table:table-cell>
          <table:table-cell table:style-name="ce81" table:formula="of:=[.B1826]" office:value-type="string" office:string-value="XHTML™ 1.0 The Extensible HyperText Markup Language (Second Edition): A Reformulation of HTML 4 in XML 1.0, Steven Pemberton, et al.; W3C Recommendation, 26 January 2000, revised 1 August 2002. http://www.w3.org/TR/xhtml1/" calcext:value-type="string">
            <text:p>XHTML™ 1.0 The Extensible HyperText Markup Language (Second Edition): A Reformulation of HTML 4 in XML 1.0, Steven Pemberton, et al.; W3C Recommendation, 26 January 2000, revised 1 August 2002. http://www.w3.org/TR/xhtml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0.18</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81" calcext:value-type="float">
            <text:p>81</text:p>
          </table:table-cell>
          <table:table-cell table:style-name="ce67" office:value-type="string" calcext:value-type="string">
            <office:annotation draw:style-name="gr1" draw:text-style-name="P2" svg:width="34.971cm" svg:height="0.952cm" svg:x="4.709cm" svg:y="289.643cm" draw:caption-point-x="-0.407cm" draw:caption-point-y="-0.811cm">
              <dc:date>2020-05-07T00:00:00</dc:date>
              <text:p text:style-name="P1"><text:span text:style-name="T1">Seems to be an informative reference rather than normative one</text:span></text:p>
            </office:annotation>
            <text:p>ICC Characterization Data Registry, International Color Consortium (ICC), http://www.color.org/registry2.xalter</text:p>
          </table:table-cell>
          <table:table-cell table:style-name="ce82" table:number-columns-repeated="6"/>
          <table:table-cell table:style-name="ce96" office:value-type="string" calcext:value-type="string">
            <text:p>Seems to be an informative reference rather than normative one</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7" office:value-type="float" office:value="82" calcext:value-type="float">
            <text:p>82</text:p>
          </table:table-cell>
          <table:table-cell table:style-name="ce70" office:value-type="string" calcext:value-type="string">
            <office:annotation draw:style-name="gr3" draw:text-style-name="P2" svg:width="34.971cm" svg:height="0.953cm" svg:x="4.709cm" svg:y="290.133cm" draw:caption-point-x="-0.407cm" draw:caption-point-y="-0.81cm">
              <dc:date>2020-05-07T00:00:00</dc:date>
              <text:p text:style-name="P1"><text:span text:style-name="T1">Not freely available. Japanese language only. Not actually relevant for ISO 32000-2 parsing, as all CMaps defined by this standard are also available at Adobe github: https://github.com/adobe-type-tools/cmap-resources</text:span></text:p>
            </office:annotation>
            <text:p>Japanese Industrial Standard (JIS) X 4051-2004, https://standards.globalspec.com/std/1206038/JIS%20X%204051</text:p>
          </table:table-cell>
          <table:table-cell table:style-name="ce84" table:number-columns-repeated="6"/>
          <table:table-cell table:style-name="ce97" office:value-type="string" calcext:value-type="string">
            <text:p>Not freely available. Japanese language only. Not actually relevant for ISO 32000-2 parsing, as all CMaps defined by this standard are also available at Adobe github: https://github.com/adobe-type-tools/cmap-resources</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83" calcext:value-type="float">
            <text:p>83</text:p>
          </table:table-cell>
          <table:table-cell table:style-name="ce67" office:value-type="string" calcext:value-type="string">
            <text:p>PANOSE Classification Metrics Guide, (February 1997), Hewlett-Packard Corporation, https://monotype.github.io/panose/pan1.htm</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84" calcext:value-type="float">
            <text:p>84</text:p>
          </table:table-cell>
          <table:table-cell table:style-name="ce67" office:value-type="string" calcext:value-type="string">
            <text:p>Pronunciation Lexicon Specification (PLS) Version 1.0, (October 2008), World Wide Web Consortium (W3C), https://www.w3.org/TR/pronunciation-lexico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4.1</text:p>
          </table:table-cell>
          <table:table-cell table:style-name="ce81"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2</text:p>
          </table:table-cell>
          <table:table-cell table:style-name="ce81" table:formula="of:=[.B1812]" office:value-type="string" office:string-value="Handbook of the International Phonetic Association, International Phonetic Association, Editors. Cambridge University Press, July 1999. http://www.arts.gla.ac.uk/IPA/handbook.html." calcext:value-type="string">
            <text:p>Handbook of the International Phonetic Association, International Phonetic Association, Editors. Cambridge University Press, July 1999. http://www.arts.gla.ac.uk/IPA/handbook.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3</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4</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5</text:p>
          </table:table-cell>
          <table:table-cell table:style-name="ce81" table:formula="of:=[.B1813]" office:value-type="string" office:string-value="IETF RFC 4267 (2005): The W3C Speech Interface Framework Media Types: application/voicexml+xml, application/ssml+xml, application/srgs, application/srgs+xml, application/ccxml+xml, and application/pls+xml, https://www.rfc-editor.org/info/rfc4267" calcext:value-type="string">
            <text:p>IETF RFC 4267 (2005): The W3C Speech Interface Framework Media Types: application/voicexml+xml, application/ssml+xml, application/srgs, application/srgs+xml, application/ccxml+xml, and application/pls+xml, https://www.rfc-editor.org/info/rfc426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6</text:p>
          </table:table-cell>
          <table:table-cell table:style-name="ce81" table:formula="of:=[.B1814]" office:value-type="string" office:string-value="Speech Recognition Grammar Specification Version 1.0, Andrew Hunt and Scott McGlashan, Editors. World Wide Web Consortium (W3C), 16 March 2004, http://www.w3.org/TR/2004/REC-speech-grammar-20040316/" calcext:value-type="string">
            <text:p>Speech Recognition Grammar Specification Version 1.0, Andrew Hunt and Scott McGlashan, Editors. World Wide Web Consortium (W3C), 16 March 2004, http://www.w3.org/TR/2004/REC-speech-grammar-200403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7</text:p>
          </table:table-cell>
          <table:table-cell table:style-name="ce92" office:value-type="string" calcext:value-type="string">
            <text:p>Speech Synthesis Markup Language (SSML) Version 1.0, Daniel C. Burnett, et al., Editors. World Wide Web Consortium (W3C), 7 September 2004, <text:s/>http://www.w3.org/TR/2004/REC-speech-synthesis-20040907/</text:p>
          </table:table-cell>
          <table:table-cell table:style-name="ce92" table:number-columns-repeated="7"/>
          <table:table-cell table:number-columns-repeated="1014"/>
        </table:table-row>
        <table:table-row table:style-name="ro4">
          <table:table-cell table:style-name="ce55"/>
          <table:table-cell table:style-name="ce68" office:value-type="string" calcext:value-type="string">
            <text:p>84.8</text:p>
          </table:table-cell>
          <table:table-cell table:style-name="ce80" table:formula="of:=[.B559]" office:value-type="string" office:string-value="Extensible Markup Language (XML) 1.0, Fifth Edition, November 2008, World Wide Web Consortium (W3C), https://www.w3.org/TR/2008/REC-xml-20081126/" calcext:value-type="string">
            <office:annotation draw:style-name="gr1" draw:text-style-name="P2" svg:width="20.747cm" svg:height="0.952cm" svg:x="21.761cm" svg:y="295.037cm" draw:caption-point-x="-0.407cm" draw:caption-point-y="-0.811cm">
              <dc:date>2020-05-07T00:00:00</dc:date>
              <text:p text:style-name="P1"><text:span text:style-name="T1">The original reference goes to the 4th Edition of XML 1.0</text:span></text:p>
            </office:annotation>
            <text:p>Extensible Markup Language (XML) 1.0, Fifth Edition, November 2008, World Wide Web Consortium (W3C), https://www.w3.org/TR/2008/REC-xml-20081126/</text:p>
          </table:table-cell>
          <table:table-cell table:style-name="ce80" table:number-columns-repeated="5"/>
          <table:table-cell table:style-name="ce92" office:value-type="string" calcext:value-type="string">
            <text:p>The original reference goes to the 4th Edition of XML 1.0</text:p>
          </table:table-cell>
          <table:table-cell table:style-name="ce92"/>
          <table:table-cell table:number-columns-repeated="1014"/>
        </table:table-row>
        <table:table-row table:style-name="ro4">
          <table:table-cell table:style-name="ce55"/>
          <table:table-cell table:style-name="ce68" office:value-type="string" calcext:value-type="string">
            <text:p>84.9</text:p>
          </table:table-cell>
          <table:table-cell table:style-name="ce80" table:formula="of:=[.B1816]" office:value-type="string" office:string-value="Extensible Markup Language (XML) 1.1 (Second Edition), T. Bray et al. World Wide Web Consortium, 16 August 2006, http://www.w3.org/TR/2006/REC-xml11-20060816/" calcext:value-type="string">
            <text:p>Extensible Markup Language (XML) 1.1 (Second Edition), T. Bray et al. World Wide Web Consortium, 16 August 2006, http://www.w3.org/TR/2006/REC-xml11-20060816/</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0</text:p>
          </table:table-cell>
          <table:table-cell table:style-name="ce80" table:formula="of:=[.B1461]" office:value-type="string" office:string-value="W3C Recommendation (27 June 2001): &quot;XML Base&quot;, https://www.w3.org/TR/2001/REC-xmlbase-20010627/" calcext:value-type="string">
            <text:p>W3C Recommendation (27 June 2001): "XML Base", https://www.w3.org/TR/2001/REC-xmlbase-20010627/</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1</text:p>
          </table:table-cell>
          <table:table-cell table:style-name="ce80" table:formula="of:=[.B1817]" office:value-type="string" office:string-value="xml:id Version 1.0, J. Marsh, D. Veillard, N. Walsh. World Wide Web Consortium, 9 September 2005. http://www.w3.org/TR/2005/REC-xml-id-20050909/" calcext:value-type="string">
            <text:p>xml:id Version 1.0, J. Marsh, D. Veillard, N. Walsh. World Wide Web Consortium, 9 September 2005. http://www.w3.org/TR/2005/REC-xml-id-20050909/</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2</text:p>
          </table:table-cell>
          <table:table-cell table:style-name="ce80"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3</text:p>
          </table:table-cell>
          <table:table-cell table:style-name="ce80" table:formula="of:=[.B1818]" office:value-type="string" office:string-value="Namespaces in XML 1.1, T. Bray et al., Editors. World Wide Web Consortium, 4 February 2004, http://www.w3.org/TR/2004/REC-xml-names11-20040204/" calcext:value-type="string">
            <text:p>Namespaces in XML 1.1, T. Bray et al., Editors. World Wide Web Consortium, 4 February 2004, http://www.w3.org/TR/2004/REC-xml-names11-20040204/</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4</text:p>
          </table:table-cell>
          <table:table-cell table:style-name="ce80" table:formula="of:=[.B886]" office:value-type="string" office:string-value="XML Schema Part 1: Structures, W3C Recommendation, 2 May 2001, https://www.w3.org/TR/2001/REC-xmlschema-1-20010502/" calcext:value-type="string">
            <text:p>XML Schema Part 1: Structures, W3C Recommendation, 2 May 2001, https://www.w3.org/TR/2001/REC-xmlschema-1-20010502/</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4.15</text:p>
          </table:table-cell>
          <table:table-cell table:style-name="ce80" table:formula="of:=[.B894]" office:value-type="string" office:string-value="XML Schema Part 2: Datatypes, W3C Recommendation, 2 May 2001, https://www.w3.org/TR/2001/REC-xmlschema-2-20010502/" calcext:value-type="string">
            <text:p>XML Schema Part 2: Datatypes, W3C Recommendation, 2 May 2001, https://www.w3.org/TR/2001/REC-xmlschema-2-20010502/</text:p>
          </table:table-cell>
          <table:table-cell table:style-name="ce80" table:number-columns-repeated="5"/>
          <table:table-cell table:style-name="ce92" table:number-columns-repeated="2"/>
          <table:table-cell table:number-columns-repeated="1014"/>
        </table:table-row>
        <table:table-row table:style-name="ro4">
          <table:table-cell table:style-name="ce54" office:value-type="float" office:value="85" calcext:value-type="float">
            <text:p>85</text:p>
          </table:table-cell>
          <table:table-cell table:style-name="ce67" office:value-type="string" calcext:value-type="string">
            <office:annotation draw:style-name="gr1" draw:text-style-name="P2" svg:width="34.971cm" svg:height="0.952cm" svg:x="4.709cm" svg:y="298.96cm" draw:caption-point-x="-0.407cm" draw:caption-point-y="-0.811cm">
              <dc:date>2020-05-07T00:00:00</dc:date>
              <text:p text:style-name="P1"><text:span text:style-name="T1">T.4 (07/2003). Normative references for optional features defined in Annex B and Annex C are omitted. </text:span></text:p>
            </office:annotation>
            <text:p>ITU Recommendation T.4: Standardization of Group 3 facsimile terminals for document transmission, International Telecommunication Union (ITU). https://www.itu.int/rec/T-REC-T.4/en</text:p>
          </table:table-cell>
          <table:table-cell table:style-name="ce82" table:number-columns-repeated="6"/>
          <table:table-cell table:style-name="ce96" office:value-type="string" calcext:value-type="string">
            <text:p>T.4 (07/2003). Normative references for optional features defined in Annex B and Annex C are omitted.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5.1</text:p>
          </table:table-cell>
          <table:table-cell table:style-name="ce81" table:formula="of:=[.B1803]" office:value-type="string" office:string-value="ITU-T Recommendation T.30 (2005): Procedures for document facsimile transmission in the general switched telephone network, https://www.itu.int/rec/T-REC-T.30/en" calcext:value-type="string">
            <text:p>ITU-T Recommendation T.30 (2005): Procedures for document facsimile transmission in the general switched telephone network, https://www.itu.int/rec/T-REC-T.30/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5.2</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85.3</text:p>
          </table:table-cell>
          <table:table-cell table:style-name="ce81" table:formula="of:=[.B1804]" office:value-type="string" office:string-value="ITU-T Recommendation T.85 (1995), Application profile for Recommendation T.82 – Progressive bi-level image compression (JBIG coding scheme) for facsimile apparatus, https://www.itu.int/rec/T-REC-T.85/en" calcext:value-type="string">
            <text:p>ITU-T Recommendation T.85 (1995), Application profile for Recommendation T.82 – Progressive bi-level image compression (JBIG coding scheme) for facsimile apparatus, https://www.itu.int/rec/T-REC-T.85/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4" office:value-type="float" office:value="86" calcext:value-type="float">
            <text:p>86</text:p>
          </table:table-cell>
          <table:table-cell table:style-name="ce67" office:value-type="string" calcext:value-type="string">
            <office:annotation draw:style-name="gr1" draw:text-style-name="P2" svg:width="34.971cm" svg:height="0.952cm" svg:x="4.709cm" svg:y="300.922cm" draw:caption-point-x="-0.407cm" draw:caption-point-y="-0.811cm">
              <dc:date>2020-05-07T00:00:00</dc:date>
              <text:p text:style-name="P1"><text:span text:style-name="T1">T.6 (11/88)</text:span></text:p>
            </office:annotation>
            <text:p>ITU Recommendation T.6: Facsimile coding schemes and coding control functions for Group 4 facsimile apparatus, International Telecommunication Union (ITU). https://www.itu.int/rec/T-REC-T.6/en</text:p>
          </table:table-cell>
          <table:table-cell table:style-name="ce82" table:number-columns-repeated="6"/>
          <table:table-cell table:style-name="ce96" office:value-type="string" calcext:value-type="string">
            <text:p>T.6 (11/8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87" calcext:value-type="float">
            <text:p>87</text:p>
          </table:table-cell>
          <table:table-cell table:style-name="ce67" office:value-type="string" calcext:value-type="string">
            <office:annotation draw:style-name="gr1" draw:text-style-name="P2" svg:width="34.971cm" svg:height="0.952cm" svg:x="4.709cm" svg:y="301.412cm" draw:caption-point-x="-0.407cm" draw:caption-point-y="-0.811cm">
              <dc:date>2020-05-07T00:00:00</dc:date>
              <text:p text:style-name="P1"><text:span text:style-name="T1">Two generic references to "ECMA-335: Common Language Infrastructure (CLI)" and "ISO/IEC 9899:1999 Programming languages -- C" <text:s/>are not included</text:span></text:p>
            </office:annotation>
            <text:p>Standard ECMA-363, Universal 3D File Format, 3rd Edition (U3D), (June 2006), Ecma International, https://www.ecma-international.org/publications/standards/Ecma-363.htm</text:p>
          </table:table-cell>
          <table:table-cell table:style-name="ce82" table:number-columns-repeated="6"/>
          <table:table-cell table:style-name="ce96" office:value-type="string" calcext:value-type="string">
            <text:p>Two generic references to "ECMA-335: Common Language Infrastructure (CLI)" and "ISO/IEC 9899:1999 Programming languages -- C" <text:s/>are not include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7.1</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7.2</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7.3</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7.4</text:p>
          </table:table-cell>
          <table:table-cell table:style-name="ce81" table:formula="of:=[.B274]" office:value-type="string" office:string-value="Adobe TIFF Revision 6.0, Final, (June 1992), Adobe Systems Incorporated" calcext:value-type="string">
            <text:p>Adobe TIFF Revision 6.0, Final, (June 1992),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7.5</text:p>
          </table:table-cell>
          <table:table-cell table:style-name="ce81" table:formula="of:=[.B339]" office:value-type="string" office:string-value="ISO/IEC 15948:2003, Information technology — Computer graphics and image processing — Portable Network Graphics (PNG): Functional specification, https://www.w3.org/TR/2003/REC-PNG-20031110/#2NormRefs" calcext:value-type="string">
            <office:annotation draw:style-name="gr1" draw:text-style-name="P2" svg:width="20.747cm" svg:height="0.952cm" svg:x="21.761cm" svg:y="303.864cm" draw:caption-point-x="-0.407cm" draw:caption-point-y="-0.811cm">
              <dc:date>2020-05-07T00:00:00</dc:date>
              <text:p text:style-name="P1"><text:span text:style-name="T1">The original reference is RFC 2083 (1997)</text:span></text:p>
            </office:annotation>
            <text:p>ISO/IEC 15948:2003, Information technology — Computer graphics and image processing — Portable Network Graphics (PNG): Functional specification, https://www.w3.org/TR/2003/REC-PNG-20031110/#2NormRefs</text:p>
          </table:table-cell>
          <table:table-cell table:style-name="ce81" table:number-columns-repeated="5"/>
          <table:table-cell table:style-name="ce92" office:value-type="string" calcext:value-type="string">
            <text:p>The original reference is RFC 2083 (1997)</text:p>
          </table:table-cell>
          <table:table-cell table:style-name="ce92"/>
          <table:table-cell table:number-columns-repeated="1014"/>
        </table:table-row>
        <table:table-row table:style-name="ro4">
          <table:table-cell table:style-name="ce54" office:value-type="float" office:value="88" calcext:value-type="float">
            <text:p>88</text:p>
          </table:table-cell>
          <table:table-cell table:style-name="ce67" office:value-type="string" calcext:value-type="string">
            <text:p>Synchronized Multimedia Integration Language (SMIL 3.0), (December 2008), World Wide Web Consortium (W3C), http://www.w3.org/TR/SMIL3/</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88.1</text:p>
          </table:table-cell>
          <table:table-cell table:style-name="ce81" table:formula="of:=[.B1827]" office:value-type="string" office:string-value="Authoritative Metadata, Ian Jacobs. TAG Finding 25 February 2004, http://www.w3.org/2001/tag/doc/mime-respect-20040225" calcext:value-type="string">
            <text:p>Authoritative Metadata, Ian Jacobs. TAG Finding 25 February 2004, http://www.w3.org/2001/tag/doc/mime-respect-2004022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2</text:p>
          </table:table-cell>
          <table:table-cell table:style-name="ce81" table:formula="of:=[.B1828]" office:value-type="string" office:string-value="Cascading Style Sheets, level 2: CSS2 Specification, B. Bos, et al., Editors. World Wide Web Consortium, 12 May 1998. http://www.w3.org/TR/1998/REC-CSS2-19980512" calcext:value-type="string">
            <text:p>Cascading Style Sheets, level 2: CSS2 Specification, B. Bos, et al., Editors. World Wide Web Consortium, 12 May 1998. http://www.w3.org/TR/1998/REC-CSS2-1998051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3</text:p>
          </table:table-cell>
          <table:table-cell table:style-name="ce81" table:formula="of:=[.B1709]" office:value-type="string" office:string-value="IETF STD 9 RFC 959 (1985): File Transfer Protocol, https://www.rfc-editor.org/info/rfc959" calcext:value-type="string">
            <text:p>IETF STD 9 RFC 959 (1985): File Transfer Protocol, https://www.rfc-editor.org/info/rfc95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4</text:p>
          </table:table-cell>
          <table:table-cell table:style-name="ce81" table:formula="of:=[.B1512]" office:value-type="string" office:string-value="HTML 4.01 Specification, Dave Raggett, Arnaud Le Hors, and Ian Jacobs (editors), W3C (World Wide Web Consortium), 24 December 1999, http://www.w3.org/TR/html401" calcext:value-type="string">
            <text:p>HTML 4.01 Specification, Dave Raggett, Arnaud Le Hors, and Ian Jacobs (editors), W3C (World Wide Web Consortium), 24 December 1999, http://www.w3.org/TR/html40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5</text:p>
          </table:table-cell>
          <table:table-cell table:style-name="ce81" table:formula="of:=[.B1714]" office:value-type="string" office:string-value="IETF RFC 2068 (1997): Hypertext Transfer Protocol -- HTTP/1.1, https://www.rfc-editor.org/info/rfc2068" calcext:value-type="string">
            <text:p>IETF RFC 2068 (1997): Hypertext Transfer Protocol -- HTTP/1.1, https://www.rfc-editor.org/info/rfc206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6</text:p>
          </table:table-cell>
          <table:table-cell table:style-name="ce81" table:formula="of:=[.B1821]" office:value-type="string" office:string-value="IETF RFC 3987 (2005): Internationalized Resource Identifiers (IRIs), https://www.rfc-editor.org/info/rfc3987" calcext:value-type="string">
            <text:p>IETF RFC 3987 (2005): Internationalized Resource Identifiers (IRIs), https://www.rfc-editor.org/info/rfc398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7</text:p>
          </table:table-cell>
          <table:table-cell table:style-name="ce81" table:formula="of:=[.B1829]" office:value-type="string" office:string-value="IETF RFC 2326 (1998): Real Time Streaming Protocol (RTSP), https://www.rfc-editor.org/info/rfc2326" calcext:value-type="string">
            <text:p>IETF RFC 2326 (1998): Real Time Streaming Protocol (RTSP), https://www.rfc-editor.org/info/rfc23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8</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9</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10</text:p>
          </table:table-cell>
          <table:table-cell table:style-name="ce81" table:formula="of:=[.B1174]" office:value-type="string" office:string-value="XSL Transformations (XSLT) Version 1.0, World Wide Web Consortium (W3C), W3C Recommendation 16 November 1999. Available at http://www.w3.org" calcext:value-type="string">
            <office:annotation draw:style-name="gr1" draw:text-style-name="P2" svg:width="20.747cm" svg:height="0.952cm" svg:x="21.761cm" svg:y="309.258cm" draw:caption-point-x="-0.407cm" draw:caption-point-y="-0.811cm">
              <dc:date>2020-05-07T00:00:00</dc:date>
              <text:p text:style-name="P1"><text:span text:style-name="T1">The original reference goes to XSL 1.1 (December 2006)</text:span></text:p>
            </office:annotation>
            <text:p>XSL Transformations (XSLT) Version 1.0, World Wide Web Consortium (W3C), W3C Recommendation 16 November 1999. Available at http://www.w3.org</text:p>
          </table:table-cell>
          <table:table-cell table:style-name="ce81" table:number-columns-repeated="5"/>
          <table:table-cell table:style-name="ce92" office:value-type="string" calcext:value-type="string">
            <text:p>The original reference goes to XSL 1.1 (December 2006)</text:p>
          </table:table-cell>
          <table:table-cell table:style-name="ce92"/>
          <table:table-cell table:number-columns-repeated="1014"/>
        </table:table-row>
        <table:table-row table:style-name="ro4">
          <table:table-cell table:style-name="ce55"/>
          <table:table-cell table:style-name="ce68" office:value-type="string" calcext:value-type="string">
            <text:p>88.11</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12</text:p>
          </table:table-cell>
          <table:table-cell table:style-name="ce81" table:formula="of:=[.B1816]" office:value-type="string" office:string-value="Extensible Markup Language (XML) 1.1 (Second Edition), T. Bray et al. World Wide Web Consortium, 16 August 2006, http://www.w3.org/TR/2006/REC-xml11-20060816/" calcext:value-type="string">
            <text:p>Extensible Markup Language (XML) 1.1 (Second Edition), T. Bray et al. World Wide Web Consortium, 16 August 2006, http://www.w3.org/TR/2006/REC-xml11-200608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13</text:p>
          </table:table-cell>
          <table:table-cell table:style-name="ce81" table:formula="of:=[.B1461]" office:value-type="string" office:string-value="W3C Recommendation (27 June 2001): &quot;XML Base&quot;, https://www.w3.org/TR/2001/REC-xmlbase-20010627/" calcext:value-type="string">
            <text:p>W3C Recommendation (27 June 2001): "XML Base", https://www.w3.org/TR/2001/REC-xmlbase-2001062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14</text:p>
          </table:table-cell>
          <table:table-cell table:style-name="ce81" table:formula="of:=[.B1817]" office:value-type="string" office:string-value="xml:id Version 1.0, J. Marsh, D. Veillard, N. Walsh. World Wide Web Consortium, 9 September 2005. http://www.w3.org/TR/2005/REC-xml-id-20050909/" calcext:value-type="string">
            <text:p>xml:id Version 1.0, J. Marsh, D. Veillard, N. Walsh. World Wide Web Consortium, 9 September 2005. http://www.w3.org/TR/2005/REC-xml-id-2005090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8815</text:p>
          </table:table-cell>
          <table:table-cell table:style-name="ce81" table:formula="of:=[.B1818]" office:value-type="string" office:string-value="Namespaces in XML 1.1, T. Bray et al., Editors. World Wide Web Consortium, 4 February 2004, http://www.w3.org/TR/2004/REC-xml-names11-20040204/" calcext:value-type="string">
            <text:p>Namespaces in XML 1.1, T. Bray et al., Editors. World Wide Web Consortium, 4 February 2004, http://www.w3.org/TR/2004/REC-xml-names11-20040204/</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89" calcext:value-type="float">
            <text:p>89</text:p>
          </table:table-cell>
          <table:table-cell table:style-name="ce67" office:value-type="string" calcext:value-type="string">
            <text:p>TrueType Reference Manual, (December 2002), Apple Inc, https://developer.apple.com/fonts/TrueType-Reference-Manua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2" office:value-type="float" office:value="101" calcext:value-type="float">
            <text:p>101</text:p>
          </table:table-cell>
          <table:table-cell table:style-name="ce77" office:value-type="string" calcext:value-type="string">
            <office:annotation draw:style-name="gr2" draw:text-style-name="P2" svg:width="34.971cm" svg:height="1.508cm" svg:x="4.709cm" svg:y="312.69cm" draw:caption-point-x="-0.407cm" draw:caption-point-y="-0.811cm">
              <dc:date>2020-05-07T00:00:00</dc:date>
              <text:p text:style-name="P1"><text:span text:style-name="T1">Corrigenda/Amendments</text:span></text:p>
              <text:p text:style-name="P1"><text:span text:style-name="T1">ISO/IEC 2022:1994/Cor 1:1999</text:span></text:p>
            </office:annotation>
            <text:p>ISO/IEC 2022:1994 Information technology - Character code structure and extension techniques, https://www.iso.org/standard/22747.html</text:p>
          </table:table-cell>
          <table:table-cell table:style-name="ce93" table:number-columns-repeated="6"/>
          <table:table-cell table:style-name="ce174" office:value-type="string" calcext:value-type="string">
            <text:p>Corrigenda/Amendments</text:p>
            <text:p>ISO/IEC 2022:1994/Cor 1:1999</text:p>
          </table:table-cell>
          <table:table-cell table:style-name="ce174" office:value-type="string" calcext:value-type="string">
            <text:p>processed documents</text:p>
          </table:table-cell>
          <table:table-cell table:style-name="ce93" table:number-columns-repeated="22"/>
          <table:table-cell table:number-columns-repeated="992"/>
        </table:table-row>
        <table:table-row-group>
          <table:table-row table:style-name="ro4">
            <table:table-cell table:style-name="ce55"/>
            <table:table-cell table:style-name="ce68" office:value-type="string" calcext:value-type="string">
              <text:p>101.1</text:p>
            </table:table-cell>
            <table:table-cell table:style-name="ce81" table:formula="of:=[.B1153]" office:value-type="string" office:string-value="ISO/IEC 2375:2003 Information technology — Procedure for registration of escape sequences and coded character sets, https://www.iso.org/standard/32184.html" calcext:value-type="string">
              <text:p>ISO/IEC 2375:2003 Information technology — Procedure for registration of escape sequences and coded character sets, https://www.iso.org/standard/3218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1.2</text:p>
            </table:table-cell>
            <table:table-cell table:style-name="ce81" table:formula="of:=[.B642]" office:value-type="string" office:string-value="ISO/IEC 6429:1992 Information technology - Control functions for coded character sets, https://www.iso.org/standard/12782.html" calcext:value-type="string">
              <text:p>ISO/IEC 6429:1992 Information technology - Control functions for coded character sets, https://www.iso.org/standard/1278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1.3</text:p>
            </table:table-cell>
            <table:table-cell table:style-name="ce81" table:formula="of:=[.B1161]" office:value-type="string" office:string-value="ISO 8824:1990, Information technology - Open Systems Interconnection - Specification of Abstract Syntax Notation One (ASN.l), https://www.iso.org/standard/16288.html" calcext:value-type="string">
              <text:p>ISO 8824:1990, Information technology - Open Systems Interconnection - Specification of Abstract Syntax Notation One (ASN.l), https://www.iso.org/standard/16288.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1.4</text:p>
            </table:table-cell>
            <table:table-cell table:style-name="ce81" table:formula="of:=[.B1162]" office:value-type="string" office:string-value="ISO 8825:1990, Information technology - Open Systems Interconnection - Specification of Basic Encoding Rules for Abstract Syntax Notation One (ASN.l), https://www.iso.org/standard/16294.html?browse=tc" calcext:value-type="string">
              <text:p>ISO 8825:1990, Information technology - Open Systems Interconnection - Specification of Basic Encoding Rules for Abstract Syntax Notation One (ASN.l), https://www.iso.org/standard/16294.html?browse=tc</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02" calcext:value-type="float">
            <text:p>102</text:p>
          </table:table-cell>
          <table:table-cell table:style-name="ce67" office:value-type="string" calcext:value-type="string">
            <text:p>ISO/IEC 6429:1992 Information technology - Control functions for coded character sets, https://www.iso.org/standard/1278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2.1</text:p>
            </table:table-cell>
            <table:table-cell table:style-name="ce81" table:formula="of:=[.B1165]" office:value-type="string" office:string-value="ISO 1745:1975, Information processing — Basic mode control procedures for data communication systems, https://www.iso.org/standard/6365.html" calcext:value-type="string">
              <text:p>ISO 1745:1975, Information processing — Basic mode control procedures for data communication systems, https://www.iso.org/standard/636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2.2</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2.3</text:p>
            </table:table-cell>
            <table:table-cell table:style-name="ce81" table:formula="of:=[.B1153]" office:value-type="string" office:string-value="ISO/IEC 2375:2003 Information technology — Procedure for registration of escape sequences and coded character sets, https://www.iso.org/standard/32184.html" calcext:value-type="string">
              <text:p>ISO/IEC 2375:2003 Information technology — Procedure for registration of escape sequences and coded character sets, https://www.iso.org/standard/3218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2.4</text:p>
            </table:table-cell>
            <table:table-cell table:style-name="ce81" table:formula="of:=[.B1166]" office:value-type="string" office:string-value="ISO 8613-6:1989, Information processing — Text and office systems — Office Document Architecture (ODA) and interchange format — Part 6: Character content architectures, https://www.iso.org/standard/22943.html" calcext:value-type="string">
              <text:p>ISO 8613-6:1989, Information processing — Text and office systems — Office Document Architecture (ODA) and interchange format — Part 6: Character content architectures, https://www.iso.org/standard/22943.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03" calcext:value-type="float">
            <text:p>103</text:p>
          </table:table-cell>
          <table:table-cell table:style-name="ce67" office:value-type="string" calcext:value-type="string">
            <text:p>Unicode Standard Annex, UAX #9, The Unicode Bidirectional Algorithm: http://www.unicode.org/reports/tr9/tr9-35.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3.1</text:p>
            </table:table-cell>
            <table:table-cell table:style-name="ce81" table:formula="of:=[.B1435]" office:value-type="string" office:string-value="Unicode Standard Annex #41, “Common References for Unicode Standard Annexes.”" calcext:value-type="string">
              <text:p>Unicode Standard Annex #41, “Common References for Unicode Standard Annexe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04" calcext:value-type="float">
            <text:p>104</text:p>
          </table:table-cell>
          <table:table-cell table:style-name="ce67" office:value-type="string" calcext:value-type="string">
            <text:p>Unicode Standard Annex, UAX #15, Unicode Normalization Forms: http://www.unicode.org/reports/tr15/tr15-44.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4.1</text:p>
            </table:table-cell>
            <table:table-cell table:style-name="ce80" table:formula="of:=[.B1435]" office:value-type="string" office:string-value="Unicode Standard Annex #41, “Common References for Unicode Standard Annexes.”" calcext:value-type="string">
              <text:p>Unicode Standard Annex #41, “Common References for Unicode Standard Annexes.”</text:p>
            </table:table-cell>
            <table:table-cell table:style-name="ce80" table:number-columns-repeated="5"/>
            <table:table-cell table:style-name="ce92" table:number-columns-repeated="2"/>
            <table:table-cell table:number-columns-repeated="1014"/>
          </table:table-row>
        </table:table-row-group>
        <table:table-row table:style-name="ro4">
          <table:table-cell table:style-name="ce63" office:value-type="float" office:value="105" calcext:value-type="float">
            <text:p>105</text:p>
          </table:table-cell>
          <table:table-cell table:style-name="ce78" office:value-type="string" calcext:value-type="string">
            <office:annotation draw:style-name="gr1" draw:text-style-name="P2" svg:width="34.971cm" svg:height="0.952cm" svg:x="4.709cm" svg:y="319.555cm" draw:caption-point-x="-0.407cm" draw:caption-point-y="-0.811cm">
              <dc:date>2020-05-07T00:00:00</dc:date>
              <text:p text:style-name="P1"><text:span text:style-name="T1">check links again</text:span></text:p>
            </office:annotation>
            <text:p>Unicode Technical Standard, UTS #37, Ideographic Variation Database: http://www.unicode.org/reports/tr37/tr37-8.html</text:p>
          </table:table-cell>
          <table:table-cell table:style-name="ce94" table:number-columns-repeated="6"/>
          <table:table-cell table:style-name="ce175" office:value-type="string" calcext:value-type="string">
            <text:p>check links again</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group>
          <table:table-row table:style-name="ro4">
            <table:table-cell table:style-name="ce55"/>
            <table:table-cell table:style-name="ce68" office:value-type="string" calcext:value-type="string">
              <text:p>105.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5.2</text:p>
            </table:table-cell>
            <table:table-cell table:style-name="ce81" table:formula="of:=[.B1436]" office:value-type="string" office:string-value="The Unicode Standard, Version 5.1.0, defined by: The Unicode Standard, Version 5.0 (Boston, MA, Addison-Wesley, 2007. ISBN 0-321-48091-0), as amended by Unicode 5.1.0 http://www.unicode.org/versions/Unicode5.1.0)." calcext:value-type="string">
              <text:p>The Unicode Standard, Version 5.1.0, defined by: The Unicode Standard, Version 5.0 (Boston, MA, Addison-Wesley, 2007. ISBN 0-321-48091-0), as amended by Unicode 5.1.0 http://www.unicode.org/versions/Unicode5.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5.3</text:p>
            </table:table-cell>
            <table:table-cell table:style-name="ce81" table:formula="of:=[.B1437]" office:value-type="string" office:string-value="Versions of the Unicode Standard http://www.unicode.org/versions/" calcext:value-type="string">
              <text:p>Versions of the Unicode Standard http://www.unicode.org/version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5.4</text:p>
            </table:table-cell>
            <table:table-cell table:style-name="ce81" table:formula="of:=[.B1438]" office:value-type="string" office:string-value="Perl regular expressions http://search.cpan.org/dist/perl/pod/perlre.pod" calcext:value-type="string">
              <text:p>Perl regular expressions http://search.cpan.org/dist/perl/pod/perlre.pod</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06" calcext:value-type="float">
            <text:p>106</text:p>
          </table:table-cell>
          <table:table-cell table:style-name="ce78" office:value-type="string" calcext:value-type="string">
            <text:p>Unicode Standard Version 9.0, Charter 4, Character Properties, http://www.unicode.org/versions/Unicode9.0.0/ch04.pdf (Section 4.3, Combining Classes - Normative; Section 4.5, General Category - Normative; Section 4.7, Bidi Mirrored - Normative)</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07" calcext:value-type="float">
            <text:p>107</text:p>
          </table:table-cell>
          <table:table-cell table:style-name="ce78" office:value-type="string" calcext:value-type="string">
            <text:p>Unicode Standard Version 9.0, Age Property: http://www.unicode.org/Public/9.0.0/ucd/DerivedAge.txt</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08" calcext:value-type="float">
            <text:p>108</text:p>
          </table:table-cell>
          <table:table-cell table:style-name="ce67" office:value-type="string" calcext:value-type="string">
            <text:p>CCITT Recommendation T.80 (1992), Common components for image compression and communication — Basic principles, https://www.itu.int/rec/dologin_pub.asp?lang=e&amp;id=T-REC-T.80-199209-I!!PDF-E&amp;type=item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8.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2</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3</text:p>
            </table:table-cell>
            <table:table-cell table:style-name="ce81" table:formula="of:=[.B1439]" office:value-type="string" office:string-value="CCITT Recommendation T.4 (1989), Standardization of group 3 facsimile apparatus for document transmission." calcext:value-type="string">
              <text:p>CCITT Recommendation T.4 (1989), Standardization of group 3 facsimile apparatus for document transmiss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4</text:p>
            </table:table-cell>
            <table:table-cell table:style-name="ce81" table:formula="of:=[.B1440]" office:value-type="string" office:string-value="CCITT Recommendation T.6 (1989), Facsimile coding schemes and coding control functions for group 4 facsimile apparatus." calcext:value-type="string">
              <text:p>CCITT Recommendation T.6 (1989), Facsimile coding schemes and coding control functions for group 4 facsimile apparatu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5</text:p>
            </table:table-cell>
            <table:table-cell table:style-name="ce81" table:formula="of:=[.B1441]" office:value-type="string" office:string-value="CCIR Recommendation 601 (1990), Encoding parameters of digital television for studios" calcext:value-type="string">
              <text:p>CCIR Recommendation 601 (1990), Encoding parameters of digital television for studio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6</text:p>
            </table:table-cell>
            <table:table-cell table:style-name="ce81" table:formula="of:=[.B1442]" office:value-type="string" office:string-value="ISO/IEC 9281-1:1990, Information technology – Picture coding methods – Part 1: Identification" calcext:value-type="string">
              <text:p>ISO/IEC 9281-1:1990, Information technology – Picture coding methods – Part 1: Identificat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08.7</text:p>
            </table:table-cell>
            <table:table-cell table:style-name="ce81" table:formula="of:=[.B1443]" office:value-type="string" office:string-value="CCITT Recommendation T.101 (1993), International interworking for videotex services" calcext:value-type="string">
              <text:p>CCITT Recommendation T.101 (1993), International interworking for videotex servic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09" calcext:value-type="float">
            <text:p>109</text:p>
          </table:table-cell>
          <table:table-cell table:style-name="ce67" office:value-type="string" calcext:value-type="string">
            <office:annotation draw:style-name="gr2" draw:text-style-name="P2" svg:width="34.971cm" svg:height="1.508cm" svg:x="4.709cm" svg:y="326.91cm" draw:caption-point-x="-0.407cm" draw:caption-point-y="-0.81cm">
              <dc:date>2020-05-07T00:00:00</dc:date>
              <text:p text:style-name="P1"><text:span text:style-name="T1">Now confirmed</text:span></text:p>
              <text:p text:style-name="P1"><text:span text:style-name="T1">ISO 5-3:2009 </text:span></text:p>
            </office:annotation>
            <text:p>ISO 5-3, Photography and graphic technology - Density measurements - Part 3: Spectral conditions, https://www.iso.org/standard/52915.html</text:p>
          </table:table-cell>
          <table:table-cell table:style-name="ce82" table:number-columns-repeated="6"/>
          <table:table-cell table:style-name="ce96" office:value-type="string" calcext:value-type="string">
            <text:p>Now confirmed</text:p>
            <text:p>ISO 5-3:2009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09.1</text:p>
            </table:table-cell>
            <table:table-cell table:style-name="ce81" table:formula="of:=[.B1129]" office:value-type="string" office:string-value="ISO 5-1, Photography and graphic technology — Density measurements — Part 1: Geometry and functional notation, https://www.iso.org/standard/52913.html" calcext:value-type="string">
              <text:p>ISO 5-1, Photography and graphic technology — Density measurements — Part 1: Geometry and functional notation, https://www.iso.org/standard/5291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9.2</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text:p>ISO 5-2, Photography and graphic technology — Density measurements — Part 2: Geometric conditions for transmittance density, https://www.iso.org/standard/5291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9.3</text:p>
            </table:table-cell>
            <table:table-cell table:style-name="ce81" table:formula="of:=[.B1069]" office:value-type="string" office:string-value="ISO 5-4:2009, Photography and graphic technology — Density measurements — Part 4: Geometric conditions for reflection density, https://www.iso.org/standard/52916.html" calcext:value-type="string">
              <text:p>ISO 5-4:2009, Photography and graphic technology — Density measurements — Part 4: Geometric conditions for reflection density, https://www.iso.org/standard/52916.html</text:p>
            </table:table-cell>
            <table:table-cell table:style-name="ce81" table:number-columns-repeated="5"/>
            <table:table-cell table:style-name="ce92" table:number-columns-repeated="2"/>
            <table:table-cell table:number-columns-repeated="2"/>
            <table:table-cell table:style-name="ce56"/>
            <table:table-cell table:number-columns-repeated="1011"/>
          </table:table-row>
          <table:table-row table:style-name="ro4">
            <table:table-cell table:style-name="ce55"/>
            <table:table-cell table:style-name="ce68" office:value-type="string" calcext:value-type="string">
              <text:p>109.4</text:p>
            </table:table-cell>
            <table:table-cell table:style-name="ce81" table:formula="of:=[.B1133]" office:value-type="string" office:string-value="ISO 11664-2:2007 Colorimetry — Part 2: CIE standard illuminants, https://www.iso.org/standard/52496.html" calcext:value-type="string">
              <text:p>ISO 11664-2:2007 Colorimetry — Part 2: CIE standard illuminants, https://www.iso.org/standard/5249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9.5</text:p>
            </table:table-cell>
            <table:table-cell table:style-name="ce81" table:formula="of:=[.B1138]" office:value-type="string" office:string-value="ISO 14807, Photography — Transmission and reflection densitometers — Method for determining performance, https://www.iso.org/standard/25605.html" calcext:value-type="string">
              <text:p>ISO 14807, Photography — Transmission and reflection densitometers — Method for determining performance, https://www.iso.org/standard/2560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09.6</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10" calcext:value-type="float">
            <text:p>110</text:p>
          </table:table-cell>
          <table:table-cell table:style-name="ce67" office:value-type="string" calcext:value-type="string">
            <text:p>ISO 639-1, Codes for the representation of names of languages - Part 1: Alpha-2 code, https://www.iso.org/standard/22109.html </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0.1</text:p>
            </table:table-cell>
            <table:table-cell table:style-name="ce81"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0.2</text:p>
            </table:table-cell>
            <table:table-cell table:style-name="ce81" table:formula="of:=[.B1144]" office:value-type="string" office:string-value="ISO 3166-2:1998, Codes for the representation of names of countries and their subdivisions — Part 2: Country subdivision code, https://www.iso.org/standard/63546.html" calcext:value-type="string">
              <text:p>ISO 3166-2:1998, Codes for the representation of names of countries and their subdivisions — Part 2: Country subdivision code, https://www.iso.org/standard/6354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0.3</text:p>
            </table:table-cell>
            <table:table-cell table:style-name="ce81" table:formula="of:=[.B1145]" office:value-type="string" office:string-value="ISO 3166-3:1999, Codes for the representation of names of countries and their subdivisions — Part 3: Code for formerly used names of countries, https://www.iso.org/standard/63547.html" calcext:value-type="string">
              <text:p>ISO 3166-3:1999, Codes for the representation of names of countries and their subdivisions — Part 3: Code for formerly used names of countries, https://www.iso.org/standard/63547.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11" calcext:value-type="float">
            <text:p>111</text:p>
          </table:table-cell>
          <table:table-cell table:style-name="ce67" office:value-type="string" calcext:value-type="string">
            <office:annotation draw:style-name="gr2" draw:text-style-name="P2" svg:width="34.971cm" svg:height="1.508cm" svg:x="4.709cm" svg:y="332.305cm" draw:caption-point-x="-0.407cm" draw:caption-point-y="-0.811cm">
              <dc:date>2020-05-07T00:00:00</dc:date>
              <text:p text:style-name="P1"><text:span text:style-name="T1">Now confirmed</text:span></text:p>
              <text:p text:style-name="P1"><text:span text:style-name="T1">ISO/IEC 646:1991 </text:span></text:p>
            </office:annotation>
            <text:p>ISO/IEC 646, Information technology - ISO 7-bit coded character set for information interchange, https://www.iso.org/standard/4777.html</text:p>
          </table:table-cell>
          <table:table-cell table:style-name="ce82" table:number-columns-repeated="6"/>
          <table:table-cell table:style-name="ce96" office:value-type="string" calcext:value-type="string">
            <text:p>Now confirmed</text:p>
            <text:p>ISO/IEC 646:1991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1.1</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11.2</text:p>
            </table:table-cell>
            <table:table-cell table:style-name="ce81" table:formula="of:=[.B642]" office:value-type="string" office:string-value="ISO/IEC 6429:1992 Information technology - Control functions for coded character sets, https://www.iso.org/standard/12782.html" calcext:value-type="string">
              <text:p>ISO/IEC 6429:1992 Information technology - Control functions for coded character sets, https://www.iso.org/standard/1278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12" calcext:value-type="float">
            <text:p>112</text:p>
          </table:table-cell>
          <table:table-cell table:style-name="ce67" office:value-type="string" calcext:value-type="string">
            <office:annotation draw:style-name="gr7" draw:text-style-name="P2" svg:width="34.971cm" svg:height="2.063cm" svg:x="4.709cm" svg:y="333.776cm" draw:caption-point-x="-0.407cm" draw:caption-point-y="-0.811cm">
              <dc:date>2020-05-07T00:00:00</dc:date>
              <text:p text:style-name="P1"><text:span text:style-name="T1">Previously</text:span></text:p>
              <text:p text:style-name="P1"><text:span text:style-name="T1">ISO 3664:2000, Now confirmed</text:span></text:p>
              <text:p text:style-name="P1"><text:span text:style-name="T1">ISO 3664:2009 </text:span></text:p>
            </office:annotation>
            <text:p>ISO 3664, Graphic technology and photography - Viewing conditions, https://www.iso.org/standard/43234.html</text:p>
          </table:table-cell>
          <table:table-cell table:style-name="ce82" table:number-columns-repeated="6"/>
          <table:table-cell table:style-name="ce96" office:value-type="string" calcext:value-type="string">
            <text:p>Previously</text:p>
            <text:p>ISO 3664:2000, Now confirmed</text:p>
            <text:p>ISO 3664:2009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4"/>
            <table:table-cell table:style-name="ce68" office:value-type="string" calcext:value-type="string">
              <text:p>112.1</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text:p>ISO 5-2, Photography and graphic technology — Density measurements — Part 2: Geometric conditions for transmittance density, https://www.iso.org/standard/52914.html</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2</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3</text:p>
            </table:table-cell>
            <table:table-cell table:style-name="ce81" table:formula="of:=[.B688]" office:value-type="string" office:string-value="ISO 13655, Graphic technology - Spectral measurement and colorimetric computation for graphic arts images, https://www.iso.org/standard/65430.html" calcext:value-type="string">
              <text:p>ISO 13655, Graphic technology - Spectral measurement and colorimetric computation for graphic arts images, https://www.iso.org/standard/65430.html</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4</text:p>
            </table:table-cell>
            <table:table-cell table:style-name="ce81" table:formula="of:=[.B1119]" office:value-type="string" office:string-value="ISO/CIE 23603:2005, Standard method of assessing the spectral quality of daylight simulators for visual appraisal and measurement of colour, https://www.iso.org/standard/41694.html" calcext:value-type="string">
              <text:p>ISO/CIE 23603:2005, Standard method of assessing the spectral quality of daylight simulators for visual appraisal and measurement of colour, https://www.iso.org/standard/41694.html</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5</text:p>
            </table:table-cell>
            <table:table-cell table:style-name="ce81" table:formula="of:=[.B1126]" office:value-type="string" office:string-value="CIE 13.3-1995, Method of measuring and specifying colour rendering properties of light sources&#10;" calcext:value-type="string">
              <text:p>CIE 13.3-1995, Method of measuring and specifying colour rendering properties of light sources</text:p>
              <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6</text:p>
            </table:table-cell>
            <table:table-cell table:style-name="ce81" table:formula="of:=[.B1127]" office:value-type="string" office:string-value="CIE 15:2004, Colorímetry, 3rd edition." calcext:value-type="string">
              <text:p>CIE 15:2004, Colorímetry, 3rd edition.</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 table:style-name="ro4">
            <table:table-cell table:style-name="ce54"/>
            <table:table-cell table:style-name="ce68" office:value-type="string" calcext:value-type="string">
              <text:p>112.7</text:p>
            </table:table-cell>
            <table:table-cell table:style-name="ce81" table:formula="of:=[.B1128]" office:value-type="string" office:string-value="CIE 69-1987, Methods of characterizing illuminance meters and luminance meters — Performance, characteristics and specifications" calcext:value-type="string">
              <text:p>CIE 69-1987, Methods of characterizing illuminance meters and luminance meters — Performance, characteristics and specifications</text:p>
            </table:table-cell>
            <table:table-cell table:style-name="ce81" table:number-columns-repeated="5"/>
            <table:table-cell table:style-name="ce96" table:number-columns-repeated="2"/>
            <table:table-cell table:style-name="ce82" table:number-columns-repeated="22"/>
            <table:table-cell table:number-columns-repeated="992"/>
          </table:table-row>
        </table:table-row-group>
        <table:table-row table:style-name="ro4">
          <table:table-cell table:style-name="ce54" office:value-type="float" office:value="113" calcext:value-type="float">
            <text:p>113</text:p>
          </table:table-cell>
          <table:table-cell table:style-name="ce67" office:value-type="string" calcext:value-type="string">
            <office:annotation draw:style-name="gr2" draw:text-style-name="P2" svg:width="34.971cm" svg:height="1.508cm" svg:x="4.709cm" svg:y="337.699cm" draw:caption-point-x="-0.407cm" draw:caption-point-y="-0.811cm">
              <dc:date>2020-05-07T00:00:00</dc:date>
              <text:p text:style-name="P1"><text:span text:style-name="T1">Now</text:span></text:p>
              <text:p text:style-name="P1"><text:span text:style-name="T1">ISO 13655:2017 </text:span></text:p>
            </office:annotation>
            <text:p>ISO 13655, Graphic technology - Spectral measurement and colorimetric computation for graphic arts images, https://www.iso.org/standard/65430.html</text:p>
          </table:table-cell>
          <table:table-cell table:style-name="ce82" table:number-columns-repeated="6"/>
          <table:table-cell table:style-name="ce96" office:value-type="string" calcext:value-type="string">
            <text:p>Now</text:p>
            <text:p>ISO 13655:2017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3.1</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text:p>ISO 5-2, Photography and graphic technology — Density measurements — Part 2: Geometric conditions for transmittance density, https://www.iso.org/standard/5291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2</text:p>
            </table:table-cell>
            <table:table-cell table:style-name="ce81" table:formula="of:=[.B1069]" office:value-type="string" office:string-value="ISO 5-4:2009, Photography and graphic technology — Density measurements — Part 4: Geometric conditions for reflection density, https://www.iso.org/standard/52916.html" calcext:value-type="string">
              <text:p>ISO 5-4:2009, Photography and graphic technology — Density measurements — Part 4: Geometric conditions for reflection density, https://www.iso.org/standard/5291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3</text:p>
            </table:table-cell>
            <table:table-cell table:style-name="ce81" table:formula="of:=[.B680]" office:value-type="string" office:string-value="ISO 3664, Graphic technology and photography - Viewing conditions, https://www.iso.org/standard/43234.html" calcext:value-type="string">
              <text:p>ISO 3664, Graphic technology and photography - Viewing conditions, https://www.iso.org/standard/4323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4</text:p>
            </table:table-cell>
            <table:table-cell table:style-name="ce81" table:formula="of:=[.B1074]" office:value-type="string" office:string-value="ISO 11664-1, Colorimetry — Part 1: CIE standard colorimetric observers, https://www.iso.org/standard/52495.html" calcext:value-type="string">
              <text:p>ISO 11664-1, Colorimetry — Part 1: CIE standard colorimetric observers, https://www.iso.org/standard/5249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5</text:p>
            </table:table-cell>
            <table:table-cell table:style-name="ce81" table:formula="of:=[.B1076]" office:value-type="string" office:string-value="ISO 11664-3, Colorimetry — Part 3: CIE tristimulus values" calcext:value-type="string">
              <text:p>ISO 11664-3, Colorimetry — Part 3: CIE tristimulus valu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6</text:p>
            </table:table-cell>
            <table:table-cell table:style-name="ce81" table:formula="of:=[.B1080]" office:value-type="string" office:string-value="ISO 11664-4, Colorimetry — Part 4: CIE 1976 L*a*b* Colour space, https://www.iso.org/standard/52497.html" calcext:value-type="string">
              <text:p>ISO 11664-4, Colorimetry — Part 4: CIE 1976 L*a*b* Colour space, https://www.iso.org/standard/5249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7</text:p>
            </table:table-cell>
            <table:table-cell table:style-name="ce81" table:formula="of:=[.B1083]" office:value-type="string" office:string-value="ISO 28178, Graphic technology — Exchange format for colour and process control data using XML or ASCIl text, https://www.iso.org/standard/44527.html&#10;" calcext:value-type="string">
              <text:p>ISO 28178, Graphic technology — Exchange format for colour and process control data using XML or ASCIl text, https://www.iso.org/standard/44527.html</text:p>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8</text:p>
            </table:table-cell>
            <table:table-cell table:style-name="ce81" table:formula="of:=[.B1087]" office:value-type="string" office:string-value="CIE Publication 15:2004, Colorimetry. 3rd ed." calcext:value-type="string">
              <text:p>CIE Publication 15:2004, Colorimetry. 3rd ed.</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9</text:p>
            </table:table-cell>
            <table:table-cell table:style-name="ce81" table:formula="of:=[.B1088]" office:value-type="string" office:string-value="CIE Publication 167:2005, Recommended practice for tabulating spectral data for use in colour computations" calcext:value-type="string">
              <text:p>CIE Publication 167:2005, Recommended practice for tabulating spectral data for use in colour computation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3.10</text:p>
            </table:table-cell>
            <table:table-cell table:style-name="ce81" table:formula="of:=[.B1089]" office:value-type="string" office:string-value="CIE Publication 176:2006, Geometric Tolerances for Colour Measurements" calcext:value-type="string">
              <text:p>CIE Publication 176:2006, Geometric Tolerances for Colour Measurement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1" office:value-type="float" office:value="114" calcext:value-type="float">
            <text:p>114</text:p>
          </table:table-cell>
          <table:table-cell table:style-name="ce76" office:value-type="string" calcext:value-type="string">
            <office:annotation draw:style-name="gr1" draw:text-style-name="P2" svg:width="34.971cm" svg:height="0.952cm" svg:x="4.709cm" svg:y="343.093cm" draw:caption-point-x="-0.407cm" draw:caption-point-y="-0.811cm">
              <dc:date>2020-05-07T00:00:00</dc:date>
              <text:p text:style-name="P1"><text:span text:style-name="T1">Inactive, https://standards.globalspec.com/std/1342756/DIN%2016536-2</text:span></text:p>
            </office:annotation>
            <text:p>DIN 16536-2, Testing of prints and printing inks in graphic technology - Colour density measurements on on-press or off-pressprints - Part 2: Instrument specifications for reflection densitometers and their calibration</text:p>
          </table:table-cell>
          <table:table-cell table:style-name="ce90" table:number-columns-repeated="6"/>
          <table:table-cell table:style-name="ce173" office:value-type="string" calcext:value-type="string">
            <text:p>Inactive, https://standards.globalspec.com/std/1342756/DIN%2016536-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115" calcext:value-type="float">
            <text:p>115</text:p>
          </table:table-cell>
          <table:table-cell table:style-name="ce67" office:value-type="string" calcext:value-type="string">
            <office:annotation draw:style-name="gr3" draw:text-style-name="P2" svg:width="34.971cm" svg:height="0.953cm" svg:x="4.709cm" svg:y="343.582cm" draw:caption-point-x="-0.407cm" draw:caption-point-y="-0.81cm">
              <dc:date>2020-05-07T00:00:00</dc:date>
              <text:p text:style-name="P1"><text:span text:style-name="T1">there are no references to standards in the document</text:span></text:p>
            </office:annotation>
            <text:p>EBU Tech. 3213-E, EBU standard for chromaticity tolerances for studio monitors, https://tech.ebu.ch/docs/tech/tech3213.pdf</text:p>
          </table:table-cell>
          <table:table-cell table:style-name="ce82" table:number-columns-repeated="6"/>
          <table:table-cell table:style-name="ce96" office:value-type="string" calcext:value-type="string">
            <text:p>there are no references to standards in the docu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16" calcext:value-type="float">
            <text:p>116</text:p>
          </table:table-cell>
          <table:table-cell table:style-name="ce67" office:value-type="string" calcext:value-type="string">
            <office:annotation draw:style-name="gr1" draw:text-style-name="P2" svg:width="34.971cm" svg:height="0.952cm" svg:x="4.709cm" svg:y="344.073cm" draw:caption-point-x="-0.407cm" draw:caption-point-y="-0.811cm">
              <dc:date>2020-05-07T00:00:00</dc:date>
              <text:p text:style-name="P1"><text:span text:style-name="T1">no further references</text:span></text:p>
            </office:annotation>
            <text:p>ITU-R BT.709-2, Parameter values for the HDTV standards for production and international programme exchange, https://www.itu.int/rec/R-REC-BT.709-2-199510-S/en</text:p>
          </table:table-cell>
          <table:table-cell table:style-name="ce82" table:number-columns-repeated="6"/>
          <table:table-cell table:style-name="ce96" office:value-type="string" calcext:value-type="string">
            <text:p>no further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17" calcext:value-type="float">
            <text:p>117</text:p>
          </table:table-cell>
          <table:table-cell table:style-name="ce67" office:value-type="string" calcext:value-type="string">
            <text:p>SMPTE RP 145, SMPTE C Color Monitor Colorimetry. Available from: &lt;http://store.smpte.org/category-s/22.htm&gt;, https://standards.globalspec.com/std/1284848/smpte-rp-14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7.1</text:p>
            </table:table-cell>
            <table:table-cell table:style-name="ce81" table:formula="of:=[.B1444]" office:value-type="string" office:string-value="CIE 15:2018, Colorimetry" calcext:value-type="string">
              <text:p>CIE 15:2018, Colorimetr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2</text:p>
            </table:table-cell>
            <table:table-cell table:style-name="ce81" table:formula="of:=[.B1445]" office:value-type="string" office:string-value="SMPTE ST 170M:2004, Television - Composite Analog Video Signal - NTSC for Studio Applications" calcext:value-type="string">
              <text:p>SMPTE ST 170M:2004, Television - Composite Analog Video Signal - NTSC for Studio Application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3</text:p>
            </table:table-cell>
            <table:table-cell table:style-name="ce81" table:formula="of:=[.B1446]" office:value-type="string" office:string-value="SMPTE ST 240M:1999, Television - 1125-Line High-Definition Production Systems - Signal Parameters" calcext:value-type="string">
              <text:p>SMPTE ST 240M:1999, Television - 1125-Line High-Definition Production Systems - Signal Parameter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4</text:p>
            </table:table-cell>
            <table:table-cell table:style-name="ce81" table:formula="of:=[.B1447]" office:value-type="string" office:string-value="CSA ISO/IEC 8632-1:2001, Information Technology - Computer Graphics - Metafile for the Storage and Transfer of Picture Description Information - Part 1: Functional Specification" calcext:value-type="string">
              <text:p>CSA ISO/IEC 8632-1:2001, Information Technology - Computer Graphics - Metafile for the Storage and Transfer of Picture Description Information - Part 1: Functional Specif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5</text:p>
            </table:table-cell>
            <table:table-cell table:style-name="ce81" table:formula="of:=[.B1448]" office:value-type="string" office:string-value="CSA ISO/IEC 8613-4:1995, Information Technology - Open Document Architecture (ODA) and Interchange Format: Document Profile" calcext:value-type="string">
              <text:p>CSA ISO/IEC 8613-4:1995, Information Technology - Open Document Architecture (ODA) and Interchange Format: Document Profil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17.6</text:p>
            </table:table-cell>
            <table:table-cell table:style-name="ce81" table:formula="of:=[.B1449]" office:value-type="string" office:string-value="CSA ISO/IEC 8613-2:1996, Information Technology - Open Document Architecture (ODA) and Interchange Format: Document Structures" calcext:value-type="string">
              <text:p>CSA ISO/IEC 8613-2:1996, Information Technology - Open Document Architecture (ODA) and Interchange Format: Document Structure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7" office:value-type="float" office:value="118" calcext:value-type="float">
            <text:p>118</text:p>
          </table:table-cell>
          <table:table-cell table:style-name="ce70" office:value-type="string" calcext:value-type="string">
            <office:annotation draw:style-name="gr1" draw:text-style-name="P2" svg:width="34.971cm" svg:height="0.952cm" svg:x="4.709cm" svg:y="347.996cm" draw:caption-point-x="-0.407cm" draw:caption-point-y="-0.811cm">
              <dc:date>2020-05-07T00:00:00</dc:date>
              <text:p text:style-name="P1"><text:span text:style-name="T1">not available</text:span></text:p>
            </office:annotation>
            <text:p>IEEE 754, Standard for Binary Floating-Point Arithmetic, https://ieeexplore.ieee.org/document/8766229</text:p>
          </table:table-cell>
          <table:table-cell table:style-name="ce84" table:number-columns-repeated="6"/>
          <table:table-cell table:style-name="ce97" office:value-type="string" calcext:value-type="string">
            <text:p>not available</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119" calcext:value-type="float">
            <text:p>119</text:p>
          </table:table-cell>
          <table:table-cell table:style-name="ce67" office:value-type="string" calcext:value-type="string">
            <text:p>ITU-T Recommendation T.81 (1992) I ISO/IEC 10918-1:1994, Information technology – Digital compression and coding of continuous-tone still images: Requirements and guidelines, https://www.iso.org/standard/1890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19.1</text:p>
            </table:table-cell>
            <table:table-cell table:style-name="ce81" table:formula="of:=[.B658]" office:value-type="string" office:string-value="CCITT Recommendation T.80 (1992), Common components for image compression and communication — Basic principles, https://www.itu.int/rec/dologin_pub.asp?lang=e&amp;id=T-REC-T.80-199209-I!!PDF-E&amp;type=items" calcext:value-type="string">
              <text:p>CCITT Recommendation T.80 (1992), Common components for image compression and communication — Basic principles, https://www.itu.int/rec/dologin_pub.asp?lang=e&amp;id=T-REC-T.80-199209-I!!PDF-E&amp;type=item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20" calcext:value-type="float">
            <text:p>120</text:p>
          </table:table-cell>
          <table:table-cell table:style-name="ce67" office:value-type="string" calcext:value-type="string">
            <text:p>ITU-T Recommendation T.84 (1996) I ISO/IEC 10918-3:1997, Information technology – Digital compression and coding of continuous-tone still images: Extensions, https://www.iso.org/standard/25037.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0.1</text:p>
            </table:table-cell>
            <table:table-cell table:style-name="ce81" table:formula="of:=[.B1363]" office:value-type="string" office:string-value="ITU-T Recommendation H.262 (2012) | ISO/IEC 13818-2:2013, Information technology - Generic coding of moving pictures and associated audio information: Video, https://www.iso.org/standard/61152.html" calcext:value-type="string">
              <text:p>ITU-T Recommendation H.262 (2012) | ISO/IEC 13818-2:2013, Information technology - Generic coding of moving pictures and associated audio information: Video, https://www.iso.org/standard/6115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0.2</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0.3</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0.4</text:p>
            </table:table-cell>
            <table:table-cell table:style-name="ce81" table:formula="of:=[.B1349]" office:value-type="string" office:string-value="ITU-T Recommendation T.83 (1994) | ISO/IEC 10918-2:1995, Information technology – Digital compression and coding of continuous-tone still images: Compliance testing, https://www.iso.org/standard/20689.html" calcext:value-type="string">
              <text:p>ITU-T Recommendation T.83 (1994) | ISO/IEC 10918-2:1995, Information technology – Digital compression and coding of continuous-tone still images: Compliance testing, https://www.iso.org/standard/20689.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21" calcext:value-type="float">
            <text:p>121</text:p>
          </table:table-cell>
          <table:table-cell table:style-name="ce67" office:value-type="string" calcext:value-type="string">
            <office:annotation draw:style-name="gr1" draw:text-style-name="P2" svg:width="34.971cm" svg:height="0.952cm" svg:x="4.709cm" svg:y="351.919cm" draw:caption-point-x="-0.407cm" draw:caption-point-y="-0.811cm">
              <dc:date>2020-05-07T00:00:00</dc:date>
              <text:p text:style-name="P1"><text:span text:style-name="T1">no further references</text:span></text:p>
            </office:annotation>
            <text:p>ITU-T Recommendation T.84 (1996)/Amd.1 (1999) I ISO/IEC 10918-3:1997/Amd.1:1999, Information technology – Digital compression and coding of continuous-tone still images: Extensions – Amendment 1: Provisions to allow registration of new compression types and versions in the SPIFF header.</text:p>
          </table:table-cell>
          <table:table-cell table:style-name="ce82" table:number-columns-repeated="6"/>
          <table:table-cell table:style-name="ce96" office:value-type="string" calcext:value-type="string">
            <text:p>no further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22" calcext:value-type="float">
            <text:p>122</text:p>
          </table:table-cell>
          <table:table-cell table:style-name="ce67" office:value-type="string" calcext:value-type="string">
            <text:p>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79" office:value-type="string" calcext:value-type="string">
              <text:p>122.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table-cell table:style-name="ce92" office:value-type="string" calcext:value-type="string">
              <text:p>None</text:p>
            </table:table-cell>
            <table:table-cell table:number-columns-repeated="1014"/>
          </table:table-row>
          <table:table-row table:style-name="ro4">
            <table:table-cell table:style-name="ce55"/>
            <table:table-cell table:style-name="ce79" office:value-type="string" calcext:value-type="string">
              <text:p>122.2</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table-cell table:style-name="ce92" office:value-type="string" calcext:value-type="string">
              <text:p>None</text:p>
            </table:table-cell>
            <table:table-cell table:number-columns-repeated="1014"/>
          </table:table-row>
          <table:table-row table:style-name="ro4">
            <table:table-cell table:style-name="ce55"/>
            <table:table-cell table:style-name="ce79" office:value-type="string" calcext:value-type="string">
              <text:p>122.3</text:p>
            </table:table-cell>
            <table:table-cell table:style-name="ce81" table:formula="of:=[.B1349]" office:value-type="string" office:string-value="ITU-T Recommendation T.83 (1994) | ISO/IEC 10918-2:1995, Information technology – Digital compression and coding of continuous-tone still images: Compliance testing, https://www.iso.org/standard/20689.html" calcext:value-type="string">
              <text:p>ITU-T Recommendation T.83 (1994) | ISO/IEC 10918-2:1995, Information technology – Digital compression and coding of continuous-tone still images: Compliance testing, https://www.iso.org/standard/20689.html</text:p>
            </table:table-cell>
            <table:table-cell table:style-name="ce81" table:number-columns-repeated="5"/>
            <table:table-cell table:style-name="ce92"/>
            <table:table-cell table:style-name="ce92" office:value-type="string" calcext:value-type="string">
              <text:p>None</text:p>
            </table:table-cell>
            <table:table-cell table:number-columns-repeated="1014"/>
          </table:table-row>
          <table:table-row table:style-name="ro4">
            <table:table-cell table:style-name="ce55"/>
            <table:table-cell table:style-name="ce79" office:value-type="string" calcext:value-type="string">
              <text:p>122.4</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table-cell table:style-name="ce92" office:value-type="string" calcext:value-type="string">
              <text:p>None</text:p>
            </table:table-cell>
            <table:table-cell table:number-columns-repeated="1014"/>
          </table:table-row>
        </table:table-row-group>
        <table:table-row table:style-name="ro4">
          <table:table-cell table:style-name="ce54" office:value-type="float" office:value="123" calcext:value-type="float">
            <text:p>123</text:p>
          </table:table-cell>
          <table:table-cell table:style-name="ce67" office:value-type="string" calcext:value-type="string">
            <text:p>ITU-T Recommendation T.87 (1998) | ISO/IEC 14495-1:2000, Lossless and near-lossless compression of continuous-tone still images – Baseline.</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3.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3.2</text:p>
            </table:table-cell>
            <table:table-cell table:style-name="ce81" table:formula="of:=[.B1349]" office:value-type="string" office:string-value="ITU-T Recommendation T.83 (1994) | ISO/IEC 10918-2:1995, Information technology – Digital compression and coding of continuous-tone still images: Compliance testing, https://www.iso.org/standard/20689.html" calcext:value-type="string">
              <text:p>ITU-T Recommendation T.83 (1994) | ISO/IEC 10918-2:1995, Information technology – Digital compression and coding of continuous-tone still images: Compliance testing, https://www.iso.org/standard/2068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3.3</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3.4</text:p>
            </table:table-cell>
            <table:table-cell table:style-name="ce81" table:formula="of:=[.B717]" office:value-type="string" office:string-value="ITU-T Recommendation T.84 (1996)/Amd.1 (1999) I ISO/IEC 10918-3:1997/Amd.1:1999, Information technology – Digital compression and coding of continuous-tone still images: Extensions – Amendment 1: Provisions to allow registration of new compression types and versions in the SPIFF header." calcext:value-type="string">
              <text:p>ITU-T Recommendation T.84 (1996)/Amd.1 (1999) I ISO/IEC 10918-3:1997/Amd.1:1999, Information technology – Digital compression and coding of continuous-tone still images: Extensions – Amendment 1: Provisions to allow registration of new compression types and versions in the SPIFF header.</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24" calcext:value-type="float">
            <text:p>124</text:p>
          </table:table-cell>
          <table:table-cell table:style-name="ce67" office:value-type="string" calcext:value-type="string">
            <text:p>ITU-T Recommendation T.88 (2000) I ISO/IEC 14492:2001, Information technology – Lossy/lossless coding of bi-level images, https://www.itu.int/rec/T-REC-T.88-200002-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4.1</text:p>
            </table:table-cell>
            <table:table-cell table:style-name="ce81" table:formula="of:=[.B1388]" office:value-type="string" office:string-value="CCITT Recommendation T.6 (1988), Facsimile coding schemes and coding control functions for Group 4 facsimile apparatus." calcext:value-type="string">
              <text:p>CCITT Recommendation T.6 (1988), Facsimile coding schemes and coding control functions for Group 4 facsimile apparatu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4.2</text:p>
            </table:table-cell>
            <table:table-cell table:style-name="ce81" table:formula="of:=[.B1389]" office:value-type="string" office:string-value="ISO/IEC 8859-1:1998, Information technology - 8-bit single-byte coded graphic character sets - Part 1: Latin alphabet No. 1, https://www.iso.org/standard/28245.html" calcext:value-type="string">
              <text:p>ISO/IEC 8859-1:1998, Information technology - 8-bit single-byte coded graphic character sets - Part 1: Latin alphabet No. 1, https://www.iso.org/standard/282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24.3</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25" calcext:value-type="float">
            <text:p>125</text:p>
          </table:table-cell>
          <table:table-cell table:style-name="ce67" office:value-type="string" calcext:value-type="string">
            <text:p>ITU-T Recommendation T.810 (2006) I ISO/IEC 15444-11:2007, Information technology – JPEG 2000 image coding system: Wireles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5.1</text:p>
            </table:table-cell>
            <table:table-cell table:style-name="ce81" table:formula="of:=[.B1351]" office:value-type="string" office:string-value="ITU-T Recommendation T.800 (2019) | ISO/IEC 15444-1:2019, Information technology – JPEG 2000 image coding system: Core coding system, https://www.iso.org/standard/78321.html" calcext:value-type="string">
              <text:p>ITU-T Recommendation T.800 (2019) | ISO/IEC 15444-1:2019, Information technology – JPEG 2000 image coding system: Core coding system, https://www.iso.org/standard/7832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26" calcext:value-type="float">
            <text:p>126</text:p>
          </table:table-cell>
          <table:table-cell table:style-name="ce67" office:value-type="string" calcext:value-type="string">
            <text:p>ISO 8859-15:1999, Information technology – 8-bit single-byte coded graphic character sets – Part 15: Latin alphabet No. 9, https://www.iso.org/standard/29505.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6.1</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6.2</text:p>
            </table:table-cell>
            <table:table-cell table:style-name="ce81" table:formula="of:=[.B1146]" office:value-type="string" office:string-value="ISO/IEC 4873:1991, Information technology — ISO 8-bit code for information interchange — Structure and rules for implementation, https://www.iso.org/standard/10859.html" calcext:value-type="string">
              <text:p>ISO/IEC 4873:1991, Information technology — ISO 8-bit code for information interchange — Structure and rules for implementation, https://www.iso.org/standard/1085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6.3</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27" calcext:value-type="float">
            <text:p>127</text:p>
          </table:table-cell>
          <table:table-cell table:style-name="ce67" office:value-type="string" calcext:value-type="string">
            <text:p>ICC.1:2001-04, File Format for Color Profiles, International Color Consortium, http://www.color.org/ICC_Minor_Revision_for_Web.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7.1</text:p>
            </table:table-cell>
            <table:table-cell table:style-name="ce81" table:formula="of:=[.B910]" office:value-type="string" office:string-value="CIE 15.2:1986, Colorimetry " calcext:value-type="string">
              <text:p>CIE 15.2:1986, Colorimetry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2</text:p>
            </table:table-cell>
            <table:table-cell table:style-name="ce81" table:formula="of:=[.B1129]" office:value-type="string" office:string-value="ISO 5-1, Photography and graphic technology — Density measurements — Part 1: Geometry and functional notation, https://www.iso.org/standard/52913.html" calcext:value-type="string">
              <office:annotation draw:style-name="gr3" draw:text-style-name="P2" svg:width="20.747cm" svg:height="0.953cm" svg:x="21.761cm" svg:y="363.196cm" draw:caption-point-x="-0.407cm" draw:caption-point-y="-0.81cm">
                <dc:date>2020-05-07T00:00:00</dc:date>
                <text:p text:style-name="P1"><text:span text:style-name="T1">The original reference is ISO 5-1:1984</text:span></text:p>
              </office:annotation>
              <text:p>ISO 5-1, Photography and graphic technology — Density measurements — Part 1: Geometry and functional notation, https://www.iso.org/standard/52913.html</text:p>
            </table:table-cell>
            <table:table-cell table:style-name="ce81" table:number-columns-repeated="5"/>
            <table:table-cell table:style-name="ce92" office:value-type="string" calcext:value-type="string">
              <text:p>The original reference is ISO 5-1:1984</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27.3</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office:annotation draw:style-name="gr1" draw:text-style-name="P2" svg:width="20.747cm" svg:height="0.952cm" svg:x="21.761cm" svg:y="363.688cm" draw:caption-point-x="-0.407cm" draw:caption-point-y="-0.811cm">
                <dc:date>2020-05-07T00:00:00</dc:date>
                <text:p text:style-name="P1"><text:span text:style-name="T1">The original reference is ISO 5-2:1991</text:span></text:p>
              </office:annotation>
              <text:p>ISO 5-2, Photography and graphic technology — Density measurements — Part 2: Geometric conditions for transmittance density, https://www.iso.org/standard/52914.html</text:p>
            </table:table-cell>
            <table:table-cell table:style-name="ce81" table:number-columns-repeated="5"/>
            <table:table-cell table:style-name="ce92" office:value-type="string" calcext:value-type="string">
              <text:p>The original reference is ISO 5-2:1991</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27.4</text:p>
            </table:table-cell>
            <table:table-cell table:style-name="ce81" table:formula="of:=[.B1069]" office:value-type="string" office:string-value="ISO 5-4:2009, Photography and graphic technology — Density measurements — Part 4: Geometric conditions for reflection density, https://www.iso.org/standard/52916.html" calcext:value-type="string">
              <office:annotation draw:style-name="gr1" draw:text-style-name="P2" svg:width="20.747cm" svg:height="0.952cm" svg:x="21.761cm" svg:y="364.178cm" draw:caption-point-x="-0.407cm" draw:caption-point-y="-0.811cm">
                <dc:date>2020-05-07T00:00:00</dc:date>
                <text:p text:style-name="P1"><text:span text:style-name="T1">The original reference is ISO 5-4:1995</text:span></text:p>
              </office:annotation>
              <text:p>ISO 5-4:2009, Photography and graphic technology — Density measurements — Part 4: Geometric conditions for reflection density, https://www.iso.org/standard/52916.html</text:p>
            </table:table-cell>
            <table:table-cell table:style-name="ce81" table:number-columns-repeated="5"/>
            <table:table-cell table:style-name="ce92" office:value-type="string" calcext:value-type="string">
              <text:p>The original reference is ISO 5-4:1995</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27.5</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6</text:p>
            </table:table-cell>
            <table:table-cell table:style-name="ce81" table:formula="of:=[.B680]" office:value-type="string" office:string-value="ISO 3664, Graphic technology and photography - Viewing conditions, https://www.iso.org/standard/43234.html" calcext:value-type="string">
              <text:p>ISO 3664, Graphic technology and photography - Viewing conditions, https://www.iso.org/standard/43234.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7</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8</text:p>
            </table:table-cell>
            <table:table-cell table:style-name="ce81" table:formula="of:=[.B115]" office:value-type="string" office:string-value="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 calcext:value-type="string">
              <office:annotation draw:style-name="gr1" draw:text-style-name="P2" svg:width="20.747cm" svg:height="0.952cm" svg:x="21.761cm" svg:y="366.139cm" draw:caption-point-x="-0.407cm" draw:caption-point-y="-0.81cm">
                <dc:date>2020-05-07T00:00:00</dc:date>
                <text:p text:style-name="P1"><text:span text:style-name="T1">The original reference is ISO/IEC 10918-1:1994</text:span></text:p>
              </office:annotation>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81" table:number-columns-repeated="5"/>
            <table:table-cell table:style-name="ce92" office:value-type="string" calcext:value-type="string">
              <text:p>The original reference is ISO/IEC 10918-1:1994</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27.9</text:p>
            </table:table-cell>
            <table:table-cell table:style-name="ce81" table:formula="of:=[.B1753]" office:value-type="string" office:string-value="ISO/DIS 12234, “Photography -- Electronic still picture cameras -- Removeable memory (TIFF/EP)”" calcext:value-type="string">
              <text:p>ISO/DIS 12234, “Photography -- Electronic still picture cameras -- Removeable memory (TIFF/EP)”</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0</text:p>
            </table:table-cell>
            <table:table-cell table:style-name="ce81" table:formula="of:=[.B1754]" office:value-type="string" office:string-value="ISO/FDIS 12639, “Graphic Technology -- Prepress digital data exchange -- Tag image file format for image technology (TIFF/IT)” " calcext:value-type="string">
              <text:p>ISO/FDIS 12639, “Graphic Technology -- Prepress digital data exchange -- Tag image file format for image technology (TIFF/IT)”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1</text:p>
            </table:table-cell>
            <table:table-cell table:style-name="ce81" table:formula="of:=[.B1755]" office:value-type="string" office:string-value="ISO 12641:1997, “Graphic technology -- Prepress digital data exchange -- Colour targets for input scanner calibration”" calcext:value-type="string">
              <text:p>ISO 12641:1997, “Graphic technology -- Prepress digital data exchange -- Colour targets for input scanner calibrat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2</text:p>
            </table:table-cell>
            <table:table-cell table:style-name="ce81" table:formula="of:=[.B1756]" office:value-type="string" office:string-value="ISO 12642:1996, “Graphic technology -- Prepress digital data exchange -- Input data for characterization of 4-colour process printing”" calcext:value-type="string">
              <text:p>ISO 12642:1996, “Graphic technology -- Prepress digital data exchange -- Input data for characterization of 4-colour process printing”</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3</text:p>
            </table:table-cell>
            <table:table-cell table:style-name="ce81" table:formula="of:=[.B688]" office:value-type="string" office:string-value="ISO 13655, Graphic technology - Spectral measurement and colorimetric computation for graphic arts images, https://www.iso.org/standard/65430.html" calcext:value-type="string">
              <text:p>ISO 13655, Graphic technology - Spectral measurement and colorimetric computation for graphic arts images, https://www.iso.org/standard/65430.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4</text:p>
            </table:table-cell>
            <table:table-cell table:style-name="ce81" table:formula="of:=[.B1757]" office:value-type="string" office:string-value="PICT Standard Specifications, published by Apple Computer, Inc." calcext:value-type="string">
              <text:p>PICT Standard Specifications, published by Apple Computer, Inc.</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5</text:p>
            </table:table-cell>
            <table:table-cell table:style-name="ce81" table:formula="of:=[.B1758]" office:value-type="string" office:string-value="PostScript Language Reference Manual, Second Edition, Adobe Systems Inc" calcext:value-type="string">
              <text:p>PostScript Language Reference Manual, Second Edition, Adobe Systems Inc</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27.16</text:p>
            </table:table-cell>
            <table:table-cell table:style-name="ce81" table:formula="of:=[.B1759]" office:value-type="string" office:string-value="TIFF 6.0 Specification, published by Adobe Systems Incorporated." calcext:value-type="string">
              <text:p>TIFF 6.0 Specification, published by Adobe Systems Incorporated.</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28" calcext:value-type="float">
            <text:p>128</text:p>
          </table:table-cell>
          <table:table-cell table:style-name="ce67" office:value-type="string" calcext:value-type="string">
            <office:annotation draw:style-name="gr1" draw:text-style-name="P2" svg:width="34.971cm" svg:height="0.952cm" svg:x="4.709cm" svg:y="370.553cm" draw:caption-point-x="-0.407cm" draw:caption-point-y="-0.811cm">
              <dc:date>2020-05-07T00:00:00</dc:date>
              <text:p text:style-name="P1"><text:span text:style-name="T1">Assume that the normative references form a subset of PDF 1.7 normative references</text:span></text:p>
            </office:annotation>
            <text:p>Adobe PDF Reference Guide, fifth edition, version 1.6, ISBN 0-321-30474-8 (available from &lt;http://www.npes.org/standards/toolspdfx.html&gt;), http://www.npes.org/LinkClick.aspx?fileticket=zXY66XCWVKo%3d&amp;tabid=158&amp;mid=669</text:p>
          </table:table-cell>
          <table:table-cell table:style-name="ce82" table:number-columns-repeated="6"/>
          <table:table-cell table:style-name="ce96" office:value-type="string" calcext:value-type="string">
            <text:p>Assume that the normative references form a subset of PDF 1.7 normative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29" calcext:value-type="float">
            <text:p>129</text:p>
          </table:table-cell>
          <table:table-cell table:style-name="ce67" office:value-type="string" calcext:value-type="string">
            <text:p>Adobe Supplement to ISO 32000-1, BaseVersion 1.7, ExtensionLevel 5, Adobe Systems Incorporated, http://www.adobe.com/devnet/acrobat/pdfs/adobe_supplement_iso32000_1.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29.1</text:p>
            </table:table-cell>
            <table:table-cell table:style-name="ce81" table:formula="of:=[.B1042]" office:value-type="string" office:string-value="ISO 32000-1: &quot;Document management - Portable document format - Part 1: PDF 1.7&quot;, https://www.iso.org/standard/51502.html" calcext:value-type="string">
              <text:p>ISO 32000-1: "Document management - Portable document format - Part 1: PDF 1.7", https://www.iso.org/standard/51502.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0" calcext:value-type="float">
            <text:p>130</text:p>
          </table:table-cell>
          <table:table-cell table:style-name="ce67" office:value-type="string" calcext:value-type="string">
            <office:annotation draw:style-name="gr1" draw:text-style-name="P2" svg:width="34.971cm" svg:height="0.952cm" svg:x="4.709cm" svg:y="372.024cm" draw:caption-point-x="-0.407cm" draw:caption-point-y="-0.811cm">
              <dc:date>2020-05-07T00:00:00</dc:date>
              <text:p text:style-name="P1"><text:span text:style-name="T1">similar to document number 131?</text:span></text:p>
            </office:annotation>
            <text:p>Errata for Adobe PDF Reference, fifth edition, version 1.6, 31 August 2005 (available from &lt;http://www.npes.org/standards/toolspdfx.html&gt;), http://www.npes.org/LinkClick.aspx?fileticket=zXY66XCWVKo%3d&amp;tabid=158&amp;mid=669</text:p>
          </table:table-cell>
          <table:table-cell table:style-name="ce82" table:number-columns-repeated="6"/>
          <table:table-cell table:style-name="ce96" office:value-type="string" calcext:value-type="string">
            <text:p>similar to document number 131?</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31" calcext:value-type="float">
            <text:p>131</text:p>
          </table:table-cell>
          <table:table-cell table:style-name="ce67" office:value-type="string" calcext:value-type="string">
            <text:p>PDF Blend Modes: Addendum. Adobe Systems Incorporated, January 23, 2006 (available from &lt;http://www.npes.org/standards/toolspdfx.html&gt;)</text:p>
            <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131.1</text:p>
          </table:table-cell>
          <table:table-cell table:style-name="ce81" table:formula="of:=[.B755]" office:value-type="string" office:string-value="Adobe PDF Reference Guide, fifth edition, version 1.6, ISBN 0-321-30474-8 (available from &lt;http://www.npes.org/standards/toolspdfx.html&gt;), http://www.npes.org/LinkClick.aspx?fileticket=zXY66XCWVKo%3d&amp;tabid=158&amp;mid=669" calcext:value-type="string">
            <text:p>Adobe PDF Reference Guide, fifth edition, version 1.6, ISBN 0-321-30474-8 (available from &lt;http://www.npes.org/standards/toolspdfx.html&gt;), http://www.npes.org/LinkClick.aspx?fileticket=zXY66XCWVKo%3d&amp;tabid=158&amp;mid=669</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132" calcext:value-type="float">
            <text:p>132</text:p>
          </table:table-cell>
          <table:table-cell table:style-name="ce67" office:value-type="string" calcext:value-type="string">
            <office:annotation draw:style-name="gr19" draw:text-style-name="P2" svg:width="34.971cm" svg:height="1.507cm" svg:x="4.709cm" svg:y="373.495cm" draw:caption-point-x="-0.407cm" draw:caption-point-y="-0.811cm">
              <dc:date>2020-05-07T00:00:00</dc:date>
              <text:p text:style-name="P1"><text:span text:style-name="T1">Latest version:</text:span></text:p>
              <text:p text:style-name="P1"><text:span text:style-name="T1">http://www.w3.org/TR/REC-xml</text:span></text:p>
            </office:annotation>
            <text:p>Extensible Markup Language (XML), version 1.0. W3C Recommendation, 3rd edn., 4 February 2004, http://www.w3.org/TR/2004/REC-xml-20040204</text:p>
          </table:table-cell>
          <table:table-cell table:style-name="ce82" table:number-columns-repeated="6"/>
          <table:table-cell table:style-name="ce96" office:value-type="string" calcext:value-type="string">
            <text:p>Latest version:</text:p>
            <text:p>http://www.w3.org/TR/REC-xml</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2.1</text:p>
            </table:table-cell>
            <table:table-cell table:style-name="ce81" table:formula="of:=[.B1451]" office:value-type="string" office:string-value="IANA-CHARSETS Official Names for Character Sets, http://www.iana.org/assignments/character-sets" calcext:value-type="string">
              <text:p>IANA-CHARSETS Official Names for Character Sets, http://www.iana.org/assignments/character-set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3</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4</text:p>
            </table:table-cell>
            <table:table-cell table:style-name="ce81" table:formula="of:=[.B1453]" office:value-type="string" office:string-value="IETF RFC 2732 (1999): Format for Literal IPv6 Addresses in URL's, https://www.rfc-editor.org/info/rfc2732" calcext:value-type="string">
              <text:p>IETF RFC 2732 (1999): Format for Literal IPv6 Addresses in URL's, https://www.rfc-editor.org/info/rfc273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5</text:p>
            </table:table-cell>
            <table:table-cell table:style-name="ce81" table:formula="of:=[.B807]" office:value-type="string" office:string-value="IETF RFC 3066 (2001): Tags for the Identification of Languages, https://www.rfc-editor.org/info/rfc3066" calcext:value-type="string">
              <text:p>IETF RFC 3066 (2001): Tags for the Identification of Languages, https://www.rfc-editor.org/info/rfc306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7</text:p>
            </table:table-cell>
            <table:table-cell table:style-name="ce81" table:formula="of:=[.B1454]" office:value-type="string" office:string-value="Unicode The Unicode Consortium. The Unicode Standard, Version 2.0. Reading, Mass.: Addison-Wesley Developers Press, 1996." calcext:value-type="string">
              <text:p>Unicode The Unicode Consortium. The Unicode Standard, Version 2.0. Reading, Mass.: Addison-Wesley Developers Press, 19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2.8</text:p>
            </table:table-cell>
            <table:table-cell table:style-name="ce81" table:formula="of:=[.B1455]" office:value-type="string" office:string-value="Unicode3 The Unicode Consortium. The Unicode Standard, Version 3.2, defined by: The Unicode Standard, Version 3.0 (Reading, MA, Addison-Wesley, 2000. ISBN 0-201-61633-5), as amended by the Unicode Standard Annex #27: Unicode 3.1 (http://www.unicode.org/reports/tr27) and the Unicode Standard Annex #28: Unicode 3.2 (http://www.unicode.org/reports/tr28)." calcext:value-type="string">
              <text:p>Unicode3 The Unicode Consortium. The Unicode Standard, Version 3.2, defined by: The Unicode Standard, Version 3.0 (Reading, MA, Addison-Wesley, 2000. ISBN 0-201-61633-5), as amended by the Unicode Standard Annex #27: Unicode 3.1 (http://www.unicode.org/reports/tr27) and the Unicode Standard Annex #28: Unicode 3.2 (http://www.unicode.org/reports/tr28).</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4" office:value-type="float" office:value="133" calcext:value-type="float">
            <text:p>133</text:p>
          </table:table-cell>
          <table:table-cell table:style-name="ce67" office:value-type="string" calcext:value-type="string">
            <text:p>RDF/XML Syntax Specification (Revised), W3C Recommendation, 10 February 2004, http://www.w3.org/TR/2004/REC-rdf-syntax-grammar-20040210/</text:p>
          </table:table-cell>
          <table:table-cell table:style-name="ce95" table:number-columns-repeated="6"/>
          <table:table-cell table:style-name="ce176"/>
          <table:table-cell table:style-name="ce96" office:value-type="string" calcext:value-type="string">
            <text:p>processed documents</text:p>
          </table:table-cell>
          <table:table-cell table:style-name="ce95" table:number-columns-repeated="22"/>
          <table:table-cell table:number-columns-repeated="992"/>
        </table:table-row>
        <table:table-row-group>
          <table:table-row table:style-name="ro4">
            <table:table-cell table:style-name="ce55"/>
            <table:table-cell table:style-name="ce68" office:value-type="string" calcext:value-type="string">
              <text:p>133.1</text:p>
            </table:table-cell>
            <table:table-cell table:style-name="ce81" table:formula="of:=[.B1456]" office:value-type="string" office:string-value="RDF-MS Resource Description Framework (RDF) Model and Syntax Specification, O. Lassila and R. Swick, Editors. World Wide Web Consortium. 22 February 1999. This version is http://www.w3.org/TR/1999/REC-rdf-syntax-19990222. The latest version of RDF M&amp;S is available at http://www.w3.org/TR/REC-rdf-syntax." calcext:value-type="string">
              <text:p>RDF-MS Resource Description Framework (RDF) Model and Syntax Specification, O. Lassila and R. Swick, Editors. World Wide Web Consortium. 22 February 1999. This version is http://www.w3.org/TR/1999/REC-rdf-syntax-19990222. The latest version of RDF M&amp;S is available at http://www.w3.org/TR/REC-rdf-syntax.</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2</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3</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4</text:p>
            </table:table-cell>
            <table:table-cell table:style-name="ce81" table:formula="of:=[.B875]" office:value-type="string" office:string-value="XML Information Set, W3C Recommendation 24 October 2001, https://www.w3.org/TR/2001/REC-xml-infoset-20011024/" calcext:value-type="string">
              <text:p>XML Information Set, W3C Recommendation 24 October 2001, https://www.w3.org/TR/2001/REC-xml-infoset-2001102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5</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6</text:p>
            </table:table-cell>
            <table:table-cell table:style-name="ce81" table:formula="of:=[.B1457]" office:value-type="string" office:string-value="RDF-CONCEPTS Resource Description Framework (RDF): Concepts and Abstract Syntax, Klyne G., Carroll J. (Editors), W3C Recommendation, 10 February 2004. This version is http://www.w3.org/TR/2004/REC-rdf-primer-20040210/. The latest version is http://www.w3.org/TR/rdf-concepts/." calcext:value-type="string">
              <text:p>RDF-CONCEPTS Resource Description Framework (RDF): Concepts and Abstract Syntax, Klyne G., Carroll J. (Editors), W3C Recommendation, 10 February 2004. This version is http://www.w3.org/TR/2004/REC-rdf-primer-20040210/. The latest version is http://www.w3.org/TR/rdf-concept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7</text:p>
            </table:table-cell>
            <table:table-cell table:style-name="ce81" table:formula="of:=[.B1458]" office:value-type="string" office:string-value="RDF-TESTS RDF Test Cases, Grant J., Beckett D. (Editors), W3C Recommendation, 10 February 2004. This version is http://www.w3.org/TR/2004/REC-rdf-testcases-20040210/. The latest version is http://www.w3.org/TR/rdf-testcases/." calcext:value-type="string">
              <text:p>RDF-TESTS RDF Test Cases, Grant J., Beckett D. (Editors), W3C Recommendation, 10 February 2004. This version is http://www.w3.org/TR/2004/REC-rdf-testcases-20040210/. The latest version is http://www.w3.org/TR/rdf-testcas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8</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9</text:p>
            </table:table-cell>
            <table:table-cell table:style-name="ce81" table:formula="of:=[.B1459]" office:value-type="string" office:string-value="IETF RFC 3023 (2001): XML Media Types, https://www.rfc-editor.org/info/rfc3023" calcext:value-type="string">
              <text:p>IETF RFC 3023 (2001): XML Media Types, https://www.rfc-editor.org/info/rfc302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10</text:p>
            </table:table-cell>
            <table:table-cell table:style-name="ce81" table:formula="of:=[.B1460]" office:value-type="string" office:string-value="IANA-MEDIA-TYPES MIME Media Types, The Internet Assigned Numbers Authority (IANA). This document is http://www.iana.org/assignments/media-types/ . The registration for application/rdf+xml is archived at http://www.w3.org/2001/sw/RDFCore/mediatype-registration ." calcext:value-type="string">
              <text:p>IANA-MEDIA-TYPES MIME Media Types, The Internet Assigned Numbers Authority (IANA). This document is http://www.iana.org/assignments/media-types/ . The registration for application/rdf+xml is archived at http://www.w3.org/2001/sw/RDFCore/mediatype-registration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11</text:p>
            </table:table-cell>
            <table:table-cell table:style-name="ce81" table:formula="of:=[.B1461]" office:value-type="string" office:string-value="W3C Recommendation (27 June 2001): &quot;XML Base&quot;, https://www.w3.org/TR/2001/REC-xmlbase-20010627/" calcext:value-type="string">
              <text:p>W3C Recommendation (27 June 2001): "XML Base", https://www.w3.org/TR/2001/REC-xmlbase-2001062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12</text:p>
            </table:table-cell>
            <table:table-cell table:style-name="ce81" table:formula="of:=[.B1469]" office:value-type="string" office:string-value="W3C Recommendation (18 July 2002): &quot;Exclusive XML Canonicalization Version 1.0&quot;" calcext:value-type="string">
              <text:p>W3C Recommendation (18 July 2002): "Exclusive XML Canonicalization Version 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13</text:p>
            </table:table-cell>
            <table:table-cell table:style-name="ce81" table:formula="of:=[.B1470]" office:value-type="string" office:string-value="The Unicode Standard, Version 3, 2000" calcext:value-type="string">
              <text:p>The Unicode Standard, Version 3, 200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3.14</text:p>
            </table:table-cell>
            <table:table-cell table:style-name="ce81" table:formula="of:=[.B1663]" office:value-type="string" office:string-value="NFC Unicode Normalization Forms, Unicode Standard Annex #15, http://www.unicode.org/unicode/reports/tr15/ for the latest version" calcext:value-type="string">
              <text:p>NFC Unicode Normalization Forms, Unicode Standard Annex #15, http://www.unicode.org/unicode/reports/tr15/ for the latest versio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4" calcext:value-type="float">
            <text:p>134</text:p>
          </table:table-cell>
          <table:table-cell table:style-name="ce67" office:value-type="string" calcext:value-type="string">
            <text:p>IETF STD 63 RFC 3629 (2003): UTF-8, a transformation format of ISO 10646, https://www.rfc-editor.org/info/rfc3629</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4.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4.2</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4.3</text:p>
            </table:table-cell>
            <table:table-cell table:style-name="ce81" table:formula="of:=[.B1471]" office:value-type="string" office:string-value="UNICODE The Unicode Consortium, &quot;The Unicode Standard -- Version 4.0&quot;,  defined by The Unicode Standard, Version 4.0 (Boston, MA, Addison-Wesley, 2003.  ISBN 0-321-18578-1), April 2003, &lt;http://www.unicode.org/unicode/standard/versions/enumeratedversions.html#Unicode_4_0_0&gt;." calcext:value-type="string">
              <text:p>UNICODE The Unicode Consortium, "The Unicode Standard -- Version 4.0", <text:s/>defined by The Unicode Standard, Version 4.0 (Boston, MA, Addison-Wesley, 2003. <text:s/>ISBN 0-321-18578-1), April 2003, &lt;http://www.unicode.org/unicode/standard/versions/enumeratedversions.html#Unicode_4_0_0&gt;.</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5" calcext:value-type="float">
            <text:p>135</text:p>
          </table:table-cell>
          <table:table-cell table:style-name="ce67" office:value-type="string" calcext:value-type="string">
            <text:p>ECMA-262, ECMAScript® Language Specification, https://www.ecma-international.org/publications/files/ECMA-ST/ECMA-262.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5.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5.2</text:p>
            </table:table-cell>
            <table:table-cell table:style-name="ce81" table:formula="of:=[.B1472]" office:value-type="string" office:string-value="ECMA-402, ECMAScript 2015 Internationalization API Specification, https://ecma-international.org/publications/standards/Ecma-402.htm&#10;" calcext:value-type="string">
              <text:p>ECMA-402, ECMAScript 2015 Internationalization API Specification, https://ecma-international.org/publications/standards/Ecma-402.htm</text:p>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5.3</text:p>
            </table:table-cell>
            <table:table-cell table:style-name="ce81" table:formula="of:=[.B1473]" office:value-type="string" office:string-value="ECMA-404, The JSON Data Interchange Format, https://ecma-international.org/publications/standards/Ecma-404.htm" calcext:value-type="string">
              <text:p>ECMA-404, The JSON Data Interchange Format, https://ecma-international.org/publications/standards/Ecma-404.htm</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6" calcext:value-type="float">
            <text:p>136</text:p>
          </table:table-cell>
          <table:table-cell table:style-name="ce67" office:value-type="string" calcext:value-type="string">
            <text:p>ECMA-402, ECMAScript® Internationalization API Specification, https://www.ecma-international.org/ecma-402/1.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6.1</text:p>
            </table:table-cell>
            <table:table-cell table:style-name="ce81" table:formula="of:=[.B789]" office:value-type="string" office:string-value="ECMA-262, ECMAScript® Language Specification, https://www.ecma-international.org/publications/files/ECMA-ST/ECMA-262.pdf" calcext:value-type="string">
              <text:p>ECMA-262, ECMAScript® Language Specification, https://www.ecma-international.org/publications/files/ECMA-ST/ECMA-262.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2</text:p>
            </table:table-cell>
            <table:table-cell table:style-name="ce81" table:formula="of:=[.B107]" office:value-type="string" office:string-value="ISO/IEC 10646, Information technology – Universal Coded Character Set (UCS), https://www.iso.org/standard/69119.html" calcext:value-type="string">
              <office:annotation draw:style-name="gr1" draw:text-style-name="P2" svg:width="20.747cm" svg:height="0.952cm" svg:x="21.761cm" svg:y="390.167cm" draw:caption-point-x="-0.407cm" draw:caption-point-y="-0.811cm">
                <dc:date>2020-05-07T00:00:00</dc:date>
                <text:p text:style-name="P1"><text:span text:style-name="T1">originally link to 2003 version</text:span></text:p>
              </office:annotation>
              <text:p>ISO/IEC 10646, Information technology – Universal Coded Character Set (UCS), https://www.iso.org/standard/69119.html</text:p>
            </table:table-cell>
            <table:table-cell table:style-name="ce81" table:number-columns-repeated="5"/>
            <table:table-cell table:style-name="ce92" office:value-type="string" calcext:value-type="string">
              <text:p>originally link to 2003 version</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36.3</text:p>
            </table:table-cell>
            <table:table-cell table:style-name="ce81" table:formula="of:=[.B1373]" office:value-type="string" office:string-value="ISO 4217, Codes for the representation of currencies and funds, or successor, http://www.iso.org/iso/iso_catalogue/catalogue_tc/catalogue_detail.htm?csnumber=46121" calcext:value-type="string">
              <text:p>ISO 4217, Codes for the representation of currencies and funds, or successor, http://www.iso.org/iso/iso_catalogue/catalogue_tc/catalogue_detail.htm?csnumber=461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4</text:p>
            </table:table-cell>
            <table:table-cell table:style-name="ce81" table:formula="of:=[.B450]" office:value-type="string" office:string-value="IETF BCP 47 RFC 5646 (2009): Tags for Identifying Languages, https://dx.doi.org/10.17487/rfc5646" calcext:value-type="string">
              <text:p>IETF BCP 47 RFC 5646 (2009): Tags for Identifying Languages, https://dx.doi.org/10.17487/rfc564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5</text:p>
            </table:table-cell>
            <table:table-cell table:style-name="ce81" table:formula="of:=[.B1474]" office:value-type="string" office:string-value="IETF BCP 47 RFC 4647 (2006): Matching of Language Tags, http://tools.ietf.org/html/rfc4647" calcext:value-type="string">
              <text:p>IETF BCP 47 RFC 4647 (2006): Matching of Language Tags, http://tools.ietf.org/html/rfc464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6</text:p>
            </table:table-cell>
            <table:table-cell table:style-name="ce81" table:formula="of:=[.B1479]" office:value-type="string" office:string-value="IETF RFC 6067 (2010): BCP 47 Extension U, http://tools.ietf.org/html/rfc6067" calcext:value-type="string">
              <text:p>IETF RFC 6067 (2010): BCP 47 Extension U, http://tools.ietf.org/html/rfc606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7</text:p>
            </table:table-cell>
            <table:table-cell table:style-name="ce81" table:formula="of:=[.B1480]" office:value-type="string" office:string-value="IANA Time Zone Database, http://www.iana.org/time-zones/" calcext:value-type="string">
              <text:p>IANA Time Zone Database, http://www.iana.org/time-zon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8</text:p>
            </table:table-cell>
            <table:table-cell table:style-name="ce81" table:formula="of:=[.B1481]" office:value-type="string" office:string-value="The Unicode Standard, Version 5.0, or successor, http://www.unicode.org/versions/latest" calcext:value-type="string">
              <text:p>The Unicode Standard, Version 5.0, or successor, http://www.unicode.org/versions/lates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36.9</text:p>
            </table:table-cell>
            <table:table-cell table:style-name="ce81" table:formula="of:=[.B1482]" office:value-type="string" office:string-value="Unicode Technical Standard 35, Unicode Locale Data Markup Language, version 21.0.1 or successor, http://unicode.org/reports/tr35/" calcext:value-type="string">
              <text:p>Unicode Technical Standard 35, Unicode Locale Data Markup Language, version 21.0.1 or successor, http://unicode.org/reports/tr3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37" calcext:value-type="float">
            <text:p>137</text:p>
          </table:table-cell>
          <table:table-cell table:style-name="ce67" office:value-type="string" calcext:value-type="string">
            <office:annotation draw:style-name="gr2" draw:text-style-name="P2" svg:width="34.971cm" svg:height="1.508cm" svg:x="4.709cm" svg:y="394.09cm" draw:caption-point-x="-0.407cm" draw:caption-point-y="-0.811cm">
              <dc:date>2020-05-07T00:00:00</dc:date>
              <text:p text:style-name="P1"><text:span text:style-name="T1">Now</text:span></text:p>
              <text:p text:style-name="P1"><text:span text:style-name="T1">ISO/IEC 21778:2017 </text:span></text:p>
            </office:annotation>
            <text:p>ISO/IEC 21778, Information technology - The JSON data interchange syntax [Adoption of ECMA-404], https://www.iso.org/standard/71616.html</text:p>
          </table:table-cell>
          <table:table-cell table:style-name="ce82" table:number-columns-repeated="6"/>
          <table:table-cell table:style-name="ce96" office:value-type="string" calcext:value-type="string">
            <text:p>Now</text:p>
            <text:p>ISO/IEC 21778:2017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7.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7.2</text:p>
            </table:table-cell>
            <table:table-cell table:style-name="ce81" table:formula="of:=[.B1163]" office:value-type="string" office:string-value="The Unicode Consortium. The Unicode Standard, http://www.unicode.org/versions/latest" calcext:value-type="string">
              <text:p>The Unicode Consortium. The Unicode Standard, http://www.unicode.org/versions/latest</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7.3</text:p>
            </table:table-cell>
            <table:table-cell table:style-name="ce81" table:formula="of:=[.B1164]" office:value-type="string" office:string-value="IETF RFC 8259: The JavaScript Object Notation (JSON) Data Interchange Format, https://tools.ietf.org/html/rfc8259" calcext:value-type="string">
              <text:p>IETF RFC 8259: The JavaScript Object Notation (JSON) Data Interchange Format, https://tools.ietf.org/html/rfc825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1" office:value-type="float" office:value="138" calcext:value-type="float">
            <text:p>138</text:p>
          </table:table-cell>
          <table:table-cell table:style-name="ce76" office:value-type="string" calcext:value-type="string">
            <office:annotation draw:style-name="gr3" draw:text-style-name="P2" svg:width="34.971cm" svg:height="0.953cm" svg:x="4.709cm" svg:y="396.051cm" draw:caption-point-x="-0.407cm" draw:caption-point-y="-0.81cm">
              <dc:date>2020-05-07T00:00:00</dc:date>
              <text:p text:style-name="P1"><text:span text:style-name="T1">Obsoleted by: RFC 4646, RFC 4647</text:span></text:p>
            </office:annotation>
            <text:p>IETF RFC 3066 (2001): Tags for the Identification of Languages, https://www.rfc-editor.org/info/rfc3066</text:p>
          </table:table-cell>
          <table:table-cell table:style-name="ce90" table:number-columns-repeated="6"/>
          <table:table-cell table:style-name="ce173" office:value-type="string" calcext:value-type="string">
            <text:p>Obsoleted by: RFC 4646, RFC 4647</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138.1</text:p>
            </table:table-cell>
            <table:table-cell table:style-name="ce81" table:formula="of:=[.B1175]" office:value-type="string" office:string-value="ISO 639 (all parts), Codes for the representation of names and languages, https://www.iso.org/iso-639-language-codes.html" calcext:value-type="string">
              <office:annotation draw:style-name="gr1" draw:text-style-name="P2" svg:width="20.747cm" svg:height="0.952cm" svg:x="21.761cm" svg:y="396.542cm" draw:caption-point-x="-0.407cm" draw:caption-point-y="-0.811cm">
                <dc:date>2020-05-07T00:00:00</dc:date>
                <text:p text:style-name="P1"><text:span text:style-name="T1">The original reference is ISO 639:1988</text:span></text:p>
              </office:annotation>
              <text:p>ISO 639 (all parts), Codes for the representation of names and languages, https://www.iso.org/iso-639-language-codes.html</text:p>
            </table:table-cell>
            <table:table-cell table:style-name="ce81" table:number-columns-repeated="5"/>
            <table:table-cell table:style-name="ce92" office:value-type="string" calcext:value-type="string">
              <text:p>The original reference is ISO 639:1988</text:p>
            </table:table-cell>
            <table:table-cell table:style-name="ce92"/>
            <table:table-cell table:number-columns-repeated="1014"/>
          </table:table-row>
          <table:table-row table:style-name="ro4">
            <table:table-cell table:style-name="ce55"/>
            <table:table-cell table:style-name="ce68" office:value-type="string" calcext:value-type="string">
              <text:p>138.2</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3</text:p>
            </table:table-cell>
            <table:table-cell table:style-name="ce81" table:formula="of:=[.B1483]" office:value-type="string" office:string-value="ISO 3166:1988 (E/F) - Codes for the representation of names of countries - The International Organization for Standardization, 3rd edition, 1988-08-15." calcext:value-type="string">
              <text:p>ISO 3166:1988 (E/F) - Codes for the representation of names of countries - The International Organization for Standardization, 3rd edition, 1988-08-1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4</text:p>
            </table:table-cell>
            <table:table-cell table:style-name="ce81" table:formula="of:=[.B1484]" office:value-type="string" office:string-value="IETF RFC 1327 (1992): Mapping between X.400(1988) / ISO 10021 and RFC 822, https://www.rfc-editor.org/info/rfc1327" calcext:value-type="string">
              <text:p>IETF RFC 1327 (1992): Mapping between X.400(1988) / ISO 10021 and RFC 822, https://www.rfc-editor.org/info/rfc132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5</text:p>
            </table:table-cell>
            <table:table-cell table:style-name="ce81" table:formula="of:=[.B1485]" office:value-type="string" office:string-value="IETF RFC 2048 (1996): Multipurpose Internet Mail Extensions (MIME) Part Four: Registration Procedures, https://www.rfc-editor.org/info/rfc2048" calcext:value-type="string">
              <office:annotation draw:style-name="gr3" draw:text-style-name="P2" svg:width="20.747cm" svg:height="0.953cm" svg:x="21.761cm" svg:y="398.502cm" draw:caption-point-x="-0.407cm" draw:caption-point-y="-0.81cm">
                <dc:date>2020-05-07T00:00:00</dc:date>
                <text:p text:style-name="P1"><text:span text:style-name="T1">The original reference is RFC 1521 (1993)</text:span></text:p>
              </office:annotation>
              <text:p>IETF RFC 2048 (1996): Multipurpose Internet Mail Extensions (MIME) Part Four: Registration Procedures, https://www.rfc-editor.org/info/rfc2048</text:p>
            </table:table-cell>
            <table:table-cell table:style-name="ce81" table:number-columns-repeated="5"/>
            <table:table-cell table:style-name="ce92" office:value-type="string" calcext:value-type="string">
              <text:p>The original reference is RFC 1521 (1993)</text:p>
            </table:table-cell>
            <table:table-cell table:style-name="ce92"/>
            <table:table-cell table:number-columns-repeated="1014"/>
          </table:table-row>
          <table:table-row table:style-name="ro4">
            <table:table-cell table:style-name="ce55"/>
            <table:table-cell table:style-name="ce68" office:value-type="string" calcext:value-type="string">
              <text:p>138.6</text:p>
            </table:table-cell>
            <table:table-cell table:style-name="ce81" table:formula="of:=[.B1486]" office:value-type="string" office:string-value="IETF BCP 9 RFC 2026 (1996): The Internet Standards Process -- Revision 3, https://www.rfc-editor.org/info/rfc2026" calcext:value-type="string">
              <text:p>IETF BCP 9 RFC 2026 (1996): The Internet Standards Process -- Revision 3, https://www.rfc-editor.org/info/rfc20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7</text:p>
            </table:table-cell>
            <table:table-cell table:style-name="ce81" table:formula="of:=[.B1487]" office:value-type="string" office:string-value="IETF BCP11 RFC 2028 (1996): The Organizations Involved in the IETF Standards Process, https://www.rfc-editor.org/info/rfc2028" calcext:value-type="string">
              <text:p>IETF BCP11 RFC 2028 (1996): The Organizations Involved in the IETF Standards Process, https://www.rfc-editor.org/info/rfc202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8</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9</text:p>
            </table:table-cell>
            <table:table-cell table:style-name="ce81" table:formula="of:=[.B1488]" office:value-type="string" office:string-value="IETF RFC 2234 (1997): Augmented BNF for Syntax Specifications: ABNF, https://tools.ietf.org/html/rfc2234" calcext:value-type="string">
              <text:p>IETF RFC 2234 (1997): Augmented BNF for Syntax Specifications: ABNF, https://tools.ietf.org/html/rfc22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10</text:p>
            </table:table-cell>
            <table:table-cell table:style-name="ce81" table:formula="of:=[.B356]" office:value-type="string" office:string-value="IETF RFC 2616 (1999): Hypertext Transfer Protocol – HTTP/1.1, https://dx.doi.org/10.17487/rfc2616" calcext:value-type="string">
              <text:p>IETF RFC 2616 (1999): Hypertext Transfer Protocol – HTTP/1.1, https://dx.doi.org/10.17487/rfc26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8.11</text:p>
            </table:table-cell>
            <table:table-cell table:style-name="ce81" table:formula="of:=[.B1492]" office:value-type="string" office:string-value="IETF RFC 2860 (2000): Memorandum of Understanding Concerning the Technical Work of the Internet Assigned Numbers Authority, https://www.rfc-editor.org/info/rfc2860" calcext:value-type="string">
              <text:p>IETF RFC 2860 (2000): Memorandum of Understanding Concerning the Technical Work of the Internet Assigned Numbers Authority, https://www.rfc-editor.org/info/rfc2860</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39" calcext:value-type="float">
            <text:p>139</text:p>
          </table:table-cell>
          <table:table-cell table:style-name="ce67" office:value-type="string" calcext:value-type="string">
            <office:annotation draw:style-name="gr1" draw:text-style-name="P2" svg:width="34.971cm" svg:height="0.952cm" svg:x="4.709cm" svg:y="401.936cm" draw:caption-point-x="-0.407cm" draw:caption-point-y="-0.811cm">
              <dc:date>2020-05-07T00:00:00</dc:date>
              <text:p text:style-name="P1"><text:span text:style-name="T1">the document is out of date, the release date of the new version 2012-06-14</text:span></text:p>
            </office:annotation>
            <text:p>Dublin Core™ Metadata Element Set, Version 1.1: Reference Description, Octor 2010, http://dublincore.org/documents/dces/</text:p>
          </table:table-cell>
          <table:table-cell table:style-name="ce82" table:number-columns-repeated="6"/>
          <table:table-cell table:style-name="ce96" office:value-type="string" calcext:value-type="string">
            <text:p>the document is out of date, the release date of the new version 2012-06-14</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39.1</text:p>
            </table:table-cell>
            <table:table-cell table:style-name="ce81" table:formula="of:=[.B1493]" office:value-type="string" office:string-value="IETF RFC 5013 (2007): The Dublin Core Metadata Element Set, https://www.rfc-editor.org/info/rfc5013" calcext:value-type="string">
              <text:p>IETF RFC 5013 (2007): The Dublin Core Metadata Element Set, https://www.rfc-editor.org/info/rfc501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9.2</text:p>
            </table:table-cell>
            <table:table-cell table:style-name="ce81" table:formula="of:=[.B1494]" office:value-type="string" office:string-value="NISOZ3985, http://www.niso.org/apps/group_public/download.php/10256/Z39-85-2012_dublin_core.pdf" calcext:value-type="string">
              <text:p>NISOZ3985, http://www.niso.org/apps/group_public/download.php/10256/Z39-85-2012_dublin_core.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9.3</text:p>
            </table:table-cell>
            <table:table-cell table:style-name="ce81" table:formula="of:=[.B1495]" office:value-type="string" office:string-value="ISO 15836:2009 Information and documentation — The Dublin Core metadata element set, https://www.iso.org/standard/52142.html" calcext:value-type="string">
              <text:p>ISO 15836:2009 Information and documentation — The Dublin Core metadata element set, https://www.iso.org/standard/5214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9.4</text:p>
            </table:table-cell>
            <table:table-cell table:style-name="ce81" table:formula="of:=[.B1496]" office:value-type="string" office:string-value="TRANSLATIONS, http://dublincore.org/resources/translations/" calcext:value-type="string">
              <text:p>TRANSLATIONS, http://dublincore.org/resources/translation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39.5</text:p>
            </table:table-cell>
            <table:table-cell table:style-name="ce81" table:formula="of:=[.B1497]" office:value-type="string" office:string-value="DCTERMS, http://dublincore.org/specifications/dublin-core/dcmi-terms/" calcext:value-type="string">
              <text:p>DCTERMS, http://dublincore.org/specifications/dublin-core/dcmi-term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40" calcext:value-type="float">
            <text:p>140</text:p>
          </table:table-cell>
          <table:table-cell table:style-name="ce78" office:value-type="string" calcext:value-type="string">
            <text:p>The Unicode Standard, http://www.unicode.org/versions/Unicode13.0.0/</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41" calcext:value-type="float">
            <text:p>141</text:p>
          </table:table-cell>
          <table:table-cell table:style-name="ce67" office:value-type="string" calcext:value-type="string">
            <office:annotation draw:style-name="gr2" draw:text-style-name="P2" svg:width="34.971cm" svg:height="1.508cm" svg:x="4.709cm" svg:y="405.367cm" draw:caption-point-x="-0.407cm" draw:caption-point-y="-0.81cm">
              <dc:date>2020-05-07T00:00:00</dc:date>
              <text:p text:style-name="P1"><text:span text:style-name="T1">outdated version, new version from the link http://www.w3.org/TR/uri-clarification</text:span></text:p>
              <text:p text:style-name="P1"><text:span text:style-name="T1"/></text:p>
            </office:annotation>
            <text:p>URIs URLs, and URNs: Clarifications and Recommendations 1.0, W3C Note 21 September 2001 http://www.w3.org/TR/2001/NOTE-</text:p>
            <text:p>uri-clarification-20010921/</text:p>
          </table:table-cell>
          <table:table-cell table:style-name="ce82" table:number-columns-repeated="6"/>
          <table:table-cell table:style-name="ce96" office:value-type="string" calcext:value-type="string">
            <text:p>outdated version, new version from the link http://www.w3.org/TR/uri-clarification</text:p>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1.1</text:p>
            </table:table-cell>
            <table:table-cell table:style-name="ce81" table:formula="of:=[.B1498]" office:value-type="string" office:string-value="IETF RFC 2717 (1999): Registration Procedures for URL Scheme Names, https://www.rfc-editor.org/info/rfc2717" calcext:value-type="string">
              <text:p>IETF RFC 2717 (1999): Registration Procedures for URL Scheme Names, https://www.rfc-editor.org/info/rfc271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2</text:p>
            </table:table-cell>
            <table:table-cell table:style-name="ce81" table:formula="of:=[.B1499]" office:value-type="string" office:string-value="IETF RFC 2718 (1999): Guidelines for new URL Schemes, https://www.rfc-editor.org/info/rfc2718" calcext:value-type="string">
              <text:p>IETF RFC 2718 (1999): Guidelines for new URL Schemes, https://www.rfc-editor.org/info/rfc271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3</text:p>
            </table:table-cell>
            <table:table-cell table:style-name="ce81" table:formula="of:=[.B1500]" office:value-type="string" office:string-value="IETF RFC 2648 (1999): A URN Namespace for IETF Documents, https://www.rfc-editor.org/info/rfc2648" calcext:value-type="string">
              <text:p>IETF RFC 2648 (1999): A URN Namespace for IETF Documents, https://www.rfc-editor.org/info/rfc264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4</text:p>
            </table:table-cell>
            <table:table-cell table:style-name="ce81" table:formula="of:=[.B1501]" office:value-type="string" office:string-value="IETF RFC 3043 (2001): The Network Solutions Personal Internet Name (PIN): A URN Namespace for People and Organizations, https://www.rfc-editor.org/info/rfc3043" calcext:value-type="string">
              <text:p>IETF RFC 3043 (2001): The Network Solutions Personal Internet Name (PIN): A URN Namespace for People and Organizations, https://www.rfc-editor.org/info/rfc3043</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5</text:p>
            </table:table-cell>
            <table:table-cell table:style-name="ce81" table:formula="of:=[.B1502]" office:value-type="string" office:string-value="IETF RFC 3044 (2001): Using The ISSN (International Serial Standard Number) as URN (Uniform Resource Names) within an ISSN-URN Namespace, https://www.rfc-editor.org/info/rfc3044" calcext:value-type="string">
              <text:p>IETF RFC 3044 (2001): Using The ISSN (International Serial Standard Number) as URN (Uniform Resource Names) within an ISSN-URN Namespace, https://www.rfc-editor.org/info/rfc304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6</text:p>
            </table:table-cell>
            <table:table-cell table:style-name="ce81" table:formula="of:=[.B1503]" office:value-type="string" office:string-value="IETF RFC 3061 (2001): A URN Namespace of Object Identifiers, https://www.rfc-editor.org/info/rfc3061" calcext:value-type="string">
              <text:p>IETF RFC 3061 (2001): A URN Namespace of Object Identifiers, https://www.rfc-editor.org/info/rfc306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7</text:p>
            </table:table-cell>
            <table:table-cell table:style-name="ce81" table:formula="of:=[.B1504]" office:value-type="string" office:string-value="IETF RFC 3085 (2001): URN Namespace for NewsML Resources, https://www.rfc-editor.org/info/rfc3085" calcext:value-type="string">
              <text:p>IETF RFC 3085 (2001): URN Namespace for NewsML Resources, https://www.rfc-editor.org/info/rfc308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8</text:p>
            </table:table-cell>
            <table:table-cell table:style-name="ce81" table:formula="of:=[.B1505]" office:value-type="string" office:string-value="IETF RFC 3121 (2001): A URN Namespace for OASIS, https://www.rfc-editor.org/info/rfc3121" calcext:value-type="string">
              <text:p>IETF RFC 3121 (2001): A URN Namespace for OASIS, https://www.rfc-editor.org/info/rfc31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9</text:p>
            </table:table-cell>
            <table:table-cell table:style-name="ce81" table:formula="of:=[.B1506]" office:value-type="string" office:string-value="IETF RFC 3120 (2001): A URN Namespace for XML.org, https://www.rfc-editor.org/info/rfc3120" calcext:value-type="string">
              <text:p>IETF RFC 3120 (2001): A URN Namespace for XML.org, https://www.rfc-editor.org/info/rfc312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10</text:p>
            </table:table-cell>
            <table:table-cell table:style-name="ce81" table:formula="of:=[.B1507]" office:value-type="string" office:string-value="IETF RFC 3151 (2001): A URN Namespace for Public Identifiers, https://www.rfc-editor.org/info/rfc3151" calcext:value-type="string">
              <text:p>IETF RFC 3151 (2001): A URN Namespace for Public Identifiers, https://www.rfc-editor.org/info/rfc315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11</text:p>
            </table:table-cell>
            <table:table-cell table:style-name="ce81" table:formula="of:=[.B1508]" office:value-type="string" office:string-value="IETF BCP 33 RFC 2611 (1999): URN Namespace Definition Mechanisms, https://www.rfc-editor.org/info/rfc2611" calcext:value-type="string">
              <text:p>IETF BCP 33 RFC 2611 (1999): URN Namespace Definition Mechanisms, https://www.rfc-editor.org/info/rfc261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12</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13</text:p>
            </table:table-cell>
            <table:table-cell table:style-name="ce81" table:formula="of:=[.B1509]" office:value-type="string" office:string-value="IETF RFC 2276 (1998): Architectural Principles of Uniform Resource Name Resolution, https://www.rfc-editor.org/info/rfc2276" calcext:value-type="string">
              <text:p>IETF RFC 2276 (1998): Architectural Principles of Uniform Resource Name Resolution, https://www.rfc-editor.org/info/rfc227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41.14</text:p>
            </table:table-cell>
            <table:table-cell table:style-name="ce81" table:formula="of:=[.B356]" office:value-type="string" office:string-value="IETF RFC 2616 (1999): Hypertext Transfer Protocol – HTTP/1.1, https://dx.doi.org/10.17487/rfc2616" calcext:value-type="string">
              <text:p>IETF RFC 2616 (1999): Hypertext Transfer Protocol – HTTP/1.1, https://dx.doi.org/10.17487/rfc261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42" calcext:value-type="float">
            <text:p>142</text:p>
          </table:table-cell>
          <table:table-cell table:style-name="ce67" office:value-type="string" calcext:value-type="string">
            <text:p>ISO 17972-1:2015, Graphic technology — Colour data exchange format — Part 1: Relationship to CxF3 (CxF/X), https://www.iso.org/standard/61500.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2.1</text:p>
            </table:table-cell>
            <table:table-cell table:style-name="ce81" table:formula="of:=[.B1090]" office:value-type="string" office:string-value="Color Exchange Format v3.0 documents" calcext:value-type="string">
              <text:p>Color Exchange Format v3.0 document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43" calcext:value-type="float">
            <text:p>143</text:p>
          </table:table-cell>
          <table:table-cell table:style-name="ce67" office:value-type="string" calcext:value-type="string">
            <office:annotation draw:style-name="gr1" draw:text-style-name="P2" svg:width="34.971cm" svg:height="0.952cm" svg:x="4.709cm" svg:y="413.705cm" draw:caption-point-x="-0.407cm" draw:caption-point-y="-0.811cm">
              <dc:date>2020-05-07T00:00:00</dc:date>
              <text:p text:style-name="P1"><text:span text:style-name="T1">There are no normative references in this document.</text:span></text:p>
            </office:annotation>
            <text:p>ISO 8601-1, Date and time — Representations for information interchange — Part 1: Basic rules, https://www.iso.org/iso-8601-date-and-time-format.html</text:p>
          </table:table-cell>
          <table:table-cell table:style-name="ce82" table:number-columns-repeated="6"/>
          <table:table-cell table:style-name="ce96" office:value-type="string" calcext:value-type="string">
            <text:p>There are no normative references in this docu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44" calcext:value-type="float">
            <text:p>144</text:p>
          </table:table-cell>
          <table:table-cell table:style-name="ce67" office:value-type="string" calcext:value-type="string">
            <text:p>ISO 19111:2019, Geographic information — Referencing by coordinates, https://www.iso.org/standard/74039.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4.1</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4.2</text:p>
            </table:table-cell>
            <table:table-cell table:style-name="ce81" table:formula="of:=[.B1092]" office:value-type="string" office:string-value="ISO 19103, Geographic information — Conceptual schema language, https://www.iso.org/obp/ui/#iso:std:iso:19103:ed-1:v1:en" calcext:value-type="string">
              <text:p>ISO 19103, Geographic information — Conceptual schema language, https://www.iso.org/obp/ui/#iso:std:iso:19103:ed-1:v1: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4.3</text:p>
            </table:table-cell>
            <table:table-cell table:style-name="ce81" table:formula="of:=[.B1102]" office:value-type="string" office:string-value="ISO 19115-1:2014, Geographic information — Metadata — Part 1: Fundamentals, https://www.iso.org/standard/53798.html" calcext:value-type="string">
              <text:p>ISO 19115-1:2014, Geographic information — Metadata — Part 1: Fundamentals, https://www.iso.org/standard/53798.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45" calcext:value-type="float">
            <text:p>145</text:p>
          </table:table-cell>
          <table:table-cell table:style-name="ce67" office:value-type="string" calcext:value-type="string">
            <office:annotation draw:style-name="gr2" draw:text-style-name="P2" svg:width="34.971cm" svg:height="1.508cm" svg:x="4.709cm" svg:y="416.156cm" draw:caption-point-x="-0.407cm" draw:caption-point-y="-0.811cm">
              <dc:date>2020-05-07T00:00:00</dc:date>
              <text:p text:style-name="P1"><text:span text:style-name="T1">Now withdrawn, Revised by</text:span></text:p>
              <text:p text:style-name="P1"><text:span text:style-name="T1">ISO/IEC 22275:2018</text:span></text:p>
            </office:annotation>
            <text:p>ISO/EC 16262:2001, ECMAScript Language Specification — 2nd edition</text:p>
          </table:table-cell>
          <table:table-cell table:style-name="ce82" table:number-columns-repeated="6"/>
          <table:table-cell table:style-name="ce96" office:value-type="string" calcext:value-type="string">
            <text:p>Now withdrawn, Revised by</text:p>
            <text:p>ISO/IEC 22275:201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5.1</text:p>
            </table:table-cell>
            <table:table-cell table:style-name="ce81" table:formula="of:=[.B789]" office:value-type="string" office:string-value="ECMA-262, ECMAScript® Language Specification, https://www.ecma-international.org/publications/files/ECMA-ST/ECMA-262.pdf" calcext:value-type="string">
              <text:p>ECMA-262, ECMAScript® Language Specification, https://www.ecma-international.org/publications/files/ECMA-ST/ECMA-262.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5.2</text:p>
            </table:table-cell>
            <table:table-cell table:style-name="ce81" table:formula="of:=[.B793]" office:value-type="string" office:string-value="ECMA-402, ECMAScript® Internationalization API Specification, https://www.ecma-international.org/ecma-402/1.0/" calcext:value-type="string">
              <text:p>ECMA-402, ECMAScript® Internationalization API Specification, https://www.ecma-international.org/ecma-402/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5.3</text:p>
            </table:table-cell>
            <table:table-cell table:style-name="ce81" table:formula="of:=[.B803]" office:value-type="string" office:string-value="ISO/IEC 21778, Information technology - The JSON data interchange syntax [Adoption of ECMA-404], https://www.iso.org/standard/71616.html" calcext:value-type="string">
              <text:p>ISO/IEC 21778, Information technology - The JSON data interchange syntax [Adoption of ECMA-404], https://www.iso.org/standard/71616.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46" calcext:value-type="float">
            <text:p>146</text:p>
          </table:table-cell>
          <table:table-cell table:style-name="ce67" office:value-type="string" calcext:value-type="string">
            <office:annotation draw:style-name="gr2" draw:text-style-name="P2" svg:width="34.971cm" svg:height="1.508cm" svg:x="4.709cm" svg:y="418.117cm" draw:caption-point-x="-0.407cm" draw:caption-point-y="-0.81cm">
              <dc:date>2020-05-07T00:00:00</dc:date>
              <text:p text:style-name="P1"><text:span text:style-name="T1">Latest version:</text:span></text:p>
              <text:p text:style-name="P1"><text:span text:style-name="T1">http://www.w3.org/TR/DOM-Level-2-Core</text:span></text:p>
            </office:annotation>
            <text:p>Document Object Model (DOM) Level 2 Specifications, W3C Recommendation, 13 November 2000, https://www.w3.org/TR/2000/REC-DOM-Level-2-Core-20001113/</text:p>
          </table:table-cell>
          <table:table-cell table:style-name="ce82" table:number-columns-repeated="6"/>
          <table:table-cell table:style-name="ce96" office:value-type="string" calcext:value-type="string">
            <text:p>Latest version:</text:p>
            <text:p>http://www.w3.org/TR/DOM-Level-2-Core</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6.1</text:p>
            </table:table-cell>
            <table:table-cell table:style-name="ce81" table:formula="of:=[.B1510]" office:value-type="string" office:string-value="Charmod W3C (World Wide Web Consortium) Character Model for the World Wide Web, November 1999, http://www.w3.org/TR/1999/WD-charmod-19991129" calcext:value-type="string">
              <text:p>Charmod W3C (World Wide Web Consortium) Character Model for the World Wide Web, November 1999, http://www.w3.org/TR/1999/WD-charmod-199911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2</text:p>
            </table:table-cell>
            <table:table-cell table:style-name="ce81" table:formula="of:=[.B1511]" office:value-type="string" office:string-value="ECMAScript ECMA (European Computer Manufacturers Association) ECMAScript Language Specification, http://www.ecma.ch/ecma1/STAND/ECMA-262.HTM" calcext:value-type="string">
              <text:p>ECMAScript ECMA (European Computer Manufacturers Association) ECMAScript Language Specification, http://www.ecma.ch/ecma1/STAND/ECMA-262.HTM</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3</text:p>
            </table:table-cell>
            <table:table-cell table:style-name="ce81" table:formula="of:=[.B1512]" office:value-type="string" office:string-value="HTML 4.01 Specification, Dave Raggett, Arnaud Le Hors, and Ian Jacobs (editors), W3C (World Wide Web Consortium), 24 December 1999, http://www.w3.org/TR/html401" calcext:value-type="string">
              <text:p>HTML 4.01 Specification, Dave Raggett, Arnaud Le Hors, and Ian Jacobs (editors), W3C (World Wide Web Consortium), 24 December 1999, http://www.w3.org/TR/html40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4</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5</text:p>
            </table:table-cell>
            <table:table-cell table:style-name="ce81" table:formula="of:=[.B1513]" office:value-type="string" office:string-value="Java Sun Microsystems Inc. The Java Language Specification, James Gosling, Bill Joy, and Guy Steele, September 1996, http://java.sun.com/docs/books/jls" calcext:value-type="string">
              <text:p>Java Sun Microsystems Inc. The Java Language Specification, James Gosling, Bill Joy, and Guy Steele, September 1996, http://java.sun.com/docs/books/jl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6</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7</text:p>
            </table:table-cell>
            <table:table-cell table:style-name="ce81" table:formula="of:=[.B1514]" office:value-type="string" office:string-value="OMGIDL OMG (Object Management Group) IDL (Interface Definition Language) defined in The Common Object Request Broker: Architecture and Specification, version 2.3.1, October 1999, http://www.omg.org/" calcext:value-type="string">
              <text:p>OMGIDL OMG (Object Management Group) IDL (Interface Definition Language) defined in The Common Object Request Broker: Architecture and Specification, version 2.3.1, October 1999, http://www.omg.org/</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8</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9</text:p>
            </table:table-cell>
            <table:table-cell table:style-name="ce81" table:formula="of:=[.B1470]" office:value-type="string" office:string-value="The Unicode Standard, Version 3, 2000" calcext:value-type="string">
              <text:p>The Unicode Standard, Version 3, 200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6.10</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47" calcext:value-type="float">
            <text:p>147</text:p>
          </table:table-cell>
          <table:table-cell table:style-name="ce67" office:value-type="string" calcext:value-type="string">
            <office:annotation draw:style-name="gr2" draw:text-style-name="P2" svg:width="34.971cm" svg:height="1.508cm" svg:x="4.709cm" svg:y="423.511cm" draw:caption-point-x="-0.407cm" draw:caption-point-y="-0.81cm">
              <dc:date>2020-05-07T00:00:00</dc:date>
              <text:p text:style-name="P1"><text:span text:style-name="T1">Latest version:</text:span></text:p>
              <text:p text:style-name="P1"><text:span text:style-name="T1">http://www.w3.org/TR/REC-xml</text:span></text:p>
            </office:annotation>
            <text:p>Extensible Markup Language 1.0 (Second Edition), W3C Recommendation 6 October 2000, https://www.w3.org/TR/2000/REC-xml-20001006</text:p>
          </table:table-cell>
          <table:table-cell table:style-name="ce82" table:number-columns-repeated="6"/>
          <table:table-cell table:style-name="ce96" office:value-type="string" calcext:value-type="string">
            <text:p>Latest version:</text:p>
            <text:p>http://www.w3.org/TR/REC-xml</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7.1</text:p>
            </table:table-cell>
            <table:table-cell table:style-name="ce80" table:formula="of:=[.B1451]" office:value-type="string" office:string-value="IANA-CHARSETS Official Names for Character Sets, http://www.iana.org/assignments/character-sets" calcext:value-type="string">
              <text:p>IANA-CHARSETS Official Names for Character Sets, http://www.iana.org/assignments/character-sets</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7.2</text:p>
            </table:table-cell>
            <table:table-cell table:style-name="ce81" table:formula="of:=[.B1515]" office:value-type="string" office:string-value="IETF RFC 1766 (1995): Tags for the Identification of Languages, https://www.rfc-editor.org/info/rfc1766" calcext:value-type="string">
              <text:p>IETF RFC 1766 (1995): Tags for the Identification of Languages, https://www.rfc-editor.org/info/rfc176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7.3</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7.4</text:p>
            </table:table-cell>
            <table:table-cell table:style-name="ce81" table:formula="of:=[.B1454]" office:value-type="string" office:string-value="Unicode The Unicode Consortium. The Unicode Standard, Version 2.0. Reading, Mass.: Addison-Wesley Developers Press, 1996." calcext:value-type="string">
              <text:p>Unicode The Unicode Consortium. The Unicode Standard, Version 2.0. Reading, Mass.: Addison-Wesley Developers Press, 19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7.5</text:p>
            </table:table-cell>
            <table:table-cell table:style-name="ce81" table:formula="of:=[.B1516]" office:value-type="string" office:string-value="The Unicode Standard, Version 3.0. Reading, Mass.: Addison-Wesley Developers Press, 2000. ISBN 0-201-61633-5." calcext:value-type="string">
              <text:p>The Unicode Standard, Version 3.0. Reading, Mass.: Addison-Wesley Developers Press, 2000. ISBN 0-201-61633-5.</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48" calcext:value-type="float">
            <text:p>148</text:p>
          </table:table-cell>
          <table:table-cell table:style-name="ce67" office:value-type="string" calcext:value-type="string">
            <office:annotation draw:style-name="gr2" draw:text-style-name="P2" svg:width="34.971cm" svg:height="1.508cm" svg:x="4.709cm" svg:y="426.454cm" draw:caption-point-x="-0.407cm" draw:caption-point-y="-0.811cm">
              <dc:date>2020-05-07T00:00:00</dc:date>
              <text:p text:style-name="P1"><text:span text:style-name="T1">Latest version:</text:span></text:p>
              <text:p text:style-name="P1"><text:span text:style-name="T1">http://www.w3.org/TR/REC-xml-names</text:span></text:p>
            </office:annotation>
            <text:p>Namespaces in XML 1.0, W3C Recommendation, 14 January 1999, https://www.w3.org/TR/1999/REC-xml-names-19990114/</text:p>
          </table:table-cell>
          <table:table-cell table:style-name="ce82" table:number-columns-repeated="6"/>
          <table:table-cell table:style-name="ce96" office:value-type="string" calcext:value-type="string">
            <text:p>Latest version:</text:p>
            <text:p>http://www.w3.org/TR/REC-xml-nam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48.1</text:p>
            </table:table-cell>
            <table:table-cell table:style-name="ce81" table:formula="of:=[.B1517]" office:value-type="string" office:string-value="IETF RFC 2141 (1997): URN Syntax, https://www.rfc-editor.org/info/rfc2141" calcext:value-type="string">
              <text:p>IETF RFC 2141 (1997): URN Syntax, https://www.rfc-editor.org/info/rfc214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8.2</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48.3</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7" office:value-type="float" office:value="149" calcext:value-type="float">
            <text:p>149</text:p>
          </table:table-cell>
          <table:table-cell table:style-name="ce70" office:value-type="string" calcext:value-type="string">
            <office:annotation draw:style-name="gr1" draw:text-style-name="P2" svg:width="34.971cm" svg:height="0.952cm" svg:x="4.709cm" svg:y="428.415cm" draw:caption-point-x="-0.407cm" draw:caption-point-y="-0.811cm">
              <dc:date>2020-05-07T00:00:00</dc:date>
              <text:p text:style-name="P1"><text:span text:style-name="T1">not publicly available</text:span></text:p>
            </office:annotation>
            <text:p>The Unicode Standard: Version 2.0, 1996</text:p>
          </table:table-cell>
          <table:table-cell table:style-name="ce84" table:number-columns-repeated="6"/>
          <table:table-cell table:style-name="ce97" office:value-type="string" calcext:value-type="string">
            <text:p>not publicly available</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150" calcext:value-type="float">
            <text:p>150</text:p>
          </table:table-cell>
          <table:table-cell table:style-name="ce67" office:value-type="string" calcext:value-type="string">
            <office:annotation draw:style-name="gr1" draw:text-style-name="P2" svg:width="34.971cm" svg:height="0.952cm" svg:x="4.709cm" svg:y="428.905cm" draw:caption-point-x="-0.407cm" draw:caption-point-y="-0.81cm">
              <dc:date>2020-05-07T00:00:00</dc:date>
              <text:p text:style-name="P1"><text:span text:style-name="T1">no links</text:span></text:p>
            </office:annotation>
            <text:p>UTR #8: The Unicode Standard, Version 2.1, 1998, https://www.unicode.org/reports/tr8/tr8-2.html</text:p>
          </table:table-cell>
          <table:table-cell table:style-name="ce82" table:number-columns-repeated="6"/>
          <table:table-cell table:style-name="ce96" office:value-type="string" calcext:value-type="string">
            <text:p>no link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51" calcext:value-type="float">
            <text:p>151</text:p>
          </table:table-cell>
          <table:table-cell table:style-name="ce67" office:value-type="string" calcext:value-type="string">
            <office:annotation draw:style-name="gr2" draw:text-style-name="P2" svg:width="34.971cm" svg:height="1.508cm" svg:x="4.709cm" svg:y="429.396cm" draw:caption-point-x="-0.407cm" draw:caption-point-y="-0.811cm">
              <dc:date>2020-05-07T00:00:00</dc:date>
              <text:p text:style-name="P1"><text:span text:style-name="T1">Latest version:</text:span></text:p>
              <text:p text:style-name="P1"><text:span text:style-name="T1">http://www.w3.org/TR/xml-infoset</text:span></text:p>
            </office:annotation>
            <text:p>XML Information Set, W3C Recommendation 24 October 2001, https://www.w3.org/TR/2001/REC-xml-infoset-20011024/</text:p>
          </table:table-cell>
          <table:table-cell table:style-name="ce82" table:number-columns-repeated="6"/>
          <table:table-cell table:style-name="ce96" office:value-type="string" calcext:value-type="string">
            <text:p>Latest version:</text:p>
            <text:p>http://www.w3.org/TR/xml-infose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1.1</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1.2</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1.3</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1.4</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1.5</text:p>
            </table:table-cell>
            <table:table-cell table:style-name="ce81" table:formula="of:=[.B1518]" office:value-type="string" office:string-value="XML Base, W3C, ed. Jonathan Marsh. February 2000, http://www.w3.org/TR/xmlbase." calcext:value-type="string">
              <text:p>XML Base, W3C, ed. Jonathan Marsh. February 2000, http://www.w3.org/TR/xmlbase.</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52" calcext:value-type="float">
            <text:p>152</text:p>
          </table:table-cell>
          <table:table-cell table:style-name="ce67" office:value-type="string" calcext:value-type="string">
            <office:annotation draw:style-name="gr19" draw:text-style-name="P2" svg:width="34.971cm" svg:height="1.507cm" svg:x="4.709cm" svg:y="432.338cm" draw:caption-point-x="-0.407cm" draw:caption-point-y="-0.811cm">
              <dc:date>2020-05-07T00:00:00</dc:date>
              <text:p text:style-name="P1"><text:span text:style-name="T1">Latest version:</text:span></text:p>
              <text:p text:style-name="P1"><text:span text:style-name="T1">http://www.w3.org/TR/xpath</text:span></text:p>
            </office:annotation>
            <text:p>XML Path Language (XPath) Version 1.0, W3C Recommendation 16 November 1999, https://www.w3.org/TR/1999/REC-xpath-19991116/</text:p>
          </table:table-cell>
          <table:table-cell table:style-name="ce82" table:number-columns-repeated="6"/>
          <table:table-cell table:style-name="ce96" office:value-type="string" calcext:value-type="string">
            <text:p>Latest version:</text:p>
            <text:p>http://www.w3.org/TR/xpath</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2.1</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2.2</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2.3</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2.4</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53" calcext:value-type="float">
            <text:p>153</text:p>
          </table:table-cell>
          <table:table-cell table:style-name="ce67" office:value-type="string" calcext:value-type="string">
            <office:annotation draw:style-name="gr2" draw:text-style-name="P2" svg:width="34.971cm" svg:height="1.508cm" svg:x="4.709cm" svg:y="434.79cm" draw:caption-point-x="-0.407cm" draw:caption-point-y="-0.811cm">
              <dc:date>2020-05-07T00:00:00</dc:date>
              <text:p text:style-name="P1"><text:span text:style-name="T1">Latest version:</text:span></text:p>
              <text:p text:style-name="P1"><text:span text:style-name="T1">http://www.w3.org/TR/xmlschema-1/</text:span></text:p>
            </office:annotation>
            <text:p>XML Schema Part 1: Structures, W3C Recommendation, 2 May 2001, https://www.w3.org/TR/2001/REC-xmlschema-1-20010502/</text:p>
          </table:table-cell>
          <table:table-cell table:style-name="ce82" table:number-columns-repeated="6"/>
          <table:table-cell table:style-name="ce96" office:value-type="string" calcext:value-type="string">
            <text:p>Latest version:</text:p>
            <text:p>http://www.w3.org/TR/xmlschema-1/</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3.1</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2</text:p>
            </table:table-cell>
            <table:table-cell table:style-name="ce81" table:formula="of:=[.B875]" office:value-type="string" office:string-value="XML Information Set, W3C Recommendation 24 October 2001, https://www.w3.org/TR/2001/REC-xml-infoset-20011024/" calcext:value-type="string">
              <text:p>XML Information Set, W3C Recommendation 24 October 2001, https://www.w3.org/TR/2001/REC-xml-infoset-2001102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3</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4</text:p>
            </table:table-cell>
            <table:table-cell table:style-name="ce81" table:formula="of:=[.B1519]" office:value-type="string" office:string-value="XML Schema Requirements , W3C, 15 February 1999, http://www.w3.org/TR/1999/NOTE-xml-schema-req-19990215" calcext:value-type="string">
              <text:p>XML Schema Requirements , W3C, 15 February 1999, http://www.w3.org/TR/1999/NOTE-xml-schema-req-1999021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5</text:p>
            </table:table-cell>
            <table:table-cell table:style-name="ce81" table:formula="of:=[.B894]" office:value-type="string" office:string-value="XML Schema Part 2: Datatypes, W3C Recommendation, 2 May 2001, https://www.w3.org/TR/2001/REC-xmlschema-2-20010502/" calcext:value-type="string">
              <text:p>XML Schema Part 2: Datatypes, W3C Recommendation, 2 May 2001, https://www.w3.org/TR/2001/REC-xmlschema-2-2001050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6</text:p>
            </table:table-cell>
            <table:table-cell table:style-name="ce81" table:formula="of:=[.B881]" office:value-type="string" office:string-value="XML Path Language (XPath) Version 1.0, W3C Recommendation 16 November 1999, https://www.w3.org/TR/1999/REC-xpath-19991116/" calcext:value-type="string">
              <text:p>XML Path Language (XPath) Version 1.0, W3C Recommendation 16 November 1999, https://www.w3.org/TR/1999/REC-xpath-199911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3.7</text:p>
            </table:table-cell>
            <table:table-cell table:style-name="ce81" table:formula="of:=[.B1520]" office:value-type="string" office:string-value="XML Pointer Language (XPointer), Eve Maler and Steve DeRose, eds., W3C, 8 January 2001. See http://www.w3.org/TR/2001/WD-xptr-20010108/" calcext:value-type="string">
              <text:p>XML Pointer Language (XPointer), Eve Maler and Steve DeRose, eds., W3C, 8 January 2001. See http://www.w3.org/TR/2001/WD-xptr-20010108/</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54" calcext:value-type="float">
            <text:p>154</text:p>
          </table:table-cell>
          <table:table-cell table:style-name="ce67" office:value-type="string" calcext:value-type="string">
            <office:annotation draw:style-name="gr2" draw:text-style-name="P2" svg:width="34.971cm" svg:height="1.508cm" svg:x="4.709cm" svg:y="438.713cm" draw:caption-point-x="-0.407cm" draw:caption-point-y="-0.811cm">
              <dc:date>2020-05-07T00:00:00</dc:date>
              <text:p text:style-name="P1"><text:span text:style-name="T1">Latest version:</text:span></text:p>
              <text:p text:style-name="P1"><text:span text:style-name="T1">http://www.w3.org/TR/xmlschema-2/</text:span></text:p>
            </office:annotation>
            <text:p>XML Schema Part 2: Datatypes, W3C Recommendation, 2 May 2001, https://www.w3.org/TR/2001/REC-xmlschema-2-20010502/</text:p>
          </table:table-cell>
          <table:table-cell table:style-name="ce82" table:number-columns-repeated="6"/>
          <table:table-cell table:style-name="ce96" office:value-type="string" calcext:value-type="string">
            <text:p>Latest version:</text:p>
            <text:p>http://www.w3.org/TR/xmlschema-2/</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4.1</text:p>
            </table:table-cell>
            <table:table-cell table:style-name="ce81" table:formula="of:=[.B1521]" office:value-type="string" office:string-value="How to Read Floating Point Numbers Accurately. In Proceedings of Conference on Programming Language Design and Implementation, William D Clinger, pages 92-101, 1990, ftp://ftp.ccs.neu.edu/pub/people/will/howtoread.ps" calcext:value-type="string">
              <text:p>How to Read Floating Point Numbers Accurately. In Proceedings of Conference on Programming Language Design and Implementation, William D Clinger, pages 92-101, 1990, ftp://ftp.ccs.neu.edu/pub/people/will/howtoread.p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2</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3</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4</text:p>
            </table:table-cell>
            <table:table-cell table:style-name="ce81" table:formula="of:=[.B1515]" office:value-type="string" office:string-value="IETF RFC 1766 (1995): Tags for the Identification of Languages, https://www.rfc-editor.org/info/rfc1766" calcext:value-type="string">
              <text:p>IETF RFC 1766 (1995): Tags for the Identification of Languages, https://www.rfc-editor.org/info/rfc176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5</text:p>
            </table:table-cell>
            <table:table-cell table:style-name="ce81"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6</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7</text:p>
            </table:table-cell>
            <table:table-cell table:style-name="ce81" table:formula="of:=[.B1453]" office:value-type="string" office:string-value="IETF RFC 2732 (1999): Format for Literal IPv6 Addresses in URL's, https://www.rfc-editor.org/info/rfc2732" calcext:value-type="string">
              <text:p>IETF RFC 2732 (1999): Format for Literal IPv6 Addresses in URL's, https://www.rfc-editor.org/info/rfc273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8</text:p>
            </table:table-cell>
            <table:table-cell table:style-name="ce81" table:formula="of:=[.B1522]" office:value-type="string" office:string-value="The Unicode Character Database, http://www.unicode.org/Public/3.1-Update/UnicodeCharacterDatabase-3.1.0.html" calcext:value-type="string">
              <text:p>The Unicode Character Database, http://www.unicode.org/Public/3.1-Update/UnicodeCharacterDatabase-3.1.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9</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10</text:p>
            </table:table-cell>
            <table:table-cell table:style-name="ce81" table:formula="of:=[.B1523]" office:value-type="string" office:string-value="XML Linking Language (XLink), http://www.w3.org/TR/2000/PR-xlink-20001220/" calcext:value-type="string">
              <text:p>XML Linking Language (XLink), http://www.w3.org/TR/2000/PR-xlink-2000122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11</text:p>
            </table:table-cell>
            <table:table-cell table:style-name="ce81" table:formula="of:=[.B886]" office:value-type="string" office:string-value="XML Schema Part 1: Structures, W3C Recommendation, 2 May 2001, https://www.w3.org/TR/2001/REC-xmlschema-1-20010502/" calcext:value-type="string">
              <text:p>XML Schema Part 1: Structures, W3C Recommendation, 2 May 2001, https://www.w3.org/TR/2001/REC-xmlschema-1-2001050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54.12</text:p>
            </table:table-cell>
            <table:table-cell table:style-name="ce81" table:formula="of:=[.B1519]" office:value-type="string" office:string-value="XML Schema Requirements , W3C, 15 February 1999, http://www.w3.org/TR/1999/NOTE-xml-schema-req-19990215" calcext:value-type="string">
              <text:p>XML Schema Requirements , W3C, 15 February 1999, http://www.w3.org/TR/1999/NOTE-xml-schema-req-19990215</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55" calcext:value-type="float">
            <text:p>155</text:p>
          </table:table-cell>
          <table:table-cell table:style-name="ce78" office:value-type="string" calcext:value-type="string">
            <text:p>IEC 60050-845:1987 International Electrotechnical Vocabulary (IEV) - Part 845: Lighting, https://standards.globalspec.com/std/830296/iec-60050-845</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56" calcext:value-type="float">
            <text:p>156</text:p>
          </table:table-cell>
          <table:table-cell table:style-name="ce67" office:value-type="string" calcext:value-type="string">
            <office:annotation draw:style-name="gr4" draw:text-style-name="P2" svg:width="34.971cm" svg:height="2.064cm" svg:x="4.709cm" svg:y="445.577cm" draw:caption-point-x="-0.407cm" draw:caption-point-y="-0.81cm">
              <dc:date>2020-05-07T00:00:00</dc:date>
              <text:p text:style-name="P1"><text:span text:style-name="T1">Now withdrawn, Revised by</text:span></text:p>
              <text:p text:style-name="P1"><text:span text:style-name="T1">ISO 10527:2007</text:span></text:p>
              <text:p text:style-name="P1"><text:span text:style-name="T1"/></text:p>
            </office:annotation>
            <text:p>ISO/CIE 10527:1991, CIE standard colorimetric observers, https://www.iso.org/standard/18596.html</text:p>
          </table:table-cell>
          <table:table-cell table:style-name="ce82" table:number-columns-repeated="6"/>
          <table:table-cell table:style-name="ce96" office:value-type="string" calcext:value-type="string">
            <text:p>Now withdrawn, Revised by</text:p>
            <text:p>ISO 10527:2007</text:p>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56.1</text:p>
            </table:table-cell>
            <table:table-cell table:style-name="ce81" table:formula="of:=[.B1152]" office:value-type="string" office:string-value="CIE S 017:—, ILV: International Lighting Vocabulary" calcext:value-type="string">
              <text:p>CIE S 017:—, ILV: International Lighting Vocabulary</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57" calcext:value-type="float">
            <text:p>157</text:p>
          </table:table-cell>
          <table:table-cell table:style-name="ce78" office:value-type="string" calcext:value-type="string">
            <text:p>CIE 15.2:1986, Colorimetry </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58" calcext:value-type="float">
            <text:p>158</text:p>
          </table:table-cell>
          <table:table-cell table:style-name="ce78" office:value-type="string" calcext:value-type="string">
            <text:p>CIE 122:1996, The relationship between digital and colorimetric data for computer-controlled CRT displays </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7" office:value-type="float" office:value="159" calcext:value-type="float">
            <text:p>159</text:p>
          </table:table-cell>
          <table:table-cell table:style-name="ce70" office:value-type="string" calcext:value-type="string">
            <office:annotation draw:style-name="gr2" draw:text-style-name="P2" svg:width="34.971cm" svg:height="1.508cm" svg:x="4.709cm" svg:y="447.539cm" draw:caption-point-x="-0.407cm" draw:caption-point-y="-0.811cm">
              <dc:date>2020-05-07T00:00:00</dc:date>
              <text:p text:style-name="P1"><text:span text:style-name="T1">not found</text:span></text:p>
              <text:p text:style-name="P1"><text:span text:style-name="T1"/></text:p>
            </office:annotation>
            <text:p>ITU-R BT.709-3:1998, Parameter values for the HDTV standards for production and international programme exchange</text:p>
          </table:table-cell>
          <table:table-cell table:style-name="ce84" table:number-columns-repeated="6"/>
          <table:table-cell table:style-name="ce97" office:value-type="string" calcext:value-type="string">
            <text:p>not found</text:p>
            <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160" calcext:value-type="float">
            <text:p>160</text:p>
          </table:table-cell>
          <table:table-cell table:style-name="ce67" office:value-type="string" calcext:value-type="string">
            <office:annotation draw:style-name="gr1" draw:text-style-name="P2" svg:width="34.971cm" svg:height="0.952cm" svg:x="4.709cm" svg:y="448.03cm" draw:caption-point-x="-0.407cm" draw:caption-point-y="-0.811cm">
              <dc:date>2020-05-07T00:00:00</dc:date>
              <text:p text:style-name="P1"><text:span text:style-name="T1">initially: FIPS PUB 140, Security Requirements for Cryptographic Modules</text:span></text:p>
            </office:annotation>
            <text:p>FIPS 140-3 Security Requirements for Cryptographic Modules, https://nvlpubs.nist.gov/nistpubs/FIPS/NIST.FIPS.140-3.pdf</text:p>
          </table:table-cell>
          <table:table-cell table:style-name="ce82" table:number-columns-repeated="6"/>
          <table:table-cell table:style-name="ce96" office:value-type="string" calcext:value-type="string">
            <text:p>initially: FIPS PUB 140, Security Requirements for Cryptographic Modul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0.1</text:p>
            </table:table-cell>
            <table:table-cell table:style-name="ce81" table:formula="of:=[.B1524]" office:value-type="string" office:string-value="ISO/IEC 19790:2012(E), Information technology — Security techniques — Security requirements for cryptographic modules" calcext:value-type="string">
              <text:p>ISO/IEC 19790:2012(E), Information technology — Security techniques — Security requirements for cryptographic modul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0.2</text:p>
            </table:table-cell>
            <table:table-cell table:style-name="ce81" table:formula="of:=[.B1525]" office:value-type="string" office:string-value="ISO/IEC 24759:2017(E), Information technology — Security techniques — Test requirements for cryptographic modules" calcext:value-type="string">
              <text:p>ISO/IEC 24759:2017(E), Information technology — Security techniques — Test requirements for cryptographic module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61" calcext:value-type="float">
            <text:p>161</text:p>
          </table:table-cell>
          <table:table-cell table:style-name="ce67" office:value-type="string" calcext:value-type="string">
            <office:annotation draw:style-name="gr3" draw:text-style-name="P2" svg:width="34.971cm" svg:height="0.953cm" svg:x="4.709cm" svg:y="449.5cm" draw:caption-point-x="-0.407cm" draw:caption-point-y="-0.81cm">
              <dc:date>2020-05-07T00:00:00</dc:date>
              <text:p text:style-name="P1"><text:span text:style-name="T1">initially: FIPS PUB 180 Secure Hash Standard</text:span></text:p>
            </office:annotation>
            <text:p>FIPS 180-4 Secure Hash Standard (SHS), https://nvlpubs.nist.gov/nistpubs/FIPS/NIST.FIPS.180-4.pdf</text:p>
          </table:table-cell>
          <table:table-cell table:style-name="ce82" table:number-columns-repeated="6"/>
          <table:table-cell table:style-name="ce96" office:value-type="string" calcext:value-type="string">
            <text:p>initially: FIPS PUB 180 Secure Hash Standar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1.1</text:p>
            </table:table-cell>
            <table:table-cell table:style-name="ce81" table:formula="of:=[.B922]" office:value-type="string" office:string-value="NIST SP 800-57, Recommendation for Key Management, https://nvlpubs.nist.gov/nistpubs/SpecialPublications/NIST.SP.800-57pt1r4.pdf, https://nvlpubs.nist.gov/nistpubs/SpecialPublications/NIST.SP.800-57pt2r1.pdf, https://nvlpubs.nist.gov/nistpubs/SpecialPublications/NIST.SP.800-57Pt3r1.pdf" calcext:value-type="string">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1.2</text:p>
            </table:table-cell>
            <table:table-cell table:style-name="ce81" table:formula="of:=[.B1526]" office:value-type="string" office:string-value="NIST SP 800-107 Revision 1, Recommendation for Applications Using Approved Hash Algorithms, August 2012, http://csrc.nist.gov/publications/nistpubs/800-107-rev1/sp800-107-rev1.pdf " calcext:value-type="string">
              <text:p>NIST SP 800-107 Revision 1, Recommendation for Applications Using Approved Hash Algorithms, August 2012, http://csrc.nist.gov/publications/nistpubs/800-107-rev1/sp800-107-rev1.pdf </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62" calcext:value-type="float">
            <text:p>162</text:p>
          </table:table-cell>
          <table:table-cell table:style-name="ce78" office:value-type="string" calcext:value-type="string">
            <text:p>ANSI X9.31-1998, Digital Signatures Using Reversible Public Key Cryptography for the Financial Services Industry (rDSA)</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63" calcext:value-type="float">
            <text:p>163</text:p>
          </table:table-cell>
          <table:table-cell table:style-name="ce78" office:value-type="string" calcext:value-type="string">
            <text:p>ANSI X9.80, Prime Number Generation, Primality Testing and Primality Certificates</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64" calcext:value-type="float">
            <text:p>164</text:p>
          </table:table-cell>
          <table:table-cell table:style-name="ce78" office:value-type="string" calcext:value-type="string">
            <text:p>Public Key Cryptography Standard (PKCS) #1, RSA Encryption Standard, https://tools.ietf.org/html/rfc3447</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65" calcext:value-type="float">
            <text:p>165</text:p>
          </table:table-cell>
          <table:table-cell table:style-name="ce78" office:value-type="string" calcext:value-type="string">
            <office:annotation draw:style-name="gr1" draw:text-style-name="P2" svg:width="34.971cm" svg:height="0.952cm" svg:x="4.709cm" svg:y="452.442cm" draw:caption-point-x="-0.407cm" draw:caption-point-y="-0.81cm">
              <dc:date>2020-05-07T00:00:00</dc:date>
              <text:p text:style-name="P1"><text:span text:style-name="T1">contains 3 parts, a very large list of references</text:span></text:p>
            </office:annotation>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94" table:number-columns-repeated="6"/>
          <table:table-cell table:style-name="ce175" office:value-type="string" calcext:value-type="string">
            <text:p>contains 3 parts, a very large list of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66" calcext:value-type="float">
            <text:p>166</text:p>
          </table:table-cell>
          <table:table-cell table:style-name="ce67" office:value-type="string" calcext:value-type="string">
            <text:p>NIST SP 800-89, Recommendation for Obtaining Assurances for Digital Signature Applications, https://nvlpubs.nist.gov/nistpubs/Legacy/SP/nistspecialpublication800-89.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6.1</text:p>
            </table:table-cell>
            <table:table-cell table:style-name="ce81" table:formula="of:=[.B1613]" office:value-type="string" office:string-value="NIST FIPS 186-4 DSS, 06/25/2009, https://csrc.nist.gov/publications/detail/fips/186/4/final" calcext:value-type="string">
              <office:annotation draw:style-name="gr3" draw:text-style-name="P2" svg:width="20.747cm" svg:height="0.953cm" svg:x="21.761cm" svg:y="453.423cm" draw:caption-point-x="-0.407cm" draw:caption-point-y="-0.81cm">
                <dc:date>2020-05-07T00:00:00</dc:date>
                <text:p text:style-name="P1"><text:span text:style-name="T1">original version 186-3 (2008) - void, replacement</text:span></text:p>
              </office:annotation>
              <text:p>NIST FIPS 186-4 DSS, 06/25/2009, https://csrc.nist.gov/publications/detail/fips/186/4/final</text:p>
            </table:table-cell>
            <table:table-cell table:style-name="ce81" table:number-columns-repeated="5"/>
            <table:table-cell table:style-name="ce92" office:value-type="string" calcext:value-type="string">
              <text:p>original version 186-3 (2008) - void, replacement</text:p>
            </table:table-cell>
            <table:table-cell table:style-name="ce92"/>
            <table:table-cell table:number-columns-repeated="1014"/>
          </table:table-row>
          <table:table-row table:style-name="ro4">
            <table:table-cell table:style-name="ce55"/>
            <table:table-cell table:style-name="ce68" office:value-type="string" calcext:value-type="string">
              <text:p>166.2</text:p>
            </table:table-cell>
            <table:table-cell table:style-name="ce81" table:formula="of:=[.B922]" office:value-type="string" office:string-value="NIST SP 800-57, Recommendation for Key Management, https://nvlpubs.nist.gov/nistpubs/SpecialPublications/NIST.SP.800-57pt1r4.pdf, https://nvlpubs.nist.gov/nistpubs/SpecialPublications/NIST.SP.800-57pt2r1.pdf, https://nvlpubs.nist.gov/nistpubs/SpecialPublications/NIST.SP.800-57Pt3r1.pdf" calcext:value-type="string">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6.3</text:p>
            </table:table-cell>
            <table:table-cell table:style-name="ce81" table:formula="of:=[.B1527]" office:value-type="string" office:string-value="ANSI X9.95-2005, Trusted Time Stamp Management and Security. " calcext:value-type="string">
              <text:p>ANSI X9.95-2005, Trusted Time Stamp Management and Security.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6.4</text:p>
            </table:table-cell>
            <table:table-cell table:style-name="ce81" table:formula="of:=[.B1528]" office:value-type="string" office:string-value="ISO/IEC 18014, Information Technology – Security techniques – Time-stamping services, 2005 " calcext:value-type="string">
              <text:p>ISO/IEC 18014, Information Technology – Security techniques – Time-stamping services, 2005 </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67" calcext:value-type="float">
            <text:p>167</text:p>
          </table:table-cell>
          <table:table-cell table:style-name="ce67" office:value-type="string" calcext:value-type="string">
            <office:annotation draw:style-name="gr1" draw:text-style-name="P2" svg:width="34.971cm" svg:height="0.952cm" svg:x="4.709cm" svg:y="455.385cm" draw:caption-point-x="-0.407cm" draw:caption-point-y="-0.811cm">
              <dc:date>2020-05-07T00:00:00</dc:date>
              <text:p text:style-name="P1"><text:span text:style-name="T1">initially: NIST SP 800-90A, Recommendation for Random Number Generation Using Deterministic Random Bit Generators</text:span></text:p>
            </office:annotation>
            <text:p>SP 800-90A Rev. 1 Recommendation for Random Number Generation Using Deterministic Random Bit Generators, https://nvlpubs.nist.gov/nistpubs/SpecialPublications/NIST.SP.800-90Ar1.pdf</text:p>
          </table:table-cell>
          <table:table-cell table:style-name="ce82" table:number-columns-repeated="6"/>
          <table:table-cell table:style-name="ce96" office:value-type="string" calcext:value-type="string">
            <text:p>initially: NIST SP 800-90A, Recommendation for Random Number Generation Using Deterministic Random Bit Generator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7.1</text:p>
            </table:table-cell>
            <table:table-cell table:style-name="ce81" table:formula="of:=[.B1529]" office:value-type="string" office:string-value="FIPS 140-2, Security Requirements for Cryptographic Modules, May 25, 2001 " calcext:value-type="string">
              <text:p>FIPS 140-2, Security Requirements for Cryptographic Modules, May 25, 2001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2</text:p>
            </table:table-cell>
            <table:table-cell table:style-name="ce81" table:formula="of:=[.B916]" office:value-type="string" office:string-value="FIPS 180-4 Secure Hash Standard (SHS), https://nvlpubs.nist.gov/nistpubs/FIPS/NIST.FIPS.180-4.pdf" calcext:value-type="string">
              <text:p>FIPS 180-4 Secure Hash Standard (SHS), https://nvlpubs.nist.gov/nistpubs/FIPS/NIST.FIPS.180-4.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3</text:p>
            </table:table-cell>
            <table:table-cell table:style-name="ce81" table:formula="of:=[.B326]" office:value-type="string" office:string-value="FIPS PUB 197, Advanced Encryption Standard (AES), (November 2001), Federal Information Processing Standards, https://doi.org/10.6028/NIST.FIPS.197, https://nvlpubs.nist.gov/nistpubs/fips/NIST.FIPS.197.pdf" calcext:value-type="string">
              <text:p>FIPS PUB 197, Advanced Encryption Standard (AES), (November 2001), Federal Information Processing Standards, https://doi.org/10.6028/NIST.FIPS.197, https://nvlpubs.nist.gov/nistpubs/fips/NIST.FIPS.197.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4</text:p>
            </table:table-cell>
            <table:table-cell table:style-name="ce81" table:formula="of:=[.B1530]" office:value-type="string" office:string-value="FIPS 198-1, The Keyed-Hash Message Authentication Code (HMAC), July 2008, http://csrc.nist.gov/publications/fips/fips198-1/FIPS-198-1_final.pdf" calcext:value-type="string">
              <text:p>FIPS 198-1, The Keyed-Hash Message Authentication Code (HMAC), July 2008, http://csrc.nist.gov/publications/fips/fips198-1/FIPS-198-1_final.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5</text:p>
            </table:table-cell>
            <table:table-cell table:style-name="ce81" table:formula="of:=[.B1531]" office:value-type="string" office:string-value="NIST SP 800-38A, Recommendation for Block Cipher Modes of Operation: Methods and Techniques, December 2001, http://csrc.nist.gov/publications/nistpubs/800-38a/sp800-38a.pdf" calcext:value-type="string">
              <text:p>NIST SP 800-38A, Recommendation for Block Cipher Modes of Operation: Methods and Techniques, December 2001, http://csrc.nist.gov/publications/nistpubs/800-38a/sp800-38a.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6</text:p>
            </table:table-cell>
            <table:table-cell table:style-name="ce81" table:formula="of:=[.B1532]" office:value-type="string" office:string-value="NIST SP 800-38D, Recommendation for Block Cipher Modes of Operation: Galois/Counter Mode (GCM) and GMAC, November 2007, http://csrc.nist.gov/publications/nistpubs/800-38D/SP-800-38D.pdf" calcext:value-type="string">
              <text:p>NIST SP 800-38D, Recommendation for Block Cipher Modes of Operation: Galois/Counter Mode (GCM) and GMAC, November 2007, http://csrc.nist.gov/publications/nistpubs/800-38D/SP-800-38D.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7</text:p>
            </table:table-cell>
            <table:table-cell table:style-name="ce81" table:formula="of:=[.B922]" office:value-type="string" office:string-value="NIST SP 800-57, Recommendation for Key Management, https://nvlpubs.nist.gov/nistpubs/SpecialPublications/NIST.SP.800-57pt1r4.pdf, https://nvlpubs.nist.gov/nistpubs/SpecialPublications/NIST.SP.800-57pt2r1.pdf, https://nvlpubs.nist.gov/nistpubs/SpecialPublications/NIST.SP.800-57Pt3r1.pdf" calcext:value-type="string">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8</text:p>
            </table:table-cell>
            <table:table-cell table:style-name="ce81" table:formula="of:=[.B1533]" office:value-type="string" office:string-value="NIST SP 800-67 Revision 1, Recommendation for the Triple Data Encryption Algorithm (TDEA) Block Cipher, January 2012, http://csrc.nist.gov/publications/nistpubs/800-67-Rev1/SP-800-67-Rev1.pdf" calcext:value-type="string">
              <text:p>NIST SP 800-67 Revision 1, Recommendation for the Triple Data Encryption Algorithm (TDEA) Block Cipher, January 2012, http://csrc.nist.gov/publications/nistpubs/800-67-Rev1/SP-800-67-Rev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9</text:p>
            </table:table-cell>
            <table:table-cell table:style-name="ce81" table:formula="of:=[.B1534]" office:value-type="string" office:string-value="NIST SP 800-90B (Draft), Recommendation for the Entropy Sources Used for Random Bit Generation, August 2012, http://csrc.nist.gov/publications/drafts/800-90/draft-sp800-90b.pdf" calcext:value-type="string">
              <text:p>NIST SP 800-90B (Draft), Recommendation for the Entropy Sources Used for Random Bit Generation, August 2012, http://csrc.nist.gov/publications/drafts/800-90/draft-sp800-90b.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10</text:p>
            </table:table-cell>
            <table:table-cell table:style-name="ce81" table:formula="of:=[.B1535]" office:value-type="string" office:string-value="NIST SP 800-90C (Draft), Recommendation for Random Bit Generator (RBG) Constructions, August 2012, http://csrc.nist.gov/publications/drafts/800-90/draft-sp800-90c.pdf" calcext:value-type="string">
              <text:p>NIST SP 800-90C (Draft), Recommendation for Random Bit Generator (RBG) Constructions, August 2012, http://csrc.nist.gov/publications/drafts/800-90/draft-sp800-90c.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11</text:p>
            </table:table-cell>
            <table:table-cell table:style-name="ce81" table:formula="of:=[.B1526]" office:value-type="string" office:string-value="NIST SP 800-107 Revision 1, Recommendation for Applications Using Approved Hash Algorithms, August 2012, http://csrc.nist.gov/publications/nistpubs/800-107-rev1/sp800-107-rev1.pdf " calcext:value-type="string">
              <text:p>NIST SP 800-107 Revision 1, Recommendation for Applications Using Approved Hash Algorithms, August 2012, http://csrc.nist.gov/publications/nistpubs/800-107-rev1/sp800-107-rev1.pdf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7.12</text:p>
            </table:table-cell>
            <table:table-cell table:style-name="ce81" table:formula="of:=[.B1536]" office:value-type="string" office:string-value="Security Bounds for the NIST Codebook-based Deterministic Random Bit Generator, Report 2006/379,  Cryptology ePrint Archive, M. J. Campagna, November 2006, http://eprint.iacr.org/2006/379" calcext:value-type="string">
              <text:p>Security Bounds for the NIST Codebook-based Deterministic Random Bit Generator, Report 2006/379, <text:s/>Cryptology ePrint Archive, M. J. Campagna, November 2006, http://eprint.iacr.org/2006/37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68" calcext:value-type="float">
            <text:p>168</text:p>
          </table:table-cell>
          <table:table-cell table:style-name="ce67" office:value-type="string" calcext:value-type="string">
            <text:p>NIST SP 800-102, Recommendation for Digital Signature Timeliness, https://nvlpubs.nist.gov/nistpubs/Legacy/SP/nistspecialpublication800-102.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68.1</text:p>
            </table:table-cell>
            <table:table-cell table:style-name="ce81" table:formula="of:=[.B1613]" office:value-type="string" office:string-value="NIST FIPS 186-4 DSS, 06/25/2009, https://csrc.nist.gov/publications/detail/fips/186/4/final" calcext:value-type="string">
              <office:annotation draw:style-name="gr1" draw:text-style-name="P2" svg:width="20.747cm" svg:height="0.952cm" svg:x="21.761cm" svg:y="462.25cm" draw:caption-point-x="-0.407cm" draw:caption-point-y="-0.811cm">
                <dc:date>2020-05-07T00:00:00</dc:date>
                <text:p text:style-name="P1"><text:span text:style-name="T1">original version 186-3 (2008) - void, replacement</text:span></text:p>
              </office:annotation>
              <text:p>NIST FIPS 186-4 DSS, 06/25/2009, https://csrc.nist.gov/publications/detail/fips/186/4/final</text:p>
            </table:table-cell>
            <table:table-cell table:style-name="ce81" table:number-columns-repeated="5"/>
            <table:table-cell table:style-name="ce92" office:value-type="string" calcext:value-type="string">
              <text:p>original version 186-3 (2008) - void, replacement</text:p>
            </table:table-cell>
            <table:table-cell table:style-name="ce92"/>
            <table:table-cell table:number-columns-repeated="1014"/>
          </table:table-row>
          <table:table-row table:style-name="ro4">
            <table:table-cell table:style-name="ce55"/>
            <table:table-cell table:style-name="ce68" office:value-type="string" calcext:value-type="string">
              <text:p>168.2</text:p>
            </table:table-cell>
            <table:table-cell table:style-name="ce81" table:formula="of:=[.B922]" office:value-type="string" office:string-value="NIST SP 800-57, Recommendation for Key Management, https://nvlpubs.nist.gov/nistpubs/SpecialPublications/NIST.SP.800-57pt1r4.pdf, https://nvlpubs.nist.gov/nistpubs/SpecialPublications/NIST.SP.800-57pt2r1.pdf, https://nvlpubs.nist.gov/nistpubs/SpecialPublications/NIST.SP.800-57Pt3r1.pdf" calcext:value-type="string">
              <text:p>NIST SP 800-57, Recommendation for Key Management, https://nvlpubs.nist.gov/nistpubs/SpecialPublications/NIST.SP.800-57pt1r4.pdf, https://nvlpubs.nist.gov/nistpubs/SpecialPublications/NIST.SP.800-57pt2r1.pdf, https://nvlpubs.nist.gov/nistpubs/SpecialPublications/NIST.SP.800-57Pt3r1.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8.3</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8.4</text:p>
            </table:table-cell>
            <table:table-cell table:style-name="ce81" table:formula="of:=[.B1528]" office:value-type="string" office:string-value="ISO/IEC 18014, Information Technology – Security techniques – Time-stamping services, 2005 " calcext:value-type="string">
              <text:p>ISO/IEC 18014, Information Technology – Security techniques – Time-stamping services, 2005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68.5</text:p>
            </table:table-cell>
            <table:table-cell table:style-name="ce81" table:formula="of:=[.B1527]" office:value-type="string" office:string-value="ANSI X9.95-2005, Trusted Time Stamp Management and Security. " calcext:value-type="string">
              <text:p>ANSI X9.95-2005, Trusted Time Stamp Management and Security. </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69" calcext:value-type="float">
            <text:p>169</text:p>
          </table:table-cell>
          <table:table-cell table:style-name="ce78" office:value-type="string" calcext:value-type="string">
            <office:annotation draw:style-name="gr1" draw:text-style-name="P2" svg:width="34.971cm" svg:height="0.952cm" svg:x="4.709cm" svg:y="464.702cm" draw:caption-point-x="-0.407cm" draw:caption-point-y="-0.811cm">
              <dc:date>2020-05-07T00:00:00</dc:date>
              <text:p text:style-name="P1"><text:span text:style-name="T1">initially: NIST SP 800-131A, a very large list of references</text:span></text:p>
            </office:annotation>
            <text:p>NIST SP 800-131A Rev. 2 Transitioning the Use of Cryptographic Algorithms and Key Lengths, https://nvlpubs.nist.gov/nistpubs/SpecialPublications/NIST.SP.800-131Ar2.pdf</text:p>
          </table:table-cell>
          <table:table-cell table:style-name="ce94" table:number-columns-repeated="6"/>
          <table:table-cell table:style-name="ce175" office:value-type="string" calcext:value-type="string">
            <text:p>initially: NIST SP 800-131A, a very large list of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7" office:value-type="float" office:value="170" calcext:value-type="float">
            <text:p>170</text:p>
          </table:table-cell>
          <table:table-cell table:style-name="ce70" office:value-type="string" calcext:value-type="string">
            <office:annotation draw:style-name="gr3" draw:text-style-name="P2" svg:width="34.971cm" svg:height="0.953cm" svg:x="4.709cm" svg:y="465.191cm" draw:caption-point-x="-0.407cm" draw:caption-point-y="-0.81cm">
              <dc:date>2020-05-07T00:00:00</dc:date>
              <text:p text:style-name="P1"><text:span text:style-name="T1">not freely available, many links</text:span></text:p>
            </office:annotation>
            <text:p>IEEE 1363-2000, Standard Specifications for Public Key Cryptography, https://ieeexplore.ieee.org/document/891000/references</text:p>
          </table:table-cell>
          <table:table-cell table:style-name="ce84" table:number-columns-repeated="6"/>
          <table:table-cell table:style-name="ce97" office:value-type="string" calcext:value-type="string">
            <text:p>not freely available, many links</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171" calcext:value-type="float">
            <text:p>171</text:p>
          </table:table-cell>
          <table:table-cell table:style-name="ce67" office:value-type="string" calcext:value-type="string">
            <text:p>ETSI TS 101 733 (V2.2.1) Electronic Signatures and Infrastructures (ESI); CMS Advanced Electronic Signatures (CAdES), https://www.etsi.org/deliver/etsi_ts/101700_101799/101733/02.02.01_60/ts_101733v020201p.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1.1</text:p>
            </table:table-cell>
            <table:table-cell table:style-name="ce81" table:formula="of:=[.B1537]" office:value-type="string" office:string-value="ITU-T Recommendation X.509 (2008) | ISO/IEC 9594-8:2008, Information technology – Open Systems Interconnection – The Directory: Public-key and attribute certificate frameworks." calcext:value-type="string">
              <text:p>ITU-T Recommendation X.509 (2008) | ISO/IEC 9594-8:2008, Information technology – Open Systems Interconnection – The Directory: Public-key and attribute certificate framework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2</text:p>
            </table:table-cell>
            <table:table-cell table:style-name="ce81" table:formula="of:=[.B395]" office:value-type="string" office:string-value="IETF RFC 3280 (2002): Internet X.509 Public Key Infrastructure Certificate and Certificate Revocation List (CRL) Profile, https://dx.doi.org/10.17487/rfc3280" calcext:value-type="string">
              <text:p>IETF RFC 3280 (2002): Internet X.509 Public Key Infrastructure Certificate and Certificate Revocation List (CRL) Profile, https://dx.doi.org/10.17487/rfc3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3</text:p>
            </table:table-cell>
            <table:table-cell table:style-name="ce81" table:formula="of:=[.B504]" office:value-type="string" office:string-value="IETF RFC 6960 (2013): X.509 Internet Public Key Infrastructure Online Certificate Status Protocol – OCSP, https://dx.doi.org/10.17487/rfc6960" calcext:value-type="string">
              <office:annotation draw:style-name="gr1" draw:text-style-name="P2" svg:width="20.747cm" svg:height="0.952cm" svg:x="21.761cm" svg:y="467.154cm" draw:caption-point-x="-0.407cm" draw:caption-point-y="-0.811cm">
                <dc:date>2020-05-07T00:00:00</dc:date>
                <text:p text:style-name="P1"><text:span text:style-name="T1">The original reference is RFC 2560 (1999)</text:span></text:p>
              </office:annotation>
              <text:p>IETF RFC 6960 (2013): X.509 Internet Public Key Infrastructure Online Certificate Status Protocol – OCSP, https://dx.doi.org/10.17487/rfc6960</text:p>
            </table:table-cell>
            <table:table-cell table:style-name="ce81" table:number-columns-repeated="5"/>
            <table:table-cell table:style-name="ce92" office:value-type="string" calcext:value-type="string">
              <text:p>The original reference is RFC 2560 (1999)</text:p>
            </table:table-cell>
            <table:table-cell table:style-name="ce92"/>
            <table:table-cell table:number-columns-repeated="1014"/>
          </table:table-row>
          <table:table-row table:style-name="ro4">
            <table:table-cell table:style-name="ce55"/>
            <table:table-cell table:style-name="ce68" office:value-type="string" calcext:value-type="string">
              <text:p>171.4</text:p>
            </table:table-cell>
            <table:table-cell table:style-name="ce81" table:formula="of:=[.B469]" office:value-type="string" office:string-value="IETF STD 70 RFC 5652 (2009): Cryptographic Message Syntax (CMS), https://dx.doi.org/10.17487/rfc5652" calcext:value-type="string">
              <office:annotation draw:style-name="gr1" draw:text-style-name="P2" svg:width="20.747cm" svg:height="0.952cm" svg:x="21.761cm" svg:y="467.644cm" draw:caption-point-x="-0.407cm" draw:caption-point-y="-0.811cm">
                <dc:date>2020-05-07T00:00:00</dc:date>
                <text:p text:style-name="P1"><text:span text:style-name="T1">Original: RFC 3852 (2004) (deprecated)</text:span></text:p>
              </office:annotation>
              <text:p>IETF STD 70 RFC 5652 (2009): Cryptographic Message Syntax (CMS), https://dx.doi.org/10.17487/rfc5652</text:p>
            </table:table-cell>
            <table:table-cell table:style-name="ce81" table:number-columns-repeated="5"/>
            <table:table-cell table:style-name="ce92" office:value-type="string" calcext:value-type="string">
              <text:p>Original: RFC 3852 (2004) (deprecated)</text:p>
            </table:table-cell>
            <table:table-cell table:style-name="ce92"/>
            <table:table-cell table:number-columns-repeated="1014"/>
          </table:table-row>
          <table:table-row table:style-name="ro4">
            <table:table-cell table:style-name="ce55"/>
            <table:table-cell table:style-name="ce68" office:value-type="string" calcext:value-type="string">
              <text:p>171.5</text:p>
            </table:table-cell>
            <table:table-cell table:style-name="ce81" table:formula="of:=[.B966]" office:value-type="string" office:string-value="IETF RFC 2634 (1999): Enhanced Security Services for S/MIME, https://www.rfc-editor.org/info/rfc2634" calcext:value-type="string">
              <text:p>IETF RFC 2634 (1999): Enhanced Security Services for S/MIME, https://www.rfc-editor.org/info/rfc26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6</text:p>
            </table:table-cell>
            <table:table-cell table:style-name="ce81" table:formula="of:=[.B337]" office:value-type="string" office:string-value="IETF RFC 2045 (1996): Multipurpose Internet Mail Extensions (MIME) Part One: Format of Internet Message Bodies, https://dx.doi.org/10.17487/rfc2045" calcext:value-type="string">
              <text:p>IETF RFC 2045 (1996): Multipurpose Internet Mail Extensions (MIME) Part One: Format of Internet Message Bodies, https://dx.doi.org/10.17487/rfc204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7</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8</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9</text:p>
            </table:table-cell>
            <table:table-cell table:style-name="ce81" table:formula="of:=[.B1538]" office:value-type="string" office:string-value="ITU-T Recommendation X.501 (2019) | ISO/IEC 9594-2:2017, Information technology – Open Systems Interconnection – The Directory: Models, https://www.iso.org/standard/72551.html" calcext:value-type="string">
              <text:p>ITU-T Recommendation X.501 (2019) | ISO/IEC 9594-2:2017, Information technology – Open Systems Interconnection – The Directory: Models, https://www.iso.org/standard/72551.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0</text:p>
            </table:table-cell>
            <table:table-cell table:style-name="ce81" table:formula="of:=[.B1539]" office:value-type="string" office:string-value="IETF RFC 3370 (2002): Cryptographic Message Syntax (CMS) Algorithms, https://www.rfc-editor.org/info/rfc3370" calcext:value-type="string">
              <text:p>IETF RFC 3370 (2002): Cryptographic Message Syntax (CMS) Algorithms, https://www.rfc-editor.org/info/rfc337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1</text:p>
            </table:table-cell>
            <table:table-cell table:style-name="ce81" table:formula="of:=[.B1540]" office:value-type="string" office:string-value="ITU-T F.1 Operational provisions for the international public telegram service" calcext:value-type="string">
              <text:p>ITU-T F.1 Operational provisions for the international public telegram servic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2</text:p>
            </table:table-cell>
            <table:table-cell table:style-name="ce81" table:formula="of:=[.B1541]" office:value-type="string" office:string-value="ITU-T Recommendation X.500 (2008) | ISO/IEC 9594-1:2008, Information technology – Open Systems Interconnection – The Directory: Overview of concepts, models and services." calcext:value-type="string">
              <text:p>ITU-T Recommendation X.500 (2008) | ISO/IEC 9594-1:2008, Information technology – Open Systems Interconnection – The Directory: Overview of concepts, models and servic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3</text:p>
            </table:table-cell>
            <table:table-cell table:style-name="ce81" table:formula="of:=[.B1542]" office:value-type="string" office:string-value="IETF RFC 3281 (2002): An Internet Attribute Certificate Profile for Authorization, https://www.rfc-editor.org/info/rfc3281" calcext:value-type="string">
              <text:p>IETF RFC 3281 (2002): An Internet Attribute Certificate Profile for Authorization, https://www.rfc-editor.org/info/rfc328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4</text:p>
            </table:table-cell>
            <table:table-cell table:style-name="ce81" table:formula="of:=[.B1543]" office:value-type="string" office:string-value="ITU-T X.208 Specification of Abstract Syntax Notation One (ASN.1), 1988" calcext:value-type="string">
              <text:p>ITU-T X.208 Specification of Abstract Syntax Notation One (ASN.1), 198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5</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1.16</text:p>
            </table:table-cell>
            <table:table-cell table:style-name="ce81" table:formula="of:=[.B1544]" office:value-type="string" office:string-value="IETF RFC 4998 (2007): Evidence Record Syntax (ERS), https://www.rfc-editor.org/info/rfc4998" calcext:value-type="string">
              <text:p>IETF RFC 4998 (2007): Evidence Record Syntax (ERS), https://www.rfc-editor.org/info/rfc4998</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2" calcext:value-type="float">
            <text:p>172</text:p>
          </table:table-cell>
          <table:table-cell table:style-name="ce67" office:value-type="string" calcext:value-type="string">
            <office:annotation draw:style-name="gr1" draw:text-style-name="P2" svg:width="34.971cm" svg:height="0.952cm" svg:x="4.709cm" svg:y="474.019cm" draw:caption-point-x="-0.407cm" draw:caption-point-y="-0.811cm">
              <dc:date>2020-05-07T00:00:00</dc:date>
              <text:p text:style-name="P1"><text:span text:style-name="T1">Updated by: RFC 5035</text:span></text:p>
            </office:annotation>
            <text:p>IETF RFC 2634 (1999): Enhanced Security Services for S/MIME, https://www.rfc-editor.org/info/rfc2634</text:p>
          </table:table-cell>
          <table:table-cell table:style-name="ce82" table:number-columns-repeated="6"/>
          <table:table-cell table:style-name="ce96" office:value-type="string" calcext:value-type="string">
            <text:p>Updated by: RFC 5035</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2.1</text:p>
            </table:table-cell>
            <table:table-cell table:style-name="ce80" table:formula="of:=[.B1543]" office:value-type="string" office:string-value="ITU-T X.208 Specification of Abstract Syntax Notation One (ASN.1), 1988" calcext:value-type="string">
              <text:p>ITU-T X.208 Specification of Abstract Syntax Notation One (ASN.1), 1988</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2</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3</text:p>
            </table:table-cell>
            <table:table-cell table:style-name="ce81" table:formula="of:=[.B1545]" office:value-type="string" office:string-value="IETF RFC 2632 (1999): S/MIME Version 3 Certificate Handling, https://www.rfc-editor.org/info/rfc2632" calcext:value-type="string">
              <text:p>IETF RFC 2632 (1999): S/MIME Version 3 Certificate Handling, https://www.rfc-editor.org/info/rfc263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4</text:p>
            </table:table-cell>
            <table:table-cell table:style-name="ce81" table:formula="of:=[.B1546]" office:value-type="string" office:string-value="IETF RFC 2630 (1999): Cryptographic Message Syntax, https://www.rfc-editor.org/info/rfc2630" calcext:value-type="string">
              <text:p>IETF RFC 2630 (1999): Cryptographic Message Syntax, https://www.rfc-editor.org/info/rfc263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5</text:p>
            </table:table-cell>
            <table:table-cell table:style-name="ce81" table:formula="of:=[.B1547]" office:value-type="string" office:string-value="IETF RFC 2633 (1999): S/MIME Version 3 Message Specification, https://www.rfc-editor.org/info/rfc2633" calcext:value-type="string">
              <text:p>IETF RFC 2633 (1999): S/MIME Version 3 Message Specification, https://www.rfc-editor.org/info/rfc263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6</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7</text:p>
            </table:table-cell>
            <table:table-cell table:style-name="ce81" table:formula="of:=[.B1548]" office:value-type="string" office:string-value="Specification SDN.701 Revision A Secure Data Network System (SDNS) Message Security Protocol (MSP) 4.0, 1997-02-06" calcext:value-type="string">
              <text:p>Specification SDN.701 Revision A Secure Data Network System (SDNS) Message Security Protocol (MSP) 4.0, 1997-02-0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8</text:p>
            </table:table-cell>
            <table:table-cell table:style-name="ce81" table:formula="of:=[.B1549]" office:value-type="string" office:string-value="ITU-T X.411 Message handling systems: Message transfer system: abstract service definition and procedures, 1988 " calcext:value-type="string">
              <text:p>ITU-T X.411 Message handling systems: Message transfer system: abstract service definition and procedures, 1988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9</text:p>
            </table:table-cell>
            <table:table-cell table:style-name="ce81" table:formula="of:=[.B355]" office:value-type="string" office:string-value="IETF RFC 2315 (1998): PKCS: #7 Cryptographic Message Syntax Version 1.5, https://dx.doi.org/10.17487/rfc2315" calcext:value-type="string">
              <text:p>IETF RFC 2315 (1998): PKCS: #7 Cryptographic Message Syntax Version 1.5, https://dx.doi.org/10.17487/rfc231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10</text:p>
            </table:table-cell>
            <table:table-cell table:style-name="ce81" table:formula="of:=[.B1550]" office:value-type="string" office:string-value="IETF RFC 2311 (1998): S/MIME Version 2 Message Specification, https://www.rfc-editor.org/info/rfc2311" calcext:value-type="string">
              <text:p>IETF RFC 2311 (1998): S/MIME Version 2 Message Specification, https://www.rfc-editor.org/info/rfc23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11</text:p>
            </table:table-cell>
            <table:table-cell table:style-name="ce81" table:formula="of:=[.B1551]" office:value-type="string" office:string-value="IETF RFC 2312 (1998): S/MIME Version 2 Certificate Handling, https://www.rfc-editor.org/info/rfc2312" calcext:value-type="string">
              <text:p>IETF RFC 2312 (1998): S/MIME Version 2 Certificate Handling, https://www.rfc-editor.org/info/rfc231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2.12</text:p>
            </table:table-cell>
            <table:table-cell table:style-name="ce81" table:formula="of:=[.B1552]" office:value-type="string" office:string-value="IETF RFC 2279 (1998): UTF-8, a transformation format of ISO 10646, https://www.rfc-editor.org/info/rfc2279" calcext:value-type="string">
              <text:p>IETF RFC 2279 (1998): UTF-8, a transformation format of ISO 10646, https://www.rfc-editor.org/info/rfc227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3" calcext:value-type="float">
            <text:p>173</text:p>
          </table:table-cell>
          <table:table-cell table:style-name="ce67" office:value-type="string" calcext:value-type="string">
            <office:annotation draw:style-name="gr1" draw:text-style-name="P2" svg:width="34.971cm" svg:height="0.952cm" svg:x="4.709cm" svg:y="480.394cm" draw:caption-point-x="-0.407cm" draw:caption-point-y="-0.811cm">
              <dc:date>2020-05-07T00:00:00</dc:date>
              <text:p text:style-name="P1"><text:span text:style-name="T1">Updated by: RFC 6268</text:span></text:p>
            </office:annotation>
            <text:p>IETF RFC 5911 (2010): New ASN.1 Modules for Cryptographic Message Syntax (CMS) and S/MIME, https://www.rfc-editor.org/info/rfc5911</text:p>
          </table:table-cell>
          <table:table-cell table:style-name="ce82" table:number-columns-repeated="6"/>
          <table:table-cell table:style-name="ce96" office:value-type="string" calcext:value-type="string">
            <text:p>Updated by: RFC 626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3.1</text:p>
            </table:table-cell>
            <table:table-cell table:style-name="ce81" table:formula="of:=[.B1553]" office:value-type="string" office:string-value="ITU-T Recommendation X.680, X.681, X.682 and X.683 (2008)" calcext:value-type="string">
              <text:p>ITU-T Recommendation X.680, X.681, X.682 and X.683 (200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2</text:p>
            </table:table-cell>
            <table:table-cell table:style-name="ce81" table:formula="of:=[.B1539]" office:value-type="string" office:string-value="IETF RFC 3370 (2002): Cryptographic Message Syntax (CMS) Algorithms, https://www.rfc-editor.org/info/rfc3370" calcext:value-type="string">
              <text:p>IETF RFC 3370 (2002): Cryptographic Message Syntax (CMS) Algorithms, https://www.rfc-editor.org/info/rfc337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3</text:p>
            </table:table-cell>
            <table:table-cell table:style-name="ce81" table:formula="of:=[.B1554]" office:value-type="string" office:string-value="IETF RFC 3565 (2003): Use of the Advanced Encryption Standard (AES) Encryption Algorithm in Cryptographic Message Syntax (CMS), https://www.rfc-editor.org/info/rfc3565" calcext:value-type="string">
              <text:p>IETF RFC 3565 (2003): Use of the Advanced Encryption Standard (AES) Encryption Algorithm in Cryptographic Message Syntax (CMS), https://www.rfc-editor.org/info/rfc356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4</text:p>
            </table:table-cell>
            <table:table-cell table:style-name="ce81" table:formula="of:=[.B1656]" office:value-type="string" office:string-value="IETF RFC 8551 (2019): Secure/Multipurpose Internet Mail Extensions (S/MIME) Version 4.0 Message Specification, https://www.rfc-editor.org/info/rfc8551" calcext:value-type="string">
              <office:annotation draw:style-name="gr3" draw:text-style-name="P2" svg:width="20.747cm" svg:height="0.953cm" svg:x="21.761cm" svg:y="482.354cm" draw:caption-point-x="-0.407cm" draw:caption-point-y="-0.81cm">
                <dc:date>2020-05-07T00:00:00</dc:date>
                <text:p text:style-name="P1"><text:span text:style-name="T1">The original reference is RFC 3851 (2004)</text:span></text:p>
              </office:annotation>
              <text:p>IETF RFC 8551 (2019): Secure/Multipurpose Internet Mail Extensions (S/MIME) Version 4.0 Message Specification, https://www.rfc-editor.org/info/rfc8551</text:p>
            </table:table-cell>
            <table:table-cell table:style-name="ce81" table:number-columns-repeated="5"/>
            <table:table-cell table:style-name="ce92" office:value-type="string" calcext:value-type="string">
              <text:p>The original reference is RFC 3851 (2004)</text:p>
            </table:table-cell>
            <table:table-cell table:style-name="ce92"/>
            <table:table-cell table:number-columns-repeated="1014"/>
          </table:table-row>
          <table:table-row table:style-name="ro4">
            <table:table-cell table:style-name="ce55"/>
            <table:table-cell table:style-name="ce68" office:value-type="string" calcext:value-type="string">
              <text:p>173.5</text:p>
            </table:table-cell>
            <table:table-cell table:style-name="ce81" table:formula="of:=[.B469]" office:value-type="string" office:string-value="IETF STD 70 RFC 5652 (2009): Cryptographic Message Syntax (CMS), https://dx.doi.org/10.17487/rfc5652" calcext:value-type="string">
              <office:annotation draw:style-name="gr1" draw:text-style-name="P2" svg:width="20.747cm" svg:height="0.952cm" svg:x="21.761cm" svg:y="482.845cm" draw:caption-point-x="-0.407cm" draw:caption-point-y="-0.811cm">
                <dc:date>2020-05-07T00:00:00</dc:date>
                <text:p text:style-name="P1"><text:span text:style-name="T1">Original: RFC 3852 (2004) (deprecated)</text:span></text:p>
              </office:annotation>
              <text:p>IETF STD 70 RFC 5652 (2009): Cryptographic Message Syntax (CMS), https://dx.doi.org/10.17487/rfc5652</text:p>
            </table:table-cell>
            <table:table-cell table:style-name="ce81" table:number-columns-repeated="5"/>
            <table:table-cell table:style-name="ce92" office:value-type="string" calcext:value-type="string">
              <text:p>Original: RFC 3852 (2004) (deprecated)</text:p>
            </table:table-cell>
            <table:table-cell table:style-name="ce92"/>
            <table:table-cell table:number-columns-repeated="1014"/>
          </table:table-row>
          <table:table-row table:style-name="ro4">
            <table:table-cell table:style-name="ce55"/>
            <table:table-cell table:style-name="ce68" office:value-type="string" calcext:value-type="string">
              <text:p>173.6</text:p>
            </table:table-cell>
            <table:table-cell table:style-name="ce81" table:formula="of:=[.B1555]" office:value-type="string" office:string-value="IETF RFC 4108 (2005): Using Cryptographic Message Syntax (CMS) to Protect Firmware Packages, https://www.rfc-editor.org/info/rfc4108" calcext:value-type="string">
              <text:p>IETF RFC 4108 (2005): Using Cryptographic Message Syntax (CMS) to Protect Firmware Packages, https://www.rfc-editor.org/info/rfc410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7</text:p>
            </table:table-cell>
            <table:table-cell table:style-name="ce81" table:formula="of:=[.B1544]" office:value-type="string" office:string-value="IETF RFC 4998 (2007): Evidence Record Syntax (ERS), https://www.rfc-editor.org/info/rfc4998" calcext:value-type="string">
              <text:p>IETF RFC 4998 (2007): Evidence Record Syntax (ERS), https://www.rfc-editor.org/info/rfc499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8</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9</text:p>
            </table:table-cell>
            <table:table-cell table:style-name="ce81" table:formula="of:=[.B1556]" office:value-type="string" office:string-value="IETF RFC 5083 (2007): Cryptographic Message Syntax (CMS) Authenticated-Enveloped-Data Content Type, https://www.rfc-editor.org/info/rfc5083" calcext:value-type="string">
              <text:p>IETF RFC 5083 (2007): Cryptographic Message Syntax (CMS) Authenticated-Enveloped-Data Content Type, https://www.rfc-editor.org/info/rfc508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10</text:p>
            </table:table-cell>
            <table:table-cell table:style-name="ce81" table:formula="of:=[.B1557]" office:value-type="string" office:string-value="IETF RFC 5084 (2007): Using AES-CCM and AES-GCM Authenticated Encryption in the Cryptographic Message Syntax (CMS), https://www.rfc-editor.org/info/rfc5084" calcext:value-type="string">
              <text:p>IETF RFC 5084 (2007): Using AES-CCM and AES-GCM Authenticated Encryption in the Cryptographic Message Syntax (CMS), https://www.rfc-editor.org/info/rfc508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11</text:p>
            </table:table-cell>
            <table:table-cell table:style-name="ce81" table:formula="of:=[.B1558]" office:value-type="string" office:string-value="IETF RFC 5275 (2008): CMS Symmetric Key Management and Distribution, https://www.rfc-editor.org/info/rfc5275" calcext:value-type="string">
              <text:p>IETF RFC 5275 (2008): CMS Symmetric Key Management and Distribution, https://www.rfc-editor.org/info/rfc527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12</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3.13</text:p>
            </table:table-cell>
            <table:table-cell table:style-name="ce81" table:formula="of:=[.B504]" office:value-type="string" office:string-value="IETF RFC 6960 (2013): X.509 Internet Public Key Infrastructure Online Certificate Status Protocol – OCSP, https://dx.doi.org/10.17487/rfc6960" calcext:value-type="string">
              <office:annotation draw:style-name="gr1" draw:text-style-name="P2" svg:width="20.747cm" svg:height="0.952cm" svg:x="21.761cm" svg:y="486.768cm" draw:caption-point-x="-0.407cm" draw:caption-point-y="-0.811cm">
                <dc:date>2020-05-07T00:00:00</dc:date>
                <text:p text:style-name="P1"><text:span text:style-name="T1">The original reference is RFC 5912 (2010)</text:span></text:p>
              </office:annotation>
              <text:p>IETF RFC 6960 (2013): X.509 Internet Public Key Infrastructure Online Certificate Status Protocol – OCSP, https://dx.doi.org/10.17487/rfc6960</text:p>
            </table:table-cell>
            <table:table-cell table:style-name="ce81" table:number-columns-repeated="5"/>
            <table:table-cell table:style-name="ce92" office:value-type="string" calcext:value-type="string">
              <text:p>The original reference is RFC 5912 (2010)</text:p>
            </table:table-cell>
            <table:table-cell table:style-name="ce92"/>
            <table:table-cell table:number-columns-repeated="1014"/>
          </table:table-row>
        </table:table-row-group>
        <table:table-row table:style-name="ro4">
          <table:table-cell table:style-name="ce54" office:value-type="float" office:value="174" calcext:value-type="float">
            <text:p>174</text:p>
          </table:table-cell>
          <table:table-cell table:style-name="ce67" office:value-type="string" calcext:value-type="string">
            <text:p>IETF RFC 6268 (2011): Additional New ASN.1 Modules for the Cryptographic Message Syntax (CMS) and the Public Key Infrastructure Using X.509 (PKIX), https://www.rfc-editor.org/info/rfc6268</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4.1</text:p>
            </table:table-cell>
            <table:table-cell table:style-name="ce81" table:formula="of:=[.B1553]" office:value-type="string" office:string-value="ITU-T Recommendation X.680, X.681, X.682 and X.683 (2008)" calcext:value-type="string">
              <text:p>ITU-T Recommendation X.680, X.681, X.682 and X.683 (2008)</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3</text:p>
            </table:table-cell>
            <table:table-cell table:style-name="ce81" table:formula="of:=[.B1561]" office:value-type="string" office:string-value="IETF RFC 3274 (2002): Compressed Data Content Type for Cryptographic Message Syntax (CMS), https://www.rfc-editor.org/info/rfc3274" calcext:value-type="string">
              <text:p>IETF RFC 3274 (2002): Compressed Data Content Type for Cryptographic Message Syntax (CMS), https://www.rfc-editor.org/info/rfc327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4</text:p>
            </table:table-cell>
            <table:table-cell table:style-name="ce81" table:formula="of:=[.B1562]" office:value-type="string" office:string-value="IETF RFC 3779 (2004): X.509 Extensions for IP Addresses and AS Identifiers, https://www.rfc-editor.org/info/rfc3779" calcext:value-type="string">
              <text:p>IETF RFC 3779 (2004): X.509 Extensions for IP Addresses and AS Identifiers, https://www.rfc-editor.org/info/rfc377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5</text:p>
            </table:table-cell>
            <table:table-cell table:style-name="ce81" table:formula="of:=[.B1563]" office:value-type="string" office:string-value="IETF RFC 4073 (2005): Protecting Multiple Contents with the Cryptographic Message Syntax (CMS), https://www.rfc-editor.org/info/rfc4073" calcext:value-type="string">
              <text:p>IETF RFC 4073 (2005): Protecting Multiple Contents with the Cryptographic Message Syntax (CMS), https://www.rfc-editor.org/info/rfc407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6</text:p>
            </table:table-cell>
            <table:table-cell table:style-name="ce81" table:formula="of:=[.B1564]" office:value-type="string" office:string-value="IETF RFC 4231 (2005): Identifiers and Test Vectors for HMAC-SHA-224, HMAC-SHA-256, HMAC-SHA-384, and HMAC-SHA-512, https://www.rfc-editor.org/info/rfc4231" calcext:value-type="string">
              <text:p>IETF RFC 4231 (2005): Identifiers and Test Vectors for HMAC-SHA-224, HMAC-SHA-256, HMAC-SHA-384, and HMAC-SHA-512, https://www.rfc-editor.org/info/rfc423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7</text:p>
            </table:table-cell>
            <table:table-cell table:style-name="ce81" table:formula="of:=[.B1565]" office:value-type="string" office:string-value="IETF RFC 4334 (2006): Certificate Extensions and Attributes Supporting Authentication in Point-to-Point Protocol (PPP) and Wireless Local Area Networks (WLAN), https://www.rfc-editor.org/info/rfc4334" calcext:value-type="string">
              <text:p>IETF RFC 4334 (2006): Certificate Extensions and Attributes Supporting Authentication in Point-to-Point Protocol (PPP) and Wireless Local Area Networks (WLAN), https://www.rfc-editor.org/info/rfc43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8</text:p>
            </table:table-cell>
            <table:table-cell table:style-name="ce81" table:formula="of:=[.B1556]" office:value-type="string" office:string-value="IETF RFC 5083 (2007): Cryptographic Message Syntax (CMS) Authenticated-Enveloped-Data Content Type, https://www.rfc-editor.org/info/rfc5083" calcext:value-type="string">
              <text:p>IETF RFC 5083 (2007): Cryptographic Message Syntax (CMS) Authenticated-Enveloped-Data Content Type, https://www.rfc-editor.org/info/rfc508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9</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10</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11</text:p>
            </table:table-cell>
            <table:table-cell table:style-name="ce81" table:formula="of:=[.B1566]" office:value-type="string" office:string-value="IETF RFC 5752 (2010): Multiple Signatures in Cryptographic Message Syntax (CMS), https://www.rfc-editor.org/info/rfc5752" calcext:value-type="string">
              <text:p>IETF RFC 5752 (2010): Multiple Signatures in Cryptographic Message Syntax (CMS), https://www.rfc-editor.org/info/rfc57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12</text:p>
            </table:table-cell>
            <table:table-cell table:style-name="ce81" table:formula="of:=[.B979]" office:value-type="string" office:string-value="IETF RFC 5911 (2010): New ASN.1 Modules for Cryptographic Message Syntax (CMS) and S/MIME, https://www.rfc-editor.org/info/rfc5911" calcext:value-type="string">
              <text:p>IETF RFC 5911 (2010): New ASN.1 Modules for Cryptographic Message Syntax (CMS) and S/MIME, https://www.rfc-editor.org/info/rfc59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4.13</text:p>
            </table:table-cell>
            <table:table-cell table:style-name="ce81" table:formula="of:=[.B504]" office:value-type="string" office:string-value="IETF RFC 6960 (2013): X.509 Internet Public Key Infrastructure Online Certificate Status Protocol – OCSP, https://dx.doi.org/10.17487/rfc6960" calcext:value-type="string">
              <office:annotation draw:style-name="gr1" draw:text-style-name="P2" svg:width="20.747cm" svg:height="0.952cm" svg:x="21.761cm" svg:y="493.633cm" draw:caption-point-x="-0.407cm" draw:caption-point-y="-0.811cm">
                <dc:date>2020-05-07T00:00:00</dc:date>
                <text:p text:style-name="P1"><text:span text:style-name="T1">The original reference is RFC 5912 (2010)</text:span></text:p>
              </office:annotation>
              <text:p>IETF RFC 6960 (2013): X.509 Internet Public Key Infrastructure Online Certificate Status Protocol – OCSP, https://dx.doi.org/10.17487/rfc6960</text:p>
            </table:table-cell>
            <table:table-cell table:style-name="ce81" table:number-columns-repeated="5"/>
            <table:table-cell table:style-name="ce92" office:value-type="string" calcext:value-type="string">
              <text:p>The original reference is RFC 5912 (2010)</text:p>
            </table:table-cell>
            <table:table-cell table:style-name="ce92"/>
            <table:table-cell table:number-columns-repeated="1014"/>
          </table:table-row>
          <table:table-row table:style-name="ro4">
            <table:table-cell table:style-name="ce55"/>
            <table:table-cell table:style-name="ce68" office:value-type="string" calcext:value-type="string">
              <text:p>174.14</text:p>
            </table:table-cell>
            <table:table-cell table:style-name="ce81" table:formula="of:=[.B1567]" office:value-type="string" office:string-value="IETF RFC 6019 (2010): BinaryTime: An Alternate Format for Representing Date and Time in ASN.1, https://www.rfc-editor.org/info/rfc6019" calcext:value-type="string">
              <text:p>IETF RFC 6019 (2010): BinaryTime: An Alternate Format for Representing Date and Time in ASN.1, https://www.rfc-editor.org/info/rfc601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5" calcext:value-type="float">
            <text:p>175</text:p>
          </table:table-cell>
          <table:table-cell table:style-name="ce67" office:value-type="string" calcext:value-type="string">
            <text:p>IETF RFC 5940 (2010): Additional Cryptographic Message Syntax (CMS) Revocation Information Choices, https://tools.ietf.org/html/rfc5940</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5.1</text:p>
            </table:table-cell>
            <table:table-cell table:style-name="ce81" table:formula="of:=[.B469]" office:value-type="string" office:string-value="IETF STD 70 RFC 5652 (2009): Cryptographic Message Syntax (CMS), https://dx.doi.org/10.17487/rfc5652" calcext:value-type="string">
              <text:p>IETF STD 70 RFC 5652 (2009): Cryptographic Message Syntax (CMS), https://dx.doi.org/10.17487/rfc565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2</text:p>
            </table:table-cell>
            <table:table-cell table:style-name="ce81" table:formula="of:=[.B979]" office:value-type="string" office:string-value="IETF RFC 5911 (2010): New ASN.1 Modules for Cryptographic Message Syntax (CMS) and S/MIME, https://www.rfc-editor.org/info/rfc5911" calcext:value-type="string">
              <text:p>IETF RFC 5911 (2010): New ASN.1 Modules for Cryptographic Message Syntax (CMS) and S/MIME, https://www.rfc-editor.org/info/rfc59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3</text:p>
            </table:table-cell>
            <table:table-cell table:style-name="ce81" table:formula="of:=[.B504]" office:value-type="string" office:string-value="IETF RFC 6960 (2013): X.509 Internet Public Key Infrastructure Online Certificate Status Protocol – OCSP, https://dx.doi.org/10.17487/rfc6960" calcext:value-type="string">
              <office:annotation draw:style-name="gr1" draw:text-style-name="P2" svg:width="20.747cm" svg:height="0.952cm" svg:x="21.761cm" svg:y="496.085cm" draw:caption-point-x="-0.407cm" draw:caption-point-y="-0.811cm">
                <dc:date>2020-05-07T00:00:00</dc:date>
                <text:p text:style-name="P1"><text:span text:style-name="T1">The original reference is RFC 2560 (1999), RFC 5912 (2010)</text:span></text:p>
              </office:annotation>
              <text:p>IETF RFC 6960 (2013): X.509 Internet Public Key Infrastructure Online Certificate Status Protocol – OCSP, https://dx.doi.org/10.17487/rfc6960</text:p>
            </table:table-cell>
            <table:table-cell table:style-name="ce81" table:number-columns-repeated="5"/>
            <table:table-cell table:style-name="ce92" office:value-type="string" calcext:value-type="string">
              <text:p>The original reference is RFC 2560 (1999), RFC 5912 (2010)</text:p>
            </table:table-cell>
            <table:table-cell table:style-name="ce92"/>
            <table:table-cell table:number-columns-repeated="1014"/>
          </table:table-row>
          <table:table-row table:style-name="ro4">
            <table:table-cell table:style-name="ce55"/>
            <table:table-cell table:style-name="ce68" office:value-type="string" calcext:value-type="string">
              <text:p>175.4</text:p>
            </table:table-cell>
            <table:table-cell table:style-name="ce81" table:formula="of:=[.B1560]" office:value-type="string" office:string-value="IETF RFC 5055 (2007): Server-Based Certificate Validation Protocol (SCVP), https://www.rfc-editor.org/info/rfc5055" calcext:value-type="string">
              <text:p>IETF RFC 5055 (2007): Server-Based Certificate Validation Protocol (SCVP), https://www.rfc-editor.org/info/rfc5055</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5</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6</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7</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8</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5.9</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6" calcext:value-type="float">
            <text:p>176</text:p>
          </table:table-cell>
          <table:table-cell table:style-name="ce67" office:value-type="string" calcext:value-type="string">
            <office:annotation draw:style-name="gr4" draw:text-style-name="P2" svg:width="34.971cm" svg:height="2.064cm" svg:x="4.709cm" svg:y="499.517cm" draw:caption-point-x="-0.407cm" draw:caption-point-y="-0.81cm">
              <dc:date>2020-05-07T00:00:00</dc:date>
              <text:p text:style-name="P1"><text:span text:style-name="T1">Now withdrawn</text:span></text:p>
              <text:p text:style-name="P1"><text:span text:style-name="T1">ISO/IEC 9594-6:2008</text:span></text:p>
              <text:p text:style-name="P1"><text:span text:style-name="T1"/></text:p>
            </office:annotation>
            <text:p>ITU-T Recommendation X.520 (2008) | ISO/IEC 9594-6:2008: Information technology - Open Systems Interconnection - The Directory: Selected attribute types, https://www.itu.int/rec/T-REC-X.520-200811-S/en</text:p>
          </table:table-cell>
          <table:table-cell table:style-name="ce82" table:number-columns-repeated="6"/>
          <table:table-cell table:style-name="ce96" office:value-type="string" calcext:value-type="string">
            <text:p>Now withdrawn</text:p>
            <text:p>ISO/IEC 9594-6:2008</text:p>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6.1</text:p>
            </table:table-cell>
            <table:table-cell table:style-name="ce81" table:formula="of:=[.B1568]" office:value-type="string" office:string-value="ITU-T Recommendation X.200 (1994) | ISO/IEC 7498-1:1994, Information technology – Open Systems Interconnection – Basic Reference Model: The Basic Model." calcext:value-type="string">
              <text:p>ITU-T Recommendation X.200 (1994) | ISO/IEC 7498-1:1994, Information technology – Open Systems Interconnection – Basic Reference Model: The Basic Mode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2</text:p>
            </table:table-cell>
            <table:table-cell table:style-name="ce81" table:formula="of:=[.B1541]" office:value-type="string" office:string-value="ITU-T Recommendation X.500 (2008) | ISO/IEC 9594-1:2008, Information technology – Open Systems Interconnection – The Directory: Overview of concepts, models and services." calcext:value-type="string">
              <text:p>ITU-T Recommendation X.500 (2008) | ISO/IEC 9594-1:2008, Information technology – Open Systems Interconnection – The Directory: Overview of concepts, models and servic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3</text:p>
            </table:table-cell>
            <table:table-cell table:style-name="ce81" table:formula="of:=[.B1538]" office:value-type="string" office:string-value="ITU-T Recommendation X.501 (2019) | ISO/IEC 9594-2:2017, Information technology – Open Systems Interconnection – The Directory: Models, https://www.iso.org/standard/72551.html" calcext:value-type="string">
              <text:p>ITU-T Recommendation X.501 (2019) | ISO/IEC 9594-2:2017, Information technology – Open Systems Interconnection – The Directory: Models, https://www.iso.org/standard/72551.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4</text:p>
            </table:table-cell>
            <table:table-cell table:style-name="ce81" table:formula="of:=[.B1537]" office:value-type="string" office:string-value="ITU-T Recommendation X.509 (2008) | ISO/IEC 9594-8:2008, Information technology – Open Systems Interconnection – The Directory: Public-key and attribute certificate frameworks." calcext:value-type="string">
              <text:p>ITU-T Recommendation X.509 (2008) | ISO/IEC 9594-8:2008, Information technology – Open Systems Interconnection – The Directory: Public-key and attribute certificate framework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5</text:p>
            </table:table-cell>
            <table:table-cell table:style-name="ce81" table:formula="of:=[.B1569]" office:value-type="string" office:string-value="ITU-T Recommendation X.511 (2008) | ISO/IEC 9594-3:2008, Information technology – Open Systems Interconnection – The Directory: Abstract service definition" calcext:value-type="string">
              <text:p>ITU-T Recommendation X.511 (2008) | ISO/IEC 9594-3:2008, Information technology – Open Systems Interconnection – The Directory: Abstract service defini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6</text:p>
            </table:table-cell>
            <table:table-cell table:style-name="ce81" table:formula="of:=[.B1570]" office:value-type="string" office:string-value="ITU-T Recommendation X.518 (2008) | ISO/IEC 9594-4:2008, Information technology – Open Systems Interconnection – The Directory: Procedures for distributed operation" calcext:value-type="string">
              <text:p>ITU-T Recommendation X.518 (2008) | ISO/IEC 9594-4:2008, Information technology – Open Systems Interconnection – The Directory: Procedures for distributed oper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7</text:p>
            </table:table-cell>
            <table:table-cell table:style-name="ce81" table:formula="of:=[.B1571]" office:value-type="string" office:string-value="ITU-T Recommendation X.519 (2008) | ISO/IEC 9594-5:2008, Information technology – Open Systems Interconnection – The Directory: Protocol specifications" calcext:value-type="string">
              <text:p>ITU-T Recommendation X.519 (2008) | ISO/IEC 9594-5:2008, Information technology – Open Systems Interconnection – The Directory: Protocol specification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8</text:p>
            </table:table-cell>
            <table:table-cell table:style-name="ce81" table:formula="of:=[.B1572]" office:value-type="string" office:string-value="ITU-T Recommendation X.521 (2008) | ISO/IEC 9594-7:2008, Information technology – Open Systems Interconnection – The Directory: Selected object classes" calcext:value-type="string">
              <text:p>ITU-T Recommendation X.521 (2008) | ISO/IEC 9594-7:2008, Information technology – Open Systems Interconnection – The Directory: Selected object class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9</text:p>
            </table:table-cell>
            <table:table-cell table:style-name="ce81" table:formula="of:=[.B1573]" office:value-type="string" office:string-value="ITU-T Recommendation X.525 (2008) | ISO/IEC 9594-9:2008, Information technology – Open Systems Interconnection – The Directory: Replication." calcext:value-type="string">
              <text:p>ITU-T Recommendation X.525 (2008) | ISO/IEC 9594-9:2008, Information technology – Open Systems Interconnection – The Directory: Repl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0</text:p>
            </table:table-cell>
            <table:table-cell table:style-name="ce81" table:formula="of:=[.B1574]" office:value-type="string" office:string-value="ITU-T Recommendation X.530 (2008) | ISO/IEC 9594-10:2008, Information technology – Open Systems Interconnection – The Directory: Use of systems management for administration of the Directory." calcext:value-type="string">
              <text:p>ITU-T Recommendation X.530 (2008) | ISO/IEC 9594-10:2008, Information technology – Open Systems Interconnection – The Directory: Use of systems management for administration of the Director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1</text:p>
            </table:table-cell>
            <table:table-cell table:style-name="ce81" table:formula="of:=[.B1305]" office:value-type="string" office:string-value="ITU-T Recommendation X.660 (2011) | ISO/IEC 9834-1:2012, Information technology – Open Systems Interconnection – Procedures for the operation of OSI Registration Authorities: General procedures and top arcs of the ASN.1 International Object Identifier tree, https://www.itu.int/rec/T-REC-X.660-201107-I/en" calcext:value-type="string">
              <text:p>ITU-T Recommendation X.660 (2011) | ISO/IEC 9834-1:2012, Information technology – Open Systems Interconnection – Procedures for the operation of OSI Registration Authorities: General procedures and top arcs of the ASN.1 International Object Identifier tree, https://www.itu.int/rec/T-REC-X.660-201107-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2</text:p>
            </table:table-cell>
            <table:table-cell table:style-name="ce81" table:formula="of:=[.B1575]" office:value-type="string" office:string-value="ITU-T Recommendation X.667 (2008) | ISO/IEC 9834-8:2008, Information technology – Open Systems Interconnection – Procedures for the operation of OSI Registration Authorities: Generation and registration of Universally Unique Identifiers (UUIDs) and their use as ASN.1 object identifier components." calcext:value-type="string">
              <text:p>ITU-T Recommendation X.667 (2008) | ISO/IEC 9834-8:2008, Information technology – Open Systems Interconnection – Procedures for the operation of OSI Registration Authorities: Generation and registration of Universally Unique Identifiers (UUIDs) and their use as ASN.1 object identifier component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3</text:p>
            </table:table-cell>
            <table:table-cell table:style-name="ce81" table:formula="of:=[.B1576]" office:value-type="string" office:string-value="ITU-T Recommendation X.668 (2008) | ISO/IEC 9834-9:2008, Information technology – Open Systems Interconnection – Procedures for the operation of OSI Registration Authorities: Registration of object identifier arcs for applications and services using tag-based identification. " calcext:value-type="string">
              <text:p>ITU-T Recommendation X.668 (2008) | ISO/IEC 9834-9:2008, Information technology – Open Systems Interconnection – Procedures for the operation of OSI Registration Authorities: Registration of object identifier arcs for applications and services using tag-based identification.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4</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5</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6</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6.17</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77" calcext:value-type="float">
            <text:p>177</text:p>
          </table:table-cell>
          <table:table-cell table:style-name="ce67" office:value-type="string"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77.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7.2</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7.3</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77.4</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178" calcext:value-type="float">
            <text:p>178</text:p>
          </table:table-cell>
          <table:table-cell table:style-name="ce78" office:value-type="string" calcext:value-type="string">
            <office:annotation draw:style-name="gr1" draw:text-style-name="P2" svg:width="34.971cm" svg:height="0.952cm" svg:x="4.709cm" svg:y="510.796cm" draw:caption-point-x="-0.407cm" draw:caption-point-y="-0.811cm">
              <dc:date>2020-05-07T00:00:00</dc:date>
              <text:p text:style-name="P1"><text:span text:style-name="T1">contains 22 links</text:span></text:p>
            </office:annotation>
            <text:p>OASIS Standard "Security Assertion Markup Language (SAML) V2.0", https://www.oasis-open.org/committees/download.php/27819/sstc-saml-tech-overview-2.0-cd-02.pdf</text:p>
          </table:table-cell>
          <table:table-cell table:style-name="ce94" table:number-columns-repeated="6"/>
          <table:table-cell table:style-name="ce175" office:value-type="string" calcext:value-type="string">
            <text:p>contains 22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79" calcext:value-type="float">
            <text:p>179</text:p>
          </table:table-cell>
          <table:table-cell table:style-name="ce67" office:value-type="string" calcext:value-type="string">
            <office:annotation draw:style-name="gr1" draw:text-style-name="P2" svg:width="34.971cm" svg:height="0.952cm" svg:x="4.709cm" svg:y="511.285cm" draw:caption-point-x="-0.407cm" draw:caption-point-y="-0.81cm">
              <dc:date>2020-05-07T00:00:00</dc:date>
              <text:p text:style-name="P1"><text:span text:style-name="T1">Assume that the references are a subset of normative references of ISO 32000-2</text:span></text:p>
            </office:annotation>
            <text:p>ISO 32000-1: "Document management - Portable document format - Part 1: PDF 1.7", https://www.iso.org/standard/51502.html</text:p>
          </table:table-cell>
          <table:table-cell table:style-name="ce82" table:number-columns-repeated="6"/>
          <table:table-cell table:style-name="ce96" office:value-type="string" calcext:value-type="string">
            <text:p>Assume that the references are a subset of normative references of ISO 32000-2</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3" office:value-type="float" office:value="180" calcext:value-type="float">
            <text:p>180</text:p>
          </table:table-cell>
          <table:table-cell table:style-name="ce78" office:value-type="string" calcext:value-type="string">
            <office:annotation draw:style-name="gr1" draw:text-style-name="P2" svg:width="34.971cm" svg:height="0.952cm" svg:x="4.709cm" svg:y="511.777cm" draw:caption-point-x="-0.407cm" draw:caption-point-y="-0.811cm">
              <dc:date>2020-05-07T00:00:00</dc:date>
              <text:p text:style-name="P1"><text:span text:style-name="T1">contains 21 links</text:span></text:p>
            </office:annotation>
            <text:p>W3C Recommendation (May 2008): "Canonical XML Version 1.1", https://www.w3.org/TR/xml-c14n11/</text:p>
          </table:table-cell>
          <table:table-cell table:style-name="ce94" table:number-columns-repeated="6"/>
          <table:table-cell table:style-name="ce175" office:value-type="string" calcext:value-type="string">
            <text:p>contains 21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81" calcext:value-type="float">
            <text:p>181</text:p>
          </table:table-cell>
          <table:table-cell table:style-name="ce67" office:value-type="string" calcext:value-type="string">
            <text:p>ETSI EN 319 132-1: "Electronic Signatures and Infrastructures (ESI); XAdES digital signatures; Part 1: Building blocks and XAdES baseline signatures", https://www.etsi.org/deliver/etsi_en/319100_319199/31913201/01.00.00_20/en_31913201v010000a.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1.1</text:p>
            </table:table-cell>
            <table:table-cell table:style-name="ce81" table:formula="of:=[.B1577]" office:value-type="string" office:string-value="W3C Recommendation (11 April 2013): &quot;XML Signature Syntax and Processing. Version 1.1&quot;. " calcext:value-type="string">
              <text:p>W3C Recommendation (11 April 2013): "XML Signature Syntax and Processing. Version 1.1".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2</text:p>
            </table:table-cell>
            <table:table-cell table:style-name="ce81" table:formula="of:=[.B1578]" office:value-type="string" office:string-value="W3C Recommendation Part 1 (28 October 2004): &quot;XML Schema Part 1: Structures Second Edition&quot;. " calcext:value-type="string">
              <text:p>W3C Recommendation Part 1 (28 October 2004): "XML Schema Part 1: Structures Second Edition".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3</text:p>
            </table:table-cell>
            <table:table-cell table:style-name="ce81" table:formula="of:=[.B1579]" office:value-type="string" office:string-value="W3C Recommendation Part 2 (28 October 2004): &quot;XML Schema Part 2: Datatypes Second Edition&quot;. " calcext:value-type="string">
              <text:p>W3C Recommendation Part 2 (28 October 2004): "XML Schema Part 2: Datatypes Second Edition".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4</text:p>
            </table:table-cell>
            <table:table-cell table:style-name="ce81" table:formula="of:=[.B1537]" office:value-type="string" office:string-value="ITU-T Recommendation X.509 (2008) | ISO/IEC 9594-8:2008, Information technology – Open Systems Interconnection – The Directory: Public-key and attribute certificate frameworks." calcext:value-type="string">
              <text:p>ITU-T Recommendation X.509 (2008) | ISO/IEC 9594-8:2008, Information technology – Open Systems Interconnection – The Directory: Public-key and attribute certificate framework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5</text:p>
            </table:table-cell>
            <table:table-cell table:style-name="ce81"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6</text:p>
            </table:table-cell>
            <table:table-cell table:style-name="ce81" table:formula="of:=[.B504]" office:value-type="string" office:string-value="IETF RFC 6960 (2013): X.509 Internet Public Key Infrastructure Online Certificate Status Protocol – OCSP, https://dx.doi.org/10.17487/rfc6960" calcext:value-type="string">
              <text:p>IETF RFC 6960 (2013): X.509 Internet Public Key Infrastructure Online Certificate Status Protocol – OCSP, https://dx.doi.org/10.17487/rfc696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7</text:p>
            </table:table-cell>
            <table:table-cell table:style-name="ce81" table:formula="of:=[.B384]" office:value-type="string" office:string-value="IETF RFC 3161 (2001): Internet X.509 Public Key Infrastructure Time-Stamp Protocol (TSP), https://dx.doi.org/10.17487/rfc3161" calcext:value-type="string">
              <text:p>IETF RFC 3161 (2001): Internet X.509 Public Key Infrastructure Time-Stamp Protocol (TSP), https://dx.doi.org/10.17487/rfc31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8</text:p>
            </table:table-cell>
            <table:table-cell table:style-name="ce81" table:formula="of:=[.B1503]" office:value-type="string" office:string-value="IETF RFC 3061 (2001): A URN Namespace of Object Identifiers, https://www.rfc-editor.org/info/rfc3061" calcext:value-type="string">
              <text:p>IETF RFC 3061 (2001): A URN Namespace of Object Identifiers, https://www.rfc-editor.org/info/rfc306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9</text:p>
            </table:table-cell>
            <table:table-cell table:style-name="ce81" table:formula="of:=[.B1580]" office:value-type="string" office:string-value="W3C Recommendation (15 March 2001): &quot;Canonical XML Version 1.0&quot;. " calcext:value-type="string">
              <text:p>W3C Recommendation (15 March 2001): "Canonical XML Version 1.0".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0</text:p>
            </table:table-cell>
            <table:table-cell table:style-name="ce81" table:formula="of:=[.B1469]" office:value-type="string" office:string-value="W3C Recommendation (18 July 2002): &quot;Exclusive XML Canonicalization Version 1.0&quot;" calcext:value-type="string">
              <text:p>W3C Recommendation (18 July 2002): "Exclusive XML Canonicalization Version 1.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1</text:p>
            </table:table-cell>
            <table:table-cell table:style-name="ce81" table:formula="of:=[.B1043]" office:value-type="string" office:string-value="W3C Recommendation (May 2008): &quot;Canonical XML Version 1.1&quot;, https://www.w3.org/TR/xml-c14n11/" calcext:value-type="string">
              <text:p>W3C Recommendation (May 2008): "Canonical XML Version 1.1", https://www.w3.org/TR/xml-c14n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2</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3</text:p>
            </table:table-cell>
            <table:table-cell table:style-name="ce81" table:formula="of:=[.B1581]" office:value-type="string" office:string-value="W3C Recommendation (8 November 2002): &quot;XML-Signature XPath Filter 2.0&quot;. " calcext:value-type="string">
              <text:p>W3C Recommendation (8 November 2002): "XML-Signature XPath Filter 2.0".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4</text:p>
            </table:table-cell>
            <table:table-cell table:style-name="ce81" table:formula="of:=[.B1582]" office:value-type="string" office:string-value="ISO/IEC 29500-2:2012: &quot;Information technology -- Document description and processing languages -- Office Open XML File Formats -- Part 2: Open Packaging Conventions&quot;. " calcext:value-type="string">
              <text:p>ISO/IEC 29500-2:2012: "Information technology -- Document description and processing languages -- Office Open XML File Formats -- Part 2: Open Packaging Conventions".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5</text:p>
            </table:table-cell>
            <table:table-cell table:style-name="ce81" table:formula="of:=[.B422]" office:value-type="string" office:string-value="IETF RFC 5280 (2008): Internet X.509 Public Key Infrastructure Certificate and Certificate Revocation List (CRL) Profile, https://dx.doi.org/10.17487/rfc5280" calcext:value-type="string">
              <text:p>IETF RFC 5280 (2008): Internet X.509 Public Key Infrastructure Certificate and Certificate Revocation List (CRL) Profile, https://dx.doi.org/10.17487/rfc528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6</text:p>
            </table:table-cell>
            <table:table-cell table:style-name="ce81" table:formula="of:=[.B493]" office:value-type="string" office:string-value="IETF RFC 5816 (2010): ESSCertIDv2 Update for RFC 3161, https://dx.doi.org/10.17487/rfc5816" calcext:value-type="string">
              <text:p>IETF RFC 5816 (2010): ESSCertIDv2 Update for RFC 3161, https://dx.doi.org/10.17487/rfc581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1.17</text:p>
            </table:table-cell>
            <table:table-cell table:style-name="ce81" table:formula="of:=[.B416]" office:value-type="string" office:string-value="IETF RFC 5035 (2007): Enhanced Security Services (ESS) Update: Adding CertID Algorithm Agility, https://dx.doi.org/10.17487/rfc5035" calcext:value-type="string">
              <text:p>IETF RFC 5035 (2007): Enhanced Security Services (ESS) Update: Adding CertID Algorithm Agility, https://dx.doi.org/10.17487/rfc5035</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82" calcext:value-type="float">
            <text:p>182</text:p>
          </table:table-cell>
          <table:table-cell table:style-name="ce67" office:value-type="string" calcext:value-type="string">
            <text:p>ETSI EN 319 132-2: "Electronic Signatures and Infrastructures (ESI); XAdES digital signatures; Part 2: Extended XAdES signatures", https://www.etsi.org/deliver/etsi_en/319100_319199/31913202/01.01.01_60/en_31913202v010101p.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2.1</text:p>
            </table:table-cell>
            <table:table-cell table:style-name="ce81" table:formula="of:=[.B1044]" office:value-type="string" office:string-value="ETSI EN 319 132-1: &quot;Electronic Signatures and Infrastructures (ESI); XAdES digital signatures; Part 1: Building blocks and XAdES baseline signatures&quot;, https://www.etsi.org/deliver/etsi_en/319100_319199/31913201/01.00.00_20/en_31913201v010000a.pdf" calcext:value-type="string">
              <text:p>ETSI EN 319 132-1: "Electronic Signatures and Infrastructures (ESI); XAdES digital signatures; Part 1: Building blocks and XAdES baseline signatures", https://www.etsi.org/deliver/etsi_en/319100_319199/31913201/01.00.00_20/en_31913201v010000a.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3" office:value-type="float" office:value="183" calcext:value-type="float">
            <text:p>183</text:p>
          </table:table-cell>
          <table:table-cell table:style-name="ce78" office:value-type="string" calcext:value-type="string">
            <office:annotation draw:style-name="gr1" draw:text-style-name="P2" svg:width="34.971cm" svg:height="0.952cm" svg:x="4.709cm" svg:y="522.074cm" draw:caption-point-x="-0.407cm" draw:caption-point-y="-0.811cm">
              <dc:date>2020-05-07T00:00:00</dc:date>
              <text:p text:style-name="P1"><text:span text:style-name="T1">contains 51 link</text:span></text:p>
            </office:annotation>
            <text:p>Adobe ® XFA: "XML Forms Architecture (XFA) Specification" version 2.5, (June 2007), Adobe Systems Incorporated", http://citeseerx.ist.psu.edu/viewdoc/download;jsessionid=81D41739A0504C26E04AD023C8DC8CC5?doi=10.1.1.364.2751&amp;rep=rep1&amp;type=pdf</text:p>
          </table:table-cell>
          <table:table-cell table:style-name="ce94" table:number-columns-repeated="6"/>
          <table:table-cell table:style-name="ce175" office:value-type="string" calcext:value-type="string">
            <text:p>contains 51 link</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184" calcext:value-type="float">
            <text:p>184</text:p>
          </table:table-cell>
          <table:table-cell table:style-name="ce78" office:value-type="string" calcext:value-type="string">
            <office:annotation draw:style-name="gr1" draw:text-style-name="P2" svg:width="34.971cm" svg:height="0.952cm" svg:x="4.709cm" svg:y="522.565cm" draw:caption-point-x="-0.407cm" draw:caption-point-y="-0.811cm">
              <dc:date>2020-05-07T00:00:00</dc:date>
              <text:p text:style-name="P1"><text:span text:style-name="T1">contains 39 links</text:span></text:p>
            </office:annotation>
            <text:p>W3C Recommendation: "XML-Signature Syntax and Processing. Version 1.1", https://www.w3.org/TR/xmldsig-core1/#normative-references</text:p>
          </table:table-cell>
          <table:table-cell table:style-name="ce94" table:number-columns-repeated="6"/>
          <table:table-cell table:style-name="ce175" office:value-type="string" calcext:value-type="string">
            <text:p>contains 39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185" calcext:value-type="float">
            <text:p>185</text:p>
          </table:table-cell>
          <table:table-cell table:style-name="ce67" office:value-type="string" calcext:value-type="string">
            <office:annotation draw:style-name="gr2" draw:text-style-name="P2" svg:width="34.971cm" svg:height="1.508cm" svg:x="4.709cm" svg:y="523.054cm" draw:caption-point-x="-0.407cm" draw:caption-point-y="-0.81cm">
              <dc:date>2020-05-07T00:00:00</dc:date>
              <text:p text:style-name="P1"><text:span text:style-name="T1">Now confirmed</text:span></text:p>
              <text:p text:style-name="P1"><text:span text:style-name="T1">ISO 5-2:2009 </text:span></text:p>
            </office:annotation>
            <text:p>ISO 5-2, Photography and graphic technology — Density measurements — Part 2: Geometric conditions for transmittance density, https://www.iso.org/standard/52914.html</text:p>
          </table:table-cell>
          <table:table-cell table:style-name="ce82" table:number-columns-repeated="6"/>
          <table:table-cell table:style-name="ce96" office:value-type="string" calcext:value-type="string">
            <text:p>Now confirmed</text:p>
            <text:p>ISO 5-2:2009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5.1</text:p>
            </table:table-cell>
            <table:table-cell table:style-name="ce81" table:formula="of:=[.B1129]" office:value-type="string" office:string-value="ISO 5-1, Photography and graphic technology — Density measurements — Part 1: Geometry and functional notation, https://www.iso.org/standard/52913.html" calcext:value-type="string">
              <text:p>ISO 5-1, Photography and graphic technology — Density measurements — Part 1: Geometry and functional notation, https://www.iso.org/standard/5291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5.2</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86" calcext:value-type="float">
            <text:p>186</text:p>
          </table:table-cell>
          <table:table-cell table:style-name="ce67" office:value-type="string" calcext:value-type="string">
            <text:p>ISO 5-4:2009, Photography and graphic technology — Density measurements — Part 4: Geometric conditions for reflection density, https://www.iso.org/standard/52916.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6.1</text:p>
            </table:table-cell>
            <table:table-cell table:style-name="ce81" table:formula="of:=[.B1129]" office:value-type="string" office:string-value="ISO 5-1, Photography and graphic technology — Density measurements — Part 1: Geometry and functional notation, https://www.iso.org/standard/52913.html" calcext:value-type="string">
              <text:p>ISO 5-1, Photography and graphic technology — Density measurements — Part 1: Geometry and functional notation, https://www.iso.org/standard/5291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6.2</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6.3</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6.4</text:p>
            </table:table-cell>
            <table:table-cell table:style-name="ce81" table:formula="of:=[.B709]" office:value-type="string" office:string-value="IEEE 754, Standard for Binary Floating-Point Arithmetic, https://ieeexplore.ieee.org/document/8766229" calcext:value-type="string">
              <text:p>IEEE 754, Standard for Binary Floating-Point Arithmetic, https://ieeexplore.ieee.org/document/8766229</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87" calcext:value-type="float">
            <text:p>187</text:p>
          </table:table-cell>
          <table:table-cell table:style-name="ce67" office:value-type="string" calcext:value-type="string">
            <office:annotation draw:style-name="gr2" draw:text-style-name="P2" svg:width="34.971cm" svg:height="1.508cm" svg:x="4.709cm" svg:y="526.977cm" draw:caption-point-x="-0.407cm" draw:caption-point-y="-0.81cm">
              <dc:date>2020-05-07T00:00:00</dc:date>
              <text:p text:style-name="P1"><text:span text:style-name="T1">Revised by</text:span></text:p>
              <text:p text:style-name="P1"><text:span text:style-name="T1">ISO/CIE 11664-1:2019</text:span></text:p>
            </office:annotation>
            <text:p>ISO 11664-1, Colorimetry — Part 1: CIE standard colorimetric observers, https://www.iso.org/standard/52495.html</text:p>
          </table:table-cell>
          <table:table-cell table:style-name="ce82" table:number-columns-repeated="6"/>
          <table:table-cell table:style-name="ce96" office:value-type="string" calcext:value-type="string">
            <text:p>Revised by</text:p>
            <text:p>ISO/CIE 11664-1:2019</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187.1</text:p>
          </table:table-cell>
          <table:table-cell table:style-name="ce81" table:formula="of:=[.B1152]" office:value-type="string" office:string-value="CIE S 017:—, ILV: International Lighting Vocabulary" calcext:value-type="string">
            <text:p>CIE S 017:—, ILV: International Lighting Vocabulary</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188" calcext:value-type="float">
            <text:p>188</text:p>
          </table:table-cell>
          <table:table-cell table:style-name="ce67" office:value-type="string" calcext:value-type="string">
            <office:annotation draw:style-name="gr2" draw:text-style-name="P2" svg:width="34.971cm" svg:height="1.508cm" svg:x="4.709cm" svg:y="527.958cm" draw:caption-point-x="-0.407cm" draw:caption-point-y="-0.81cm">
              <dc:date>2020-05-07T00:00:00</dc:date>
              <text:p text:style-name="P1"><text:span text:style-name="T1">Revised by</text:span></text:p>
              <text:p text:style-name="P1"><text:span text:style-name="T1">ISO/CIE 11664-3:2019</text:span></text:p>
            </office:annotation>
            <text:p>ISO 11664-3, Colorimetry — Part 3: CIE tristimulus values</text:p>
          </table:table-cell>
          <table:table-cell table:style-name="ce82" table:number-columns-repeated="6"/>
          <table:table-cell table:style-name="ce96" office:value-type="string" calcext:value-type="string">
            <text:p>Revised by</text:p>
            <text:p>ISO/CIE 11664-3:2019</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8.1</text:p>
            </table:table-cell>
            <table:table-cell table:style-name="ce81" table:formula="of:=[.B1074]" office:value-type="string" office:string-value="ISO 11664-1, Colorimetry — Part 1: CIE standard colorimetric observers, https://www.iso.org/standard/52495.html" calcext:value-type="string">
              <text:p>ISO 11664-1, Colorimetry — Part 1: CIE standard colorimetric observers, https://www.iso.org/standard/5249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8.2</text:p>
            </table:table-cell>
            <table:table-cell table:style-name="ce81" table:formula="of:=[.B1173]" office:value-type="string" office:string-value="ISO 23539, Photometry — The CIE system of physical photometry, https://www.iso.org/standard/41641.html" calcext:value-type="string">
              <text:p>ISO 23539, Photometry — The CIE system of physical photometry, https://www.iso.org/standard/41641.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8.3</text:p>
            </table:table-cell>
            <table:table-cell table:style-name="ce81" table:formula="of:=[.B907]" office:value-type="string" office:string-value="IEC 60050-845:1987 International Electrotechnical Vocabulary (IEV) - Part 845: Lighting, https://standards.globalspec.com/std/830296/iec-60050-845" calcext:value-type="string">
              <text:p>IEC 60050-845:1987 International Electrotechnical Vocabulary (IEV) - Part 845: Lighting, https://standards.globalspec.com/std/830296/iec-60050-845</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89" calcext:value-type="float">
            <text:p>189</text:p>
          </table:table-cell>
          <table:table-cell table:style-name="ce67" office:value-type="string" calcext:value-type="string">
            <office:annotation draw:style-name="gr2" draw:text-style-name="P2" svg:width="34.971cm" svg:height="1.508cm" svg:x="4.709cm" svg:y="529.92cm" draw:caption-point-x="-0.407cm" draw:caption-point-y="-0.811cm">
              <dc:date>2020-05-07T00:00:00</dc:date>
              <text:p text:style-name="P1"><text:span text:style-name="T1">Revised by</text:span></text:p>
              <text:p text:style-name="P1"><text:span text:style-name="T1">ISO/CIE 11664-4:2019</text:span></text:p>
            </office:annotation>
            <text:p>ISO 11664-4, Colorimetry — Part 4: CIE 1976 L*a*b* Colour space, https://www.iso.org/standard/52497.html</text:p>
          </table:table-cell>
          <table:table-cell table:style-name="ce82" table:number-columns-repeated="6"/>
          <table:table-cell table:style-name="ce96" office:value-type="string" calcext:value-type="string">
            <text:p>Revised by</text:p>
            <text:p>ISO/CIE 11664-4:2019</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89.1</text:p>
            </table:table-cell>
            <table:table-cell table:style-name="ce81" table:formula="of:=[.B1152]" office:value-type="string" office:string-value="CIE S 017:—, ILV: International Lighting Vocabulary" calcext:value-type="string">
              <text:p>CIE S 017:—, ILV: International Lighting Vocabular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89.2</text:p>
            </table:table-cell>
            <table:table-cell table:style-name="ce81" table:formula="of:=[.B1074]" office:value-type="string" office:string-value="ISO 11664-1, Colorimetry — Part 1: CIE standard colorimetric observers, https://www.iso.org/standard/52495.html" calcext:value-type="string">
              <text:p>ISO 11664-1, Colorimetry — Part 1: CIE standard colorimetric observers, https://www.iso.org/standard/52495.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90" calcext:value-type="float">
            <text:p>190</text:p>
          </table:table-cell>
          <table:table-cell table:style-name="ce67" office:value-type="string" calcext:value-type="string">
            <office:annotation draw:style-name="gr2" draw:text-style-name="P2" svg:width="34.971cm" svg:height="1.508cm" svg:x="4.709cm" svg:y="531.391cm" draw:caption-point-x="-0.407cm" draw:caption-point-y="-0.811cm">
              <dc:date>2020-05-07T00:00:00</dc:date>
              <text:p text:style-name="P1"><text:span text:style-name="T1">Now confirmed</text:span></text:p>
              <text:p text:style-name="P1"><text:span text:style-name="T1">ISO 28178:2009 </text:span></text:p>
            </office:annotation>
            <text:p>ISO 28178, Graphic technology — Exchange format for colour and process control data using XML or ASCIl text, https://www.iso.org/standard/44527.html</text:p>
            <text:p/>
          </table:table-cell>
          <table:table-cell table:style-name="ce82" table:number-columns-repeated="6"/>
          <table:table-cell table:style-name="ce96" office:value-type="string" calcext:value-type="string">
            <text:p>Now confirmed</text:p>
            <text:p>ISO 28178:2009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90.1</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0.2</text:p>
            </table:table-cell>
            <table:table-cell table:style-name="ce80" table:formula="of:=[.B559]" office:value-type="string" office:string-value="Extensible Markup Language (XML) 1.0, Fifth Edition, November 2008, World Wide Web Consortium (W3C), https://www.w3.org/TR/2008/REC-xml-20081126/" calcext:value-type="string">
              <text:p>Extensible Markup Language (XML) 1.0, Fifth Edition, November 2008, World Wide Web Consortium (W3C), https://www.w3.org/TR/2008/REC-xml-20081126/</text:p>
            </table:table-cell>
            <table:table-cell table:style-name="ce80"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0.3</text:p>
            </table:table-cell>
            <table:table-cell table:style-name="ce81" table:formula="of:=[.B1174]" office:value-type="string" office:string-value="XSL Transformations (XSLT) Version 1.0, World Wide Web Consortium (W3C), W3C Recommendation 16 November 1999. Available at http://www.w3.org" calcext:value-type="string">
              <text:p>XSL Transformations (XSLT) Version 1.0, World Wide Web Consortium (W3C), W3C Recommendation 16 November 1999. Available at http://www.w3.org</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191" calcext:value-type="float">
            <text:p>191</text:p>
          </table:table-cell>
          <table:table-cell table:style-name="ce80" office:value-type="string" calcext:value-type="string">
            <text:p>CIE Publication 15:2004, Colorimetry. 3rd ed.</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192" calcext:value-type="float">
            <text:p>192</text:p>
          </table:table-cell>
          <table:table-cell table:style-name="ce80" office:value-type="string" calcext:value-type="string">
            <text:p>CIE Publication 167:2005, Recommended practice for tabulating spectral data for use in colour computation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193" calcext:value-type="float">
            <text:p>193</text:p>
          </table:table-cell>
          <table:table-cell table:style-name="ce80" office:value-type="string" calcext:value-type="string">
            <text:p>CIE Publication 176:2006, Geometric Tolerances for Colour Measuremen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194" calcext:value-type="float">
            <text:p>194</text:p>
          </table:table-cell>
          <table:table-cell table:style-name="ce80" office:value-type="string" calcext:value-type="string">
            <text:p>Color Exchange Format v3.0 documents</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195" calcext:value-type="float">
            <text:p>195</text:p>
          </table:table-cell>
          <table:table-cell table:style-name="ce67" office:value-type="string" calcext:value-type="string">
            <office:annotation draw:style-name="gr7" draw:text-style-name="P2" svg:width="34.971cm" svg:height="2.063cm" svg:x="4.709cm" svg:y="535.314cm" draw:caption-point-x="-0.407cm" draw:caption-point-y="-0.811cm">
              <dc:date>2020-05-07T00:00:00</dc:date>
              <text:p text:style-name="P1"><text:span text:style-name="T1">ISO 8601-1:2019</text:span></text:p>
              <text:p text:style-name="P1"><text:span text:style-name="T1">ISO 8601-2:2019, </text:span></text:p>
              <text:p text:style-name="P1"><text:span text:style-name="T1">There are no normative references in this document.</text:span></text:p>
            </office:annotation>
            <text:p>ISO 8601, Data elements and interchange formats — Information interchange — Representation of dates and times, https://www.iso.org/iso-8601-date-and-time-format.html</text:p>
          </table:table-cell>
          <table:table-cell table:style-name="ce82" table:number-columns-repeated="6"/>
          <table:table-cell table:style-name="ce96" office:value-type="string" calcext:value-type="string">
            <text:p>ISO 8601-1:2019</text:p>
            <text:p>ISO 8601-2:2019, </text:p>
            <text:p>There are no normative references in this docu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196" calcext:value-type="float">
            <text:p>196</text:p>
          </table:table-cell>
          <table:table-cell table:style-name="ce67" office:value-type="string" calcext:value-type="string">
            <office:annotation draw:style-name="gr2" draw:text-style-name="P2" svg:width="34.971cm" svg:height="1.508cm" svg:x="4.709cm" svg:y="535.803cm" draw:caption-point-x="-0.407cm" draw:caption-point-y="-0.81cm">
              <dc:date>2020-05-07T00:00:00</dc:date>
              <text:p text:style-name="P1"><text:span text:style-name="T1">Now</text:span></text:p>
              <text:p text:style-name="P1"><text:span text:style-name="T1">ISO 19103:2015</text:span></text:p>
            </office:annotation>
            <text:p>ISO 19103, Geographic information — Conceptual schema language, https://www.iso.org/obp/ui/#iso:std:iso:19103:ed-1:v1:en</text:p>
          </table:table-cell>
          <table:table-cell table:style-name="ce82" table:number-columns-repeated="6"/>
          <table:table-cell table:style-name="ce96" office:value-type="string" calcext:value-type="string">
            <text:p>Now</text:p>
            <text:p>ISO 19103:2015</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96.1</text:p>
            </table:table-cell>
            <table:table-cell table:style-name="ce81" table:formula="of:=[.B1175]" office:value-type="string" office:string-value="ISO 639 (all parts), Codes for the representation of names and languages, https://www.iso.org/iso-639-language-codes.html" calcext:value-type="string">
              <text:p>ISO 639 (all parts), Codes for the representation of names and languages, https://www.iso.org/iso-639-language-codes.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2</text:p>
            </table:table-cell>
            <table:table-cell table:style-name="ce81" table:formula="of:=[.B1190]" office:value-type="string" office:string-value="ISO 3166 (all parts), Codes for the representation of names of countries and their subdivisions, https://www.iso.org/iso-3166-country-codes.html" calcext:value-type="string">
              <text:p>ISO 3166 (all parts), Codes for the representation of names of countries and their subdivisions, https://www.iso.org/iso-3166-country-codes.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3</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4</text:p>
            </table:table-cell>
            <table:table-cell table:style-name="ce81" table:formula="of:=[.B1195]" office:value-type="string" office:string-value="ISO/IEC 11404:2007, Information technology — General-Purpose Datatypes (GPD), https://www.iso.org/standard/39479.html" calcext:value-type="string">
              <text:p>ISO/IEC 11404:2007, Information technology — General-Purpose Datatypes (GPD), https://www.iso.org/standard/3947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5</text:p>
            </table:table-cell>
            <table:table-cell table:style-name="ce81" table:formula="of:=[.B1201]" office:value-type="string" office:string-value="ISO/IEC 19501:2005, Information technology — Open Distributed Processing — Unified Modeling Language (UML) Version 1.4.2, https://www.iso.org/standard/32620.html" calcext:value-type="string">
              <text:p>ISO/IEC 19501:2005, Information technology — Open Distributed Processing — Unified Modeling Language (UML) Version 1.4.2, https://www.iso.org/standard/3262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6</text:p>
            </table:table-cell>
            <table:table-cell table:style-name="ce81" table:formula="of:=[.B1215]" office:value-type="string" office:string-value="ISO/IEC 19505-2:2012, Information technology — Object Management Group Unified Modeling Language (OMG UML) — Part 2: Superstructure, https://www.iso.org/standard/52854.html" calcext:value-type="string">
              <text:p>ISO/IEC 19505-2:2012, Information technology — Object Management Group Unified Modeling Language (OMG UML) — Part 2: Superstructure, https://www.iso.org/standard/5285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7</text:p>
            </table:table-cell>
            <table:table-cell table:style-name="ce81" table:formula="of:=[.B1224]" office:value-type="string" office:string-value="NOTE Unified Modeling Language (UML), version 2.4.1, available at http://www.omg.org/spec/UML/" calcext:value-type="string">
              <text:p>NOTE Unified Modeling Language (UML), version 2.4.1, available at http://www.omg.org/spec/U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8</text:p>
            </table:table-cell>
            <table:table-cell table:style-name="ce81" table:formula="of:=[.B1225]" office:value-type="string" office:string-value="OCL 2.3.1, OMG Object Constraint Language (OCL), version 2.3.1, available at &lt;http://www.omg.org/spec/OCL/&gt;" calcext:value-type="string">
              <text:p>OCL 2.3.1, OMG Object Constraint Language (OCL), version 2.3.1, available at &lt;http://www.omg.org/spec/OCL/&gt;</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6.9</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197" calcext:value-type="float">
            <text:p>197</text:p>
          </table:table-cell>
          <table:table-cell table:style-name="ce67" office:value-type="string" calcext:value-type="string">
            <office:annotation draw:style-name="gr2" draw:text-style-name="P2" svg:width="34.971cm" svg:height="1.508cm" svg:x="4.709cm" svg:y="540.708cm" draw:caption-point-x="-0.407cm" draw:caption-point-y="-0.811cm">
              <dc:date>2020-05-07T00:00:00</dc:date>
              <text:p text:style-name="P1"><text:span text:style-name="T1">Corrigenda/Amendments</text:span></text:p>
              <text:p text:style-name="P1"><text:span text:style-name="T1">ISO 19115-1:2014/Amd 1:2018</text:span></text:p>
            </office:annotation>
            <text:p>ISO 19115-1:2014, Geographic information — Metadata — Part 1: Fundamentals, https://www.iso.org/standard/53798.html</text:p>
          </table:table-cell>
          <table:table-cell table:style-name="ce82" table:number-columns-repeated="6"/>
          <table:table-cell table:style-name="ce96" office:value-type="string" calcext:value-type="string">
            <text:p>Corrigenda/Amendments</text:p>
            <text:p>ISO 19115-1:2014/Amd 1:2018</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97.1</text:p>
            </table:table-cell>
            <table:table-cell table:style-name="ce81" table:formula="of:=[.B1175]" office:value-type="string" office:string-value="ISO 639 (all parts), Codes for the representation of names and languages, https://www.iso.org/iso-639-language-codes.html" calcext:value-type="string">
              <text:p>ISO 639 (all parts), Codes for the representation of names and languages, https://www.iso.org/iso-639-language-codes.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2</text:p>
            </table:table-cell>
            <table:table-cell table:style-name="ce81" table:formula="of:=[.B1190]" office:value-type="string" office:string-value="ISO 3166 (all parts), Codes for the representation of names of countries and their subdivisions, https://www.iso.org/iso-3166-country-codes.html" calcext:value-type="string">
              <text:p>ISO 3166 (all parts), Codes for the representation of names of countries and their subdivisions, https://www.iso.org/iso-3166-country-codes.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3</text:p>
            </table:table-cell>
            <table:table-cell table:style-name="ce81" table:formula="of:=[.B1373]" office:value-type="string" office:string-value="ISO 4217, Codes for the representation of currencies and funds, or successor, http://www.iso.org/iso/iso_catalogue/catalogue_tc/catalogue_detail.htm?csnumber=46121" calcext:value-type="string">
              <office:annotation draw:style-name="gr1" draw:text-style-name="P2" svg:width="20.747cm" svg:height="0.952cm" svg:x="21.761cm" svg:y="542.179cm" draw:caption-point-x="-0.407cm" draw:caption-point-y="-0.811cm">
                <dc:date>2020-05-07T00:00:00</dc:date>
                <text:p text:style-name="P1"><text:span text:style-name="T1">The original reference is ISO 4217:2008</text:span></text:p>
              </office:annotation>
              <text:p>ISO 4217, Codes for the representation of currencies and funds, or successor, http://www.iso.org/iso/iso_catalogue/catalogue_tc/catalogue_detail.htm?csnumber=46121</text:p>
            </table:table-cell>
            <table:table-cell table:style-name="ce81" table:number-columns-repeated="5"/>
            <table:table-cell table:style-name="ce92" office:value-type="string" calcext:value-type="string">
              <text:p>The original reference is ISO 4217:2008</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197.4</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5</text:p>
            </table:table-cell>
            <table:table-cell table:style-name="ce81" table:formula="of:=[.B1092]" office:value-type="string" office:string-value="ISO 19103, Geographic information — Conceptual schema language, https://www.iso.org/obp/ui/#iso:std:iso:19103:ed-1:v1:en" calcext:value-type="string">
              <text:p>ISO 19103, Geographic information — Conceptual schema language, https://www.iso.org/obp/ui/#iso:std:iso:19103:ed-1:v1: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6</text:p>
            </table:table-cell>
            <table:table-cell table:style-name="ce81" table:formula="of:=[.B1374]" office:value-type="string" office:string-value="ISO 19106:2004, Geographic information — Profiles" calcext:value-type="string">
              <text:p>ISO 19106:2004, Geographic information — Profil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7</text:p>
            </table:table-cell>
            <table:table-cell table:style-name="ce81" table:formula="of:=[.B1375]" office:value-type="string" office:string-value="ISO 19107:2003, Geographic information — Spatial schema" calcext:value-type="string">
              <text:p>ISO 19107:2003, Geographic information — Spatial schema</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8</text:p>
            </table:table-cell>
            <table:table-cell table:style-name="ce81" table:formula="of:=[.B1376]" office:value-type="string" office:string-value="ISO 19108:2002, Geographic information — Temporal schema" calcext:value-type="string">
              <text:p>ISO 19108:2002, Geographic information — Temporal schema</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9</text:p>
            </table:table-cell>
            <table:table-cell table:style-name="ce81" table:formula="of:=[.B1377]" office:value-type="string" office:string-value="ISO 19109:2005, Geographic information — Rules for application schema" calcext:value-type="string">
              <text:p>ISO 19109:2005, Geographic information — Rules for application schema</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0</text:p>
            </table:table-cell>
            <table:table-cell table:style-name="ce81" table:formula="of:=[.B1378]" office:value-type="string" office:string-value="ISO 19110:2005, Geographic information — Methodology for feature cataloguing" calcext:value-type="string">
              <text:p>ISO 19110:2005, Geographic information — Methodology for feature cataloguing</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1</text:p>
            </table:table-cell>
            <table:table-cell table:style-name="ce81" table:formula="of:=[.B844]" office:value-type="string" office:string-value="ISO 19111:2019, Geographic information — Referencing by coordinates, https://www.iso.org/standard/74039.html" calcext:value-type="string">
              <text:p>ISO 19111:2019, Geographic information — Referencing by coordinates, https://www.iso.org/standard/7403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2</text:p>
            </table:table-cell>
            <table:table-cell table:style-name="ce81" table:formula="of:=[.B1379]" office:value-type="string" office:string-value="ISO 19111-2:2009, Geographic information — Spatial referencing by coordinates — Part 2: Extension for parametric values" calcext:value-type="string">
              <text:p>ISO 19111-2:2009, Geographic information — Spatial referencing by coordinates — Part 2: Extension for parametric valu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3</text:p>
            </table:table-cell>
            <table:table-cell table:style-name="ce81" table:formula="of:=[.B1267]" office:value-type="string" office:string-value="ISO 19112:2019 Geographic information — Spatial referencing by geographic identifiers, Geographic information — Spatial referencing by geographic identifiers, https://www.iso.org/standard/70742.html" calcext:value-type="string">
              <text:p>ISO 19112:2019 Geographic information — Spatial referencing by geographic identifiers, Geographic information — Spatial referencing by geographic identifiers, https://www.iso.org/standard/7074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4</text:p>
            </table:table-cell>
            <table:table-cell table:style-name="ce81" table:formula="of:=[.B1380]" office:value-type="string" office:string-value="ISO 19119, Geographic information — Services" calcext:value-type="string">
              <text:p>ISO 19119, Geographic information — Servic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5</text:p>
            </table:table-cell>
            <table:table-cell table:style-name="ce81" table:formula="of:=[.B1381]" office:value-type="string" office:string-value="ISO 19157:2013, Geographic information ― Data Quality" calcext:value-type="string">
              <text:p>ISO 19157:2013, Geographic information ― Data Quality</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197.16</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198" calcext:value-type="float">
            <text:p>198</text:p>
          </table:table-cell>
          <table:table-cell table:style-name="ce67" office:value-type="string" calcext:value-type="string">
            <office:annotation draw:style-name="gr2" draw:text-style-name="P2" svg:width="34.971cm" svg:height="1.508cm" svg:x="4.709cm" svg:y="549.043cm" draw:caption-point-x="-0.407cm" draw:caption-point-y="-0.81cm">
              <dc:date>2020-05-07T00:00:00</dc:date>
              <text:p text:style-name="P1"><text:span text:style-name="T1">Now under review</text:span></text:p>
              <text:p text:style-name="P1"><text:span text:style-name="T1">ISO 23603:2005 </text:span></text:p>
            </office:annotation>
            <text:p>ISO/CIE 23603:2005, Standard method of assessing the spectral quality of daylight simulators for visual appraisal and measurement of colour, https://www.iso.org/standard/41694.html</text:p>
          </table:table-cell>
          <table:table-cell table:style-name="ce82" table:number-columns-repeated="6"/>
          <table:table-cell table:style-name="ce96" office:value-type="string" calcext:value-type="string">
            <text:p>Now under review</text:p>
            <text:p>ISO 23603:2005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198.1</text:p>
            </table:table-cell>
            <table:table-cell table:style-name="ce81" table:formula="of:=[.B1127]" office:value-type="string" office:string-value="CIE 15:2004, Colorímetry, 3rd edition." calcext:value-type="string">
              <text:p>CIE 15:2004, Colorímetry, 3rd edi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8.2</text:p>
            </table:table-cell>
            <table:table-cell table:style-name="ce81" table:formula="of:=[.B1226]" office:value-type="string" office:string-value="CIE 17.4-1987, International Lighting Vocabulary, ILV (joint IEC/CIE publication).." calcext:value-type="string">
              <text:p>CIE 17.4-1987, International Lighting Vocabulary, ILV (joint IEC/CIE publ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8.3</text:p>
            </table:table-cell>
            <table:table-cell table:style-name="ce81" table:formula="of:=[.B1227]" office:value-type="string" office:string-value="CIE 51.2-1999, A method for assessing the quality of daylight simulators for colorimetry." calcext:value-type="string">
              <text:p>CIE 51.2-1999, A method for assessing the quality of daylight simulators for colorimetr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8.4</text:p>
            </table:table-cell>
            <table:table-cell table:style-name="ce81" table:formula="of:=[.B1228]" office:value-type="string" office:string-value="CIE 63-1984, The spectroradiometric measurement of light sources." calcext:value-type="string">
              <text:p>CIE 63-1984, The spectroradiometric measurement of light sourc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8.5</text:p>
            </table:table-cell>
            <table:table-cell table:style-name="ce81" table:formula="of:=[.B1133]" office:value-type="string" office:string-value="ISO 11664-2:2007 Colorimetry — Part 2: CIE standard illuminants, https://www.iso.org/standard/52496.html" calcext:value-type="string">
              <text:p>ISO 11664-2:2007 Colorimetry — Part 2: CIE standard illuminants, https://www.iso.org/standard/5249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198.6</text:p>
            </table:table-cell>
            <table:table-cell table:style-name="ce81" table:formula="of:=[.B908]" office:value-type="string" office:string-value="ISO/CIE 10527:1991, CIE standard colorimetric observers, https://www.iso.org/standard/18596.html" calcext:value-type="string">
              <text:p>ISO/CIE 10527:1991, CIE standard colorimetric observers, https://www.iso.org/standard/18596.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199" calcext:value-type="float">
            <text:p>199</text:p>
          </table:table-cell>
          <table:table-cell table:style-name="ce80" office:value-type="string" calcext:value-type="string">
            <text:p>CIE 13.3-1995, Method of measuring and specifying colour rendering properties of light sources</text:p>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00" calcext:value-type="float">
            <text:p>200</text:p>
          </table:table-cell>
          <table:table-cell table:style-name="ce80" office:value-type="string" calcext:value-type="string">
            <text:p>CIE 15:2004, Colorímetry, 3rd edi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01" calcext:value-type="float">
            <text:p>201</text:p>
          </table:table-cell>
          <table:table-cell table:style-name="ce80" office:value-type="string" calcext:value-type="string">
            <text:p>CIE 69-1987, Methods of characterizing illuminance meters and luminance meters — Performance, characteristics and specifications</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02" calcext:value-type="float">
            <text:p>202</text:p>
          </table:table-cell>
          <table:table-cell table:style-name="ce67" office:value-type="string" calcext:value-type="string">
            <office:annotation draw:style-name="gr19" draw:text-style-name="P2" svg:width="34.971cm" svg:height="1.507cm" svg:x="4.709cm" svg:y="553.948cm" draw:caption-point-x="-0.407cm" draw:caption-point-y="-0.811cm">
              <dc:date>2020-05-07T00:00:00</dc:date>
              <text:p text:style-name="P1"><text:span text:style-name="T1">Now confirmed</text:span></text:p>
              <text:p text:style-name="P1"><text:span text:style-name="T1">ISO 5-1:2009 </text:span></text:p>
            </office:annotation>
            <text:p>ISO 5-1, Photography and graphic technology — Density measurements — Part 1: Geometry and functional notation, https://www.iso.org/standard/52913.html</text:p>
          </table:table-cell>
          <table:table-cell table:style-name="ce82" table:number-columns-repeated="6"/>
          <table:table-cell table:style-name="ce96" office:value-type="string" calcext:value-type="string">
            <text:p>Now confirmed</text:p>
            <text:p>ISO 5-1:2009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2.1</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text:p>ISO 5-2, Photography and graphic technology — Density measurements — Part 2: Geometric conditions for transmittance density, https://www.iso.org/standard/5291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2.2</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2.3</text:p>
            </table:table-cell>
            <table:table-cell table:style-name="ce81" table:formula="of:=[.B1069]" office:value-type="string" office:string-value="ISO 5-4:2009, Photography and graphic technology — Density measurements — Part 4: Geometric conditions for reflection density, https://www.iso.org/standard/52916.html" calcext:value-type="string">
              <text:p>ISO 5-4:2009, Photography and graphic technology — Density measurements — Part 4: Geometric conditions for reflection density, https://www.iso.org/standard/52916.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03" calcext:value-type="float">
            <text:p>203</text:p>
          </table:table-cell>
          <table:table-cell table:style-name="ce67" office:value-type="string" calcext:value-type="string">
            <office:annotation draw:style-name="gr2" draw:text-style-name="P2" svg:width="34.971cm" svg:height="1.508cm" svg:x="4.709cm" svg:y="555.909cm" draw:caption-point-x="-0.407cm" draw:caption-point-y="-0.811cm">
              <dc:date>2020-05-07T00:00:00</dc:date>
              <text:p text:style-name="P1"><text:span text:style-name="T1">Will be replaced by</text:span></text:p>
              <text:p text:style-name="P1"><text:span text:style-name="T1">ISO/CIE NP 11664-2</text:span></text:p>
            </office:annotation>
            <text:p>ISO 11664-2:2007 Colorimetry — Part 2: CIE standard illuminants, https://www.iso.org/standard/52496.html</text:p>
          </table:table-cell>
          <table:table-cell table:style-name="ce82" table:number-columns-repeated="6"/>
          <table:table-cell table:style-name="ce96" office:value-type="string" calcext:value-type="string">
            <text:p>Will be replaced by</text:p>
            <text:p>ISO/CIE NP 11664-2</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3.1</text:p>
            </table:table-cell>
            <table:table-cell table:style-name="ce81" table:formula="of:=[.B1127]" office:value-type="string" office:string-value="CIE 15:2004, Colorímetry, 3rd edition." calcext:value-type="string">
              <text:p>CIE 15:2004, Colorímetry, 3rd edi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3.2</text:p>
            </table:table-cell>
            <table:table-cell table:style-name="ce81" table:formula="of:=[.B1226]" office:value-type="string" office:string-value="CIE 17.4-1987, International Lighting Vocabulary, ILV (joint IEC/CIE publication).." calcext:value-type="string">
              <text:p>CIE 17.4-1987, International Lighting Vocabulary, ILV (joint IEC/CIE publ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3.3</text:p>
            </table:table-cell>
            <table:table-cell table:style-name="ce81" table:formula="of:=[.B1119]" office:value-type="string" office:string-value="ISO/CIE 23603:2005, Standard method of assessing the spectral quality of daylight simulators for visual appraisal and measurement of colour, https://www.iso.org/standard/41694.html" calcext:value-type="string">
              <text:p>ISO/CIE 23603:2005, Standard method of assessing the spectral quality of daylight simulators for visual appraisal and measurement of colour, https://www.iso.org/standard/4169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3.4</text:p>
            </table:table-cell>
            <table:table-cell table:style-name="ce81" table:formula="of:=[.B1074]" office:value-type="string" office:string-value="ISO 11664-1, Colorimetry — Part 1: CIE standard colorimetric observers, https://www.iso.org/standard/52495.html" calcext:value-type="string">
              <text:p>ISO 11664-1, Colorimetry — Part 1: CIE standard colorimetric observers, https://www.iso.org/standard/52495.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04" calcext:value-type="float">
            <text:p>204</text:p>
          </table:table-cell>
          <table:table-cell table:style-name="ce67" office:value-type="string" calcext:value-type="string">
            <office:annotation draw:style-name="gr2" draw:text-style-name="P2" svg:width="34.971cm" svg:height="1.508cm" svg:x="4.709cm" svg:y="558.36cm" draw:caption-point-x="-0.407cm" draw:caption-point-y="-0.81cm">
              <dc:date>2020-05-07T00:00:00</dc:date>
              <text:p text:style-name="P1"><text:span text:style-name="T1">Now confirmed</text:span></text:p>
              <text:p text:style-name="P1"><text:span text:style-name="T1">ISO 14807:2001 </text:span></text:p>
            </office:annotation>
            <text:p>ISO 14807, Photography — Transmission and reflection densitometers — Method for determining performance, https://www.iso.org/standard/25605.html</text:p>
          </table:table-cell>
          <table:table-cell table:style-name="ce82" table:number-columns-repeated="6"/>
          <table:table-cell table:style-name="ce96" office:value-type="string" calcext:value-type="string">
            <text:p>Now confirmed</text:p>
            <text:p>ISO 14807:2001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4.1</text:p>
            </table:table-cell>
            <table:table-cell table:style-name="ce81" table:formula="of:=[.B1129]" office:value-type="string" office:string-value="ISO 5-1, Photography and graphic technology — Density measurements — Part 1: Geometry and functional notation, https://www.iso.org/standard/52913.html" calcext:value-type="string">
              <text:p>ISO 5-1, Photography and graphic technology — Density measurements — Part 1: Geometry and functional notation, https://www.iso.org/standard/5291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4.2</text:p>
            </table:table-cell>
            <table:table-cell table:style-name="ce81" table:formula="of:=[.B1066]" office:value-type="string" office:string-value="ISO 5-2, Photography and graphic technology — Density measurements — Part 2: Geometric conditions for transmittance density, https://www.iso.org/standard/52914.html" calcext:value-type="string">
              <text:p>ISO 5-2, Photography and graphic technology — Density measurements — Part 2: Geometric conditions for transmittance density, https://www.iso.org/standard/52914.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4.3</text:p>
            </table:table-cell>
            <table:table-cell table:style-name="ce81" table:formula="of:=[.B666]" office:value-type="string" office:string-value="ISO 5-3, Photography and graphic technology - Density measurements - Part 3: Spectral conditions, https://www.iso.org/standard/52915.html" calcext:value-type="string">
              <text:p>ISO 5-3, Photography and graphic technology - Density measurements - Part 3: Spectral conditions, https://www.iso.org/standard/5291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4.4</text:p>
            </table:table-cell>
            <table:table-cell table:style-name="ce81" table:formula="of:=[.B1069]" office:value-type="string" office:string-value="ISO 5-4:2009, Photography and graphic technology — Density measurements — Part 4: Geometric conditions for reflection density, https://www.iso.org/standard/52916.html" calcext:value-type="string">
              <text:p>ISO 5-4:2009, Photography and graphic technology — Density measurements — Part 4: Geometric conditions for reflection density, https://www.iso.org/standard/5291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4.5</text:p>
            </table:table-cell>
            <table:table-cell table:style-name="ce81" table:formula="of:=[.B1229]" office:value-type="string" office:string-value="ISO 554:1976, Standard atmospheres for conditioning and/or testing — Specifications, https://www.iso.org/standard/4635.html" calcext:value-type="string">
              <text:p>ISO 554:1976, Standard atmospheres for conditioning and/or testing — Specifications, https://www.iso.org/standard/4635.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05" calcext:value-type="float">
            <text:p>205</text:p>
          </table:table-cell>
          <table:table-cell table:style-name="ce67" office:value-type="string" calcext:value-type="string">
            <office:annotation draw:style-name="gr2" draw:text-style-name="P2" svg:width="34.971cm" svg:height="1.508cm" svg:x="4.709cm" svg:y="561.303cm" draw:caption-point-x="-0.407cm" draw:caption-point-y="-0.811cm">
              <dc:date>2020-05-07T00:00:00</dc:date>
              <text:p text:style-name="P1"><text:span text:style-name="T1">Revised by</text:span></text:p>
              <text:p text:style-name="P1"><text:span text:style-name="T1">ISO 3166-2:2013; IGNORE: The country codes from all three parts of ISO 3166 are available in .xml, .csv and .xls formats here: Country Codes Collection (https://www.iso.org/publication/PUB500001.html)</text:span></text:p>
            </office:annotation>
            <text:p>ISO 3166-2:1998, Codes for the representation of names of countries and their subdivisions — Part 2: Country subdivision code, https://www.iso.org/standard/63546.html</text:p>
          </table:table-cell>
          <table:table-cell table:style-name="ce82" table:number-columns-repeated="6"/>
          <table:table-cell table:style-name="ce96" office:value-type="string" calcext:value-type="string">
            <text:p>Revised by</text:p>
            <text:p>ISO 3166-2:2013; IGNORE: The country codes from all three parts of ISO 3166 are available in .xml, .csv and .xls formats here: Country Codes Collection (https://www.iso.org/publication/PUB500001.html)</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06" calcext:value-type="float">
            <text:p>206</text:p>
          </table:table-cell>
          <table:table-cell table:style-name="ce67" office:value-type="string" calcext:value-type="string">
            <office:annotation draw:style-name="gr19" draw:text-style-name="P2" svg:width="34.971cm" svg:height="1.507cm" svg:x="4.709cm" svg:y="561.794cm" draw:caption-point-x="-0.407cm" draw:caption-point-y="-0.811cm">
              <dc:date>2020-05-07T00:00:00</dc:date>
              <text:p text:style-name="P1"><text:span text:style-name="T1">Revised by</text:span></text:p>
              <text:p text:style-name="P1"><text:span text:style-name="T1">ISO 3166-3:2013; IGNORE: The country codes from all three parts of ISO 3166 are available in .xml, .csv and .xls formats here: Country Codes Collection (https://www.iso.org/publication/PUB500001.html)</text:span></text:p>
            </office:annotation>
            <text:p>ISO 3166-3:1999, Codes for the representation of names of countries and their subdivisions — Part 3: Code for formerly used names of countries, https://www.iso.org/standard/63547.html</text:p>
          </table:table-cell>
          <table:table-cell table:style-name="ce82" table:number-columns-repeated="6"/>
          <table:table-cell table:style-name="ce96" office:value-type="string" calcext:value-type="string">
            <text:p>Revised by</text:p>
            <text:p>ISO 3166-3:2013; IGNORE: The country codes from all three parts of ISO 3166 are available in .xml, .csv and .xls formats here: Country Codes Collection (https://www.iso.org/publication/PUB500001.html)</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07" calcext:value-type="float">
            <text:p>207</text:p>
          </table:table-cell>
          <table:table-cell table:style-name="ce67" office:value-type="string" calcext:value-type="string">
            <office:annotation draw:style-name="gr2" draw:text-style-name="P2" svg:width="34.971cm" svg:height="1.508cm" svg:x="4.709cm" svg:y="562.283cm" draw:caption-point-x="-0.407cm" draw:caption-point-y="-0.81cm">
              <dc:date>2020-05-07T00:00:00</dc:date>
              <text:p text:style-name="P1"><text:span text:style-name="T1">Now confirmed</text:span></text:p>
              <text:p text:style-name="P1"><text:span text:style-name="T1">ISO/IEC 4873:1991 </text:span></text:p>
            </office:annotation>
            <text:p>ISO/IEC 4873:1991, Information technology — ISO 8-bit code for information interchange — Structure and rules for implementation, https://www.iso.org/standard/10859.html</text:p>
          </table:table-cell>
          <table:table-cell table:style-name="ce82" table:number-columns-repeated="6"/>
          <table:table-cell table:style-name="ce96" office:value-type="string" calcext:value-type="string">
            <text:p>Now confirmed</text:p>
            <text:p>ISO/IEC 4873:1991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7.1</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7.2</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7.3</text:p>
            </table:table-cell>
            <table:table-cell table:style-name="ce81" table:formula="of:=[.B642]" office:value-type="string" office:string-value="ISO/IEC 6429:1992 Information technology - Control functions for coded character sets, https://www.iso.org/standard/12782.html" calcext:value-type="string">
              <text:p>ISO/IEC 6429:1992 Information technology - Control functions for coded character sets, https://www.iso.org/standard/1278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7.4</text:p>
            </table:table-cell>
            <table:table-cell table:style-name="ce81" table:formula="of:=[.B1230]" office:value-type="string" office:string-value="ISO/IEC 10367:1991 Information technology — Standardized coded graphic character sets for use in 8-bit codes, https://www.iso.org/standard/18428.html" calcext:value-type="string">
              <text:p>ISO/IEC 10367:1991 Information technology — Standardized coded graphic character sets for use in 8-bit codes, https://www.iso.org/standard/18428.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7.5</text:p>
            </table:table-cell>
            <table:table-cell table:style-name="ce81" table:formula="of:=[.B1153]" office:value-type="string" office:string-value="ISO/IEC 2375:2003 Information technology — Procedure for registration of escape sequences and coded character sets, https://www.iso.org/standard/32184.html" calcext:value-type="string">
              <text:p>ISO/IEC 2375:2003 Information technology — Procedure for registration of escape sequences and coded character sets, https://www.iso.org/standard/32184.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208" calcext:value-type="float">
            <text:p>208</text:p>
          </table:table-cell>
          <table:table-cell table:style-name="ce80" office:value-type="string" calcext:value-type="string">
            <text:p>CIE S 017:—, ILV: International Lighting Vocabulary</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09" calcext:value-type="float">
            <text:p>209</text:p>
          </table:table-cell>
          <table:table-cell table:style-name="ce67" office:value-type="string" calcext:value-type="string">
            <text:p>ISO/IEC 2375:2003 Information technology — Procedure for registration of escape sequences and coded character sets, https://www.iso.org/standard/32184.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09.1</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2</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3</text:p>
            </table:table-cell>
            <table:table-cell table:style-name="ce81" table:formula="of:=[.B1146]" office:value-type="string" office:string-value="ISO/IEC 4873:1991, Information technology — ISO 8-bit code for information interchange — Structure and rules for implementation, https://www.iso.org/standard/10859.html" calcext:value-type="string">
              <text:p>ISO/IEC 4873:1991, Information technology — ISO 8-bit code for information interchange — Structure and rules for implementation, https://www.iso.org/standard/1085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4</text:p>
            </table:table-cell>
            <table:table-cell table:style-name="ce81" table:formula="of:=[.B642]" office:value-type="string" office:string-value="ISO/IEC 6429:1992 Information technology - Control functions for coded character sets, https://www.iso.org/standard/12782.html" calcext:value-type="string">
              <text:p>ISO/IEC 6429:1992 Information technology - Control functions for coded character sets, https://www.iso.org/standard/1278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5</text:p>
            </table:table-cell>
            <table:table-cell table:style-name="ce81" table:formula="of:=[.B1236]" office:value-type="string" office:string-value="ISO/IEC 6937:2001, Information technology — Coded graphic character set for text communication — Latin alphabet, https://webstore.iec.ch/preview/info_isoiec6937%7Bed3.0%7Den.pdf" calcext:value-type="string">
              <text:p>ISO/IEC 6937:2001, Information technology — Coded graphic character set for text communication — Latin alphabet, https://webstore.iec.ch/preview/info_isoiec6937%7Bed3.0%7Den.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09.7</text:p>
            </table:table-cell>
            <table:table-cell table:style-name="ce81" table:formula="of:=[.B1243]" office:value-type="string" office:string-value="ISO/IEC Directives — Procedures for the technical work of ISO/IEC JTC 1 http://www.jtc1.org/directives/main.htm" calcext:value-type="string">
              <text:p>ISO/IEC Directives — Procedures for the technical work of ISO/IEC JTC 1 http://www.jtc1.org/directives/main.htm</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1" office:value-type="float" office:value="210" calcext:value-type="float">
            <text:p>210</text:p>
          </table:table-cell>
          <table:table-cell table:style-name="ce76" office:value-type="string" calcext:value-type="string">
            <office:annotation draw:style-name="gr19" draw:text-style-name="P2" svg:width="34.971cm" svg:height="1.507cm" svg:x="4.709cm" svg:y="569.639cm" draw:caption-point-x="-0.407cm" draw:caption-point-y="-0.811cm">
              <dc:date>2020-05-07T00:00:00</dc:date>
              <text:p text:style-name="P1"><text:span text:style-name="T1">Now withdrawn</text:span></text:p>
              <text:p text:style-name="P1"><text:span text:style-name="T1"/></text:p>
            </office:annotation>
            <text:p>ISO 8824:1990, Information technology - Open Systems Interconnection - Specification of Abstract Syntax Notation One (ASN.l), https://www.iso.org/standard/16288.html</text:p>
          </table:table-cell>
          <table:table-cell table:style-name="ce90" table:number-columns-repeated="6"/>
          <table:table-cell table:style-name="ce173" office:value-type="string" calcext:value-type="string">
            <text:p>Now withdrawn</text:p>
            <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211" calcext:value-type="float">
            <text:p>211</text:p>
          </table:table-cell>
          <table:table-cell table:style-name="ce76" office:value-type="string" calcext:value-type="string">
            <office:annotation draw:style-name="gr2" draw:text-style-name="P2" svg:width="34.971cm" svg:height="1.508cm" svg:x="4.709cm" svg:y="570.129cm" draw:caption-point-x="-0.407cm" draw:caption-point-y="-0.81cm">
              <dc:date>2020-05-07T00:00:00</dc:date>
              <text:p text:style-name="P1"><text:span text:style-name="T1">Now withdrawn</text:span></text:p>
              <text:p text:style-name="P1"><text:span text:style-name="T1"/></text:p>
            </office:annotation>
            <text:p>ISO 8825:1990, Information technology - Open Systems Interconnection - Specification of Basic Encoding Rules for Abstract Syntax Notation One (ASN.l), https://www.iso.org/standard/16294.html?browse=tc</text:p>
          </table:table-cell>
          <table:table-cell table:style-name="ce90" table:number-columns-repeated="6"/>
          <table:table-cell table:style-name="ce173" office:value-type="string" calcext:value-type="string">
            <text:p>Now withdrawn</text:p>
            <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212" calcext:value-type="float">
            <text:p>212</text:p>
          </table:table-cell>
          <table:table-cell table:style-name="ce80" office:value-type="string" calcext:value-type="string">
            <text:p>The Unicode Consortium. The Unicode Standard, http://www.unicode.org/versions/lates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13" calcext:value-type="float">
            <text:p>213</text:p>
          </table:table-cell>
          <table:table-cell table:style-name="ce80" office:value-type="string" calcext:value-type="string">
            <text:p>IETF RFC 8259: The JavaScript Object Notation (JSON) Data Interchange Format, https://tools.ietf.org/html/rfc8259</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14" calcext:value-type="float">
            <text:p>214</text:p>
          </table:table-cell>
          <table:table-cell table:style-name="ce67" office:value-type="string" calcext:value-type="string">
            <office:annotation draw:style-name="gr1" draw:text-style-name="P2" svg:width="34.971cm" svg:height="0.952cm" svg:x="4.709cm" svg:y="571.601cm" draw:caption-point-x="-0.407cm" draw:caption-point-y="-0.811cm">
              <dc:date>2020-05-07T00:00:00</dc:date>
              <text:p text:style-name="P1"><text:span text:style-name="T1">Now confirmed ISO 1745:1975. There are no normative references in this document </text:span></text:p>
            </office:annotation>
            <text:p>ISO 1745:1975, Information processing — Basic mode control procedures for data communication systems, https://www.iso.org/standard/6365.html</text:p>
          </table:table-cell>
          <table:table-cell table:style-name="ce82" table:number-columns-repeated="6"/>
          <table:table-cell table:style-name="ce96" office:value-type="string" calcext:value-type="string">
            <text:p>Now confirmed ISO 1745:1975. There are no normative references in this document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15" calcext:value-type="float">
            <text:p>215</text:p>
          </table:table-cell>
          <table:table-cell table:style-name="ce67" office:value-type="string" calcext:value-type="string">
            <office:annotation draw:style-name="gr2" draw:text-style-name="P2" svg:width="34.971cm" svg:height="1.508cm" svg:x="4.709cm" svg:y="572.091cm" draw:caption-point-x="-0.407cm" draw:caption-point-y="-0.811cm">
              <dc:date>2020-05-07T00:00:00</dc:date>
              <text:p text:style-name="P1"><text:span text:style-name="T1">Revised by</text:span></text:p>
              <text:p text:style-name="P1"><text:span text:style-name="T1">ISO/IEC 8613-6:1994</text:span></text:p>
            </office:annotation>
            <text:p>ISO 8613-6:1989, Information processing — Text and office systems — Office Document Architecture (ODA) and interchange format — Part 6: Character content architectures, https://www.iso.org/standard/22943.html</text:p>
          </table:table-cell>
          <table:table-cell table:style-name="ce82" table:number-columns-repeated="6"/>
          <table:table-cell table:style-name="ce96" office:value-type="string" calcext:value-type="string">
            <text:p>Revised by</text:p>
            <text:p>ISO/IEC 8613-6:1994</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15.1</text:p>
            </table:table-cell>
            <table:table-cell table:style-name="ce81" table:formula="of:=[.B1382]" office:value-type="string" office:string-value="ITU-T Recommendation T.411 (1993) | ISO/IEC 8613-1:1994, Information technology — Open Document Architecture (ODA) and Interchange Format: Introduction and general principles." calcext:value-type="string">
              <text:p>ITU-T Recommendation T.411 (1993) | ISO/IEC 8613-1:1994, Information technology — Open Document Architecture (ODA) and Interchange Format: Introduction and general principl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5.2</text:p>
            </table:table-cell>
            <table:table-cell table:style-name="ce81" table:formula="of:=[.B1383]" office:value-type="string" office:string-value="ITU-T Recommendation T.412 (1993) | ISO/IEC 8613-2:1994, Information technology — Open Document Architecture (ODA) and Interchange Format: Document structures." calcext:value-type="string">
              <text:p>ITU-T Recommendation T.412 (1993) | ISO/IEC 8613-2:1994, Information technology — Open Document Architecture (ODA) and Interchange Format: Document structur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5.3</text:p>
            </table:table-cell>
            <table:table-cell table:style-name="ce81" table:formula="of:=[.B1384]" office:value-type="string" office:string-value="ITU-T Recommendation T.414 (1993) | ISO/IEC 8613-4:1994, Information technology — Open Document Architecture (ODA) and Interchange Format: Document profde." calcext:value-type="string">
              <text:p>ITU-T Recommendation T.414 (1993) | ISO/IEC 8613-4:1994, Information technology — Open Document Architecture (ODA) and Interchange Format: Document profd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5.4</text:p>
            </table:table-cell>
            <table:table-cell table:style-name="ce81" table:formula="of:=[.B1385]" office:value-type="string" office:string-value="ITU-T Recommendation T.415 (1993) | ISO/IEC 8613-5:1994, Information technology — Open Document Architecture (ODA) and Interchange Format: Open Document Interchange Format." calcext:value-type="string">
              <text:p>ITU-T Recommendation T.415 (1993) | ISO/IEC 8613-5:1994, Information technology — Open Document Architecture (ODA) and Interchange Format: Open Document Interchange Forma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5.5</text:p>
            </table:table-cell>
            <table:table-cell table:style-name="ce81" table:formula="of:=[.B1386]" office:value-type="string" office:string-value="ITU-T Recommendation T.417 (1993) | ISO/IEC 8613-7:1994, Information technology — Open Document Architecture (ODA) and Interchange Format: Raster graphics content architectures." calcext:value-type="string">
              <text:p>ITU-T Recommendation T.417 (1993) | ISO/IEC 8613-7:1994, Information technology — Open Document Architecture (ODA) and Interchange Format: Raster graphics content architectur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5.6</text:p>
            </table:table-cell>
            <table:table-cell table:style-name="ce81" table:formula="of:=[.B1387]" office:value-type="string" office:string-value="ITU-T Recommendation T.418 (1993) | ISO/IEC 8613-8:1994, Information technology — Open Document Architecture (ODA) and Interchange Format: Geometric graphics content architectures." calcext:value-type="string">
              <text:p>ITU-T Recommendation T.418 (1993) | ISO/IEC 8613-8:1994, Information technology — Open Document Architecture (ODA) and Interchange Format: Geometric graphics content architectur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16" calcext:value-type="float">
            <text:p>216</text:p>
          </table:table-cell>
          <table:table-cell table:style-name="ce67" office:value-type="string" calcext:value-type="string">
            <office:annotation draw:style-name="gr2" draw:text-style-name="P2" svg:width="34.971cm" svg:height="1.508cm" svg:x="4.709cm" svg:y="575.524cm" draw:caption-point-x="-0.407cm" draw:caption-point-y="-0.811cm">
              <dc:date>2020-05-07T00:00:00</dc:date>
              <text:p text:style-name="P1"><text:span text:style-name="T1">Now under review</text:span></text:p>
              <text:p text:style-name="P1"><text:span text:style-name="T1">ISO 23539:2005 </text:span></text:p>
            </office:annotation>
            <text:p>ISO 23539, Photometry — The CIE system of physical photometry, https://www.iso.org/standard/41641.html</text:p>
          </table:table-cell>
          <table:table-cell table:style-name="ce82" table:number-columns-repeated="6"/>
          <table:table-cell table:style-name="ce96" office:value-type="string" calcext:value-type="string">
            <text:p>Now under review</text:p>
            <text:p>ISO 23539:2005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office:value-type="float" office:value="217" calcext:value-type="float">
            <text:p>217</text:p>
          </table:table-cell>
          <table:table-cell table:style-name="ce80" office:value-type="string" calcext:value-type="string">
            <text:p>XSL Transformations (XSLT) Version 1.0, World Wide Web Consortium (W3C), W3C Recommendation 16 November 1999. Available at http://www.w3.org</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18" calcext:value-type="float">
            <text:p>218</text:p>
          </table:table-cell>
          <table:table-cell table:style-name="ce67" office:value-type="string" calcext:value-type="string">
            <text:p>ISO 639 (all parts), Codes for the representation of names and languages, https://www.iso.org/iso-639-language-codes.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18.1</text:p>
            </table:table-cell>
            <table:table-cell table:style-name="ce81"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2</text:p>
            </table:table-cell>
            <table:table-cell table:style-name="ce81" table:formula="of:=[.B1144]" office:value-type="string" office:string-value="ISO 3166-2:1998, Codes for the representation of names of countries and their subdivisions — Part 2: Country subdivision code, https://www.iso.org/standard/63546.html" calcext:value-type="string">
              <text:p>ISO 3166-2:1998, Codes for the representation of names of countries and their subdivisions — Part 2: Country subdivision code, https://www.iso.org/standard/6354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3</text:p>
            </table:table-cell>
            <table:table-cell table:style-name="ce81" table:formula="of:=[.B1145]" office:value-type="string" office:string-value="ISO 3166-3:1999, Codes for the representation of names of countries and their subdivisions — Part 3: Code for formerly used names of countries, https://www.iso.org/standard/63547.html" calcext:value-type="string">
              <text:p>ISO 3166-3:1999, Codes for the representation of names of countries and their subdivisions — Part 3: Code for formerly used names of countries, https://www.iso.org/standard/635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4</text:p>
            </table:table-cell>
            <table:table-cell table:style-name="ce81" table:formula="of:=[.B1244]" office:value-type="string" office:string-value="ISO 15924:2004 Information and documentation — Codes for the representation of names of scripts, https://www.iso.org/standard/29546.html" calcext:value-type="string">
              <text:p>ISO 15924:2004 Information and documentation — Codes for the representation of names of scripts, https://www.iso.org/standard/2954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5</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6</text:p>
            </table:table-cell>
            <table:table-cell table:style-name="ce81" table:formula="of:=[.B1248]" office:value-type="string" office:string-value="ISO/IEC 11179-1:2015, Information technology — Metadata registries (MDR) — Part 1: Framework, https://www.iso.org/standard/61932.html" calcext:value-type="string">
              <text:p>ISO/IEC 11179-1:2015, Information technology — Metadata registries (MDR) — Part 1: Framework, https://www.iso.org/standard/6193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7</text:p>
            </table:table-cell>
            <table:table-cell table:style-name="ce81" table:formula="of:=[.B1252]" office:value-type="string" office:string-value="ISO/IEC TR 11179-2:2019 Information technology — Metadata registries (MDR) — Part 2: Classification, Information technology — Metadata registries (MDR) — Part 2: Classification" calcext:value-type="string">
              <text:p>ISO/IEC TR 11179-2:2019 Information technology — Metadata registries (MDR) — Part 2: Classification, Information technology — Metadata registries (MDR) — Part 2: Classif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8</text:p>
            </table:table-cell>
            <table:table-cell table:style-name="ce81" table:formula="of:=[.B1253]" office:value-type="string" office:string-value="ISO/IEC 11179-3:2013, Information technology — Metadata registries (MDR) — Part 3: Registry metamodel and basic attributes, https://www.iso.org/standard/50340.html" calcext:value-type="string">
              <text:p>ISO/IEC 11179-3:2013, Information technology — Metadata registries (MDR) — Part 3: Registry metamodel and basic attributes, https://www.iso.org/standard/5034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9</text:p>
            </table:table-cell>
            <table:table-cell table:style-name="ce81" table:formula="of:=[.B1255]" office:value-type="string" office:string-value="ISO/IEC 11179-4:2004 Information technology — Metadata registries (MDR) — Part 4: Formulation of data definitions, Information technology — Metadata registries (MDR) — Part 4: Formulation of data definitions, https://www.iso.org/standard/35346.html" calcext:value-type="string">
              <text:p>ISO/IEC 11179-4:2004 Information technology — Metadata registries (MDR) — Part 4: Formulation of data definitions, Information technology — Metadata registries (MDR) — Part 4: Formulation of data definitions, https://www.iso.org/standard/35346.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10</text:p>
            </table:table-cell>
            <table:table-cell table:style-name="ce81" table:formula="of:=[.B1260]" office:value-type="string" office:string-value="ISO/IEC 11179-5:2015 Information technology — Metadata registries (MDR) — Part 5: Naming principles, Information technology — Metadata registries (MDR) — Part 5: Naming and identification principles, https://www.iso.org/standard/60341.html" calcext:value-type="string">
              <text:p>ISO/IEC 11179-5:2015 Information technology — Metadata registries (MDR) — Part 5: Naming principles, Information technology — Metadata registries (MDR) — Part 5: Naming and identification principles, https://www.iso.org/standard/60341.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11</text:p>
            </table:table-cell>
            <table:table-cell table:style-name="ce81" table:formula="of:=[.B1262]" office:value-type="string" office:string-value="ISO/IEC 11179-6:2015, Information technology — Metadata registries (MDR) — Part 6: Registration, Information technology — Metadata registries (MDR) — Part 6: Registration, https://www.iso.org/standard/60342.html" calcext:value-type="string">
              <text:p>ISO/IEC 11179-6:2015, Information technology — Metadata registries (MDR) — Part 6: Registration, Information technology — Metadata registries (MDR) — Part 6: Registration, https://www.iso.org/standard/6034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12</text:p>
            </table:table-cell>
            <table:table-cell table:style-name="ce81" table:formula="of:=[.B1265]" office:value-type="string" office:string-value="ISO 12620:2019 Management of terminology resources — Data category specifications, Terminology and other language and content resources — Specification of data categories and management of a Data Category Registry for language resources, https://www.iso.org/standard/69550.html" calcext:value-type="string">
              <text:p>ISO 12620:2019 Management of terminology resources — Data category specifications, Terminology and other language and content resources — Specification of data categories and management of a Data Category Registry for language resources, https://www.iso.org/standard/69550.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13</text:p>
            </table:table-cell>
            <table:table-cell table:style-name="ce81" table:formula="of:=[.B844]" office:value-type="string" office:string-value="ISO 19111:2019, Geographic information — Referencing by coordinates, https://www.iso.org/standard/74039.html" calcext:value-type="string">
              <text:p>ISO 19111:2019, Geographic information — Referencing by coordinates, https://www.iso.org/standard/7403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18.14</text:p>
            </table:table-cell>
            <table:table-cell table:style-name="ce81" table:formula="of:=[.B1267]" office:value-type="string" office:string-value="ISO 19112:2019 Geographic information — Spatial referencing by geographic identifiers, Geographic information — Spatial referencing by geographic identifiers, https://www.iso.org/standard/70742.html" calcext:value-type="string">
              <text:p>ISO 19112:2019 Geographic information — Spatial referencing by geographic identifiers, Geographic information — Spatial referencing by geographic identifiers, https://www.iso.org/standard/70742.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19" calcext:value-type="float">
            <text:p>219</text:p>
          </table:table-cell>
          <table:table-cell table:style-name="ce67" office:value-type="string" calcext:value-type="string">
            <text:p>ISO 3166 (all parts), Codes for the representation of names of countries and their subdivisions, https://www.iso.org/iso-3166-country-codes.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19.1</text:p>
            </table:table-cell>
            <table:table-cell table:style-name="ce81" table:formula="of:=[.B673]" office:value-type="string" office:string-value="ISO 639-1, Codes for the representation of names of languages - Part 1: Alpha-2 code, https://www.iso.org/standard/22109.html " calcext:value-type="string">
              <text:p>ISO 639-1, Codes for the representation of names of languages - Part 1: Alpha-2 code, https://www.iso.org/standard/22109.html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9.2</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9.3</text:p>
            </table:table-cell>
            <table:table-cell table:style-name="ce81" table:formula="of:=[.B1302]" office:value-type="string" office:string-value="ISO 639-3, Codes for the representation of names of languages — Part 3: Alpha-3 code for comprehensive coverage of languages, https://www.iso.org/obp/ui/#iso:std:iso:639:-3:ed-1:v1:en:term:3.9" calcext:value-type="string">
              <text:p>ISO 639-3, Codes for the representation of names of languages — Part 3: Alpha-3 code for comprehensive coverage of languages, https://www.iso.org/obp/ui/#iso:std:iso:639:-3:ed-1:v1:en:term:3.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19.4</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20" calcext:value-type="float">
            <text:p>220</text:p>
          </table:table-cell>
          <table:table-cell table:style-name="ce67" office:value-type="string" calcext:value-type="string">
            <office:annotation draw:style-name="gr2" draw:text-style-name="P2" svg:width="34.971cm" svg:height="1.508cm" svg:x="4.709cm" svg:y="586.312cm" draw:caption-point-x="-0.407cm" draw:caption-point-y="-0.811cm">
              <dc:date>2020-05-07T00:00:00</dc:date>
              <text:p text:style-name="P1"><text:span text:style-name="T1">Now under review</text:span></text:p>
              <text:p text:style-name="P1"><text:span text:style-name="T1">ISO/IEC 11404:2007 </text:span></text:p>
            </office:annotation>
            <text:p>ISO/IEC 11404:2007, Information technology — General-Purpose Datatypes (GPD), https://www.iso.org/standard/39479.html</text:p>
          </table:table-cell>
          <table:table-cell table:style-name="ce82" table:number-columns-repeated="6"/>
          <table:table-cell table:style-name="ce96" office:value-type="string" calcext:value-type="string">
            <text:p>Now under review</text:p>
            <text:p>ISO/IEC 11404:2007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20.1</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0.2</text:p>
            </table:table-cell>
            <table:table-cell table:style-name="ce81" table:formula="of:=[.B1272]" office:value-type="string" office:string-value="ISO/IEC 8824 (all parts), Information technology — Abstract Syntax Notation One (ASN.1)" calcext:value-type="string">
              <text:p>ISO/IEC 8824 (all parts), Information technology — Abstract Syntax Notation One (ASN.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0.3</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0.4</text:p>
            </table:table-cell>
            <table:table-cell table:style-name="ce81" table:formula="of:=[.B1273]" office:value-type="string" office:string-value="ISO/IEC 14977:1996, Information technology — Syntactic metalanguage — Extended BNF, https://www.iso.org/standard/26153.html" calcext:value-type="string">
              <text:p>ISO/IEC 14977:1996, Information technology — Syntactic metalanguage — Extended BNF, https://www.iso.org/standard/2615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0.5</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21" calcext:value-type="float">
            <text:p>221</text:p>
          </table:table-cell>
          <table:table-cell table:style-name="ce67" office:value-type="string" calcext:value-type="string">
            <office:annotation draw:style-name="gr19" draw:text-style-name="P2" svg:width="34.971cm" svg:height="1.507cm" svg:x="4.709cm" svg:y="589.254cm" draw:caption-point-x="-0.407cm" draw:caption-point-y="-0.811cm">
              <dc:date>2020-05-07T00:00:00</dc:date>
              <text:p text:style-name="P1"><text:span text:style-name="T1">Now confirmed</text:span></text:p>
              <text:p text:style-name="P1"><text:span text:style-name="T1">ISO/IEC 19501:2005 </text:span></text:p>
            </office:annotation>
            <text:p>ISO/IEC 19501:2005, Information technology — Open Distributed Processing — Unified Modeling Language (UML) Version 1.4.2, https://www.iso.org/standard/32620.html</text:p>
          </table:table-cell>
          <table:table-cell table:style-name="ce82" table:number-columns-repeated="6"/>
          <table:table-cell table:style-name="ce96" office:value-type="string" calcext:value-type="string">
            <text:p>Now confirmed</text:p>
            <text:p>ISO/IEC 19501:2005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21.1</text:p>
            </table:table-cell>
            <table:table-cell table:style-name="ce81" table:formula="of:=[.B1279]" office:value-type="string" office:string-value="ISO/IEC 10746-2:2009, Information technology — Open distributed processing — Reference model: Foundations — Part 2, https://www.iso.org/standard/55723.html" calcext:value-type="string">
              <text:p>ISO/IEC 10746-2:2009, Information technology — Open distributed processing — Reference model: Foundations — Part 2, https://www.iso.org/standard/55723.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2</text:p>
            </table:table-cell>
            <table:table-cell table:style-name="ce81" table:formula="of:=[.B1281]" office:value-type="string" office:string-value="ITU-T Recommendation X.903 (1995) | ISO/IEC 10746-3:1995, OpenDistributed Processing — Reference Model: Architecture" calcext:value-type="string">
              <text:p>ITU-T Recommendation X.903 (1995) | ISO/IEC 10746-3:1995, OpenDistributed Processing — Reference Model: Architectur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3</text:p>
            </table:table-cell>
            <table:table-cell table:style-name="ce81" table:formula="of:=[.B1282]" office:value-type="string" office:string-value="ISO/IEC 15474-1:2002(E): Information technology — CDIF framework — Part 1: Overview" calcext:value-type="string">
              <text:p>ISO/IEC 15474-1:2002(E): Information technology — CDIF framework — Part 1: Overview</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4</text:p>
            </table:table-cell>
            <table:table-cell table:style-name="ce81" table:formula="of:=[.B1283]" office:value-type="string" office:string-value="ISO/IEC 15474-2:2002(E): Information technology — CDIF framework — Part 2: Modelling and extensibility" calcext:value-type="string">
              <text:p>ISO/IEC 15474-2:2002(E): Information technology — CDIF framework — Part 2: Modelling and extensibilit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5</text:p>
            </table:table-cell>
            <table:table-cell table:style-name="ce81" table:formula="of:=[.B1284]" office:value-type="string" office:string-value="ISO/IEC 15475-1:2002(E): Information technology — CDIF transfer format — Part 1: General rules for syntaxes and encodings" calcext:value-type="string">
              <text:p>ISO/IEC 15475-1:2002(E): Information technology — CDIF transfer format — Part 1: General rules for syntaxes and encoding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6</text:p>
            </table:table-cell>
            <table:table-cell table:style-name="ce81" table:formula="of:=[.B1285]" office:value-type="string" office:string-value="ISO/IEC 15475-2:2002(E): Information technology — CDIF transfer format — Part 2: Syntax SYNTAX.1" calcext:value-type="string">
              <text:p>ISO/IEC 15475-2:2002(E): Information technology — CDIF transfer format — Part 2: Syntax SYNTAX.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7</text:p>
            </table:table-cell>
            <table:table-cell table:style-name="ce81" table:formula="of:=[.B1286]" office:value-type="string" office:string-value="ISO/IEC 15475-3:2002(E): Information technology — CDIF transfer format — Part 3: Encoding ENCODING.1" calcext:value-type="string">
              <text:p>ISO/IEC 15475-3:2002(E): Information technology — CDIF transfer format — Part 3: Encoding ENCODING.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8</text:p>
            </table:table-cell>
            <table:table-cell table:style-name="ce81" table:formula="of:=[.B1287]" office:value-type="string" office:string-value="ISO/IEC 15476-1:2002(E): Information technology — CDIF semantic metamodel — Part 1: Foundation" calcext:value-type="string">
              <text:p>ISO/IEC 15476-1:2002(E): Information technology — CDIF semantic metamodel — Part 1: Found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9</text:p>
            </table:table-cell>
            <table:table-cell table:style-name="ce81" table:formula="of:=[.B1288]" office:value-type="string" office:string-value="ISO/IEC 15476-2:2002(E): Information technology — CDIF semantic metamodel — Part 2: Common" calcext:value-type="string">
              <text:p>ISO/IEC 15476-2:2002(E): Information technology — CDIF semantic metamodel — Part 2: Comm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10</text:p>
            </table:table-cell>
            <table:table-cell table:style-name="ce81" table:formula="of:=[.B1289]" office:value-type="string" office:string-value="ISO/IEC 15476-3 (under development): Information technology — CDIF semantic metamodel — Part 3: Data Definition" calcext:value-type="string">
              <text:p>ISO/IEC 15476-3 (under development): Information technology — CDIF semantic metamodel — Part 3: Data Defini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11</text:p>
            </table:table-cell>
            <table:table-cell table:style-name="ce81" table:formula="of:=[.B1290]" office:value-type="string" office:string-value="ISO/IEC 15476-4 (under development): Information technology — CDIF semantic metamodel — Part 4: Data Models" calcext:value-type="string">
              <text:p>ISO/IEC 15476-4 (under development): Information technology — CDIF semantic metamodel — Part 4: Data Model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12</text:p>
            </table:table-cell>
            <table:table-cell table:style-name="ce81" table:formula="of:=[.B1291]" office:value-type="string" office:string-value="ISO/IEC 15476-5 (under development): Information technology — CDIF semantic metamodel — Part 5: Data Flow Models" calcext:value-type="string">
              <text:p>ISO/IEC 15476-5 (under development): Information technology — CDIF semantic metamodel — Part 5: Data Flow Model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1.13</text:p>
            </table:table-cell>
            <table:table-cell table:style-name="ce81" table:formula="of:=[.B1292]" office:value-type="string" office:string-value="ISO/IEC 15476-6 (under development): Information technology — CDIF semantic metamodel — Part 5: State/Event Models" calcext:value-type="string">
              <text:p>ISO/IEC 15476-6 (under development): Information technology — CDIF semantic metamodel — Part 5: State/Event Model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22" calcext:value-type="float">
            <text:p>222</text:p>
          </table:table-cell>
          <table:table-cell table:style-name="ce67" office:value-type="string" calcext:value-type="string">
            <office:annotation draw:style-name="gr2" draw:text-style-name="P2" svg:width="34.971cm" svg:height="1.508cm" svg:x="4.709cm" svg:y="596.118cm" draw:caption-point-x="-0.407cm" draw:caption-point-y="-0.81cm">
              <dc:date>2020-05-07T00:00:00</dc:date>
              <text:p text:style-name="P1"><text:span text:style-name="T1">Now confirmed</text:span></text:p>
              <text:p text:style-name="P1"><text:span text:style-name="T1">ISO/IEC 19505-2:2012 </text:span></text:p>
            </office:annotation>
            <text:p>ISO/IEC 19505-2:2012, Information technology — Object Management Group Unified Modeling Language (OMG UML) — Part 2: Superstructure, https://www.iso.org/standard/52854.html</text:p>
          </table:table-cell>
          <table:table-cell table:style-name="ce82" table:number-columns-repeated="6"/>
          <table:table-cell table:style-name="ce96" office:value-type="string" calcext:value-type="string">
            <text:p>Now confirmed</text:p>
            <text:p>ISO/IEC 19505-2:2012 </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22.1</text:p>
            </table:table-cell>
            <table:table-cell table:style-name="ce81" table:formula="of:=[.B1293]" office:value-type="string" office:string-value="ISO/IEC 19505. For dated references, subsequent amendments to, or revisions of, any of these publications do not apply." calcext:value-type="string">
              <text:p>ISO/IEC 19505. For dated references, subsequent amendments to, or revisions of, any of these publications do not apply.</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3</text:p>
            </table:table-cell>
            <table:table-cell table:style-name="ce81" table:formula="of:=[.B1295]" office:value-type="string" office:string-value="ISO/IEC 19505-1, Information technology - OMG Unified Modeling Language (OMG UML) Version 2.4.1 - Part 1: Infrastructure (pas/2011-08-11)" calcext:value-type="string">
              <text:p>ISO/IEC 19505-1, Information technology - OMG Unified Modeling Language (OMG UML) Version 2.4.1 - Part 1: Infrastructure (pas/2011-08-1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4</text:p>
            </table:table-cell>
            <table:table-cell table:style-name="ce81" table:formula="of:=[.B1296]" office:value-type="string" office:string-value="OMG Specification formal/2011-08-05, UML Infrastructure, v2.4.1" calcext:value-type="string">
              <text:p>OMG Specification formal/2011-08-05, UML Infrastructure, v2.4.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5</text:p>
            </table:table-cell>
            <table:table-cell table:style-name="ce81" table:formula="of:=[.B1297]" office:value-type="string" office:string-value="OMG Specification formal/2010-02-01, Object Constraint Language, v2.2" calcext:value-type="string">
              <text:p>OMG Specification formal/2010-02-01, Object Constraint Language, v2.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6</text:p>
            </table:table-cell>
            <table:table-cell table:style-name="ce81" table:formula="of:=[.B1298]" office:value-type="string" office:string-value="OMG Specification formal/2011-08-07, Meta Object Facility (MOF) Core, v2.4.1" calcext:value-type="string">
              <text:p>OMG Specification formal/2011-08-07, Meta Object Facility (MOF) Core, v2.4.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7</text:p>
            </table:table-cell>
            <table:table-cell table:style-name="ce81" table:formula="of:=[.B1299]" office:value-type="string" office:string-value="OMG Specification formal/2011-08-09, XML Metadata Interchange (XMI), v2.4.1" calcext:value-type="string">
              <text:p>OMG Specification formal/2011-08-09, XML Metadata Interchange (XMI), v2.4.1</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2.8</text:p>
            </table:table-cell>
            <table:table-cell table:style-name="ce81" table:formula="of:=[.B1300]" office:value-type="string" office:string-value="OMG Specification formal/2006-04-04, UML 2.0 Diagram Interchange" calcext:value-type="string">
              <text:p>OMG Specification formal/2006-04-04, UML 2.0 Diagram Interchange</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223" calcext:value-type="float">
            <text:p>223</text:p>
          </table:table-cell>
          <table:table-cell table:style-name="ce80" office:value-type="string" calcext:value-type="string">
            <text:p>NOTE Unified Modeling Language (UML), version 2.4.1, available at http://www.omg.org/spec/UML/</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24" calcext:value-type="float">
            <text:p>224</text:p>
          </table:table-cell>
          <table:table-cell table:style-name="ce80" office:value-type="string" calcext:value-type="string">
            <text:p>OCL 2.3.1, OMG Object Constraint Language (OCL), version 2.3.1, available at &lt;http://www.omg.org/spec/OCL/&g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25" calcext:value-type="float">
            <text:p>225</text:p>
          </table:table-cell>
          <table:table-cell table:style-name="ce80" office:value-type="string" calcext:value-type="string">
            <text:p>CIE 17.4-1987, International Lighting Vocabulary, ILV (joint IEC/CIE public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26" calcext:value-type="float">
            <text:p>226</text:p>
          </table:table-cell>
          <table:table-cell table:style-name="ce80" office:value-type="string" calcext:value-type="string">
            <text:p>CIE 51.2-1999, A method for assessing the quality of daylight simulators for colorimetry.</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27" calcext:value-type="float">
            <text:p>227</text:p>
          </table:table-cell>
          <table:table-cell table:style-name="ce80" office:value-type="string" calcext:value-type="string">
            <text:p>CIE 63-1984, The spectroradiometric measurement of light sources.</text:p>
          </table:table-cell>
          <table:table-cell table:number-columns-repeated="6"/>
          <table:table-cell table:style-name="ce92" table:number-columns-repeated="2"/>
          <table:table-cell table:number-columns-repeated="1014"/>
        </table:table-row>
        <table:table-row table:style-name="ro4">
          <table:table-cell table:style-name="ce57" office:value-type="float" office:value="228" calcext:value-type="float">
            <text:p>228</text:p>
          </table:table-cell>
          <table:table-cell table:style-name="ce70" office:value-type="string" calcext:value-type="string">
            <office:annotation draw:style-name="gr1" draw:text-style-name="P2" svg:width="34.971cm" svg:height="0.952cm" svg:x="4.709cm" svg:y="602.984cm" draw:caption-point-x="-0.407cm" draw:caption-point-y="-0.811cm">
              <dc:date>2020-05-07T00:00:00</dc:date>
              <text:p text:style-name="P1"><text:span text:style-name="T1">open access incomplete document, references are not displayed</text:span></text:p>
            </office:annotation>
            <text:p>ISO 554:1976, Standard atmospheres for conditioning and/or testing — Specifications, https://www.iso.org/standard/4635.html</text:p>
          </table:table-cell>
          <table:table-cell table:style-name="ce84" table:number-columns-repeated="6"/>
          <table:table-cell table:style-name="ce97" office:value-type="string" calcext:value-type="string">
            <text:p>open access incomplete document, references are not displayed</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4" office:value-type="float" office:value="229" calcext:value-type="float">
            <text:p>229</text:p>
          </table:table-cell>
          <table:table-cell table:style-name="ce67" office:value-type="string" calcext:value-type="string">
            <text:p>ISO/IEC 10367:1991 Information technology — Standardized coded graphic character sets for use in 8-bit codes, https://www.iso.org/standard/18428.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29.1</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9.2</text:p>
            </table:table-cell>
            <table:table-cell table:style-name="ce81" table:formula="of:=[.B1146]" office:value-type="string" office:string-value="ISO/IEC 4873:1991, Information technology — ISO 8-bit code for information interchange — Structure and rules for implementation, https://www.iso.org/standard/10859.html" calcext:value-type="string">
              <text:p>ISO/IEC 4873:1991, Information technology — ISO 8-bit code for information interchange — Structure and rules for implementation, https://www.iso.org/standard/1085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9.3</text:p>
            </table:table-cell>
            <table:table-cell table:style-name="ce81" table:formula="of:=[.B1393]" office:value-type="string" office:string-value="ISO/IEC 6429: 1), Information technology - Control functions for 7-bit and 8-bit coded character sets." calcext:value-type="string">
              <text:p>ISO/IEC 6429: 1), Information technology - Control functions for 7-bit and 8-bit coded character set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9.4</text:p>
            </table:table-cell>
            <table:table-cell table:style-name="ce81" table:formula="of:=[.B1236]" office:value-type="string" office:string-value="ISO/IEC 6937:2001, Information technology — Coded graphic character set for text communication — Latin alphabet, https://webstore.iec.ch/preview/info_isoiec6937%7Bed3.0%7Den.pdf" calcext:value-type="string">
              <text:p>ISO/IEC 6937:2001, Information technology — Coded graphic character set for text communication — Latin alphabet, https://webstore.iec.ch/preview/info_isoiec6937%7Bed3.0%7Den.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29.5</text:p>
            </table:table-cell>
            <table:table-cell table:style-name="ce81" table:formula="of:=[.B1394]" office:value-type="string" office:string-value="ISO/IEC 8859, Information processing - 8-bit single-byte coded graphic character sets." calcext:value-type="string">
              <text:p>ISO/IEC 8859, Information processing - 8-bit single-byte coded graphic character set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0" calcext:value-type="float">
            <text:p>230</text:p>
          </table:table-cell>
          <table:table-cell table:style-name="ce67" office:value-type="string" calcext:value-type="string">
            <text:p>ISO/IEC 6937:2001, Information technology — Coded graphic character set for text communication — Latin alphabet, https://webstore.iec.ch/preview/info_isoiec6937%7Bed3.0%7Den.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0.1</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0.2</text:p>
            </table:table-cell>
            <table:table-cell table:style-name="ce81" table:formula="of:=[.B1746]" office:value-type="string" office:string-value="ISO 2375:1985, Data processing - Procedure for registration of escape sequences" calcext:value-type="string">
              <text:p>ISO 2375:1985, Data processing - Procedure for registration of escape sequenc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0.3</text:p>
            </table:table-cell>
            <table:table-cell table:style-name="ce81" table:formula="of:=[.B1747]" office:value-type="string" office:string-value="ISO/IEC 7350:1991, Information technology - Registration of repertoires of graphic characters from ISO/IEC 10367" calcext:value-type="string">
              <text:p>ISO/IEC 7350:1991, Information technology - Registration of repertoires of graphic characters from ISO/IEC 1036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0.4</text:p>
            </table:table-cell>
            <table:table-cell table:style-name="ce81" table:formula="of:=[.B1230]" office:value-type="string" office:string-value="ISO/IEC 10367:1991 Information technology — Standardized coded graphic character sets for use in 8-bit codes, https://www.iso.org/standard/18428.html" calcext:value-type="string">
              <text:p>ISO/IEC 10367:1991 Information technology — Standardized coded graphic character sets for use in 8-bit codes, https://www.iso.org/standard/18428.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0.5</text:p>
            </table:table-cell>
            <table:table-cell table:style-name="ce81" table:formula="of:=[.B1748]" office:value-type="string" office:string-value="ISO/IEC 10538:1991, Information technology - Control functions for text communication" calcext:value-type="string">
              <text:p>ISO/IEC 10538:1991, Information technology - Control functions for text communicat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30.6</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31" calcext:value-type="float">
            <text:p>231</text:p>
          </table:table-cell>
          <table:table-cell table:style-name="ce67" office:value-type="string" calcext:value-type="string">
            <text:p>ISO/IEC Directives — Procedures for the technical work of ISO/IEC JTC 1 http://www.jtc1.org/directives/main.htm</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32" calcext:value-type="float">
            <text:p>232</text:p>
          </table:table-cell>
          <table:table-cell table:style-name="ce67" office:value-type="string" calcext:value-type="string">
            <text:p>ISO 15924:2004 Information and documentation — Codes for the representation of names of scripts, https://www.iso.org/standard/29546.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2.1</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2.2</text:p>
            </table:table-cell>
            <table:table-cell table:style-name="ce81" table:formula="of:=[.B1395]" office:value-type="string" office:string-value="ISO/IEC 9541-1:1991, Information technology — Font information interchange — Part 1: Architecture" calcext:value-type="string">
              <text:p>ISO/IEC 9541-1:1991, Information technology — Font information interchange — Part 1: Architecture</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2.3</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3" calcext:value-type="float">
            <text:p>233</text:p>
          </table:table-cell>
          <table:table-cell table:style-name="ce67" office:value-type="string" calcext:value-type="string">
            <text:p>ISO/IEC 11179-1:2015, Information technology — Metadata registries (MDR) — Part 1: Framework, https://www.iso.org/standard/6193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3.1</text:p>
            </table:table-cell>
            <table:table-cell table:style-name="ce81" table:formula="of:=[.B1396]" office:value-type="string" office:string-value="ISO 704:2009, Terminology work — Principles and methods" calcext:value-type="string">
              <text:p>ISO 704:2009, Terminology work — Principles and method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3.2</text:p>
            </table:table-cell>
            <table:table-cell table:style-name="ce81" table:formula="of:=[.B1397]" office:value-type="string" office:string-value="ISO 1087-1:2000, Terminology work — Vocabulary — Part 1: Theory and application" calcext:value-type="string">
              <text:p>ISO 1087-1:2000, Terminology work — Vocabulary — Part 1: Theory and appl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3.3</text:p>
            </table:table-cell>
            <table:table-cell table:style-name="ce81" table:formula="of:=[.B1398]" office:value-type="string" office:string-value="ISO/IEC 11179 (all parts), Information technology — Metadata registries (MDR)" calcext:value-type="string">
              <text:p>ISO/IEC 11179 (all parts), Information technology — Metadata registries (MDR)</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4" calcext:value-type="float">
            <text:p>234</text:p>
          </table:table-cell>
          <table:table-cell table:style-name="ce67" office:value-type="string" calcext:value-type="string">
            <office:annotation draw:style-name="gr3" draw:text-style-name="P2" svg:width="34.971cm" svg:height="0.953cm" svg:x="4.709cm" svg:y="614.261cm" draw:caption-point-x="-0.407cm" draw:caption-point-y="-0.81cm">
              <dc:date>2020-05-07T00:00:00</dc:date>
              <text:p text:style-name="P1"><text:span text:style-name="T1">There are no normative references in this document.</text:span></text:p>
            </office:annotation>
            <text:p>ISO/IEC TR 11179-2:2019 Information technology — Metadata registries (MDR) — Part 2: Classification, Information technology — Metadata registries (MDR) — Part 2: Classification</text:p>
          </table:table-cell>
          <table:table-cell table:style-name="ce82" table:number-columns-repeated="6"/>
          <table:table-cell table:style-name="ce96" office:value-type="string" calcext:value-type="string">
            <text:p>There are no normative references in this docu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35" calcext:value-type="float">
            <text:p>235</text:p>
          </table:table-cell>
          <table:table-cell table:style-name="ce67" office:value-type="string" calcext:value-type="string">
            <text:p>ISO/IEC 11179-3:2013, Information technology — Metadata registries (MDR) — Part 3: Registry metamodel and basic attributes, https://www.iso.org/standard/50340.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5.1</text:p>
            </table:table-cell>
            <table:table-cell table:style-name="ce81" table:formula="of:=[.B1262]" office:value-type="string" office:string-value="ISO/IEC 11179-6:2015, Information technology — Metadata registries (MDR) — Part 6: Registration, Information technology — Metadata registries (MDR) — Part 6: Registration, https://www.iso.org/standard/60342.html" calcext:value-type="string">
              <text:p>ISO/IEC 11179-6:2015, Information technology — Metadata registries (MDR) — Part 6: Registration, Information technology — Metadata registries (MDR) — Part 6: Registration, https://www.iso.org/standard/60342.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6" calcext:value-type="float">
            <text:p>236</text:p>
          </table:table-cell>
          <table:table-cell table:style-name="ce67" office:value-type="string" calcext:value-type="string">
            <text:p>ISO/IEC 11179-4:2004 Information technology — Metadata registries (MDR) — Part 4: Formulation of data definitions, Information technology — Metadata registries (MDR) — Part 4: Formulation of data definitions, https://www.iso.org/standard/35346.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6.1</text:p>
            </table:table-cell>
            <table:table-cell table:style-name="ce81" table:formula="of:=[.B1396]" office:value-type="string" office:string-value="ISO 704:2009, Terminology work — Principles and methods" calcext:value-type="string">
              <text:p>ISO 704:2009, Terminology work — Principles and method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6.2</text:p>
            </table:table-cell>
            <table:table-cell table:style-name="ce81" table:formula="of:=[.B1397]" office:value-type="string" office:string-value="ISO 1087-1:2000, Terminology work — Vocabulary — Part 1: Theory and application" calcext:value-type="string">
              <text:p>ISO 1087-1:2000, Terminology work — Vocabulary — Part 1: Theory and application</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6.3</text:p>
            </table:table-cell>
            <table:table-cell table:style-name="ce81" table:formula="of:=[.B1399]" office:value-type="string" office:string-value="ISO/IEC 2382-1:1993, Information technology — Vocabulary — Part 1: Fundamental terms" calcext:value-type="string">
              <text:p>ISO/IEC 2382-1:1993, Information technology — Vocabulary — Part 1: Fundamental term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6.4</text:p>
            </table:table-cell>
            <table:table-cell table:style-name="ce81" table:formula="of:=[.B1253]" office:value-type="string" office:string-value="ISO/IEC 11179-3:2013, Information technology — Metadata registries (MDR) — Part 3: Registry metamodel and basic attributes, https://www.iso.org/standard/50340.html" calcext:value-type="string">
              <text:p>ISO/IEC 11179-3:2013, Information technology — Metadata registries (MDR) — Part 3: Registry metamodel and basic attributes, https://www.iso.org/standard/50340.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7" calcext:value-type="float">
            <text:p>237</text:p>
          </table:table-cell>
          <table:table-cell table:style-name="ce67" office:value-type="string" calcext:value-type="string">
            <text:p>ISO/IEC 11179-5:2015 Information technology — Metadata registries (MDR) — Part 5: Naming principles, Information technology — Metadata registries (MDR) — Part 5: Naming and identification principles, https://www.iso.org/standard/60341.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7.1</text:p>
            </table:table-cell>
            <table:table-cell table:style-name="ce81" table:formula="of:=[.B1253]" office:value-type="string" office:string-value="ISO/IEC 11179-3:2013, Information technology — Metadata registries (MDR) — Part 3: Registry metamodel and basic attributes, https://www.iso.org/standard/50340.html" calcext:value-type="string">
              <text:p>ISO/IEC 11179-3:2013, Information technology — Metadata registries (MDR) — Part 3: Registry metamodel and basic attributes, https://www.iso.org/standard/50340.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8" calcext:value-type="float">
            <text:p>238</text:p>
          </table:table-cell>
          <table:table-cell table:style-name="ce67" office:value-type="string" calcext:value-type="string">
            <text:p>ISO/IEC 11179-6:2015, Information technology — Metadata registries (MDR) — Part 6: Registration, Information technology — Metadata registries (MDR) — Part 6: Registration, https://www.iso.org/standard/6034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8.1</text:p>
            </table:table-cell>
            <table:table-cell table:style-name="ce81" table:formula="of:=[.B1248]" office:value-type="string" office:string-value="ISO/IEC 11179-1:2015, Information technology — Metadata registries (MDR) — Part 1: Framework, https://www.iso.org/standard/61932.html" calcext:value-type="string">
              <text:p>ISO/IEC 11179-1:2015, Information technology — Metadata registries (MDR) — Part 1: Framework, https://www.iso.org/standard/61932.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38.2</text:p>
            </table:table-cell>
            <table:table-cell table:style-name="ce81" table:formula="of:=[.B1253]" office:value-type="string" office:string-value="ISO/IEC 11179-3:2013, Information technology — Metadata registries (MDR) — Part 3: Registry metamodel and basic attributes, https://www.iso.org/standard/50340.html" calcext:value-type="string">
              <text:p>ISO/IEC 11179-3:2013, Information technology — Metadata registries (MDR) — Part 3: Registry metamodel and basic attributes, https://www.iso.org/standard/50340.html</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39" calcext:value-type="float">
            <text:p>239</text:p>
          </table:table-cell>
          <table:table-cell table:style-name="ce67" office:value-type="string" calcext:value-type="string">
            <text:p>ISO 12620:2019 Management of terminology resources — Data category specifications, Terminology and other language and content resources — Specification of data categories and management of a Data Category Registry for language resources, https://www.iso.org/standard/69550.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39.1</text:p>
            </table:table-cell>
            <table:table-cell table:style-name="ce81" table:formula="of:=[.B1400]" office:value-type="string" office:string-value="ISO 24619, Language resource management — Persistent identification and sustainable access (PISA)" calcext:value-type="string">
              <text:p>ISO 24619, Language resource management — Persistent identification and sustainable access (PISA)</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4" office:value-type="float" office:value="240" calcext:value-type="float">
            <text:p>240</text:p>
          </table:table-cell>
          <table:table-cell table:style-name="ce67" office:value-type="string" calcext:value-type="string">
            <text:p>ISO 19112:2019 Geographic information — Spatial referencing by geographic identifiers, Geographic information — Spatial referencing by geographic identifiers, https://www.iso.org/standard/70742.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40.1</text:p>
            </table:table-cell>
            <table:table-cell table:style-name="ce81" table:formula="of:=[.B1375]" office:value-type="string" office:string-value="ISO 19107:2003, Geographic information — Spatial schema" calcext:value-type="string">
              <text:p>ISO 19107:2003, Geographic information — Spatial schema</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40.2</text:p>
            </table:table-cell>
            <table:table-cell table:style-name="ce81" table:formula="of:=[.B844]" office:value-type="string" office:string-value="ISO 19111:2019, Geographic information — Referencing by coordinates, https://www.iso.org/standard/74039.html" calcext:value-type="string">
              <text:p>ISO 19111:2019, Geographic information — Referencing by coordinates, https://www.iso.org/standard/7403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40.3</text:p>
            </table:table-cell>
            <table:table-cell table:style-name="ce81" table:formula="of:=[.B1102]" office:value-type="string" office:string-value="ISO 19115-1:2014, Geographic information — Metadata — Part 1: Fundamentals, https://www.iso.org/standard/53798.html" calcext:value-type="string">
              <text:p>ISO 19115-1:2014, Geographic information — Metadata — Part 1: Fundamentals, https://www.iso.org/standard/53798.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40.4</text:p>
            </table:table-cell>
            <table:table-cell table:style-name="ce81" table:formula="of:=[.B1401]" office:value-type="string" office:string-value="ISO 19135-1:2015, Geographic information — Procedures for item registration — Part 1: Fundamentals" calcext:value-type="string">
              <text:p>ISO 19135-1:2015, Geographic information — Procedures for item registration — Part 1: Fundamentals</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3" office:value-type="float" office:value="241" calcext:value-type="float">
            <text:p>241</text:p>
          </table:table-cell>
          <table:table-cell table:style-name="ce78" office:value-type="string" calcext:value-type="string">
            <text:p>ISO/IEC 8824 (all parts), Information technology — Abstract Syntax Notation One (ASN.1)</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242" calcext:value-type="float">
            <text:p>242</text:p>
          </table:table-cell>
          <table:table-cell table:style-name="ce67" office:value-type="string" calcext:value-type="string">
            <text:p>ISO/IEC 14977:1996, Information technology — Syntactic metalanguage — Extended BNF, https://www.iso.org/standard/26153.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42.1</text:p>
            </table:table-cell>
            <table:table-cell table:style-name="ce81" table:formula="of:=[.B1402]" office:value-type="string" office:string-value="ISO 2382-15 : 1985, Data processing — Vocabulary — Part 15: Programming languages." calcext:value-type="string">
              <text:p>ISO 2382-15 : 1985, Data processing — Vocabulary — Part 15: Programming language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42.2</text:p>
            </table:table-cell>
            <table:table-cell table:style-name="ce81" table:formula="of:=[.B677]" office:value-type="string" office:string-value="ISO/IEC 646, Information technology - ISO 7-bit coded character set for information interchange, https://www.iso.org/standard/4777.html" calcext:value-type="string">
              <office:annotation draw:style-name="gr1" draw:text-style-name="P2" svg:width="20.747cm" svg:height="0.952cm" svg:x="21.761cm" svg:y="625.541cm" draw:caption-point-x="-0.407cm" draw:caption-point-y="-0.811cm">
                <dc:date>2020-05-07T00:00:00</dc:date>
                <text:p text:style-name="P1"><text:span text:style-name="T1">The original reference is ISO/IEC 646:1991</text:span></text:p>
              </office:annotation>
              <text:p>ISO/IEC 646, Information technology - ISO 7-bit coded character set for information interchange, https://www.iso.org/standard/4777.html</text:p>
            </table:table-cell>
            <table:table-cell table:style-name="ce81" table:number-columns-repeated="5"/>
            <table:table-cell table:style-name="ce92" office:value-type="string" calcext:value-type="string">
              <text:p>The original reference is ISO/IEC 646:1991</text:p>
            </table:table-cell>
            <table:table-cell table:style-name="ce92"/>
            <table:table-cell table:number-columns-repeated="1014"/>
          </table:table-row>
          <table:table-row table:style-name="ro4">
            <table:table-cell table:style-name="ce55"/>
            <table:table-cell table:style-name="ce68" office:value-type="string" calcext:value-type="string">
              <text:p>242.3</text:p>
            </table:table-cell>
            <table:table-cell table:style-name="ce81" table:formula="of:=[.B1403]" office:value-type="string" office:string-value="ISO/IEC 6429 : 1992, Information technology — Control functions for coded character sets." calcext:value-type="string">
              <text:p>ISO/IEC 6429 : 1992, Information technology — Control functions for coded character sets.</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42.4</text:p>
            </table:table-cell>
            <table:table-cell table:style-name="ce81" table:formula="of:=[.B1404]" office:value-type="string" office:string-value="BS 6154 : 1981, Method of defining — Syntactic meta-language." calcext:value-type="string">
              <text:p>BS 6154 : 1981, Method of defining — Syntactic meta-language.</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1" office:value-type="float" office:value="243" calcext:value-type="float">
            <text:p>243</text:p>
          </table:table-cell>
          <table:table-cell table:style-name="ce76" office:value-type="string" calcext:value-type="string">
            <office:annotation draw:style-name="gr7" draw:text-style-name="P2" svg:width="34.971cm" svg:height="2.063cm" svg:x="4.709cm" svg:y="627.012cm" draw:caption-point-x="-0.407cm" draw:caption-point-y="-0.811cm">
              <dc:date>2020-05-07T00:00:00</dc:date>
              <text:p text:style-name="P1"><text:span text:style-name="T1">Obsoleted by: RFC 3986</text:span></text:p>
              <text:p text:style-name="P1"><text:span text:style-name="T1"/></text:p>
              <text:p text:style-name="P1"><text:span text:style-name="T1">Updated by: RFC 2732</text:span></text:p>
            </office:annotation>
            <text:p>IETF RFC 2396 (1998): Uniform Resource Identifiers (URI): Generic Syntax, https://www.rfc-editor.org/info/rfc2396</text:p>
          </table:table-cell>
          <table:table-cell table:style-name="ce90" table:number-columns-repeated="6"/>
          <table:table-cell table:style-name="ce173" office:value-type="string" calcext:value-type="string">
            <text:p>Obsoleted by: RFC 3986</text:p>
            <text:p/>
            <text:p>Updated by: RFC 273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244" calcext:value-type="float">
            <text:p>244</text:p>
          </table:table-cell>
          <table:table-cell table:style-name="ce67" office:value-type="string" calcext:value-type="string">
            <text:p>ISO/IEC 10746-2:2009, Information technology — Open distributed processing — Reference model: Foundations — Part 2, https://www.iso.org/standard/55723.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44.1</text:p>
            </table:table-cell>
            <table:table-cell table:style-name="ce81" table:formula="of:=[.B1405]" office:value-type="string" office:string-value="ITU-T Recommendation X.903 (1995) | ISO/IEC 10746-3:1996, Information technology — Open Distributed Processing — Reference Model: Architecture." calcext:value-type="string">
              <text:p>ITU-T Recommendation X.903 (1995) | ISO/IEC 10746-3:1996, Information technology — Open Distributed Processing — Reference Model: Architecture.</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245" calcext:value-type="float">
            <text:p>245</text:p>
          </table:table-cell>
          <table:table-cell table:style-name="ce80" office:value-type="string" calcext:value-type="string">
            <text:p>ITU-T Recommendation X.903 (1995) | ISO/IEC 10746-3:1995, OpenDistributed Processing — Reference Model: Architectur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46" calcext:value-type="float">
            <text:p>246</text:p>
          </table:table-cell>
          <table:table-cell table:style-name="ce80" office:value-type="string" calcext:value-type="string">
            <text:p>ISO/IEC 15474-1:2002(E): Information technology — CDIF framework — Part 1: Overview</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47" calcext:value-type="float">
            <text:p>247</text:p>
          </table:table-cell>
          <table:table-cell table:style-name="ce80" office:value-type="string" calcext:value-type="string">
            <text:p>ISO/IEC 15474-2:2002(E): Information technology — CDIF framework — Part 2: Modelling and extensibility</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48" calcext:value-type="float">
            <text:p>248</text:p>
          </table:table-cell>
          <table:table-cell table:style-name="ce80" office:value-type="string" calcext:value-type="string">
            <text:p>ISO/IEC 15475-1:2002(E): Information technology — CDIF transfer format — Part 1: General rules for syntaxes and encoding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49" calcext:value-type="float">
            <text:p>249</text:p>
          </table:table-cell>
          <table:table-cell table:style-name="ce80" office:value-type="string" calcext:value-type="string">
            <text:p>ISO/IEC 15475-2:2002(E): Information technology — CDIF transfer format — Part 2: Syntax SYNTAX.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0" calcext:value-type="float">
            <text:p>250</text:p>
          </table:table-cell>
          <table:table-cell table:style-name="ce80" office:value-type="string" calcext:value-type="string">
            <text:p>ISO/IEC 15475-3:2002(E): Information technology — CDIF transfer format — Part 3: Encoding ENCODING.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1" calcext:value-type="float">
            <text:p>251</text:p>
          </table:table-cell>
          <table:table-cell table:style-name="ce80" office:value-type="string" calcext:value-type="string">
            <text:p>ISO/IEC 15476-1:2002(E): Information technology — CDIF semantic metamodel — Part 1: Found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2" calcext:value-type="float">
            <text:p>252</text:p>
          </table:table-cell>
          <table:table-cell table:style-name="ce80" office:value-type="string" calcext:value-type="string">
            <text:p>ISO/IEC 15476-2:2002(E): Information technology — CDIF semantic metamodel — Part 2: Comm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3" calcext:value-type="float">
            <text:p>253</text:p>
          </table:table-cell>
          <table:table-cell table:style-name="ce80" office:value-type="string" calcext:value-type="string">
            <text:p>ISO/IEC 15476-3 (under development): Information technology — CDIF semantic metamodel — Part 3: Data Defini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4" calcext:value-type="float">
            <text:p>254</text:p>
          </table:table-cell>
          <table:table-cell table:style-name="ce80" office:value-type="string" calcext:value-type="string">
            <text:p>ISO/IEC 15476-4 (under development): Information technology — CDIF semantic metamodel — Part 4: Data Model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5" calcext:value-type="float">
            <text:p>255</text:p>
          </table:table-cell>
          <table:table-cell table:style-name="ce80" office:value-type="string" calcext:value-type="string">
            <text:p>ISO/IEC 15476-5 (under development): Information technology — CDIF semantic metamodel — Part 5: Data Flow Model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6" calcext:value-type="float">
            <text:p>256</text:p>
          </table:table-cell>
          <table:table-cell table:style-name="ce80" office:value-type="string" calcext:value-type="string">
            <text:p>ISO/IEC 15476-6 (under development): Information technology — CDIF semantic metamodel — Part 5: State/Event Model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57" calcext:value-type="float">
            <text:p>257</text:p>
          </table:table-cell>
          <table:table-cell table:style-name="ce80" office:value-type="string" calcext:value-type="string">
            <text:p>ISO/IEC 19505. For dated references, subsequent amendments to, or revisions of, any of these publications do not apply.</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58" calcext:value-type="float">
            <text:p>258</text:p>
          </table:table-cell>
          <table:table-cell table:style-name="ce67" office:value-type="string" calcext:value-type="string">
            <office:annotation draw:style-name="gr7" draw:text-style-name="P2" svg:width="34.971cm" svg:height="2.063cm" svg:x="4.709cm" svg:y="634.857cm" draw:caption-point-x="-0.407cm" draw:caption-point-y="-0.811cm">
              <dc:date>2020-05-07T00:00:00</dc:date>
              <text:p text:style-name="P1"><text:span text:style-name="T1">no links</text:span></text:p>
              <text:p text:style-name="P1"><text:span text:style-name="T1"/></text:p>
              <text:p text:style-name="P1"><text:span text:style-name="T1">Updated by: RFC 8174</text:span></text:p>
            </office:annotation>
            <text:p>IETF BCP 14 RFC 2119 (1997): Key words for use in RFCs to Indicate Requirement Levels, https://www.rfc-editor.org/info/rfc2119</text:p>
          </table:table-cell>
          <table:table-cell table:style-name="ce82" table:number-columns-repeated="6"/>
          <table:table-cell table:style-name="ce96" office:value-type="string" calcext:value-type="string">
            <text:p>no links</text:p>
            <text:p/>
            <text:p>Updated by: RFC 8174</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office:value-type="float" office:value="259" calcext:value-type="float">
            <text:p>259</text:p>
          </table:table-cell>
          <table:table-cell table:style-name="ce80" office:value-type="string" calcext:value-type="string">
            <text:p>ISO/IEC 19505-1, Information technology - OMG Unified Modeling Language (OMG UML) Version 2.4.1 - Part 1: Infrastructure (pas/2011-08-1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0" calcext:value-type="float">
            <text:p>260</text:p>
          </table:table-cell>
          <table:table-cell table:style-name="ce80" office:value-type="string" calcext:value-type="string">
            <text:p>OMG Specification formal/2011-08-05, UML Infrastructure, v2.4.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1" calcext:value-type="float">
            <text:p>261</text:p>
          </table:table-cell>
          <table:table-cell table:style-name="ce80" office:value-type="string" calcext:value-type="string">
            <text:p>OMG Specification formal/2010-02-01, Object Constraint Language, v2.2</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2" calcext:value-type="float">
            <text:p>262</text:p>
          </table:table-cell>
          <table:table-cell table:style-name="ce80" office:value-type="string" calcext:value-type="string">
            <text:p>OMG Specification formal/2011-08-07, Meta Object Facility (MOF) Core, v2.4.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3" calcext:value-type="float">
            <text:p>263</text:p>
          </table:table-cell>
          <table:table-cell table:style-name="ce80" office:value-type="string" calcext:value-type="string">
            <text:p>OMG Specification formal/2011-08-09, XML Metadata Interchange (XMI), v2.4.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4" calcext:value-type="float">
            <text:p>264</text:p>
          </table:table-cell>
          <table:table-cell table:style-name="ce80" office:value-type="string" calcext:value-type="string">
            <text:p>OMG Specification formal/2006-04-04, UML 2.0 Diagram Interchang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65" calcext:value-type="float">
            <text:p>265</text:p>
          </table:table-cell>
          <table:table-cell table:style-name="ce80" office:value-type="string" calcext:value-type="string">
            <text:p>ISO 639-2, Codes for the representation of names of languages — Part 2: Alpha-3 code</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66" calcext:value-type="float">
            <text:p>266</text:p>
          </table:table-cell>
          <table:table-cell table:style-name="ce67" office:value-type="string" calcext:value-type="string">
            <text:p>ISO 639-3, Codes for the representation of names of languages — Part 3: Alpha-3 code for comprehensive coverage of languages, https://www.iso.org/obp/ui/#iso:std:iso:639:-3:ed-1:v1:en:term:3.9</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66.1</text:p>
            </table:table-cell>
            <table:table-cell table:style-name="ce81" table:formula="of:=[.B92]" office:value-type="string" office:string-value="ISO 3166-1:2013, Codes for the representation of names of countries and their subdivisions – Part 1: Country codes, https://www.iso.org/standard/63545.html" calcext:value-type="string">
              <text:p>ISO 3166-1:2013, Codes for the representation of names of countries and their subdivisions – Part 1: Country codes, https://www.iso.org/standard/63545.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6.2</text:p>
            </table:table-cell>
            <table:table-cell table:style-name="ce81" table:formula="of:=[.B1244]" office:value-type="string" office:string-value="ISO 15924:2004 Information and documentation — Codes for the representation of names of scripts, https://www.iso.org/standard/29546.html" calcext:value-type="string">
              <text:p>ISO 15924:2004 Information and documentation — Codes for the representation of names of scripts, https://www.iso.org/standard/29546.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67" calcext:value-type="float">
            <text:p>267</text:p>
          </table:table-cell>
          <table:table-cell table:style-name="ce67" office:value-type="string" calcext:value-type="string">
            <office:annotation draw:style-name="gr1" draw:text-style-name="P2" svg:width="34.971cm" svg:height="0.952cm" svg:x="4.709cm" svg:y="640.251cm" draw:caption-point-x="-0.407cm" draw:caption-point-y="-0.811cm">
              <dc:date>2020-05-07T00:00:00</dc:date>
              <text:p text:style-name="P1"><text:span text:style-name="T1">original version of 2008 (replaced)</text:span></text:p>
            </office:annotation>
            <text:p>ITU-T Recommendation X.660 (2011) | ISO/IEC 9834-1:2012, Information technology – Open Systems Interconnection – Procedures for the operation of OSI Registration Authorities: General procedures and top arcs of the ASN.1 International Object Identifier tree, https://www.itu.int/rec/T-REC-X.660-201107-I/en</text:p>
          </table:table-cell>
          <table:table-cell table:style-name="ce82" table:number-columns-repeated="6"/>
          <table:table-cell table:style-name="ce96" office:value-type="string" calcext:value-type="string">
            <text:p>original version of 2008 (replace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67.1</text:p>
            </table:table-cell>
            <table:table-cell table:style-name="ce81" table:formula="of:=[.B1541]" office:value-type="string" office:string-value="ITU-T Recommendation X.500 (2008) | ISO/IEC 9594-1:2008, Information technology – Open Systems Interconnection – The Directory: Overview of concepts, models and services." calcext:value-type="string">
              <text:p>ITU-T Recommendation X.500 (2008) | ISO/IEC 9594-1:2008, Information technology – Open Systems Interconnection – The Directory: Overview of concepts, models and servic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7.2</text:p>
            </table:table-cell>
            <table:table-cell table:style-name="ce81" table:formula="of:=[.B1538]" office:value-type="string" office:string-value="ITU-T Recommendation X.501 (2019) | ISO/IEC 9594-2:2017, Information technology – Open Systems Interconnection – The Directory: Models, https://www.iso.org/standard/72551.html" calcext:value-type="string">
              <text:p>ITU-T Recommendation X.501 (2019) | ISO/IEC 9594-2:2017, Information technology – Open Systems Interconnection – The Directory: Models, https://www.iso.org/standard/7255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7.3</text:p>
            </table:table-cell>
            <table:table-cell table:style-name="ce81" table:formula="of:=[.B1664]" office:value-type="string" office:string-value="ITU-T Recommendation X.662 (2008) | ISO/IEC 9834-3:2008, Information technology – Open Systems Interconnection – Procedures for the operation of OSI Registration Authorities: Registration of object identifier arcs beneath the top-level arc jointly administered by ISO and ITU-T" calcext:value-type="string">
              <text:p>ITU-T Recommendation X.662 (2008) | ISO/IEC 9834-3:2008, Information technology – Open Systems Interconnection – Procedures for the operation of OSI Registration Authorities: Registration of object identifier arcs beneath the top-level arc jointly administered by ISO and ITU-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7.4</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68" calcext:value-type="float">
            <text:p>268</text:p>
          </table:table-cell>
          <table:table-cell table:style-name="ce67" office:value-type="string" calcext:value-type="string">
            <text:p>ITU-T Recommendation X.681 (2015) | ISO/IEC 8824-2:2015, Information technology – Abstract Syntax Notation One (ASN.1): Information object specification, https://www.itu.int/rec/T-REC-X.681-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68.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8.2</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8.3</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69" calcext:value-type="float">
            <text:p>269</text:p>
          </table:table-cell>
          <table:table-cell table:style-name="ce67" office:value-type="string" calcext:value-type="string">
            <text:p>ITU-T Recommendation X.682 (2015) | ISO/IEC 8824-3:2015, Information technology – Abstract Syntax Notation One (ASN.1): Constraint specification, https://www.itu.int/rec/T-REC-X.682-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69.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9.2</text:p>
            </table:table-cell>
            <table:table-cell table:style-name="ce80"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0"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69.3</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0" calcext:value-type="float">
            <text:p>270</text:p>
          </table:table-cell>
          <table:table-cell table:style-name="ce67" office:value-type="string" calcext:value-type="string">
            <text:p>ITU-T Recommendation X.683 (2015) | ISO/IEC 8824-4:2015, Information technology – Abstract Syntax Notation One (ASN.1): Parameterization of ASN.1 specifications, https://www.itu.int/rec/T-REC-X.683-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0.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0.2</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0.3</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1" calcext:value-type="float">
            <text:p>271</text:p>
          </table:table-cell>
          <table:table-cell table:style-name="ce67" office:value-type="string" calcext:value-type="string">
            <text:p>ITU-T Recommendation X.691 (2015) | ISO/IEC 8825-2:2015, Information technology – ASN.1 encoding rules: Specification of Packed Encoding Rules (PER), https://www.itu.int/rec/T-REC-X.691-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1.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1.2</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1.3</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1.4</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1.5</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1.6</text:p>
            </table:table-cell>
            <table:table-cell table:style-name="ce81" table:formula="of:=[.B1345]" office:value-type="string" office:string-value="ITU-T Recommendation X.695 (2015) | ISO/IEC 8825-6:2015, Information technology – ASN.1 encoding rules: Registration and application of PER encoding instructions, https://www.itu.int/itu-t/recommendations/rec.aspx?rec=X.695" calcext:value-type="string">
              <text:p>ITU-T Recommendation X.695 (2015) | ISO/IEC 8825-6:2015, Information technology – ASN.1 encoding rules: Registration and application of PER encoding instructions, https://www.itu.int/itu-t/recommendations/rec.aspx?rec=X.69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2" calcext:value-type="float">
            <text:p>272</text:p>
          </table:table-cell>
          <table:table-cell table:style-name="ce67" office:value-type="string" calcext:value-type="string">
            <text:p>ITU-T Recommendation X.692 (2015) | ISO/IEC 8825-3:2015, Information technology – ASN.1 encoding rules: Specification of Encoding Control Notation (ECN), https://www.itu.int/rec/T-REC-X.692-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2.1</text:p>
            </table:table-cell>
            <table:table-cell table:style-name="ce81" table:formula="of:=[.B1305]" office:value-type="string" office:string-value="ITU-T Recommendation X.660 (2011) | ISO/IEC 9834-1:2012, Information technology – Open Systems Interconnection – Procedures for the operation of OSI Registration Authorities: General procedures and top arcs of the ASN.1 International Object Identifier tree, https://www.itu.int/rec/T-REC-X.660-201107-I/en" calcext:value-type="string">
              <text:p>ITU-T Recommendation X.660 (2011) | ISO/IEC 9834-1:2012, Information technology – Open Systems Interconnection – Procedures for the operation of OSI Registration Authorities: General procedures and top arcs of the ASN.1 International Object Identifier tree, https://www.itu.int/rec/T-REC-X.660-201107-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2</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3</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4</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5</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6</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2.7</text:p>
            </table:table-cell>
            <table:table-cell table:style-name="ce81" table:formula="of:=[.B1322]" office:value-type="string" office:string-value="ITU-T Recommendation X.691 (2015) | ISO/IEC 8825-2:2015, Information technology – ASN.1 encoding rules: Specification of Packed Encoding Rules (PER), https://www.itu.int/rec/T-REC-X.691-201508-I/en" calcext:value-type="string">
              <text:p>ITU-T Recommendation X.691 (2015) | ISO/IEC 8825-2:2015, Information technology – ASN.1 encoding rules: Specification of Packed Encoding Rules (PER), https://www.itu.int/rec/T-REC-X.69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3" calcext:value-type="float">
            <text:p>273</text:p>
          </table:table-cell>
          <table:table-cell table:style-name="ce67" office:value-type="string" calcext:value-type="string">
            <text:p>ITU-T Recommendation X.693 (2015) | ISO/IEC 8825-4:2015, Information technology – ASN.1 encoding rules: XML Encoding Rules (XER), https://www.itu.int/rec/T-REC-X.693-201508-I/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3.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2</text:p>
            </table:table-cell>
            <table:table-cell table:style-name="ce81" table:formula="of:=[.B1310]" office:value-type="string" office:string-value="ITU-T Recommendation X.681 (2015) | ISO/IEC 8824-2:2015, Information technology – Abstract Syntax Notation One (ASN.1): Information object specification, https://www.itu.int/rec/T-REC-X.681-201508-I/en" calcext:value-type="string">
              <text:p>ITU-T Recommendation X.681 (2015) | ISO/IEC 8824-2:2015, Information technology – Abstract Syntax Notation One (ASN.1): Information object specification, https://www.itu.int/rec/T-REC-X.68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3</text:p>
            </table:table-cell>
            <table:table-cell table:style-name="ce81" table:formula="of:=[.B1314]" office:value-type="string" office:string-value="ITU-T Recommendation X.682 (2015) | ISO/IEC 8824-3:2015, Information technology – Abstract Syntax Notation One (ASN.1): Constraint specification, https://www.itu.int/rec/T-REC-X.682-201508-I/en" calcext:value-type="string">
              <text:p>ITU-T Recommendation X.682 (2015) | ISO/IEC 8824-3:2015, Information technology – Abstract Syntax Notation One (ASN.1): Constraint specification, https://www.itu.int/rec/T-REC-X.68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4</text:p>
            </table:table-cell>
            <table:table-cell table:style-name="ce81" table:formula="of:=[.B1318]" office:value-type="string" office:string-value="ITU-T Recommendation X.683 (2015) | ISO/IEC 8824-4:2015, Information technology – Abstract Syntax Notation One (ASN.1): Parameterization of ASN.1 specifications, https://www.itu.int/rec/T-REC-X.683-201508-I/en" calcext:value-type="string">
              <text:p>ITU-T Recommendation X.683 (2015) | ISO/IEC 8824-4:2015, Information technology – Abstract Syntax Notation One (ASN.1): Parameterization of ASN.1 specifications, https://www.itu.int/rec/T-REC-X.683-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5</text:p>
            </table:table-cell>
            <table:table-cell table:style-name="ce81" table:formula="of:=[.B1036]" office:value-type="string" office:string-value="ITU-T Recommendation X.690 (2015) | ISO/IEC 8825-1:2015, Information technology – ASN.1 encoding Rules: Specification of Basic Encoding Rules (BER), Canonical Encoding Rules (CER) and Distinguished Encoding Rules (DER), https://www.itu.int/rec/T-REC-X.690-201508-I" calcext:value-type="string">
              <text:p>ITU-T Recommendation X.690 (2015) | ISO/IEC 8825-1:2015, Information technology – ASN.1 encoding Rules: Specification of Basic Encoding Rules (BER), Canonical Encoding Rules (CER) and Distinguished Encoding Rules (DER), https://www.itu.int/rec/T-REC-X.690-201508-I</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6</text:p>
            </table:table-cell>
            <table:table-cell table:style-name="ce81" table:formula="of:=[.B1322]" office:value-type="string" office:string-value="ITU-T Recommendation X.691 (2015) | ISO/IEC 8825-2:2015, Information technology – ASN.1 encoding rules: Specification of Packed Encoding Rules (PER), https://www.itu.int/rec/T-REC-X.691-201508-I/en" calcext:value-type="string">
              <text:p>ITU-T Recommendation X.691 (2015) | ISO/IEC 8825-2:2015, Information technology – ASN.1 encoding rules: Specification of Packed Encoding Rules (PER), https://www.itu.int/rec/T-REC-X.69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3.7</text:p>
            </table:table-cell>
            <table:table-cell table:style-name="ce81" table:formula="of:=[.B1329]" office:value-type="string" office:string-value="ITU-T Recommendation X.692 (2015) | ISO/IEC 8825-3:2015, Information technology – ASN.1 encoding rules: Specification of Encoding Control Notation (ECN), https://www.itu.int/rec/T-REC-X.692-201508-I/en" calcext:value-type="string">
              <text:p>ITU-T Recommendation X.692 (2015) | ISO/IEC 8825-3:2015, Information technology – ASN.1 encoding rules: Specification of Encoding Control Notation (ECN), https://www.itu.int/rec/T-REC-X.692-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4" calcext:value-type="float">
            <text:p>274</text:p>
          </table:table-cell>
          <table:table-cell table:style-name="ce67" office:value-type="string" calcext:value-type="string">
            <text:p>ITU-T Recommendation X.695 (2015) | ISO/IEC 8825-6:2015, Information technology – ASN.1 encoding rules: Registration and application of PER encoding instructions, https://www.itu.int/itu-t/recommendations/rec.aspx?rec=X.69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4.1</text:p>
            </table:table-cell>
            <table:table-cell table:style-name="ce81" table:formula="of:=[.B97]" office:value-type="string" office:string-value="ISO/IEC 8824-1, Information technology – Abstract Syntax Notation One (ASN.1): Specification of basic notation, https://www.iso.org/standard/54012.html" calcext:value-type="string">
              <text:p>ISO/IEC 8824-1, Information technology – Abstract Syntax Notation One (ASN.1): Specification of basic notation, https://www.iso.org/standard/5401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4.2</text:p>
            </table:table-cell>
            <table:table-cell table:style-name="ce81" table:formula="of:=[.B1322]" office:value-type="string" office:string-value="ITU-T Recommendation X.691 (2015) | ISO/IEC 8825-2:2015, Information technology – ASN.1 encoding rules: Specification of Packed Encoding Rules (PER), https://www.itu.int/rec/T-REC-X.691-201508-I/en" calcext:value-type="string">
              <text:p>ITU-T Recommendation X.691 (2015) | ISO/IEC 8825-2:2015, Information technology – ASN.1 encoding rules: Specification of Packed Encoding Rules (PER), https://www.itu.int/rec/T-REC-X.691-201508-I/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5" calcext:value-type="float">
            <text:p>275</text:p>
          </table:table-cell>
          <table:table-cell table:style-name="ce67" office:value-type="string" calcext:value-type="string">
            <office:annotation draw:style-name="gr3" draw:text-style-name="P2" svg:width="34.971cm" svg:height="0.953cm" svg:x="4.709cm" svg:y="661.336cm" draw:caption-point-x="-0.407cm" draw:caption-point-y="-0.81cm">
              <dc:date>2020-05-07T00:00:00</dc:date>
              <text:p text:style-name="P1"><text:span text:style-name="T1">There are no normative references</text:span></text:p>
            </office:annotation>
            <text:p>ITU-T Recommendation T.82 (1993) | ISO/IEC 11544:1993, Information technology – Coded representation of picture and audio information – Progressive bi-level image compression, https://www.itu.int/rec/T-REC-T.82/en</text:p>
          </table:table-cell>
          <table:table-cell table:style-name="ce82" table:number-columns-repeated="6"/>
          <table:table-cell table:style-name="ce96" office:value-type="string" calcext:value-type="string">
            <text:p>There are no normative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276" calcext:value-type="float">
            <text:p>276</text:p>
          </table:table-cell>
          <table:table-cell table:style-name="ce67" office:value-type="string" calcext:value-type="string">
            <text:p>ITU-T Recommendation T.83 (1994) | ISO/IEC 10918-2:1995, Information technology – Digital compression and coding of continuous-tone still images: Compliance testing, https://www.iso.org/standard/20689.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6.1</text:p>
            </table:table-cell>
            <table:table-cell table:style-name="ce81" table:formula="of:=[.B1361]" office:value-type="string" office:string-value="ISO 5807:1985, Information processing — Documentation symbols and conventions for data, program and system flowcharts, program network charts and system resources charts, https://www.iso.org/standard/11955.html" calcext:value-type="string">
              <text:p>ISO 5807:1985, Information processing — Documentation symbols and conventions for data, program and system flowcharts, program network charts and system resources charts, https://www.iso.org/standard/11955.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7" calcext:value-type="float">
            <text:p>277</text:p>
          </table:table-cell>
          <table:table-cell table:style-name="ce67" office:value-type="string" calcext:value-type="string">
            <office:annotation draw:style-name="gr3" draw:text-style-name="P2" svg:width="34.971cm" svg:height="0.953cm" svg:x="4.709cm" svg:y="662.807cm" draw:caption-point-x="-0.407cm" draw:caption-point-y="-0.81cm">
              <dc:date>2020-05-07T00:00:00</dc:date>
              <text:p text:style-name="P1"><text:span text:style-name="T1">original version of 2002 (replaced)</text:span></text:p>
            </office:annotation>
            <text:p>ITU-T Recommendation T.800 (2019) | ISO/IEC 15444-1:2019, Information technology – JPEG 2000 image coding system: Core coding system, https://www.iso.org/standard/78321.html</text:p>
          </table:table-cell>
          <table:table-cell table:style-name="ce82" table:number-columns-repeated="6"/>
          <table:table-cell table:style-name="ce96" office:value-type="string" calcext:value-type="string">
            <text:p>original version of 2002 (replace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7.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2</text:p>
            </table:table-cell>
            <table:table-cell table:style-name="ce81" table:formula="of:=[.B712]" office:value-type="string" office:string-value="ITU-T Recommendation T.84 (1996) I ISO/IEC 10918-3:1997, Information technology – Digital compression and coding of continuous-tone still images: Extensions, https://www.iso.org/standard/25037.html" calcext:value-type="string">
              <text:p>ITU-T Recommendation T.84 (1996) I ISO/IEC 10918-3:1997, Information technology – Digital compression and coding of continuous-tone still images: Extensions, https://www.iso.org/standard/2503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3</text:p>
            </table:table-cell>
            <table:table-cell table:style-name="ce81" table:formula="of:=[.B717]" office:value-type="string" office:string-value="ITU-T Recommendation T.84 (1996)/Amd.1 (1999) I ISO/IEC 10918-3:1997/Amd.1:1999, Information technology – Digital compression and coding of continuous-tone still images: Extensions – Amendment 1: Provisions to allow registration of new compression types and versions in the SPIFF header." calcext:value-type="string">
              <text:p>ITU-T Recommendation T.84 (1996)/Amd.1 (1999) I ISO/IEC 10918-3:1997/Amd.1:1999, Information technology – Digital compression and coding of continuous-tone still images: Extensions – Amendment 1: Provisions to allow registration of new compression types and versions in the SPIFF header.</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4</text:p>
            </table:table-cell>
            <table:table-cell table:style-name="ce81" table:formula="of:=[.B718]" office:value-type="string" office:string-value="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 calcext:value-type="string">
              <text:p>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5</text:p>
            </table:table-cell>
            <table:table-cell table:style-name="ce81" table:formula="of:=[.B723]" office:value-type="string" office:string-value="ITU-T Recommendation T.87 (1998) | ISO/IEC 14495-1:2000, Lossless and near-lossless compression of continuous-tone still images – Baseline." calcext:value-type="string">
              <text:p>ITU-T Recommendation T.87 (1998) | ISO/IEC 14495-1:2000, Lossless and near-lossless compression of continuous-tone still images – Baselin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6</text:p>
            </table:table-cell>
            <table:table-cell table:style-name="ce81" table:formula="of:=[.B728]" office:value-type="string" office:string-value="ITU-T Recommendation T.88 (2000) I ISO/IEC 14492:2001, Information technology – Lossy/lossless coding of bi-level images, https://www.itu.int/rec/T-REC-T.88-200002-S" calcext:value-type="string">
              <text:p>ITU-T Recommendation T.88 (2000) I ISO/IEC 14492:2001, Information technology – Lossy/lossless coding of bi-level images, https://www.itu.int/rec/T-REC-T.88-200002-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7</text:p>
            </table:table-cell>
            <table:table-cell table:style-name="ce81" table:formula="of:=[.B732]" office:value-type="string" office:string-value="ITU-T Recommendation T.810 (2006) I ISO/IEC 15444-11:2007, Information technology – JPEG 2000 image coding system: Wireless." calcext:value-type="string">
              <text:p>ITU-T Recommendation T.810 (2006) I ISO/IEC 15444-11:2007, Information technology – JPEG 2000 image coding system: Wireles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7.8</text:p>
            </table:table-cell>
            <table:table-cell table:style-name="ce81" table:formula="of:=[.B677]" office:value-type="string" office:string-value="ISO/IEC 646, Information technology - ISO 7-bit coded character set for information interchange, https://www.iso.org/standard/4777.html" calcext:value-type="string">
              <office:annotation draw:style-name="gr3" draw:text-style-name="P2" svg:width="20.747cm" svg:height="0.953cm" svg:x="21.761cm" svg:y="666.73cm" draw:caption-point-x="-0.407cm" draw:caption-point-y="-0.81cm">
                <dc:date>2020-05-07T00:00:00</dc:date>
                <text:p text:style-name="P1"><text:span text:style-name="T1">The original reference is ISO/IEC 646:1991</text:span></text:p>
              </office:annotation>
              <text:p>ISO/IEC 646, Information technology - ISO 7-bit coded character set for information interchange, https://www.iso.org/standard/4777.html</text:p>
            </table:table-cell>
            <table:table-cell table:style-name="ce81" table:number-columns-repeated="5"/>
            <table:table-cell table:style-name="ce92" office:value-type="string" calcext:value-type="string">
              <text:p>The original reference is ISO/IEC 646:1991</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277.9</text:p>
            </table:table-cell>
            <table:table-cell table:style-name="ce81" table:formula="of:=[.B734]" office:value-type="string" office:string-value="ISO 8859-15:1999, Information technology – 8-bit single-byte coded graphic character sets – Part 15: Latin alphabet No. 9, https://www.iso.org/standard/29505.html" calcext:value-type="string">
              <text:p>ISO 8859-15:1999, Information technology – 8-bit single-byte coded graphic character sets – Part 15: Latin alphabet No. 9, https://www.iso.org/standard/29505.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8" calcext:value-type="float">
            <text:p>278</text:p>
          </table:table-cell>
          <table:table-cell table:style-name="ce67" office:value-type="string" calcext:value-type="string">
            <text:p>ISO 5807:1985, Information processing — Documentation symbols and conventions for data, program and system flowcharts, program network charts and system resources charts, https://www.iso.org/standard/11955.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8.1</text:p>
            </table:table-cell>
            <table:table-cell table:style-name="ce81" table:formula="of:=[.B1665]" office:value-type="string" office:string-value="ISO 2382/1, Data processing — Vocabulary — Part 01: Fundamental terms." calcext:value-type="string">
              <text:p>ISO 2382/1, Data processing — Vocabulary — Part 01: Fundamental term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79" calcext:value-type="float">
            <text:p>279</text:p>
          </table:table-cell>
          <table:table-cell table:style-name="ce67" office:value-type="string" calcext:value-type="string">
            <office:annotation draw:style-name="gr1" draw:text-style-name="P2" svg:width="34.971cm" svg:height="0.952cm" svg:x="4.709cm" svg:y="668.692cm" draw:caption-point-x="-0.407cm" draw:caption-point-y="-0.811cm">
              <dc:date>2020-05-07T00:00:00</dc:date>
              <text:p text:style-name="P1"><text:span text:style-name="T1">original version of 1995 (no longer valid)</text:span></text:p>
            </office:annotation>
            <text:p>ITU-T Recommendation H.262 (2012) | ISO/IEC 13818-2:2013, Information technology - Generic coding of moving pictures and associated audio information: Video, https://www.iso.org/standard/61152.html</text:p>
          </table:table-cell>
          <table:table-cell table:style-name="ce82" table:number-columns-repeated="6"/>
          <table:table-cell table:style-name="ce96" office:value-type="string" calcext:value-type="string">
            <text:p>original version of 1995 (no longer valid)</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79.1</text:p>
            </table:table-cell>
            <table:table-cell table:style-name="ce81" table:formula="of:=[.B1666]" office:value-type="string" office:string-value="IEC 60461 (1986), Time and control code for video tape recorders." calcext:value-type="string">
              <text:p>IEC 60461 (1986), Time and control code for video tape recorder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9.2</text:p>
            </table:table-cell>
            <table:table-cell table:style-name="ce81" table:formula="of:=[.B1667]" office:value-type="string" office:string-value="ISO/IEC 11172-2:1993, Information technology — Coding of moving pictures and associated audio for digital storage media at up to about 1,5 Mbit/s — Part 2: Video." calcext:value-type="string">
              <text:p>ISO/IEC 11172-2:1993, Information technology — Coding of moving pictures and associated audio for digital storage media at up to about 1,5 Mbit/s — Part 2: Video.</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9.3</text:p>
            </table:table-cell>
            <table:table-cell table:style-name="ce81" table:formula="of:=[.B1668]" office:value-type="string" office:string-value="ISO/IEC 23002-1:2006, Information technology — MPEG video technologies — Part 1: Accuracy requirements for implementation of integer-output 8x8 inverse discrete cosine transform." calcext:value-type="string">
              <text:p>ISO/IEC 23002-1:2006, Information technology — MPEG video technologies — Part 1: Accuracy requirements for implementation of integer-output 8x8 inverse discrete cosine transform.</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9.4</text:p>
            </table:table-cell>
            <table:table-cell table:style-name="ce81" table:formula="of:=[.B1669]" office:value-type="string" office:string-value="ITU-R Recommendation BT.470-6 (1998), Conventional television systems." calcext:value-type="string">
              <text:p>ITU-R Recommendation BT.470-6 (1998), Conventional television system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9.5</text:p>
            </table:table-cell>
            <table:table-cell table:style-name="ce81" table:formula="of:=[.B1670]" office:value-type="string" office:string-value="ITU-R Recommendation BT.601-7 (2011), Studio encoding parameters of digital television for standard 4:3 and wide screen 16:9 aspect ratios." calcext:value-type="string">
              <text:p>ITU-R Recommendation BT.601-7 (2011), Studio encoding parameters of digital television for standard 4:3 and wide screen 16:9 aspect ratio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279.6</text:p>
            </table:table-cell>
            <table:table-cell table:style-name="ce81" table:formula="of:=[.B1671]" office:value-type="string" office:string-value="ITU-T Recommendation H.320 (2004), Narrow-band visual telephone systems and terminal equipment." calcext:value-type="string">
              <text:p>ITU-T Recommendation H.320 (2004), Narrow-band visual telephone systems and terminal equipmen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80" calcext:value-type="float">
            <text:p>280</text:p>
          </table:table-cell>
          <table:table-cell table:style-name="ce67" office:value-type="string" calcext:value-type="string">
            <text:p>ITU-T Recommendation T.871 (2011) | ISO/IEC 10918-5:2011, Information technology – Digital compression and coding of continuous-tone still images – JPEG File Interchange Format (JFIF), https://www.itu.int/rec/T-REC-T.871/e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80.1</text:p>
            </table:table-cell>
            <table:table-cell table:style-name="ce81" table:formula="of:=[.B710]" office:value-type="string" office:string-value="ITU-T Recommendation T.81 (1992) I ISO/IEC 10918-1:1994, Information technology – Digital compression and coding of continuous-tone still images: Requirements and guidelines, https://www.iso.org/standard/18902.html" calcext:value-type="string">
              <text:p>ITU-T Recommendation T.81 (1992) I ISO/IEC 10918-1:1994, Information technology – Digital compression and coding of continuous-tone still images: Requirements and guidelines, https://www.iso.org/standard/18902.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281" calcext:value-type="float">
            <text:p>281</text:p>
          </table:table-cell>
          <table:table-cell table:style-name="ce67" office:value-type="string" calcext:value-type="string">
            <office:annotation draw:style-name="gr3" draw:text-style-name="P2" svg:width="34.971cm" svg:height="0.953cm" svg:x="4.709cm" svg:y="673.105cm" draw:caption-point-x="-0.407cm" draw:caption-point-y="-0.81cm">
              <dc:date>2020-05-07T00:00:00</dc:date>
              <text:p text:style-name="P1"><text:span text:style-name="T1">does not contain links</text:span></text:p>
            </office:annotation>
            <text:p>ITU-R Recommendation BT.601-6 (2007), Studio encoding parameters of digital television for standard 4:3 and wide screen 16:9 aspect ratios, https://www.itu.int/rec/R-REC-BT.601-6-200701-S/en</text:p>
          </table:table-cell>
          <table:table-cell table:style-name="ce82" table:number-columns-repeated="6"/>
          <table:table-cell table:style-name="ce96" office:value-type="string" calcext:value-type="string">
            <text:p>does not contain link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office:value-type="float" office:value="282" calcext:value-type="float">
            <text:p>282</text:p>
          </table:table-cell>
          <table:table-cell table:style-name="ce80" office:value-type="string" calcext:value-type="string">
            <text:p>ISO 4217, Codes for the representation of currencies and funds, or successor, http://www.iso.org/iso/iso_catalogue/catalogue_tc/catalogue_detail.htm?csnumber=4612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3" calcext:value-type="float">
            <text:p>283</text:p>
          </table:table-cell>
          <table:table-cell table:style-name="ce80" office:value-type="string" calcext:value-type="string">
            <text:p>ISO 19106:2004, Geographic information — Profil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4" calcext:value-type="float">
            <text:p>284</text:p>
          </table:table-cell>
          <table:table-cell table:style-name="ce80" office:value-type="string" calcext:value-type="string">
            <text:p>ISO 19107:2003, Geographic information — Spatial schema</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5" calcext:value-type="float">
            <text:p>285</text:p>
          </table:table-cell>
          <table:table-cell table:style-name="ce80" office:value-type="string" calcext:value-type="string">
            <text:p>ISO 19108:2002, Geographic information — Temporal schema</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6" calcext:value-type="float">
            <text:p>286</text:p>
          </table:table-cell>
          <table:table-cell table:style-name="ce80" office:value-type="string" calcext:value-type="string">
            <text:p>ISO 19109:2005, Geographic information — Rules for application schema</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7" calcext:value-type="float">
            <text:p>287</text:p>
          </table:table-cell>
          <table:table-cell table:style-name="ce80" office:value-type="string" calcext:value-type="string">
            <text:p>ISO 19110:2005, Geographic information — Methodology for feature cataloguing</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8" calcext:value-type="float">
            <text:p>288</text:p>
          </table:table-cell>
          <table:table-cell table:style-name="ce80" office:value-type="string" calcext:value-type="string">
            <text:p>ISO 19111-2:2009, Geographic information — Spatial referencing by coordinates — Part 2: Extension for parametric valu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89" calcext:value-type="float">
            <text:p>289</text:p>
          </table:table-cell>
          <table:table-cell table:style-name="ce80" office:value-type="string" calcext:value-type="string">
            <text:p>ISO 19119, Geographic information — Servic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0" calcext:value-type="float">
            <text:p>290</text:p>
          </table:table-cell>
          <table:table-cell table:style-name="ce80" office:value-type="string" calcext:value-type="string">
            <text:p>ISO 19157:2013, Geographic information ― Data Quality</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1" calcext:value-type="float">
            <text:p>291</text:p>
          </table:table-cell>
          <table:table-cell table:style-name="ce80" office:value-type="string" calcext:value-type="string">
            <text:p>ITU-T Recommendation T.411 (1993) | ISO/IEC 8613-1:1994, Information technology — Open Document Architecture (ODA) and Interchange Format: Introduction and general principl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2" calcext:value-type="float">
            <text:p>292</text:p>
          </table:table-cell>
          <table:table-cell table:style-name="ce80" office:value-type="string" calcext:value-type="string">
            <text:p>ITU-T Recommendation T.412 (1993) | ISO/IEC 8613-2:1994, Information technology — Open Document Architecture (ODA) and Interchange Format: Document structur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3" calcext:value-type="float">
            <text:p>293</text:p>
          </table:table-cell>
          <table:table-cell table:style-name="ce80" office:value-type="string" calcext:value-type="string">
            <text:p>ITU-T Recommendation T.414 (1993) | ISO/IEC 8613-4:1994, Information technology — Open Document Architecture (ODA) and Interchange Format: Document profd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4" calcext:value-type="float">
            <text:p>294</text:p>
          </table:table-cell>
          <table:table-cell table:style-name="ce80" office:value-type="string" calcext:value-type="string">
            <text:p>ITU-T Recommendation T.415 (1993) | ISO/IEC 8613-5:1994, Information technology — Open Document Architecture (ODA) and Interchange Format: Open Document Interchange Forma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5" calcext:value-type="float">
            <text:p>295</text:p>
          </table:table-cell>
          <table:table-cell table:style-name="ce80" office:value-type="string" calcext:value-type="string">
            <text:p>ITU-T Recommendation T.417 (1993) | ISO/IEC 8613-7:1994, Information technology — Open Document Architecture (ODA) and Interchange Format: Raster graphics content architectur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6" calcext:value-type="float">
            <text:p>296</text:p>
          </table:table-cell>
          <table:table-cell table:style-name="ce80" office:value-type="string" calcext:value-type="string">
            <text:p>ITU-T Recommendation T.418 (1993) | ISO/IEC 8613-8:1994, Information technology — Open Document Architecture (ODA) and Interchange Format: Geometric graphics content architectur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297" calcext:value-type="float">
            <text:p>297</text:p>
          </table:table-cell>
          <table:table-cell table:style-name="ce80" office:value-type="string" calcext:value-type="string">
            <text:p>CCITT Recommendation T.6 (1988), Facsimile coding schemes and coding control functions for Group 4 facsimile apparatus.</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298" calcext:value-type="float">
            <text:p>298</text:p>
          </table:table-cell>
          <table:table-cell table:style-name="ce67" office:value-type="string" calcext:value-type="string">
            <text:p>ISO/IEC 8859-1:1998, Information technology - 8-bit single-byte coded graphic character sets - Part 1: Latin alphabet No. 1, https://www.iso.org/standard/28245.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298.1</text:p>
            </table:table-cell>
            <table:table-cell table:style-name="ce81" table:formula="of:=[.B637]" office:value-type="string" office:string-value="ISO/IEC 2022:1994 Information technology - Character code structure and extension techniques, https://www.iso.org/standard/22747.html" calcext:value-type="string">
              <text:p>ISO/IEC 2022:1994 Information technology - Character code structure and extension techniques, https://www.iso.org/standard/22747.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98.2</text:p>
            </table:table-cell>
            <table:table-cell table:style-name="ce81" table:formula="of:=[.B1146]" office:value-type="string" office:string-value="ISO/IEC 4873:1991, Information technology — ISO 8-bit code for information interchange — Structure and rules for implementation, https://www.iso.org/standard/10859.html" calcext:value-type="string">
              <text:p>ISO/IEC 4873:1991, Information technology — ISO 8-bit code for information interchange — Structure and rules for implementation, https://www.iso.org/standard/10859.htm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298.3</text:p>
            </table:table-cell>
            <table:table-cell table:style-name="ce81" table:formula="of:=[.B97]" office:value-type="string" office:string-value="ISO/IEC 8824-1, Information technology – Abstract Syntax Notation One (ASN.1): Specification of basic notation, https://www.iso.org/standard/54012.html" calcext:value-type="string">
              <office:annotation draw:style-name="gr1" draw:text-style-name="P2" svg:width="20.747cm" svg:height="0.952cm" svg:x="21.761cm" svg:y="682.913cm" draw:caption-point-x="-0.407cm" draw:caption-point-y="-0.811cm">
                <dc:date>2020-05-07T00:00:00</dc:date>
                <text:p text:style-name="P1"><text:span text:style-name="T1">The original reference is ISO/IEC 8824-1:1995</text:span></text:p>
              </office:annotation>
              <text:p>ISO/IEC 8824-1, Information technology – Abstract Syntax Notation One (ASN.1): Specification of basic notation, https://www.iso.org/standard/54012.html</text:p>
            </table:table-cell>
            <table:table-cell table:style-name="ce81" table:number-columns-repeated="5"/>
            <table:table-cell table:style-name="ce92" office:value-type="string" calcext:value-type="string">
              <text:p>The original reference is ISO/IEC 8824-1:1995</text:p>
            </table:table-cell>
            <table:table-cell table:style-name="ce92"/>
            <table:table-cell table:number-columns-repeated="1014"/>
          </table:table-row>
        </table:table-row-group>
        <table:table-row table:style-name="ro4">
          <table:table-cell table:style-name="ce55" office:value-type="float" office:value="299" calcext:value-type="float">
            <text:p>299</text:p>
          </table:table-cell>
          <table:table-cell table:style-name="ce80" office:value-type="string" calcext:value-type="string">
            <text:p>ISO/IEC 6429: 1), Information technology - Control functions for 7-bit and 8-bit coded character se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0" calcext:value-type="float">
            <text:p>300</text:p>
          </table:table-cell>
          <table:table-cell table:style-name="ce80" office:value-type="string" calcext:value-type="string">
            <text:p>ISO/IEC 8859, Information processing - 8-bit single-byte coded graphic character se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1" calcext:value-type="float">
            <text:p>301</text:p>
          </table:table-cell>
          <table:table-cell table:style-name="ce80" office:value-type="string" calcext:value-type="string">
            <text:p>ISO/IEC 9541-1:1991, Information technology — Font information interchange — Part 1: Architectur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2" calcext:value-type="float">
            <text:p>302</text:p>
          </table:table-cell>
          <table:table-cell table:style-name="ce80" office:value-type="string" calcext:value-type="string">
            <text:p>ISO 704:2009, Terminology work — Principles and method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3" calcext:value-type="float">
            <text:p>303</text:p>
          </table:table-cell>
          <table:table-cell table:style-name="ce80" office:value-type="string" calcext:value-type="string">
            <text:p>ISO 1087-1:2000, Terminology work — Vocabulary — Part 1: Theory and applic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4" calcext:value-type="float">
            <text:p>304</text:p>
          </table:table-cell>
          <table:table-cell table:style-name="ce80" office:value-type="string" calcext:value-type="string">
            <text:p>ISO/IEC 11179 (all parts), Information technology — Metadata registries (MDR)</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5" calcext:value-type="float">
            <text:p>305</text:p>
          </table:table-cell>
          <table:table-cell table:style-name="ce80" office:value-type="string" calcext:value-type="string">
            <text:p>ISO/IEC 2382-1:1993, Information technology — Vocabulary — Part 1: Fundamental term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6" calcext:value-type="float">
            <text:p>306</text:p>
          </table:table-cell>
          <table:table-cell table:style-name="ce80" office:value-type="string" calcext:value-type="string">
            <text:p>ISO 24619, Language resource management — Persistent identification and sustainable access (PISA)</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7" calcext:value-type="float">
            <text:p>307</text:p>
          </table:table-cell>
          <table:table-cell table:style-name="ce80" office:value-type="string" calcext:value-type="string">
            <text:p>ISO 19135-1:2015, Geographic information — Procedures for item registration — Part 1: Fundamental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8" calcext:value-type="float">
            <text:p>308</text:p>
          </table:table-cell>
          <table:table-cell table:style-name="ce80" office:value-type="string" calcext:value-type="string">
            <text:p>ISO 2382-15 : 1985, Data processing — Vocabulary — Part 15: Programming languag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09" calcext:value-type="float">
            <text:p>309</text:p>
          </table:table-cell>
          <table:table-cell table:style-name="ce80" office:value-type="string" calcext:value-type="string">
            <text:p>ISO/IEC 6429 : 1992, Information technology — Control functions for coded character se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10" calcext:value-type="float">
            <text:p>310</text:p>
          </table:table-cell>
          <table:table-cell table:style-name="ce80" office:value-type="string" calcext:value-type="string">
            <text:p>BS 6154 : 1981, Method of defining — Syntactic meta-languag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11" calcext:value-type="float">
            <text:p>311</text:p>
          </table:table-cell>
          <table:table-cell table:style-name="ce80" office:value-type="string" calcext:value-type="string">
            <text:p>ITU-T Recommendation X.903 (1995) | ISO/IEC 10746-3:1996, Information technology — Open Distributed Processing — Reference Model: Architecture.</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312" calcext:value-type="float">
            <text:p>312</text:p>
          </table:table-cell>
          <table:table-cell table:style-name="ce67" office:value-type="string" calcext:value-type="string">
            <text:p>ISO/IEC 14496-18:2004, Information technology — Coding of audio-visual objects — Part 18: Font compression and streaming, https://www.iso.org/standard/40151.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12.1</text:p>
            </table:table-cell>
            <table:table-cell table:style-name="ce81" table:formula="of:=[.B1672]" office:value-type="string" office:string-value="ISO/IEC 14496-1, Information technology — Coding of audio-visual objects — Part 1: Systems" calcext:value-type="string">
              <text:p>ISO/IEC 14496-1, Information technology — Coding of audio-visual objects — Part 1: System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2.2</text:p>
            </table:table-cell>
            <table:table-cell table:style-name="ce81" table:formula="of:=[.B1673]" office:value-type="string" office:string-value="ISO/IEC 14496-11, Information technology — Coding of audio-visual objects — Part 11: Scene description and application engine" calcext:value-type="string">
              <text:p>ISO/IEC 14496-11, Information technology — Coding of audio-visual objects — Part 11: Scene description and application engin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313" calcext:value-type="float">
            <text:p>313</text:p>
          </table:table-cell>
          <table:table-cell table:style-name="ce67" office:value-type="string" calcext:value-type="string">
            <office:annotation draw:style-name="gr1" draw:text-style-name="P2" svg:width="34.971cm" svg:height="0.952cm" svg:x="4.709cm" svg:y="691.249cm" draw:caption-point-x="-0.407cm" draw:caption-point-y="-0.811cm">
              <dc:date>2020-05-07T00:00:00</dc:date>
              <text:p text:style-name="P1"><text:span text:style-name="T1">no further references</text:span></text:p>
            </office:annotation>
            <text:p>TrueType Instruction Set, https://docs.microsoft.com/en-us/typography/opentype/spec/tt_instructions</text:p>
          </table:table-cell>
          <table:table-cell table:style-name="ce82" table:number-columns-repeated="6"/>
          <table:table-cell table:style-name="ce96" office:value-type="string" calcext:value-type="string">
            <text:p>no further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3" office:value-type="float" office:value="314" calcext:value-type="float">
            <text:p>314</text:p>
          </table:table-cell>
          <table:table-cell table:style-name="ce78" office:value-type="string" calcext:value-type="string">
            <text:p>Unicode 11.0, http://www.unicode.org/versions/Unicode11.0.0/</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315" calcext:value-type="float">
            <text:p>315</text:p>
          </table:table-cell>
          <table:table-cell table:style-name="ce67" office:value-type="string" calcext:value-type="string">
            <text:p>W3C Recommendation (16 August 2011): "Scalable Vector Graphics (SVG) 1.1 (2nd edition)", http://www.w3.org/TR/SVG11/</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15.1</text:p>
            </table:table-cell>
            <table:table-cell table:style-name="ce81" table:formula="of:=[.B1244]" office:value-type="string" office:string-value="ISO 15924:2004 Information and documentation — Codes for the representation of names of scripts, https://www.iso.org/standard/29546.html" calcext:value-type="string">
              <text:p>ISO 15924:2004 Information and documentation — Codes for the representation of names of scripts, https://www.iso.org/standard/29546.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5.2</text:p>
            </table:table-cell>
            <table:table-cell table:style-name="ce81" table:formula="of:=[.B92]" office:value-type="string" office:string-value="ISO 3166-1:2013, Codes for the representation of names of countries and their subdivisions – Part 1: Country codes, https://www.iso.org/standard/63545.html" calcext:value-type="string">
              <office:annotation draw:style-name="gr1" draw:text-style-name="P2" svg:width="20.747cm" svg:height="0.952cm" svg:x="21.761cm" svg:y="693.21cm" draw:caption-point-x="-0.407cm" draw:caption-point-y="-0.811cm">
                <dc:date>2020-05-07T00:00:00</dc:date>
                <text:p text:style-name="P1"><text:span text:style-name="T1">originally link to 2007 version (not valid)</text:span></text:p>
              </office:annotation>
              <text:p>ISO 3166-1:2013, Codes for the representation of names of countries and their subdivisions – Part 1: Country codes, https://www.iso.org/standard/63545.html</text:p>
            </table:table-cell>
            <table:table-cell table:style-name="ce81" table:number-columns-repeated="5"/>
            <table:table-cell table:style-name="ce92" office:value-type="string" calcext:value-type="string">
              <text:p>originally link to 2007 version (not valid)</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315.3</text:p>
            </table:table-cell>
            <table:table-cell table:style-name="ce81" table:formula="of:=[.B673]" office:value-type="string" office:string-value="ISO 639-1, Codes for the representation of names of languages - Part 1: Alpha-2 code, https://www.iso.org/standard/22109.html " calcext:value-type="string">
              <text:p>ISO 639-1, Codes for the representation of names of languages - Part 1: Alpha-2 code, https://www.iso.org/standard/22109.html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5.4</text:p>
            </table:table-cell>
            <table:table-cell table:style-name="ce81" table:formula="of:=[.B1301]" office:value-type="string" office:string-value="ISO 639-2, Codes for the representation of names of languages — Part 2: Alpha-3 code" calcext:value-type="string">
              <text:p>ISO 639-2, Codes for the representation of names of languages — Part 2: Alpha-3 cod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5.5</text:p>
            </table:table-cell>
            <table:table-cell table:style-name="ce81" table:formula="of:=[.B1302]" office:value-type="string" office:string-value="ISO 639-3, Codes for the representation of names of languages — Part 3: Alpha-3 code for comprehensive coverage of languages, https://www.iso.org/obp/ui/#iso:std:iso:639:-3:ed-1:v1:en:term:3.9" calcext:value-type="string">
              <text:p>ISO 639-3, Codes for the representation of names of languages — Part 3: Alpha-3 code for comprehensive coverage of languages, https://www.iso.org/obp/ui/#iso:std:iso:639:-3:ed-1:v1:en:term:3.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316" calcext:value-type="float">
            <text:p>316</text:p>
          </table:table-cell>
          <table:table-cell table:style-name="ce67" office:value-type="string" calcext:value-type="string">
            <text:p>ISO 12651-1, Electronic document management — Vocabulary – Part 1: Electronic document imaging, https://www.iso.org/standard/54755.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16.1</text:p>
            </table:table-cell>
            <table:table-cell table:style-name="ce81" table:formula="of:=[.B1348]" office:value-type="string" office:string-value="ITU-T Recommendation T.82 (1993) | ISO/IEC 11544:1993, Information technology – Coded representation of picture and audio information – Progressive bi-level image compression, https://www.itu.int/rec/T-REC-T.82/en" calcext:value-type="string">
              <text:p>ITU-T Recommendation T.82 (1993) | ISO/IEC 11544:1993, Information technology – Coded representation of picture and audio information – Progressive bi-level image compression, https://www.itu.int/rec/T-REC-T.82/e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6.2</text:p>
            </table:table-cell>
            <table:table-cell table:style-name="ce81" table:formula="of:=[.B718]" office:value-type="string" office:string-value="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 calcext:value-type="string">
              <text:p>ITU-T Recommendation T.86 (1998) I ISO/IEC 10918-4:1999, Information technology – Digital compression and coding of continuous-tone still images: Registration of JPEG Profiles, SPIFF Profiles, SPIFF Tags, SPIFF colour Spaces, APPn Markers, SPIFF Compression types and Registration Authorities (REGAUT), https://www.iso.org/standard/25431.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6.3</text:p>
            </table:table-cell>
            <table:table-cell table:style-name="ce81" table:formula="of:=[.B1674]" office:value-type="string" office:string-value="ISO 18901, Imaging materials — Processed silver-gelatin-type black-and-white films — Specifications for stability" calcext:value-type="string">
              <text:p>ISO 18901, Imaging materials — Processed silver-gelatin-type black-and-white films — Specifications for stability</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317" calcext:value-type="float">
            <text:p>317</text:p>
          </table:table-cell>
          <table:table-cell table:style-name="ce67" office:value-type="string" calcext:value-type="string">
            <text:p>ISO 24517-1:2008, Document management — Engineering document format using PDF — Part 1: Use of PDF 1.6 (PDF/E-1), https://www.iso.org/standard/42274.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17.1</text:p>
            </table:table-cell>
            <table:table-cell table:style-name="ce81" table:formula="of:=[.B1675]" office:value-type="string" office:string-value="ISO 19005-1:2005, Document management — Electronic document file format for long-term preservation — Part 1: Use of PDF 1.4 (PDF/A-1)" calcext:value-type="string">
              <text:p>ISO 19005-1:2005, Document management — Electronic document file format for long-term preservation — Part 1: Use of PDF 1.4 (PDF/A-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7.2</text:p>
            </table:table-cell>
            <table:table-cell table:style-name="ce81" table:formula="of:=[.B159]" office:value-type="string" office:string-value="ISO 15076-1:2010, Image technology colour management – Architecture, profile format and data structure — Part 1: Based on ICC.1:2010, https://www.iso.org/standard/54754.html" calcext:value-type="string">
              <office:annotation draw:style-name="gr3" draw:text-style-name="P2" svg:width="20.747cm" svg:height="0.953cm" svg:x="21.761cm" svg:y="698.113cm" draw:caption-point-x="-0.407cm" draw:caption-point-y="-0.81cm">
                <dc:date>2020-05-07T00:00:00</dc:date>
                <text:p text:style-name="P1"><text:span text:style-name="T1">The original reference is ICC1:2004-10</text:span></text:p>
              </office:annotation>
              <text:p>ISO 15076-1:2010, Image technology colour management – Architecture, profile format and data structure — Part 1: Based on ICC.1:2010, https://www.iso.org/standard/54754.html</text:p>
            </table:table-cell>
            <table:table-cell table:style-name="ce81" table:number-columns-repeated="5"/>
            <table:table-cell table:style-name="ce92" office:value-type="string" calcext:value-type="string">
              <text:p>The original reference is ICC1:2004-10</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317.3</text:p>
            </table:table-cell>
            <table:table-cell table:style-name="ce81" table:formula="of:=[.B755]" office:value-type="string" office:string-value="Adobe PDF Reference Guide, fifth edition, version 1.6, ISBN 0-321-30474-8 (available from &lt;http://www.npes.org/standards/toolspdfx.html&gt;), http://www.npes.org/LinkClick.aspx?fileticket=zXY66XCWVKo%3d&amp;tabid=158&amp;mid=669" calcext:value-type="string">
              <text:p>Adobe PDF Reference Guide, fifth edition, version 1.6, ISBN 0-321-30474-8 (available from &lt;http://www.npes.org/standards/toolspdfx.html&gt;), http://www.npes.org/LinkClick.aspx?fileticket=zXY66XCWVKo%3d&amp;tabid=158&amp;mid=6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7.4</text:p>
            </table:table-cell>
            <table:table-cell table:style-name="ce81" table:formula="of:=[.B758]" office:value-type="string" office:string-value="Errata for Adobe PDF Reference, fifth edition, version 1.6, 31 August 2005 (available from &lt;http://www.npes.org/standards/toolspdfx.html&gt;), http://www.npes.org/LinkClick.aspx?fileticket=zXY66XCWVKo%3d&amp;tabid=158&amp;mid=669" calcext:value-type="string">
              <text:p>Errata for Adobe PDF Reference, fifth edition, version 1.6, 31 August 2005 (available from &lt;http://www.npes.org/standards/toolspdfx.html&gt;), http://www.npes.org/LinkClick.aspx?fileticket=zXY66XCWVKo%3d&amp;tabid=158&amp;mid=66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7.5</text:p>
            </table:table-cell>
            <table:table-cell table:style-name="ce81" table:formula="of:=[.B1676]" office:value-type="string" office:string-value="Addendum on Blend Modes. Adobe Systems Incorporated, January 23, 2006 (available from &lt;http://www.npes.org/standards/toolspdfx.html&gt;)" calcext:value-type="string">
              <text:p>Addendum on Blend Modes. Adobe Systems Incorporated, January 23, 2006 (available from &lt;http://www.npes.org/standards/toolspdfx.html&g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317.6</text:p>
            </table:table-cell>
            <table:table-cell table:style-name="ce81" table:formula="of:=[.B1677]" office:value-type="string" office:string-value="XMP Specification (September 2005): Adding Intelligence to Media, Adobe Systems Incorporated, http://partners.adobe.com/public/developer/en/xmp/sdk/xmpspecification.pdf" calcext:value-type="string">
              <text:p>XMP Specification (September 2005): Adding Intelligence to Media, Adobe Systems Incorporated, http://partners.adobe.com/public/developer/en/xmp/sdk/xmpspecification.pdf</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318" calcext:value-type="float">
            <text:p>318</text:p>
          </table:table-cell>
          <table:table-cell table:style-name="ce67" office:value-type="string" calcext:value-type="string">
            <office:annotation draw:style-name="gr3" draw:text-style-name="P2" svg:width="34.971cm" svg:height="0.953cm" svg:x="4.709cm" svg:y="700.565cm" draw:caption-point-x="-0.407cm" draw:caption-point-y="-0.81cm">
              <dc:date>2020-05-07T00:00:00</dc:date>
              <text:p text:style-name="P1"><text:span text:style-name="T1">no further normative references</text:span></text:p>
            </office:annotation>
            <text:p>The OpenGL Graphics System, A Specification, Version 4.1 (Core Profile), July 25, 2010, https://www.khronos.org/registry/OpenGL/specs/gl/glspec41.core.pdf</text:p>
          </table:table-cell>
          <table:table-cell table:style-name="ce82" table:number-columns-repeated="6"/>
          <table:table-cell table:style-name="ce96" office:value-type="string" calcext:value-type="string">
            <text:p>no further normative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1" office:value-type="float" office:value="319" calcext:value-type="float">
            <text:p>319</text:p>
          </table:table-cell>
          <table:table-cell table:style-name="ce76" office:value-type="string" calcext:value-type="string">
            <office:annotation draw:style-name="gr1" draw:text-style-name="P2" svg:width="34.971cm" svg:height="0.952cm" svg:x="4.709cm" svg:y="701.056cm" draw:caption-point-x="-0.407cm" draw:caption-point-y="-0.811cm">
              <dc:date>2020-05-07T00:00:00</dc:date>
              <text:p text:style-name="P1"><text:span text:style-name="T1">revised, replaced by: ISO 12651-1: 2012 and ISO 12651-2: 2014</text:span></text:p>
            </office:annotation>
            <text:p>ISO 12651: 1999, Electronic imaging – Vocabulary </text:p>
          </table:table-cell>
          <table:table-cell table:style-name="ce90" table:number-columns-repeated="6"/>
          <table:table-cell table:style-name="ce173" office:value-type="string" calcext:value-type="string">
            <text:p>revised, replaced by: ISO 12651-1: 2012 and ISO 12651-2: 201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320" calcext:value-type="float">
            <text:p>320</text:p>
          </table:table-cell>
          <table:table-cell table:style-name="ce67" office:value-type="string" calcext:value-type="string">
            <text:p>IETF RFC 4122 (2005): A Universally Unique IDentifier (UUID) URN Namespace, https://www.rfc-editor.org/info/rfc4122</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20.1</text:p>
            </table:table-cell>
            <table:table-cell table:style-name="ce81" table:formula="of:=[.B1678]" office:value-type="string" office:string-value="Network Computing Architecture, Zahn L., Dineen T. and P. Leach, ISBN 0-13-611674-4, January 1990" calcext:value-type="string">
              <text:p>Network Computing Architecture, Zahn L., Dineen T. and P. Leach, ISBN 0-13-611674-4, January 1990</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20.2</text:p>
            </table:table-cell>
            <table:table-cell table:style-name="ce81" table:formula="of:=[.B1679]" office:value-type="string" office:string-value="DCE: Remote Procedure Call, Open Group CAE Specification C309, ISBN 1-85912-041-5, August 1994." calcext:value-type="string">
              <text:p>DCE: Remote Procedure Call, Open Group CAE Specification C309, ISBN 1-85912-041-5, August 199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20.3</text:p>
            </table:table-cell>
            <table:table-cell table:style-name="ce81" table:formula="of:=[.B1575]" office:value-type="string" office:string-value="ITU-T Recommendation X.667 (2008) | ISO/IEC 9834-8:2008, Information technology – Open Systems Interconnection – Procedures for the operation of OSI Registration Authorities: Generation and registration of Universally Unique Identifiers (UUIDs) and their use as ASN.1 object identifier components." calcext:value-type="string">
              <office:annotation draw:style-name="gr1" draw:text-style-name="P2" svg:width="20.747cm" svg:height="0.952cm" svg:x="21.761cm" svg:y="703.018cm" draw:caption-point-x="-0.407cm" draw:caption-point-y="-0.811cm">
                <dc:date>2020-05-07T00:00:00</dc:date>
                <text:p text:style-name="P1"><text:span text:style-name="T1">originally a link to a 2004 document that is updated</text:span></text:p>
              </office:annotation>
              <text:p>ITU-T Recommendation X.667 (2008) | ISO/IEC 9834-8:2008, Information technology – Open Systems Interconnection – Procedures for the operation of OSI Registration Authorities: Generation and registration of Universally Unique Identifiers (UUIDs) and their use as ASN.1 object identifier components.</text:p>
            </table:table-cell>
            <table:table-cell table:style-name="ce81" table:number-columns-repeated="5"/>
            <table:table-cell table:style-name="ce92" office:value-type="string" calcext:value-type="string">
              <text:p>originally a link to a 2004 document that is updated</text:p>
            </table:table-cell>
            <table:table-cell table:style-name="ce92"/>
            <table:table-cell table:number-columns-repeated="1014"/>
          </table:table-row>
          <table:table-row table:style-name="ro4">
            <table:table-cell table:style-name="ce55"/>
            <table:table-cell table:style-name="ce68" office:value-type="string" calcext:value-type="string">
              <text:p>320.4</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321" calcext:value-type="float">
            <text:p>321</text:p>
          </table:table-cell>
          <table:table-cell table:style-name="ce80" office:value-type="string" calcext:value-type="string">
            <text:p>Unicode Standard Annex #41, “Common References for Unicode Standard Annex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2" calcext:value-type="float">
            <text:p>322</text:p>
          </table:table-cell>
          <table:table-cell table:style-name="ce80" office:value-type="string" calcext:value-type="string">
            <text:p>The Unicode Standard, Version 5.1.0, defined by: The Unicode Standard, Version 5.0 (Boston, MA, Addison-Wesley, 2007. ISBN 0-321-48091-0), as amended by Unicode 5.1.0 http://www.unicode.org/versions/Unicode5.1.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3" calcext:value-type="float">
            <text:p>323</text:p>
          </table:table-cell>
          <table:table-cell table:style-name="ce80" office:value-type="string" calcext:value-type="string">
            <text:p>Versions of the Unicode Standard http://www.unicode.org/version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4" calcext:value-type="float">
            <text:p>324</text:p>
          </table:table-cell>
          <table:table-cell table:style-name="ce80" office:value-type="string" calcext:value-type="string">
            <text:p>Perl regular expressions http://search.cpan.org/dist/perl/pod/perlre.pod</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5" calcext:value-type="float">
            <text:p>325</text:p>
          </table:table-cell>
          <table:table-cell table:style-name="ce80" office:value-type="string" calcext:value-type="string">
            <text:p>CCITT Recommendation T.4 (1989), Standardization of group 3 facsimile apparatus for document transmiss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6" calcext:value-type="float">
            <text:p>326</text:p>
          </table:table-cell>
          <table:table-cell table:style-name="ce80" office:value-type="string" calcext:value-type="string">
            <text:p>CCITT Recommendation T.6 (1989), Facsimile coding schemes and coding control functions for group 4 facsimile apparatu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7" calcext:value-type="float">
            <text:p>327</text:p>
          </table:table-cell>
          <table:table-cell table:style-name="ce80" office:value-type="string" calcext:value-type="string">
            <text:p>CCIR Recommendation 601 (1990), Encoding parameters of digital television for studio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8" calcext:value-type="float">
            <text:p>328</text:p>
          </table:table-cell>
          <table:table-cell table:style-name="ce80" office:value-type="string" calcext:value-type="string">
            <text:p>ISO/IEC 9281-1:1990, Information technology – Picture coding methods – Part 1: Identific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29" calcext:value-type="float">
            <text:p>329</text:p>
          </table:table-cell>
          <table:table-cell table:style-name="ce80" office:value-type="string" calcext:value-type="string">
            <text:p>CCITT Recommendation T.101 (1993), International interworking for videotex servic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0" calcext:value-type="float">
            <text:p>330</text:p>
          </table:table-cell>
          <table:table-cell table:style-name="ce80" office:value-type="string" calcext:value-type="string">
            <text:p>CIE 15:2018, Colorimetry</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1" calcext:value-type="float">
            <text:p>331</text:p>
          </table:table-cell>
          <table:table-cell table:style-name="ce80" office:value-type="string" calcext:value-type="string">
            <text:p>SMPTE ST 170M:2004, Television - Composite Analog Video Signal - NTSC for Studio Application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2" calcext:value-type="float">
            <text:p>332</text:p>
          </table:table-cell>
          <table:table-cell table:style-name="ce80" office:value-type="string" calcext:value-type="string">
            <text:p>SMPTE ST 240M:1999, Television - 1125-Line High-Definition Production Systems - Signal Parameter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3" calcext:value-type="float">
            <text:p>333</text:p>
          </table:table-cell>
          <table:table-cell table:style-name="ce80" office:value-type="string" calcext:value-type="string">
            <text:p>CSA ISO/IEC 8632-1:2001, Information Technology - Computer Graphics - Metafile for the Storage and Transfer of Picture Description Information - Part 1: Functional Specific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4" calcext:value-type="float">
            <text:p>334</text:p>
          </table:table-cell>
          <table:table-cell table:style-name="ce80" office:value-type="string" calcext:value-type="string">
            <text:p>CSA ISO/IEC 8613-4:1995, Information Technology - Open Document Architecture (ODA) and Interchange Format: Document Profil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35" calcext:value-type="float">
            <text:p>335</text:p>
          </table:table-cell>
          <table:table-cell table:style-name="ce80" office:value-type="string" calcext:value-type="string">
            <text:p>CSA ISO/IEC 8613-2:1996, Information Technology - Open Document Architecture (ODA) and Interchange Format: Document Structures</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36" calcext:value-type="float">
            <text:p>336</text:p>
          </table:table-cell>
          <table:table-cell table:style-name="ce76" office:value-type="string" calcext:value-type="string">
            <office:annotation draw:style-name="gr1" draw:text-style-name="P2" svg:width="34.971cm" svg:height="0.952cm" svg:x="4.709cm" svg:y="711.353cm" draw:caption-point-x="-0.407cm" draw:caption-point-y="-0.81cm">
              <dc:date>2020-05-07T00:00:00</dc:date>
              <text:p text:style-name="P1"><text:span text:style-name="T1">Superseded: Recommendation X.509 (10/19)</text:span></text:p>
            </office:annotation>
            <text:p>CCITT Recommendation X.509 (1988), The Directory - Authentication Framework</text:p>
          </table:table-cell>
          <table:table-cell table:style-name="ce90" table:number-columns-repeated="6"/>
          <table:table-cell table:style-name="ce173" office:value-type="string" calcext:value-type="string">
            <text:p>Superseded: Recommendation X.509 (10/19)</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337" calcext:value-type="float">
            <text:p>337</text:p>
          </table:table-cell>
          <table:table-cell table:style-name="ce67" office:value-type="string" calcext:value-type="string">
            <text:p>IANA-CHARSETS Official Names for Character Sets, http://www.iana.org/assignments/character-sets</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37.1</text:p>
            </table:table-cell>
            <table:table-cell table:style-name="ce81" table:formula="of:=[.B1680]" office:value-type="string" office:string-value="IETF BCP 19 RFC 2978 (2000): IANA Charset Registration Procedures, https://www.rfc-editor.org/info/rfc2978" calcext:value-type="string">
              <text:p>IETF BCP 19 RFC 2978 (2000): IANA Charset Registration Procedures, https://www.rfc-editor.org/info/rfc2978</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61" office:value-type="float" office:value="338" calcext:value-type="float">
            <text:p>338</text:p>
          </table:table-cell>
          <table:table-cell table:style-name="ce76" office:value-type="string" calcext:value-type="string">
            <office:annotation draw:style-name="gr1" draw:text-style-name="P2" svg:width="34.971cm" svg:height="0.952cm" svg:x="4.709cm" svg:y="712.825cm" draw:caption-point-x="-0.407cm" draw:caption-point-y="-0.811cm">
              <dc:date>2020-05-07T00:00:00</dc:date>
              <text:p text:style-name="P1"><text:span text:style-name="T1">Obsoleted by: RFC 3986</text:span></text:p>
            </office:annotation>
            <text:p>IETF RFC 2732 (1999): Format for Literal IPv6 Addresses in URL's, https://www.rfc-editor.org/info/rfc2732</text:p>
          </table:table-cell>
          <table:table-cell table:style-name="ce90" table:number-columns-repeated="6"/>
          <table:table-cell table:style-name="ce173" office:value-type="string" calcext:value-type="string">
            <text:p>Obsoleted by: RFC 398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39" calcext:value-type="float">
            <text:p>339</text:p>
          </table:table-cell>
          <table:table-cell table:style-name="ce80" office:value-type="string" calcext:value-type="string">
            <text:p>Unicode The Unicode Consortium. The Unicode Standard, Version 2.0. Reading, Mass.: Addison-Wesley Developers Press, 1996.</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0" calcext:value-type="float">
            <text:p>340</text:p>
          </table:table-cell>
          <table:table-cell table:style-name="ce80" office:value-type="string" calcext:value-type="string">
            <text:p>Unicode3 The Unicode Consortium. The Unicode Standard, Version 3.2, defined by: The Unicode Standard, Version 3.0 (Reading, MA, Addison-Wesley, 2000. ISBN 0-201-61633-5), as amended by the Unicode Standard Annex #27: Unicode 3.1 (http://www.unicode.org/reports/tr27) and the Unicode Standard Annex #28: Unicode 3.2 (http://www.unicode.org/reports/tr28).</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1" calcext:value-type="float">
            <text:p>341</text:p>
          </table:table-cell>
          <table:table-cell table:style-name="ce80" office:value-type="string" calcext:value-type="string">
            <text:p>RDF-MS Resource Description Framework (RDF) Model and Syntax Specification, O. Lassila and R. Swick, Editors. World Wide Web Consortium. 22 February 1999. This version is http://www.w3.org/TR/1999/REC-rdf-syntax-19990222. The latest version of RDF M&amp;S is available at http://www.w3.org/TR/REC-rdf-syntax.</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2" calcext:value-type="float">
            <text:p>342</text:p>
          </table:table-cell>
          <table:table-cell table:style-name="ce80" office:value-type="string" calcext:value-type="string">
            <text:p>RDF-CONCEPTS Resource Description Framework (RDF): Concepts and Abstract Syntax, Klyne G., Carroll J. (Editors), W3C Recommendation, 10 February 2004. This version is http://www.w3.org/TR/2004/REC-rdf-primer-20040210/. The latest version is http://www.w3.org/TR/rdf-concep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3" calcext:value-type="float">
            <text:p>343</text:p>
          </table:table-cell>
          <table:table-cell table:style-name="ce80" office:value-type="string" calcext:value-type="string">
            <text:p>RDF-TESTS RDF Test Cases, Grant J., Beckett D. (Editors), W3C Recommendation, 10 February 2004. This version is http://www.w3.org/TR/2004/REC-rdf-testcases-20040210/. The latest version is http://www.w3.org/TR/rdf-testcases/.</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44" calcext:value-type="float">
            <text:p>344</text:p>
          </table:table-cell>
          <table:table-cell table:style-name="ce76" office:value-type="string" calcext:value-type="string">
            <office:annotation draw:style-name="gr7" draw:text-style-name="P2" svg:width="34.971cm" svg:height="2.063cm" svg:x="4.709cm" svg:y="715.767cm" draw:caption-point-x="-0.407cm" draw:caption-point-y="-0.811cm">
              <dc:date>2020-05-07T00:00:00</dc:date>
              <text:p text:style-name="P1"><text:span text:style-name="T1">Obsoleted by: RFC 7303</text:span></text:p>
              <text:p text:style-name="P1"><text:span text:style-name="T1"/></text:p>
              <text:p text:style-name="P1"><text:span text:style-name="T1">Updated by: RFC 6839</text:span></text:p>
            </office:annotation>
            <text:p>IETF RFC 3023 (2001): XML Media Types, https://www.rfc-editor.org/info/rfc3023</text:p>
          </table:table-cell>
          <table:table-cell table:style-name="ce90" table:number-columns-repeated="6"/>
          <table:table-cell table:style-name="ce173" office:value-type="string" calcext:value-type="string">
            <text:p>Obsoleted by: RFC 7303</text:p>
            <text:p/>
            <text:p>Updated by: RFC 6839</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45" calcext:value-type="float">
            <text:p>345</text:p>
          </table:table-cell>
          <table:table-cell table:style-name="ce80" office:value-type="string" calcext:value-type="string">
            <text:p>IANA-MEDIA-TYPES MIME Media Types, The Internet Assigned Numbers Authority (IANA). This document is http://www.iana.org/assignments/media-types/ . The registration for application/rdf+xml is archived at http://www.w3.org/2001/sw/RDFCore/mediatype-registration .</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346" calcext:value-type="float">
            <text:p>346</text:p>
          </table:table-cell>
          <table:table-cell table:style-name="ce67" office:value-type="string" calcext:value-type="string">
            <text:p>W3C Recommendation (27 June 2001): "XML Base", https://www.w3.org/TR/2001/REC-xmlbase-20010627/</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46.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2</text:p>
            </table:table-cell>
            <table:table-cell table:style-name="ce81" table:formula="of:=[.B1552]" office:value-type="string" office:string-value="IETF RFC 2279 (1998): UTF-8, a transformation format of ISO 10646, https://www.rfc-editor.org/info/rfc2279" calcext:value-type="string">
              <text:p>IETF RFC 2279 (1998): UTF-8, a transformation format of ISO 10646, https://www.rfc-editor.org/info/rfc227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3</text:p>
            </table:table-cell>
            <table:table-cell table:style-name="ce81" table:formula="of:=[.B1278]" office:value-type="string" office:string-value="IETF RFC 2396 (1998): Uniform Resource Identifiers (URI): Generic Syntax, https://www.rfc-editor.org/info/rfc2396" calcext:value-type="string">
              <text:p>IETF RFC 2396 (1998): Uniform Resource Identifiers (URI): Generic Syntax, https://www.rfc-editor.org/info/rfc239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4</text:p>
            </table:table-cell>
            <table:table-cell table:style-name="ce81" table:formula="of:=[.B1453]" office:value-type="string" office:string-value="IETF RFC 2732 (1999): Format for Literal IPv6 Addresses in URL's, https://www.rfc-editor.org/info/rfc2732" calcext:value-type="string">
              <text:p>IETF RFC 2732 (1999): Format for Literal IPv6 Addresses in URL's, https://www.rfc-editor.org/info/rfc2732</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5</text:p>
            </table:table-cell>
            <table:table-cell table:style-name="ce81" table:formula="of:=[.B138]" office:value-type="string" office:string-value="ISO/IEC 14496-22:2015/Amd 1:2017, Updates for font collections functionality,https://www.iso.org/standard/69450.html " calcext:value-type="string">
              <text:p>ISO/IEC 14496-22:2015/Amd 1:2017, Updates for font collections functionality,https://www.iso.org/standard/69450.html </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6</text:p>
            </table:table-cell>
            <table:table-cell table:style-name="ce81" table:formula="of:=[.B1738]" office:value-type="string" office:string-value="W3C Recommendation (6 October 2000): XML 1.0 (Second Edition), http://www.w3.org/TR/2000/REC-xml-20001006" calcext:value-type="string">
              <text:p>W3C Recommendation (6 October 2000): XML 1.0 (Second Edition), http://www.w3.org/TR/2000/REC-xml-20001006</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46.7</text:p>
            </table:table-cell>
            <table:table-cell table:style-name="ce81" table:formula="of:=[.B869]" office:value-type="string" office:string-value="Namespaces in XML 1.0, W3C Recommendation, 14 January 1999, https://www.w3.org/TR/1999/REC-xml-names-19990114/" calcext:value-type="string">
              <text:p>Namespaces in XML 1.0, W3C Recommendation, 14 January 1999, https://www.w3.org/TR/1999/REC-xml-names-19990114/</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347" calcext:value-type="float">
            <text:p>347</text:p>
          </table:table-cell>
          <table:table-cell table:style-name="ce80" office:value-type="string" calcext:value-type="string">
            <text:p>W3C Recommendation (18 July 2002): "Exclusive XML Canonicalization Version 1.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8" calcext:value-type="float">
            <text:p>348</text:p>
          </table:table-cell>
          <table:table-cell table:style-name="ce80" office:value-type="string" calcext:value-type="string">
            <text:p>The Unicode Standard, Version 3, 200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49" calcext:value-type="float">
            <text:p>349</text:p>
          </table:table-cell>
          <table:table-cell table:style-name="ce80" office:value-type="string" calcext:value-type="string">
            <text:p>UNICODE The Unicode Consortium, "The Unicode Standard -- Version 4.0", <text:s/>defined by The Unicode Standard, Version 4.0 (Boston, MA, Addison-Wesley, 2003. <text:s/>ISBN 0-321-18578-1), April 2003, &lt;http://www.unicode.org/unicode/standard/versions/enumeratedversions.html#Unicode_4_0_0&g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0" calcext:value-type="float">
            <text:p>350</text:p>
          </table:table-cell>
          <table:table-cell table:style-name="ce80" office:value-type="string" calcext:value-type="string">
            <text:p>ECMA-402, ECMAScript 2015 Internationalization API Specification, https://ecma-international.org/publications/standards/Ecma-402.htm</text:p>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1" calcext:value-type="float">
            <text:p>351</text:p>
          </table:table-cell>
          <table:table-cell table:style-name="ce80" office:value-type="string" calcext:value-type="string">
            <text:p>ECMA-404, The JSON Data Interchange Format, https://ecma-international.org/publications/standards/Ecma-404.htm</text:p>
          </table:table-cell>
          <table:table-cell table:number-columns-repeated="6"/>
          <table:table-cell table:style-name="ce92" table:number-columns-repeated="2"/>
          <table:table-cell table:number-columns-repeated="1014"/>
        </table:table-row>
        <table:table-row table:style-name="ro4">
          <table:table-cell table:style-name="ce54" office:value-type="float" office:value="352" calcext:value-type="float">
            <text:p>352</text:p>
          </table:table-cell>
          <table:table-cell table:style-name="ce67" office:value-type="string" calcext:value-type="string">
            <text:p>IETF BCP 47 RFC 4647 (2006): Matching of Language Tags, http://tools.ietf.org/html/rfc4647</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352.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52.2</text:p>
            </table:table-cell>
            <table:table-cell table:style-name="ce81" table:formula="of:=[.B1681]" office:value-type="string" office:string-value="IETF BCP 18 RFC 2277 (1998): IETF Policy on Character Sets and Languages, https://www.rfc-editor.org/info/rfc2277" calcext:value-type="string">
              <text:p>IETF BCP 18 RFC 2277 (1998): IETF Policy on Character Sets and Languages, https://www.rfc-editor.org/info/rfc2277</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52.3</text:p>
            </table:table-cell>
            <table:table-cell table:style-name="ce81" table:formula="of:=[.B1682]" office:value-type="string" office:string-value="IETF RFC 4234 (2005): Augmented BNF for Syntax Specifications: ABNF, https://www.rfc-editor.org/info/rfc4234" calcext:value-type="string">
              <text:p>IETF RFC 4234 (2005): Augmented BNF for Syntax Specifications: ABNF, https://www.rfc-editor.org/info/rfc4234</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52.4</text:p>
            </table:table-cell>
            <table:table-cell table:style-name="ce81" table:formula="of:=[.B450]" office:value-type="string" office:string-value="IETF BCP 47 RFC 5646 (2009): Tags for Identifying Languages, https://dx.doi.org/10.17487/rfc5646" calcext:value-type="string">
              <office:annotation draw:style-name="gr1" draw:text-style-name="P2" svg:width="20.747cm" svg:height="0.952cm" svg:x="21.761cm" svg:y="725.084cm" draw:caption-point-x="-0.407cm" draw:caption-point-y="-0.811cm">
                <dc:date>2020-05-07T00:00:00</dc:date>
                <text:p text:style-name="P1"><text:span text:style-name="T1">originally outdated: BCP 47 RFC 4646 (2006)</text:span></text:p>
              </office:annotation>
              <text:p>IETF BCP 47 RFC 5646 (2009): Tags for Identifying Languages, https://dx.doi.org/10.17487/rfc5646</text:p>
            </table:table-cell>
            <table:table-cell table:style-name="ce81" table:number-columns-repeated="5"/>
            <table:table-cell table:style-name="ce92" office:value-type="string" calcext:value-type="string">
              <text:p>originally outdated: BCP 47 RFC 4646 (2006)</text:p>
            </table:table-cell>
            <table:table-cell table:style-name="ce92"/>
            <table:table-cell table:number-columns-repeated="1014"/>
          </table:table-row>
        </table:table-row-group>
        <table:table-row table:style-name="ro4">
          <table:table-cell table:style-name="ce55" office:value-type="float" office:value="353" calcext:value-type="float">
            <text:p>353</text:p>
          </table:table-cell>
          <table:table-cell table:style-name="ce80" office:value-type="string" calcext:value-type="string">
            <text:p>IETF RFC 6067 (2010): BCP 47 Extension U, http://tools.ietf.org/html/rfc6067</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4" calcext:value-type="float">
            <text:p>354</text:p>
          </table:table-cell>
          <table:table-cell table:style-name="ce80" office:value-type="string" calcext:value-type="string">
            <text:p>IANA Time Zone Database, http://www.iana.org/time-zon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5" calcext:value-type="float">
            <text:p>355</text:p>
          </table:table-cell>
          <table:table-cell table:style-name="ce80" office:value-type="string" calcext:value-type="string">
            <text:p>The Unicode Standard, Version 5.0, or successor, http://www.unicode.org/versions/lates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6" calcext:value-type="float">
            <text:p>356</text:p>
          </table:table-cell>
          <table:table-cell table:style-name="ce80" office:value-type="string" calcext:value-type="string">
            <text:p>Unicode Technical Standard 35, Unicode Locale Data Markup Language, version 21.0.1 or successor, http://unicode.org/reports/tr35/</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57" calcext:value-type="float">
            <text:p>357</text:p>
          </table:table-cell>
          <table:table-cell table:style-name="ce80" office:value-type="string" calcext:value-type="string">
            <text:p>ISO 3166:1988 (E/F) - Codes for the representation of names of countries - The International Organization for Standardization, 3rd edition, 1988-08-15.</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58" calcext:value-type="float">
            <text:p>358</text:p>
          </table:table-cell>
          <table:table-cell table:style-name="ce76" office:value-type="string" calcext:value-type="string">
            <office:annotation draw:style-name="gr4" draw:text-style-name="P2" svg:width="34.971cm" svg:height="2.064cm" svg:x="4.709cm" svg:y="728.025cm" draw:caption-point-x="-0.407cm" draw:caption-point-y="-0.81cm">
              <dc:date>2020-05-07T00:00:00</dc:date>
              <text:p text:style-name="P1"><text:span text:style-name="T1">Obsoleted by: RFC 2156</text:span></text:p>
              <text:p text:style-name="P1"><text:span text:style-name="T1"/></text:p>
              <text:p text:style-name="P1"><text:span text:style-name="T1">Updated by: RFC 1495</text:span></text:p>
            </office:annotation>
            <text:p>IETF RFC 1327 (1992): Mapping between X.400(1988) / ISO 10021 and RFC 822, https://www.rfc-editor.org/info/rfc1327</text:p>
          </table:table-cell>
          <table:table-cell table:style-name="ce90" table:number-columns-repeated="6"/>
          <table:table-cell table:style-name="ce173" office:value-type="string" calcext:value-type="string">
            <text:p>Obsoleted by: RFC 2156</text:p>
            <text:p/>
            <text:p>Updated by: RFC 149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359" calcext:value-type="float">
            <text:p>359</text:p>
          </table:table-cell>
          <table:table-cell table:style-name="ce76" office:value-type="string" calcext:value-type="string">
            <office:annotation draw:style-name="gr5" draw:text-style-name="P2" svg:width="34.971cm" svg:height="2.619cm" svg:x="4.709cm" svg:y="728.516cm" draw:caption-point-x="-0.407cm" draw:caption-point-y="-0.811cm">
              <dc:date>2020-05-07T00:00:00</dc:date>
              <text:p text:style-name="P1"><text:span text:style-name="T1">Obsoleted by: RFC 4288, RFC 4289</text:span></text:p>
              <text:p text:style-name="P1"><text:span text:style-name="T1">Updated by: RFC 3023</text:span></text:p>
              <text:p text:style-name="P1"><text:span text:style-name="T1"/></text:p>
              <text:p text:style-name="P1"><text:span text:style-name="T1">no references to regulatory documents</text:span></text:p>
            </office:annotation>
            <text:p>IETF RFC 2048 (1996): Multipurpose Internet Mail Extensions (MIME) Part Four: Registration Procedures, https://www.rfc-editor.org/info/rfc2048</text:p>
          </table:table-cell>
          <table:table-cell table:style-name="ce90" table:number-columns-repeated="6"/>
          <table:table-cell table:style-name="ce173" office:value-type="string" calcext:value-type="string">
            <text:p>Obsoleted by: RFC 4288, RFC 4289</text:p>
            <text:p>Updated by: RFC 3023</text:p>
            <text:p/>
            <text:p>no references to regulatory documents</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60" calcext:value-type="float">
            <text:p>360</text:p>
          </table:table-cell>
          <table:table-cell table:style-name="ce80" office:value-type="string" calcext:value-type="string">
            <office:annotation draw:style-name="gr2" draw:text-style-name="P2" svg:width="34.971cm" svg:height="1.508cm" svg:x="4.709cm" svg:y="729.007cm" draw:caption-point-x="-0.407cm" draw:caption-point-y="-0.811cm">
              <dc:date>2020-05-07T00:00:00</dc:date>
              <text:p text:style-name="P1"><text:span text:style-name="T1">Updated by:</text:span></text:p>
              <text:p text:style-name="P1"><text:span text:style-name="T1">RFC 3667, RFC 3668, RFC 3932, RFC 3978, RFC 3979, RFC 5378, RFC 5657, RFC 5742, RFC 6410, RFC 7100, RFC 7127, RFC 7475, RFC 8179</text:span></text:p>
            </office:annotation>
            <text:p>IETF BCP 9 RFC 2026 (1996): The Internet Standards Process -- Revision 3, https://www.rfc-editor.org/info/rfc2026</text:p>
          </table:table-cell>
          <table:table-cell table:number-columns-repeated="6"/>
          <table:table-cell table:style-name="ce92" office:value-type="string" calcext:value-type="string">
            <text:p>Updated by:</text:p>
            <text:p>RFC 3667, RFC 3668, RFC 3932, RFC 3978, RFC 3979, RFC 5378, RFC 5657, RFC 5742, RFC 6410, RFC 7100, RFC 7127, RFC 7475, RFC 8179</text:p>
          </table:table-cell>
          <table:table-cell table:style-name="ce92"/>
          <table:table-cell table:number-columns-repeated="1014"/>
        </table:table-row>
        <table:table-row table:style-name="ro4">
          <table:table-cell table:style-name="ce55" office:value-type="float" office:value="361" calcext:value-type="float">
            <text:p>361</text:p>
          </table:table-cell>
          <table:table-cell table:style-name="ce80" office:value-type="string" calcext:value-type="string">
            <office:annotation draw:style-name="gr2" draw:text-style-name="P2" svg:width="34.971cm" svg:height="1.508cm" svg:x="4.709cm" svg:y="729.496cm" draw:caption-point-x="-0.407cm" draw:caption-point-y="-0.81cm">
              <dc:date>2020-05-07T00:00:00</dc:date>
              <text:p text:style-name="P1"><text:span text:style-name="T1">Updated by: </text:span></text:p>
              <text:p text:style-name="P1"><text:span text:style-name="T1">RFC 3668, RFC 3979, RFC 8717</text:span></text:p>
            </office:annotation>
            <text:p>IETF BCP11 RFC 2028 (1996): The Organizations Involved in the IETF Standards Process, https://www.rfc-editor.org/info/rfc2028</text:p>
          </table:table-cell>
          <table:table-cell table:number-columns-repeated="6"/>
          <table:table-cell table:style-name="ce92" office:value-type="string" calcext:value-type="string">
            <text:p>Updated by: </text:p>
            <text:p>RFC 3668, RFC 3979, RFC 8717</text:p>
          </table:table-cell>
          <table:table-cell table:style-name="ce92"/>
          <table:table-cell table:number-columns-repeated="1014"/>
        </table:table-row>
        <table:table-row table:style-name="ro4">
          <table:table-cell table:style-name="ce61" office:value-type="float" office:value="362" calcext:value-type="float">
            <text:p>362</text:p>
          </table:table-cell>
          <table:table-cell table:style-name="ce76" office:value-type="string" calcext:value-type="string">
            <office:annotation draw:style-name="gr1" draw:text-style-name="P2" svg:width="34.971cm" svg:height="0.952cm" svg:x="4.709cm" svg:y="729.987cm" draw:caption-point-x="-0.407cm" draw:caption-point-y="-0.811cm">
              <dc:date>2020-05-07T00:00:00</dc:date>
              <text:p text:style-name="P1"><text:span text:style-name="T1">Obsoleted by: RFC 4234</text:span></text:p>
            </office:annotation>
            <text:p>IETF RFC 2234 (1997): Augmented BNF for Syntax Specifications: ABNF, https://tools.ietf.org/html/rfc2234</text:p>
          </table:table-cell>
          <table:table-cell table:style-name="ce90" table:number-columns-repeated="6"/>
          <table:table-cell table:style-name="ce173" office:value-type="string" calcext:value-type="string">
            <text:p>Obsoleted by: RFC 423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362.1</text:p>
            </table:table-cell>
            <table:table-cell table:style-name="ce81" table:formula="of:=[.B249]" office:value-type="string" office:string-value="ANSI X3.4-1986, Information Systems -Coded Sets 7-Bit American National Standard Code for Information Interchange (7-bit ASCII), American National Standards Institute, http://unicode.org/L2/L2006/06388-review-incits4.pdf" calcext:value-type="string">
              <text:p>ANSI X3.4-1986, Information Systems -Coded Sets 7-Bit American National Standard Code for Information Interchange (7-bit ASCII), American National Standards Institute, http://unicode.org/L2/L2006/06388-review-incits4.pdf</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62.2</text:p>
            </table:table-cell>
            <table:table-cell table:style-name="ce81" table:formula="of:=[.B1683]" office:value-type="string" office:string-value="IETF RFC 733 (1977): Standard for the format of ARPA network text messages, https://www.rfc-editor.org/info/rfc733" calcext:value-type="string">
              <text:p>IETF RFC 733 (1977): Standard for the format of ARPA network text messages, https://www.rfc-editor.org/info/rfc733</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362.3</text:p>
            </table:table-cell>
            <table:table-cell table:style-name="ce81" table:formula="of:=[.B1599]" office:value-type="string" office:string-value="IETF STD 11 RFC 822 (1982): Standard for the Format of ARPA Internet Text Messages, https://www.rfc-editor.org/info/rfc822" calcext:value-type="string">
              <text:p>IETF STD 11 RFC 822 (1982): Standard for the Format of ARPA Internet Text Messages, https://www.rfc-editor.org/info/rfc822</text:p>
            </table:table-cell>
            <table:table-cell table:style-name="ce81" table:number-columns-repeated="5"/>
            <table:table-cell table:style-name="ce92" table:number-columns-repeated="2"/>
            <table:table-cell table:number-columns-repeated="1014"/>
          </table:table-row>
        </table:table-row-group>
        <table:table-row table:style-name="ro4">
          <table:table-cell table:style-name="ce55" office:value-type="float" office:value="363" calcext:value-type="float">
            <text:p>363</text:p>
          </table:table-cell>
          <table:table-cell table:style-name="ce80" office:value-type="string" calcext:value-type="string">
            <text:p>IETF RFC 2860 (2000): Memorandum of Understanding Concerning the Technical Work of the Internet Assigned Numbers Authority, https://www.rfc-editor.org/info/rfc286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64" calcext:value-type="float">
            <text:p>364</text:p>
          </table:table-cell>
          <table:table-cell table:style-name="ce80" office:value-type="string" calcext:value-type="string">
            <text:p>IETF RFC 5013 (2007): The Dublin Core Metadata Element Set, https://www.rfc-editor.org/info/rfc5013</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65" calcext:value-type="float">
            <text:p>365</text:p>
          </table:table-cell>
          <table:table-cell table:style-name="ce80" office:value-type="string" calcext:value-type="string">
            <text:p>NISOZ3985, http://www.niso.org/apps/group_public/download.php/10256/Z39-85-2012_dublin_core.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66" calcext:value-type="float">
            <text:p>366</text:p>
          </table:table-cell>
          <table:table-cell table:style-name="ce80" office:value-type="string" calcext:value-type="string">
            <text:p>ISO 15836:2009 Information and documentation — The Dublin Core metadata element set, https://www.iso.org/standard/52142.html</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67" calcext:value-type="float">
            <text:p>367</text:p>
          </table:table-cell>
          <table:table-cell table:style-name="ce80" office:value-type="string" calcext:value-type="string">
            <text:p>TRANSLATIONS, http://dublincore.org/resources/translation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68" calcext:value-type="float">
            <text:p>368</text:p>
          </table:table-cell>
          <table:table-cell table:style-name="ce80" office:value-type="string" calcext:value-type="string">
            <text:p>DCTERMS, http://dublincore.org/specifications/dublin-core/dcmi-terms/</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69" calcext:value-type="float">
            <text:p>369</text:p>
          </table:table-cell>
          <table:table-cell table:style-name="ce76" office:value-type="string" calcext:value-type="string">
            <office:annotation draw:style-name="gr1" draw:text-style-name="P2" svg:width="34.971cm" svg:height="0.952cm" svg:x="4.709cm" svg:y="734.89cm" draw:caption-point-x="-0.407cm" draw:caption-point-y="-0.81cm">
              <dc:date>2020-05-07T00:00:00</dc:date>
              <text:p text:style-name="P1"><text:span text:style-name="T1">Obsoleted by: RFC 4395</text:span></text:p>
            </office:annotation>
            <text:p>IETF RFC 2717 (1999): Registration Procedures for URL Scheme Names, https://www.rfc-editor.org/info/rfc2717</text:p>
          </table:table-cell>
          <table:table-cell table:style-name="ce90" table:number-columns-repeated="6"/>
          <table:table-cell table:style-name="ce173" office:value-type="string" calcext:value-type="string">
            <text:p>Obsoleted by: RFC 439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370" calcext:value-type="float">
            <text:p>370</text:p>
          </table:table-cell>
          <table:table-cell table:style-name="ce76" office:value-type="string" calcext:value-type="string">
            <office:annotation draw:style-name="gr1" draw:text-style-name="P2" svg:width="34.971cm" svg:height="0.952cm" svg:x="4.709cm" svg:y="735.381cm" draw:caption-point-x="-0.407cm" draw:caption-point-y="-0.811cm">
              <dc:date>2020-05-07T00:00:00</dc:date>
              <text:p text:style-name="P1"><text:span text:style-name="T1">Obsoleted by: RFC 4395</text:span></text:p>
            </office:annotation>
            <text:p>IETF RFC 2718 (1999): Guidelines for new URL Schemes, https://www.rfc-editor.org/info/rfc2718</text:p>
          </table:table-cell>
          <table:table-cell table:style-name="ce90" table:number-columns-repeated="6"/>
          <table:table-cell table:style-name="ce173" office:value-type="string" calcext:value-type="string">
            <text:p>Obsoleted by: RFC 439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71" calcext:value-type="float">
            <text:p>371</text:p>
          </table:table-cell>
          <table:table-cell table:style-name="ce80" office:value-type="string" calcext:value-type="string">
            <office:annotation draw:style-name="gr3" draw:text-style-name="P2" svg:width="34.971cm" svg:height="0.953cm" svg:x="4.709cm" svg:y="735.871cm" draw:caption-point-x="-0.407cm" draw:caption-point-y="-0.81cm">
              <dc:date>2020-05-07T00:00:00</dc:date>
              <text:p text:style-name="P1"><text:span text:style-name="T1">Updated by: RFC 6924</text:span></text:p>
            </office:annotation>
            <text:p>IETF RFC 2648 (1999): A URN Namespace for IETF Documents, https://www.rfc-editor.org/info/rfc2648</text:p>
          </table:table-cell>
          <table:table-cell table:number-columns-repeated="6"/>
          <table:table-cell table:style-name="ce92" office:value-type="string" calcext:value-type="string">
            <text:p>Updated by: RFC 6924</text:p>
          </table:table-cell>
          <table:table-cell table:style-name="ce92"/>
          <table:table-cell table:number-columns-repeated="1014"/>
        </table:table-row>
        <table:table-row table:style-name="ro4">
          <table:table-cell table:style-name="ce55" office:value-type="float" office:value="372" calcext:value-type="float">
            <text:p>372</text:p>
          </table:table-cell>
          <table:table-cell table:style-name="ce80" office:value-type="string" calcext:value-type="string">
            <text:p>IETF RFC 3043 (2001): The Network Solutions Personal Internet Name (PIN): A URN Namespace for People and Organizations, https://www.rfc-editor.org/info/rfc3043</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73" calcext:value-type="float">
            <text:p>373</text:p>
          </table:table-cell>
          <table:table-cell table:style-name="ce76" office:value-type="string" calcext:value-type="string">
            <office:annotation draw:style-name="gr1" draw:text-style-name="P2" svg:width="34.971cm" svg:height="0.952cm" svg:x="4.709cm" svg:y="736.853cm" draw:caption-point-x="-0.407cm" draw:caption-point-y="-0.811cm">
              <dc:date>2020-05-07T00:00:00</dc:date>
              <text:p text:style-name="P1"><text:span text:style-name="T1">Obsoleted by: RFC 8254</text:span></text:p>
            </office:annotation>
            <text:p>IETF RFC 3044 (2001): Using The ISSN (International Serial Standard Number) as URN (Uniform Resource Names) within an ISSN-URN Namespace, https://www.rfc-editor.org/info/rfc3044</text:p>
          </table:table-cell>
          <table:table-cell table:style-name="ce90" table:number-columns-repeated="6"/>
          <table:table-cell table:style-name="ce173" office:value-type="string" calcext:value-type="string">
            <text:p>Obsoleted by: RFC 825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74" calcext:value-type="float">
            <text:p>374</text:p>
          </table:table-cell>
          <table:table-cell table:style-name="ce80" office:value-type="string" calcext:value-type="string">
            <text:p>IETF RFC 3061 (2001): A URN Namespace of Object Identifiers, https://www.rfc-editor.org/info/rfc306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75" calcext:value-type="float">
            <text:p>375</text:p>
          </table:table-cell>
          <table:table-cell table:style-name="ce80" office:value-type="string" calcext:value-type="string">
            <text:p>IETF RFC 3085 (2001): URN Namespace for NewsML Resources, https://www.rfc-editor.org/info/rfc3085</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76" calcext:value-type="float">
            <text:p>376</text:p>
          </table:table-cell>
          <table:table-cell table:style-name="ce80" office:value-type="string" calcext:value-type="string">
            <text:p>IETF RFC 3121 (2001): A URN Namespace for OASIS, https://www.rfc-editor.org/info/rfc312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77" calcext:value-type="float">
            <text:p>377</text:p>
          </table:table-cell>
          <table:table-cell table:style-name="ce80" office:value-type="string" calcext:value-type="string">
            <text:p>IETF RFC 3120 (2001): A URN Namespace for XML.org, https://www.rfc-editor.org/info/rfc312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78" calcext:value-type="float">
            <text:p>378</text:p>
          </table:table-cell>
          <table:table-cell table:style-name="ce80" office:value-type="string" calcext:value-type="string">
            <text:p>IETF RFC 3151 (2001): A URN Namespace for Public Identifiers, https://www.rfc-editor.org/info/rfc3151</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79" calcext:value-type="float">
            <text:p>379</text:p>
          </table:table-cell>
          <table:table-cell table:style-name="ce76" office:value-type="string" calcext:value-type="string">
            <office:annotation draw:style-name="gr3" draw:text-style-name="P2" svg:width="34.971cm" svg:height="0.953cm" svg:x="4.709cm" svg:y="739.794cm" draw:caption-point-x="-0.407cm" draw:caption-point-y="-0.81cm">
              <dc:date>2020-05-07T00:00:00</dc:date>
              <text:p text:style-name="P1"><text:span text:style-name="T1">Obsoleted by: RFC 3406</text:span></text:p>
            </office:annotation>
            <text:p>IETF BCP 33 RFC 2611 (1999): URN Namespace Definition Mechanisms, https://www.rfc-editor.org/info/rfc2611</text:p>
          </table:table-cell>
          <table:table-cell table:style-name="ce90" table:number-columns-repeated="6"/>
          <table:table-cell table:style-name="ce173" office:value-type="string" calcext:value-type="string">
            <text:p>Obsoleted by: RFC 340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80" calcext:value-type="float">
            <text:p>380</text:p>
          </table:table-cell>
          <table:table-cell table:style-name="ce80" office:value-type="string" calcext:value-type="string">
            <office:annotation draw:style-name="gr1" draw:text-style-name="P2" svg:width="34.971cm" svg:height="0.952cm" svg:x="4.709cm" svg:y="740.285cm" draw:caption-point-x="-0.407cm" draw:caption-point-y="-0.811cm">
              <dc:date>2020-05-07T00:00:00</dc:date>
              <text:p text:style-name="P1"><text:span text:style-name="T1">Updated by: RFC 3401</text:span></text:p>
            </office:annotation>
            <text:p>IETF RFC 2276 (1998): Architectural Principles of Uniform Resource Name Resolution, https://www.rfc-editor.org/info/rfc2276</text:p>
          </table:table-cell>
          <table:table-cell table:number-columns-repeated="6"/>
          <table:table-cell table:style-name="ce92" office:value-type="string" calcext:value-type="string">
            <text:p>Updated by: RFC 3401</text:p>
          </table:table-cell>
          <table:table-cell table:style-name="ce92"/>
          <table:table-cell table:number-columns-repeated="1014"/>
        </table:table-row>
        <table:table-row table:style-name="ro4">
          <table:table-cell table:style-name="ce55" office:value-type="float" office:value="381" calcext:value-type="float">
            <text:p>381</text:p>
          </table:table-cell>
          <table:table-cell table:style-name="ce80" office:value-type="string" calcext:value-type="string">
            <text:p>Charmod W3C (World Wide Web Consortium) Character Model for the World Wide Web, November 1999, http://www.w3.org/TR/1999/WD-charmod-19991129</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82" calcext:value-type="float">
            <text:p>382</text:p>
          </table:table-cell>
          <table:table-cell table:style-name="ce80" office:value-type="string" calcext:value-type="string">
            <text:p>ECMAScript ECMA (European Computer Manufacturers Association) ECMAScript Language Specification, http://www.ecma.ch/ecma1/STAND/ECMA-262.HTM</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83" calcext:value-type="float">
            <text:p>383</text:p>
          </table:table-cell>
          <table:table-cell table:style-name="ce80" office:value-type="string" calcext:value-type="string">
            <text:p>HTML 4.01 Specification, Dave Raggett, Arnaud Le Hors, and Ian Jacobs (editors), W3C (World Wide Web Consortium), 24 December 1999, http://www.w3.org/TR/html401</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384" calcext:value-type="float">
            <text:p>384</text:p>
          </table:table-cell>
          <table:table-cell table:style-name="ce80" office:value-type="string" calcext:value-type="string">
            <text:p>Java Sun Microsystems Inc. The Java Language Specification, James Gosling, Bill Joy, and Guy Steele, September 1996, http://java.sun.com/docs/books/jl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85" calcext:value-type="float">
            <text:p>385</text:p>
          </table:table-cell>
          <table:table-cell table:style-name="ce80" office:value-type="string" calcext:value-type="string">
            <text:p>OMGIDL OMG (Object Management Group) IDL (Interface Definition Language) defined in The Common Object Request Broker: Architecture and Specification, version 2.3.1, October 1999, http://www.omg.org/</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86" calcext:value-type="float">
            <text:p>386</text:p>
          </table:table-cell>
          <table:table-cell table:style-name="ce76" office:value-type="string" calcext:value-type="string">
            <office:annotation draw:style-name="gr1" draw:text-style-name="P2" svg:width="34.971cm" svg:height="0.952cm" svg:x="4.709cm" svg:y="743.227cm" draw:caption-point-x="-0.407cm" draw:caption-point-y="-0.811cm">
              <dc:date>2020-05-07T00:00:00</dc:date>
              <text:p text:style-name="P1"><text:span text:style-name="T1">Obsoleted by: RFC 3066, RFC 3282</text:span></text:p>
            </office:annotation>
            <text:p>IETF RFC 1766 (1995): Tags for the Identification of Languages, https://www.rfc-editor.org/info/rfc1766</text:p>
          </table:table-cell>
          <table:table-cell table:style-name="ce90" table:number-columns-repeated="6"/>
          <table:table-cell table:style-name="ce173" office:value-type="string" calcext:value-type="string">
            <text:p>Obsoleted by: RFC 3066, RFC 328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87" calcext:value-type="float">
            <text:p>387</text:p>
          </table:table-cell>
          <table:table-cell table:style-name="ce80" office:value-type="string" calcext:value-type="string">
            <text:p>The Unicode Standard, Version 3.0. Reading, Mass.: Addison-Wesley Developers Press, 2000. ISBN 0-201-61633-5.</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388" calcext:value-type="float">
            <text:p>388</text:p>
          </table:table-cell>
          <table:table-cell table:style-name="ce76" office:value-type="string" calcext:value-type="string">
            <office:annotation draw:style-name="gr1" draw:text-style-name="P2" svg:width="34.971cm" svg:height="0.952cm" svg:x="4.709cm" svg:y="744.208cm" draw:caption-point-x="-0.407cm" draw:caption-point-y="-0.811cm">
              <dc:date>2020-05-07T00:00:00</dc:date>
              <text:p text:style-name="P1"><text:span text:style-name="T1">Obsoleted by: RFC 8141</text:span></text:p>
            </office:annotation>
            <text:p>IETF RFC 2141 (1997): URN Syntax, https://www.rfc-editor.org/info/rfc2141</text:p>
          </table:table-cell>
          <table:table-cell table:style-name="ce90" table:number-columns-repeated="6"/>
          <table:table-cell table:style-name="ce173" office:value-type="string" calcext:value-type="string">
            <text:p>Obsoleted by: RFC 8141</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389" calcext:value-type="float">
            <text:p>389</text:p>
          </table:table-cell>
          <table:table-cell table:style-name="ce80" office:value-type="string" calcext:value-type="string">
            <text:p>XML Base, W3C, ed. Jonathan Marsh. February 2000, http://www.w3.org/TR/xmlbas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0" calcext:value-type="float">
            <text:p>390</text:p>
          </table:table-cell>
          <table:table-cell table:style-name="ce80" office:value-type="string" calcext:value-type="string">
            <text:p>XML Schema Requirements , W3C, 15 February 1999, http://www.w3.org/TR/1999/NOTE-xml-schema-req-19990215</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1" calcext:value-type="float">
            <text:p>391</text:p>
          </table:table-cell>
          <table:table-cell table:style-name="ce80" office:value-type="string" calcext:value-type="string">
            <text:p>XML Pointer Language (XPointer), Eve Maler and Steve DeRose, eds., W3C, 8 January 2001. See http://www.w3.org/TR/2001/WD-xptr-20010108/</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2" calcext:value-type="float">
            <text:p>392</text:p>
          </table:table-cell>
          <table:table-cell table:style-name="ce80" office:value-type="string" calcext:value-type="string">
            <text:p>How to Read Floating Point Numbers Accurately. In Proceedings of Conference on Programming Language Design and Implementation, William D Clinger, pages 92-101, 1990, ftp://ftp.ccs.neu.edu/pub/people/will/howtoread.p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3" calcext:value-type="float">
            <text:p>393</text:p>
          </table:table-cell>
          <table:table-cell table:style-name="ce80" office:value-type="string" calcext:value-type="string">
            <text:p>The Unicode Character Database, http://www.unicode.org/Public/3.1-Update/UnicodeCharacterDatabase-3.1.0.html</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4" calcext:value-type="float">
            <text:p>394</text:p>
          </table:table-cell>
          <table:table-cell table:style-name="ce80" office:value-type="string" calcext:value-type="string">
            <text:p>XML Linking Language (XLink), http://www.w3.org/TR/2000/PR-xlink-20001220/</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5" calcext:value-type="float">
            <text:p>395</text:p>
          </table:table-cell>
          <table:table-cell table:style-name="ce80" office:value-type="string" calcext:value-type="string">
            <text:p>ISO/IEC 19790:2012(E), Information technology — Security techniques — Security requirements for cryptographic modul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6" calcext:value-type="float">
            <text:p>396</text:p>
          </table:table-cell>
          <table:table-cell table:style-name="ce80" office:value-type="string" calcext:value-type="string">
            <text:p>ISO/IEC 24759:2017(E), Information technology — Security techniques — Test requirements for cryptographic modul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7" calcext:value-type="float">
            <text:p>397</text:p>
          </table:table-cell>
          <table:table-cell table:style-name="ce80" office:value-type="string" calcext:value-type="string">
            <text:p>NIST SP 800-107 Revision 1, Recommendation for Applications Using Approved Hash Algorithms, August 2012, http://csrc.nist.gov/publications/nistpubs/800-107-rev1/sp800-107-rev1.pdf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8" calcext:value-type="float">
            <text:p>398</text:p>
          </table:table-cell>
          <table:table-cell table:style-name="ce80" office:value-type="string" calcext:value-type="string">
            <text:p>ANSI X9.95-2005, Trusted Time Stamp Management and Security.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399" calcext:value-type="float">
            <text:p>399</text:p>
          </table:table-cell>
          <table:table-cell table:style-name="ce80" office:value-type="string" calcext:value-type="string">
            <text:p>ISO/IEC 18014, Information Technology – Security techniques – Time-stamping services, 2005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0" calcext:value-type="float">
            <text:p>400</text:p>
          </table:table-cell>
          <table:table-cell table:style-name="ce80" office:value-type="string" calcext:value-type="string">
            <text:p>FIPS 140-2, Security Requirements for Cryptographic Modules, May 25, 2001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1" calcext:value-type="float">
            <text:p>401</text:p>
          </table:table-cell>
          <table:table-cell table:style-name="ce80" office:value-type="string" calcext:value-type="string">
            <text:p>FIPS 198-1, The Keyed-Hash Message Authentication Code (HMAC), July 2008, http://csrc.nist.gov/publications/fips/fips198-1/FIPS-198-1_final.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2" calcext:value-type="float">
            <text:p>402</text:p>
          </table:table-cell>
          <table:table-cell table:style-name="ce80" office:value-type="string" calcext:value-type="string">
            <text:p>NIST SP 800-38A, Recommendation for Block Cipher Modes of Operation: Methods and Techniques, December 2001, http://csrc.nist.gov/publications/nistpubs/800-38a/sp800-38a.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3" calcext:value-type="float">
            <text:p>403</text:p>
          </table:table-cell>
          <table:table-cell table:style-name="ce80" office:value-type="string" calcext:value-type="string">
            <text:p>NIST SP 800-38D, Recommendation for Block Cipher Modes of Operation: Galois/Counter Mode (GCM) and GMAC, November 2007, http://csrc.nist.gov/publications/nistpubs/800-38D/SP-800-38D.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4" calcext:value-type="float">
            <text:p>404</text:p>
          </table:table-cell>
          <table:table-cell table:style-name="ce80" office:value-type="string" calcext:value-type="string">
            <text:p>NIST SP 800-67 Revision 1, Recommendation for the Triple Data Encryption Algorithm (TDEA) Block Cipher, January 2012, http://csrc.nist.gov/publications/nistpubs/800-67-Rev1/SP-800-67-Rev1.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5" calcext:value-type="float">
            <text:p>405</text:p>
          </table:table-cell>
          <table:table-cell table:style-name="ce80" office:value-type="string" calcext:value-type="string">
            <text:p>NIST SP 800-90B (Draft), Recommendation for the Entropy Sources Used for Random Bit Generation, August 2012, http://csrc.nist.gov/publications/drafts/800-90/draft-sp800-90b.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6" calcext:value-type="float">
            <text:p>406</text:p>
          </table:table-cell>
          <table:table-cell table:style-name="ce80" office:value-type="string" calcext:value-type="string">
            <text:p>NIST SP 800-90C (Draft), Recommendation for Random Bit Generator (RBG) Constructions, August 2012, http://csrc.nist.gov/publications/drafts/800-90/draft-sp800-90c.pdf</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7" calcext:value-type="float">
            <text:p>407</text:p>
          </table:table-cell>
          <table:table-cell table:style-name="ce80" office:value-type="string" calcext:value-type="string">
            <text:p>Security Bounds for the NIST Codebook-based Deterministic Random Bit Generator, Report 2006/379, <text:s/>Cryptology ePrint Archive, M. J. Campagna, November 2006, http://eprint.iacr.org/2006/379</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08" calcext:value-type="float">
            <text:p>408</text:p>
          </table:table-cell>
          <table:table-cell table:style-name="ce80" office:value-type="string" calcext:value-type="string">
            <text:p>ITU-T Recommendation X.509 (2008) | ISO/IEC 9594-8:2008, Information technology – Open Systems Interconnection – The Directory: Public-key and attribute certificate frameworks.</text:p>
          </table:table-cell>
          <table:table-cell table:number-columns-repeated="6"/>
          <table:table-cell table:style-name="ce92" table:number-columns-repeated="2"/>
          <table:table-cell table:number-columns-repeated="1014"/>
        </table:table-row>
        <table:table-row table:style-name="ro4">
          <table:table-cell table:style-name="ce57" office:value-type="float" office:value="409" calcext:value-type="float">
            <text:p>409</text:p>
          </table:table-cell>
          <table:table-cell table:style-name="ce70" office:value-type="string" calcext:value-type="string">
            <office:annotation draw:style-name="gr1" draw:text-style-name="P2" svg:width="34.971cm" svg:height="0.952cm" svg:x="4.709cm" svg:y="754.505cm" draw:caption-point-x="-0.407cm" draw:caption-point-y="-0.81cm">
              <dc:date>2020-05-07T00:00:00</dc:date>
              <text:p text:style-name="P1"><text:span text:style-name="T1">original version of 2008 (replaced), this document is only available through payment</text:span></text:p>
            </office:annotation>
            <text:p>ITU-T Recommendation X.501 (2019) | ISO/IEC 9594-2:2017, Information technology – Open Systems Interconnection – The Directory: Models, https://www.iso.org/standard/72551.html</text:p>
          </table:table-cell>
          <table:table-cell table:style-name="ce84" table:number-columns-repeated="6"/>
          <table:table-cell table:style-name="ce97" office:value-type="string" calcext:value-type="string">
            <text:p>original version of 2008 (replaced), this document is only available through payment</text:p>
          </table:table-cell>
          <table:table-cell table:style-name="ce97" office:value-type="string" calcext:value-type="string">
            <text:p>Not available</text:p>
          </table:table-cell>
          <table:table-cell table:style-name="ce84" table:number-columns-repeated="22"/>
          <table:table-cell table:number-columns-repeated="992"/>
        </table:table-row>
        <table:table-row table:style-name="ro4">
          <table:table-cell table:style-name="ce55" office:value-type="float" office:value="410" calcext:value-type="float">
            <text:p>410</text:p>
          </table:table-cell>
          <table:table-cell table:style-name="ce80" office:value-type="string" calcext:value-type="string">
            <office:annotation draw:style-name="gr1" draw:text-style-name="P2" svg:width="34.971cm" svg:height="0.952cm" svg:x="4.709cm" svg:y="754.996cm" draw:caption-point-x="-0.407cm" draw:caption-point-y="-0.811cm">
              <dc:date>2020-05-07T00:00:00</dc:date>
              <text:p text:style-name="P1"><text:span text:style-name="T1">Updated by: RFC 5754, RFC 8702</text:span></text:p>
            </office:annotation>
            <text:p>IETF RFC 3370 (2002): Cryptographic Message Syntax (CMS) Algorithms, https://www.rfc-editor.org/info/rfc3370</text:p>
          </table:table-cell>
          <table:table-cell table:number-columns-repeated="6"/>
          <table:table-cell table:style-name="ce92" office:value-type="string" calcext:value-type="string">
            <text:p>Updated by: RFC 5754, RFC 8702</text:p>
          </table:table-cell>
          <table:table-cell table:style-name="ce92"/>
          <table:table-cell table:number-columns-repeated="1014"/>
        </table:table-row>
        <table:table-row table:style-name="ro4">
          <table:table-cell table:style-name="ce55" office:value-type="float" office:value="411" calcext:value-type="float">
            <text:p>411</text:p>
          </table:table-cell>
          <table:table-cell table:style-name="ce80" office:value-type="string" calcext:value-type="string">
            <text:p>ITU-T F.1 Operational provisions for the international public telegram service</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12" calcext:value-type="float">
            <text:p>412</text:p>
          </table:table-cell>
          <table:table-cell table:style-name="ce80" office:value-type="string" calcext:value-type="string">
            <text:p>ITU-T Recommendation X.500 (2008) | ISO/IEC 9594-1:2008, Information technology – Open Systems Interconnection – The Directory: Overview of concepts, models and services.</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413" calcext:value-type="float">
            <text:p>413</text:p>
          </table:table-cell>
          <table:table-cell table:style-name="ce76" office:value-type="string" calcext:value-type="string">
            <office:annotation draw:style-name="gr1" draw:text-style-name="P2" svg:width="34.971cm" svg:height="0.952cm" svg:x="4.709cm" svg:y="756.467cm" draw:caption-point-x="-0.407cm" draw:caption-point-y="-0.811cm">
              <dc:date>2020-05-07T00:00:00</dc:date>
              <text:p text:style-name="P1"><text:span text:style-name="T1">Obsoleted by: RFC 5755</text:span></text:p>
            </office:annotation>
            <text:p>IETF RFC 3281 (2002): An Internet Attribute Certificate Profile for Authorization, https://www.rfc-editor.org/info/rfc3281</text:p>
          </table:table-cell>
          <table:table-cell table:style-name="ce90" table:number-columns-repeated="6"/>
          <table:table-cell table:style-name="ce173" office:value-type="string" calcext:value-type="string">
            <text:p>Obsoleted by: RFC 575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414" calcext:value-type="float">
            <text:p>414</text:p>
          </table:table-cell>
          <table:table-cell table:style-name="ce80" office:value-type="string" calcext:value-type="string">
            <text:p>ITU-T X.208 Specification of Abstract Syntax Notation One (ASN.1), 1988</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15" calcext:value-type="float">
            <text:p>415</text:p>
          </table:table-cell>
          <table:table-cell table:style-name="ce80" office:value-type="string" calcext:value-type="string">
            <text:p>IETF RFC 4998 (2007): Evidence Record Syntax (ERS), https://www.rfc-editor.org/info/rfc4998</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416" calcext:value-type="float">
            <text:p>416</text:p>
          </table:table-cell>
          <table:table-cell table:style-name="ce76" office:value-type="string" calcext:value-type="string">
            <office:annotation draw:style-name="gr1" draw:text-style-name="P2" svg:width="34.971cm" svg:height="0.952cm" svg:x="4.709cm" svg:y="757.938cm" draw:caption-point-x="-0.407cm" draw:caption-point-y="-0.811cm">
              <dc:date>2020-05-07T00:00:00</dc:date>
              <text:p text:style-name="P1"><text:span text:style-name="T1">Obsoleted by: RFC 3850</text:span></text:p>
            </office:annotation>
            <text:p>IETF RFC 2632 (1999): S/MIME Version 3 Certificate Handling, https://www.rfc-editor.org/info/rfc2632</text:p>
          </table:table-cell>
          <table:table-cell table:style-name="ce90" table:number-columns-repeated="6"/>
          <table:table-cell table:style-name="ce173" office:value-type="string" calcext:value-type="string">
            <text:p>Obsoleted by: RFC 3850</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417" calcext:value-type="float">
            <text:p>417</text:p>
          </table:table-cell>
          <table:table-cell table:style-name="ce76" office:value-type="string" calcext:value-type="string">
            <office:annotation draw:style-name="gr4" draw:text-style-name="P2" svg:width="34.971cm" svg:height="2.064cm" svg:x="4.709cm" svg:y="758.427cm" draw:caption-point-x="-0.407cm" draw:caption-point-y="-0.81cm">
              <dc:date>2020-05-07T00:00:00</dc:date>
              <text:p text:style-name="P1"><text:span text:style-name="T1">contains 23 links</text:span></text:p>
              <text:p text:style-name="P1"><text:span text:style-name="T1"/></text:p>
              <text:p text:style-name="P1"><text:span text:style-name="T1">Obsoleted by: RFC 3369, RFC 3370</text:span></text:p>
            </office:annotation>
            <text:p>IETF RFC 2630 (1999): Cryptographic Message Syntax, https://www.rfc-editor.org/info/rfc2630</text:p>
          </table:table-cell>
          <table:table-cell table:style-name="ce90" table:number-columns-repeated="6"/>
          <table:table-cell table:style-name="ce173" office:value-type="string" calcext:value-type="string">
            <text:p>contains 23 links</text:p>
            <text:p/>
            <text:p>Obsoleted by: RFC 3369, RFC 3370</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418" calcext:value-type="float">
            <text:p>418</text:p>
          </table:table-cell>
          <table:table-cell table:style-name="ce76" office:value-type="string" calcext:value-type="string">
            <office:annotation draw:style-name="gr1" draw:text-style-name="P2" svg:width="34.971cm" svg:height="0.952cm" svg:x="4.709cm" svg:y="758.919cm" draw:caption-point-x="-0.407cm" draw:caption-point-y="-0.811cm">
              <dc:date>2020-05-07T00:00:00</dc:date>
              <text:p text:style-name="P1"><text:span text:style-name="T1">Obsoleted by: RFC 3851</text:span></text:p>
            </office:annotation>
            <text:p>IETF RFC 2633 (1999): S/MIME Version 3 Message Specification, https://www.rfc-editor.org/info/rfc2633</text:p>
          </table:table-cell>
          <table:table-cell table:style-name="ce90" table:number-columns-repeated="6"/>
          <table:table-cell table:style-name="ce173" office:value-type="string" calcext:value-type="string">
            <text:p>Obsoleted by: RFC 3851</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419" calcext:value-type="float">
            <text:p>419</text:p>
          </table:table-cell>
          <table:table-cell table:style-name="ce80" office:value-type="string" calcext:value-type="string">
            <text:p>Specification SDN.701 Revision A Secure Data Network System (SDNS) Message Security Protocol (MSP) 4.0, 1997-02-06</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0" calcext:value-type="float">
            <text:p>420</text:p>
          </table:table-cell>
          <table:table-cell table:style-name="ce80" office:value-type="string" calcext:value-type="string">
            <text:p>ITU-T X.411 Message handling systems: Message transfer system: abstract service definition and procedures, 1988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1" calcext:value-type="float">
            <text:p>421</text:p>
          </table:table-cell>
          <table:table-cell table:style-name="ce80" office:value-type="string" calcext:value-type="string">
            <text:p>IETF RFC 2311 (1998): S/MIME Version 2 Message Specification, https://www.rfc-editor.org/info/rfc231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2" calcext:value-type="float">
            <text:p>422</text:p>
          </table:table-cell>
          <table:table-cell table:style-name="ce80" office:value-type="string" calcext:value-type="string">
            <text:p>IETF RFC 2312 (1998): S/MIME Version 2 Certificate Handling, https://www.rfc-editor.org/info/rfc2312</text:p>
          </table:table-cell>
          <table:table-cell table:number-columns-repeated="6"/>
          <table:table-cell table:style-name="ce92" table:number-columns-repeated="2"/>
          <table:table-cell table:number-columns-repeated="1014"/>
        </table:table-row>
        <table:table-row table:style-name="ro4">
          <table:table-cell table:style-name="ce61" office:value-type="float" office:value="423" calcext:value-type="float">
            <text:p>423</text:p>
          </table:table-cell>
          <table:table-cell table:style-name="ce76" office:value-type="string" calcext:value-type="string">
            <office:annotation draw:style-name="gr1" draw:text-style-name="P2" svg:width="34.971cm" svg:height="0.952cm" svg:x="4.709cm" svg:y="761.371cm" draw:caption-point-x="-0.407cm" draw:caption-point-y="-0.811cm">
              <dc:date>2020-05-07T00:00:00</dc:date>
              <text:p text:style-name="P1"><text:span text:style-name="T1">Obsoleted by: RFC 3629</text:span></text:p>
            </office:annotation>
            <text:p>IETF RFC 2279 (1998): UTF-8, a transformation format of ISO 10646, https://www.rfc-editor.org/info/rfc2279</text:p>
          </table:table-cell>
          <table:table-cell table:style-name="ce90" table:number-columns-repeated="6"/>
          <table:table-cell table:style-name="ce173" office:value-type="string" calcext:value-type="string">
            <text:p>Obsoleted by: RFC 3629</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424" calcext:value-type="float">
            <text:p>424</text:p>
          </table:table-cell>
          <table:table-cell table:style-name="ce80" office:value-type="string" calcext:value-type="string">
            <text:p>ITU-T Recommendation X.680, X.681, X.682 and X.683 (2008)</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5" calcext:value-type="float">
            <text:p>425</text:p>
          </table:table-cell>
          <table:table-cell table:style-name="ce80" office:value-type="string" calcext:value-type="string">
            <text:p>IETF RFC 3565 (2003): Use of the Advanced Encryption Standard (AES) Encryption Algorithm in Cryptographic Message Syntax (CMS), https://www.rfc-editor.org/info/rfc3565</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6" calcext:value-type="float">
            <text:p>426</text:p>
          </table:table-cell>
          <table:table-cell table:style-name="ce80" office:value-type="string" calcext:value-type="string">
            <text:p>IETF RFC 4108 (2005): Using Cryptographic Message Syntax (CMS) to Protect Firmware Packages, https://www.rfc-editor.org/info/rfc4108</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7" calcext:value-type="float">
            <text:p>427</text:p>
          </table:table-cell>
          <table:table-cell table:style-name="ce80" office:value-type="string" calcext:value-type="string">
            <text:p>IETF RFC 5083 (2007): Cryptographic Message Syntax (CMS) Authenticated-Enveloped-Data Content Type, https://www.rfc-editor.org/info/rfc5083</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8" calcext:value-type="float">
            <text:p>428</text:p>
          </table:table-cell>
          <table:table-cell table:style-name="ce80" office:value-type="string" calcext:value-type="string">
            <text:p>IETF RFC 5084 (2007): Using AES-CCM and AES-GCM Authenticated Encryption in the Cryptographic Message Syntax (CMS), https://www.rfc-editor.org/info/rfc5084</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29" calcext:value-type="float">
            <text:p>429</text:p>
          </table:table-cell>
          <table:table-cell table:style-name="ce80" office:value-type="string" calcext:value-type="string">
            <text:p>IETF RFC 5275 (2008): CMS Symmetric Key Management and Distribution, https://www.rfc-editor.org/info/rfc5275</text:p>
          </table:table-cell>
          <table:table-cell table:number-columns-repeated="6"/>
          <table:table-cell table:style-name="ce92" table:number-columns-repeated="2"/>
          <table:table-cell table:number-columns-repeated="1014"/>
        </table:table-row>
        <table:table-row table:style-name="ro4">
          <table:table-cell table:style-name="ce63" office:value-type="float" office:value="430" calcext:value-type="float">
            <text:p>430</text:p>
          </table:table-cell>
          <table:table-cell table:style-name="ce78" office:value-type="string" calcext:value-type="string">
            <office:annotation draw:style-name="gr4" draw:text-style-name="P2" svg:width="34.971cm" svg:height="2.064cm" svg:x="4.709cm" svg:y="764.802cm" draw:caption-point-x="-0.407cm" draw:caption-point-y="-0.81cm">
              <dc:date>2020-05-07T00:00:00</dc:date>
              <text:p text:style-name="P1"><text:span text:style-name="T1">contains 20 links</text:span></text:p>
              <text:p text:style-name="P1"><text:span text:style-name="T1"/></text:p>
              <text:p text:style-name="P1"><text:span text:style-name="T1">Updated by: RFC 4055, RFC 4491, RFC 5480, RFC 5758, RFC 8692</text:span></text:p>
            </office:annotation>
            <text:p>IETF RFC 3279 (2002): Algorithms and Identifiers for the Internet X.509 Public Key Infrastructure Certificate and Certificate Revocation List (CRL) Profile, https://www.rfc-editor.org/info/rfc3279</text:p>
          </table:table-cell>
          <table:table-cell table:style-name="ce94" table:number-columns-repeated="6"/>
          <table:table-cell table:style-name="ce175" office:value-type="string" calcext:value-type="string">
            <text:p>contains 20 links</text:p>
            <text:p/>
            <text:p>Updated by: RFC 4055, RFC 4491, RFC 5480, RFC 5758, RFC 8692</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5" office:value-type="float" office:value="431" calcext:value-type="float">
            <text:p>431</text:p>
          </table:table-cell>
          <table:table-cell table:style-name="ce80" office:value-type="string" calcext:value-type="string">
            <text:p>IETF RFC 5055 (2007): Server-Based Certificate Validation Protocol (SCVP), https://www.rfc-editor.org/info/rfc5055</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2" calcext:value-type="float">
            <text:p>432</text:p>
          </table:table-cell>
          <table:table-cell table:style-name="ce80" office:value-type="string" calcext:value-type="string">
            <text:p>IETF RFC 3274 (2002): Compressed Data Content Type for Cryptographic Message Syntax (CMS), https://www.rfc-editor.org/info/rfc3274</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3" calcext:value-type="float">
            <text:p>433</text:p>
          </table:table-cell>
          <table:table-cell table:style-name="ce80" office:value-type="string" calcext:value-type="string">
            <text:p>IETF RFC 3779 (2004): X.509 Extensions for IP Addresses and AS Identifiers, https://www.rfc-editor.org/info/rfc3779</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4" calcext:value-type="float">
            <text:p>434</text:p>
          </table:table-cell>
          <table:table-cell table:style-name="ce80" office:value-type="string" calcext:value-type="string">
            <text:p>IETF RFC 4073 (2005): Protecting Multiple Contents with the Cryptographic Message Syntax (CMS), https://www.rfc-editor.org/info/rfc4073</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5" calcext:value-type="float">
            <text:p>435</text:p>
          </table:table-cell>
          <table:table-cell table:style-name="ce80" office:value-type="string" calcext:value-type="string">
            <text:p>IETF RFC 4231 (2005): Identifiers and Test Vectors for HMAC-SHA-224, HMAC-SHA-256, HMAC-SHA-384, and HMAC-SHA-512, https://www.rfc-editor.org/info/rfc4231</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6" calcext:value-type="float">
            <text:p>436</text:p>
          </table:table-cell>
          <table:table-cell table:style-name="ce80" office:value-type="string" calcext:value-type="string">
            <text:p>IETF RFC 4334 (2006): Certificate Extensions and Attributes Supporting Authentication in Point-to-Point Protocol (PPP) and Wireless Local Area Networks (WLAN), https://www.rfc-editor.org/info/rfc4334</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7" calcext:value-type="float">
            <text:p>437</text:p>
          </table:table-cell>
          <table:table-cell table:style-name="ce80" office:value-type="string" calcext:value-type="string">
            <text:p>IETF RFC 5752 (2010): Multiple Signatures in Cryptographic Message Syntax (CMS), https://www.rfc-editor.org/info/rfc5752</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8" calcext:value-type="float">
            <text:p>438</text:p>
          </table:table-cell>
          <table:table-cell table:style-name="ce80" office:value-type="string" calcext:value-type="string">
            <text:p>IETF RFC 6019 (2010): BinaryTime: An Alternate Format for Representing Date and Time in ASN.1, https://www.rfc-editor.org/info/rfc6019</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39" calcext:value-type="float">
            <text:p>439</text:p>
          </table:table-cell>
          <table:table-cell table:style-name="ce80" office:value-type="string" calcext:value-type="string">
            <text:p>ITU-T Recommendation X.200 (1994) | ISO/IEC 7498-1:1994, Information technology – Open Systems Interconnection – Basic Reference Model: The Basic Model.</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0" calcext:value-type="float">
            <text:p>440</text:p>
          </table:table-cell>
          <table:table-cell table:style-name="ce80" office:value-type="string" calcext:value-type="string">
            <text:p>ITU-T Recommendation X.511 (2008) | ISO/IEC 9594-3:2008, Information technology – Open Systems Interconnection – The Directory: Abstract service defini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1" calcext:value-type="float">
            <text:p>441</text:p>
          </table:table-cell>
          <table:table-cell table:style-name="ce80" office:value-type="string" calcext:value-type="string">
            <text:p>ITU-T Recommendation X.518 (2008) | ISO/IEC 9594-4:2008, Information technology – Open Systems Interconnection – The Directory: Procedures for distributed oper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2" calcext:value-type="float">
            <text:p>442</text:p>
          </table:table-cell>
          <table:table-cell table:style-name="ce80" office:value-type="string" calcext:value-type="string">
            <text:p>ITU-T Recommendation X.519 (2008) | ISO/IEC 9594-5:2008, Information technology – Open Systems Interconnection – The Directory: Protocol specification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3" calcext:value-type="float">
            <text:p>443</text:p>
          </table:table-cell>
          <table:table-cell table:style-name="ce80" office:value-type="string" calcext:value-type="string">
            <text:p>ITU-T Recommendation X.521 (2008) | ISO/IEC 9594-7:2008, Information technology – Open Systems Interconnection – The Directory: Selected object classe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4" calcext:value-type="float">
            <text:p>444</text:p>
          </table:table-cell>
          <table:table-cell table:style-name="ce80" office:value-type="string" calcext:value-type="string">
            <text:p>ITU-T Recommendation X.525 (2008) | ISO/IEC 9594-9:2008, Information technology – Open Systems Interconnection – The Directory: Replicat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5" calcext:value-type="float">
            <text:p>445</text:p>
          </table:table-cell>
          <table:table-cell table:style-name="ce80" office:value-type="string" calcext:value-type="string">
            <text:p>ITU-T Recommendation X.530 (2008) | ISO/IEC 9594-10:2008, Information technology – Open Systems Interconnection – The Directory: Use of systems management for administration of the Directory.</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6" calcext:value-type="float">
            <text:p>446</text:p>
          </table:table-cell>
          <table:table-cell table:style-name="ce80" office:value-type="string" calcext:value-type="string">
            <text:p>ITU-T Recommendation X.667 (2008) | ISO/IEC 9834-8:2008, Information technology – Open Systems Interconnection – Procedures for the operation of OSI Registration Authorities: Generation and registration of Universally Unique Identifiers (UUIDs) and their use as ASN.1 object identifier components.</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7" calcext:value-type="float">
            <text:p>447</text:p>
          </table:table-cell>
          <table:table-cell table:style-name="ce80" office:value-type="string" calcext:value-type="string">
            <text:p>ITU-T Recommendation X.668 (2008) | ISO/IEC 9834-9:2008, Information technology – Open Systems Interconnection – Procedures for the operation of OSI Registration Authorities: Registration of object identifier arcs for applications and services using tag-based identification.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8" calcext:value-type="float">
            <text:p>448</text:p>
          </table:table-cell>
          <table:table-cell table:style-name="ce80" office:value-type="string" calcext:value-type="string">
            <text:p>W3C Recommendation (11 April 2013): "XML Signature Syntax and Processing. Version 1.1".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49" calcext:value-type="float">
            <text:p>449</text:p>
          </table:table-cell>
          <table:table-cell table:style-name="ce80" office:value-type="string" calcext:value-type="string">
            <text:p>W3C Recommendation Part 1 (28 October 2004): "XML Schema Part 1: Structures Second Edition".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50" calcext:value-type="float">
            <text:p>450</text:p>
          </table:table-cell>
          <table:table-cell table:style-name="ce80" office:value-type="string" calcext:value-type="string">
            <text:p>W3C Recommendation Part 2 (28 October 2004): "XML Schema Part 2: Datatypes Second Edition".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51" calcext:value-type="float">
            <text:p>451</text:p>
          </table:table-cell>
          <table:table-cell table:style-name="ce80" office:value-type="string" calcext:value-type="string">
            <text:p>W3C Recommendation (15 March 2001): "Canonical XML Version 1.0".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52" calcext:value-type="float">
            <text:p>452</text:p>
          </table:table-cell>
          <table:table-cell table:style-name="ce80" office:value-type="string" calcext:value-type="string">
            <text:p>W3C Recommendation (8 November 2002): "XML-Signature XPath Filter 2.0". </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53" calcext:value-type="float">
            <text:p>453</text:p>
          </table:table-cell>
          <table:table-cell table:style-name="ce80" office:value-type="string" calcext:value-type="string">
            <text:p>ISO/IEC 29500-2:2012: "Information technology -- Document description and processing languages -- Office Open XML File Formats -- Part 2: Open Packaging Conventions". </text:p>
          </table:table-cell>
          <table:table-cell table:number-columns-repeated="6"/>
          <table:table-cell table:style-name="ce92" table:number-columns-repeated="2"/>
          <table:table-cell table:number-columns-repeated="1014"/>
        </table:table-row>
        <table:table-row table:style-name="ro4">
          <table:table-cell table:style-name="ce63" office:value-type="float" office:value="454" calcext:value-type="float">
            <text:p>454</text:p>
          </table:table-cell>
          <table:table-cell table:style-name="ce78" office:value-type="string" calcext:value-type="string">
            <office:annotation draw:style-name="gr3" draw:text-style-name="P2" svg:width="34.971cm" svg:height="0.953cm" svg:x="4.709cm" svg:y="776.571cm" draw:caption-point-x="-0.407cm" draw:caption-point-y="-0.81cm">
              <dc:date>2020-05-07T00:00:00</dc:date>
              <text:p text:style-name="P1"><text:span text:style-name="T1">contains 17 links</text:span></text:p>
            </office:annotation>
            <text:p>IETF RFC 1630 (1994): Universal Resource Identifiers in WWW: A Unifying Syntax for the Expression of Names and Addresses of Objects on the Network as used in the World-Wide Web, https://www.rfc-editor.org/info/rfc1630</text:p>
          </table:table-cell>
          <table:table-cell table:style-name="ce94" table:number-columns-repeated="6"/>
          <table:table-cell table:style-name="ce175" office:value-type="string" calcext:value-type="string">
            <text:p>contains 17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455" calcext:value-type="float">
            <text:p>455</text:p>
          </table:table-cell>
          <table:table-cell table:style-name="ce76" office:value-type="string" calcext:value-type="string">
            <office:annotation draw:style-name="gr9" draw:text-style-name="P2" svg:width="34.971cm" svg:height="3.73cm" svg:x="4.709cm" svg:y="777.062cm" draw:caption-point-x="-0.407cm" draw:caption-point-y="-0.811cm">
              <dc:date>2020-05-07T00:00:00</dc:date>
              <text:p text:style-name="P1"><text:span text:style-name="T1">contains 20 links</text:span></text:p>
              <text:p text:style-name="P1"><text:span text:style-name="T1"/></text:p>
              <text:p text:style-name="P1"><text:span text:style-name="T1">Obsoleted by: RFC 4248, RFC 4266</text:span></text:p>
              <text:p text:style-name="P1"><text:span text:style-name="T1"/></text:p>
              <text:p text:style-name="P1"><text:span text:style-name="T1">Updated by:</text:span></text:p>
              <text:p text:style-name="P1"><text:span text:style-name="T1">RFC 1808, RFC 2368, RFC 2396, RFC 3986, RFC 6196, RFC 6270, RFC 8089</text:span></text:p>
            </office:annotation>
            <text:p>IETF RFC 1738 (1994): Uniform Resource Locators (URL), https://www.rfc-editor.org/info/rfc1738</text:p>
          </table:table-cell>
          <table:table-cell table:style-name="ce90" table:number-columns-repeated="6"/>
          <table:table-cell table:style-name="ce173" office:value-type="string" calcext:value-type="string">
            <text:p>contains 20 links</text:p>
            <text:p/>
            <text:p>Obsoleted by: RFC 4248, RFC 4266</text:p>
            <text:p/>
            <text:p>Updated by:</text:p>
            <text:p>RFC 1808, RFC 2368, RFC 2396, RFC 3986, RFC 6196, RFC 6270, RFC 8089</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456" calcext:value-type="float">
            <text:p>456</text:p>
          </table:table-cell>
          <table:table-cell table:style-name="ce76" office:value-type="string" calcext:value-type="string">
            <office:annotation draw:style-name="gr1" draw:text-style-name="P2" svg:width="34.971cm" svg:height="0.952cm" svg:x="4.709cm" svg:y="777.553cm" draw:caption-point-x="-0.407cm" draw:caption-point-y="-0.811cm">
              <dc:date>2020-05-07T00:00:00</dc:date>
              <text:p text:style-name="P1"><text:span text:style-name="T1">Obsoleted by: RFC 2854</text:span></text:p>
            </office:annotation>
            <text:p>IETF RFC 1866 (1995): Hypertext Markup Language - 2.0, https://www.rfc-editor.org/info/rfc1866</text:p>
          </table:table-cell>
          <table:table-cell table:style-name="ce90" table:number-columns-repeated="6"/>
          <table:table-cell table:style-name="ce173" office:value-type="string" calcext:value-type="string">
            <text:p>Obsoleted by: RFC 285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456.1</text:p>
            </table:table-cell>
            <table:table-cell table:style-name="ce81" table:formula="of:=[.B1583]" office:value-type="string" office:string-value="IETF RFC 1630 (1994): Universal Resource Identifiers in WWW: A Unifying Syntax for the Expression of Names and Addresses of Objects on the Network as used in the World-Wide Web, https://www.rfc-editor.org/info/rfc1630" calcext:value-type="string">
              <text:p>IETF RFC 1630 (1994): Universal Resource Identifiers in WWW: A Unifying Syntax for the Expression of Names and Addresses of Objects on the Network as used in the World-Wide Web, https://www.rfc-editor.org/info/rfc163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2</text:p>
            </table:table-cell>
            <table:table-cell table:style-name="ce81" table:formula="of:=[.B1584]" office:value-type="string" office:string-value="IETF RFC 1738 (1994): Uniform Resource Locators (URL), https://www.rfc-editor.org/info/rfc1738" calcext:value-type="string">
              <text:p>IETF RFC 1738 (1994): Uniform Resource Locators (URL), https://www.rfc-editor.org/info/rfc173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3</text:p>
            </table:table-cell>
            <table:table-cell table:style-name="ce81" table:formula="of:=[.B1688]" office:value-type="string" office:string-value="Hypertext Transfer Protocol - HTTP/1.0, Work in Progress, MIT, UC Irvine, CERN, March 1995" calcext:value-type="string">
              <text:p>Hypertext Transfer Protocol - HTTP/1.0, Work in Progress, MIT, UC Irvine, CERN, March 199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4</text:p>
            </table:table-cell>
            <table:table-cell table:style-name="ce81" table:formula="of:=[.B1485]" office:value-type="string" office:string-value="IETF RFC 2048 (1996): Multipurpose Internet Mail Extensions (MIME) Part Four: Registration Procedures, https://www.rfc-editor.org/info/rfc2048" calcext:value-type="string">
              <office:annotation draw:style-name="gr1" draw:text-style-name="P2" svg:width="20.747cm" svg:height="0.952cm" svg:x="21.761cm" svg:y="779.514cm" draw:caption-point-x="-0.407cm" draw:caption-point-y="-0.811cm">
                <dc:date>2020-05-07T00:00:00</dc:date>
                <text:p text:style-name="P1"><text:span text:style-name="T1">The original reference is RFC 1521 (1993) &amp; RFC 1590 (1994)</text:span></text:p>
              </office:annotation>
              <text:p>IETF RFC 2048 (1996): Multipurpose Internet Mail Extensions (MIME) Part Four: Registration Procedures, https://www.rfc-editor.org/info/rfc2048</text:p>
            </table:table-cell>
            <table:table-cell table:style-name="ce81" table:number-columns-repeated="5"/>
            <table:table-cell table:style-name="ce92" office:value-type="string" calcext:value-type="string">
              <text:p>The original reference is RFC 1521 (1993) &amp; RFC 1590 (1994)</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456.5</text:p>
            </table:table-cell>
            <table:table-cell table:style-name="ce81" table:formula="of:=[.B328]" office:value-type="string" office:string-value="IETF RFC 1808 (1995): Relative Uniform Resource Locators, https://dx.doi.org/10.17487/rfc1808" calcext:value-type="string">
              <text:p>IETF RFC 1808 (1995): Relative Uniform Resource Locators, https://dx.doi.org/10.17487/rfc180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6</text:p>
            </table:table-cell>
            <table:table-cell table:style-name="ce81" table:formula="of:=[.B1689]" office:value-type="string" office:string-value="The SGML Handbook, Y. Rubinsky, Ed., Oxford University Press, 1990" calcext:value-type="string">
              <text:p>The SGML Handbook, Y. Rubinsky, Ed., Oxford University Press, 199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7</text:p>
            </table:table-cell>
            <table:table-cell table:style-name="ce81" table:formula="of:=[.B1690]" office:value-type="string" office:string-value="Frank Halasz and Mayer Schwartz, &quot;The Dexter Hypertext Reference Model&quot;, Communications of the ACM, pp. 30-39, vol. 37 no. 2, Feb 1994." calcext:value-type="string">
              <text:p>Frank Halasz and Mayer Schwartz, "The Dexter Hypertext Reference Model", Communications of the ACM, pp. 30-39, vol. 37 no. 2, Feb 199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8</text:p>
            </table:table-cell>
            <table:table-cell table:style-name="ce81" table:formula="of:=[.B1691]" office:value-type="string" office:string-value="IETF RFC 1700 (1994): Assigned Numbers, https://www.rfc-editor.org/info/rfc1700" calcext:value-type="string">
              <text:p>IETF RFC 1700 (1994): Assigned Numbers, https://www.rfc-editor.org/info/rfc170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9</text:p>
            </table:table-cell>
            <table:table-cell table:style-name="ce81" table:formula="of:=[.B1692]" office:value-type="string" office:string-value="&quot;The SGML Primer&quot;, 3rd ed., SoftQuad Inc., 1991. &lt;URL:http://www.sq.com/&gt;" calcext:value-type="string">
              <text:p>"The SGML Primer", 3rd ed., SoftQuad Inc., 1991. &lt;URL:http://www.sq.com/&g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10</text:p>
            </table:table-cell>
            <table:table-cell table:style-name="ce81" table:formula="of:=[.B677]" office:value-type="string" office:string-value="ISO/IEC 646, Information technology - ISO 7-bit coded character set for information interchange, https://www.iso.org/standard/4777.html" calcext:value-type="string">
              <text:p>ISO/IEC 646, Information technology - ISO 7-bit coded character set for information interchange, https://www.iso.org/standard/477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56.11</text:p>
            </table:table-cell>
            <table:table-cell table:style-name="ce81" table:formula="of:=[.B107]" office:value-type="string" office:string-value="ISO/IEC 10646, Information technology – Universal Coded Character Set (UCS), https://www.iso.org/standard/69119.html" calcext:value-type="string">
              <office:annotation draw:style-name="gr3" draw:text-style-name="P2" svg:width="20.747cm" svg:height="0.953cm" svg:x="21.761cm" svg:y="782.945cm" draw:caption-point-x="-0.407cm" draw:caption-point-y="-0.81cm">
                <dc:date>2020-05-07T00:00:00</dc:date>
                <text:p text:style-name="P1"><text:span text:style-name="T1">original link to 1993 version (replaced)</text:span></text:p>
              </office:annotation>
              <text:p>ISO/IEC 10646, Information technology – Universal Coded Character Set (UCS), https://www.iso.org/standard/69119.html</text:p>
            </table:table-cell>
            <table:table-cell table:style-name="ce81" table:number-columns-repeated="5"/>
            <table:table-cell table:style-name="ce92" office:value-type="string" calcext:value-type="string">
              <text:p>original link to 1993 version (replaced)</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456.12</text:p>
            </table:table-cell>
            <table:table-cell table:style-name="ce81" table:formula="of:=[.B1389]" office:value-type="string" office:string-value="ISO/IEC 8859-1:1998, Information technology - 8-bit single-byte coded graphic character sets - Part 1: Latin alphabet No. 1, https://www.iso.org/standard/28245.html" calcext:value-type="string">
              <office:annotation draw:style-name="gr1" draw:text-style-name="P2" svg:width="20.747cm" svg:height="0.952cm" svg:x="21.761cm" svg:y="783.437cm" draw:caption-point-x="-0.407cm" draw:caption-point-y="-0.811cm">
                <dc:date>2020-05-07T00:00:00</dc:date>
                <text:p text:style-name="P1"><text:span text:style-name="T1">originally link to the 1987 version (replaced)</text:span></text:p>
              </office:annotation>
              <text:p>ISO/IEC 8859-1:1998, Information technology - 8-bit single-byte coded graphic character sets - Part 1: Latin alphabet No. 1, https://www.iso.org/standard/28245.html</text:p>
            </table:table-cell>
            <table:table-cell table:style-name="ce81" table:number-columns-repeated="5"/>
            <table:table-cell table:style-name="ce92" office:value-type="string" calcext:value-type="string">
              <text:p>originally link to the 1987 version (replaced)</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456.13</text:p>
            </table:table-cell>
            <table:table-cell table:style-name="ce81" table:formula="of:=[.B1693]" office:value-type="string" office:string-value="ISO 8879:1986, Information Processing - Text and Office Systems - Standard Generalized Markup Language (SGML), http://www.iso.ch/cate/d16387.html" calcext:value-type="string">
              <text:p>ISO 8879:1986, Information Processing - Text and Office Systems - Standard Generalized Markup Language (SGML), http://www.iso.ch/cate/d16387.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3" office:value-type="float" office:value="457" calcext:value-type="float">
            <text:p>457</text:p>
          </table:table-cell>
          <table:table-cell table:style-name="ce76" office:value-type="string" calcext:value-type="string">
            <office:annotation draw:style-name="gr10" draw:text-style-name="P2" svg:width="34.971cm" svg:height="3.731cm" svg:x="4.709cm" svg:y="784.417cm" draw:caption-point-x="-0.407cm" draw:caption-point-y="-0.81cm">
              <dc:date>2020-05-07T00:00:00</dc:date>
              <text:p text:style-name="P1"><text:span text:style-name="T1">contains 18 links</text:span></text:p>
              <text:p text:style-name="P1"><text:span text:style-name="T1"/></text:p>
              <text:p text:style-name="P1"><text:span text:style-name="T1">Obsoleted by: RFC 2822</text:span></text:p>
              <text:p text:style-name="P1"><text:span text:style-name="T1"/></text:p>
              <text:p text:style-name="P1"><text:span text:style-name="T1">Updated by:</text:span></text:p>
              <text:p text:style-name="P1"><text:span text:style-name="T1">RFC 1123, RFC 2156, RFC 1327, RFC 1138, RFC 1148</text:span></text:p>
            </office:annotation>
            <text:p>IETF STD 11 RFC 822 (1982): Standard for the Format of ARPA Internet Text Messages, https://www.rfc-editor.org/info/rfc822</text:p>
          </table:table-cell>
          <table:table-cell table:style-name="ce90" table:number-columns-repeated="6"/>
          <table:table-cell table:style-name="ce173" office:value-type="string" calcext:value-type="string">
            <text:p>contains 18 links</text:p>
            <text:p/>
            <text:p>Obsoleted by: RFC 2822</text:p>
            <text:p/>
            <text:p>Updated by:</text:p>
            <text:p>RFC 1123, RFC 2156, RFC 1327, RFC 1138, RFC 1148</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458" calcext:value-type="float">
            <text:p>458</text:p>
          </table:table-cell>
          <table:table-cell table:style-name="ce67" office:value-type="string" calcext:value-type="string">
            <office:annotation draw:style-name="gr1" draw:text-style-name="P2" svg:width="34.971cm" svg:height="0.952cm" svg:x="4.709cm" svg:y="784.908cm" draw:caption-point-x="-0.407cm" draw:caption-point-y="-0.811cm">
              <dc:date>2020-05-07T00:00:00</dc:date>
              <text:p text:style-name="P1"><text:span text:style-name="T1">there are no links in the document</text:span></text:p>
            </office:annotation>
            <text:p>IETF RFC 1736 (1995): Functional Recommendations for Internet Resource Locators, https://www.rfc-editor.org/info/rfc1736</text:p>
          </table:table-cell>
          <table:table-cell table:style-name="ce82" table:number-columns-repeated="6"/>
          <table:table-cell table:style-name="ce96" office:value-type="string" calcext:value-type="string">
            <text:p>there are no links in the docu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3" office:value-type="float" office:value="459" calcext:value-type="float">
            <text:p>459</text:p>
          </table:table-cell>
          <table:table-cell table:style-name="ce76" office:value-type="string" calcext:value-type="string">
            <office:annotation draw:style-name="gr9" draw:text-style-name="P2" svg:width="34.971cm" svg:height="3.73cm" svg:x="4.709cm" svg:y="785.398cm" draw:caption-point-x="-0.407cm" draw:caption-point-y="-0.811cm">
              <dc:date>2020-05-07T00:00:00</dc:date>
              <text:p text:style-name="P1"><text:span text:style-name="T1">contains 28 links</text:span></text:p>
              <text:p text:style-name="P1"><text:span text:style-name="T1"/></text:p>
              <text:p text:style-name="P1"><text:span text:style-name="T1">Obsoleted by: RFC 4346</text:span></text:p>
              <text:p text:style-name="P1"><text:span text:style-name="T1"/></text:p>
              <text:p text:style-name="P1"><text:span text:style-name="T1">Updated by:</text:span></text:p>
              <text:p text:style-name="P1"><text:span text:style-name="T1">RFC 3546, RFC 5746, RFC 6176, RFC 7465, RFC 7507, RFC 7919</text:span></text:p>
            </office:annotation>
            <text:p>IETF RFC 2246 (1999): The TLS Protocol Version 1.0, https://www.rfc-editor.org/info/rfc2246</text:p>
          </table:table-cell>
          <table:table-cell table:style-name="ce90" table:number-columns-repeated="6"/>
          <table:table-cell table:style-name="ce173" office:value-type="string" calcext:value-type="string">
            <text:p>contains 28 links</text:p>
            <text:p/>
            <text:p>Obsoleted by: RFC 4346</text:p>
            <text:p/>
            <text:p>Updated by:</text:p>
            <text:p>RFC 3546, RFC 5746, RFC 6176, RFC 7465, RFC 7507, RFC 7919</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460" calcext:value-type="float">
            <text:p>460</text:p>
          </table:table-cell>
          <table:table-cell table:style-name="ce76" office:value-type="string" calcext:value-type="string">
            <office:annotation draw:style-name="gr1" draw:text-style-name="P2" svg:width="34.971cm" svg:height="0.952cm" svg:x="4.709cm" svg:y="785.888cm" draw:caption-point-x="-0.407cm" draw:caption-point-y="-0.81cm">
              <dc:date>2020-05-07T00:00:00</dc:date>
              <text:p text:style-name="P1"><text:span text:style-name="T1">Obsoleted by: RFC 4210</text:span></text:p>
            </office:annotation>
            <text:p>IETF RFC 2510 (1999): Internet X.509 Public Key Infrastructure Certificate Management Protocols, https://www.rfc-editor.org/info/rfc2510</text:p>
          </table:table-cell>
          <table:table-cell table:style-name="ce90" table:number-columns-repeated="6"/>
          <table:table-cell table:style-name="ce173" office:value-type="string" calcext:value-type="string">
            <text:p>Obsoleted by: RFC 4210</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group>
          <table:table-row table:style-name="ro4">
            <table:table-cell table:style-name="ce55"/>
            <table:table-cell table:style-name="ce68" office:value-type="string" calcext:value-type="string">
              <text:p>460.1</text:p>
            </table:table-cell>
            <table:table-cell table:style-name="ce81" table:formula="of:=[.B1694]" office:value-type="string" office:string-value="ISO/IEC JTC 1/SC 21, Technical Corrigendum 2 to ISO/IEC 9594-8: 1990 &amp; 1993 (1995:E), July 1995." calcext:value-type="string">
              <text:p>ISO/IEC JTC 1/SC 21, Technical Corrigendum 2 to ISO/IEC 9594-8: 1990 &amp; 1993 (1995:E), July 199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2</text:p>
            </table:table-cell>
            <table:table-cell table:style-name="ce81" table:formula="of:=[.B1695]" office:value-type="string" office:string-value="IETF RFC 2511 (1999): Internet X.509 Certificate Request Message Format, https://www.rfc-editor.org/info/rfc2511" calcext:value-type="string">
              <text:p>IETF RFC 2511 (1999): Internet X.509 Certificate Request Message Format, https://www.rfc-editor.org/info/rfc251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3</text:p>
            </table:table-cell>
            <table:table-cell table:style-name="ce81" table:formula="of:=[.B1696]" office:value-type="string" office:string-value="Handbook of Applied Cryptography, A. Menezes, P. van Oorschot S. Vanstone, CRC Press, 1997" calcext:value-type="string">
              <text:p>Handbook of Applied Cryptography, A. Menezes, P. van Oorschot S. Vanstone, CRC Press, 199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4</text:p>
            </table:table-cell>
            <table:table-cell table:style-name="ce81" table:formula="of:=[.B1697]" office:value-type="string" office:string-value="The Public-Key Cryptography Standards (PKCS), RSA Laboratories, RSA Data Security Inc., Redwood City, California, November 1993 Release." calcext:value-type="string">
              <text:p>The Public-Key Cryptography Standards (PKCS), RSA Laboratories, RSA Data Security Inc., Redwood City, California, November 1993 Release.</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5</text:p>
            </table:table-cell>
            <table:table-cell table:style-name="ce81" table:formula="of:=[.B1698]" office:value-type="string" office:string-value="The Public-Key Cryptography Standards - PKCS #11:  Cryptographic token interface standard, RSA Laboratories, RSA Data Security Inc., Redwood City, California, April 28 1995" calcext:value-type="string">
              <text:p>The Public-Key Cryptography Standards - PKCS #11: <text:s/>Cryptographic token interface standard, RSA Laboratories, RSA Data Security Inc., Redwood City, California, April 28 199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6</text:p>
            </table:table-cell>
            <table:table-cell table:style-name="ce81" table:formula="of:=[.B1699]" office:value-type="string" office:string-value="IETF RFC 1847 (1995): Security Multiparts for MIME: Multipart/Signed and Multipart/Encrypted, https://www.rfc-editor.org/info/rfc1847" calcext:value-type="string">
              <text:p>IETF RFC 1847 (1995): Security Multiparts for MIME: Multipart/Signed and Multipart/Encrypted, https://www.rfc-editor.org/info/rfc1847</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7</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8</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9</text:p>
            </table:table-cell>
            <table:table-cell table:style-name="ce81" table:formula="of:=[.B1700]" office:value-type="string" office:string-value="IETF RFC 2202 (1997): Test Cases for HMAC-MD5 and HMAC-SHA-1, https://www.rfc-editor.org/info/rfc2202" calcext:value-type="string">
              <text:p>IETF RFC 2202 (1997): Test Cases for HMAC-MD5 and HMAC-SHA-1, https://www.rfc-editor.org/info/rfc220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0.10</text:p>
            </table:table-cell>
            <table:table-cell table:style-name="ce81" table:formula="of:=[.B1701]" office:value-type="string" office:string-value="ISO/IEC JTC1/SC 21, Draft Amendments DAM 4 to ISO/IEC 9594-2, DAM 2 to ISO/IEC 9594-6, DAM 1 to ISO/IEC 9594-7, and DAM 1 to ISO/IEC 9594-8 on Certificate Extensions, 1 December, 1996" calcext:value-type="string">
              <text:p>ISO/IEC JTC1/SC 21, Draft Amendments DAM 4 to ISO/IEC 9594-2, DAM 2 to ISO/IEC 9594-6, DAM 1 to ISO/IEC 9594-7, and DAM 1 to ISO/IEC 9594-8 on Certificate Extensions, 1 December, 199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61" calcext:value-type="float">
            <text:p>461</text:p>
          </table:table-cell>
          <table:table-cell table:style-name="ce67" office:value-type="string" calcext:value-type="string">
            <office:annotation draw:style-name="gr1" draw:text-style-name="P2" svg:width="34.971cm" svg:height="0.952cm" svg:x="4.709cm" svg:y="791.283cm" draw:caption-point-x="-0.407cm" draw:caption-point-y="-0.811cm">
              <dc:date>2020-05-07T00:00:00</dc:date>
              <text:p text:style-name="P1"><text:span text:style-name="T1">original version 186 (1994) - void, replacement, no references to regulatory documents</text:span></text:p>
            </office:annotation>
            <text:p>NIST FIPS 186-4 DSS, 06/25/2009, https://csrc.nist.gov/publications/detail/fips/186/4/final</text:p>
          </table:table-cell>
          <table:table-cell table:style-name="ce82" table:number-columns-repeated="6"/>
          <table:table-cell table:style-name="ce96" office:value-type="string" calcext:value-type="string">
            <text:p>original version 186 (1994) - void, replacement, no references to regulatory document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462" calcext:value-type="float">
            <text:p>462</text:p>
          </table:table-cell>
          <table:table-cell table:style-name="ce67" office:value-type="string" calcext:value-type="string">
            <text:p>ISO/IEC 10181-5:1996, Security Frameworks in Open Systems. Non-Repudiation Framework, https://www.iso.org/standard/24329.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2.1</text:p>
            </table:table-cell>
            <table:table-cell table:style-name="ce81" table:formula="of:=[.B1568]" office:value-type="string" office:string-value="ITU-T Recommendation X.200 (1994) | ISO/IEC 7498-1:1994, Information technology – Open Systems Interconnection – Basic Reference Model: The Basic Model." calcext:value-type="string">
              <text:p>ITU-T Recommendation X.200 (1994) | ISO/IEC 7498-1:1994, Information technology – Open Systems Interconnection – Basic Reference Model: The Basic Mode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2.2</text:p>
            </table:table-cell>
            <table:table-cell table:style-name="ce81" table:formula="of:=[.B1702]" office:value-type="string" office:string-value="ITU-T Recommendation X.233 (1993) | ISO/IEC 8473-1:1994, Information technology — Protocol for providing the connectionless-mode Network service: Protocol specification." calcext:value-type="string">
              <text:p>ITU-T Recommendation X.233 (1993) | ISO/IEC 8473-1:1994, Information technology — Protocol for providing the connectionless-mode Network service: Protocol specificat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2.3</text:p>
            </table:table-cell>
            <table:table-cell table:style-name="ce81" table:formula="of:=[.B1703]" office:value-type="string" office:string-value="ITU-T Recommendation X.273 (1994) | ISO/IEC 11577:1995, Information technology — Open Systems Interconnection — Network layer security protocol." calcext:value-type="string">
              <text:p>ITU-T Recommendation X.273 (1994) | ISO/IEC 11577:1995, Information technology — Open Systems Interconnection — Network layer security protoco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2.4</text:p>
            </table:table-cell>
            <table:table-cell table:style-name="ce81" table:formula="of:=[.B1704]" office:value-type="string" office:string-value="ITU-T Recommendation X.274 (1994) | ISO/IEC 10736:1995, Information technology — Telecommunication and information exchange between systems — Transport layer security protocol." calcext:value-type="string">
              <text:p>ITU-T Recommendation X.274 (1994) | ISO/IEC 10736:1995, Information technology — Telecommunication and information exchange between systems — Transport layer security protoco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2.5</text:p>
            </table:table-cell>
            <table:table-cell table:style-name="ce81" table:formula="of:=[.B1705]" office:value-type="string" office:string-value="ITU-T Recommendation X.810 (1995) | ISO/IEC 10181-1:1996, Information technology — Open Systems Interconnection — Security frameworks for open systems: Overview." calcext:value-type="string">
              <text:p>ITU-T Recommendation X.810 (1995) | ISO/IEC 10181-1:1996, Information technology — Open Systems Interconnection — Security frameworks for open systems: Overview.</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2.6</text:p>
            </table:table-cell>
            <table:table-cell table:style-name="ce81" table:formula="of:=[.B1706]" office:value-type="string" office:string-value="ITU-T Recommendation X.812 (1995) | ISO/IEC 10181-3:1996, Information technology — Open Systems Interconnection — Security frameworks for open systems: Access control framework." calcext:value-type="string">
              <text:p>ITU-T Recommendation X.812 (1995) | ISO/IEC 10181-3:1996, Information technology — Open Systems Interconnection — Security frameworks for open systems: Access control framework.</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63" calcext:value-type="float">
            <text:p>463</text:p>
          </table:table-cell>
          <table:table-cell table:style-name="ce67" office:value-type="string" calcext:value-type="string">
            <office:annotation draw:style-name="gr1" draw:text-style-name="P2" svg:width="34.971cm" svg:height="0.952cm" svg:x="4.709cm" svg:y="795.206cm" draw:caption-point-x="-0.407cm" draw:caption-point-y="-0.811cm">
              <dc:date>2020-05-07T00:00:00</dc:date>
              <text:p text:style-name="P1"><text:span text:style-name="T1">original version 180-1 (1995) - void, replacement</text:span></text:p>
            </office:annotation>
            <text:p>NIST FIPS PUB 180-4 <text:s/>Secure Hash Standard (SHS), August 2015, https://csrc.nist.gov/publications/detail/fips/180/4/final</text:p>
          </table:table-cell>
          <table:table-cell table:style-name="ce82" table:number-columns-repeated="6"/>
          <table:table-cell table:style-name="ce96" office:value-type="string" calcext:value-type="string">
            <text:p>original version 180-1 (1995) - void, replacement</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3.1</text:p>
            </table:table-cell>
            <table:table-cell table:style-name="ce81" table:formula="of:=[.B1707]" office:value-type="string" office:string-value="NIST SP 800-57, Part 1, Recommendation for Key Management: General, May 2011. " calcext:value-type="string">
              <text:p>NIST SP 800-57, Part 1, Recommendation for Key Management: General, May 2011.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3.2</text:p>
            </table:table-cell>
            <table:table-cell table:style-name="ce81" table:formula="of:=[.B1708]" office:value-type="string" office:string-value="NIST SP 800-107, Recommendation for Applications Using Approved Hash Algorithms, September 2011. " calcext:value-type="string">
              <text:p>NIST SP 800-107, Recommendation for Applications Using Approved Hash Algorithms, September 2011. </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64" calcext:value-type="float">
            <text:p>464</text:p>
          </table:table-cell>
          <table:table-cell table:style-name="ce67" office:value-type="string" calcext:value-type="string">
            <office:annotation draw:style-name="gr1" draw:text-style-name="P2" svg:width="34.971cm" svg:height="0.952cm" svg:x="4.709cm" svg:y="796.677cm" draw:caption-point-x="-0.407cm" draw:caption-point-y="-0.811cm">
              <dc:date>2020-05-07T00:00:00</dc:date>
              <text:p text:style-name="P1"><text:span text:style-name="T1">Version 3.2.0 has been superseded by <text:s/>the Unicode Standard, Version 13.0.0</text:span></text:p>
            </office:annotation>
            <text:p>The Unicode Standard, Version 3.2.0, http://www.unicode.org/reports/tr28/</text:p>
          </table:table-cell>
          <table:table-cell table:style-name="ce82" table:number-columns-repeated="6"/>
          <table:table-cell table:style-name="ce96" office:value-type="string" calcext:value-type="string">
            <text:p>Version 3.2.0 has been superseded by <text:s/>the Unicode Standard, Version 13.0.0</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4.1</text:p>
            </table:table-cell>
            <table:table-cell table:style-name="ce81" table:formula="of:=[.B1516]" office:value-type="string" office:string-value="The Unicode Standard, Version 3.0. Reading, Mass.: Addison-Wesley Developers Press, 2000. ISBN 0-201-61633-5." calcext:value-type="string">
              <text:p>The Unicode Standard, Version 3.0. Reading, Mass.: Addison-Wesley Developers Press, 2000. ISBN 0-201-61633-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3" office:value-type="float" office:value="465" calcext:value-type="float">
            <text:p>465</text:p>
          </table:table-cell>
          <table:table-cell table:style-name="ce78" office:value-type="string" calcext:value-type="string">
            <office:annotation draw:style-name="gr1" draw:text-style-name="P2" svg:width="34.971cm" svg:height="0.952cm" svg:x="4.709cm" svg:y="797.656cm" draw:caption-point-x="-0.407cm" draw:caption-point-y="-0.81cm">
              <dc:date>2020-05-07T00:00:00</dc:date>
              <text:p text:style-name="P1"><text:span text:style-name="T1">contains 89 links</text:span></text:p>
            </office:annotation>
            <text:p>SECG SEC 1: Elliptic Curve Cryptography, Version 1.0, September 2000, https://www.secg.org/SEC1-Ver-1.0.pdf</text:p>
          </table:table-cell>
          <table:table-cell table:style-name="ce94" table:number-columns-repeated="6"/>
          <table:table-cell table:style-name="ce175" office:value-type="string" calcext:value-type="string">
            <text:p>contains 89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466" calcext:value-type="float">
            <text:p>466</text:p>
          </table:table-cell>
          <table:table-cell table:style-name="ce67" office:value-type="string" calcext:value-type="string">
            <office:annotation draw:style-name="gr1" draw:text-style-name="P2" svg:width="34.971cm" svg:height="0.952cm" svg:x="4.709cm" svg:y="798.148cm" draw:caption-point-x="-0.407cm" draw:caption-point-y="-0.811cm">
              <dc:date>2020-05-07T00:00:00</dc:date>
              <text:p text:style-name="P1"><text:span text:style-name="T1">no links</text:span></text:p>
            </office:annotation>
            <text:p>RFC 3281 Errata ID 302, https://www.rfc-editor.org/errata/rfc3281</text:p>
          </table:table-cell>
          <table:table-cell table:style-name="ce82" table:number-columns-repeated="6"/>
          <table:table-cell table:style-name="ce96" office:value-type="string" calcext:value-type="string">
            <text:p>no link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4" office:value-type="float" office:value="467" calcext:value-type="float">
            <text:p>467</text:p>
          </table:table-cell>
          <table:table-cell table:style-name="ce67" office:value-type="string" calcext:value-type="string">
            <text:p>IETF RFC 2585 (1999): Internet X.509 Public Key Infrastructure Operational Protocols: FTP and HTTP, https://www.rfc-editor.org/info/rfc2585 <text:s text:c="2"/></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7.1</text:p>
            </table:table-cell>
            <table:table-cell table:style-name="ce81" table:formula="of:=[.B1709]" office:value-type="string" office:string-value="IETF STD 9 RFC 959 (1985): File Transfer Protocol, https://www.rfc-editor.org/info/rfc959" calcext:value-type="string">
              <text:p>IETF STD 9 RFC 959 (1985): File Transfer Protocol, https://www.rfc-editor.org/info/rfc95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7.2</text:p>
            </table:table-cell>
            <table:table-cell table:style-name="ce81" table:formula="of:=[.B1584]" office:value-type="string" office:string-value="IETF RFC 1738 (1994): Uniform Resource Locators (URL), https://www.rfc-editor.org/info/rfc1738" calcext:value-type="string">
              <text:p>IETF RFC 1738 (1994): Uniform Resource Locators (URL), https://www.rfc-editor.org/info/rfc173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7.3</text:p>
            </table:table-cell>
            <table:table-cell table:style-name="ce81" table:formula="of:=[.B1714]" office:value-type="string" office:string-value="IETF RFC 2068 (1997): Hypertext Transfer Protocol -- HTTP/1.1, https://www.rfc-editor.org/info/rfc2068" calcext:value-type="string">
              <text:p>IETF RFC 2068 (1997): Hypertext Transfer Protocol -- HTTP/1.1, https://www.rfc-editor.org/info/rfc206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68" calcext:value-type="float">
            <text:p>468</text:p>
          </table:table-cell>
          <table:table-cell table:style-name="ce67" office:value-type="string" calcext:value-type="string">
            <text:p>IETF RFC 4516 (2006): Lightweight Directory Access Protocol (LDAP): Uniform Resource Locator, https://www.rfc-editor.org/info/rfc4516</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8.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2</text:p>
            </table:table-cell>
            <table:table-cell table:style-name="ce81" table:formula="of:=[.B785]" office:value-type="string" office:string-value="IETF STD 63 RFC 3629 (2003): UTF-8, a transformation format of ISO 10646, https://www.rfc-editor.org/info/rfc3629" calcext:value-type="string">
              <text:p>IETF STD 63 RFC 3629 (2003): UTF-8, a transformation format of ISO 10646, https://www.rfc-editor.org/info/rfc362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3</text:p>
            </table:table-cell>
            <table:table-cell table:style-name="ce81" table:formula="of:=[.B408]" office:value-type="string" office:string-value="IETF STD 66 RFC 3986 (2005): Uniform Resource Identifier (URI): Generic Syntax, https://dx.doi.org/10.17487/rfc3986" calcext:value-type="string">
              <text:p>IETF STD 66 RFC 3986 (2005): Uniform Resource Identifier (URI): Generic Syntax, https://dx.doi.org/10.17487/rfc3986</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4</text:p>
            </table:table-cell>
            <table:table-cell table:style-name="ce81" table:formula="of:=[.B1682]" office:value-type="string" office:string-value="IETF RFC 4234 (2005): Augmented BNF for Syntax Specifications: ABNF, https://www.rfc-editor.org/info/rfc4234" calcext:value-type="string">
              <text:p>IETF RFC 4234 (2005): Augmented BNF for Syntax Specifications: ABNF, https://www.rfc-editor.org/info/rfc42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5</text:p>
            </table:table-cell>
            <table:table-cell table:style-name="ce81" table:formula="of:=[.B1715]" office:value-type="string" office:string-value="IETF RFC 4510 (2006): Lightweight Directory Access Protocol (LDAP): Technical Specification Road Map, https://www.rfc-editor.org/info/rfc4510" calcext:value-type="string">
              <text:p>IETF RFC 4510 (2006): Lightweight Directory Access Protocol (LDAP): Technical Specification Road Map, https://www.rfc-editor.org/info/rfc451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6</text:p>
            </table:table-cell>
            <table:table-cell table:style-name="ce81" table:formula="of:=[.B1716]" office:value-type="string" office:string-value="IETF RFC 4511 (2006): Lightweight Directory Access Protocol (LDAP): The Protocol, https://www.rfc-editor.org/info/rfc4511" calcext:value-type="string">
              <text:p>IETF RFC 4511 (2006): Lightweight Directory Access Protocol (LDAP): The Protocol, https://www.rfc-editor.org/info/rfc451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7</text:p>
            </table:table-cell>
            <table:table-cell table:style-name="ce81" table:formula="of:=[.B1717]" office:value-type="string" office:string-value="IETF RFC 4512 (2006): Lightweight Directory Access Protocol (LDAP): Directory Information Models, https://www.rfc-editor.org/info/rfc4512" calcext:value-type="string">
              <text:p>IETF RFC 4512 (2006): Lightweight Directory Access Protocol (LDAP): Directory Information Models, https://www.rfc-editor.org/info/rfc451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8</text:p>
            </table:table-cell>
            <table:table-cell table:style-name="ce81" table:formula="of:=[.B1718]" office:value-type="string" office:string-value="IETF RFC 4513 (2006): Lightweight Directory Access Protocol (LDAP): Authentication Methods and Security Mechanisms, https://www.rfc-editor.org/info/rfc4513" calcext:value-type="string">
              <text:p>IETF RFC 4513 (2006): Lightweight Directory Access Protocol (LDAP): Authentication Methods and Security Mechanisms, https://www.rfc-editor.org/info/rfc4513</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9</text:p>
            </table:table-cell>
            <table:table-cell table:style-name="ce81" table:formula="of:=[.B1719]" office:value-type="string" office:string-value="IETF RFC 4514 (2006): Lightweight Directory Access Protocol (LDAP): String Representation of Distinguished Names, https://www.rfc-editor.org/info/rfc4514" calcext:value-type="string">
              <text:p>IETF RFC 4514 (2006): Lightweight Directory Access Protocol (LDAP): String Representation of Distinguished Names, https://www.rfc-editor.org/info/rfc451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68.10</text:p>
            </table:table-cell>
            <table:table-cell table:style-name="ce81" table:formula="of:=[.B1720]" office:value-type="string" office:string-value="IETF RFC 4515 (2006): Lightweight Directory Access Protocol (LDAP): String Representation of Search Filters, https://www.rfc-editor.org/info/rfc4515" calcext:value-type="string">
              <text:p>IETF RFC 4515 (2006): Lightweight Directory Access Protocol (LDAP): String Representation of Search Filters, https://www.rfc-editor.org/info/rfc4515</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69" calcext:value-type="float">
            <text:p>469</text:p>
          </table:table-cell>
          <table:table-cell table:style-name="ce67" office:value-type="string" calcext:value-type="string">
            <text:p>IETF RFC 5756 (2010): Updates for RSAES-OAEP and RSASSA-PSS Algorithm Parameters, https://www.rfc-editor.org/info/rfc5756</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69.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70" calcext:value-type="float">
            <text:p>470</text:p>
          </table:table-cell>
          <table:table-cell table:style-name="ce67" office:value-type="string" calcext:value-type="string">
            <text:p>IETF RFC 4985 (2007): Internet X.509 Public Key Infrastructure Subject Alternative Name for Expression of Service Name, https://www.rfc-editor.org/info/rfc4985</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70.1</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0.2</text:p>
            </table:table-cell>
            <table:table-cell table:style-name="ce81" table:formula="of:=[.B395]" office:value-type="string" office:string-value="IETF RFC 3280 (2002): Internet X.509 Public Key Infrastructure Certificate and Certificate Revocation List (CRL) Profile, https://dx.doi.org/10.17487/rfc3280" calcext:value-type="string">
              <office:annotation draw:style-name="gr3" draw:text-style-name="P2" svg:width="20.747cm" svg:height="0.953cm" svg:x="21.761cm" svg:y="807.954cm" draw:caption-point-x="-0.407cm" draw:caption-point-y="-0.81cm">
                <dc:date>2020-05-07T00:00:00</dc:date>
                <text:p text:style-name="P1"><text:span text:style-name="T1">The original reference is RFC 3280 (2002)</text:span></text:p>
              </office:annotation>
              <text:p>IETF RFC 3280 (2002): Internet X.509 Public Key Infrastructure Certificate and Certificate Revocation List (CRL) Profile, https://dx.doi.org/10.17487/rfc3280</text:p>
            </table:table-cell>
            <table:table-cell table:style-name="ce81" table:number-columns-repeated="5"/>
            <table:table-cell table:style-name="ce92" office:value-type="string" calcext:value-type="string">
              <text:p>The original reference is RFC 3280 (2002)</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470.3</text:p>
            </table:table-cell>
            <table:table-cell table:style-name="ce81" table:formula="of:=[.B1735]" office:value-type="string" office:string-value="IETF RFC 2782 (2000): A DNS RR for specifying the location of services (DNS SRV), https://www.rfc-editor.org/info/rfc2782" calcext:value-type="string">
              <text:p>IETF RFC 2782 (2000): A DNS RR for specifying the location of services (DNS SRV), https://www.rfc-editor.org/info/rfc278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0.4</text:p>
            </table:table-cell>
            <table:table-cell table:style-name="ce81" table:formula="of:=[.B1794]" office:value-type="string" office:string-value="IETF STD 13 RFC 1034 (1987): Domain names - concepts and facilities, https://www.rfc-editor.org/info/rfc1034" calcext:value-type="string">
              <text:p>IETF STD 13 RFC 1034 (1987): Domain names - concepts and facilities, https://www.rfc-editor.org/info/rfc103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0.5</text:p>
            </table:table-cell>
            <table:table-cell table:style-name="ce81" table:formula="of:=[.B1736]" office:value-type="string" office:string-value="IETF  RFC 3232 (2002): Assigned Numbers: RFC 1700 is Replaced by an On-line Database, https://www.rfc-editor.org/info/rfc3232" calcext:value-type="string">
              <text:p>IETF <text:s/>RFC 3232 (2002): Assigned Numbers: RFC 1700 is Replaced by an On-line Database, https://www.rfc-editor.org/info/rfc323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0.6</text:p>
            </table:table-cell>
            <table:table-cell table:style-name="ce81" table:formula="of:=[.B1798]" office:value-type="string" office:string-value="IETF RFC 3490 (2003): Internationalizing Domain Names in Applications (IDNA), https://www.rfc-editor.org/info/rfc3490" calcext:value-type="string">
              <text:p>IETF RFC 3490 (2003): Internationalizing Domain Names in Applications (IDNA), https://www.rfc-editor.org/info/rfc3490</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71" calcext:value-type="float">
            <text:p>471</text:p>
          </table:table-cell>
          <table:table-cell table:style-name="ce67" office:value-type="string" calcext:value-type="string">
            <text:p>IETF RFC 5869 (2010): HMAC-based Extract-and-Expand Key Derivation Function (HKDF), https://www.rfc-editor.org/info/rfc5869</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71.1</text:p>
            </table:table-cell>
            <table:table-cell table:style-name="ce81" table:formula="of:=[.B327]" office:value-type="string" office:string-value="IETF RFC 1321 (1992), The MD5 Message-Digest Algorithm, April 1992, Internet Engineering Task Force (IETF), https://dx.doi.org/10.17487/rfc1321" calcext:value-type="string">
              <text:p>IETF RFC 1321 (1992), The MD5 Message-Digest Algorithm, April 1992, Internet Engineering Task Force (IETF), https://dx.doi.org/10.17487/rfc13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1.2</text:p>
            </table:table-cell>
            <table:table-cell table:style-name="ce81" table:formula="of:=[.B1294]" office:value-type="string" office:string-value="IETF BCP 14 RFC 2119 (1997): Key words for use in RFCs to Indicate Requirement Levels, https://www.rfc-editor.org/info/rfc2119" calcext:value-type="string">
              <text:p>IETF BCP 14 RFC 2119 (1997): Key words for use in RFCs to Indicate Requirement Levels, https://www.rfc-editor.org/info/rfc211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471.3</text:p>
            </table:table-cell>
            <table:table-cell table:style-name="ce81" table:formula="of:=[.B1737]" office:value-type="string" office:string-value="NIST FIPS PUB 180-3, Secure Hash Standard, October 2008" calcext:value-type="string">
              <text:p>NIST FIPS PUB 180-3, Secure Hash Standard, October 2008</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3" office:value-type="float" office:value="472" calcext:value-type="float">
            <text:p>472</text:p>
          </table:table-cell>
          <table:table-cell table:style-name="ce78" office:value-type="string" calcext:value-type="string">
            <office:annotation draw:style-name="gr1" draw:text-style-name="P2" svg:width="34.971cm" svg:height="0.952cm" svg:x="4.709cm" svg:y="812.368cm" draw:caption-point-x="-0.407cm" draw:caption-point-y="-0.811cm">
              <dc:date>2020-05-07T00:00:00</dc:date>
              <text:p text:style-name="P1"><text:span text:style-name="T1">contains 32 links</text:span></text:p>
            </office:annotation>
            <text:p>IETF RFC 8551 (2019): Secure/Multipurpose Internet Mail Extensions (S/MIME) Version 4.0 Message Specification, https://www.rfc-editor.org/info/rfc8551</text:p>
          </table:table-cell>
          <table:table-cell table:style-name="ce94" table:number-columns-repeated="6"/>
          <table:table-cell table:style-name="ce175" office:value-type="string" calcext:value-type="string">
            <text:p>contains 32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4" office:value-type="float" office:value="473" calcext:value-type="float">
            <text:p>473</text:p>
          </table:table-cell>
          <table:table-cell table:style-name="ce67" office:value-type="string" calcext:value-type="string">
            <text:p>The Unicode Standard, Version 5.0.0, January 2007, https://www.unicode.org/versions/components-5.0.0.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73.1</text:p>
            </table:table-cell>
            <table:table-cell table:style-name="ce81" table:formula="of:=[.B1481]" office:value-type="string" office:string-value="The Unicode Standard, Version 5.0, or successor, http://www.unicode.org/versions/latest" calcext:value-type="string">
              <text:p>The Unicode Standard, Version 5.0, or successor, http://www.unicode.org/versions/latest</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74" calcext:value-type="float">
            <text:p>474</text:p>
          </table:table-cell>
          <table:table-cell table:style-name="ce67" office:value-type="string" calcext:value-type="string">
            <text:p>UAX #15. Unicode normalization forms. Version 5.1.0, March 2008, http://www.unicode.org/reports/tr15/tr15-29.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474.1</text:p>
            </table:table-cell>
            <table:table-cell table:style-name="ce81" table:formula="of:=[.B1435]" office:value-type="string" office:string-value="Unicode Standard Annex #41, “Common References for Unicode Standard Annexes.”" calcext:value-type="string">
              <text:p>Unicode Standard Annex #41, “Common References for Unicode Standard Annex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475" calcext:value-type="float">
            <text:p>475</text:p>
          </table:table-cell>
          <table:table-cell table:style-name="ce67" office:value-type="string" calcext:value-type="string">
            <office:annotation draw:style-name="gr1" draw:text-style-name="P2" svg:width="34.971cm" svg:height="0.952cm" svg:x="4.709cm" svg:y="814.82cm" draw:caption-point-x="-0.407cm" draw:caption-point-y="-0.811cm">
              <dc:date>2020-05-07T00:00:00</dc:date>
              <text:p text:style-name="P1"><text:span text:style-name="T1">no further links</text:span></text:p>
            </office:annotation>
            <text:p>UTR #15: Unicode Normalization Forms, 1998, https://www.unicode.org/reports/tr15/tr15-18.html</text:p>
          </table:table-cell>
          <table:table-cell table:style-name="ce82" table:number-columns-repeated="6"/>
          <table:table-cell table:style-name="ce96" office:value-type="string" calcext:value-type="string">
            <text:p>no further link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3" office:value-type="float" office:value="476" calcext:value-type="float">
            <text:p>476</text:p>
          </table:table-cell>
          <table:table-cell table:style-name="ce78" office:value-type="string" calcext:value-type="string">
            <office:annotation draw:style-name="gr1" draw:text-style-name="P2" svg:width="34.971cm" svg:height="0.952cm" svg:x="4.709cm" svg:y="815.31cm" draw:caption-point-x="-0.407cm" draw:caption-point-y="-0.811cm">
              <dc:date>2020-05-07T00:00:00</dc:date>
              <text:p text:style-name="P1"><text:span text:style-name="T1">18 links</text:span></text:p>
            </office:annotation>
            <text:p>UAX #15: Unicode Normalization Forms, Version 3.2.0, 2002, http://www.unicode.org/unicode/reports/tr15/tr15-22.html</text:p>
          </table:table-cell>
          <table:table-cell table:style-name="ce94" table:number-columns-repeated="6"/>
          <table:table-cell table:style-name="ce175" office:value-type="string" calcext:value-type="string">
            <text:p>18 link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55" office:value-type="float" office:value="477" calcext:value-type="float">
            <text:p>477</text:p>
          </table:table-cell>
          <table:table-cell table:style-name="ce80" office:value-type="string" calcext:value-type="string">
            <text:p>NFC Unicode Normalization Forms, Unicode Standard Annex #15, http://www.unicode.org/unicode/reports/tr15/ for the latest version</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78" calcext:value-type="float">
            <text:p>478</text:p>
          </table:table-cell>
          <table:table-cell table:style-name="ce80" office:value-type="string" calcext:value-type="string">
            <text:p>ITU-T Recommendation X.662 (2008) | ISO/IEC 9834-3:2008, Information technology – Open Systems Interconnection – Procedures for the operation of OSI Registration Authorities: Registration of object identifier arcs beneath the top-level arc jointly administered by ISO and ITU-T</text:p>
          </table:table-cell>
          <table:table-cell table:number-columns-repeated="6"/>
          <table:table-cell table:style-name="ce92" table:number-columns-repeated="2"/>
          <table:table-cell table:number-columns-repeated="1014"/>
        </table:table-row>
        <table:table-row table:style-name="ro4">
          <table:table-cell table:style-name="ce55" office:value-type="float" office:value="479" calcext:value-type="float">
            <text:p>479</text:p>
          </table:table-cell>
          <table:table-cell table:style-name="ce80" office:value-type="string" calcext:value-type="string">
            <text:p>ISO 2382/1, Data processing — Vocabulary — Part 01: Fundamental term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0" calcext:value-type="float">
            <text:p>480</text:p>
          </table:table-cell>
          <table:table-cell table:style-name="ce80" office:value-type="string" calcext:value-type="string">
            <text:p>IEC 60461 (1986), Time and control code for video tape recorder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1" calcext:value-type="float">
            <text:p>481</text:p>
          </table:table-cell>
          <table:table-cell table:style-name="ce80" office:value-type="string" calcext:value-type="string">
            <text:p>ISO/IEC 11172-2:1993, Information technology — Coding of moving pictures and associated audio for digital storage media at up to about 1,5 Mbit/s — Part 2: Video.</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2" calcext:value-type="float">
            <text:p>482</text:p>
          </table:table-cell>
          <table:table-cell table:style-name="ce80" office:value-type="string" calcext:value-type="string">
            <text:p>ISO/IEC 23002-1:2006, Information technology — MPEG video technologies — Part 1: Accuracy requirements for implementation of integer-output 8x8 inverse discrete cosine transform.</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3" calcext:value-type="float">
            <text:p>483</text:p>
          </table:table-cell>
          <table:table-cell table:style-name="ce80" office:value-type="string" calcext:value-type="string">
            <text:p>ITU-R Recommendation BT.470-6 (1998), Conventional television system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4" calcext:value-type="float">
            <text:p>484</text:p>
          </table:table-cell>
          <table:table-cell table:style-name="ce80" office:value-type="string" calcext:value-type="string">
            <text:p>ITU-R Recommendation BT.601-7 (2011), Studio encoding parameters of digital television for standard 4:3 and wide screen 16:9 aspect ratio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5" calcext:value-type="float">
            <text:p>485</text:p>
          </table:table-cell>
          <table:table-cell table:style-name="ce80" office:value-type="string" calcext:value-type="string">
            <text:p>ITU-T Recommendation H.320 (2004), Narrow-band visual telephone systems and terminal equipment.</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6" calcext:value-type="float">
            <text:p>486</text:p>
          </table:table-cell>
          <table:table-cell table:style-name="ce80" office:value-type="string" calcext:value-type="string">
            <text:p>ISO/IEC 14496-1, Information technology — Coding of audio-visual objects — Part 1: System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7" calcext:value-type="float">
            <text:p>487</text:p>
          </table:table-cell>
          <table:table-cell table:style-name="ce80" office:value-type="string" calcext:value-type="string">
            <text:p>ISO/IEC 14496-11, Information technology — Coding of audio-visual objects — Part 11: Scene description and application engine</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8" calcext:value-type="float">
            <text:p>488</text:p>
          </table:table-cell>
          <table:table-cell table:style-name="ce80" office:value-type="string" calcext:value-type="string">
            <text:p>ISO 18901, Imaging materials — Processed silver-gelatin-type black-and-white films — Specifications for stability</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89" calcext:value-type="float">
            <text:p>489</text:p>
          </table:table-cell>
          <table:table-cell table:style-name="ce80" office:value-type="string" calcext:value-type="string">
            <text:p>ISO 19005-1:2005, Document management — Electronic document file format for long-term preservation — Part 1: Use of PDF 1.4 (PDF/A-1)</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0" calcext:value-type="float">
            <text:p>490</text:p>
          </table:table-cell>
          <table:table-cell table:style-name="ce80" office:value-type="string" calcext:value-type="string">
            <text:p>Addendum on Blend Modes. Adobe Systems Incorporated, January 23, 2006 (available from &lt;http://www.npes.org/standards/toolspdfx.html&gt;)</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1" calcext:value-type="float">
            <text:p>491</text:p>
          </table:table-cell>
          <table:table-cell table:style-name="ce80" office:value-type="string" calcext:value-type="string">
            <text:p>XMP Specification (September 2005): Adding Intelligence to Media, Adobe Systems Incorporated, http://partners.adobe.com/public/developer/en/xmp/sdk/xmpspecification.pdf</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2" calcext:value-type="float">
            <text:p>492</text:p>
          </table:table-cell>
          <table:table-cell table:style-name="ce80" office:value-type="string" calcext:value-type="string">
            <text:p>Network Computing Architecture, Zahn L., Dineen T. and P. Leach, ISBN 0-13-611674-4, January 1990</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3" calcext:value-type="float">
            <text:p>493</text:p>
          </table:table-cell>
          <table:table-cell table:style-name="ce80" office:value-type="string" calcext:value-type="string">
            <text:p>DCE: Remote Procedure Call, Open Group CAE Specification C309, ISBN 1-85912-041-5, August 1994.</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4" calcext:value-type="float">
            <text:p>494</text:p>
          </table:table-cell>
          <table:table-cell table:style-name="ce80" office:value-type="string" calcext:value-type="string">
            <text:p>IETF BCP 19 RFC 2978 (2000): IANA Charset Registration Procedures, https://www.rfc-editor.org/info/rfc2978</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5" calcext:value-type="float">
            <text:p>495</text:p>
          </table:table-cell>
          <table:table-cell table:style-name="ce80" office:value-type="string" calcext:value-type="string">
            <text:p>IETF BCP 18 RFC 2277 (1998): IETF Policy on Character Sets and Languages, https://www.rfc-editor.org/info/rfc2277</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61" office:value-type="float" office:value="496" calcext:value-type="float">
            <text:p>496</text:p>
          </table:table-cell>
          <table:table-cell table:style-name="ce76" office:value-type="string" calcext:value-type="string">
            <office:annotation draw:style-name="gr1" draw:text-style-name="P2" svg:width="34.971cm" svg:height="0.952cm" svg:x="4.709cm" svg:y="825.117cm" draw:caption-point-x="-0.407cm" draw:caption-point-y="-0.81cm">
              <dc:date>2020-05-07T00:00:00</dc:date>
              <text:p text:style-name="P1"><text:span text:style-name="T1">Obsoleted by: RFC 5234</text:span></text:p>
            </office:annotation>
            <text:p>IETF RFC 4234 (2005): Augmented BNF for Syntax Specifications: ABNF, https://www.rfc-editor.org/info/rfc4234</text:p>
          </table:table-cell>
          <table:table-cell table:style-name="ce90" table:number-columns-repeated="6"/>
          <table:table-cell table:style-name="ce173" office:value-type="string" calcext:value-type="string">
            <text:p>Obsoleted by: RFC 523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497" calcext:value-type="float">
            <text:p>497</text:p>
          </table:table-cell>
          <table:table-cell table:style-name="ce76" office:value-type="string" calcext:value-type="string">
            <office:annotation draw:style-name="gr1" draw:text-style-name="P2" svg:width="34.971cm" svg:height="0.952cm" svg:x="4.709cm" svg:y="825.608cm" draw:caption-point-x="-0.407cm" draw:caption-point-y="-0.811cm">
              <dc:date>2020-05-07T00:00:00</dc:date>
              <text:p text:style-name="P1"><text:span text:style-name="T1">Obsoleted by: RFC 822</text:span></text:p>
            </office:annotation>
            <text:p>IETF RFC 733 (1977): Standard for the format of ARPA network text messages, https://www.rfc-editor.org/info/rfc733</text:p>
          </table:table-cell>
          <table:table-cell table:style-name="ce90" table:number-columns-repeated="6"/>
          <table:table-cell table:style-name="ce173" office:value-type="string" calcext:value-type="string">
            <text:p>Obsoleted by: RFC 82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498" calcext:value-type="float">
            <text:p>498</text:p>
          </table:table-cell>
          <table:table-cell table:style-name="ce80" office:value-type="string" calcext:value-type="string">
            <text:p>CCITT Recommendation X.209 (1988): Specification of Basic Encoding Rules for Abstract Syntax Notation One (ASN.1)</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499" calcext:value-type="float">
            <text:p>499</text:p>
          </table:table-cell>
          <table:table-cell table:style-name="ce80" office:value-type="string" calcext:value-type="string">
            <text:p>CCITT Recommendation X.501 (1988): The Directory - Model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0" calcext:value-type="float">
            <text:p>500</text:p>
          </table:table-cell>
          <table:table-cell table:style-name="ce80" office:value-type="string" calcext:value-type="string">
            <text:p>ITU-T Recommendation X.509 (1997): The Directory - Authentication Framework</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1" calcext:value-type="float">
            <text:p>501</text:p>
          </table:table-cell>
          <table:table-cell table:style-name="ce80" office:value-type="string" calcext:value-type="string">
            <text:p>ITU-T Recommendation X.509 (2000): The Directory - Authentication Framework</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2" calcext:value-type="float">
            <text:p>502</text:p>
          </table:table-cell>
          <table:table-cell table:style-name="ce80" office:value-type="string" calcext:value-type="string">
            <text:p>Hypertext Transfer Protocol - HTTP/1.0, Work in Progress, MIT, UC Irvine, CERN, March 1995</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3" calcext:value-type="float">
            <text:p>503</text:p>
          </table:table-cell>
          <table:table-cell table:style-name="ce80" office:value-type="string" calcext:value-type="string">
            <text:p>The SGML Handbook, Y. Rubinsky, Ed., Oxford University Press, 1990</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4" calcext:value-type="float">
            <text:p>504</text:p>
          </table:table-cell>
          <table:table-cell table:style-name="ce80" office:value-type="string" calcext:value-type="string">
            <text:p>Frank Halasz and Mayer Schwartz, "The Dexter Hypertext Reference Model", Communications of the ACM, pp. 30-39, vol. 37 no. 2, Feb 1994.</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61" office:value-type="float" office:value="505" calcext:value-type="float">
            <text:p>505</text:p>
          </table:table-cell>
          <table:table-cell table:style-name="ce76" office:value-type="string" calcext:value-type="string">
            <office:annotation draw:style-name="gr1" draw:text-style-name="P2" svg:width="34.971cm" svg:height="0.952cm" svg:x="4.709cm" svg:y="829.531cm" draw:caption-point-x="-0.407cm" draw:caption-point-y="-0.811cm">
              <dc:date>2020-05-07T00:00:00</dc:date>
              <text:p text:style-name="P1"><text:span text:style-name="T1">Obsoleted by: RFC 3232</text:span></text:p>
            </office:annotation>
            <text:p>IETF RFC 1700 (1994): Assigned Numbers, https://www.rfc-editor.org/info/rfc1700</text:p>
          </table:table-cell>
          <table:table-cell table:style-name="ce90" table:number-columns-repeated="6"/>
          <table:table-cell table:style-name="ce173" office:value-type="string" calcext:value-type="string">
            <text:p>Obsoleted by: RFC 323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506" calcext:value-type="float">
            <text:p>506</text:p>
          </table:table-cell>
          <table:table-cell table:style-name="ce80" office:value-type="string" calcext:value-type="string">
            <text:p>"The SGML Primer", 3rd ed., SoftQuad Inc., 1991. &lt;URL:http://www.sq.com/&gt;</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7" calcext:value-type="float">
            <text:p>507</text:p>
          </table:table-cell>
          <table:table-cell table:style-name="ce80" office:value-type="string" calcext:value-type="string">
            <text:p>ISO 8879:1986, Information Processing - Text and Office Systems - Standard Generalized Markup Language (SGML), http://www.iso.ch/cate/d16387.html</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08" calcext:value-type="float">
            <text:p>508</text:p>
          </table:table-cell>
          <table:table-cell table:style-name="ce80" office:value-type="string" calcext:value-type="string">
            <text:p>ISO/IEC JTC 1/SC 21, Technical Corrigendum 2 to ISO/IEC 9594-8: 1990 &amp; 1993 (1995:E), July 1995.</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61" office:value-type="float" office:value="509" calcext:value-type="float">
            <text:p>509</text:p>
          </table:table-cell>
          <table:table-cell table:style-name="ce76" office:value-type="string" calcext:value-type="string">
            <office:annotation draw:style-name="gr3" draw:text-style-name="P2" svg:width="34.971cm" svg:height="0.953cm" svg:x="4.709cm" svg:y="831.491cm" draw:caption-point-x="-0.407cm" draw:caption-point-y="-0.81cm">
              <dc:date>2020-05-07T00:00:00</dc:date>
              <text:p text:style-name="P1"><text:span text:style-name="T1">Obsoleted by: RFC 4211</text:span></text:p>
            </office:annotation>
            <text:p>IETF RFC 2511 (1999): Internet X.509 Certificate Request Message Format, https://www.rfc-editor.org/info/rfc2511</text:p>
          </table:table-cell>
          <table:table-cell table:style-name="ce90" table:number-columns-repeated="6"/>
          <table:table-cell table:style-name="ce173" office:value-type="string" calcext:value-type="string">
            <text:p>Obsoleted by: RFC 4211</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510" calcext:value-type="float">
            <text:p>510</text:p>
          </table:table-cell>
          <table:table-cell table:style-name="ce80" office:value-type="string" calcext:value-type="string">
            <text:p>Handbook of Applied Cryptography, A. Menezes, P. van Oorschot S. Vanstone, CRC Press, 1997</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1" calcext:value-type="float">
            <text:p>511</text:p>
          </table:table-cell>
          <table:table-cell table:style-name="ce80" office:value-type="string" calcext:value-type="string">
            <text:p>The Public-Key Cryptography Standards (PKCS), RSA Laboratories, RSA Data Security Inc., Redwood City, California, November 1993 Release.</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2" calcext:value-type="float">
            <text:p>512</text:p>
          </table:table-cell>
          <table:table-cell table:style-name="ce80" office:value-type="string" calcext:value-type="string">
            <text:p>The Public-Key Cryptography Standards - PKCS #11: <text:s/>Cryptographic token interface standard, RSA Laboratories, RSA Data Security Inc., Redwood City, California, April 28 1995</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3" calcext:value-type="float">
            <text:p>513</text:p>
          </table:table-cell>
          <table:table-cell table:style-name="ce80" office:value-type="string" calcext:value-type="string">
            <text:p>IETF RFC 1847 (1995): Security Multiparts for MIME: Multipart/Signed and Multipart/Encrypted, https://www.rfc-editor.org/info/rfc1847</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4" calcext:value-type="float">
            <text:p>514</text:p>
          </table:table-cell>
          <table:table-cell table:style-name="ce80" office:value-type="string" calcext:value-type="string">
            <text:p>IETF RFC 2202 (1997): Test Cases for HMAC-MD5 and HMAC-SHA-1, https://www.rfc-editor.org/info/rfc2202</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5" calcext:value-type="float">
            <text:p>515</text:p>
          </table:table-cell>
          <table:table-cell table:style-name="ce80" office:value-type="string" calcext:value-type="string">
            <text:p>ISO/IEC JTC1/SC 21, Draft Amendments DAM 4 to ISO/IEC 9594-2, DAM 2 to ISO/IEC 9594-6, DAM 1 to ISO/IEC 9594-7, and DAM 1 to ISO/IEC 9594-8 on Certificate Extensions, 1 December, 1996</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6" calcext:value-type="float">
            <text:p>516</text:p>
          </table:table-cell>
          <table:table-cell table:style-name="ce80" office:value-type="string" calcext:value-type="string">
            <text:p>ITU-T Recommendation X.233 (1993) | ISO/IEC 8473-1:1994, Information technology — Protocol for providing the connectionless-mode Network service: Protocol specification.</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7" calcext:value-type="float">
            <text:p>517</text:p>
          </table:table-cell>
          <table:table-cell table:style-name="ce80" office:value-type="string" calcext:value-type="string">
            <text:p>ITU-T Recommendation X.273 (1994) | ISO/IEC 11577:1995, Information technology — Open Systems Interconnection — Network layer security protocol.</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8" calcext:value-type="float">
            <text:p>518</text:p>
          </table:table-cell>
          <table:table-cell table:style-name="ce80" office:value-type="string" calcext:value-type="string">
            <text:p>ITU-T Recommendation X.274 (1994) | ISO/IEC 10736:1995, Information technology — Telecommunication and information exchange between systems — Transport layer security protocol.</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19" calcext:value-type="float">
            <text:p>519</text:p>
          </table:table-cell>
          <table:table-cell table:style-name="ce80" office:value-type="string" calcext:value-type="string">
            <text:p>ITU-T Recommendation X.810 (1995) | ISO/IEC 10181-1:1996, Information technology — Open Systems Interconnection — Security frameworks for open systems: Overview.</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0" calcext:value-type="float">
            <text:p>520</text:p>
          </table:table-cell>
          <table:table-cell table:style-name="ce80" office:value-type="string" calcext:value-type="string">
            <text:p>ITU-T Recommendation X.812 (1995) | ISO/IEC 10181-3:1996, Information technology — Open Systems Interconnection — Security frameworks for open systems: Access control framework.</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1" calcext:value-type="float">
            <text:p>521</text:p>
          </table:table-cell>
          <table:table-cell table:style-name="ce80" office:value-type="string" calcext:value-type="string">
            <text:p>NIST SP 800-57, Part 1, Recommendation for Key Management: General, May 2011. </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2" calcext:value-type="float">
            <text:p>522</text:p>
          </table:table-cell>
          <table:table-cell table:style-name="ce80" office:value-type="string" calcext:value-type="string">
            <text:p>NIST SP 800-107, Recommendation for Applications Using Approved Hash Algorithms, September 2011. </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4" office:value-type="float" office:value="523" calcext:value-type="float">
            <text:p>523</text:p>
          </table:table-cell>
          <table:table-cell table:style-name="ce67" office:value-type="string" calcext:value-type="string">
            <office:annotation draw:style-name="gr1" draw:text-style-name="P2" svg:width="34.971cm" svg:height="0.952cm" svg:x="4.709cm" svg:y="838.357cm" draw:caption-point-x="-0.407cm" draw:caption-point-y="-0.811cm">
              <dc:date>2020-05-07T00:00:00</dc:date>
              <text:p text:style-name="P1"><text:span text:style-name="T1">Updated by: RFC 2228, RFC 2640, RFC 2773, RFC 3659, RFC 5797, RFC 7151</text:span></text:p>
            </office:annotation>
            <text:p>IETF STD 9 RFC 959 (1985): File Transfer Protocol, https://www.rfc-editor.org/info/rfc959</text:p>
          </table:table-cell>
          <table:table-cell table:style-name="ce82" table:number-columns-repeated="6"/>
          <table:table-cell table:style-name="ce96" office:value-type="string" calcext:value-type="string">
            <text:p>Updated by: RFC 2228, RFC 2640, RFC 2773, RFC 3659, RFC 5797, RFC 7151</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523.1</text:p>
            </table:table-cell>
            <table:table-cell table:style-name="ce81" table:formula="of:=[.B1749]" office:value-type="string" office:string-value="Internet Protocol Transition Workbook, Network Information Center, SRI International, March 1982." calcext:value-type="string">
              <text:p>Internet Protocol Transition Workbook, Network Information Center, SRI International, March 1982.</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23.2</text:p>
            </table:table-cell>
            <table:table-cell table:style-name="ce81" table:formula="of:=[.B1750]" office:value-type="string" office:string-value="IETF STD 7 RFC 793 (1981): Transmission Control Protocol, https://www.rfc-editor.org/info/rfc793" calcext:value-type="string">
              <text:p>IETF STD 7 RFC 793 (1981): Transmission Control Protocol, https://www.rfc-editor.org/info/rfc793</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23.3</text:p>
            </table:table-cell>
            <table:table-cell table:style-name="ce81" table:formula="of:=[.B1751]" office:value-type="string" office:string-value="IETF STD 8 RFC 854 (1983): Telnet Protocol Specification, https://www.rfc-editor.org/info/rfc854" calcext:value-type="string">
              <text:p>IETF STD 8 RFC 854 (1983): Telnet Protocol Specification, https://www.rfc-editor.org/info/rfc854</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23.4</text:p>
            </table:table-cell>
            <table:table-cell table:style-name="ce81" table:formula="of:=[.B1752]" office:value-type="string" office:string-value="IETF RFC 943 (1985): Assigned numbers, https://www.rfc-editor.org/info/rfc943" calcext:value-type="string">
              <text:p>IETF RFC 943 (1985): Assigned numbers, https://www.rfc-editor.org/info/rfc943</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63" office:value-type="float" office:value="524" calcext:value-type="float">
            <text:p>524</text:p>
          </table:table-cell>
          <table:table-cell table:style-name="ce76" office:value-type="string" calcext:value-type="string">
            <office:annotation draw:style-name="gr4" draw:text-style-name="P2" svg:width="34.971cm" svg:height="2.064cm" svg:x="4.709cm" svg:y="840.808cm" draw:caption-point-x="-0.407cm" draw:caption-point-y="-0.81cm">
              <dc:date>2020-05-07T00:00:00</dc:date>
              <text:p text:style-name="P1"><text:span text:style-name="T1">32 links</text:span></text:p>
              <text:p text:style-name="P1"><text:span text:style-name="T1"/></text:p>
              <text:p text:style-name="P1"><text:span text:style-name="T1">Obsoleted by: RFC 2616</text:span></text:p>
            </office:annotation>
            <text:p>IETF RFC 2068 (1997): Hypertext Transfer Protocol -- HTTP/1.1, https://www.rfc-editor.org/info/rfc2068</text:p>
          </table:table-cell>
          <table:table-cell table:style-name="ce90" table:number-columns-repeated="6"/>
          <table:table-cell table:style-name="ce173" office:value-type="string" calcext:value-type="string">
            <text:p>32 links</text:p>
            <text:p/>
            <text:p>Obsoleted by: RFC 261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525" calcext:value-type="float">
            <text:p>525</text:p>
          </table:table-cell>
          <table:table-cell table:style-name="ce80" office:value-type="string" calcext:value-type="string">
            <text:p>IETF RFC 4510 (2006): Lightweight Directory Access Protocol (LDAP): Technical Specification Road Map, https://www.rfc-editor.org/info/rfc4510</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6" calcext:value-type="float">
            <text:p>526</text:p>
          </table:table-cell>
          <table:table-cell table:style-name="ce80" office:value-type="string" calcext:value-type="string">
            <text:p>IETF RFC 4511 (2006): Lightweight Directory Access Protocol (LDAP): The Protocol, https://www.rfc-editor.org/info/rfc4511</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7" calcext:value-type="float">
            <text:p>527</text:p>
          </table:table-cell>
          <table:table-cell table:style-name="ce80" office:value-type="string" calcext:value-type="string">
            <text:p>IETF RFC 4512 (2006): Lightweight Directory Access Protocol (LDAP): Directory Information Models, https://www.rfc-editor.org/info/rfc4512</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8" calcext:value-type="float">
            <text:p>528</text:p>
          </table:table-cell>
          <table:table-cell table:style-name="ce80" office:value-type="string" calcext:value-type="string">
            <text:p>IETF RFC 4513 (2006): Lightweight Directory Access Protocol (LDAP): Authentication Methods and Security Mechanisms, https://www.rfc-editor.org/info/rfc4513</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29" calcext:value-type="float">
            <text:p>529</text:p>
          </table:table-cell>
          <table:table-cell table:style-name="ce80" office:value-type="string" calcext:value-type="string">
            <text:p>IETF RFC 4514 (2006): Lightweight Directory Access Protocol (LDAP): String Representation of Distinguished Names, https://www.rfc-editor.org/info/rfc4514</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0" calcext:value-type="float">
            <text:p>530</text:p>
          </table:table-cell>
          <table:table-cell table:style-name="ce80" office:value-type="string" calcext:value-type="string">
            <text:p>IETF RFC 4515 (2006): Lightweight Directory Access Protocol (LDAP): String Representation of Search Filters, https://www.rfc-editor.org/info/rfc4515</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4" office:value-type="float" office:value="531" calcext:value-type="float">
            <text:p>531</text:p>
          </table:table-cell>
          <table:table-cell table:style-name="ce67" office:value-type="string" calcext:value-type="string">
            <text:p>ISO/IEC 13239:2002 Information technology — Telecommunications and information exchange between systems — High-level data link control (HDLC) procedures, https://www.iso.org/standard/37010.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531.1</text:p>
            </table:table-cell>
            <table:table-cell table:style-name="ce81" table:formula="of:=[.B677]" office:value-type="string" office:string-value="ISO/IEC 646, Information technology - ISO 7-bit coded character set for information interchange, https://www.iso.org/standard/4777.html" calcext:value-type="string">
              <office:annotation draw:style-name="gr1" draw:text-style-name="P2" svg:width="20.747cm" svg:height="0.952cm" svg:x="21.761cm" svg:y="844.731cm" draw:caption-point-x="-0.407cm" draw:caption-point-y="-0.81cm">
                <dc:date>2020-05-07T00:00:00</dc:date>
                <text:p text:style-name="P1"><text:span text:style-name="T1">The original reference is ISO/IEC 646:1991</text:span></text:p>
              </office:annotation>
              <text:p>ISO/IEC 646, Information technology - ISO 7-bit coded character set for information interchange, https://www.iso.org/standard/4777.html</text:p>
            </table:table-cell>
            <table:table-cell table:style-name="ce81" table:number-columns-repeated="5"/>
            <table:table-cell table:style-name="ce92" office:value-type="string" calcext:value-type="string">
              <text:p>The original reference is ISO/IEC 646:1991</text:p>
            </table:table-cell>
            <table:table-cell table:style-name="ce92"/>
            <table:table-cell table:style-name="ce56" table:number-columns-repeated="22"/>
            <table:table-cell table:number-columns-repeated="992"/>
          </table:table-row>
          <table:table-row table:style-name="ro4">
            <table:table-cell table:style-name="ce55"/>
            <table:table-cell table:style-name="ce68" office:value-type="string" calcext:value-type="string">
              <text:p>531.2</text:p>
            </table:table-cell>
            <table:table-cell table:style-name="ce81" table:formula="of:=[.B1739]" office:value-type="string" office:string-value="ISO/IEC 2382-9:1995, Information technology - Vocabulary - Part 9: Data communication" calcext:value-type="string">
              <text:p>ISO/IEC 2382-9:1995, Information technology - Vocabulary - Part 9: Data communication</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1.3</text:p>
            </table:table-cell>
            <table:table-cell table:style-name="ce81" table:formula="of:=[.B1740]" office:value-type="string" office:string-value="ISO 7478:1987, Information processing systems - Data communication - Multilink procedures" calcext:value-type="string">
              <text:p>ISO 7478:1987, Information processing systems - Data communication - Multilink procedur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1.4</text:p>
            </table:table-cell>
            <table:table-cell table:style-name="ce81" table:formula="of:=[.B1568]" office:value-type="string" office:string-value="ITU-T Recommendation X.200 (1994) | ISO/IEC 7498-1:1994, Information technology – Open Systems Interconnection – Basic Reference Model: The Basic Model." calcext:value-type="string">
              <text:p>ITU-T Recommendation X.200 (1994) | ISO/IEC 7498-1:1994, Information technology – Open Systems Interconnection – Basic Reference Model: The Basic Mode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1.5</text:p>
            </table:table-cell>
            <table:table-cell table:style-name="ce81" table:formula="of:=[.B1741]" office:value-type="string" office:string-value="ISO/IEC 7776:1995, Information technology - Telecommunications and information exchange between systems - High-level data link control procedures - Description of the X.25 LAPB-compatible DTE data link procedures" calcext:value-type="string">
              <text:p>ISO/IEC 7776:1995, Information technology - Telecommunications and information exchange between systems - High-level data link control procedures - Description of the X.25 LAPB-compatible DTE data link procedur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1.6</text:p>
            </table:table-cell>
            <table:table-cell table:style-name="ce81" table:formula="of:=[.B1742]" office:value-type="string" office:string-value="ISO/IEC TR 10171:2000, Information technology - Telecommunications and information exchange between systems - List of standard data link layer protocols that utilize high-level data link control (HDLC) classes of procedures, list of standard XID format identifiers, list of standard mode-setting information field format identifiers, and list of standard user-defined parameter set identification values" calcext:value-type="string">
              <text:p>ISO/IEC TR 10171:2000, Information technology - Telecommunications and information exchange between systems - List of standard data link layer protocols that utilize high-level data link control (HDLC) classes of procedures, list of standard XID format identifiers, list of standard mode-setting information field format identifiers, and list of standard user-defined parameter set identification values</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4" office:value-type="float" office:value="532" calcext:value-type="float">
            <text:p>532</text:p>
          </table:table-cell>
          <table:table-cell table:style-name="ce67" office:value-type="string" calcext:value-type="string">
            <text:p>ISO/IEC 9899:2018 Information technology — Programming languages — C, https://www.iso.org/standard/74528.html</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group>
          <table:table-row table:style-name="ro4">
            <table:table-cell table:style-name="ce55"/>
            <table:table-cell table:style-name="ce68" office:value-type="string" calcext:value-type="string">
              <text:p>532.1</text:p>
            </table:table-cell>
            <table:table-cell table:style-name="ce81" table:formula="of:=[.B1743]" office:value-type="string" office:string-value="ISO/IEC 2382:2015, Information technology — Vocabulary. Available from the ISO online browsing platform at http://www.iso.org/obp" calcext:value-type="string">
              <text:p>ISO/IEC 2382:2015, Information technology — Vocabulary. Available from the ISO online browsing platform at http://www.iso.org/obp</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2.2</text:p>
            </table:table-cell>
            <table:table-cell table:style-name="ce81" table:formula="of:=[.B1373]" office:value-type="string" office:string-value="ISO 4217, Codes for the representation of currencies and funds, or successor, http://www.iso.org/iso/iso_catalogue/catalogue_tc/catalogue_detail.htm?csnumber=46121" calcext:value-type="string">
              <text:p>ISO 4217, Codes for the representation of currencies and funds, or successor, http://www.iso.org/iso/iso_catalogue/catalogue_tc/catalogue_detail.htm?csnumber=46121</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2.3</text:p>
            </table:table-cell>
            <table:table-cell table:style-name="ce81" table:formula="of:=[.B1091]" office:value-type="string" office:string-value="ISO 8601, Data elements and interchange formats — Information interchange — Representation of dates and times, https://www.iso.org/iso-8601-date-and-time-format.html" calcext:value-type="string">
              <text:p>ISO 8601, Data elements and interchange formats — Information interchange — Representation of dates and times, https://www.iso.org/iso-8601-date-and-time-format.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2.4</text:p>
            </table:table-cell>
            <table:table-cell table:style-name="ce81" table:formula="of:=[.B107]" office:value-type="string" office:string-value="ISO/IEC 10646, Information technology – Universal Coded Character Set (UCS), https://www.iso.org/standard/69119.html" calcext:value-type="string">
              <text:p>ISO/IEC 10646, Information technology – Universal Coded Character Set (UCS), https://www.iso.org/standard/69119.html</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2.5</text:p>
            </table:table-cell>
            <table:table-cell table:style-name="ce81" table:formula="of:=[.B1744]" office:value-type="string" office:string-value="IEC 60559:1989, Binary floating-point arithmetic for microprocessor systems (previously designated IEC 559:1989)" calcext:value-type="string">
              <text:p>IEC 60559:1989, Binary floating-point arithmetic for microprocessor systems (previously designated IEC 559:1989)</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 table:style-name="ro4">
            <table:table-cell table:style-name="ce55"/>
            <table:table-cell table:style-name="ce68" office:value-type="string" calcext:value-type="string">
              <text:p>532.6</text:p>
            </table:table-cell>
            <table:table-cell table:style-name="ce81" table:formula="of:=[.B1745]" office:value-type="string" office:string-value="ISO 80000-2, Quantities and units — Part 2: Mathematical signs and symbols to be used in the natural sciences and technology" calcext:value-type="string">
              <text:p>ISO 80000-2, Quantities and units — Part 2: Mathematical signs and symbols to be used in the natural sciences and technology</text:p>
            </table:table-cell>
            <table:table-cell table:style-name="ce81" table:number-columns-repeated="5"/>
            <table:table-cell table:style-name="ce92" table:number-columns-repeated="2"/>
            <table:table-cell table:style-name="ce56" table:number-columns-repeated="22"/>
            <table:table-cell table:number-columns-repeated="992"/>
          </table:table-row>
        </table:table-row-group>
        <table:table-row table:style-name="ro4">
          <table:table-cell table:style-name="ce55" office:value-type="float" office:value="533" calcext:value-type="float">
            <text:p>533</text:p>
          </table:table-cell>
          <table:table-cell table:style-name="ce80" office:value-type="string" calcext:value-type="string">
            <office:annotation draw:style-name="gr3" draw:text-style-name="P2" svg:width="34.971cm" svg:height="0.953cm" svg:x="4.709cm" svg:y="851.106cm" draw:caption-point-x="-0.407cm" draw:caption-point-y="-0.81cm">
              <dc:date>2020-05-07T00:00:00</dc:date>
              <text:p text:style-name="P1"><text:span text:style-name="T1">Updated by: RFC 6335, RFC 8553</text:span></text:p>
            </office:annotation>
            <text:p>IETF RFC 2782 (2000): A DNS RR for specifying the location of services (DNS SRV), https://www.rfc-editor.org/info/rfc2782</text:p>
          </table:table-cell>
          <table:table-cell table:style-name="ce56" table:number-columns-repeated="6"/>
          <table:table-cell table:style-name="ce92" office:value-type="string" calcext:value-type="string">
            <text:p>Updated by: RFC 6335, RFC 8553</text:p>
          </table:table-cell>
          <table:table-cell table:style-name="ce92"/>
          <table:table-cell table:style-name="ce56" table:number-columns-repeated="22"/>
          <table:table-cell table:number-columns-repeated="992"/>
        </table:table-row>
        <table:table-row table:style-name="ro4">
          <table:table-cell table:style-name="ce55" office:value-type="float" office:value="534" calcext:value-type="float">
            <text:p>534</text:p>
          </table:table-cell>
          <table:table-cell table:style-name="ce80" office:value-type="string" calcext:value-type="string">
            <text:p>IETF <text:s/>RFC 3232 (2002): Assigned Numbers: RFC 1700 is Replaced by an On-line Database, https://www.rfc-editor.org/info/rfc3232</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5" calcext:value-type="float">
            <text:p>535</text:p>
          </table:table-cell>
          <table:table-cell table:style-name="ce80" office:value-type="string" calcext:value-type="string">
            <text:p>NIST FIPS PUB 180-3, Secure Hash Standard, October 2008</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6" calcext:value-type="float">
            <text:p>536</text:p>
          </table:table-cell>
          <table:table-cell table:style-name="ce80" office:value-type="string" calcext:value-type="string">
            <text:p>W3C Recommendation (6 October 2000): XML 1.0 (Second Edition), http://www.w3.org/TR/2000/REC-xml-20001006</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7" calcext:value-type="float">
            <text:p>537</text:p>
          </table:table-cell>
          <table:table-cell table:style-name="ce80" office:value-type="string" calcext:value-type="string">
            <text:p>ISO/IEC 2382-9:1995, Information technology - Vocabulary - Part 9: Data communication</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8" calcext:value-type="float">
            <text:p>538</text:p>
          </table:table-cell>
          <table:table-cell table:style-name="ce80" office:value-type="string" calcext:value-type="string">
            <text:p>ISO 7478:1987, Information processing systems - Data communication - Multilink procedure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39" calcext:value-type="float">
            <text:p>539</text:p>
          </table:table-cell>
          <table:table-cell table:style-name="ce80" office:value-type="string" calcext:value-type="string">
            <text:p>ISO/IEC 7776:1995, Information technology - Telecommunications and information exchange between systems - High-level data link control procedures - Description of the X.25 LAPB-compatible DTE data link procedure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0" calcext:value-type="float">
            <text:p>540</text:p>
          </table:table-cell>
          <table:table-cell table:style-name="ce80" office:value-type="string" calcext:value-type="string">
            <text:p>ISO/IEC TR 10171:2000, Information technology - Telecommunications and information exchange between systems - List of standard data link layer protocols that utilize high-level data link control (HDLC) classes of procedures, list of standard XID format identifiers, list of standard mode-setting information field format identifiers, and list of standard user-defined parameter set identification value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1" calcext:value-type="float">
            <text:p>541</text:p>
          </table:table-cell>
          <table:table-cell table:style-name="ce80" office:value-type="string" calcext:value-type="string">
            <text:p>ISO/IEC 2382:2015, Information technology — Vocabulary. Available from the ISO online browsing platform at http://www.iso.org/obp</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2" calcext:value-type="float">
            <text:p>542</text:p>
          </table:table-cell>
          <table:table-cell table:style-name="ce80" office:value-type="string" calcext:value-type="string">
            <text:p>IEC 60559:1989, Binary floating-point arithmetic for microprocessor systems (previously designated IEC 559:1989)</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3" calcext:value-type="float">
            <text:p>543</text:p>
          </table:table-cell>
          <table:table-cell table:style-name="ce80" office:value-type="string" calcext:value-type="string">
            <text:p>ISO 80000-2, Quantities and units — Part 2: Mathematical signs and symbols to be used in the natural sciences and technology</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4" calcext:value-type="float">
            <text:p>544</text:p>
          </table:table-cell>
          <table:table-cell table:style-name="ce80" office:value-type="string" calcext:value-type="string">
            <text:p>ISO 2375:1985, Data processing - Procedure for registration of escape sequences</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5" calcext:value-type="float">
            <text:p>545</text:p>
          </table:table-cell>
          <table:table-cell table:style-name="ce80" office:value-type="string" calcext:value-type="string">
            <text:p>ISO/IEC 7350:1991, Information technology - Registration of repertoires of graphic characters from ISO/IEC 10367</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6" calcext:value-type="float">
            <text:p>546</text:p>
          </table:table-cell>
          <table:table-cell table:style-name="ce80" office:value-type="string" calcext:value-type="string">
            <text:p>ISO/IEC 10538:1991, Information technology - Control functions for text communication</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7" calcext:value-type="float">
            <text:p>547</text:p>
          </table:table-cell>
          <table:table-cell table:style-name="ce80" office:value-type="string" calcext:value-type="string">
            <text:p>Internet Protocol Transition Workbook, Network Information Center, SRI International, March 1982.</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48" calcext:value-type="float">
            <text:p>548</text:p>
          </table:table-cell>
          <table:table-cell table:style-name="ce80" office:value-type="string" calcext:value-type="string">
            <office:annotation draw:style-name="gr1" draw:text-style-name="P2" svg:width="34.971cm" svg:height="0.952cm" svg:x="4.709cm" svg:y="858.462cm" draw:caption-point-x="-0.407cm" draw:caption-point-y="-0.811cm">
              <dc:date>2020-05-07T00:00:00</dc:date>
              <text:p text:style-name="P1"><text:span text:style-name="T1">Updated by: RFC 1122, RFC 3168, RFC 6093, RFC 6528</text:span></text:p>
            </office:annotation>
            <text:p>IETF STD 7 RFC 793 (1981): Transmission Control Protocol, https://www.rfc-editor.org/info/rfc793</text:p>
          </table:table-cell>
          <table:table-cell table:style-name="ce56" table:number-columns-repeated="6"/>
          <table:table-cell table:style-name="ce92" office:value-type="string" calcext:value-type="string">
            <text:p>Updated by: RFC 1122, RFC 3168, RFC 6093, RFC 6528</text:p>
          </table:table-cell>
          <table:table-cell table:style-name="ce92"/>
          <table:table-cell table:style-name="ce56" table:number-columns-repeated="22"/>
          <table:table-cell table:number-columns-repeated="992"/>
        </table:table-row>
        <table:table-row table:style-name="ro4">
          <table:table-cell table:style-name="ce55" office:value-type="float" office:value="549" calcext:value-type="float">
            <text:p>549</text:p>
          </table:table-cell>
          <table:table-cell table:style-name="ce80" office:value-type="string" calcext:value-type="string">
            <office:annotation draw:style-name="gr3" draw:text-style-name="P2" svg:width="34.971cm" svg:height="0.953cm" svg:x="4.709cm" svg:y="858.951cm" draw:caption-point-x="-0.407cm" draw:caption-point-y="-0.81cm">
              <dc:date>2020-05-07T00:00:00</dc:date>
              <text:p text:style-name="P1"><text:span text:style-name="T1">Updated by: RFC 5198</text:span></text:p>
            </office:annotation>
            <text:p>IETF STD 8 RFC 854 (1983): Telnet Protocol Specification, https://www.rfc-editor.org/info/rfc854</text:p>
          </table:table-cell>
          <table:table-cell table:style-name="ce56" table:number-columns-repeated="6"/>
          <table:table-cell table:style-name="ce92" office:value-type="string" calcext:value-type="string">
            <text:p>Updated by: RFC 5198</text:p>
          </table:table-cell>
          <table:table-cell table:style-name="ce92"/>
          <table:table-cell table:style-name="ce56" table:number-columns-repeated="22"/>
          <table:table-cell table:number-columns-repeated="992"/>
        </table:table-row>
        <table:table-row table:style-name="ro4">
          <table:table-cell table:style-name="ce61" office:value-type="float" office:value="550" calcext:value-type="float">
            <text:p>550</text:p>
          </table:table-cell>
          <table:table-cell table:style-name="ce76" office:value-type="string" calcext:value-type="string">
            <office:annotation draw:style-name="gr1" draw:text-style-name="P2" svg:width="34.971cm" svg:height="0.952cm" svg:x="4.709cm" svg:y="859.443cm" draw:caption-point-x="-0.407cm" draw:caption-point-y="-0.811cm">
              <dc:date>2020-05-07T00:00:00</dc:date>
              <text:p text:style-name="P1"><text:span text:style-name="T1">Obsoleted by: RFC 960</text:span></text:p>
            </office:annotation>
            <text:p>IETF RFC 943 (1985): Assigned numbers, https://www.rfc-editor.org/info/rfc943</text:p>
          </table:table-cell>
          <table:table-cell table:style-name="ce90" table:number-columns-repeated="6"/>
          <table:table-cell table:style-name="ce173" office:value-type="string" calcext:value-type="string">
            <text:p>Obsoleted by: RFC 960</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551" calcext:value-type="float">
            <text:p>551</text:p>
          </table:table-cell>
          <table:table-cell table:style-name="ce80" office:value-type="string" calcext:value-type="string">
            <text:p>ISO/DIS 12234, “Photography -- Electronic still picture cameras -- Removeable memory (TIFF/EP)”</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2" calcext:value-type="float">
            <text:p>552</text:p>
          </table:table-cell>
          <table:table-cell table:style-name="ce80" office:value-type="string" calcext:value-type="string">
            <text:p>ISO/FDIS 12639, “Graphic Technology -- Prepress digital data exchange -- Tag image file format for image technology (TIFF/IT)” </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3" calcext:value-type="float">
            <text:p>553</text:p>
          </table:table-cell>
          <table:table-cell table:style-name="ce80" office:value-type="string" calcext:value-type="string">
            <text:p>ISO 12641:1997, “Graphic technology -- Prepress digital data exchange -- Colour targets for input scanner calibration”</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4" calcext:value-type="float">
            <text:p>554</text:p>
          </table:table-cell>
          <table:table-cell table:style-name="ce80" office:value-type="string" calcext:value-type="string">
            <text:p>ISO 12642:1996, “Graphic technology -- Prepress digital data exchange -- Input data for characterization of 4-colour process printing”</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5" calcext:value-type="float">
            <text:p>555</text:p>
          </table:table-cell>
          <table:table-cell table:style-name="ce80" office:value-type="string" calcext:value-type="string">
            <text:p>PICT Standard Specifications, published by Apple Computer, Inc.</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6" calcext:value-type="float">
            <text:p>556</text:p>
          </table:table-cell>
          <table:table-cell table:style-name="ce80" office:value-type="string" calcext:value-type="string">
            <text:p>PostScript Language Reference Manual, Second Edition, Adobe Systems Inc</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55" office:value-type="float" office:value="557" calcext:value-type="float">
            <text:p>557</text:p>
          </table:table-cell>
          <table:table-cell table:style-name="ce80" office:value-type="string" calcext:value-type="string">
            <text:p>TIFF 6.0 Specification, published by Adobe Systems Incorporated.</text:p>
          </table:table-cell>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number-rows-repeated="4">
          <table:table-cell table:style-name="ce55"/>
          <table:table-cell table:style-name="ce80"/>
          <table:table-cell table:style-name="ce56" table:number-columns-repeated="6"/>
          <table:table-cell table:style-name="ce92" table:number-columns-repeated="2"/>
          <table:table-cell table:style-name="ce56" table:number-columns-repeated="22"/>
          <table:table-cell table:number-columns-repeated="992"/>
        </table:table-row>
        <table:table-row table:style-name="ro4">
          <table:table-cell table:style-name="ce62" office:value-type="float" office:value="601" calcext:value-type="float">
            <text:p>601</text:p>
          </table:table-cell>
          <table:table-cell table:style-name="ce77" office:value-type="string" calcext:value-type="string">
            <text:p>Adobe Technical Note #5015, Type 1 Font Format Supplement (May 1994), Adobe Systems Incorporated, https://reference.pdfa.org/iso/32000/wp-content/uploads/2020/01/5015.Type1_Supp.pdf</text:p>
          </table:table-cell>
          <table:table-cell table:style-name="ce93" table:number-columns-repeated="6"/>
          <table:table-cell table:style-name="ce174"/>
          <table:table-cell table:style-name="ce174" office:value-type="string" calcext:value-type="string">
            <text:p>processed documents</text:p>
          </table:table-cell>
          <table:table-cell table:style-name="ce93" table:number-columns-repeated="22"/>
          <table:table-cell table:number-columns-repeated="992"/>
        </table:table-row>
        <table:table-row table:style-name="ro4">
          <table:table-cell table:style-name="ce55"/>
          <table:table-cell table:style-name="ce68" office:value-type="string" calcext:value-type="string">
            <text:p>601.1</text:p>
          </table:table-cell>
          <table:table-cell table:style-name="ce81" table:formula="of:=[.B275]" office:value-type="string" office:string-value="Adobe Type 1 Font Format, Version 1.1, (February 1993), Addison-Wesley, ISBN 0-201-57044-0" calcext:value-type="string">
            <text:p>Adobe Type 1 Font Format, Version 1.1, (February 1993), Addison-Wesley, ISBN 0-201-57044-0</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602" calcext:value-type="float">
            <text:p>602</text:p>
          </table:table-cell>
          <table:table-cell table:style-name="ce67" office:value-type="string" calcext:value-type="string">
            <text:p>Adobe Font Metrics File Format Specification Version 4.1, Technical Note #5004 (October, 1998), Adobe Systems Incorporated, https://www.adobe.com/content/dam/acom/en/devnet/font/pdfs/5004.AFM_Spec.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02.1</text:p>
          </table:table-cell>
          <table:table-cell table:style-name="ce81" table:formula="of:=[.B251]" office:value-type="string" office:string-value="PostScript Language Third Edition, (February, 1999), Adobe Systems Incorporated" calcext:value-type="string">
            <office:annotation draw:style-name="gr3" draw:text-style-name="P2" svg:width="20.747cm" svg:height="0.953cm" svg:x="21.761cm" svg:y="866.797cm" draw:caption-point-x="-0.407cm" draw:caption-point-y="-0.81cm">
              <dc:date>2020-05-07T00:00:00</dc:date>
              <text:p text:style-name="P1"><text:span text:style-name="T1">The original reference is PostScript level 2.</text:span></text:p>
            </office:annotation>
            <text:p>PostScript Language Third Edition, (February, 1999), Adobe Systems Incorporated</text:p>
          </table:table-cell>
          <table:table-cell table:style-name="ce81" table:number-columns-repeated="5"/>
          <table:table-cell table:style-name="ce92" office:value-type="string" calcext:value-type="string">
            <text:p>The original reference is PostScript level 2.</text:p>
          </table:table-cell>
          <table:table-cell table:style-name="ce92"/>
          <table:table-cell table:number-columns-repeated="1014"/>
        </table:table-row>
        <table:table-row table:style-name="ro4">
          <table:table-cell table:style-name="ce54" office:value-type="float" office:value="603" calcext:value-type="float">
            <text:p>603</text:p>
          </table:table-cell>
          <table:table-cell table:style-name="ce67" office:value-type="string" calcext:value-type="string">
            <text:p>The Type 42 Font Format Specification, Technical Note #5012 (July 1998), Adobe Systems Incorporated.</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03.1</text:p>
          </table:table-cell>
          <table:table-cell table:style-name="ce81" table:formula="of:=[.B636]" office:value-type="string" office:string-value="TrueType Reference Manual, (December 2002), Apple Inc, https://developer.apple.com/fonts/TrueType-Reference-Manual/" calcext:value-type="string">
            <text:p>TrueType Reference Manual, (December 2002), Apple Inc, https://developer.apple.com/fonts/TrueType-Reference-Manual/</text:p>
          </table:table-cell>
          <table:table-cell table:style-name="ce81" table:number-columns-repeated="5"/>
          <table:table-cell table:style-name="ce92" table:number-columns-repeated="2"/>
          <table:table-cell table:number-columns-repeated="1014"/>
        </table:table-row>
        <table:table-row table:style-name="ro4">
          <table:table-cell table:style-name="ce55"/>
          <table:table-cell table:style-name="ce68" office:value-type="string" calcext:value-type="string">
            <text:p>603.2</text:p>
          </table:table-cell>
          <table:table-cell table:style-name="ce81" table:formula="of:=[.B251]" office:value-type="string" office:string-value="PostScript Language Third Edition, (February, 1999), Adobe Systems Incorporated" calcext:value-type="string">
            <text:p>PostScript Language Third Edition, (February, 1999), Adobe Systems Incorporated</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605" calcext:value-type="float">
            <text:p>605</text:p>
          </table:table-cell>
          <table:table-cell table:style-name="ce67" office:value-type="string" calcext:value-type="string">
            <text:p>Adobe Glyph List Specification, Adobe, https://github.com/adobe-type-tools/agl-specification</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05.1</text:p>
          </table:table-cell>
          <table:table-cell table:style-name="ce81" table:formula="of:=[.B1163]" office:value-type="string" office:string-value="The Unicode Consortium. The Unicode Standard, http://www.unicode.org/versions/latest" calcext:value-type="string">
            <text:p>The Unicode Consortium. The Unicode Standard, http://www.unicode.org/versions/latest</text:p>
          </table:table-cell>
          <table:table-cell table:style-name="ce81" table:number-columns-repeated="5"/>
          <table:table-cell table:style-name="ce92" table:number-columns-repeated="2"/>
          <table:table-cell table:number-columns-repeated="1014"/>
        </table:table-row>
        <table:table-row table:style-name="ro4">
          <table:table-cell table:style-name="ce54" office:value-type="float" office:value="606" calcext:value-type="float">
            <text:p>606</text:p>
          </table:table-cell>
          <table:table-cell table:style-name="ce67" office:value-type="string" calcext:value-type="string">
            <text:p>Adobe Technical Note #5088, Font Naming Issue (April 1993), Adobe Systems Incorporated, https://www.adobe.com/content/dam/acom/en/devnet/font/pdfs/5088.FontNames.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3" office:value-type="float" office:value="607" calcext:value-type="float">
            <text:p>607</text:p>
          </table:table-cell>
          <table:table-cell table:style-name="ce76" office:value-type="string" calcext:value-type="string">
            <office:annotation draw:style-name="gr7" draw:text-style-name="P2" svg:width="34.971cm" svg:height="2.063cm" svg:x="4.709cm" svg:y="870.231cm" draw:caption-point-x="-0.407cm" draw:caption-point-y="-0.811cm">
              <dc:date>2020-05-07T00:00:00</dc:date>
              <text:p text:style-name="P1"><text:span text:style-name="T1">14 links</text:span></text:p>
              <text:p text:style-name="P1"><text:span text:style-name="T1"/></text:p>
              <text:p text:style-name="P1"><text:span text:style-name="T1">Obsoleted by: RFC 3191</text:span></text:p>
            </office:annotation>
            <text:p>IETF RFC 2303 (1998): Minimal PSTN address format in Internet Mail, https://www.rfc-editor.org/info/rfc2303</text:p>
          </table:table-cell>
          <table:table-cell table:style-name="ce90" table:number-columns-repeated="6"/>
          <table:table-cell table:style-name="ce173" office:value-type="string" calcext:value-type="string">
            <text:p>14 links</text:p>
            <text:p/>
            <text:p>Obsoleted by: RFC 3191</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608" calcext:value-type="float">
            <text:p>608</text:p>
          </table:table-cell>
          <table:table-cell table:style-name="ce67" office:value-type="string" calcext:value-type="string">
            <text:p>Adobe Technical Note #5001, PostScript Language Document Structuring Conventions Specification, Version 3.0, (September 1992), Adobe Systems Incorporatedб https://www-cdf.fnal.gov/offline/PostScript/5001.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08.1</text:p>
          </table:table-cell>
          <table:table-cell table:style-name="ce81" table:formula="of:=[.B251]" office:value-type="string" office:string-value="PostScript Language Third Edition, (February, 1999), Adobe Systems Incorporated" calcext:value-type="string">
            <office:annotation draw:style-name="gr1" draw:text-style-name="P2" svg:width="20.747cm" svg:height="0.952cm" svg:x="21.761cm" svg:y="871.211cm" draw:caption-point-x="-0.407cm" draw:caption-point-y="-0.811cm">
              <dc:date>2020-05-07T00:00:00</dc:date>
              <text:p text:style-name="P1"><text:span text:style-name="T1">The original reference is PostScript level 2.</text:span></text:p>
            </office:annotation>
            <text:p>PostScript Language Third Edition, (February, 1999), Adobe Systems Incorporated</text:p>
          </table:table-cell>
          <table:table-cell table:style-name="ce81" table:number-columns-repeated="5"/>
          <table:table-cell table:style-name="ce92" office:value-type="string" calcext:value-type="string">
            <text:p>The original reference is PostScript level 2.</text:p>
          </table:table-cell>
          <table:table-cell table:style-name="ce92"/>
          <table:table-cell table:number-columns-repeated="1014"/>
        </table:table-row>
        <table:table-row table:style-name="ro4">
          <table:table-cell table:style-name="ce54" office:value-type="float" office:value="609" calcext:value-type="float">
            <text:p>609</text:p>
          </table:table-cell>
          <table:table-cell table:style-name="ce67" office:value-type="string" calcext:value-type="string">
            <text:p>Adobe Technical Note #5044, Color Separation Conventions for PostScript Language Programs (May 1996), Adobe Systems Incorporated, <text:s/>http://www.npes.org/pdf/TechNote5044.pdf</text:p>
          </table:table-cell>
          <table:table-cell table:style-name="ce82" table:number-columns-repeated="6"/>
          <table:table-cell table:style-name="ce96"/>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55"/>
          <table:table-cell table:style-name="ce68" office:value-type="string" calcext:value-type="string">
            <text:p>609.1</text:p>
          </table:table-cell>
          <table:table-cell table:style-name="ce81" table:formula="of:=[.B251]" office:value-type="string" office:string-value="PostScript Language Third Edition, (February, 1999), Adobe Systems Incorporated" calcext:value-type="string">
            <office:annotation draw:style-name="gr1" draw:text-style-name="P2" svg:width="20.747cm" svg:height="0.952cm" svg:x="21.761cm" svg:y="872.191cm" draw:caption-point-x="-0.407cm" draw:caption-point-y="-0.81cm">
              <dc:date>2020-05-07T00:00:00</dc:date>
              <text:p text:style-name="P1"><text:span text:style-name="T1">The original reference is PostScript level 2</text:span></text:p>
            </office:annotation>
            <text:p>PostScript Language Third Edition, (February, 1999), Adobe Systems Incorporated</text:p>
          </table:table-cell>
          <table:table-cell table:style-name="ce81" table:number-columns-repeated="5"/>
          <table:table-cell table:style-name="ce92" office:value-type="string" calcext:value-type="string">
            <text:p>The original reference is PostScript level 2</text:p>
          </table:table-cell>
          <table:table-cell table:style-name="ce92"/>
          <table:table-cell table:number-columns-repeated="1014"/>
        </table:table-row>
        <table:table-row table:style-name="ro4">
          <table:table-cell table:style-name="ce55"/>
          <table:table-cell table:style-name="ce68" office:value-type="string" calcext:value-type="string">
            <text:p>609.2</text:p>
          </table:table-cell>
          <table:table-cell table:style-name="ce81" table:formula="of:=[.B1830]" office:value-type="string" office:string-value="PostScript® Language Reference Manual Supplement for Version 2017, 1 April 1996, Adobe Systems Incorporated, http://www.lprng.com/RESOURCES/ADOBE/PS2017.Supplement.pdf" calcext:value-type="string">
            <text:p>PostScript® Language Reference Manual Supplement for Version 2017, 1 April 1996, Adobe Systems Incorporated, http://www.lprng.com/RESOURCES/ADOBE/PS2017.Supplement.pdf</text:p>
          </table:table-cell>
          <table:table-cell table:style-name="ce81" table:number-columns-repeated="5"/>
          <table:table-cell table:style-name="ce92" table:number-columns-repeated="2"/>
          <table:table-cell table:number-columns-repeated="1014"/>
        </table:table-row>
        <table:table-row table:style-name="ro4">
          <table:table-cell table:style-name="ce63" office:value-type="float" office:value="610" calcext:value-type="float">
            <text:p>610</text:p>
          </table:table-cell>
          <table:table-cell table:style-name="ce78" office:value-type="string" calcext:value-type="string">
            <office:annotation draw:style-name="gr3" draw:text-style-name="P2" svg:width="34.971cm" svg:height="0.953cm" svg:x="4.709cm" svg:y="873.172cm" draw:caption-point-x="-0.407cm" draw:caption-point-y="-0.81cm">
              <dc:date>2020-05-07T00:00:00</dc:date>
              <text:p text:style-name="P1"><text:span text:style-name="T1">12 references</text:span></text:p>
            </office:annotation>
            <text:p>ANSI X9.52 - 1998, Triple Data Encryption <text:s/>Algorithm Modes of Operation. Working draft, Accredited Standards Committee X9, July 27, 1998, http://read.pudn.com/downloads279/doc/fileformat/1266286/ANSI%20X9.52-1998%20.pdf</text:p>
          </table:table-cell>
          <table:table-cell table:style-name="ce94" table:number-columns-repeated="6"/>
          <table:table-cell table:style-name="ce175" office:value-type="string" calcext:value-type="string">
            <text:p>12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11" calcext:value-type="float">
            <text:p>611</text:p>
          </table:table-cell>
          <table:table-cell table:style-name="ce78" office:value-type="string" calcext:value-type="string">
            <office:annotation draw:style-name="gr1" draw:text-style-name="P2" svg:width="34.971cm" svg:height="0.952cm" svg:x="4.709cm" svg:y="873.663cm" draw:caption-point-x="-0.407cm" draw:caption-point-y="-0.811cm">
              <dc:date>2020-05-07T00:00:00</dc:date>
              <text:p text:style-name="P1"><text:span text:style-name="T1">8 references</text:span></text:p>
            </office:annotation>
            <text:p>IETF RFC 2040 (1996): The RC5, RC5-CBC, RC5-CBC-Pad, and RC5-CTS Algorithms, https://www.rfc-editor.org/info/rfc2040</text:p>
          </table:table-cell>
          <table:table-cell table:style-name="ce94" table:number-columns-repeated="6"/>
          <table:table-cell table:style-name="ce175" office:value-type="string" calcext:value-type="string">
            <text:p>8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1" office:value-type="float" office:value="612" calcext:value-type="float">
            <text:p>612</text:p>
          </table:table-cell>
          <table:table-cell table:style-name="ce76" office:value-type="string" calcext:value-type="string">
            <office:annotation draw:style-name="gr2" draw:text-style-name="P2" svg:width="34.971cm" svg:height="1.508cm" svg:x="4.709cm" svg:y="874.154cm" draw:caption-point-x="-0.407cm" draw:caption-point-y="-0.811cm">
              <dc:date>2020-05-07T00:00:00</dc:date>
              <text:p text:style-name="P1"><text:span text:style-name="T1">Obsoleted by RFC 6149</text:span></text:p>
              <text:p text:style-name="P1"><text:span text:style-name="T1">4 reference</text:span></text:p>
            </office:annotation>
            <text:p>IETF RFC 1319 (1992): The MD2 Message-Digest Algorithm, https://www.rfc-editor.org/info/rfc1319</text:p>
          </table:table-cell>
          <table:table-cell table:style-name="ce90" table:number-columns-repeated="6"/>
          <table:table-cell table:style-name="ce173" office:value-type="string" calcext:value-type="string">
            <text:p>Obsoleted by RFC 6149</text:p>
            <text:p>4 reference</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13" calcext:value-type="float">
            <text:p>613</text:p>
          </table:table-cell>
          <table:table-cell table:style-name="ce78" office:value-type="string" calcext:value-type="string">
            <office:annotation draw:style-name="gr3" draw:text-style-name="P2" svg:width="34.971cm" svg:height="0.953cm" svg:x="4.709cm" svg:y="874.643cm" draw:caption-point-x="-0.407cm" draw:caption-point-y="-0.81cm">
              <dc:date>2020-05-07T00:00:00</dc:date>
              <text:p text:style-name="P1"><text:span text:style-name="T1">14 references</text:span></text:p>
            </office:annotation>
            <text:p>IETF RFC 1423 (1993): Privacy Enhancement for Internet Electronic Mail: Part III: Algorithms, Modes, and Identifiers, https://www.rfc-editor.org/info/rfc1423</text:p>
          </table:table-cell>
          <table:table-cell table:style-name="ce94" table:number-columns-repeated="6"/>
          <table:table-cell table:style-name="ce175" office:value-type="string" calcext:value-type="string">
            <text:p>14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1" office:value-type="float" office:value="614" calcext:value-type="float">
            <text:p>614</text:p>
          </table:table-cell>
          <table:table-cell table:style-name="ce76" office:value-type="string" calcext:value-type="string">
            <office:annotation draw:style-name="gr1" draw:text-style-name="P2" svg:width="34.971cm" svg:height="0.952cm" svg:x="4.709cm" svg:y="875.134cm" draw:caption-point-x="-0.407cm" draw:caption-point-y="-0.811cm">
              <dc:date>2020-05-07T00:00:00</dc:date>
              <text:p text:style-name="P1"><text:span text:style-name="T1">Superseded by FIPS 46-3, withdrawn on May 19, 2005.</text:span></text:p>
            </office:annotation>
            <text:p>NIST FIPS PUB 46-2: Data Encryption Standard. December 30, 1993, https://csrc.nist.gov/publications/detail/fips/46/2/archive/1993-12-30</text:p>
          </table:table-cell>
          <table:table-cell table:style-name="ce90" table:number-columns-repeated="6"/>
          <table:table-cell table:style-name="ce173" office:value-type="string" calcext:value-type="string">
            <text:p>Superseded by FIPS 46-3, withdrawn on May 19, 200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1" office:value-type="float" office:value="615" calcext:value-type="float">
            <text:p>615</text:p>
          </table:table-cell>
          <table:table-cell table:style-name="ce76" office:value-type="string" calcext:value-type="string">
            <office:annotation draw:style-name="gr1" draw:text-style-name="P2" svg:width="34.971cm" svg:height="0.952cm" svg:x="4.709cm" svg:y="875.625cm" draw:caption-point-x="-0.407cm" draw:caption-point-y="-0.811cm">
              <dc:date>2020-05-07T00:00:00</dc:date>
              <text:p text:style-name="P1"><text:span text:style-name="T1">Withdrawn on May 19, 2005</text:span></text:p>
            </office:annotation>
            <text:p>NIST FIPS PUB 81: DES Modes of Operation. December 2, 1980, https://csrc.nist.gov/publications/detail/fips/81/archive/1980-12-02</text:p>
          </table:table-cell>
          <table:table-cell table:style-name="ce90" table:number-columns-repeated="6"/>
          <table:table-cell table:style-name="ce173" office:value-type="string" calcext:value-type="string">
            <text:p>Withdrawn on May 19, 2005</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4" office:value-type="float" office:value="616" calcext:value-type="float">
            <text:p>616</text:p>
          </table:table-cell>
          <table:table-cell table:style-name="ce67" office:value-type="string" calcext:value-type="string">
            <office:annotation draw:style-name="gr1" draw:text-style-name="P2" svg:width="34.971cm" svg:height="0.952cm" svg:x="4.709cm" svg:y="876.114cm" draw:caption-point-x="-0.407cm" draw:caption-point-y="-0.81cm">
              <dc:date>2020-05-07T00:00:00</dc:date>
              <text:p text:style-name="P1"><text:span text:style-name="T1">No normative references</text:span></text:p>
            </office:annotation>
            <text:p>IETF RFC 2268 (1998): A Description of the RC2(r) Encryption Algorithm, https://www.rfc-editor.org/info/rfc2268</text:p>
          </table:table-cell>
          <table:table-cell table:style-name="ce82" table:number-columns-repeated="6"/>
          <table:table-cell table:style-name="ce96" office:value-type="string" calcext:value-type="string">
            <text:p>No normative references</text:p>
          </table:table-cell>
          <table:table-cell table:style-name="ce96" office:value-type="string" calcext:value-type="string">
            <text:p>processed documents</text:p>
          </table:table-cell>
          <table:table-cell table:style-name="ce82" table:number-columns-repeated="22"/>
          <table:table-cell table:number-columns-repeated="992"/>
        </table:table-row>
        <table:table-row table:style-name="ro4">
          <table:table-cell table:style-name="ce61" office:value-type="float" office:value="617" calcext:value-type="float">
            <text:p>617</text:p>
          </table:table-cell>
          <table:table-cell table:style-name="ce76" office:value-type="string" calcext:value-type="string">
            <office:annotation draw:style-name="gr1" draw:text-style-name="P2" svg:width="34.971cm" svg:height="0.952cm" svg:x="4.709cm" svg:y="876.605cm" draw:caption-point-x="-0.407cm" draw:caption-point-y="-0.811cm">
              <dc:date>2020-05-07T00:00:00</dc:date>
              <text:p text:style-name="P1"><text:span text:style-name="T1">Updated by RFC 2559, obsoleted by RFC 3494</text:span></text:p>
            </office:annotation>
            <text:p>IETF RFC 1778 (1995): The String Representation of Standard Attribute Syntaxes, https://www.rfc-editor.org/info/rfc1778</text:p>
          </table:table-cell>
          <table:table-cell table:style-name="ce90" table:number-columns-repeated="6"/>
          <table:table-cell table:style-name="ce173" office:value-type="string" calcext:value-type="string">
            <text:p>Updated by RFC 2559, obsoleted by RFC 3494</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18" calcext:value-type="float">
            <text:p>618</text:p>
          </table:table-cell>
          <table:table-cell table:style-name="ce78" office:value-type="string" calcext:value-type="string">
            <text:p>ANSI X9.55-1995, Public Key Cryptography For The Financial Services Industry: Extensions To Public Key Certificates And Certificate Revocation Lists, 8 December, 1995, https://standards.globalspec.com/std/758010/X9.55</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19" calcext:value-type="float">
            <text:p>619</text:p>
          </table:table-cell>
          <table:table-cell table:style-name="ce78" office:value-type="string" calcext:value-type="string">
            <office:annotation draw:style-name="gr4" draw:text-style-name="P2" svg:width="34.971cm" svg:height="2.064cm" svg:x="4.709cm" svg:y="877.586cm" draw:caption-point-x="-0.407cm" draw:caption-point-y="-0.811cm">
              <dc:date>2020-05-07T00:00:00</dc:date>
              <text:p text:style-name="P1"><text:span text:style-name="T1">5 <text:s/>references</text:span></text:p>
              <text:p text:style-name="P1"><text:span text:style-name="T1"/></text:p>
              <text:p text:style-name="P1"><text:span text:style-name="T1">Updated by RFC 2184, RFC 2231.</text:span></text:p>
            </office:annotation>
            <text:p>IETF RFC 2047 (1996): MIME (Multipurpose Internet Mail Extensions) Part Three: Message Header Extensions for Non-ASCII Text, https://www.rfc-editor.org/info/rfc2047</text:p>
          </table:table-cell>
          <table:table-cell table:style-name="ce94" table:number-columns-repeated="6"/>
          <table:table-cell table:style-name="ce175" office:value-type="string" calcext:value-type="string">
            <text:p>5  references</text:p>
            <text:p/>
            <text:p>Updated by RFC 2184, RFC 2231.</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20" calcext:value-type="float">
            <text:p>620</text:p>
          </table:table-cell>
          <table:table-cell table:style-name="ce78" office:value-type="string" calcext:value-type="string">
            <office:annotation draw:style-name="gr7" draw:text-style-name="P2" svg:width="34.971cm" svg:height="2.063cm" svg:x="4.709cm" svg:y="878.077cm" draw:caption-point-x="-0.407cm" draw:caption-point-y="-0.811cm">
              <dc:date>2020-05-07T00:00:00</dc:date>
              <text:p text:style-name="P1"><text:span text:style-name="T1">many different links</text:span></text:p>
              <text:p text:style-name="P1"><text:span text:style-name="T1"/></text:p>
              <text:p text:style-name="P1"><text:span text:style-name="T1">Updated by RFC 1349, <text:s/>RFC 2181, RFC 5321, RFC 5966, RFC 7766 <text:s text:c="3"/></text:span></text:p>
            </office:annotation>
            <text:p>IETF STD 3 RFC 1123 (1989): Requirements for Internet Hosts - Application and Support, https://www.rfc-editor.org/info/rfc1123</text:p>
          </table:table-cell>
          <table:table-cell table:style-name="ce94" table:number-columns-repeated="6"/>
          <table:table-cell table:style-name="ce175" office:value-type="string" calcext:value-type="string">
            <text:p>many different links</text:p>
            <text:p/>
            <text:p>Updated by RFC 1349,  RFC 2181, RFC 5321, RFC 5966, RFC 7766    </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1" office:value-type="float" office:value="621" calcext:value-type="float">
            <text:p>621</text:p>
          </table:table-cell>
          <table:table-cell table:style-name="ce76" office:value-type="string" calcext:value-type="string">
            <office:annotation draw:style-name="gr4" draw:text-style-name="P2" svg:width="34.971cm" svg:height="2.064cm" svg:x="4.709cm" svg:y="878.566cm" draw:caption-point-x="-0.407cm" draw:caption-point-y="-0.81cm">
              <dc:date>2020-05-07T00:00:00</dc:date>
              <text:p text:style-name="P1"><text:span text:style-name="T1">no references to regulatory documents</text:span></text:p>
              <text:p text:style-name="P1"><text:span text:style-name="T1"/></text:p>
              <text:p text:style-name="P1"><text:span text:style-name="T1">Obsoleted by RFC 5536, RFC 5537 <text:s/></text:span></text:p>
            </office:annotation>
            <text:p>IETF RFC 1036 (1987): Standard for interchange of USENET messages, https://www.rfc-editor.org/info/rfc1036</text:p>
          </table:table-cell>
          <table:table-cell table:style-name="ce90" table:number-columns-repeated="6"/>
          <table:table-cell table:style-name="ce173" office:value-type="string" calcext:value-type="string">
            <text:p>no references to regulatory documents</text:p>
            <text:p/>
            <text:p>Obsoleted by RFC 5536, RFC 5537  </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22" calcext:value-type="float">
            <text:p>622</text:p>
          </table:table-cell>
          <table:table-cell table:style-name="ce78" office:value-type="string" calcext:value-type="string">
            <office:annotation draw:style-name="gr1" draw:text-style-name="P2" svg:width="34.971cm" svg:height="0.952cm" svg:x="4.709cm" svg:y="879.057cm" draw:caption-point-x="-0.407cm" draw:caption-point-y="-0.811cm">
              <dc:date>2020-05-07T00:00:00</dc:date>
              <text:p text:style-name="P1"><text:span text:style-name="T1">8 <text:s/>references</text:span></text:p>
            </office:annotation>
            <text:p>IETF RFC 1952 (1996): GZIP file format specification version 4.3, https://www.rfc-editor.org/info/rfc1952</text:p>
          </table:table-cell>
          <table:table-cell table:style-name="ce94" table:number-columns-repeated="6"/>
          <table:table-cell table:style-name="ce175" office:value-type="string" calcext:value-type="string">
            <text:p>8 <text:s/>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23" calcext:value-type="float">
            <text:p>623</text:p>
          </table:table-cell>
          <table:table-cell table:style-name="ce78" office:value-type="string" calcext:value-type="string">
            <office:annotation draw:style-name="gr7" draw:text-style-name="P2" svg:width="34.971cm" svg:height="2.063cm" svg:x="4.709cm" svg:y="879.548cm" draw:caption-point-x="-0.407cm" draw:caption-point-y="-0.811cm">
              <dc:date>2020-05-07T00:00:00</dc:date>
              <text:p text:style-name="P1"><text:span text:style-name="T1">9 references</text:span></text:p>
              <text:p text:style-name="P1"><text:span text:style-name="T1"/></text:p>
              <text:p text:style-name="P1"><text:span text:style-name="T1">Updated by: RFC 1349, RFC 2474, RFC 6864</text:span></text:p>
            </office:annotation>
            <text:p>IETF RFC 791 (1981): Internet Protocol, https://www.rfc-editor.org/info/rfc791</text:p>
          </table:table-cell>
          <table:table-cell table:style-name="ce94" table:number-columns-repeated="6"/>
          <table:table-cell table:style-name="ce175" office:value-type="string" calcext:value-type="string">
            <text:p>9 references</text:p>
            <text:p/>
            <text:p>Updated by: RFC 1349, RFC 2474, RFC 6864</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24" calcext:value-type="float">
            <text:p>624</text:p>
          </table:table-cell>
          <table:table-cell table:style-name="ce78" office:value-type="string" calcext:value-type="string">
            <office:annotation draw:style-name="gr5" draw:text-style-name="P2" svg:width="34.971cm" svg:height="2.619cm" svg:x="4.709cm" svg:y="880.037cm" draw:caption-point-x="-0.407cm" draw:caption-point-y="-0.81cm">
              <dc:date>2020-05-07T00:00:00</dc:date>
              <text:p text:style-name="P1"><text:span text:style-name="T1">28 references</text:span></text:p>
              <text:p text:style-name="P1"><text:span text:style-name="T1"/></text:p>
              <text:p text:style-name="P1"><text:span text:style-name="T1">Updated by:</text:span></text:p>
              <text:p text:style-name="P1"><text:span text:style-name="T1">RFC 1101, RFC 1183, RFC 1348, RFC 1876, RFC 1982, RFC 2065, RFC 2181, RFC 2308, RFC 2535, RFC 4033, RFC 4034, RFC 4035, RFC 4343, RFC 4035, RFC 4592, RFC 5936, RFC 8020, RFC 8482, RFC 8767</text:span></text:p>
            </office:annotation>
            <text:p>IETF STD 13 RFC 1034 (1987): Domain names - concepts and facilities, https://www.rfc-editor.org/info/rfc1034</text:p>
          </table:table-cell>
          <table:table-cell table:style-name="ce94" table:number-columns-repeated="6"/>
          <table:table-cell table:style-name="ce175" office:value-type="string" calcext:value-type="string">
            <text:p>28 references</text:p>
            <text:p/>
            <text:p>Updated by:</text:p>
            <text:p>RFC 1101, RFC 1183, RFC 1348, RFC 1876, RFC 1982, RFC 2065, RFC 2181, RFC 2308, RFC 2535, RFC 4033, RFC 4034, RFC 4035, RFC 4343, RFC 4035, RFC 4592, RFC 5936, RFC 8020, RFC 8482, RFC 8767</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25" calcext:value-type="float">
            <text:p>625</text:p>
          </table:table-cell>
          <table:table-cell table:style-name="ce76" office:value-type="string" calcext:value-type="string">
            <office:annotation draw:style-name="gr6" draw:text-style-name="P2" svg:width="34.971cm" svg:height="3.175cm" svg:x="4.709cm" svg:y="880.528cm" draw:caption-point-x="-0.407cm" draw:caption-point-y="-0.811cm">
              <dc:date>2020-05-07T00:00:00</dc:date>
              <text:p text:style-name="P1"><text:span text:style-name="T1">9 references</text:span></text:p>
              <text:p text:style-name="P1"><text:span text:style-name="T1"/></text:p>
              <text:p text:style-name="P1"><text:span text:style-name="T1">Obsoleted by: RFC 8200</text:span></text:p>
              <text:p text:style-name="P1"><text:span text:style-name="T1"/></text:p>
              <text:p text:style-name="P1"><text:span text:style-name="T1">Updated by: RFC 5095, RFC 5722, RFC 5871, RFC 6437, RFC 6564, RFC 6935, RFC 6946, RFC 7045, RFC 7112</text:span></text:p>
            </office:annotation>
            <text:p>IETF RFC 2460 (1998): Internet Protocol, Version 6 (IPv6) Specification, https://www.rfc-editor.org/info/rfc2460</text:p>
          </table:table-cell>
          <table:table-cell table:style-name="ce90" table:number-columns-repeated="6"/>
          <table:table-cell table:style-name="ce173" office:value-type="string" calcext:value-type="string">
            <text:p>9 references</text:p>
            <text:p/>
            <text:p>Obsoleted by: RFC 8200</text:p>
            <text:p/>
            <text:p>Updated by: RFC 5095, RFC 5722, RFC 5871, RFC 6437, RFC 6564, RFC 6935, RFC 6946, RFC 7045, RFC 711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26" calcext:value-type="float">
            <text:p>626</text:p>
          </table:table-cell>
          <table:table-cell table:style-name="ce76" office:value-type="string" calcext:value-type="string">
            <office:annotation draw:style-name="gr4" draw:text-style-name="P2" svg:width="34.971cm" svg:height="2.064cm" svg:x="4.709cm" svg:y="881.018cm" draw:caption-point-x="-0.407cm" draw:caption-point-y="-0.81cm">
              <dc:date>2020-05-07T00:00:00</dc:date>
              <text:p text:style-name="P1"><text:span text:style-name="T1">14 references</text:span></text:p>
              <text:p text:style-name="P1"><text:span text:style-name="T1"/></text:p>
              <text:p text:style-name="P1"><text:span text:style-name="T1">Obsoleted by: RFC 5272</text:span></text:p>
            </office:annotation>
            <text:p>IETF RFC 2797 (2000): Certificate Management Messages over CMS, https://www.rfc-editor.org/info/rfc2797</text:p>
          </table:table-cell>
          <table:table-cell table:style-name="ce90" table:number-columns-repeated="6"/>
          <table:table-cell table:style-name="ce173" office:value-type="string" calcext:value-type="string">
            <text:p>14 references</text:p>
            <text:p/>
            <text:p>Obsoleted by: RFC 5272</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27" calcext:value-type="float">
            <text:p>627</text:p>
          </table:table-cell>
          <table:table-cell table:style-name="ce76" office:value-type="string" calcext:value-type="string">
            <office:annotation draw:style-name="gr11" draw:text-style-name="P2" svg:width="34.971cm" svg:height="4.286cm" svg:x="4.709cm" svg:y="881.509cm" draw:caption-point-x="-0.407cm" draw:caption-point-y="-0.811cm">
              <dc:date>2020-05-07T00:00:00</dc:date>
              <text:p text:style-name="P1"><text:span text:style-name="T1">34 references</text:span></text:p>
              <text:p text:style-name="P1"><text:span text:style-name="T1"/></text:p>
              <text:p text:style-name="P1"><text:span text:style-name="T1">Obsoleted by: RFC 5321</text:span></text:p>
              <text:p text:style-name="P1"><text:span text:style-name="T1"/></text:p>
              <text:p text:style-name="P1"><text:span text:style-name="T1">Updated by: RFC 5336</text:span></text:p>
              <text:p text:style-name="P1"><text:span text:style-name="T1"/></text:p>
              <text:p text:style-name="P1"><text:span text:style-name="T1"/></text:p>
            </office:annotation>
            <text:p>IETF RFC 2821 (2001): Simple Mail Transfer Protocol, https://www.rfc-editor.org/info/rfc2821</text:p>
          </table:table-cell>
          <table:table-cell table:style-name="ce90" table:number-columns-repeated="6"/>
          <table:table-cell table:style-name="ce173" office:value-type="string" calcext:value-type="string">
            <text:p>34 references</text:p>
            <text:p/>
            <text:p>Obsoleted by: RFC 5321</text:p>
            <text:p/>
            <text:p>Updated by: RFC 5336</text:p>
            <text:p/>
            <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28" calcext:value-type="float">
            <text:p>628</text:p>
          </table:table-cell>
          <table:table-cell table:style-name="ce76" office:value-type="string" calcext:value-type="string">
            <office:annotation draw:style-name="gr7" draw:text-style-name="P2" svg:width="34.971cm" svg:height="2.063cm" svg:x="4.709cm" svg:y="881.999cm" draw:caption-point-x="-0.407cm" draw:caption-point-y="-0.811cm">
              <dc:date>2020-05-07T00:00:00</dc:date>
              <text:p text:style-name="P1"><text:span text:style-name="T1">6 references</text:span></text:p>
              <text:p text:style-name="P1"><text:span text:style-name="T1"/></text:p>
              <text:p text:style-name="P1"><text:span text:style-name="T1">Obsoleted by: RFC 5890, RFC 5891</text:span></text:p>
            </office:annotation>
            <text:p>IETF RFC 3490 (2003): Internationalizing Domain Names in Applications (IDNA), https://www.rfc-editor.org/info/rfc3490</text:p>
          </table:table-cell>
          <table:table-cell table:style-name="ce90" table:number-columns-repeated="6"/>
          <table:table-cell table:style-name="ce173" office:value-type="string" calcext:value-type="string">
            <text:p>6 references</text:p>
            <text:p/>
            <text:p>Obsoleted by: RFC 5890, RFC 5891</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29" calcext:value-type="float">
            <text:p>629</text:p>
          </table:table-cell>
          <table:table-cell table:style-name="ce78" office:value-type="string" calcext:value-type="string">
            <office:annotation draw:style-name="gr3" draw:text-style-name="P2" svg:width="34.971cm" svg:height="0.953cm" svg:x="4.709cm" svg:y="882.489cm" draw:caption-point-x="-0.407cm" draw:caption-point-y="-0.81cm">
              <dc:date>2020-05-07T00:00:00</dc:date>
              <text:p text:style-name="P1"><text:span text:style-name="T1">10 references</text:span></text:p>
            </office:annotation>
            <text:p>IETF RFC 4516 (2006): Lightweight Directory Access Protocol (LDAP): Uniform Resource Locator, https://www.rfc-editor.org/info/rfc4516</text:p>
          </table:table-cell>
          <table:table-cell table:style-name="ce94" table:number-columns-repeated="6"/>
          <table:table-cell table:style-name="ce175" office:value-type="string" calcext:value-type="string">
            <text:p>10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0" calcext:value-type="float">
            <text:p>630</text:p>
          </table:table-cell>
          <table:table-cell table:style-name="ce78" office:value-type="string" calcext:value-type="string">
            <office:annotation draw:style-name="gr1" draw:text-style-name="P2" svg:width="34.971cm" svg:height="0.952cm" svg:x="4.709cm" svg:y="882.98cm" draw:caption-point-x="-0.407cm" draw:caption-point-y="-0.811cm">
              <dc:date>2020-05-07T00:00:00</dc:date>
              <text:p text:style-name="P1"><text:span text:style-name="T1">8 references</text:span></text:p>
            </office:annotation>
            <text:p>IETF RFC 4523 (2006): Lightweight Directory Access Protocol (LDAP) Schema Definitions for X.509 Certificates, https://www.rfc-editor.org/info/rfc4523</text:p>
          </table:table-cell>
          <table:table-cell table:style-name="ce94" table:number-columns-repeated="6"/>
          <table:table-cell table:style-name="ce175" office:value-type="string" calcext:value-type="string">
            <text:p>8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1" calcext:value-type="float">
            <text:p>631</text:p>
          </table:table-cell>
          <table:table-cell table:style-name="ce78" office:value-type="string" calcext:value-type="string">
            <office:annotation draw:style-name="gr1" draw:text-style-name="P2" svg:width="34.971cm" svg:height="0.952cm" svg:x="4.709cm" svg:y="883.471cm" draw:caption-point-x="-0.407cm" draw:caption-point-y="-0.811cm">
              <dc:date>2020-05-07T00:00:00</dc:date>
              <text:p text:style-name="P1"><text:span text:style-name="T1">1 reference</text:span></text:p>
            </office:annotation>
            <text:p>IETF BCP 122 RFC 4632 (2006): Classless Inter-domain Routing (CIDR): The Internet Address Assignment and Aggregation Plan, https://www.rfc-editor.org/info/rfc4632</text:p>
          </table:table-cell>
          <table:table-cell table:style-name="ce94" table:number-columns-repeated="6"/>
          <table:table-cell table:style-name="ce175" office:value-type="string" calcext:value-type="string">
            <text:p>1 reference</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2" calcext:value-type="float">
            <text:p>632</text:p>
          </table:table-cell>
          <table:table-cell table:style-name="ce78" office:value-type="string" calcext:value-type="string">
            <text:p>UI Events KeyboardEvent key Values, W3C Candidate Recommendation, 01 June 2017, https://www.w3.org/TR/2017/CR-uievents-key-20170601/</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3"/>
          <table:table-cell table:style-name="ce56" table:number-columns-repeated="19"/>
          <table:table-cell table:number-columns-repeated="992"/>
        </table:table-row>
        <table:table-row table:style-name="ro4">
          <table:table-cell table:style-name="ce63" office:value-type="float" office:value="633" calcext:value-type="float">
            <text:p>633</text:p>
          </table:table-cell>
          <table:table-cell table:style-name="ce78" office:value-type="string" calcext:value-type="string">
            <text:p>ITU-T Recommendation T.30 (2005): Procedures for document facsimile transmission in the general switched telephone network, https://www.itu.int/rec/T-REC-T.30/en</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4" calcext:value-type="float">
            <text:p>634</text:p>
          </table:table-cell>
          <table:table-cell table:style-name="ce78" office:value-type="string" calcext:value-type="string">
            <text:p>ITU-T Recommendation T.85 (1995), Application profile for Recommendation T.82 – Progressive bi-level image compression (JBIG coding scheme) for facsimile apparatus, https://www.itu.int/rec/T-REC-T.85/en</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5" calcext:value-type="float">
            <text:p>635</text:p>
          </table:table-cell>
          <table:table-cell table:style-name="ce78" office:value-type="string" calcext:value-type="string">
            <text:p>ISO 639-5:2008. Codes for the representation of names of languages -- Part 5: Alpha-3 code for language families and groups, May 2008, https://www.iso.org/standard/39536.html</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6" calcext:value-type="float">
            <text:p>636</text:p>
          </table:table-cell>
          <table:table-cell table:style-name="ce78" office:value-type="string" calcext:value-type="string">
            <office:annotation draw:style-name="gr1" draw:text-style-name="P2" svg:width="34.971cm" svg:height="0.952cm" svg:x="4.709cm" svg:y="885.922cm" draw:caption-point-x="-0.407cm" draw:caption-point-y="-0.811cm">
              <dc:date>2020-05-07T00:00:00</dc:date>
              <text:p text:style-name="P1"><text:span text:style-name="T1">11 references</text:span></text:p>
            </office:annotation>
            <text:p>IETF RFC 3339 (2002): Date and Time on the Internet: Timestamps, https://www.rfc-editor.org/info/rfc3339</text:p>
          </table:table-cell>
          <table:table-cell table:style-name="ce94" table:number-columns-repeated="6"/>
          <table:table-cell table:style-name="ce175" office:value-type="string" calcext:value-type="string">
            <text:p>11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7" calcext:value-type="float">
            <text:p>637</text:p>
          </table:table-cell>
          <table:table-cell table:style-name="ce76" office:value-type="string" calcext:value-type="string">
            <office:annotation draw:style-name="gr4" draw:text-style-name="P2" svg:width="34.971cm" svg:height="2.064cm" svg:x="4.709cm" svg:y="886.412cm" draw:caption-point-x="-0.407cm" draw:caption-point-y="-0.81cm">
              <dc:date>2020-05-07T00:00:00</dc:date>
              <text:p text:style-name="P1"><text:span text:style-name="T1">1 reference</text:span></text:p>
              <text:p text:style-name="P1"><text:span text:style-name="T1"/></text:p>
              <text:p text:style-name="P1"><text:span text:style-name="T1">Obsoleted by: RFC 8126</text:span></text:p>
            </office:annotation>
            <text:p>IETF RFC 5226 (2008): Guidelines for Writing an IANA Considerations Section in RFCs, https://www.rfc-editor.org/info/rfc5226</text:p>
          </table:table-cell>
          <table:table-cell table:style-name="ce90" table:number-columns-repeated="6"/>
          <table:table-cell table:style-name="ce173" office:value-type="string" calcext:value-type="string">
            <text:p>1 reference</text:p>
            <text:p/>
            <text:p>Obsoleted by: RFC 812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38" calcext:value-type="float">
            <text:p>638</text:p>
          </table:table-cell>
          <table:table-cell table:style-name="ce78" office:value-type="string" calcext:value-type="string">
            <office:annotation draw:style-name="gr7" draw:text-style-name="P2" svg:width="34.971cm" svg:height="2.063cm" svg:x="4.709cm" svg:y="886.903cm" draw:caption-point-x="-0.407cm" draw:caption-point-y="-0.811cm">
              <dc:date>2020-05-07T00:00:00</dc:date>
              <text:p text:style-name="P1"><text:span text:style-name="T1">1 reference</text:span></text:p>
              <text:p text:style-name="P1"><text:span text:style-name="T1"/></text:p>
              <text:p text:style-name="P1"><text:span text:style-name="T1">Updated by: RFC 7405</text:span></text:p>
            </office:annotation>
            <text:p>IETF STD 68 RFC 5234 (2008): Augmented BNF for Syntax Specifications: ABNF, https://www.rfc-editor.org/info/rfc5234</text:p>
          </table:table-cell>
          <table:table-cell table:style-name="ce94" table:number-columns-repeated="6"/>
          <table:table-cell table:style-name="ce175" office:value-type="string" calcext:value-type="string">
            <text:p>1 reference</text:p>
            <text:p/>
            <text:p>Updated by: RFC 7405</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39" calcext:value-type="float">
            <text:p>639</text:p>
          </table:table-cell>
          <table:table-cell table:style-name="ce78" office:value-type="string" calcext:value-type="string">
            <text:p>The Unicode Consoritum, Unicode Character Database, Special Casing Properties, March 2008, http://unicode.org/Public/UNIDATA/SpecialCasing.txt</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0" calcext:value-type="float">
            <text:p>640</text:p>
          </table:table-cell>
          <table:table-cell table:style-name="ce78" office:value-type="string" calcext:value-type="string">
            <text:p>Unicode Standard Annex #14: Line Breaking Properties, August 2006, http://www.unicode.org/reports/tr14/</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1" calcext:value-type="float">
            <text:p>641</text:p>
          </table:table-cell>
          <table:table-cell table:style-name="ce78" office:value-type="string" calcext:value-type="string">
            <text:p>Statistics Division, United Nations, Standard Country or Area Codes for Statistical Use, Revision 4 (United Nations publication, Sales No. 98.XVII.9, June 1999.</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2" calcext:value-type="float">
            <text:p>642</text:p>
          </table:table-cell>
          <table:table-cell table:style-name="ce78" office:value-type="string" calcext:value-type="string">
            <text:p>Handbook of the International Phonetic Association, International Phonetic Association, Editors. Cambridge University Press, July 1999. http://www.arts.gla.ac.uk/IPA/handbook.html.</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3" calcext:value-type="float">
            <text:p>643</text:p>
          </table:table-cell>
          <table:table-cell table:style-name="ce78" office:value-type="string" calcext:value-type="string">
            <office:annotation draw:style-name="gr1" draw:text-style-name="P2" svg:width="34.971cm" svg:height="0.952cm" svg:x="4.709cm" svg:y="889.355cm" draw:caption-point-x="-0.407cm" draw:caption-point-y="-0.811cm">
              <dc:date>2020-05-07T00:00:00</dc:date>
              <text:p text:style-name="P1"><text:span text:style-name="T1">9 references</text:span></text:p>
            </office:annotation>
            <text:p>IETF RFC 4267 (2005): The W3C Speech Interface Framework Media Types: application/voicexml+xml, application/ssml+xml, application/srgs, application/srgs+xml, application/ccxml+xml, and application/pls+xml, https://www.rfc-editor.org/info/rfc4267</text:p>
          </table:table-cell>
          <table:table-cell table:style-name="ce94" table:number-columns-repeated="6"/>
          <table:table-cell table:style-name="ce175" office:value-type="string" calcext:value-type="string">
            <text:p>9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4" calcext:value-type="float">
            <text:p>644</text:p>
          </table:table-cell>
          <table:table-cell table:style-name="ce78" office:value-type="string" calcext:value-type="string">
            <text:p>Speech Recognition Grammar Specification Version 1.0, Andrew Hunt and Scott McGlashan, Editors. World Wide Web Consortium (W3C), 16 March 2004, http://www.w3.org/TR/2004/REC-speech-grammar-20040316/</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5" calcext:value-type="float">
            <text:p>645</text:p>
          </table:table-cell>
          <table:table-cell table:style-name="ce78" office:value-type="string" calcext:value-type="string">
            <text:p>Speech Synthesis Markup Language (SSML) Version 1.0, Daniel C. Burnett, et al., Editors. World Wide Web Consortium (W3C), 7 September 2004, <text:s/>http://www.w3.org/TR/2004/REC-speech-synthesis-20040907/</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6" calcext:value-type="float">
            <text:p>646</text:p>
          </table:table-cell>
          <table:table-cell table:style-name="ce78" office:value-type="string" calcext:value-type="string">
            <text:p>Extensible Markup Language (XML) 1.1 (Second Edition), T. Bray et al. World Wide Web Consortium, 16 August 2006, http://www.w3.org/TR/2006/REC-xml11-20060816/</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7" calcext:value-type="float">
            <text:p>647</text:p>
          </table:table-cell>
          <table:table-cell table:style-name="ce78" office:value-type="string" calcext:value-type="string">
            <text:p>xml:id Version 1.0, J. Marsh, D. Veillard, N. Walsh. World Wide Web Consortium, 9 September 2005. http://www.w3.org/TR/2005/REC-xml-id-20050909/</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8" calcext:value-type="float">
            <text:p>648</text:p>
          </table:table-cell>
          <table:table-cell table:style-name="ce78" office:value-type="string" calcext:value-type="string">
            <text:p>Namespaces in XML 1.1, T. Bray et al., Editors. World Wide Web Consortium, 4 February 2004, http://www.w3.org/TR/2004/REC-xml-names11-20040204/</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49" calcext:value-type="float">
            <text:p>649</text:p>
          </table:table-cell>
          <table:table-cell table:style-name="ce78" office:value-type="string" calcext:value-type="string">
            <text:p>XML Entity Definitions for Characters (2nd Edition), David Carlisle and Patrick Ion (editors); W3C Recommendation, 10 April 2014, http://www.w3.org/TR/xml-entity-names/</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0" calcext:value-type="float">
            <text:p>650</text:p>
          </table:table-cell>
          <table:table-cell table:style-name="ce78" office:value-type="string" calcext:value-type="string">
            <text:p>HTML 5, A vocabulary and associated APIs for HTML and XHTML, Robin Berjon, Steve Faulkner, Travis Leithead, Erika Doyle Navara, Theresa O'Connor, Silvia Pfeiffer, Ian Hickson; W3C Candidate Recommendation 04 February 2014, http://www.w3.org/TR/html5/</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1" calcext:value-type="float">
            <text:p>651</text:p>
          </table:table-cell>
          <table:table-cell table:style-name="ce78" office:value-type="string" calcext:value-type="string">
            <office:annotation draw:style-name="gr1" draw:text-style-name="P2" svg:width="34.971cm" svg:height="0.952cm" svg:x="4.709cm" svg:y="893.278cm" draw:caption-point-x="-0.407cm" draw:caption-point-y="-0.811cm">
              <dc:date>2020-05-07T00:00:00</dc:date>
              <text:p text:style-name="P1"><text:span text:style-name="T1">11 references</text:span></text:p>
            </office:annotation>
            <text:p>IETF RFC 3987 (2005): Internationalized Resource Identifiers (IRIs), https://www.rfc-editor.org/info/rfc3987</text:p>
          </table:table-cell>
          <table:table-cell table:style-name="ce94" table:number-columns-repeated="6"/>
          <table:table-cell table:style-name="ce175" office:value-type="string" calcext:value-type="string">
            <text:p>11 references</text:p>
          </table:table-cell>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2" calcext:value-type="float">
            <text:p>652</text:p>
          </table:table-cell>
          <table:table-cell table:style-name="ce78" office:value-type="string" calcext:value-type="string">
            <text:p>S. Buswell, O. Caprotti, D. P. Carlisle, M. C. Dewar, M. Gaëtano and M. Kohlhase (editors); The OpenMath Standard Version 2.0, The OpenMath Society, 30 June 2004, http://www.openmath.org/standard/om20-2004-06-30/</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3" calcext:value-type="float">
            <text:p>653</text:p>
          </table:table-cell>
          <table:table-cell table:style-name="ce78" office:value-type="string" calcext:value-type="string">
            <text:p>SO/IEC JTC 1/SC 34; Document Schema Definition Language (DSDL) -- Part 2: Regular-grammar-based validation -- RELAX NG 2008, International Organization for Standardization, 15 December 2008, http://relaxng.org/spec-20011203.html</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4" calcext:value-type="float">
            <text:p>654</text:p>
          </table:table-cell>
          <table:table-cell table:style-name="ce76" office:value-type="string" calcext:value-type="string">
            <office:annotation draw:style-name="gr7" draw:text-style-name="P2" svg:width="34.971cm" svg:height="2.063cm" svg:x="4.709cm" svg:y="894.749cm" draw:caption-point-x="-0.407cm" draw:caption-point-y="-0.811cm">
              <dc:date>2020-05-07T00:00:00</dc:date>
              <text:p text:style-name="P1"><text:span text:style-name="T1">8 references</text:span></text:p>
              <text:p text:style-name="P1"><text:span text:style-name="T1"/></text:p>
              <text:p text:style-name="P1"><text:span text:style-name="T1">Obsoleted by: RFC 6838</text:span></text:p>
            </office:annotation>
            <text:p>IETF RFC 4288 (2005): Media Type Specifications and Registration Procedures, https://www.rfc-editor.org/info/rfc4288</text:p>
          </table:table-cell>
          <table:table-cell table:style-name="ce90" table:number-columns-repeated="6"/>
          <table:table-cell table:style-name="ce173" office:value-type="string" calcext:value-type="string">
            <text:p>8 references</text:p>
            <text:p/>
            <text:p>Obsoleted by: RFC 6838</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63" office:value-type="float" office:value="655" calcext:value-type="float">
            <text:p>655</text:p>
          </table:table-cell>
          <table:table-cell table:style-name="ce78" office:value-type="string" calcext:value-type="string">
            <text:p>The Unicode Standard, Version 6.3.0, The Unicode Consortium, 2012. ISBN 978-1-936213-07-8, http://www.unicode.org/versions/Unicode6.3.0/</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6" calcext:value-type="float">
            <text:p>656</text:p>
          </table:table-cell>
          <table:table-cell table:style-name="ce78" office:value-type="string" calcext:value-type="string">
            <text:p>XHTML™ 1.0 The Extensible HyperText Markup Language (Second Edition): A Reformulation of HTML 4 in XML 1.0, Steven Pemberton, et al.; W3C Recommendation, 26 January 2000, revised 1 August 2002. http://www.w3.org/TR/xhtml1/</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7" calcext:value-type="float">
            <text:p>657</text:p>
          </table:table-cell>
          <table:table-cell table:style-name="ce78" office:value-type="string" calcext:value-type="string">
            <text:p>Authoritative Metadata, Ian Jacobs. TAG Finding 25 February 2004, http://www.w3.org/2001/tag/doc/mime-respect-20040225</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8" calcext:value-type="float">
            <text:p>658</text:p>
          </table:table-cell>
          <table:table-cell table:style-name="ce78" office:value-type="string" calcext:value-type="string">
            <text:p>Cascading Style Sheets, level 2: CSS2 Specification, B. Bos, et al., Editors. World Wide Web Consortium, 12 May 1998. http://www.w3.org/TR/1998/REC-CSS2-19980512</text:p>
          </table:table-cell>
          <table:table-cell table:style-name="ce94" table:number-columns-repeated="6"/>
          <table:table-cell table:style-name="ce175"/>
          <table:table-cell table:style-name="ce175" office:value-type="string" calcext:value-type="string">
            <text:p>documents to be inspected</text:p>
          </table:table-cell>
          <table:table-cell table:style-name="ce94" table:number-columns-repeated="22"/>
          <table:table-cell table:number-columns-repeated="992"/>
        </table:table-row>
        <table:table-row table:style-name="ro4">
          <table:table-cell table:style-name="ce63" office:value-type="float" office:value="659" calcext:value-type="float">
            <text:p>659</text:p>
          </table:table-cell>
          <table:table-cell table:style-name="ce76" office:value-type="string" calcext:value-type="string">
            <office:annotation draw:style-name="gr4" draw:text-style-name="P2" svg:width="34.971cm" svg:height="2.064cm" svg:x="4.709cm" svg:y="897.201cm" draw:caption-point-x="-0.407cm" draw:caption-point-y="-0.811cm">
              <dc:date>2020-05-07T00:00:00</dc:date>
              <text:p text:style-name="P1"><text:span text:style-name="T1">34 references</text:span></text:p>
              <text:p text:style-name="P1"><text:span text:style-name="T1"/></text:p>
              <text:p text:style-name="P1"><text:span text:style-name="T1">Obsoleted by: RFC 7826</text:span></text:p>
            </office:annotation>
            <text:p>IETF RFC 2326 (1998): Real Time Streaming Protocol (RTSP), https://www.rfc-editor.org/info/rfc2326</text:p>
          </table:table-cell>
          <table:table-cell table:style-name="ce90" table:number-columns-repeated="6"/>
          <table:table-cell table:style-name="ce173" office:value-type="string" calcext:value-type="string">
            <text:p>34 references</text:p>
            <text:p/>
            <text:p>Obsoleted by: RFC 7826</text:p>
          </table:table-cell>
          <table:table-cell table:style-name="ce173" office:value-type="string" calcext:value-type="string">
            <text:p>Withdrawn, obsoleted or inactive</text:p>
          </table:table-cell>
          <table:table-cell table:style-name="ce90" table:number-columns-repeated="22"/>
          <table:table-cell table:number-columns-repeated="992"/>
        </table:table-row>
        <table:table-row table:style-name="ro4">
          <table:table-cell table:style-name="ce55" office:value-type="float" office:value="660" calcext:value-type="float">
            <text:p>660</text:p>
          </table:table-cell>
          <table:table-cell table:style-name="ce80" office:value-type="string" calcext:value-type="string">
            <text:p>PostScript® Language Reference Manual Supplement for Version 2017, 1 April 1996, Adobe Systems Incorporated, http://www.lprng.com/RESOURCES/ADOBE/PS2017.Supplement.pdf</text:p>
          </table:table-cell>
          <table:table-cell table:number-columns-repeated="6"/>
          <table:table-cell table:style-name="ce92" table:number-columns-repeated="2"/>
          <table:table-cell table:number-columns-repeated="1014"/>
        </table:table-row>
        <table:table-row table:style-name="ro4" table:number-rows-repeated="838">
          <table:table-cell table:style-name="ce55"/>
          <table:table-cell table:style-name="ce81"/>
          <table:table-cell table:number-columns-repeated="6"/>
          <table:table-cell table:style-name="ce92" table:number-columns-repeated="2"/>
          <table:table-cell table:number-columns-repeated="1014"/>
        </table:table-row>
        <table:table-row table:style-name="ro4" table:number-rows-repeated="1045907">
          <table:table-cell table:number-columns-repeated="1024"/>
        </table:table-row>
        <table:table-row table:style-name="ro4">
          <table:table-cell table:number-columns-repeated="1024"/>
        </table:table-row>
      </table:table>
      <table:table table:name="Not available"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number-columns-repeated="1019" table:default-cell-style-name="Default"/>
        <table:table-row table:style-name="ro2">
          <table:table-cell table:style-name="ce152" office:value-type="float" office:value="1" calcext:value-type="float">
            <text:p>1</text:p>
          </table:table-cell>
          <table:table-cell table:style-name="ce154" office:value-type="float" office:value="5" calcext:value-type="float">
            <text:p>5</text:p>
          </table:table-cell>
          <table:table-cell table:style-name="ce160" office:value-type="string" calcext:value-type="string">
            <office:annotation draw:style-name="gr15" draw:text-style-name="P2" svg:width="30.297cm" svg:height="0.899cm" svg:x="25.02cm" svg:y="0.794cm" draw:caption-point-x="-0.407cm" draw:caption-point-y="-0.784cm">
              <dc:date>2020-05-07T00:00:00</dc:date>
              <text:p text:style-name="P1"><text:span text:style-name="T1">initially: ISO/IEC 14492:2001</text:span></text:p>
            </office:annotation>
            <text:p>ISO/IEC 14492:2019(en) Information technology — Lossy/lossless coding of bi-level images, https://www.iso.org/standard/75396.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2" calcext:value-type="float">
            <text:p>2</text:p>
          </table:table-cell>
          <table:table-cell table:style-name="ce155" office:value-type="float" office:value="6" calcext:value-type="float">
            <text:p>6</text:p>
          </table:table-cell>
          <table:table-cell table:style-name="ce161" office:value-type="string" calcext:value-type="string">
            <office:annotation draw:style-name="gr15" draw:text-style-name="P2" svg:width="30.297cm" svg:height="0.899cm" svg:x="25.02cm" svg:y="1.323cm" draw:caption-point-x="-0.407cm" draw:caption-point-y="-0.784cm">
              <dc:date>2020-05-07T00:00:00</dc:date>
              <text:p text:style-name="P1"><text:span text:style-name="T1">Normative references not available in the preview at the ISO site (withdrawn and not available)</text:span></text:p>
            </office:annotation>
            <text:p>ISO/IEC 14492:2001/Amd 1:2004, Information technology – Lossy/lossless coding of bi-level images — Amendment 1: Encoder, https://www.iso.org/ru/standard/75396.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3" calcext:value-type="float">
            <text:p>3</text:p>
          </table:table-cell>
          <table:table-cell table:style-name="ce155" office:value-type="float" office:value="7" calcext:value-type="float">
            <text:p>7</text:p>
          </table:table-cell>
          <table:table-cell table:style-name="ce161" office:value-type="string" calcext:value-type="string">
            <office:annotation draw:style-name="gr15" draw:text-style-name="P2" svg:width="30.297cm" svg:height="0.899cm" svg:x="25.02cm" svg:y="1.852cm" draw:caption-point-x="-0.407cm" draw:caption-point-y="-0.784cm">
              <dc:date>2020-05-07T00:00:00</dc:date>
              <text:p text:style-name="P1"><text:span text:style-name="T1">Normative references not available in the preview at the ISO site (withdrawn and not available)</text:span></text:p>
            </office:annotation>
            <text:p>ISO/IEC 14492:2001/Amd 2:2003, Information technology – Lossy/lossless coding of bi-level images — Amendment 2: Extension of adaptive templates for halftone coding, https://www.iso.org/ru/standard/75396.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4" calcext:value-type="float">
            <text:p>4</text:p>
          </table:table-cell>
          <table:table-cell table:style-name="ce154" office:value-type="float" office:value="24" calcext:value-type="float">
            <text:p>24</text:p>
          </table:table-cell>
          <table:table-cell table:style-name="ce160" office:value-type="string" calcext:value-type="string">
            <office:annotation draw:style-name="gr16" draw:text-style-name="P2" svg:width="30.297cm" svg:height="0.9cm" svg:x="25.02cm" svg:y="2.381cm" draw:caption-point-x="-0.407cm" draw:caption-point-y="-0.784cm">
              <dc:date>2020-05-07T00:00:00</dc:date>
              <text:p text:style-name="P1"><text:span text:style-name="T1">many links, not clear which of them are normative. The specification is not openly available.</text:span></text:p>
            </office:annotation>
            <text:p>ANSI X9.62-2005, Public Key Cryptography For The Financial Services Industry: The Elliptic Curve Digital Signature Algorithm (ECDSA), American National Standards Institute, https://infostore.saiglobal.com/en-us/Standards/ANSI-X9-62-2005-2085_SAIG_ABA_ABA_5340/</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5" calcext:value-type="float">
            <text:p>5</text:p>
          </table:table-cell>
          <table:table-cell table:style-name="ce156" office:value-type="string" calcext:value-type="string">
            <text:p>30.1</text:p>
          </table:table-cell>
          <table:table-cell table:style-name="ce157" office:value-type="string" calcext:value-type="string">
            <office:annotation draw:style-name="gr16" draw:text-style-name="P2" svg:width="30.297cm" svg:height="0.9cm" svg:x="25.02cm" svg:y="2.91cm" draw:caption-point-x="-0.407cm" draw:caption-point-y="-0.784cm">
              <dc:date>2020-05-07T00:00:00</dc:date>
              <text:p text:style-name="P1"><text:span text:style-name="T1">Not clear if this reference can be safely replaced by ISO 32000-2</text:span></text:p>
            </office:annotation>
            <text:p>ISO 32000-1: "Document management - Portable document format - Part 1: PDF 1.7", https://www.iso.org/standard/51502.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6" calcext:value-type="float">
            <text:p>6</text:p>
          </table:table-cell>
          <table:table-cell table:style-name="ce155" office:value-type="string" calcext:value-type="string">
            <text:p>32.1</text:p>
          </table:table-cell>
          <table:table-cell table:style-name="ce157" office:value-type="string" calcext:value-type="string">
            <office:annotation draw:style-name="gr14" draw:text-style-name="P2" svg:width="30.297cm" svg:height="1.781cm" svg:x="25.02cm" svg:y="3.264cm" draw:caption-point-x="-0.407cm" draw:caption-point-y="-0.609cm">
              <dc:date>2020-05-07T00:00:00</dc:date>
              <text:p text:style-name="P1"><text:span text:style-name="T1">The specification references an undated version of PLRM. In addition, it says: "The PostScript interpreter has undergone continual enhancement since its debut in late 1984. During this time, Adobe</text:span></text:p>
              <text:p text:style-name="P1"><text:span text:style-name="T1">Systems has changed both the PostScript interpreter implementation and the features of the Type 1 font format. These changes are generally compatible with all versions of the PostScript interpreter".</text:span></text:p>
            </office:annotation>
            <text:p>PostScript Language Third Edition, (February, 1999), Adobe Systems Incorporated</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7" calcext:value-type="float">
            <text:p>7</text:p>
          </table:table-cell>
          <table:table-cell table:style-name="ce156" office:value-type="string" calcext:value-type="string">
            <text:p>41.1</text:p>
          </table:table-cell>
          <table:table-cell table:style-name="ce162" office:value-type="string" calcext:value-type="string">
            <office:annotation draw:style-name="gr15" draw:text-style-name="P2" svg:width="30.297cm" svg:height="0.899cm" svg:x="25.02cm" svg:y="3.969cm" draw:caption-point-x="-0.407cm" draw:caption-point-y="-0.784cm">
              <dc:date>2020-05-07T00:00:00</dc:date>
              <text:p text:style-name="P1"><text:span text:style-name="T1">The original reference goes to a very early JPEG spec: JPEG File Interchange Format Version 1.02 specification, 27 August 1992.</text:span></text:p>
            </office:annotation>
            <text:p>ISO/IEC 10918 (all parts), Information Technology – Digital Compression and Coding of Continuous-Tone Still Images: Requirements and guidelines (informally known as the JPEG standard, for the Joint Photographic Experts Group, the ISO group that developed the standard), https://www.iso.org/standard/18902.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8" calcext:value-type="float">
            <text:p>8</text:p>
          </table:table-cell>
          <table:table-cell table:style-name="ce156" office:value-type="string" calcext:value-type="string">
            <text:p>44.3</text:p>
          </table:table-cell>
          <table:table-cell table:style-name="ce157" office:value-type="string" calcext:value-type="string">
            <office:annotation draw:style-name="gr15" draw:text-style-name="P2" svg:width="30.297cm" svg:height="0.899cm" svg:x="25.02cm" svg:y="4.498cm" draw:caption-point-x="-0.407cm" draw:caption-point-y="-0.784cm">
              <dc:date>2020-05-07T00:00:00</dc:date>
              <text:p text:style-name="P1"><text:span text:style-name="T1">Original reference goes to PDF 1.2. Not clear if this is a safe substitution.</text:span></text:p>
            </office:annotation>
            <text:p>ISO 32000-1: "Document management - Portable document format - Part 1: PDF 1.7", https://www.iso.org/standard/51502.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9" calcext:value-type="float">
            <text:p>9</text:p>
          </table:table-cell>
          <table:table-cell table:style-name="ce156" office:value-type="string" calcext:value-type="string">
            <text:p>45.1</text:p>
          </table:table-cell>
          <table:table-cell table:style-name="ce157" office:value-type="string" calcext:value-type="string">
            <office:annotation draw:style-name="gr15" draw:text-style-name="P2" svg:width="30.297cm" svg:height="0.899cm" svg:x="25.02cm" svg:y="5.027cm" draw:caption-point-x="-0.407cm" draw:caption-point-y="-0.784cm">
              <dc:date>2020-05-07T00:00:00</dc:date>
              <text:p text:style-name="P1"><text:span text:style-name="T1">Original reference goes to PDF 1.3. Not clear if this is a safe substitution.</text:span></text:p>
            </office:annotation>
            <text:p>ISO 32000-1: "Document management - Portable document format - Part 1: PDF 1.7", https://www.iso.org/standard/51502.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0" calcext:value-type="float">
            <text:p>10</text:p>
          </table:table-cell>
          <table:table-cell table:style-name="ce155" office:value-type="float" office:value="82" calcext:value-type="float">
            <text:p>82</text:p>
          </table:table-cell>
          <table:table-cell table:style-name="ce161" office:value-type="string" calcext:value-type="string">
            <office:annotation draw:style-name="gr18" draw:text-style-name="P2" svg:width="30.297cm" svg:height="0.991cm" svg:x="25.02cm" svg:y="5.511cm" draw:caption-point-x="-0.407cm" draw:caption-point-y="-0.739cm">
              <dc:date>2020-05-07T00:00:00</dc:date>
              <text:p text:style-name="P1"><text:span text:style-name="T1">Not freely available. Japanese language only. Not actually relevant for ISO 32000-2 parsing, as all CMaps defined by this standard are also available at Adobe github: https://github.com/adobe-type-tools/cmap-resources</text:span></text:p>
            </office:annotation>
            <text:p>Japanese Industrial Standard (JIS) X 4051-2004, https://standards.globalspec.com/std/1206038/JIS%20X%204051</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1" calcext:value-type="float">
            <text:p>11</text:p>
          </table:table-cell>
          <table:table-cell table:style-name="ce154" office:value-type="float" office:value="118" calcext:value-type="float">
            <text:p>118</text:p>
          </table:table-cell>
          <table:table-cell table:style-name="ce160" office:value-type="string" calcext:value-type="string">
            <office:annotation draw:style-name="gr16" draw:text-style-name="P2" svg:width="30.297cm" svg:height="0.9cm" svg:x="25.02cm" svg:y="6.085cm" draw:caption-point-x="-0.407cm" draw:caption-point-y="-0.784cm">
              <dc:date>2020-05-07T00:00:00</dc:date>
              <text:p text:style-name="P1"><text:span text:style-name="T1">not available</text:span></text:p>
            </office:annotation>
            <text:p>IEEE 754, Standard for Binary Floating-Point Arithmetic, https://ieeexplore.ieee.org/document/8766229</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2" calcext:value-type="float">
            <text:p>12</text:p>
          </table:table-cell>
          <table:table-cell table:style-name="ce154" office:value-type="float" office:value="149" calcext:value-type="float">
            <text:p>149</text:p>
          </table:table-cell>
          <table:table-cell table:style-name="ce160" office:value-type="string" calcext:value-type="string">
            <office:annotation draw:style-name="gr15" draw:text-style-name="P2" svg:width="30.297cm" svg:height="0.899cm" svg:x="25.02cm" svg:y="6.615cm" draw:caption-point-x="-0.407cm" draw:caption-point-y="-0.785cm">
              <dc:date>2020-05-07T00:00:00</dc:date>
              <text:p text:style-name="P1"><text:span text:style-name="T1">not publicly available</text:span></text:p>
            </office:annotation>
            <text:p>The Unicode Standard: Version 2.0, 1996</text:p>
          </table:table-cell>
          <table:table-cell table:style-name="ce163" office:value-type="string" calcext:value-type="string">
            <text:p>Paper only??? https://www.unicode.org/versions/components-2.0.0.html</text:p>
          </table:table-cell>
          <table:table-cell table:style-name="ce157"/>
          <table:table-cell table:style-name="ce164" table:number-columns-repeated="22"/>
          <table:table-cell table:number-columns-repeated="997"/>
        </table:table-row>
        <table:table-row table:style-name="ro2">
          <table:table-cell table:style-name="ce152" office:value-type="float" office:value="13" calcext:value-type="float">
            <text:p>13</text:p>
          </table:table-cell>
          <table:table-cell table:style-name="ce154" office:value-type="float" office:value="159" calcext:value-type="float">
            <text:p>159</text:p>
          </table:table-cell>
          <table:table-cell table:style-name="ce160" office:value-type="string" calcext:value-type="string">
            <office:annotation draw:style-name="gr17" draw:text-style-name="P2" svg:width="30.297cm" svg:height="1.428cm" svg:x="25.02cm" svg:y="7.144cm" draw:caption-point-x="-0.407cm" draw:caption-point-y="-0.784cm">
              <dc:date>2020-05-07T00:00:00</dc:date>
              <text:p text:style-name="P1"><text:span text:style-name="T1">not found</text:span></text:p>
              <text:p text:style-name="P1"><text:span text:style-name="T1"/></text:p>
            </office:annotation>
            <text:p>ITU-R BT.709-3:1998, Parameter values for the HDTV standards for production and international programme exchange</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4" calcext:value-type="float">
            <text:p>14</text:p>
          </table:table-cell>
          <table:table-cell table:style-name="ce154" office:value-type="float" office:value="170" calcext:value-type="float">
            <text:p>170</text:p>
          </table:table-cell>
          <table:table-cell table:style-name="ce160" office:value-type="string" calcext:value-type="string">
            <office:annotation draw:style-name="gr15" draw:text-style-name="P2" svg:width="30.297cm" svg:height="0.899cm" svg:x="25.02cm" svg:y="7.673cm" draw:caption-point-x="-0.407cm" draw:caption-point-y="-0.784cm">
              <dc:date>2020-05-07T00:00:00</dc:date>
              <text:p text:style-name="P1"><text:span text:style-name="T1">not freely available, many links</text:span></text:p>
            </office:annotation>
            <text:p>IEEE 1363-2000, Standard Specifications for Public Key Cryptography, https://ieeexplore.ieee.org/document/891000/references</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5" calcext:value-type="float">
            <text:p>15</text:p>
          </table:table-cell>
          <table:table-cell table:style-name="ce155" office:value-type="float" office:value="228" calcext:value-type="float">
            <text:p>228</text:p>
          </table:table-cell>
          <table:table-cell table:style-name="ce161" office:value-type="string" calcext:value-type="string">
            <office:annotation draw:style-name="gr15" draw:text-style-name="P2" svg:width="30.297cm" svg:height="0.899cm" svg:x="25.02cm" svg:y="8.202cm" draw:caption-point-x="-0.407cm" draw:caption-point-y="-0.784cm">
              <dc:date>2020-05-07T00:00:00</dc:date>
              <text:p text:style-name="P1"><text:span text:style-name="T1">open access incomplete document, references are not displayed</text:span></text:p>
            </office:annotation>
            <text:p>ISO 554:1976, Standard atmospheres for conditioning and/or testing — Specifications, https://www.iso.org/standard/4635.html</text:p>
          </table:table-cell>
          <table:table-cell table:style-name="ce157" table:number-columns-repeated="2"/>
          <table:table-cell table:style-name="ce164" table:number-columns-repeated="22"/>
          <table:table-cell table:number-columns-repeated="997"/>
        </table:table-row>
        <table:table-row table:style-name="ro2">
          <table:table-cell table:style-name="ce152" office:value-type="float" office:value="16" calcext:value-type="float">
            <text:p>16</text:p>
          </table:table-cell>
          <table:table-cell table:style-name="ce154" office:value-type="float" office:value="409" calcext:value-type="float">
            <text:p>409</text:p>
          </table:table-cell>
          <table:table-cell table:style-name="ce160" office:value-type="string" calcext:value-type="string">
            <office:annotation draw:style-name="gr16" draw:text-style-name="P2" svg:width="30.297cm" svg:height="0.9cm" svg:x="25.02cm" svg:y="8.731cm" draw:caption-point-x="-0.407cm" draw:caption-point-y="-0.784cm">
              <dc:date>2020-05-07T00:00:00</dc:date>
              <text:p text:style-name="P1"><text:span text:style-name="T1">original version of 2008 (replaced), this document is only available through payment</text:span></text:p>
            </office:annotation>
            <text:p>ITU-T Recommendation X.501 (2019) | ISO/IEC 9594-2:2017, Information technology – Open Systems Interconnection – The Directory: Models, https://www.iso.org/standard/72551.html</text:p>
          </table:table-cell>
          <table:table-cell table:style-name="ce157" table:number-columns-repeated="2"/>
          <table:table-cell table:style-name="ce164" table:number-columns-repeated="22"/>
          <table:table-cell table:number-columns-repeated="997"/>
        </table:table-row>
        <table:table-row table:style-name="ro2">
          <table:table-cell table:style-name="ce152"/>
          <table:table-cell table:style-name="ce157" table:number-columns-repeated="4"/>
          <table:table-cell table:style-name="ce164" table:number-columns-repeated="22"/>
          <table:table-cell table:number-columns-repeated="997"/>
        </table:table-row>
        <table:table-row table:style-name="ro2" table:number-rows-repeated="2">
          <table:table-cell table:style-name="ce152"/>
          <table:table-cell table:style-name="ce158" table:number-columns-repeated="2"/>
          <table:table-cell table:style-name="ce163"/>
          <table:table-cell table:style-name="ce157"/>
          <table:table-cell table:number-columns-repeated="1019"/>
        </table:table-row>
        <table:table-row table:style-name="ro3">
          <table:table-cell table:style-name="ce153"/>
          <table:table-cell table:style-name="ce159" table:number-columns-repeated="2"/>
          <table:table-cell table:number-columns-repeated="1021"/>
        </table:table-row>
        <table:table-row table:style-name="ro3" table:number-rows-repeated="980">
          <table:table-cell table:style-name="ce152"/>
          <table:table-cell table:number-columns-repeated="1023"/>
        </table:table-row>
        <table:table-row table:style-name="ro5" table:number-rows-repeated="1047575">
          <table:table-cell table:number-columns-repeated="1024"/>
        </table:table-row>
        <table:table-row table:style-name="ro5">
          <table:table-cell table:number-columns-repeated="1024"/>
        </table:table-row>
      </table:table>
      <table:table table:name="Withdrawn" table:style-name="ta3">
        <office:forms form:automatic-focus="false" form:apply-design-mode="false"/>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5" table:number-columns-repeated="1020" table:default-cell-style-name="Default"/>
        <table:table-row table:style-name="ro3">
          <table:table-cell table:style-name="ce153" office:value-type="float" office:value="1" calcext:value-type="float">
            <text:p>1</text:p>
          </table:table-cell>
          <table:table-cell table:style-name="ce165" office:value-type="float" office:value="49" calcext:value-type="float">
            <text:p>49</text:p>
          </table:table-cell>
          <table:table-cell table:style-name="ce169" office:value-type="string" calcext:value-type="string">
            <office:annotation draw:style-name="gr1" draw:text-style-name="P2" svg:width="14.166cm" svg:height="0.952cm" svg:x="26.723cm" svg:y="0.82cm" draw:caption-point-x="-0.407cm" draw:caption-point-y="-0.81cm">
              <dc:date>2020-05-07T00:00:00</dc:date>
              <text:p text:style-name="P1"><text:span text:style-name="T1">Obsoleted by RFC 3986</text:span></text:p>
            </office:annotation>
            <text:p>IETF RFC 1808 (1995): Relative Uniform Resource Locators, https://dx.doi.org/10.17487/rfc1808</text:p>
          </table:table-cell>
          <table:table-cell table:number-columns-repeated="1021"/>
        </table:table-row>
        <table:table-row table:style-name="ro3">
          <table:table-cell table:style-name="ce153" office:value-type="float" office:value="2" calcext:value-type="float">
            <text:p>2</text:p>
          </table:table-cell>
          <table:table-cell table:style-name="ce165" office:value-type="float" office:value="56" calcext:value-type="float">
            <text:p>56</text:p>
          </table:table-cell>
          <table:table-cell table:style-name="ce169" office:value-type="string" calcext:value-type="string">
            <office:annotation draw:style-name="gr6" draw:text-style-name="P2" svg:width="14.166cm" svg:height="3.175cm" svg:x="26.723cm" svg:y="1.307cm" draw:caption-point-x="-0.407cm" draw:caption-point-y="-0.811cm">
              <dc:date>2020-05-07T00:00:00</dc:date>
              <text:p text:style-name="P1"><text:span text:style-name="T1">HTTP specification is referenced by ISO 32000-1 only once in relationship with Web capture command dictionary. However, it is also referenced from a number of other encryption-related standards like PKCS#5.</text:span></text:p>
              <text:p text:style-name="P1"><text:span text:style-name="T1"/></text:p>
              <text:p text:style-name="P1"><text:span text:style-name="T1">Obsoleted by RFC 7230, RFC 7231, RFC 7232, RFC 7233, RFC 7234, RFC 7235</text:span></text:p>
              <text:p text:style-name="P1"><text:span text:style-name="T1"/></text:p>
              <text:p text:style-name="P1"><text:span text:style-name="T1">Updated by RFC 2817, RFC 5785, RFC 6266, RFC 6585</text:span></text:p>
            </office:annotation>
            <text:p>IETF RFC 2616 (1999): Hypertext Transfer Protocol – HTTP/1.1, https://dx.doi.org/10.17487/rfc2616</text:p>
          </table:table-cell>
          <table:table-cell table:number-columns-repeated="1021"/>
        </table:table-row>
        <table:table-row table:style-name="ro3">
          <table:table-cell table:style-name="ce153" office:value-type="float" office:value="2" calcext:value-type="float">
            <text:p>2</text:p>
          </table:table-cell>
          <table:table-cell table:style-name="ce165" office:value-type="float" office:value="57" calcext:value-type="float">
            <text:p>57</text:p>
          </table:table-cell>
          <table:table-cell table:style-name="ce169" office:value-type="string" calcext:value-type="string">
            <office:annotation draw:style-name="gr4" draw:text-style-name="P2" svg:width="14.166cm" svg:height="2.064cm" svg:x="26.723cm" svg:y="1.793cm" draw:caption-point-x="-0.407cm" draw:caption-point-y="-0.81cm">
              <dc:date>2020-05-07T00:00:00</dc:date>
              <text:p text:style-name="P1"><text:span text:style-name="T1">References to the ASN.1 standard as well as other informative references are ignored. </text:span></text:p>
              <text:p text:style-name="P1"><text:span text:style-name="T1"/></text:p>
              <text:p text:style-name="P1"><text:span text:style-name="T1">Obsoleted by RFC 8018</text:span></text:p>
            </office:annotation>
            <text:p>IETF RFC 2898 (2000): PKCS #5: Password-Based Cryptography Specification Version 2.0, https://dx.doi.org/10.17487/rfc2898</text:p>
          </table:table-cell>
          <table:table-cell table:number-columns-repeated="1021"/>
        </table:table-row>
        <table:table-row table:style-name="ro3">
          <table:table-cell table:style-name="ce153" office:value-type="float" office:value="4" calcext:value-type="float">
            <text:p>4</text:p>
          </table:table-cell>
          <table:table-cell table:style-name="ce165" office:value-type="float" office:value="59" calcext:value-type="float">
            <text:p>59</text:p>
          </table:table-cell>
          <table:table-cell table:style-name="ce169" office:value-type="string" calcext:value-type="string">
            <office:annotation draw:style-name="gr1" draw:text-style-name="P2" svg:width="14.166cm" svg:height="0.952cm" svg:x="26.723cm" svg:y="2.281cm" draw:caption-point-x="-0.407cm" draw:caption-point-y="-0.811cm">
              <dc:date>2020-05-07T00:00:00</dc:date>
              <text:p text:style-name="P1"><text:span text:style-name="T1">Obsoleted by RFC 5280</text:span></text:p>
            </office:annotation>
            <text:p>IETF RFC 3280 (2002): Internet X.509 Public Key Infrastructure Certificate and Certificate Revocation List (CRL) Profile, https://dx.doi.org/10.17487/rfc3280</text:p>
          </table:table-cell>
          <table:table-cell table:number-columns-repeated="1021"/>
        </table:table-row>
        <table:table-row table:style-name="ro3">
          <table:table-cell table:style-name="ce153" office:value-type="float" office:value="5" calcext:value-type="float">
            <text:p>5</text:p>
          </table:table-cell>
          <table:table-cell table:style-name="ce165" office:value-type="float" office:value="60" calcext:value-type="float">
            <text:p>60</text:p>
          </table:table-cell>
          <table:table-cell table:style-name="ce169" office:value-type="string" calcext:value-type="string">
            <office:annotation draw:style-name="gr1" draw:text-style-name="P2" svg:width="14.166cm" svg:height="0.952cm" svg:x="26.723cm" svg:y="2.768cm" draw:caption-point-x="-0.407cm" draw:caption-point-y="-0.811cm">
              <dc:date>2020-05-07T00:00:00</dc:date>
              <text:p text:style-name="P1"><text:span text:style-name="T1">Obsoleted by RFC 7564 and then by RFC 8264</text:span></text:p>
            </office:annotation>
            <text:p>IETF RFC 3454 (2002): Preparation of International Strings ("stringprep"), https://dx.doi.org/10.17487/rfc3454</text:p>
          </table:table-cell>
          <table:table-cell table:number-columns-repeated="1021"/>
        </table:table-row>
        <table:table-row table:style-name="ro3">
          <table:table-cell table:style-name="ce153" office:value-type="float" office:value="6" calcext:value-type="float">
            <text:p>6</text:p>
          </table:table-cell>
          <table:table-cell table:style-name="ce166" office:value-type="float" office:value="62" calcext:value-type="float">
            <text:p>62</text:p>
          </table:table-cell>
          <table:table-cell table:style-name="ce170" office:value-type="string" calcext:value-type="string">
            <office:annotation draw:style-name="gr3" draw:text-style-name="P2" svg:width="14.166cm" svg:height="0.953cm" svg:x="26.723cm" svg:y="3.254cm" draw:caption-point-x="-0.407cm" draw:caption-point-y="-0.81cm">
              <dc:date>2020-05-07T00:00:00</dc:date>
              <text:p text:style-name="P1"><text:span text:style-name="T1">Obsoleted by RFC 7613</text:span></text:p>
            </office:annotation>
            <text:p>IETF RFC 4013 (2005): SASLprep: Stringprep Profile for User Names and Passwords, https://dx.doi.org/10.17487/rfc4013</text:p>
          </table:table-cell>
          <table:table-cell table:number-columns-repeated="1021"/>
        </table:table-row>
        <table:table-row table:style-name="ro3">
          <table:table-cell table:style-name="ce153" office:value-type="float" office:value="7" calcext:value-type="float">
            <text:p>7</text:p>
          </table:table-cell>
          <table:table-cell table:style-name="ce165" office:value-type="float" office:value="114" calcext:value-type="float">
            <text:p>114</text:p>
          </table:table-cell>
          <table:table-cell table:style-name="ce169" office:value-type="string" calcext:value-type="string">
            <office:annotation draw:style-name="gr1" draw:text-style-name="P2" svg:width="14.166cm" svg:height="0.952cm" svg:x="26.723cm" svg:y="3.742cm" draw:caption-point-x="-0.407cm" draw:caption-point-y="-0.811cm">
              <dc:date>2020-05-07T00:00:00</dc:date>
              <text:p text:style-name="P1"><text:span text:style-name="T1">Inactive, https://standards.globalspec.com/std/1342756/DIN%2016536-2</text:span></text:p>
            </office:annotation>
            <text:p>DIN 16536-2, Testing of prints and printing inks in graphic technology - Colour density measurements on on-press or off-pressprints - Part 2: Instrument specifications for reflection densitometers and their calibration</text:p>
          </table:table-cell>
          <table:table-cell table:number-columns-repeated="1021"/>
        </table:table-row>
        <table:table-row table:style-name="ro3">
          <table:table-cell table:style-name="ce153" office:value-type="float" office:value="8" calcext:value-type="float">
            <text:p>8</text:p>
          </table:table-cell>
          <table:table-cell table:style-name="ce165" office:value-type="float" office:value="138" calcext:value-type="float">
            <text:p>138</text:p>
          </table:table-cell>
          <table:table-cell table:style-name="ce169" office:value-type="string" calcext:value-type="string">
            <office:annotation draw:style-name="gr1" draw:text-style-name="P2" svg:width="14.166cm" svg:height="0.952cm" svg:x="26.723cm" svg:y="4.228cm" draw:caption-point-x="-0.407cm" draw:caption-point-y="-0.811cm">
              <dc:date>2020-05-07T00:00:00</dc:date>
              <text:p text:style-name="P1"><text:span text:style-name="T1">Obsoleted by: RFC 4646, RFC 4647</text:span></text:p>
            </office:annotation>
            <text:p>IETF RFC 3066 (2001): Tags for the Identification of Languages, https://www.rfc-editor.org/info/rfc3066</text:p>
          </table:table-cell>
          <table:table-cell table:number-columns-repeated="1021"/>
        </table:table-row>
        <table:table-row table:style-name="ro3">
          <table:table-cell table:style-name="ce153" office:value-type="float" office:value="9" calcext:value-type="float">
            <text:p>9</text:p>
          </table:table-cell>
          <table:table-cell table:style-name="ce167" office:value-type="float" office:value="210" calcext:value-type="float">
            <text:p>210</text:p>
          </table:table-cell>
          <table:table-cell table:style-name="ce170" office:value-type="string" calcext:value-type="string">
            <office:annotation draw:style-name="gr2" draw:text-style-name="P2" svg:width="14.166cm" svg:height="1.508cm" svg:x="26.723cm" svg:y="4.714cm" draw:caption-point-x="-0.407cm" draw:caption-point-y="-0.81cm">
              <dc:date>2020-05-07T00:00:00</dc:date>
              <text:p text:style-name="P1"><text:span text:style-name="T1">Now withdrawn</text:span></text:p>
              <text:p text:style-name="P1"><text:span text:style-name="T1"/></text:p>
            </office:annotation>
            <text:p>ISO 8824:1990, Information technology - Open Systems Interconnection - Specification of Abstract Syntax Notation One (ASN.l), https://www.iso.org/standard/16288.html</text:p>
          </table:table-cell>
          <table:table-cell table:number-columns-repeated="1021"/>
        </table:table-row>
        <table:table-row table:style-name="ro3">
          <table:table-cell table:style-name="ce153" office:value-type="float" office:value="10" calcext:value-type="float">
            <text:p>10</text:p>
          </table:table-cell>
          <table:table-cell table:style-name="ce167" office:value-type="float" office:value="211" calcext:value-type="float">
            <text:p>211</text:p>
          </table:table-cell>
          <table:table-cell table:style-name="ce170" office:value-type="string" calcext:value-type="string">
            <office:annotation draw:style-name="gr2" draw:text-style-name="P2" svg:width="14.166cm" svg:height="1.508cm" svg:x="26.723cm" svg:y="5.202cm" draw:caption-point-x="-0.407cm" draw:caption-point-y="-0.811cm">
              <dc:date>2020-05-07T00:00:00</dc:date>
              <text:p text:style-name="P1"><text:span text:style-name="T1">Now withdrawn</text:span></text:p>
              <text:p text:style-name="P1"><text:span text:style-name="T1"/></text:p>
            </office:annotation>
            <text:p>ISO 8825:1990, Information technology - Open Systems Interconnection - Specification of Basic Encoding Rules for Abstract Syntax Notation One (ASN.l), https://www.iso.org/standard/16294.html?browse=tc</text:p>
          </table:table-cell>
          <table:table-cell table:number-columns-repeated="1021"/>
        </table:table-row>
        <table:table-row table:style-name="ro3">
          <table:table-cell table:style-name="ce153" office:value-type="float" office:value="11" calcext:value-type="float">
            <text:p>11</text:p>
          </table:table-cell>
          <table:table-cell table:style-name="ce167" office:value-type="float" office:value="243" calcext:value-type="float">
            <text:p>243</text:p>
          </table:table-cell>
          <table:table-cell table:style-name="ce170" office:value-type="string" calcext:value-type="string">
            <office:annotation draw:style-name="gr4" draw:text-style-name="P2" svg:width="14.166cm" svg:height="2.064cm" svg:x="26.723cm" svg:y="5.688cm" draw:caption-point-x="-0.407cm" draw:caption-point-y="-0.81cm">
              <dc:date>2020-05-07T00:00:00</dc:date>
              <text:p text:style-name="P1"><text:span text:style-name="T1">Obsoleted by: RFC 3986</text:span></text:p>
              <text:p text:style-name="P1"><text:span text:style-name="T1"/></text:p>
              <text:p text:style-name="P1"><text:span text:style-name="T1">Updated by: RFC 2732</text:span></text:p>
            </office:annotation>
            <text:p>IETF RFC 2396 (1998): Uniform Resource Identifiers (URI): Generic Syntax, https://www.rfc-editor.org/info/rfc2396</text:p>
          </table:table-cell>
          <table:table-cell table:number-columns-repeated="1021"/>
        </table:table-row>
        <table:table-row table:style-name="ro3">
          <table:table-cell table:style-name="ce153" office:value-type="float" office:value="12" calcext:value-type="float">
            <text:p>12</text:p>
          </table:table-cell>
          <table:table-cell table:style-name="ce165" office:value-type="float" office:value="319" calcext:value-type="float">
            <text:p>319</text:p>
          </table:table-cell>
          <table:table-cell table:style-name="ce169" office:value-type="string" calcext:value-type="string">
            <office:annotation draw:style-name="gr1" draw:text-style-name="P2" svg:width="14.166cm" svg:height="0.952cm" svg:x="26.723cm" svg:y="6.176cm" draw:caption-point-x="-0.407cm" draw:caption-point-y="-0.811cm">
              <dc:date>2020-05-07T00:00:00</dc:date>
              <text:p text:style-name="P1"><text:span text:style-name="T1">revised, replaced by: ISO 12651-1: 2012 and ISO 12651-2: 2014</text:span></text:p>
            </office:annotation>
            <text:p>ISO 12651: 1999, Electronic imaging – Vocabulary </text:p>
          </table:table-cell>
          <table:table-cell table:number-columns-repeated="1021"/>
        </table:table-row>
        <table:table-row table:style-name="ro3">
          <table:table-cell table:style-name="ce153" office:value-type="float" office:value="13" calcext:value-type="float">
            <text:p>13</text:p>
          </table:table-cell>
          <table:table-cell table:style-name="ce165" office:value-type="float" office:value="336" calcext:value-type="float">
            <text:p>336</text:p>
          </table:table-cell>
          <table:table-cell table:style-name="ce169" office:value-type="string" calcext:value-type="string">
            <office:annotation draw:style-name="gr1" draw:text-style-name="P2" svg:width="14.166cm" svg:height="0.952cm" svg:x="26.723cm" svg:y="6.663cm" draw:caption-point-x="-0.407cm" draw:caption-point-y="-0.811cm">
              <dc:date>2020-05-07T00:00:00</dc:date>
              <text:p text:style-name="P1"><text:span text:style-name="T1">Superseded: Recommendation X.509 (10/19)</text:span></text:p>
            </office:annotation>
            <text:p>CCITT Recommendation X.509 (1988), The Directory - Authentication Framework</text:p>
          </table:table-cell>
          <table:table-cell table:number-columns-repeated="1021"/>
        </table:table-row>
        <table:table-row table:style-name="ro3">
          <table:table-cell table:style-name="ce153" office:value-type="float" office:value="14" calcext:value-type="float">
            <text:p>14</text:p>
          </table:table-cell>
          <table:table-cell table:style-name="ce167" office:value-type="float" office:value="338" calcext:value-type="float">
            <text:p>338</text:p>
          </table:table-cell>
          <table:table-cell table:style-name="ce170" office:value-type="string" calcext:value-type="string">
            <office:annotation draw:style-name="gr3" draw:text-style-name="P2" svg:width="14.166cm" svg:height="0.953cm" svg:x="26.723cm" svg:y="7.148cm" draw:caption-point-x="-0.407cm" draw:caption-point-y="-0.81cm">
              <dc:date>2020-05-07T00:00:00</dc:date>
              <text:p text:style-name="P1"><text:span text:style-name="T1">Obsoleted by: RFC 3986</text:span></text:p>
            </office:annotation>
            <text:p>IETF RFC 2732 (1999): Format for Literal IPv6 Addresses in URL's, https://www.rfc-editor.org/info/rfc2732</text:p>
          </table:table-cell>
          <table:table-cell table:number-columns-repeated="1021"/>
        </table:table-row>
        <table:table-row table:style-name="ro3">
          <table:table-cell table:style-name="ce153" office:value-type="float" office:value="15" calcext:value-type="float">
            <text:p>15</text:p>
          </table:table-cell>
          <table:table-cell table:style-name="ce167" office:value-type="float" office:value="344" calcext:value-type="float">
            <text:p>344</text:p>
          </table:table-cell>
          <table:table-cell table:style-name="ce170" office:value-type="string" calcext:value-type="string">
            <office:annotation draw:style-name="gr7" draw:text-style-name="P2" svg:width="14.166cm" svg:height="2.063cm" svg:x="26.723cm" svg:y="7.636cm" draw:caption-point-x="-0.407cm" draw:caption-point-y="-0.811cm">
              <dc:date>2020-05-07T00:00:00</dc:date>
              <text:p text:style-name="P1"><text:span text:style-name="T1">Obsoleted by: RFC 7303</text:span></text:p>
              <text:p text:style-name="P1"><text:span text:style-name="T1"/></text:p>
              <text:p text:style-name="P1"><text:span text:style-name="T1">Updated by: RFC 6839</text:span></text:p>
            </office:annotation>
            <text:p>IETF RFC 3023 (2001): XML Media Types, https://www.rfc-editor.org/info/rfc3023</text:p>
          </table:table-cell>
          <table:table-cell table:number-columns-repeated="1021"/>
        </table:table-row>
        <table:table-row table:style-name="ro3">
          <table:table-cell table:style-name="ce153" office:value-type="float" office:value="16" calcext:value-type="float">
            <text:p>16</text:p>
          </table:table-cell>
          <table:table-cell table:style-name="ce167" office:value-type="float" office:value="358" calcext:value-type="float">
            <text:p>358</text:p>
          </table:table-cell>
          <table:table-cell table:style-name="ce170" office:value-type="string" calcext:value-type="string">
            <office:annotation draw:style-name="gr7" draw:text-style-name="P2" svg:width="14.166cm" svg:height="2.063cm" svg:x="26.723cm" svg:y="8.123cm" draw:caption-point-x="-0.407cm" draw:caption-point-y="-0.811cm">
              <dc:date>2020-05-07T00:00:00</dc:date>
              <text:p text:style-name="P1"><text:span text:style-name="T1">Obsoleted by: RFC 2156</text:span></text:p>
              <text:p text:style-name="P1"><text:span text:style-name="T1"/></text:p>
              <text:p text:style-name="P1"><text:span text:style-name="T1">Updated by: RFC 1495</text:span></text:p>
            </office:annotation>
            <text:p>IETF RFC 1327 (1992): Mapping between X.400(1988) / ISO 10021 and RFC 822, https://www.rfc-editor.org/info/rfc1327</text:p>
          </table:table-cell>
          <table:table-cell table:number-columns-repeated="1021"/>
        </table:table-row>
        <table:table-row table:style-name="ro3">
          <table:table-cell table:style-name="ce153" office:value-type="float" office:value="17" calcext:value-type="float">
            <text:p>17</text:p>
          </table:table-cell>
          <table:table-cell table:style-name="ce165" office:value-type="float" office:value="359" calcext:value-type="float">
            <text:p>359</text:p>
          </table:table-cell>
          <table:table-cell table:style-name="ce169" office:value-type="string" calcext:value-type="string">
            <office:annotation draw:style-name="gr5" draw:text-style-name="P2" svg:width="14.166cm" svg:height="2.619cm" svg:x="26.723cm" svg:y="8.609cm" draw:caption-point-x="-0.407cm" draw:caption-point-y="-0.81cm">
              <dc:date>2020-05-07T00:00:00</dc:date>
              <text:p text:style-name="P1"><text:span text:style-name="T1">Obsoleted by: RFC 4288, RFC 4289</text:span></text:p>
              <text:p text:style-name="P1"><text:span text:style-name="T1">Updated by: RFC 3023</text:span></text:p>
              <text:p text:style-name="P1"><text:span text:style-name="T1"/></text:p>
              <text:p text:style-name="P1"><text:span text:style-name="T1">no references to regulatory documents</text:span></text:p>
            </office:annotation>
            <text:p>IETF RFC 2048 (1996): Multipurpose Internet Mail Extensions (MIME) Part Four: Registration Procedures, https://www.rfc-editor.org/info/rfc2048</text:p>
          </table:table-cell>
          <table:table-cell table:number-columns-repeated="1021"/>
        </table:table-row>
        <table:table-row table:style-name="ro3">
          <table:table-cell table:style-name="ce153" office:value-type="float" office:value="18" calcext:value-type="float">
            <text:p>18</text:p>
          </table:table-cell>
          <table:table-cell table:style-name="ce165" office:value-type="float" office:value="362" calcext:value-type="float">
            <text:p>362</text:p>
          </table:table-cell>
          <table:table-cell table:style-name="ce169" office:value-type="string" calcext:value-type="string">
            <office:annotation draw:style-name="gr1" draw:text-style-name="P2" svg:width="14.166cm" svg:height="0.952cm" svg:x="26.723cm" svg:y="9.097cm" draw:caption-point-x="-0.407cm" draw:caption-point-y="-0.811cm">
              <dc:date>2020-05-07T00:00:00</dc:date>
              <text:p text:style-name="P1"><text:span text:style-name="T1">Obsoleted by: RFC 4234</text:span></text:p>
            </office:annotation>
            <text:p>IETF RFC 2234 (1997): Augmented BNF for Syntax Specifications: ABNF, https://tools.ietf.org/html/rfc2234</text:p>
          </table:table-cell>
          <table:table-cell table:number-columns-repeated="1021"/>
        </table:table-row>
        <table:table-row table:style-name="ro3">
          <table:table-cell table:style-name="ce153" office:value-type="float" office:value="19" calcext:value-type="float">
            <text:p>19</text:p>
          </table:table-cell>
          <table:table-cell table:style-name="ce167" office:value-type="float" office:value="369" calcext:value-type="float">
            <text:p>369</text:p>
          </table:table-cell>
          <table:table-cell table:style-name="ce170" office:value-type="string" calcext:value-type="string">
            <office:annotation draw:style-name="gr3" draw:text-style-name="P2" svg:width="14.166cm" svg:height="0.953cm" svg:x="26.723cm" svg:y="9.583cm" draw:caption-point-x="-0.407cm" draw:caption-point-y="-0.81cm">
              <dc:date>2020-05-07T00:00:00</dc:date>
              <text:p text:style-name="P1"><text:span text:style-name="T1">Obsoleted by: RFC 4395</text:span></text:p>
            </office:annotation>
            <text:p>IETF RFC 2717 (1999): Registration Procedures for URL Scheme Names, https://www.rfc-editor.org/info/rfc2717</text:p>
          </table:table-cell>
          <table:table-cell table:number-columns-repeated="1021"/>
        </table:table-row>
        <table:table-row table:style-name="ro3">
          <table:table-cell table:style-name="ce153" office:value-type="float" office:value="20" calcext:value-type="float">
            <text:p>20</text:p>
          </table:table-cell>
          <table:table-cell table:style-name="ce167" office:value-type="float" office:value="370" calcext:value-type="float">
            <text:p>370</text:p>
          </table:table-cell>
          <table:table-cell table:style-name="ce170" office:value-type="string" calcext:value-type="string">
            <office:annotation draw:style-name="gr1" draw:text-style-name="P2" svg:width="14.166cm" svg:height="0.952cm" svg:x="26.723cm" svg:y="10.07cm" draw:caption-point-x="-0.407cm" draw:caption-point-y="-0.811cm">
              <dc:date>2020-05-07T00:00:00</dc:date>
              <text:p text:style-name="P1"><text:span text:style-name="T1">Obsoleted by: RFC 4395</text:span></text:p>
            </office:annotation>
            <text:p>IETF RFC 2718 (1999): Guidelines for new URL Schemes, https://www.rfc-editor.org/info/rfc2718</text:p>
          </table:table-cell>
          <table:table-cell table:number-columns-repeated="1021"/>
        </table:table-row>
        <table:table-row table:style-name="ro3">
          <table:table-cell table:style-name="ce153" office:value-type="float" office:value="21" calcext:value-type="float">
            <text:p>21</text:p>
          </table:table-cell>
          <table:table-cell table:style-name="ce167" office:value-type="float" office:value="373" calcext:value-type="float">
            <text:p>373</text:p>
          </table:table-cell>
          <table:table-cell table:style-name="ce170" office:value-type="string" calcext:value-type="string">
            <office:annotation draw:style-name="gr1" draw:text-style-name="P2" svg:width="14.166cm" svg:height="0.952cm" svg:x="26.723cm" svg:y="10.557cm" draw:caption-point-x="-0.407cm" draw:caption-point-y="-0.811cm">
              <dc:date>2020-05-07T00:00:00</dc:date>
              <text:p text:style-name="P1"><text:span text:style-name="T1">Obsoleted by: RFC 8254</text:span></text:p>
            </office:annotation>
            <text:p>IETF RFC 3044 (2001): Using The ISSN (International Serial Standard Number) as URN (Uniform Resource Names) within an ISSN-URN Namespace, https://www.rfc-editor.org/info/rfc3044</text:p>
          </table:table-cell>
          <table:table-cell table:number-columns-repeated="1021"/>
        </table:table-row>
        <table:table-row table:style-name="ro3">
          <table:table-cell table:style-name="ce153" office:value-type="float" office:value="22" calcext:value-type="float">
            <text:p>22</text:p>
          </table:table-cell>
          <table:table-cell table:style-name="ce167" office:value-type="float" office:value="379" calcext:value-type="float">
            <text:p>379</text:p>
          </table:table-cell>
          <table:table-cell table:style-name="ce170" office:value-type="string" calcext:value-type="string">
            <office:annotation draw:style-name="gr3" draw:text-style-name="P2" svg:width="14.166cm" svg:height="0.953cm" svg:x="26.723cm" svg:y="11.043cm" draw:caption-point-x="-0.407cm" draw:caption-point-y="-0.81cm">
              <dc:date>2020-05-07T00:00:00</dc:date>
              <text:p text:style-name="P1"><text:span text:style-name="T1">Obsoleted by: RFC 3406</text:span></text:p>
            </office:annotation>
            <text:p>IETF BCP 33 RFC 2611 (1999): URN Namespace Definition Mechanisms, https://www.rfc-editor.org/info/rfc2611</text:p>
          </table:table-cell>
          <table:table-cell table:number-columns-repeated="1021"/>
        </table:table-row>
        <table:table-row table:style-name="ro3">
          <table:table-cell table:style-name="ce153" office:value-type="float" office:value="23" calcext:value-type="float">
            <text:p>23</text:p>
          </table:table-cell>
          <table:table-cell table:style-name="ce167" office:value-type="float" office:value="386" calcext:value-type="float">
            <text:p>386</text:p>
          </table:table-cell>
          <table:table-cell table:style-name="ce170" office:value-type="string" calcext:value-type="string">
            <office:annotation draw:style-name="gr1" draw:text-style-name="P2" svg:width="14.166cm" svg:height="0.952cm" svg:x="26.723cm" svg:y="11.531cm" draw:caption-point-x="-0.407cm" draw:caption-point-y="-0.811cm">
              <dc:date>2020-05-07T00:00:00</dc:date>
              <text:p text:style-name="P1"><text:span text:style-name="T1">Obsoleted by: RFC 3066, RFC 3282</text:span></text:p>
            </office:annotation>
            <text:p>IETF RFC 1766 (1995): Tags for the Identification of Languages, https://www.rfc-editor.org/info/rfc1766</text:p>
          </table:table-cell>
          <table:table-cell table:number-columns-repeated="1021"/>
        </table:table-row>
        <table:table-row table:style-name="ro3">
          <table:table-cell table:style-name="ce153" office:value-type="float" office:value="24" calcext:value-type="float">
            <text:p>24</text:p>
          </table:table-cell>
          <table:table-cell table:style-name="ce167" office:value-type="float" office:value="388" calcext:value-type="float">
            <text:p>388</text:p>
          </table:table-cell>
          <table:table-cell table:style-name="ce170" office:value-type="string" calcext:value-type="string">
            <office:annotation draw:style-name="gr1" draw:text-style-name="P2" svg:width="14.166cm" svg:height="0.952cm" svg:x="26.723cm" svg:y="12.018cm" draw:caption-point-x="-0.407cm" draw:caption-point-y="-0.811cm">
              <dc:date>2020-05-07T00:00:00</dc:date>
              <text:p text:style-name="P1"><text:span text:style-name="T1">Obsoleted by: RFC 8141</text:span></text:p>
            </office:annotation>
            <text:p>IETF RFC 2141 (1997): URN Syntax, https://www.rfc-editor.org/info/rfc2141</text:p>
          </table:table-cell>
          <table:table-cell table:number-columns-repeated="1021"/>
        </table:table-row>
        <table:table-row table:style-name="ro3">
          <table:table-cell table:style-name="ce153" office:value-type="float" office:value="25" calcext:value-type="float">
            <text:p>25</text:p>
          </table:table-cell>
          <table:table-cell table:style-name="ce167" office:value-type="float" office:value="413" calcext:value-type="float">
            <text:p>413</text:p>
          </table:table-cell>
          <table:table-cell table:style-name="ce170" office:value-type="string" calcext:value-type="string">
            <office:annotation draw:style-name="gr1" draw:text-style-name="P2" svg:width="14.166cm" svg:height="0.952cm" svg:x="26.723cm" svg:y="12.504cm" draw:caption-point-x="-0.407cm" draw:caption-point-y="-0.81cm">
              <dc:date>2020-05-07T00:00:00</dc:date>
              <text:p text:style-name="P1"><text:span text:style-name="T1">Obsoleted by: RFC 5755</text:span></text:p>
            </office:annotation>
            <text:p>IETF RFC 3281 (2002): An Internet Attribute Certificate Profile for Authorization, https://www.rfc-editor.org/info/rfc3281</text:p>
          </table:table-cell>
          <table:table-cell table:number-columns-repeated="1021"/>
        </table:table-row>
        <table:table-row table:style-name="ro3">
          <table:table-cell table:style-name="ce153" office:value-type="float" office:value="26" calcext:value-type="float">
            <text:p>26</text:p>
          </table:table-cell>
          <table:table-cell table:style-name="ce167" office:value-type="float" office:value="416" calcext:value-type="float">
            <text:p>416</text:p>
          </table:table-cell>
          <table:table-cell table:style-name="ce170" office:value-type="string" calcext:value-type="string">
            <office:annotation draw:style-name="gr1" draw:text-style-name="P2" svg:width="14.166cm" svg:height="0.952cm" svg:x="26.723cm" svg:y="12.991cm" draw:caption-point-x="-0.407cm" draw:caption-point-y="-0.811cm">
              <dc:date>2020-05-07T00:00:00</dc:date>
              <text:p text:style-name="P1"><text:span text:style-name="T1">Obsoleted by: RFC 3850</text:span></text:p>
            </office:annotation>
            <text:p>IETF RFC 2632 (1999): S/MIME Version 3 Certificate Handling, https://www.rfc-editor.org/info/rfc2632</text:p>
          </table:table-cell>
          <table:table-cell table:number-columns-repeated="1021"/>
        </table:table-row>
        <table:table-row table:style-name="ro3">
          <table:table-cell table:style-name="ce153" office:value-type="float" office:value="27" calcext:value-type="float">
            <text:p>27</text:p>
          </table:table-cell>
          <table:table-cell table:style-name="ce168" office:value-type="float" office:value="417" calcext:value-type="float">
            <text:p>417</text:p>
          </table:table-cell>
          <table:table-cell table:style-name="ce169" office:value-type="string" calcext:value-type="string">
            <office:annotation draw:style-name="gr4" draw:text-style-name="P2" svg:width="14.166cm" svg:height="2.064cm" svg:x="26.723cm" svg:y="13.477cm" draw:caption-point-x="-0.407cm" draw:caption-point-y="-0.81cm">
              <dc:date>2020-05-07T00:00:00</dc:date>
              <text:p text:style-name="P1"><text:span text:style-name="T1">contains 23 links</text:span></text:p>
              <text:p text:style-name="P1"><text:span text:style-name="T1"/></text:p>
              <text:p text:style-name="P1"><text:span text:style-name="T1">Obsoleted by: RFC 3369, RFC 3370</text:span></text:p>
            </office:annotation>
            <text:p>IETF RFC 2630 (1999): Cryptographic Message Syntax, https://www.rfc-editor.org/info/rfc2630</text:p>
          </table:table-cell>
          <table:table-cell table:number-columns-repeated="1021"/>
        </table:table-row>
        <table:table-row table:style-name="ro3">
          <table:table-cell table:style-name="ce153" office:value-type="float" office:value="28" calcext:value-type="float">
            <text:p>28</text:p>
          </table:table-cell>
          <table:table-cell table:style-name="ce167" office:value-type="float" office:value="418" calcext:value-type="float">
            <text:p>418</text:p>
          </table:table-cell>
          <table:table-cell table:style-name="ce170" office:value-type="string" calcext:value-type="string">
            <office:annotation draw:style-name="gr1" draw:text-style-name="P2" svg:width="14.166cm" svg:height="0.952cm" svg:x="26.723cm" svg:y="13.965cm" draw:caption-point-x="-0.407cm" draw:caption-point-y="-0.811cm">
              <dc:date>2020-05-07T00:00:00</dc:date>
              <text:p text:style-name="P1"><text:span text:style-name="T1">Obsoleted by: RFC 3851</text:span></text:p>
            </office:annotation>
            <text:p>IETF RFC 2633 (1999): S/MIME Version 3 Message Specification, https://www.rfc-editor.org/info/rfc2633</text:p>
          </table:table-cell>
          <table:table-cell table:number-columns-repeated="1021"/>
        </table:table-row>
        <table:table-row table:style-name="ro3">
          <table:table-cell table:style-name="ce153" office:value-type="float" office:value="29" calcext:value-type="float">
            <text:p>29</text:p>
          </table:table-cell>
          <table:table-cell table:style-name="ce167" office:value-type="float" office:value="423" calcext:value-type="float">
            <text:p>423</text:p>
          </table:table-cell>
          <table:table-cell table:style-name="ce170" office:value-type="string" calcext:value-type="string">
            <office:annotation draw:style-name="gr1" draw:text-style-name="P2" svg:width="14.166cm" svg:height="0.952cm" svg:x="26.723cm" svg:y="14.452cm" draw:caption-point-x="-0.407cm" draw:caption-point-y="-0.811cm">
              <dc:date>2020-05-07T00:00:00</dc:date>
              <text:p text:style-name="P1"><text:span text:style-name="T1">Obsoleted by: RFC 3629</text:span></text:p>
            </office:annotation>
            <text:p>IETF RFC 2279 (1998): UTF-8, a transformation format of ISO 10646, https://www.rfc-editor.org/info/rfc2279</text:p>
          </table:table-cell>
          <table:table-cell table:number-columns-repeated="1021"/>
        </table:table-row>
        <table:table-row table:style-name="ro3">
          <table:table-cell table:style-name="ce153" office:value-type="float" office:value="30" calcext:value-type="float">
            <text:p>30</text:p>
          </table:table-cell>
          <table:table-cell table:style-name="ce168" office:value-type="float" office:value="455" calcext:value-type="float">
            <text:p>455</text:p>
          </table:table-cell>
          <table:table-cell table:style-name="ce169" office:value-type="string" calcext:value-type="string">
            <office:annotation draw:style-name="gr10" draw:text-style-name="P2" svg:width="14.166cm" svg:height="3.731cm" svg:x="26.723cm" svg:y="14.938cm" draw:caption-point-x="-0.407cm" draw:caption-point-y="-0.81cm">
              <dc:date>2020-05-07T00:00:00</dc:date>
              <text:p text:style-name="P1"><text:span text:style-name="T1">contains 20 links</text:span></text:p>
              <text:p text:style-name="P1"><text:span text:style-name="T1"/></text:p>
              <text:p text:style-name="P1"><text:span text:style-name="T1">Obsoleted by: RFC 4248, RFC 4266</text:span></text:p>
              <text:p text:style-name="P1"><text:span text:style-name="T1"/></text:p>
              <text:p text:style-name="P1"><text:span text:style-name="T1">Updated by:</text:span></text:p>
              <text:p text:style-name="P1"><text:span text:style-name="T1">RFC 1808, RFC 2368, RFC 2396, RFC 3986, RFC 6196, RFC 6270, RFC 8089</text:span></text:p>
            </office:annotation>
            <text:p>IETF RFC 1738 (1994): Uniform Resource Locators (URL), https://www.rfc-editor.org/info/rfc1738</text:p>
          </table:table-cell>
          <table:table-cell table:number-columns-repeated="1021"/>
        </table:table-row>
        <table:table-row table:style-name="ro3">
          <table:table-cell table:style-name="ce153" office:value-type="float" office:value="31" calcext:value-type="float">
            <text:p>31</text:p>
          </table:table-cell>
          <table:table-cell table:style-name="ce165" office:value-type="float" office:value="456" calcext:value-type="float">
            <text:p>456</text:p>
          </table:table-cell>
          <table:table-cell table:style-name="ce169" office:value-type="string" calcext:value-type="string">
            <office:annotation draw:style-name="gr1" draw:text-style-name="P2" svg:width="14.166cm" svg:height="0.952cm" svg:x="26.723cm" svg:y="15.426cm" draw:caption-point-x="-0.407cm" draw:caption-point-y="-0.811cm">
              <dc:date>2020-05-07T00:00:00</dc:date>
              <text:p text:style-name="P1"><text:span text:style-name="T1">Obsoleted by: RFC 2854</text:span></text:p>
            </office:annotation>
            <text:p>IETF RFC 1866 (1995): Hypertext Markup Language - 2.0, https://www.rfc-editor.org/info/rfc1866</text:p>
          </table:table-cell>
          <table:table-cell table:number-columns-repeated="1021"/>
        </table:table-row>
        <table:table-row table:style-name="ro3">
          <table:table-cell table:style-name="ce153" office:value-type="float" office:value="32" calcext:value-type="float">
            <text:p>32</text:p>
          </table:table-cell>
          <table:table-cell table:style-name="ce168" office:value-type="float" office:value="457" calcext:value-type="float">
            <text:p>457</text:p>
          </table:table-cell>
          <table:table-cell table:style-name="ce169" office:value-type="string" calcext:value-type="string">
            <office:annotation draw:style-name="gr9" draw:text-style-name="P2" svg:width="14.166cm" svg:height="3.73cm" svg:x="26.723cm" svg:y="15.912cm" draw:caption-point-x="-0.407cm" draw:caption-point-y="-0.811cm">
              <dc:date>2020-05-07T00:00:00</dc:date>
              <text:p text:style-name="P1"><text:span text:style-name="T1">contains 18 links</text:span></text:p>
              <text:p text:style-name="P1"><text:span text:style-name="T1"/></text:p>
              <text:p text:style-name="P1"><text:span text:style-name="T1">Obsoleted by: RFC 2822</text:span></text:p>
              <text:p text:style-name="P1"><text:span text:style-name="T1"/></text:p>
              <text:p text:style-name="P1"><text:span text:style-name="T1">Updated by:</text:span></text:p>
              <text:p text:style-name="P1"><text:span text:style-name="T1">RFC 1123, RFC 2156, RFC 1327, RFC 1138, RFC 1148</text:span></text:p>
            </office:annotation>
            <text:p>IETF STD 11 RFC 822 (1982): Standard for the Format of ARPA Internet Text Messages, https://www.rfc-editor.org/info/rfc822</text:p>
          </table:table-cell>
          <table:table-cell table:number-columns-repeated="1021"/>
        </table:table-row>
        <table:table-row table:style-name="ro3">
          <table:table-cell table:style-name="ce153" office:value-type="float" office:value="33" calcext:value-type="float">
            <text:p>33</text:p>
          </table:table-cell>
          <table:table-cell table:style-name="ce168" office:value-type="float" office:value="459" calcext:value-type="float">
            <text:p>459</text:p>
          </table:table-cell>
          <table:table-cell table:style-name="ce169" office:value-type="string" calcext:value-type="string">
            <office:annotation draw:style-name="gr10" draw:text-style-name="P2" svg:width="14.166cm" svg:height="3.731cm" svg:x="26.723cm" svg:y="16.398cm" draw:caption-point-x="-0.407cm" draw:caption-point-y="-0.81cm">
              <dc:date>2020-05-07T00:00:00</dc:date>
              <text:p text:style-name="P1"><text:span text:style-name="T1">contains 28 links</text:span></text:p>
              <text:p text:style-name="P1"><text:span text:style-name="T1"/></text:p>
              <text:p text:style-name="P1"><text:span text:style-name="T1">Obsoleted by: RFC 4346</text:span></text:p>
              <text:p text:style-name="P1"><text:span text:style-name="T1"/></text:p>
              <text:p text:style-name="P1"><text:span text:style-name="T1">Updated by:</text:span></text:p>
              <text:p text:style-name="P1"><text:span text:style-name="T1">RFC 3546, RFC 5746, RFC 6176, RFC 7465, RFC 7507, RFC 7919</text:span></text:p>
            </office:annotation>
            <text:p>IETF RFC 2246 (1999): The TLS Protocol Version 1.0, https://www.rfc-editor.org/info/rfc2246</text:p>
          </table:table-cell>
          <table:table-cell table:number-columns-repeated="1021"/>
        </table:table-row>
        <table:table-row table:style-name="ro3">
          <table:table-cell table:style-name="ce153" office:value-type="float" office:value="34" calcext:value-type="float">
            <text:p>34</text:p>
          </table:table-cell>
          <table:table-cell table:style-name="ce165" office:value-type="float" office:value="460" calcext:value-type="float">
            <text:p>460</text:p>
          </table:table-cell>
          <table:table-cell table:style-name="ce169" office:value-type="string" calcext:value-type="string">
            <office:annotation draw:style-name="gr1" draw:text-style-name="P2" svg:width="14.166cm" svg:height="0.952cm" svg:x="26.723cm" svg:y="16.886cm" draw:caption-point-x="-0.407cm" draw:caption-point-y="-0.811cm">
              <dc:date>2020-05-07T00:00:00</dc:date>
              <text:p text:style-name="P1"><text:span text:style-name="T1">Obsoleted by: RFC 4210</text:span></text:p>
            </office:annotation>
            <text:p>IETF RFC 2510 (1999): Internet X.509 Public Key Infrastructure Certificate Management Protocols, https://www.rfc-editor.org/info/rfc2510</text:p>
          </table:table-cell>
          <table:table-cell table:number-columns-repeated="1021"/>
        </table:table-row>
        <table:table-row table:style-name="ro3">
          <table:table-cell table:style-name="ce153" office:value-type="float" office:value="35" calcext:value-type="float">
            <text:p>35</text:p>
          </table:table-cell>
          <table:table-cell table:style-name="ce166" office:value-type="float" office:value="496" calcext:value-type="float">
            <text:p>496</text:p>
          </table:table-cell>
          <table:table-cell table:style-name="ce171" office:value-type="string" calcext:value-type="string">
            <office:annotation draw:style-name="gr3" draw:text-style-name="P2" svg:width="14.166cm" svg:height="0.953cm" svg:x="26.723cm" svg:y="17.372cm" draw:caption-point-x="-0.407cm" draw:caption-point-y="-0.81cm">
              <dc:date>2020-05-07T00:00:00</dc:date>
              <text:p text:style-name="P1"><text:span text:style-name="T1">Obsoleted by: RFC 5234</text:span></text:p>
            </office:annotation>
            <text:p>IETF RFC 4234 (2005): Augmented BNF for Syntax Specifications: ABNF, https://www.rfc-editor.org/info/rfc4234</text:p>
          </table:table-cell>
          <table:table-cell table:number-columns-repeated="1021"/>
        </table:table-row>
        <table:table-row table:style-name="ro3">
          <table:table-cell table:style-name="ce153" office:value-type="float" office:value="36" calcext:value-type="float">
            <text:p>36</text:p>
          </table:table-cell>
          <table:table-cell table:style-name="ce166" office:value-type="float" office:value="497" calcext:value-type="float">
            <text:p>497</text:p>
          </table:table-cell>
          <table:table-cell table:style-name="ce171" office:value-type="string" calcext:value-type="string">
            <office:annotation draw:style-name="gr1" draw:text-style-name="P2" svg:width="14.166cm" svg:height="0.952cm" svg:x="26.723cm" svg:y="17.86cm" draw:caption-point-x="-0.407cm" draw:caption-point-y="-0.811cm">
              <dc:date>2020-05-07T00:00:00</dc:date>
              <text:p text:style-name="P1"><text:span text:style-name="T1">Obsoleted by: RFC 822</text:span></text:p>
            </office:annotation>
            <text:p>IETF RFC 733 (1977): Standard for the format of ARPA network text messages, https://www.rfc-editor.org/info/rfc733</text:p>
          </table:table-cell>
          <table:table-cell table:number-columns-repeated="1021"/>
        </table:table-row>
        <table:table-row table:style-name="ro3">
          <table:table-cell table:style-name="ce153" office:value-type="float" office:value="37" calcext:value-type="float">
            <text:p>37</text:p>
          </table:table-cell>
          <table:table-cell table:style-name="ce166" office:value-type="float" office:value="505" calcext:value-type="float">
            <text:p>505</text:p>
          </table:table-cell>
          <table:table-cell table:style-name="ce171" office:value-type="string" calcext:value-type="string">
            <office:annotation draw:style-name="gr1" draw:text-style-name="P2" svg:width="14.166cm" svg:height="0.952cm" svg:x="26.723cm" svg:y="18.347cm" draw:caption-point-x="-0.407cm" draw:caption-point-y="-0.811cm">
              <dc:date>2020-05-07T00:00:00</dc:date>
              <text:p text:style-name="P1"><text:span text:style-name="T1">Obsoleted by: RFC 3232</text:span></text:p>
            </office:annotation>
            <text:p>IETF RFC 1700 (1994): Assigned Numbers, https://www.rfc-editor.org/info/rfc1700</text:p>
          </table:table-cell>
          <table:table-cell table:number-columns-repeated="1021"/>
        </table:table-row>
        <table:table-row table:style-name="ro3">
          <table:table-cell table:style-name="ce153" office:value-type="float" office:value="38" calcext:value-type="float">
            <text:p>38</text:p>
          </table:table-cell>
          <table:table-cell table:style-name="ce166" office:value-type="float" office:value="509" calcext:value-type="float">
            <text:p>509</text:p>
          </table:table-cell>
          <table:table-cell table:style-name="ce171" office:value-type="string" calcext:value-type="string">
            <office:annotation draw:style-name="gr3" draw:text-style-name="P2" svg:width="14.166cm" svg:height="0.953cm" svg:x="26.723cm" svg:y="18.832cm" draw:caption-point-x="-0.407cm" draw:caption-point-y="-0.81cm">
              <dc:date>2020-05-07T00:00:00</dc:date>
              <text:p text:style-name="P1"><text:span text:style-name="T1">Obsoleted by: RFC 4211</text:span></text:p>
            </office:annotation>
            <text:p>IETF RFC 2511 (1999): Internet X.509 Certificate Request Message Format, https://www.rfc-editor.org/info/rfc2511</text:p>
          </table:table-cell>
          <table:table-cell table:number-columns-repeated="1021"/>
        </table:table-row>
        <table:table-row table:style-name="ro3">
          <table:table-cell table:style-name="ce153" office:value-type="float" office:value="39" calcext:value-type="float">
            <text:p>39</text:p>
          </table:table-cell>
          <table:table-cell table:style-name="ce168" office:value-type="float" office:value="524" calcext:value-type="float">
            <text:p>524</text:p>
          </table:table-cell>
          <table:table-cell table:style-name="ce169" office:value-type="string" calcext:value-type="string">
            <office:annotation draw:style-name="gr7" draw:text-style-name="P2" svg:width="14.166cm" svg:height="2.063cm" svg:x="26.723cm" svg:y="19.32cm" draw:caption-point-x="-0.407cm" draw:caption-point-y="-0.811cm">
              <dc:date>2020-05-07T00:00:00</dc:date>
              <text:p text:style-name="P1"><text:span text:style-name="T1">32 links</text:span></text:p>
              <text:p text:style-name="P1"><text:span text:style-name="T1"/></text:p>
              <text:p text:style-name="P1"><text:span text:style-name="T1">Obsoleted by: RFC 2616</text:span></text:p>
            </office:annotation>
            <text:p>IETF RFC 2068 (1997): Hypertext Transfer Protocol -- HTTP/1.1, https://www.rfc-editor.org/info/rfc2068</text:p>
          </table:table-cell>
          <table:table-cell table:number-columns-repeated="1021"/>
        </table:table-row>
        <table:table-row table:style-name="ro3">
          <table:table-cell table:style-name="ce153" office:value-type="float" office:value="40" calcext:value-type="float">
            <text:p>40</text:p>
          </table:table-cell>
          <table:table-cell table:style-name="ce166" office:value-type="float" office:value="550" calcext:value-type="float">
            <text:p>550</text:p>
          </table:table-cell>
          <table:table-cell table:style-name="ce171" office:value-type="string" calcext:value-type="string">
            <office:annotation draw:style-name="gr1" draw:text-style-name="P2" svg:width="14.166cm" svg:height="0.952cm" svg:x="26.723cm" svg:y="19.807cm" draw:caption-point-x="-0.407cm" draw:caption-point-y="-0.811cm">
              <dc:date>2020-05-07T00:00:00</dc:date>
              <text:p text:style-name="P1"><text:span text:style-name="T1">Obsoleted by: RFC 960</text:span></text:p>
            </office:annotation>
            <text:p>IETF RFC 943 (1985): Assigned numbers, https://www.rfc-editor.org/info/rfc943</text:p>
          </table:table-cell>
          <table:table-cell table:number-columns-repeated="1021"/>
        </table:table-row>
        <table:table-row table:style-name="ro3">
          <table:table-cell table:style-name="ce153" office:value-type="float" office:value="41" calcext:value-type="float">
            <text:p>41</text:p>
          </table:table-cell>
          <table:table-cell table:style-name="ce168" office:value-type="float" office:value="607" calcext:value-type="float">
            <text:p>607</text:p>
          </table:table-cell>
          <table:table-cell table:style-name="ce169" office:value-type="string" calcext:value-type="string">
            <office:annotation draw:style-name="gr4" draw:text-style-name="P2" svg:width="14.166cm" svg:height="2.064cm" svg:x="26.723cm" svg:y="20.293cm" draw:caption-point-x="-0.407cm" draw:caption-point-y="-0.81cm">
              <dc:date>2020-05-07T00:00:00</dc:date>
              <text:p text:style-name="P1"><text:span text:style-name="T1">14 links</text:span></text:p>
              <text:p text:style-name="P1"><text:span text:style-name="T1"/></text:p>
              <text:p text:style-name="P1"><text:span text:style-name="T1">Obsoleted by: RFC 3191</text:span></text:p>
            </office:annotation>
            <text:p>IETF RFC 2303 (1998): Minimal PSTN address format in Internet Mail, https://www.rfc-editor.org/info/rfc2303</text:p>
          </table:table-cell>
          <table:table-cell table:number-columns-repeated="1021"/>
        </table:table-row>
        <table:table-row table:style-name="ro3">
          <table:table-cell table:style-name="ce153" office:value-type="float" office:value="42" calcext:value-type="float">
            <text:p>42</text:p>
          </table:table-cell>
          <table:table-cell table:style-name="ce165" office:value-type="float" office:value="612" calcext:value-type="float">
            <text:p>612</text:p>
          </table:table-cell>
          <table:table-cell table:style-name="ce169" office:value-type="string" calcext:value-type="string">
            <office:annotation draw:style-name="gr2" draw:text-style-name="P2" svg:width="14.166cm" svg:height="1.508cm" svg:x="26.723cm" svg:y="20.781cm" draw:caption-point-x="-0.407cm" draw:caption-point-y="-0.811cm">
              <dc:date>2020-05-07T00:00:00</dc:date>
              <text:p text:style-name="P1"><text:span text:style-name="T1">Obsoleted by RFC 6149</text:span></text:p>
              <text:p text:style-name="P1"><text:span text:style-name="T1">4 reference</text:span></text:p>
            </office:annotation>
            <text:p>IETF RFC 1319 (1992): The MD2 Message-Digest Algorithm, https://www.rfc-editor.org/info/rfc1319</text:p>
          </table:table-cell>
          <table:table-cell table:number-columns-repeated="1021"/>
        </table:table-row>
        <table:table-row table:style-name="ro3">
          <table:table-cell table:style-name="ce153" office:value-type="float" office:value="43" calcext:value-type="float">
            <text:p>43</text:p>
          </table:table-cell>
          <table:table-cell table:style-name="ce165" office:value-type="float" office:value="614" calcext:value-type="float">
            <text:p>614</text:p>
          </table:table-cell>
          <table:table-cell table:style-name="ce169" office:value-type="string" calcext:value-type="string">
            <office:annotation draw:style-name="gr3" draw:text-style-name="P2" svg:width="14.166cm" svg:height="0.953cm" svg:x="26.723cm" svg:y="21.267cm" draw:caption-point-x="-0.407cm" draw:caption-point-y="-0.81cm">
              <dc:date>2020-05-07T00:00:00</dc:date>
              <text:p text:style-name="P1"><text:span text:style-name="T1">Superseded by FIPS 46-3, withdrawn on May 19, 2005.</text:span></text:p>
            </office:annotation>
            <text:p>NIST FIPS PUB 46-2: Data Encryption Standard. December 30, 1993, https://csrc.nist.gov/publications/detail/fips/46/2/archive/1993-12-30</text:p>
          </table:table-cell>
          <table:table-cell table:number-columns-repeated="1021"/>
        </table:table-row>
        <table:table-row table:style-name="ro3">
          <table:table-cell table:style-name="ce153" office:value-type="float" office:value="44" calcext:value-type="float">
            <text:p>44</text:p>
          </table:table-cell>
          <table:table-cell table:style-name="ce165" office:value-type="float" office:value="615" calcext:value-type="float">
            <text:p>615</text:p>
          </table:table-cell>
          <table:table-cell table:style-name="ce169" office:value-type="string" calcext:value-type="string">
            <office:annotation draw:style-name="gr1" draw:text-style-name="P2" svg:width="14.166cm" svg:height="0.952cm" svg:x="26.723cm" svg:y="21.754cm" draw:caption-point-x="-0.407cm" draw:caption-point-y="-0.811cm">
              <dc:date>2020-05-07T00:00:00</dc:date>
              <text:p text:style-name="P1"><text:span text:style-name="T1">Withdrawn on May 19, 2005</text:span></text:p>
            </office:annotation>
            <text:p>NIST FIPS PUB 81: DES Modes of Operation. December 2, 1980, https://csrc.nist.gov/publications/detail/fips/81/archive/1980-12-02</text:p>
          </table:table-cell>
          <table:table-cell table:number-columns-repeated="1021"/>
        </table:table-row>
        <table:table-row table:style-name="ro3">
          <table:table-cell table:style-name="ce153" office:value-type="float" office:value="45" calcext:value-type="float">
            <text:p>45</text:p>
          </table:table-cell>
          <table:table-cell table:style-name="ce165" office:value-type="float" office:value="617" calcext:value-type="float">
            <text:p>617</text:p>
          </table:table-cell>
          <table:table-cell table:style-name="ce169" office:value-type="string" calcext:value-type="string">
            <office:annotation draw:style-name="gr1" draw:text-style-name="P2" svg:width="14.166cm" svg:height="0.952cm" svg:x="26.723cm" svg:y="22.241cm" draw:caption-point-x="-0.407cm" draw:caption-point-y="-0.811cm">
              <dc:date>2020-05-07T00:00:00</dc:date>
              <text:p text:style-name="P1"><text:span text:style-name="T1">Updated by RFC 2559, obsoleted by RFC 3494</text:span></text:p>
            </office:annotation>
            <text:p>IETF RFC 1778 (1995): The String Representation of Standard Attribute Syntaxes, https://www.rfc-editor.org/info/rfc1778</text:p>
          </table:table-cell>
          <table:table-cell table:number-columns-repeated="1021"/>
        </table:table-row>
        <table:table-row table:style-name="ro3">
          <table:table-cell table:style-name="ce153" office:value-type="float" office:value="46" calcext:value-type="float">
            <text:p>46</text:p>
          </table:table-cell>
          <table:table-cell table:style-name="ce165" office:value-type="float" office:value="621" calcext:value-type="float">
            <text:p>621</text:p>
          </table:table-cell>
          <table:table-cell table:style-name="ce169" office:value-type="string" calcext:value-type="string">
            <office:annotation draw:style-name="gr4" draw:text-style-name="P2" svg:width="14.166cm" svg:height="2.064cm" svg:x="26.723cm" svg:y="22.727cm" draw:caption-point-x="-0.407cm" draw:caption-point-y="-0.81cm">
              <dc:date>2020-05-07T00:00:00</dc:date>
              <text:p text:style-name="P1"><text:span text:style-name="T1">no references to regulatory documents</text:span></text:p>
              <text:p text:style-name="P1"><text:span text:style-name="T1"/></text:p>
              <text:p text:style-name="P1"><text:span text:style-name="T1">Obsoleted by RFC 5536, RFC 5537 <text:s/></text:span></text:p>
            </office:annotation>
            <text:p>IETF RFC 1036 (1987): Standard for interchange of USENET messages, https://www.rfc-editor.org/info/rfc1036</text:p>
          </table:table-cell>
          <table:table-cell table:number-columns-repeated="1021"/>
        </table:table-row>
        <table:table-row table:style-name="ro3">
          <table:table-cell table:style-name="ce153" office:value-type="float" office:value="47" calcext:value-type="float">
            <text:p>47</text:p>
          </table:table-cell>
          <table:table-cell table:style-name="ce168" office:value-type="float" office:value="625" calcext:value-type="float">
            <text:p>625</text:p>
          </table:table-cell>
          <table:table-cell table:style-name="ce169" office:value-type="string" calcext:value-type="string">
            <office:annotation draw:style-name="gr6" draw:text-style-name="P2" svg:width="14.166cm" svg:height="3.175cm" svg:x="26.723cm" svg:y="23.215cm" draw:caption-point-x="-0.407cm" draw:caption-point-y="-0.811cm">
              <dc:date>2020-05-07T00:00:00</dc:date>
              <text:p text:style-name="P1"><text:span text:style-name="T1">9 references</text:span></text:p>
              <text:p text:style-name="P1"><text:span text:style-name="T1"/></text:p>
              <text:p text:style-name="P1"><text:span text:style-name="T1">Obsoleted by: RFC 8200</text:span></text:p>
              <text:p text:style-name="P1"><text:span text:style-name="T1"/></text:p>
              <text:p text:style-name="P1"><text:span text:style-name="T1">Updated by: RFC 5095, RFC 5722, RFC 5871, RFC 6437, RFC 6564, RFC 6935, RFC 6946, RFC 7045, RFC 7112</text:span></text:p>
            </office:annotation>
            <text:p>IETF RFC 2460 (1998): Internet Protocol, Version 6 (IPv6) Specification, https://www.rfc-editor.org/info/rfc2460</text:p>
          </table:table-cell>
          <table:table-cell table:number-columns-repeated="1021"/>
        </table:table-row>
        <table:table-row table:style-name="ro3">
          <table:table-cell table:style-name="ce153" office:value-type="float" office:value="48" calcext:value-type="float">
            <text:p>48</text:p>
          </table:table-cell>
          <table:table-cell table:style-name="ce168" office:value-type="float" office:value="626" calcext:value-type="float">
            <text:p>626</text:p>
          </table:table-cell>
          <table:table-cell table:style-name="ce169" office:value-type="string" calcext:value-type="string">
            <office:annotation draw:style-name="gr7" draw:text-style-name="P2" svg:width="14.166cm" svg:height="2.063cm" svg:x="26.723cm" svg:y="23.702cm" draw:caption-point-x="-0.407cm" draw:caption-point-y="-0.811cm">
              <dc:date>2020-05-07T00:00:00</dc:date>
              <text:p text:style-name="P1"><text:span text:style-name="T1">14 references</text:span></text:p>
              <text:p text:style-name="P1"><text:span text:style-name="T1"/></text:p>
              <text:p text:style-name="P1"><text:span text:style-name="T1">Obsoleted by: RFC 5272</text:span></text:p>
            </office:annotation>
            <text:p>IETF RFC 2797 (2000): Certificate Management Messages over CMS, https://www.rfc-editor.org/info/rfc2797</text:p>
          </table:table-cell>
          <table:table-cell table:number-columns-repeated="1021"/>
        </table:table-row>
        <table:table-row table:style-name="ro3">
          <table:table-cell table:style-name="ce153" office:value-type="float" office:value="49" calcext:value-type="float">
            <text:p>49</text:p>
          </table:table-cell>
          <table:table-cell table:style-name="ce168" office:value-type="float" office:value="627" calcext:value-type="float">
            <text:p>627</text:p>
          </table:table-cell>
          <table:table-cell table:style-name="ce169" office:value-type="string" calcext:value-type="string">
            <office:annotation draw:style-name="gr11" draw:text-style-name="P2" svg:width="14.166cm" svg:height="4.286cm" svg:x="26.723cm" svg:y="24.188cm" draw:caption-point-x="-0.407cm" draw:caption-point-y="-0.81cm">
              <dc:date>2020-05-07T00:00:00</dc:date>
              <text:p text:style-name="P1"><text:span text:style-name="T1">34 references</text:span></text:p>
              <text:p text:style-name="P1"><text:span text:style-name="T1"/></text:p>
              <text:p text:style-name="P1"><text:span text:style-name="T1">Obsoleted by: RFC 5321</text:span></text:p>
              <text:p text:style-name="P1"><text:span text:style-name="T1"/></text:p>
              <text:p text:style-name="P1"><text:span text:style-name="T1">Updated by: RFC 5336</text:span></text:p>
              <text:p text:style-name="P1"><text:span text:style-name="T1"/></text:p>
              <text:p text:style-name="P1"><text:span text:style-name="T1"/></text:p>
            </office:annotation>
            <text:p>IETF RFC 2821 (2001): Simple Mail Transfer Protocol, https://www.rfc-editor.org/info/rfc2821</text:p>
          </table:table-cell>
          <table:table-cell table:number-columns-repeated="1021"/>
        </table:table-row>
        <table:table-row table:style-name="ro3">
          <table:table-cell table:style-name="ce153" office:value-type="float" office:value="50" calcext:value-type="float">
            <text:p>50</text:p>
          </table:table-cell>
          <table:table-cell table:style-name="ce168" office:value-type="float" office:value="628" calcext:value-type="float">
            <text:p>628</text:p>
          </table:table-cell>
          <table:table-cell table:style-name="ce169" office:value-type="string" calcext:value-type="string">
            <office:annotation draw:style-name="gr7" draw:text-style-name="P2" svg:width="14.166cm" svg:height="2.063cm" svg:x="26.723cm" svg:y="24.675cm" draw:caption-point-x="-0.407cm" draw:caption-point-y="-0.811cm">
              <dc:date>2020-05-07T00:00:00</dc:date>
              <text:p text:style-name="P1"><text:span text:style-name="T1">6 references</text:span></text:p>
              <text:p text:style-name="P1"><text:span text:style-name="T1"/></text:p>
              <text:p text:style-name="P1"><text:span text:style-name="T1">Obsoleted by: RFC 5890, RFC 5891</text:span></text:p>
            </office:annotation>
            <text:p>IETF RFC 3490 (2003): Internationalizing Domain Names in Applications (IDNA), https://www.rfc-editor.org/info/rfc3490</text:p>
          </table:table-cell>
          <table:table-cell table:number-columns-repeated="1021"/>
        </table:table-row>
        <table:table-row table:style-name="ro3">
          <table:table-cell table:style-name="ce153" office:value-type="float" office:value="51" calcext:value-type="float">
            <text:p>51</text:p>
          </table:table-cell>
          <table:table-cell table:style-name="ce168" office:value-type="float" office:value="637" calcext:value-type="float">
            <text:p>637</text:p>
          </table:table-cell>
          <table:table-cell table:style-name="ce169" office:value-type="string" calcext:value-type="string">
            <office:annotation draw:style-name="gr4" draw:text-style-name="P2" svg:width="14.166cm" svg:height="2.064cm" svg:x="26.723cm" svg:y="25.161cm" draw:caption-point-x="-0.407cm" draw:caption-point-y="-0.81cm">
              <dc:date>2020-05-07T00:00:00</dc:date>
              <text:p text:style-name="P1"><text:span text:style-name="T1">1 reference</text:span></text:p>
              <text:p text:style-name="P1"><text:span text:style-name="T1"/></text:p>
              <text:p text:style-name="P1"><text:span text:style-name="T1">Obsoleted by: RFC 8126</text:span></text:p>
            </office:annotation>
            <text:p>IETF RFC 5226 (2008): Guidelines for Writing an IANA Considerations Section in RFCs, https://www.rfc-editor.org/info/rfc5226</text:p>
          </table:table-cell>
          <table:table-cell table:number-columns-repeated="1021"/>
        </table:table-row>
        <table:table-row table:style-name="ro3">
          <table:table-cell table:style-name="ce153" office:value-type="float" office:value="52" calcext:value-type="float">
            <text:p>52</text:p>
          </table:table-cell>
          <table:table-cell table:style-name="ce168" office:value-type="float" office:value="654" calcext:value-type="float">
            <text:p>654</text:p>
          </table:table-cell>
          <table:table-cell table:style-name="ce169" office:value-type="string" calcext:value-type="string">
            <office:annotation draw:style-name="gr4" draw:text-style-name="P2" svg:width="14.166cm" svg:height="2.064cm" svg:x="26.723cm" svg:y="25.649cm" draw:caption-point-x="-0.407cm" draw:caption-point-y="-0.811cm">
              <dc:date>2020-05-07T00:00:00</dc:date>
              <text:p text:style-name="P1"><text:span text:style-name="T1">8 references</text:span></text:p>
              <text:p text:style-name="P1"><text:span text:style-name="T1"/></text:p>
              <text:p text:style-name="P1"><text:span text:style-name="T1">Obsoleted by: RFC 6838</text:span></text:p>
            </office:annotation>
            <text:p>IETF RFC 4288 (2005): Media Type Specifications and Registration Procedures, https://www.rfc-editor.org/info/rfc4288</text:p>
          </table:table-cell>
          <table:table-cell table:number-columns-repeated="1021"/>
        </table:table-row>
        <table:table-row table:style-name="ro3">
          <table:table-cell table:style-name="ce153" office:value-type="float" office:value="53" calcext:value-type="float">
            <text:p>53</text:p>
          </table:table-cell>
          <table:table-cell table:style-name="ce168" office:value-type="float" office:value="659" calcext:value-type="float">
            <text:p>659</text:p>
          </table:table-cell>
          <table:table-cell table:style-name="ce169" office:value-type="string" calcext:value-type="string">
            <office:annotation draw:style-name="gr7" draw:text-style-name="P2" svg:width="14.166cm" svg:height="2.063cm" svg:x="26.723cm" svg:y="26.136cm" draw:caption-point-x="-0.407cm" draw:caption-point-y="-0.811cm">
              <dc:date>2020-05-07T00:00:00</dc:date>
              <text:p text:style-name="P1"><text:span text:style-name="T1">34 references</text:span></text:p>
              <text:p text:style-name="P1"><text:span text:style-name="T1"/></text:p>
              <text:p text:style-name="P1"><text:span text:style-name="T1">Obsoleted by: RFC 7826</text:span></text:p>
            </office:annotation>
            <text:p>IETF RFC 2326 (1998): Real Time Streaming Protocol (RTSP), https://www.rfc-editor.org/info/rfc2326</text:p>
          </table:table-cell>
          <table:table-cell table:number-columns-repeated="1021"/>
        </table:table-row>
        <table:table-row table:style-name="ro3" table:number-rows-repeated="963">
          <table:table-cell table:style-name="ce153"/>
          <table:table-cell table:number-columns-repeated="1023"/>
        </table:table-row>
        <table:table-row table:style-name="ro5" table:number-rows-repeated="1047559">
          <table:table-cell table:number-columns-repeated="1024"/>
        </table:table-row>
        <table:table-row table:style-name="ro5">
          <table:table-cell table:number-columns-repeated="1024"/>
        </table:table-row>
      </table:table>
      <table:table table:name="Legend" table:style-name="ta5">
        <office:forms form:automatic-focus="false" form:apply-design-mode="false"/>
        <table:table-column table:style-name="co14" table:default-cell-style-name="Default"/>
        <table:table-column table:style-name="co5" table:number-columns-repeated="1023" table:default-cell-style-name="Default"/>
        <table:table-row table:style-name="ro3">
          <table:table-cell table:style-name="ce65" office:value-type="string" calcext:value-type="string">
            <text:p>processed documents</text:p>
          </table:table-cell>
          <table:table-cell table:number-columns-repeated="1023"/>
        </table:table-row>
        <table:table-row table:style-name="ro3">
          <table:table-cell table:style-name="ce73" office:value-type="string" calcext:value-type="string">
            <text:p>documents to be inspected</text:p>
          </table:table-cell>
          <table:table-cell table:number-columns-repeated="1023"/>
        </table:table-row>
        <table:table-row table:style-name="ro3">
          <table:table-cell table:style-name="ce157" office:value-type="string" calcext:value-type="string">
            <text:p>Not available</text:p>
          </table:table-cell>
          <table:table-cell table:number-columns-repeated="1023"/>
        </table:table-row>
        <table:table-row table:style-name="ro3">
          <table:table-cell table:style-name="ce69" office:value-type="string" calcext:value-type="string">
            <text:p>Withdrawn, obsoleted or inactive</text:p>
          </table:table-cell>
          <table:table-cell table:number-columns-repeated="1023"/>
        </table:table-row>
        <table:table-row table:style-name="ro5" table:number-rows-repeated="1048570">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12:00:26.69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fs_20_Tree" style:display-name="PageStyle_Refs Tree" style:page-layout-name="Mpm3">
      <style:header style:display="false"/>
      <style:header-left style:display="false"/>
      <style:footer style:display="false"/>
      <style:footer-left style:display="false"/>
    </style:master-page>
    <style:master-page style:name="PageStyle_5f_Not_20_available" style:display-name="PageStyle_Not available" style:page-layout-name="Mpm3">
      <style:header style:display="false"/>
      <style:header-left style:display="false"/>
      <style:footer style:display="false"/>
      <style:footer-left style:display="false"/>
    </style:master-page>
    <style:master-page style:name="PageStyle_5f_Withdrawn" style:display-name="PageStyle_Withdrawn" style:page-layout-name="Mpm3">
      <style:header style:display="false"/>
      <style:header-left style:display="false"/>
      <style:footer style:display="false"/>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0-05-08T12:04:22.257000000</dc:date>
    <meta:editing-duration>PT12M54S</meta:editing-duration>
    <meta:editing-cycles>2</meta:editing-cycles>
    <dc:subject>SafeDocs</dc:subject>
    <dc:title>PDF 2.0 Normative References Tree</dc:title>
    <dc:description>This material is based upon work supported by the Defense Advanced Research Projects Agency (DARPA) under Contract No. HR001119C0079. Any opinions, findings and conclusions or recommendations expressed in this material are those of the author(s) and do not necessarily reflect the views of the Defense Advanced Research Projects Agency (DARPA). Approved for public release.</dc:description>
    <meta:document-statistic meta:table-count="4" meta:cell-count="4502" meta:object-count="0"/>
  </office:meta>
</office:document-meta>
</file>